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fo:font-weight="normal" officeooo:rsid="103e5c2e" officeooo:paragraph-rsid="103e5c2e" style:font-weight-asian="normal" style:font-weight-complex="normal"/>
    </style:style>
    <style:style style:name="P41" style:family="paragraph" style:parent-style-name="Standard">
      <style:text-properties fo:font-weight="normal" officeooo:rsid="12c0bf65" officeooo:paragraph-rsid="12c0bf65" style:font-weight-asian="normal" style:font-weight-complex="normal"/>
    </style:style>
    <style:style style:name="P42" style:family="paragraph" style:parent-style-name="Standard">
      <style:text-properties officeooo:rsid="00fa1fc4" officeooo:paragraph-rsid="00fa1fc4"/>
    </style:style>
    <style:style style:name="P43" style:family="paragraph" style:parent-style-name="Standard">
      <style:text-properties officeooo:rsid="002bf725" officeooo:paragraph-rsid="002bf725"/>
    </style:style>
    <style:style style:name="P44" style:family="paragraph" style:parent-style-name="Standard">
      <style:text-properties officeooo:rsid="0111a231" officeooo:paragraph-rsid="0111a231"/>
    </style:style>
    <style:style style:name="P45" style:family="paragraph" style:parent-style-name="Standard">
      <style:text-properties officeooo:rsid="0125f43e" officeooo:paragraph-rsid="0125f43e"/>
    </style:style>
    <style:style style:name="P46"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7" style:family="paragraph" style:parent-style-name="Standard">
      <style:text-properties fo:font-style="italic" officeooo:paragraph-rsid="1254b6dc" style:font-style-asian="italic" style:font-style-complex="italic"/>
    </style:style>
    <style:style style:name="P48"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9"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50" style:family="paragraph" style:parent-style-name="Standard">
      <style:text-properties style:font-name="Liberation Serif" fo:font-size="12pt" officeooo:rsid="0111a231" officeooo:paragraph-rsid="0111a231" style:font-size-asian="10.5pt" style:font-size-complex="12pt"/>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49131f6" officeooo:paragraph-rsid="049131f6"/>
    </style:style>
    <style:style style:name="P54" style:family="paragraph" style:parent-style-name="Standard">
      <style:paragraph-properties fo:text-align="start" style:justify-single-word="false"/>
      <style:text-properties officeooo:rsid="049131f6" officeooo:paragraph-rsid="049131f6"/>
    </style:style>
    <style:style style:name="P55" style:family="paragraph" style:parent-style-name="Standard">
      <style:paragraph-properties fo:text-align="end" style:justify-single-word="false"/>
    </style:style>
    <style:style style:name="P56" style:family="paragraph" style:parent-style-name="Standard">
      <style:text-properties officeooo:paragraph-rsid="0234f024"/>
    </style:style>
    <style:style style:name="P57"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8"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9"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1"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2"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3"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4" style:family="paragraph" style:parent-style-name="Standard">
      <style:text-properties officeooo:paragraph-rsid="052a3994"/>
    </style:style>
    <style:style style:name="P65" style:family="paragraph" style:parent-style-name="Standard">
      <style:text-properties officeooo:rsid="075fb756" officeooo:paragraph-rsid="075fb756"/>
    </style:style>
    <style:style style:name="P66" style:family="paragraph" style:parent-style-name="Standard">
      <style:text-properties officeooo:rsid="075fb756" officeooo:paragraph-rsid="124d955d"/>
    </style:style>
    <style:style style:name="P67" style:family="paragraph" style:parent-style-name="Standard">
      <style:text-properties officeooo:rsid="079d3c1d" officeooo:paragraph-rsid="079d3c1d"/>
    </style:style>
    <style:style style:name="P68" style:family="paragraph" style:parent-style-name="Standard">
      <style:text-properties officeooo:rsid="01cf912e" officeooo:paragraph-rsid="01cf912e"/>
    </style:style>
    <style:style style:name="P69" style:family="paragraph" style:parent-style-name="Standard">
      <style:text-properties officeooo:rsid="09f1b92f" officeooo:paragraph-rsid="09f1b92f"/>
    </style:style>
    <style:style style:name="P70" style:family="paragraph" style:parent-style-name="Standard">
      <style:text-properties officeooo:paragraph-rsid="09f359e0"/>
    </style:style>
    <style:style style:name="P71" style:family="paragraph" style:parent-style-name="Standard">
      <style:text-properties officeooo:rsid="0a7b8727" officeooo:paragraph-rsid="0a7b8727"/>
    </style:style>
    <style:style style:name="P72" style:family="paragraph" style:parent-style-name="Standard">
      <style:text-properties officeooo:rsid="0a7ca497" officeooo:paragraph-rsid="0a7ca497"/>
    </style:style>
    <style:style style:name="P73"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4" style:family="paragraph" style:parent-style-name="Standard">
      <style:text-properties officeooo:rsid="07620a69" officeooo:paragraph-rsid="07620a69"/>
    </style:style>
    <style:style style:name="P75"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6"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129ff1bd" officeooo:paragraph-rsid="129ff1bd" style:font-size-asian="10pt" style:font-style-asian="normal" style:font-weight-asian="normal" style:font-size-complex="10pt"/>
    </style:style>
    <style:style style:name="P79"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101253bb" officeooo:paragraph-rsid="101549a0"/>
    </style:style>
    <style:style style:name="P87" style:family="paragraph" style:parent-style-name="Standard">
      <style:text-properties officeooo:paragraph-rsid="101f82fc"/>
    </style:style>
    <style:style style:name="P88" style:family="paragraph" style:parent-style-name="Standard">
      <style:text-properties officeooo:rsid="00bc4111" officeooo:paragraph-rsid="00bc4111"/>
    </style:style>
    <style:style style:name="P89" style:family="paragraph" style:parent-style-name="Standard">
      <style:text-properties officeooo:rsid="101f82fc"/>
    </style:style>
    <style:style style:name="P90" style:family="paragraph" style:parent-style-name="Standard">
      <style:text-properties officeooo:rsid="101f82fc" officeooo:paragraph-rsid="101f82fc"/>
    </style:style>
    <style:style style:name="P91" style:family="paragraph" style:parent-style-name="Standard">
      <style:text-properties officeooo:paragraph-rsid="1034024b"/>
    </style:style>
    <style:style style:name="P92" style:family="paragraph" style:parent-style-name="Standard">
      <style:text-properties officeooo:paragraph-rsid="10351029"/>
    </style:style>
    <style:style style:name="P93" style:family="paragraph" style:parent-style-name="Standard">
      <style:text-properties officeooo:paragraph-rsid="10376de9"/>
    </style:style>
    <style:style style:name="P94" style:family="paragraph" style:parent-style-name="Standard">
      <style:text-properties officeooo:rsid="1037871c" officeooo:paragraph-rsid="1037871c"/>
    </style:style>
    <style:style style:name="P95" style:family="paragraph" style:parent-style-name="Standard">
      <style:text-properties officeooo:rsid="1037871c" officeooo:paragraph-rsid="1037b55a"/>
    </style:style>
    <style:style style:name="P96" style:family="paragraph" style:parent-style-name="Standard">
      <style:text-properties officeooo:rsid="1037b55a" officeooo:paragraph-rsid="1037b55a"/>
    </style:style>
    <style:style style:name="P97" style:family="paragraph" style:parent-style-name="Standard">
      <style:text-properties officeooo:rsid="0236c74d" officeooo:paragraph-rsid="10453146"/>
    </style:style>
    <style:style style:name="P98" style:family="paragraph" style:parent-style-name="Standard">
      <style:text-properties officeooo:rsid="10351029" officeooo:paragraph-rsid="10351029"/>
    </style:style>
    <style:style style:name="P99" style:family="paragraph" style:parent-style-name="Standard">
      <style:text-properties officeooo:paragraph-rsid="1039d93a"/>
    </style:style>
    <style:style style:name="P100" style:family="paragraph" style:parent-style-name="Standard">
      <style:text-properties officeooo:paragraph-rsid="1027a8ba"/>
    </style:style>
    <style:style style:name="P101" style:family="paragraph" style:parent-style-name="Standard">
      <style:text-properties officeooo:rsid="10679c37" officeooo:paragraph-rsid="10679c37"/>
    </style:style>
    <style:style style:name="P102" style:family="paragraph" style:parent-style-name="Standard">
      <style:text-properties officeooo:rsid="10679c37" officeooo:paragraph-rsid="124d955d"/>
    </style:style>
    <style:style style:name="P103" style:family="paragraph" style:parent-style-name="Standard">
      <style:text-properties officeooo:rsid="1076f4e8" officeooo:paragraph-rsid="1076f4e8"/>
    </style:style>
    <style:style style:name="P104" style:family="paragraph" style:parent-style-name="Standard">
      <style:text-properties officeooo:rsid="10aa51f2" officeooo:paragraph-rsid="10ccb8b2"/>
    </style:style>
    <style:style style:name="P105" style:family="paragraph" style:parent-style-name="Standard">
      <style:text-properties officeooo:rsid="10aa51f2" officeooo:paragraph-rsid="12aa08ef"/>
    </style:style>
    <style:style style:name="P106" style:family="paragraph" style:parent-style-name="Standard">
      <style:text-properties officeooo:rsid="10aa51f2" officeooo:paragraph-rsid="12abb383"/>
    </style:style>
    <style:style style:name="P107" style:family="paragraph" style:parent-style-name="Standard">
      <style:text-properties officeooo:rsid="10c57643" officeooo:paragraph-rsid="10c57643"/>
    </style:style>
    <style:style style:name="P108" style:family="paragraph" style:parent-style-name="Standard">
      <style:text-properties officeooo:paragraph-rsid="10ccb8b2"/>
    </style:style>
    <style:style style:name="P109" style:family="paragraph" style:parent-style-name="Standard">
      <style:text-properties officeooo:rsid="10ab5d5a" officeooo:paragraph-rsid="10ccb8b2"/>
    </style:style>
    <style:style style:name="P110" style:family="paragraph" style:parent-style-name="Standard">
      <style:text-properties officeooo:rsid="10ab5d5a" officeooo:paragraph-rsid="12abb383"/>
    </style:style>
    <style:style style:name="P111" style:family="paragraph" style:parent-style-name="Standard">
      <style:text-properties officeooo:rsid="10b4100d" officeooo:paragraph-rsid="10ccb8b2"/>
    </style:style>
    <style:style style:name="P112" style:family="paragraph" style:parent-style-name="Standard">
      <style:text-properties officeooo:rsid="113ecbf8" officeooo:paragraph-rsid="113ecbf8"/>
    </style:style>
    <style:style style:name="P113" style:family="paragraph" style:parent-style-name="Standard">
      <style:text-properties officeooo:rsid="00230fde" officeooo:paragraph-rsid="00230fde"/>
    </style:style>
    <style:style style:name="P114" style:family="paragraph" style:parent-style-name="Standard">
      <style:text-properties officeooo:rsid="11552bb5" officeooo:paragraph-rsid="11552bb5"/>
    </style:style>
    <style:style style:name="P115" style:family="paragraph" style:parent-style-name="Standard">
      <style:text-properties officeooo:rsid="108c0e1b" officeooo:paragraph-rsid="108c0e1b"/>
    </style:style>
    <style:style style:name="P116" style:family="paragraph" style:parent-style-name="Standard">
      <style:text-properties officeooo:rsid="12053c40" officeooo:paragraph-rsid="12053c40"/>
    </style:style>
    <style:style style:name="P117" style:family="paragraph" style:parent-style-name="Standard">
      <style:paragraph-properties fo:text-align="start" style:justify-single-word="false"/>
      <style:text-properties officeooo:rsid="120a3cdf" officeooo:paragraph-rsid="120a3cdf"/>
    </style:style>
    <style:style style:name="P118" style:family="paragraph" style:parent-style-name="Standard">
      <style:text-properties officeooo:paragraph-rsid="121781a8"/>
    </style:style>
    <style:style style:name="P119" style:family="paragraph" style:parent-style-name="Standard">
      <style:text-properties officeooo:rsid="1220988c" officeooo:paragraph-rsid="1220988c"/>
    </style:style>
    <style:style style:name="P120" style:family="paragraph" style:parent-style-name="Standard">
      <style:text-properties officeooo:rsid="12395fbf" officeooo:paragraph-rsid="12395fbf"/>
    </style:style>
    <style:style style:name="P121" style:family="paragraph" style:parent-style-name="Standard">
      <style:text-properties officeooo:paragraph-rsid="10453146"/>
    </style:style>
    <style:style style:name="P122" style:family="paragraph" style:parent-style-name="Standard">
      <style:text-properties officeooo:paragraph-rsid="12470528"/>
    </style:style>
    <style:style style:name="P123" style:family="paragraph" style:parent-style-name="Standard">
      <style:text-properties officeooo:rsid="12386bb8" officeooo:paragraph-rsid="124d955d"/>
    </style:style>
    <style:style style:name="P124" style:family="paragraph" style:parent-style-name="Standard">
      <style:text-properties officeooo:paragraph-rsid="124d955d"/>
    </style:style>
    <style:style style:name="P125" style:family="paragraph" style:parent-style-name="Standard">
      <style:text-properties officeooo:rsid="002378ef" officeooo:paragraph-rsid="124eba6e"/>
    </style:style>
    <style:style style:name="P126" style:family="paragraph" style:parent-style-name="Standard">
      <style:text-properties officeooo:rsid="003b4026" officeooo:paragraph-rsid="124eba6e"/>
    </style:style>
    <style:style style:name="P127" style:family="paragraph" style:parent-style-name="Standard">
      <style:text-properties officeooo:rsid="0096821e" officeooo:paragraph-rsid="124eba6e"/>
    </style:style>
    <style:style style:name="P128" style:family="paragraph" style:parent-style-name="Standard">
      <style:text-properties officeooo:rsid="0fedd881" officeooo:paragraph-rsid="124eba6e"/>
    </style:style>
    <style:style style:name="P129" style:family="paragraph" style:parent-style-name="Standard">
      <style:text-properties officeooo:rsid="0ff622f3" officeooo:paragraph-rsid="124eba6e"/>
    </style:style>
    <style:style style:name="P130" style:family="paragraph" style:parent-style-name="Standard">
      <style:text-properties officeooo:rsid="007f9437" officeooo:paragraph-rsid="124eba6e"/>
    </style:style>
    <style:style style:name="P131" style:family="paragraph" style:parent-style-name="Standard">
      <style:text-properties officeooo:paragraph-rsid="124eba6e"/>
    </style:style>
    <style:style style:name="P132" style:family="paragraph" style:parent-style-name="Standard">
      <style:text-properties officeooo:rsid="122dfdb9" officeooo:paragraph-rsid="0241c9fe"/>
    </style:style>
    <style:style style:name="P133" style:family="paragraph" style:parent-style-name="Standard">
      <style:text-properties officeooo:rsid="10204772" officeooo:paragraph-rsid="124eba6e"/>
    </style:style>
    <style:style style:name="P134" style:family="paragraph" style:parent-style-name="Standard">
      <style:text-properties officeooo:rsid="101f92e9" officeooo:paragraph-rsid="124eba6e"/>
    </style:style>
    <style:style style:name="P135" style:family="paragraph" style:parent-style-name="Standard">
      <style:text-properties officeooo:rsid="10219459" officeooo:paragraph-rsid="124eba6e"/>
    </style:style>
    <style:style style:name="P136" style:family="paragraph" style:parent-style-name="Standard">
      <style:text-properties officeooo:rsid="122c3849" officeooo:paragraph-rsid="124eba6e"/>
    </style:style>
    <style:style style:name="P137" style:family="paragraph" style:parent-style-name="Standard">
      <style:text-properties officeooo:rsid="122d979b" officeooo:paragraph-rsid="124eba6e"/>
    </style:style>
    <style:style style:name="P138" style:family="paragraph" style:parent-style-name="Standard">
      <style:text-properties officeooo:rsid="124f4d54" officeooo:paragraph-rsid="124f4d54"/>
    </style:style>
    <style:style style:name="P139" style:family="paragraph" style:parent-style-name="Standard">
      <style:text-properties officeooo:rsid="125a7afd" officeooo:paragraph-rsid="125a7afd"/>
    </style:style>
    <style:style style:name="P140" style:family="paragraph" style:parent-style-name="Standard">
      <style:text-properties officeooo:rsid="125c62d5"/>
    </style:style>
    <style:style style:name="P141" style:family="paragraph" style:parent-style-name="Standard">
      <style:text-properties officeooo:rsid="1290d2cf" officeooo:paragraph-rsid="1290d2cf"/>
    </style:style>
    <style:style style:name="P142" style:family="paragraph" style:parent-style-name="Standard">
      <style:text-properties officeooo:rsid="1295f4b4" officeooo:paragraph-rsid="1295f4b4"/>
    </style:style>
    <style:style style:name="P143" style:family="paragraph" style:parent-style-name="Standard">
      <style:text-properties officeooo:rsid="103e5c2e" officeooo:paragraph-rsid="103e5c2e"/>
    </style:style>
    <style:style style:name="P144" style:family="paragraph" style:parent-style-name="Standard">
      <style:text-properties officeooo:rsid="10d5a152" officeooo:paragraph-rsid="12abb383"/>
    </style:style>
    <style:style style:name="P145" style:family="paragraph" style:parent-style-name="Standard">
      <style:text-properties officeooo:rsid="122fc9f9" officeooo:paragraph-rsid="12aa08ef"/>
    </style:style>
    <style:style style:name="P146" style:family="paragraph" style:parent-style-name="Standard">
      <style:text-properties officeooo:rsid="12310472" officeooo:paragraph-rsid="12aa08ef"/>
    </style:style>
    <style:style style:name="P147" style:family="paragraph" style:parent-style-name="Standard">
      <style:text-properties officeooo:paragraph-rsid="12aa08ef"/>
    </style:style>
    <style:style style:name="P148" style:family="paragraph" style:parent-style-name="Standard">
      <style:text-properties officeooo:rsid="02f895a5" officeooo:paragraph-rsid="02f895a5"/>
    </style:style>
    <style:style style:name="P149" style:family="paragraph" style:parent-style-name="Standard">
      <style:text-properties officeooo:paragraph-rsid="12ae34f5"/>
    </style:style>
    <style:style style:name="P150" style:family="paragraph" style:parent-style-name="Standard">
      <style:text-properties officeooo:rsid="12773441" officeooo:paragraph-rsid="12b1dcfb"/>
    </style:style>
    <style:style style:name="P151" style:family="paragraph" style:parent-style-name="Standard">
      <style:text-properties officeooo:rsid="12ba21bc" officeooo:paragraph-rsid="12ba21bc"/>
    </style:style>
    <style:style style:name="P152" style:family="paragraph" style:parent-style-name="Standard">
      <style:text-properties officeooo:rsid="12c0bf65" officeooo:paragraph-rsid="12c0bf65"/>
    </style:style>
    <style:style style:name="P153" style:family="paragraph" style:parent-style-name="Text_20_body">
      <style:text-properties officeooo:rsid="001a4a19" officeooo:paragraph-rsid="001a4a19"/>
    </style:style>
    <style:style style:name="P154" style:family="paragraph" style:parent-style-name="Text_20_body">
      <style:text-properties officeooo:rsid="001a4a19" officeooo:paragraph-rsid="016b839a"/>
    </style:style>
    <style:style style:name="P155" style:family="paragraph" style:parent-style-name="Text_20_body">
      <style:text-properties fo:font-style="italic" officeooo:rsid="001a4a19" officeooo:paragraph-rsid="001a4a19" style:font-style-asian="italic" style:font-style-complex="italic"/>
    </style:style>
    <style:style style:name="P156" style:family="paragraph" style:parent-style-name="Text_20_body">
      <style:text-properties fo:font-style="italic" officeooo:rsid="004223a8" officeooo:paragraph-rsid="004223a8" style:font-style-asian="italic" style:font-style-complex="italic"/>
    </style:style>
    <style:style style:name="P157" style:family="paragraph" style:parent-style-name="Text_20_body">
      <style:text-properties fo:font-style="italic" officeooo:rsid="0073817b" officeooo:paragraph-rsid="0073817b" style:font-style-asian="italic" style:font-style-complex="italic"/>
    </style:style>
    <style:style style:name="P158" style:family="paragraph" style:parent-style-name="Text_20_body">
      <style:text-properties fo:font-style="italic" officeooo:rsid="0073817b" officeooo:paragraph-rsid="104b374c" style:font-style-asian="italic" style:font-style-complex="italic"/>
    </style:style>
    <style:style style:name="P159" style:family="paragraph" style:parent-style-name="Text_20_body">
      <style:text-properties fo:font-style="italic" officeooo:rsid="0098ef9b" officeooo:paragraph-rsid="00993621" style:font-style-asian="italic" style:font-style-complex="italic"/>
    </style:style>
    <style:style style:name="P160" style:family="paragraph" style:parent-style-name="Text_20_body">
      <style:text-properties fo:font-style="italic" officeooo:rsid="015736d4" officeooo:paragraph-rsid="015736d4" style:font-style-asian="italic" style:font-style-complex="italic"/>
    </style:style>
    <style:style style:name="P161" style:family="paragraph" style:parent-style-name="Text_20_body">
      <style:text-properties fo:font-style="italic" officeooo:rsid="01947b64" officeooo:paragraph-rsid="01947b64" style:font-style-asian="italic" style:font-style-complex="italic"/>
    </style:style>
    <style:style style:name="P162" style:family="paragraph" style:parent-style-name="Text_20_body">
      <style:text-properties fo:font-style="italic" officeooo:rsid="021a0a19" officeooo:paragraph-rsid="021a0a19" style:font-style-asian="italic" style:font-style-complex="italic"/>
    </style:style>
    <style:style style:name="P163" style:family="paragraph" style:parent-style-name="Text_20_body">
      <style:text-properties fo:font-style="italic" officeooo:rsid="0532e35c" officeooo:paragraph-rsid="0532e35c" style:font-style-asian="italic" style:font-style-complex="italic"/>
    </style:style>
    <style:style style:name="P164" style:family="paragraph" style:parent-style-name="Text_20_body">
      <style:text-properties fo:font-style="italic" officeooo:rsid="0ee0113c" officeooo:paragraph-rsid="0ee0113c" style:font-style-asian="italic" style:font-style-complex="italic"/>
    </style:style>
    <style:style style:name="P165" style:family="paragraph" style:parent-style-name="Text_20_body">
      <style:text-properties fo:font-style="italic" officeooo:rsid="104b374c" officeooo:paragraph-rsid="104b374c" style:font-style-asian="italic" style:font-style-complex="italic"/>
    </style:style>
    <style:style style:name="P166" style:family="paragraph" style:parent-style-name="Text_20_body">
      <style:text-properties fo:font-style="italic" officeooo:rsid="0077e2b5" officeooo:paragraph-rsid="108e5899" style:font-style-asian="italic" style:font-style-complex="italic"/>
    </style:style>
    <style:style style:name="P167" style:family="paragraph" style:parent-style-name="Text_20_body">
      <style:text-properties fo:font-style="italic" officeooo:rsid="12389f5c" officeooo:paragraph-rsid="12389f5c" style:font-style-asian="italic" style:font-style-complex="italic"/>
    </style:style>
    <style:style style:name="P168" style:family="paragraph" style:parent-style-name="Text_20_body">
      <style:text-properties fo:font-style="italic" officeooo:rsid="126f5e4a" officeooo:paragraph-rsid="126f5e4a" style:font-style-asian="italic" style:font-style-complex="italic"/>
    </style:style>
    <style:style style:name="P169" style:family="paragraph" style:parent-style-name="Text_20_body">
      <style:text-properties fo:font-style="italic" officeooo:rsid="10b8e4e6" officeooo:paragraph-rsid="12abb383" style:font-style-asian="italic" style:font-style-complex="italic"/>
    </style:style>
    <style:style style:name="P170" style:family="paragraph" style:parent-style-name="Text_20_body">
      <style:text-properties fo:font-style="italic" officeooo:paragraph-rsid="12ab5d69" style:font-style-asian="italic" style:font-style-complex="italic"/>
    </style:style>
    <style:style style:name="P171" style:family="paragraph" style:parent-style-name="Text_20_body">
      <style:text-properties fo:font-style="italic" officeooo:rsid="12ac2ee8" officeooo:paragraph-rsid="12ac2ee8" style:font-style-asian="italic" style:font-style-complex="italic"/>
    </style:style>
    <style:style style:name="P172" style:family="paragraph" style:parent-style-name="Text_20_body">
      <style:text-properties fo:font-style="italic" officeooo:rsid="12c63042" officeooo:paragraph-rsid="12c63042" style:font-style-asian="italic" style:font-style-complex="italic"/>
    </style:style>
    <style:style style:name="P173" style:family="paragraph" style:parent-style-name="Text_20_body">
      <style:text-properties fo:font-style="italic" fo:font-weight="bold" style:font-style-asian="italic" style:font-weight-asian="bold" style:font-style-complex="italic" style:font-weight-complex="bold"/>
    </style:style>
    <style:style style:name="P17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75"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76"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7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7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7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8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81" style:family="paragraph" style:parent-style-name="Text_20_body">
      <style:text-properties fo:font-style="italic" fo:font-weight="bold" officeooo:rsid="06b0e114" officeooo:paragraph-rsid="12ab5d69" style:font-style-asian="italic" style:font-weight-asian="bold" style:font-style-complex="italic" style:font-weight-complex="bold"/>
    </style:style>
    <style:style style:name="P18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8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84" style:family="paragraph" style:parent-style-name="Text_20_body">
      <style:text-properties fo:font-style="italic" fo:font-weight="normal" officeooo:rsid="0e9cc06c" officeooo:paragraph-rsid="12ab5d69" style:font-style-asian="italic" style:font-weight-asian="normal" style:font-style-complex="italic" style:font-weight-complex="normal"/>
    </style:style>
    <style:style style:name="P185" style:family="paragraph" style:parent-style-name="Text_20_body">
      <style:text-properties officeooo:rsid="001c7e54" officeooo:paragraph-rsid="001c7e54"/>
    </style:style>
    <style:style style:name="P186" style:family="paragraph" style:parent-style-name="Text_20_body">
      <style:text-properties officeooo:rsid="001f596a" officeooo:paragraph-rsid="001f596a"/>
    </style:style>
    <style:style style:name="P18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88"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89"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90"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91"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92"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93"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94"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95"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6"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7"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98"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99"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200"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201"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202" style:family="paragraph" style:parent-style-name="Text_20_body">
      <style:text-properties fo:font-style="normal" officeooo:rsid="004223a8" officeooo:paragraph-rsid="004223a8" style:font-style-asian="normal" style:font-style-complex="normal"/>
    </style:style>
    <style:style style:name="P203" style:family="paragraph" style:parent-style-name="Text_20_body">
      <style:text-properties fo:font-style="normal" officeooo:rsid="00e731c3" officeooo:paragraph-rsid="00e731c3" style:font-style-asian="normal" style:font-style-complex="normal"/>
    </style:style>
    <style:style style:name="P204" style:family="paragraph" style:parent-style-name="Text_20_body">
      <style:text-properties fo:font-style="normal" officeooo:rsid="015736d4" officeooo:paragraph-rsid="015736d4" style:font-style-asian="normal" style:font-style-complex="normal"/>
    </style:style>
    <style:style style:name="P205" style:family="paragraph" style:parent-style-name="Text_20_body">
      <style:text-properties fo:font-style="normal" officeooo:rsid="01dee6a0" officeooo:paragraph-rsid="01dee6a0" style:font-style-asian="normal" style:font-style-complex="normal"/>
    </style:style>
    <style:style style:name="P206" style:family="paragraph" style:parent-style-name="Text_20_body">
      <style:text-properties fo:font-style="normal" officeooo:rsid="021a0a19" officeooo:paragraph-rsid="021a0a19" style:font-style-asian="normal" style:font-style-complex="normal"/>
    </style:style>
    <style:style style:name="P207" style:family="paragraph" style:parent-style-name="Text_20_body">
      <style:text-properties fo:font-style="normal" officeooo:rsid="0234f024" style:font-style-asian="normal" style:font-style-complex="normal"/>
    </style:style>
    <style:style style:name="P208" style:family="paragraph" style:parent-style-name="Text_20_body">
      <style:text-properties fo:font-style="normal" officeooo:rsid="02f7109c" officeooo:paragraph-rsid="02f7109c" style:font-style-asian="normal" style:font-style-complex="normal"/>
    </style:style>
    <style:style style:name="P209" style:family="paragraph" style:parent-style-name="Text_20_body">
      <style:text-properties fo:font-style="normal" officeooo:rsid="051f0c7f" officeooo:paragraph-rsid="051f0c7f" style:font-style-asian="normal" style:font-style-complex="normal"/>
    </style:style>
    <style:style style:name="P210" style:family="paragraph" style:parent-style-name="Text_20_body">
      <style:text-properties fo:font-style="normal" officeooo:rsid="066bdf73" officeooo:paragraph-rsid="066bdf73" style:font-style-asian="normal" style:font-style-complex="normal"/>
    </style:style>
    <style:style style:name="P211" style:family="paragraph" style:parent-style-name="Text_20_body">
      <style:text-properties fo:font-style="normal" officeooo:rsid="06803c26" officeooo:paragraph-rsid="06803c26" style:font-style-asian="normal" style:font-style-complex="normal"/>
    </style:style>
    <style:style style:name="P212" style:family="paragraph" style:parent-style-name="Text_20_body">
      <style:text-properties fo:font-style="normal" officeooo:rsid="06827a2c" officeooo:paragraph-rsid="06827a2c" style:font-style-asian="normal" style:font-style-complex="normal"/>
    </style:style>
    <style:style style:name="P213" style:family="paragraph" style:parent-style-name="Text_20_body">
      <style:text-properties fo:font-style="normal" officeooo:rsid="06992bee" officeooo:paragraph-rsid="06992bee" style:font-style-asian="normal" style:font-style-complex="normal"/>
    </style:style>
    <style:style style:name="P214" style:family="paragraph" style:parent-style-name="Text_20_body">
      <style:text-properties fo:font-style="normal" officeooo:rsid="0afb00be" officeooo:paragraph-rsid="0afb00be" style:font-style-asian="normal" style:font-style-complex="normal"/>
    </style:style>
    <style:style style:name="P215" style:family="paragraph" style:parent-style-name="Text_20_body">
      <style:text-properties fo:font-style="normal" officeooo:rsid="0bf5a5ee" officeooo:paragraph-rsid="0bf5a5ee" style:font-style-asian="normal" style:font-style-complex="normal"/>
    </style:style>
    <style:style style:name="P216" style:family="paragraph" style:parent-style-name="Text_20_body">
      <style:text-properties fo:font-style="normal" officeooo:rsid="0e46652b" officeooo:paragraph-rsid="0e483376" style:font-style-asian="normal" style:font-style-complex="normal"/>
    </style:style>
    <style:style style:name="P217" style:family="paragraph" style:parent-style-name="Text_20_body">
      <style:text-properties fo:font-style="normal" officeooo:rsid="066ae693" officeooo:paragraph-rsid="1050244c" style:font-style-asian="normal" style:font-style-complex="normal"/>
    </style:style>
    <style:style style:name="P218" style:family="paragraph" style:parent-style-name="Text_20_body">
      <style:text-properties fo:font-style="normal" officeooo:rsid="01cb23c4" officeooo:paragraph-rsid="01cb23c4" style:font-style-asian="normal" style:font-style-complex="normal"/>
    </style:style>
    <style:style style:name="P219" style:family="paragraph" style:parent-style-name="Text_20_body">
      <style:text-properties fo:font-style="normal" officeooo:rsid="1064311b" officeooo:paragraph-rsid="1064311b" style:font-style-asian="normal" style:font-style-complex="normal"/>
    </style:style>
    <style:style style:name="P220" style:family="paragraph" style:parent-style-name="Text_20_body">
      <style:text-properties fo:font-style="normal" officeooo:rsid="12053c40" officeooo:paragraph-rsid="12053c40" style:font-style-asian="normal" style:font-style-complex="normal"/>
    </style:style>
    <style:style style:name="P221" style:family="paragraph" style:parent-style-name="Text_20_body">
      <style:text-properties fo:font-style="normal" officeooo:rsid="1214ef89" officeooo:paragraph-rsid="1214ef89" style:font-style-asian="normal" style:font-style-complex="normal"/>
    </style:style>
    <style:style style:name="P222" style:family="paragraph" style:parent-style-name="Text_20_body">
      <style:text-properties fo:font-style="normal" officeooo:rsid="12389f5c" officeooo:paragraph-rsid="12389f5c" style:font-style-asian="normal" style:font-style-complex="normal"/>
    </style:style>
    <style:style style:name="P223" style:family="paragraph" style:parent-style-name="Text_20_body">
      <style:text-properties fo:font-style="normal" officeooo:rsid="01386224" officeooo:paragraph-rsid="00d7aebc" style:font-style-asian="normal" style:font-style-complex="normal"/>
    </style:style>
    <style:style style:name="P224" style:family="paragraph" style:parent-style-name="Text_20_body">
      <style:text-properties fo:font-style="normal" officeooo:rsid="008397dd" officeooo:paragraph-rsid="124d955d" style:font-style-asian="normal" style:font-style-complex="normal"/>
    </style:style>
    <style:style style:name="P225" style:family="paragraph" style:parent-style-name="Text_20_body">
      <style:text-properties fo:font-style="normal" officeooo:rsid="101f92e9" officeooo:paragraph-rsid="124eba6e" style:font-style-asian="normal" style:font-style-complex="normal"/>
    </style:style>
    <style:style style:name="P226" style:family="paragraph" style:parent-style-name="Text_20_body">
      <style:text-properties fo:font-style="normal" officeooo:rsid="022ed3e3" officeooo:paragraph-rsid="022ed3e3" style:font-style-asian="normal" style:font-style-complex="normal"/>
    </style:style>
    <style:style style:name="P227" style:family="paragraph" style:parent-style-name="Text_20_body">
      <style:text-properties fo:font-style="normal" officeooo:rsid="126bacd4" officeooo:paragraph-rsid="126bacd4" style:font-style-asian="normal" style:font-style-complex="normal"/>
    </style:style>
    <style:style style:name="P228" style:family="paragraph" style:parent-style-name="Text_20_body">
      <style:text-properties fo:font-style="normal" officeooo:rsid="12ac2ee8" officeooo:paragraph-rsid="12ac2ee8" style:font-style-asian="normal" style:font-style-complex="normal"/>
    </style:style>
    <style:style style:name="P229" style:family="paragraph" style:parent-style-name="Text_20_body">
      <style:text-properties fo:font-style="normal" officeooo:rsid="129cba07" officeooo:paragraph-rsid="129cba07" style:font-style-asian="normal" style:font-style-complex="normal"/>
    </style:style>
    <style:style style:name="P230" style:family="paragraph" style:parent-style-name="Text_20_body">
      <style:text-properties fo:font-style="normal" officeooo:rsid="12c63042" officeooo:paragraph-rsid="12c63042" style:font-style-asian="normal" style:font-style-complex="normal"/>
    </style:style>
    <style:style style:name="P231" style:family="paragraph" style:parent-style-name="Text_20_body">
      <style:text-properties fo:font-style="normal" officeooo:rsid="12c70875" officeooo:paragraph-rsid="12c70875" style:font-style-asian="normal" style:font-style-complex="normal"/>
    </style:style>
    <style:style style:name="P232"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33" style:family="paragraph" style:parent-style-name="Text_20_body">
      <style:text-properties officeooo:rsid="0028bbd3" officeooo:paragraph-rsid="0028bbd3"/>
    </style:style>
    <style:style style:name="P234" style:family="paragraph" style:parent-style-name="Text_20_body">
      <style:text-properties officeooo:rsid="002dd297" officeooo:paragraph-rsid="00a4a497"/>
    </style:style>
    <style:style style:name="P235" style:family="paragraph" style:parent-style-name="Text_20_body">
      <style:text-properties officeooo:rsid="002f1486" officeooo:paragraph-rsid="002f1486"/>
    </style:style>
    <style:style style:name="P236" style:family="paragraph" style:parent-style-name="Text_20_body">
      <style:text-properties officeooo:rsid="002f1486" officeooo:paragraph-rsid="00a4a497"/>
    </style:style>
    <style:style style:name="P237" style:family="paragraph" style:parent-style-name="Text_20_body">
      <style:text-properties officeooo:rsid="003e0fa5" officeooo:paragraph-rsid="003e0fa5"/>
    </style:style>
    <style:style style:name="P238" style:family="paragraph" style:parent-style-name="Text_20_body">
      <style:text-properties officeooo:rsid="003e0fa5" officeooo:paragraph-rsid="0045b1b7"/>
    </style:style>
    <style:style style:name="P239" style:family="paragraph" style:parent-style-name="Text_20_body">
      <style:text-properties officeooo:rsid="0043d059" officeooo:paragraph-rsid="0043d059"/>
    </style:style>
    <style:style style:name="P240" style:family="paragraph" style:parent-style-name="Text_20_body">
      <style:text-properties officeooo:rsid="00473082" officeooo:paragraph-rsid="00473082"/>
    </style:style>
    <style:style style:name="P241" style:family="paragraph" style:parent-style-name="Text_20_body">
      <style:text-properties officeooo:rsid="0048f213" officeooo:paragraph-rsid="0048f213"/>
    </style:style>
    <style:style style:name="P242" style:family="paragraph" style:parent-style-name="Text_20_body">
      <style:text-properties officeooo:rsid="004ab8a3" officeooo:paragraph-rsid="004ab8a3"/>
    </style:style>
    <style:style style:name="P243" style:family="paragraph" style:parent-style-name="Text_20_body">
      <style:text-properties officeooo:rsid="004e0ec9" officeooo:paragraph-rsid="004e0ec9"/>
    </style:style>
    <style:style style:name="P244" style:family="paragraph" style:parent-style-name="Text_20_body">
      <style:text-properties officeooo:rsid="004e8020" officeooo:paragraph-rsid="004e8020"/>
    </style:style>
    <style:style style:name="P245" style:family="paragraph" style:parent-style-name="Text_20_body">
      <style:text-properties officeooo:rsid="00504951" officeooo:paragraph-rsid="00504951"/>
    </style:style>
    <style:style style:name="P246" style:family="paragraph" style:parent-style-name="Text_20_body">
      <style:text-properties officeooo:rsid="0053fe80" officeooo:paragraph-rsid="0053fe80"/>
    </style:style>
    <style:style style:name="P247" style:family="paragraph" style:parent-style-name="Text_20_body">
      <style:text-properties officeooo:rsid="0053fe80" officeooo:paragraph-rsid="00b450a5"/>
    </style:style>
    <style:style style:name="P248" style:family="paragraph" style:parent-style-name="Text_20_body">
      <style:text-properties officeooo:rsid="00550663" officeooo:paragraph-rsid="00550663"/>
    </style:style>
    <style:style style:name="P249" style:family="paragraph" style:parent-style-name="Text_20_body">
      <style:text-properties officeooo:rsid="00558d4e" officeooo:paragraph-rsid="00558d4e"/>
    </style:style>
    <style:style style:name="P250" style:family="paragraph" style:parent-style-name="Text_20_body">
      <style:text-properties officeooo:rsid="00558d4e" officeooo:paragraph-rsid="00569461"/>
    </style:style>
    <style:style style:name="P251" style:family="paragraph" style:parent-style-name="Text_20_body">
      <style:text-properties officeooo:paragraph-rsid="00569461"/>
    </style:style>
    <style:style style:name="P252" style:family="paragraph" style:parent-style-name="Text_20_body">
      <style:text-properties officeooo:rsid="0057e7f2" officeooo:paragraph-rsid="0057e7f2"/>
    </style:style>
    <style:style style:name="P253" style:family="paragraph" style:parent-style-name="Text_20_body">
      <style:text-properties officeooo:rsid="0058efe0" officeooo:paragraph-rsid="0058efe0"/>
    </style:style>
    <style:style style:name="P254" style:family="paragraph" style:parent-style-name="Text_20_body">
      <style:text-properties officeooo:rsid="0059099b" officeooo:paragraph-rsid="0059099b"/>
    </style:style>
    <style:style style:name="P255" style:family="paragraph" style:parent-style-name="Text_20_body">
      <style:text-properties officeooo:rsid="005a1270" officeooo:paragraph-rsid="005a1270"/>
    </style:style>
    <style:style style:name="P256" style:family="paragraph" style:parent-style-name="Text_20_body">
      <style:text-properties officeooo:rsid="005e2183" officeooo:paragraph-rsid="00b4eafd"/>
    </style:style>
    <style:style style:name="P257" style:family="paragraph" style:parent-style-name="Text_20_body">
      <style:text-properties officeooo:rsid="005fd37e" officeooo:paragraph-rsid="00b4eafd"/>
    </style:style>
    <style:style style:name="P258" style:family="paragraph" style:parent-style-name="Text_20_body">
      <style:text-properties officeooo:rsid="0060fcf1" officeooo:paragraph-rsid="00b4eafd"/>
    </style:style>
    <style:style style:name="P259" style:family="paragraph" style:parent-style-name="Text_20_body">
      <style:text-properties officeooo:rsid="006374e0" officeooo:paragraph-rsid="00b4eafd"/>
    </style:style>
    <style:style style:name="P260" style:family="paragraph" style:parent-style-name="Text_20_body">
      <style:text-properties officeooo:rsid="00664101" officeooo:paragraph-rsid="01601e23"/>
    </style:style>
    <style:style style:name="P261" style:family="paragraph" style:parent-style-name="Text_20_body">
      <style:text-properties officeooo:rsid="00664101" officeooo:paragraph-rsid="12ab5d69"/>
    </style:style>
    <style:style style:name="P262" style:family="paragraph" style:parent-style-name="Text_20_body">
      <style:text-properties officeooo:rsid="00666f54" officeooo:paragraph-rsid="01601e23"/>
    </style:style>
    <style:style style:name="P263" style:family="paragraph" style:parent-style-name="Text_20_body">
      <style:text-properties officeooo:rsid="00666f54" officeooo:paragraph-rsid="12ab5d69"/>
    </style:style>
    <style:style style:name="P264" style:family="paragraph" style:parent-style-name="Text_20_body">
      <style:text-properties fo:font-weight="bold" officeooo:rsid="00666f54" officeooo:paragraph-rsid="01601e23" style:font-weight-asian="bold" style:font-weight-complex="bold"/>
    </style:style>
    <style:style style:name="P265" style:family="paragraph" style:parent-style-name="Text_20_body">
      <style:text-properties fo:font-weight="bold" officeooo:rsid="00666f54" officeooo:paragraph-rsid="12ab5d69" style:font-weight-asian="bold" style:font-weight-complex="bold"/>
    </style:style>
    <style:style style:name="P266" style:family="paragraph" style:parent-style-name="Text_20_body">
      <style:text-properties fo:font-weight="bold" officeooo:rsid="0e40909b" officeooo:paragraph-rsid="0e40909b" style:font-weight-asian="bold" style:font-weight-complex="bold"/>
    </style:style>
    <style:style style:name="P267" style:family="paragraph" style:parent-style-name="Text_20_body">
      <style:text-properties fo:font-weight="bold" officeooo:rsid="0e448a4b" officeooo:paragraph-rsid="0e448a4b" style:font-weight-asian="bold" style:font-weight-complex="bold"/>
    </style:style>
    <style:style style:name="P268" style:family="paragraph" style:parent-style-name="Text_20_body">
      <style:text-properties fo:font-weight="bold" officeooo:rsid="00ce0564" officeooo:paragraph-rsid="12ab5d69" style:font-weight-asian="bold" style:font-weight-complex="bold"/>
    </style:style>
    <style:style style:name="P269" style:family="paragraph" style:parent-style-name="Text_20_body">
      <style:text-properties fo:font-weight="bold" officeooo:rsid="12d5ccea" officeooo:paragraph-rsid="12d5ccea" style:font-weight-asian="bold" style:font-weight-complex="bold"/>
    </style:style>
    <style:style style:name="P270" style:family="paragraph" style:parent-style-name="Text_20_body">
      <style:text-properties officeooo:rsid="00698e74" officeooo:paragraph-rsid="00b450a5"/>
    </style:style>
    <style:style style:name="P271" style:family="paragraph" style:parent-style-name="Text_20_body">
      <style:text-properties officeooo:rsid="006b40b8" officeooo:paragraph-rsid="006b40b8"/>
    </style:style>
    <style:style style:name="P272" style:family="paragraph" style:parent-style-name="Text_20_body">
      <style:text-properties officeooo:rsid="006b40b8" officeooo:paragraph-rsid="006e3819"/>
    </style:style>
    <style:style style:name="P273" style:family="paragraph" style:parent-style-name="Text_20_body">
      <style:text-properties officeooo:rsid="006f0be8" officeooo:paragraph-rsid="00b4eafd"/>
    </style:style>
    <style:style style:name="P274" style:family="paragraph" style:parent-style-name="Text_20_body">
      <style:text-properties officeooo:rsid="006fa277"/>
    </style:style>
    <style:style style:name="P275" style:family="paragraph" style:parent-style-name="Text_20_body">
      <style:text-properties officeooo:rsid="006fa277" officeooo:paragraph-rsid="00d7aebc"/>
    </style:style>
    <style:style style:name="P276" style:family="paragraph" style:parent-style-name="Text_20_body">
      <style:text-properties officeooo:rsid="0073817b" officeooo:paragraph-rsid="0073817b"/>
    </style:style>
    <style:style style:name="P277" style:family="paragraph" style:parent-style-name="Text_20_body">
      <style:text-properties officeooo:rsid="0075e014" officeooo:paragraph-rsid="0075e014"/>
    </style:style>
    <style:style style:name="P278" style:family="paragraph" style:parent-style-name="Text_20_body">
      <style:text-properties officeooo:rsid="0075e014" officeooo:paragraph-rsid="00b6fdac"/>
    </style:style>
    <style:style style:name="P279" style:family="paragraph" style:parent-style-name="Text_20_body">
      <style:text-properties officeooo:rsid="00773729" officeooo:paragraph-rsid="00a4a497"/>
    </style:style>
    <style:style style:name="P280" style:family="paragraph" style:parent-style-name="Text_20_body">
      <style:text-properties officeooo:rsid="0077e2b5" officeooo:paragraph-rsid="00a4a497"/>
    </style:style>
    <style:style style:name="P281" style:family="paragraph" style:parent-style-name="Text_20_body">
      <style:text-properties officeooo:rsid="0077e2b5" officeooo:paragraph-rsid="00b8b926"/>
    </style:style>
    <style:style style:name="P282" style:family="paragraph" style:parent-style-name="Text_20_body">
      <style:text-properties officeooo:rsid="0077e2b5" officeooo:paragraph-rsid="108e5899"/>
    </style:style>
    <style:style style:name="P283" style:family="paragraph" style:parent-style-name="Text_20_body">
      <style:text-properties officeooo:rsid="008be7a1" officeooo:paragraph-rsid="008be7a1"/>
    </style:style>
    <style:style style:name="P284" style:family="paragraph" style:parent-style-name="Text_20_body">
      <style:text-properties officeooo:rsid="008cbcba" officeooo:paragraph-rsid="008cbcba"/>
    </style:style>
    <style:style style:name="P285" style:family="paragraph" style:parent-style-name="Text_20_body">
      <style:text-properties officeooo:rsid="008d96dc" officeooo:paragraph-rsid="00d7aebc"/>
    </style:style>
    <style:style style:name="P286" style:family="paragraph" style:parent-style-name="Text_20_body">
      <style:text-properties officeooo:rsid="008dad1e" officeooo:paragraph-rsid="00d7aebc"/>
    </style:style>
    <style:style style:name="P287" style:family="paragraph" style:parent-style-name="Text_20_body">
      <style:text-properties officeooo:rsid="0090f809" officeooo:paragraph-rsid="00d7aebc"/>
    </style:style>
    <style:style style:name="P288" style:family="paragraph" style:parent-style-name="Text_20_body">
      <style:text-properties officeooo:rsid="009118fd" officeooo:paragraph-rsid="009118fd"/>
    </style:style>
    <style:style style:name="P289" style:family="paragraph" style:parent-style-name="Text_20_body">
      <style:text-properties officeooo:rsid="0091caf7" officeooo:paragraph-rsid="0091caf7"/>
    </style:style>
    <style:style style:name="P290" style:family="paragraph" style:parent-style-name="Text_20_body">
      <style:text-properties officeooo:rsid="0098ef9b" officeooo:paragraph-rsid="0098ef9b"/>
    </style:style>
    <style:style style:name="P291" style:family="paragraph" style:parent-style-name="Text_20_body">
      <style:text-properties officeooo:rsid="0099d1a2" officeooo:paragraph-rsid="0099d1a2"/>
    </style:style>
    <style:style style:name="P292" style:family="paragraph" style:parent-style-name="Text_20_body">
      <style:text-properties officeooo:rsid="0099d1a2" officeooo:paragraph-rsid="00a4a497"/>
    </style:style>
    <style:style style:name="P293" style:family="paragraph" style:parent-style-name="Text_20_body">
      <style:text-properties officeooo:rsid="009dd8d4" officeooo:paragraph-rsid="00a4a497"/>
    </style:style>
    <style:style style:name="P294" style:family="paragraph" style:parent-style-name="Text_20_body">
      <style:text-properties officeooo:rsid="00a96e14" officeooo:paragraph-rsid="00a96e14"/>
    </style:style>
    <style:style style:name="P295" style:family="paragraph" style:parent-style-name="Text_20_body">
      <style:text-properties officeooo:rsid="00a96e14" officeooo:paragraph-rsid="10364aae"/>
    </style:style>
    <style:style style:name="P296" style:family="paragraph" style:parent-style-name="Text_20_body">
      <style:text-properties officeooo:rsid="00a96e14" officeooo:paragraph-rsid="104fc86f"/>
    </style:style>
    <style:style style:name="P297" style:family="paragraph" style:parent-style-name="Text_20_body">
      <style:text-properties officeooo:rsid="00ba6c9c" officeooo:paragraph-rsid="00ba6c9c"/>
    </style:style>
    <style:style style:name="P298" style:family="paragraph" style:parent-style-name="Text_20_body">
      <style:text-properties officeooo:rsid="00ba6c9c" officeooo:paragraph-rsid="0c853bc1"/>
    </style:style>
    <style:style style:name="P299" style:family="paragraph" style:parent-style-name="Text_20_body">
      <style:text-properties officeooo:rsid="00bc4111" officeooo:paragraph-rsid="00bc4111"/>
    </style:style>
    <style:style style:name="P300" style:family="paragraph" style:parent-style-name="Text_20_body">
      <style:text-properties officeooo:rsid="00bd867c" officeooo:paragraph-rsid="00bd867c"/>
    </style:style>
    <style:style style:name="P301" style:family="paragraph" style:parent-style-name="Text_20_body">
      <style:text-properties officeooo:rsid="00bd8f04" officeooo:paragraph-rsid="00bd8f04"/>
    </style:style>
    <style:style style:name="P302" style:family="paragraph" style:parent-style-name="Text_20_body">
      <style:text-properties officeooo:rsid="00bf3f7e" officeooo:paragraph-rsid="00bf3f7e"/>
    </style:style>
    <style:style style:name="P303" style:family="paragraph" style:parent-style-name="Text_20_body">
      <style:text-properties officeooo:rsid="00c13d78" officeooo:paragraph-rsid="00c13d78"/>
    </style:style>
    <style:style style:name="P304" style:family="paragraph" style:parent-style-name="Text_20_body">
      <style:text-properties officeooo:rsid="00c322e0" officeooo:paragraph-rsid="00c322e0"/>
    </style:style>
    <style:style style:name="P305" style:family="paragraph" style:parent-style-name="Text_20_body">
      <style:text-properties officeooo:rsid="00c7a1d9" officeooo:paragraph-rsid="00c7a1d9"/>
    </style:style>
    <style:style style:name="P306" style:family="paragraph" style:parent-style-name="Text_20_body">
      <style:text-properties officeooo:rsid="00c99246" officeooo:paragraph-rsid="00c99246"/>
    </style:style>
    <style:style style:name="P307" style:family="paragraph" style:parent-style-name="Text_20_body">
      <style:text-properties officeooo:rsid="00d20ae8" officeooo:paragraph-rsid="00d7aebc"/>
    </style:style>
    <style:style style:name="P308" style:family="paragraph" style:parent-style-name="Text_20_body">
      <style:text-properties officeooo:rsid="00d53ab4" officeooo:paragraph-rsid="00d53ab4"/>
    </style:style>
    <style:style style:name="P309" style:family="paragraph" style:parent-style-name="Text_20_body">
      <style:text-properties officeooo:rsid="00d622a1" officeooo:paragraph-rsid="00d622a1"/>
    </style:style>
    <style:style style:name="P310" style:family="paragraph" style:parent-style-name="Text_20_body">
      <style:text-properties officeooo:rsid="00d90b75" officeooo:paragraph-rsid="00d90b75"/>
    </style:style>
    <style:style style:name="P311" style:family="paragraph" style:parent-style-name="Text_20_body">
      <style:text-properties officeooo:rsid="00da2c96" officeooo:paragraph-rsid="00da2c96"/>
    </style:style>
    <style:style style:name="P312" style:family="paragraph" style:parent-style-name="Text_20_body">
      <style:text-properties officeooo:rsid="00dc0463" officeooo:paragraph-rsid="00dc0463"/>
    </style:style>
    <style:style style:name="P313" style:family="paragraph" style:parent-style-name="Text_20_body">
      <style:text-properties officeooo:rsid="00dc0463" officeooo:paragraph-rsid="01e568e0"/>
    </style:style>
    <style:style style:name="P314" style:family="paragraph" style:parent-style-name="Text_20_body">
      <style:text-properties officeooo:rsid="00dfc046" officeooo:paragraph-rsid="00dfc046"/>
    </style:style>
    <style:style style:name="P315" style:family="paragraph" style:parent-style-name="Text_20_body">
      <style:text-properties officeooo:rsid="00e0c88e" officeooo:paragraph-rsid="00e0c88e"/>
    </style:style>
    <style:style style:name="P316" style:family="paragraph" style:parent-style-name="Text_20_body">
      <style:text-properties officeooo:rsid="00e0f05a" officeooo:paragraph-rsid="00e0f05a"/>
    </style:style>
    <style:style style:name="P317" style:family="paragraph" style:parent-style-name="Text_20_body">
      <style:text-properties officeooo:rsid="00e3044c" officeooo:paragraph-rsid="00e3044c"/>
    </style:style>
    <style:style style:name="P318" style:family="paragraph" style:parent-style-name="Text_20_body">
      <style:text-properties officeooo:rsid="00e3044c" officeooo:paragraph-rsid="1209d15b"/>
    </style:style>
    <style:style style:name="P319" style:family="paragraph" style:parent-style-name="Text_20_body">
      <style:text-properties officeooo:rsid="00e3cc6d" officeooo:paragraph-rsid="00e3cc6d"/>
    </style:style>
    <style:style style:name="P320" style:family="paragraph" style:parent-style-name="Text_20_body">
      <style:text-properties officeooo:rsid="00e7b3fa" officeooo:paragraph-rsid="00e7b3fa"/>
    </style:style>
    <style:style style:name="P321" style:family="paragraph" style:parent-style-name="Text_20_body">
      <style:text-properties officeooo:rsid="00e7b3fa" officeooo:paragraph-rsid="1111e3fb"/>
    </style:style>
    <style:style style:name="P322" style:family="paragraph" style:parent-style-name="Text_20_body">
      <style:text-properties style:font-name="Liberation Serif" fo:font-size="12pt" officeooo:rsid="0192d88c" officeooo:paragraph-rsid="0192d88c" style:font-size-asian="12pt" style:font-size-complex="12pt"/>
    </style:style>
    <style:style style:name="P323" style:family="paragraph" style:parent-style-name="Text_20_body">
      <style:text-properties style:font-name="Liberation Serif" fo:font-size="12pt" officeooo:rsid="01947b64" officeooo:paragraph-rsid="01947b64" style:font-size-asian="10.5pt" style:font-size-complex="12pt"/>
    </style:style>
    <style:style style:name="P324"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25" style:family="paragraph" style:parent-style-name="Text_20_body">
      <style:text-properties style:font-name="Liberation Serif" officeooo:rsid="04f683fe" officeooo:paragraph-rsid="04f683fe"/>
    </style:style>
    <style:style style:name="P326" style:family="paragraph" style:parent-style-name="Text_20_body">
      <style:text-properties fo:font-weight="normal" officeooo:rsid="006b40b8" officeooo:paragraph-rsid="006b40b8" style:font-weight-asian="normal" style:font-weight-complex="normal"/>
    </style:style>
    <style:style style:name="P327" style:family="paragraph" style:parent-style-name="Text_20_body">
      <style:text-properties fo:font-weight="normal" officeooo:rsid="00d20ae8" officeooo:paragraph-rsid="00d7aebc" style:font-weight-asian="normal" style:font-weight-complex="normal"/>
    </style:style>
    <style:style style:name="P328" style:family="paragraph" style:parent-style-name="Text_20_body">
      <style:text-properties fo:font-weight="normal" officeooo:rsid="00fdda5b" officeooo:paragraph-rsid="00fdda5b" style:font-weight-asian="normal" style:font-weight-complex="normal"/>
    </style:style>
    <style:style style:name="P329" style:family="paragraph" style:parent-style-name="Text_20_body">
      <style:text-properties fo:font-weight="normal" officeooo:rsid="00feca01" officeooo:paragraph-rsid="00feca01" style:font-weight-asian="normal" style:font-weight-complex="normal"/>
    </style:style>
    <style:style style:name="P330" style:family="paragraph" style:parent-style-name="Text_20_body">
      <style:text-properties fo:font-weight="normal" officeooo:rsid="01601e23" officeooo:paragraph-rsid="016271de" style:font-weight-asian="normal" style:font-weight-complex="normal"/>
    </style:style>
    <style:style style:name="P331" style:family="paragraph" style:parent-style-name="Text_20_body">
      <style:text-properties fo:font-weight="normal" officeooo:rsid="075fb756" officeooo:paragraph-rsid="075fb756" style:font-weight-asian="normal" style:font-weight-complex="normal"/>
    </style:style>
    <style:style style:name="P332" style:family="paragraph" style:parent-style-name="Text_20_body">
      <style:text-properties fo:font-weight="normal" officeooo:rsid="0afb00be" officeooo:paragraph-rsid="0afb00be" style:font-weight-asian="normal" style:font-weight-complex="normal"/>
    </style:style>
    <style:style style:name="P333" style:family="paragraph" style:parent-style-name="Text_20_body">
      <style:text-properties fo:font-weight="normal" officeooo:rsid="105399fe" officeooo:paragraph-rsid="105399fe" style:font-weight-asian="normal" style:font-weight-complex="normal"/>
    </style:style>
    <style:style style:name="P334" style:family="paragraph" style:parent-style-name="Text_20_body">
      <style:text-properties fo:font-weight="normal" officeooo:rsid="1037871c" officeooo:paragraph-rsid="1037871c" style:font-weight-asian="normal" style:font-weight-complex="normal"/>
    </style:style>
    <style:style style:name="P335" style:family="paragraph" style:parent-style-name="Text_20_body">
      <style:text-properties fo:font-weight="normal" officeooo:rsid="10bdbae5" officeooo:paragraph-rsid="10bdbae5" style:font-weight-asian="normal" style:font-weight-complex="normal"/>
    </style:style>
    <style:style style:name="P336" style:family="paragraph" style:parent-style-name="Text_20_body">
      <style:text-properties fo:font-weight="normal" officeooo:rsid="10bf3d96" officeooo:paragraph-rsid="10bf3d96" style:font-weight-asian="normal" style:font-weight-complex="normal"/>
    </style:style>
    <style:style style:name="P337" style:family="paragraph" style:parent-style-name="Text_20_body">
      <style:text-properties fo:font-weight="normal" officeooo:rsid="10f75856" officeooo:paragraph-rsid="10f75856" style:font-weight-asian="normal" style:font-weight-complex="normal"/>
    </style:style>
    <style:style style:name="P338" style:family="paragraph" style:parent-style-name="Text_20_body">
      <style:text-properties fo:font-weight="normal" officeooo:rsid="1223c8f3" officeooo:paragraph-rsid="1223c8f3" style:font-weight-asian="normal" style:font-weight-complex="normal"/>
    </style:style>
    <style:style style:name="P339" style:family="paragraph" style:parent-style-name="Text_20_body">
      <style:text-properties fo:font-weight="normal" officeooo:rsid="1274e30b" officeooo:paragraph-rsid="12ab5d69" style:font-weight-asian="normal" style:font-weight-complex="normal"/>
    </style:style>
    <style:style style:name="P340" style:family="paragraph" style:parent-style-name="Text_20_body">
      <style:text-properties fo:font-weight="normal" officeooo:rsid="0c0e23c3" officeooo:paragraph-rsid="12ab5d69" style:font-weight-asian="normal" style:font-weight-complex="normal"/>
    </style:style>
    <style:style style:name="P341" style:family="paragraph" style:parent-style-name="Text_20_body">
      <style:text-properties fo:font-weight="normal" officeooo:rsid="00693b96" officeooo:paragraph-rsid="12ab5d69" style:font-weight-asian="normal" style:font-weight-complex="normal"/>
    </style:style>
    <style:style style:name="P342" style:family="paragraph" style:parent-style-name="Text_20_body">
      <style:text-properties officeooo:rsid="00fd44d2" officeooo:paragraph-rsid="00fd44d2"/>
    </style:style>
    <style:style style:name="P343" style:family="paragraph" style:parent-style-name="Text_20_body">
      <style:text-properties officeooo:rsid="00feca01" officeooo:paragraph-rsid="00feca01"/>
    </style:style>
    <style:style style:name="P344" style:family="paragraph" style:parent-style-name="Text_20_body">
      <style:text-properties officeooo:rsid="0100587f" officeooo:paragraph-rsid="0100587f"/>
    </style:style>
    <style:style style:name="P345" style:family="paragraph" style:parent-style-name="Text_20_body">
      <style:text-properties officeooo:rsid="0101e9b5" officeooo:paragraph-rsid="0101e9b5"/>
    </style:style>
    <style:style style:name="P346" style:family="paragraph" style:parent-style-name="Text_20_body">
      <style:text-properties officeooo:rsid="010363b9" officeooo:paragraph-rsid="010363b9"/>
    </style:style>
    <style:style style:name="P347" style:family="paragraph" style:parent-style-name="Text_20_body">
      <style:text-properties officeooo:rsid="010363b9" officeooo:paragraph-rsid="10ad06af"/>
    </style:style>
    <style:style style:name="P348" style:family="paragraph" style:parent-style-name="Text_20_body">
      <style:text-properties officeooo:rsid="01073ac9" officeooo:paragraph-rsid="01073ac9"/>
    </style:style>
    <style:style style:name="P349" style:family="paragraph" style:parent-style-name="Text_20_body">
      <style:text-properties officeooo:rsid="01073ac9" officeooo:paragraph-rsid="10ad06af"/>
    </style:style>
    <style:style style:name="P350" style:family="paragraph" style:parent-style-name="Text_20_body">
      <style:text-properties officeooo:paragraph-rsid="010e242d"/>
    </style:style>
    <style:style style:name="P351" style:family="paragraph" style:parent-style-name="Text_20_body">
      <style:text-properties officeooo:rsid="01248e09" officeooo:paragraph-rsid="10ccb8b2"/>
    </style:style>
    <style:style style:name="P352" style:family="paragraph" style:parent-style-name="Text_20_body">
      <style:text-properties officeooo:rsid="01248e09" officeooo:paragraph-rsid="10d21ae7"/>
    </style:style>
    <style:style style:name="P353" style:family="paragraph" style:parent-style-name="Text_20_body">
      <style:text-properties officeooo:rsid="01248e09" officeooo:paragraph-rsid="12aa08ef"/>
    </style:style>
    <style:style style:name="P354" style:family="paragraph" style:parent-style-name="Text_20_body">
      <style:text-properties officeooo:rsid="01267312" officeooo:paragraph-rsid="01267312"/>
    </style:style>
    <style:style style:name="P355" style:family="paragraph" style:parent-style-name="Text_20_body">
      <style:text-properties officeooo:rsid="01298b5c" officeooo:paragraph-rsid="01298b5c"/>
    </style:style>
    <style:style style:name="P356" style:family="paragraph" style:parent-style-name="Text_20_body">
      <style:text-properties officeooo:rsid="01298b5c" officeooo:paragraph-rsid="12488f96"/>
    </style:style>
    <style:style style:name="P357" style:family="paragraph" style:parent-style-name="Text_20_body">
      <style:text-properties officeooo:rsid="01298b5c" officeooo:paragraph-rsid="129c90a6"/>
    </style:style>
    <style:style style:name="P358" style:family="paragraph" style:parent-style-name="Text_20_body">
      <style:text-properties officeooo:rsid="012a2440" officeooo:paragraph-rsid="012a2440"/>
    </style:style>
    <style:style style:name="P359" style:family="paragraph" style:parent-style-name="Text_20_body">
      <style:text-properties officeooo:rsid="012be080" officeooo:paragraph-rsid="012be080"/>
    </style:style>
    <style:style style:name="P360" style:family="paragraph" style:parent-style-name="Text_20_body">
      <style:text-properties officeooo:rsid="012be080" officeooo:paragraph-rsid="012d8443"/>
    </style:style>
    <style:style style:name="P361" style:family="paragraph" style:parent-style-name="Text_20_body">
      <style:text-properties officeooo:rsid="012be080" officeooo:paragraph-rsid="01319093"/>
    </style:style>
    <style:style style:name="P362" style:family="paragraph" style:parent-style-name="Text_20_body">
      <style:text-properties officeooo:rsid="012c005e" officeooo:paragraph-rsid="012c005e"/>
    </style:style>
    <style:style style:name="P363" style:family="paragraph" style:parent-style-name="Text_20_body">
      <style:text-properties officeooo:rsid="0136b1d1" officeooo:paragraph-rsid="0136b1d1"/>
    </style:style>
    <style:style style:name="P364" style:family="paragraph" style:parent-style-name="Text_20_body">
      <style:text-properties officeooo:rsid="01376442" officeooo:paragraph-rsid="01376442"/>
    </style:style>
    <style:style style:name="P365" style:family="paragraph" style:parent-style-name="Text_20_body">
      <style:text-properties officeooo:rsid="013a3c46" officeooo:paragraph-rsid="013a3c46"/>
    </style:style>
    <style:style style:name="P366" style:family="paragraph" style:parent-style-name="Text_20_body">
      <style:text-properties officeooo:rsid="013a3c46" officeooo:paragraph-rsid="0192d88c"/>
    </style:style>
    <style:style style:name="P367" style:family="paragraph" style:parent-style-name="Text_20_body">
      <style:text-properties officeooo:rsid="0146a25e" officeooo:paragraph-rsid="0146a25e"/>
    </style:style>
    <style:style style:name="P368" style:family="paragraph" style:parent-style-name="Text_20_body">
      <style:text-properties officeooo:rsid="014e1472" officeooo:paragraph-rsid="014e1472"/>
    </style:style>
    <style:style style:name="P369" style:family="paragraph" style:parent-style-name="Text_20_body">
      <style:text-properties officeooo:rsid="0151a14c" officeooo:paragraph-rsid="0151a14c"/>
    </style:style>
    <style:style style:name="P370" style:family="paragraph" style:parent-style-name="Text_20_body">
      <style:text-properties officeooo:rsid="01560da5" officeooo:paragraph-rsid="01560da5"/>
    </style:style>
    <style:style style:name="P371" style:family="paragraph" style:parent-style-name="Text_20_body">
      <style:text-properties officeooo:rsid="0156df70" officeooo:paragraph-rsid="0156df70"/>
    </style:style>
    <style:style style:name="P372" style:family="paragraph" style:parent-style-name="Text_20_body">
      <style:text-properties officeooo:rsid="015736d4" officeooo:paragraph-rsid="015736d4"/>
    </style:style>
    <style:style style:name="P373" style:family="paragraph" style:parent-style-name="Text_20_body">
      <style:text-properties officeooo:rsid="016271de" officeooo:paragraph-rsid="016271de"/>
    </style:style>
    <style:style style:name="P374" style:family="paragraph" style:parent-style-name="Text_20_body">
      <style:text-properties officeooo:rsid="016271de" officeooo:paragraph-rsid="0163ec2d"/>
    </style:style>
    <style:style style:name="P375" style:family="paragraph" style:parent-style-name="Text_20_body">
      <style:text-properties officeooo:rsid="016697c2" officeooo:paragraph-rsid="016697c2"/>
    </style:style>
    <style:style style:name="P376" style:family="paragraph" style:parent-style-name="Text_20_body">
      <style:text-properties officeooo:paragraph-rsid="016b839a"/>
    </style:style>
    <style:style style:name="P377" style:family="paragraph" style:parent-style-name="Text_20_body">
      <style:text-properties officeooo:rsid="016b839a" officeooo:paragraph-rsid="016b839a"/>
    </style:style>
    <style:style style:name="P378" style:family="paragraph" style:parent-style-name="Text_20_body">
      <style:text-properties officeooo:rsid="016d5f7e" officeooo:paragraph-rsid="016d5f7e"/>
    </style:style>
    <style:style style:name="P379" style:family="paragraph" style:parent-style-name="Text_20_body">
      <style:text-properties officeooo:rsid="017744f5" officeooo:paragraph-rsid="017744f5"/>
    </style:style>
    <style:style style:name="P380" style:family="paragraph" style:parent-style-name="Text_20_body">
      <style:text-properties officeooo:rsid="017b41cb" officeooo:paragraph-rsid="017b41cb"/>
    </style:style>
    <style:style style:name="P381" style:family="paragraph" style:parent-style-name="Text_20_body">
      <style:text-properties officeooo:rsid="017dd1f5" officeooo:paragraph-rsid="017dd1f5"/>
    </style:style>
    <style:style style:name="P382" style:family="paragraph" style:parent-style-name="Text_20_body">
      <style:text-properties officeooo:rsid="018d6617" officeooo:paragraph-rsid="018d6617"/>
    </style:style>
    <style:style style:name="P383" style:family="paragraph" style:parent-style-name="Text_20_body">
      <style:text-properties officeooo:rsid="013c0412" officeooo:paragraph-rsid="013c0412"/>
    </style:style>
    <style:style style:name="P384" style:family="paragraph" style:parent-style-name="Text_20_body">
      <style:text-properties officeooo:rsid="019252a9" officeooo:paragraph-rsid="019252a9"/>
    </style:style>
    <style:style style:name="P385" style:family="paragraph" style:parent-style-name="Text_20_body">
      <style:text-properties officeooo:rsid="0192d88c" officeooo:paragraph-rsid="0192d88c"/>
    </style:style>
    <style:style style:name="P386" style:family="paragraph" style:parent-style-name="Text_20_body">
      <style:text-properties fo:font-size="10pt" officeooo:rsid="0192d88c" officeooo:paragraph-rsid="0192d88c" style:font-size-asian="10pt" style:font-size-complex="10pt"/>
    </style:style>
    <style:style style:name="P387" style:family="paragraph" style:parent-style-name="Text_20_body">
      <style:text-properties officeooo:rsid="01947b64" officeooo:paragraph-rsid="01947b64"/>
    </style:style>
    <style:style style:name="P388" style:family="paragraph" style:parent-style-name="Text_20_body">
      <style:text-properties officeooo:paragraph-rsid="004e0ec9"/>
    </style:style>
    <style:style style:name="P389" style:family="paragraph" style:parent-style-name="Text_20_body">
      <style:text-properties officeooo:rsid="019f8b05" officeooo:paragraph-rsid="019f8b05"/>
    </style:style>
    <style:style style:name="P390" style:family="paragraph" style:parent-style-name="Text_20_body">
      <style:text-properties officeooo:paragraph-rsid="01a0c307"/>
    </style:style>
    <style:style style:name="P391" style:family="paragraph" style:parent-style-name="Text_20_body">
      <style:text-properties style:font-name="Liberation Mono" fo:font-size="10pt" officeooo:rsid="01d67352" officeooo:paragraph-rsid="01d67352" style:font-size-asian="10pt" style:font-size-complex="10pt"/>
    </style:style>
    <style:style style:name="P392" style:family="paragraph" style:parent-style-name="Text_20_body">
      <style:text-properties style:font-name="Liberation Mono" fo:font-size="10pt" officeooo:rsid="01d8a9ce" officeooo:paragraph-rsid="01d8a9ce" style:font-size-asian="10pt" style:font-size-complex="10pt"/>
    </style:style>
    <style:style style:name="P393" style:family="paragraph" style:parent-style-name="Text_20_body">
      <style:text-properties style:font-name="Liberation Mono" fo:font-size="10pt" officeooo:rsid="01eb0996" officeooo:paragraph-rsid="01eb0996" style:font-size-asian="10pt" style:font-size-complex="10pt"/>
    </style:style>
    <style:style style:name="P394" style:family="paragraph" style:parent-style-name="Text_20_body">
      <style:text-properties style:font-name="Liberation Mono" fo:font-size="10pt" officeooo:rsid="021a0a19" officeooo:paragraph-rsid="021a0a19" style:font-size-asian="10pt" style:font-size-complex="10pt"/>
    </style:style>
    <style:style style:name="P395" style:family="paragraph" style:parent-style-name="Text_20_body">
      <style:text-properties style:font-name="Liberation Mono" fo:font-size="10pt" officeooo:rsid="022a9f40" officeooo:paragraph-rsid="022a9f40" style:font-size-asian="10pt" style:font-size-complex="10pt"/>
    </style:style>
    <style:style style:name="P396" style:family="paragraph" style:parent-style-name="Text_20_body">
      <style:text-properties style:font-name="Liberation Mono" fo:font-size="10pt" officeooo:rsid="02256ff6" officeooo:paragraph-rsid="0b71083e" style:font-size-asian="10pt" style:font-size-complex="10pt"/>
    </style:style>
    <style:style style:name="P397" style:family="paragraph" style:parent-style-name="Text_20_body">
      <style:text-properties style:font-name="Liberation Mono" fo:font-size="10pt" officeooo:rsid="11484fde" officeooo:paragraph-rsid="11484fde" style:font-size-asian="10pt" style:font-size-complex="10pt"/>
    </style:style>
    <style:style style:name="P398" style:family="paragraph" style:parent-style-name="Text_20_body">
      <style:text-properties style:font-name="Liberation Mono" fo:font-size="10pt" officeooo:rsid="124f4d54" officeooo:paragraph-rsid="124f4d54" style:font-size-asian="10pt" style:font-size-complex="10pt"/>
    </style:style>
    <style:style style:name="P399" style:family="paragraph" style:parent-style-name="Text_20_body">
      <style:text-properties style:font-name="Liberation Mono" fo:font-size="10pt" officeooo:rsid="005c8414" officeooo:paragraph-rsid="1295f4b4" style:font-size-asian="10pt" style:font-size-complex="10pt"/>
    </style:style>
    <style:style style:name="P400" style:family="paragraph" style:parent-style-name="Text_20_body">
      <style:text-properties style:font-name="Liberation Mono" fo:font-size="10pt" officeooo:rsid="10b3a1f3" officeooo:paragraph-rsid="12a7ee14" style:font-size-asian="10pt" style:font-size-complex="10pt"/>
    </style:style>
    <style:style style:name="P401" style:family="paragraph" style:parent-style-name="Text_20_body">
      <style:text-properties style:font-name="Liberation Mono" fo:font-size="10pt" officeooo:rsid="10c90dfb" officeooo:paragraph-rsid="12abb383" style:font-size-asian="10pt" style:font-size-complex="10pt"/>
    </style:style>
    <style:style style:name="P402" style:family="paragraph" style:parent-style-name="Text_20_body">
      <style:text-properties style:font-name="Liberation Mono" fo:font-size="10pt" officeooo:rsid="10c9c554" officeooo:paragraph-rsid="12abb383" style:font-size-asian="10pt" style:font-size-complex="10pt"/>
    </style:style>
    <style:style style:name="P403" style:family="paragraph" style:parent-style-name="Text_20_body">
      <style:text-properties style:font-name="Liberation Mono" fo:font-size="10pt" officeooo:rsid="12b1dcfb" officeooo:paragraph-rsid="12b1dcfb" style:font-size-asian="10pt" style:font-size-complex="10pt"/>
    </style:style>
    <style:style style:name="P40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05"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06"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07" style:family="paragraph" style:parent-style-name="Text_20_body">
      <style:text-properties style:font-name="Liberation Mono" officeooo:rsid="04f683fe" officeooo:paragraph-rsid="04f683fe"/>
    </style:style>
    <style:style style:name="P408" style:family="paragraph" style:parent-style-name="Text_20_body">
      <style:text-properties style:font-name="Liberation Mono" officeooo:rsid="04f70dd4" officeooo:paragraph-rsid="04f70dd4"/>
    </style:style>
    <style:style style:name="P409" style:family="paragraph" style:parent-style-name="Text_20_body">
      <style:text-properties officeooo:rsid="01bb3c7f" officeooo:paragraph-rsid="01bb3c7f"/>
    </style:style>
    <style:style style:name="P410" style:family="paragraph" style:parent-style-name="Text_20_body">
      <style:text-properties officeooo:rsid="01be9309" officeooo:paragraph-rsid="01be9309"/>
    </style:style>
    <style:style style:name="P411" style:family="paragraph" style:parent-style-name="Text_20_body">
      <style:text-properties officeooo:rsid="01be9309" officeooo:paragraph-rsid="1139d26f"/>
    </style:style>
    <style:style style:name="P412" style:family="paragraph" style:parent-style-name="Text_20_body">
      <style:text-properties officeooo:rsid="01c05287" officeooo:paragraph-rsid="01c05287"/>
    </style:style>
    <style:style style:name="P413" style:family="paragraph" style:parent-style-name="Text_20_body">
      <style:text-properties officeooo:rsid="01cb23c4" officeooo:paragraph-rsid="01cb23c4"/>
    </style:style>
    <style:style style:name="P414" style:family="paragraph" style:parent-style-name="Text_20_body">
      <style:text-properties officeooo:rsid="01d67352" officeooo:paragraph-rsid="01d67352"/>
    </style:style>
    <style:style style:name="P415" style:family="paragraph" style:parent-style-name="Text_20_body">
      <style:text-properties officeooo:rsid="01d8a9ce" officeooo:paragraph-rsid="01d8a9ce"/>
    </style:style>
    <style:style style:name="P416" style:family="paragraph" style:parent-style-name="Text_20_body">
      <style:text-properties officeooo:rsid="01d9aced" officeooo:paragraph-rsid="01d9aced"/>
    </style:style>
    <style:style style:name="P417" style:family="paragraph" style:parent-style-name="Text_20_body">
      <style:text-properties officeooo:rsid="01dbb60a" officeooo:paragraph-rsid="01dbb60a"/>
    </style:style>
    <style:style style:name="P418" style:family="paragraph" style:parent-style-name="Text_20_body">
      <style:text-properties officeooo:rsid="01df118a" officeooo:paragraph-rsid="01df118a"/>
    </style:style>
    <style:style style:name="P419" style:family="paragraph" style:parent-style-name="Text_20_body">
      <style:text-properties officeooo:rsid="01e568e0" officeooo:paragraph-rsid="01e568e0"/>
    </style:style>
    <style:style style:name="P420" style:family="paragraph" style:parent-style-name="Text_20_body">
      <style:text-properties officeooo:paragraph-rsid="00dc0463"/>
    </style:style>
    <style:style style:name="P421" style:family="paragraph" style:parent-style-name="Text_20_body">
      <style:text-properties officeooo:rsid="01eb0996" officeooo:paragraph-rsid="01eb0996"/>
    </style:style>
    <style:style style:name="P422" style:family="paragraph" style:parent-style-name="Text_20_body">
      <style:text-properties officeooo:rsid="01ecf8bb" officeooo:paragraph-rsid="01ecf8bb"/>
    </style:style>
    <style:style style:name="P423" style:family="paragraph" style:parent-style-name="Text_20_body">
      <style:text-properties officeooo:rsid="01ef9ea6" officeooo:paragraph-rsid="01ef9ea6"/>
    </style:style>
    <style:style style:name="P424" style:family="paragraph" style:parent-style-name="Text_20_body">
      <style:text-properties officeooo:paragraph-rsid="0201c5f0"/>
    </style:style>
    <style:style style:name="P425" style:family="paragraph" style:parent-style-name="Text_20_body">
      <style:text-properties officeooo:rsid="0207de5f" officeooo:paragraph-rsid="0207de5f"/>
    </style:style>
    <style:style style:name="P426" style:family="paragraph" style:parent-style-name="Text_20_body">
      <style:text-properties officeooo:rsid="0209a71e" officeooo:paragraph-rsid="0209a71e"/>
    </style:style>
    <style:style style:name="P427" style:family="paragraph" style:parent-style-name="Text_20_body">
      <style:text-properties officeooo:rsid="0209cfe2" officeooo:paragraph-rsid="0209cfe2"/>
    </style:style>
    <style:style style:name="P428" style:family="paragraph" style:parent-style-name="Text_20_body">
      <style:text-properties officeooo:rsid="02147e6b" officeooo:paragraph-rsid="02147e6b"/>
    </style:style>
    <style:style style:name="P429" style:family="paragraph" style:parent-style-name="Text_20_body">
      <style:text-properties officeooo:rsid="0215a235" officeooo:paragraph-rsid="0215a235"/>
    </style:style>
    <style:style style:name="P430" style:family="paragraph" style:parent-style-name="Text_20_body">
      <style:text-properties officeooo:rsid="0216da59" officeooo:paragraph-rsid="0216da59"/>
    </style:style>
    <style:style style:name="P431" style:family="paragraph" style:parent-style-name="Text_20_body">
      <style:text-properties officeooo:rsid="02180d0d" officeooo:paragraph-rsid="02180d0d"/>
    </style:style>
    <style:style style:name="P432" style:family="paragraph" style:parent-style-name="Text_20_body">
      <style:text-properties officeooo:rsid="021a0a19" officeooo:paragraph-rsid="021a0a19"/>
    </style:style>
    <style:style style:name="P433" style:family="paragraph" style:parent-style-name="Text_20_body">
      <style:text-properties officeooo:rsid="021b51b8" officeooo:paragraph-rsid="021b51b8"/>
    </style:style>
    <style:style style:name="P434" style:family="paragraph" style:parent-style-name="Text_20_body">
      <style:text-properties officeooo:rsid="02256ff6" officeooo:paragraph-rsid="02262159"/>
    </style:style>
    <style:style style:name="P435" style:family="paragraph" style:parent-style-name="Text_20_body">
      <style:text-properties officeooo:rsid="02262159" officeooo:paragraph-rsid="02262159"/>
    </style:style>
    <style:style style:name="P436" style:family="paragraph" style:parent-style-name="Text_20_body">
      <style:text-properties officeooo:rsid="02262159" officeooo:paragraph-rsid="06793aa4"/>
    </style:style>
    <style:style style:name="P437" style:family="paragraph" style:parent-style-name="Text_20_body">
      <style:text-properties officeooo:rsid="0226b30f" officeooo:paragraph-rsid="0226b30f"/>
    </style:style>
    <style:style style:name="P438" style:family="paragraph" style:parent-style-name="Text_20_body">
      <style:text-properties officeooo:rsid="022a9f40" officeooo:paragraph-rsid="022a9f40"/>
    </style:style>
    <style:style style:name="P439" style:family="paragraph" style:parent-style-name="Text_20_body">
      <style:text-properties officeooo:rsid="022bd1e4" officeooo:paragraph-rsid="022bd1e4"/>
    </style:style>
    <style:style style:name="P440" style:family="paragraph" style:parent-style-name="Text_20_body">
      <style:text-properties officeooo:rsid="0240d479" officeooo:paragraph-rsid="0240d479"/>
    </style:style>
    <style:style style:name="P441" style:family="paragraph" style:parent-style-name="Text_20_body">
      <style:text-properties officeooo:rsid="024fa37d" officeooo:paragraph-rsid="024fa37d"/>
    </style:style>
    <style:style style:name="P442" style:family="paragraph" style:parent-style-name="Text_20_body">
      <style:text-properties officeooo:rsid="025ea3f7" officeooo:paragraph-rsid="025ea3f7"/>
    </style:style>
    <style:style style:name="P443" style:family="paragraph" style:parent-style-name="Text_20_body">
      <style:text-properties officeooo:rsid="02ea1c5e" officeooo:paragraph-rsid="02ea1c5e"/>
    </style:style>
    <style:style style:name="P444" style:family="paragraph" style:parent-style-name="Text_20_body">
      <style:text-properties officeooo:paragraph-rsid="02ea1c5e"/>
    </style:style>
    <style:style style:name="P445" style:family="paragraph" style:parent-style-name="Text_20_body">
      <style:text-properties officeooo:rsid="02edac56" officeooo:paragraph-rsid="02edac56"/>
    </style:style>
    <style:style style:name="P446" style:family="paragraph" style:parent-style-name="Text_20_body">
      <style:text-properties officeooo:rsid="02389bf4" officeooo:paragraph-rsid="02389bf4"/>
    </style:style>
    <style:style style:name="P447" style:family="paragraph" style:parent-style-name="Text_20_body">
      <style:text-properties officeooo:rsid="02f7109c" officeooo:paragraph-rsid="02f7109c"/>
    </style:style>
    <style:style style:name="P448" style:family="paragraph" style:parent-style-name="Text_20_body">
      <style:text-properties officeooo:rsid="0492343b" officeooo:paragraph-rsid="0492343b"/>
    </style:style>
    <style:style style:name="P449" style:family="paragraph" style:parent-style-name="Text_20_body">
      <style:text-properties officeooo:rsid="04f628c7" officeooo:paragraph-rsid="04f628c7"/>
    </style:style>
    <style:style style:name="P450" style:family="paragraph" style:parent-style-name="Text_20_body">
      <style:text-properties officeooo:rsid="04f70dd4" officeooo:paragraph-rsid="04f70dd4"/>
    </style:style>
    <style:style style:name="P451" style:family="paragraph" style:parent-style-name="Text_20_body">
      <style:text-properties officeooo:paragraph-rsid="04f70dd4"/>
    </style:style>
    <style:style style:name="P452" style:family="paragraph" style:parent-style-name="Text_20_body">
      <style:text-properties officeooo:rsid="051d2a46" officeooo:paragraph-rsid="051d2a46"/>
    </style:style>
    <style:style style:name="P453" style:family="paragraph" style:parent-style-name="Text_20_body">
      <style:text-properties officeooo:rsid="051dfdd3" officeooo:paragraph-rsid="051dfdd3"/>
    </style:style>
    <style:style style:name="P454" style:family="paragraph" style:parent-style-name="Text_20_body">
      <style:text-properties officeooo:paragraph-rsid="051dfdd3"/>
    </style:style>
    <style:style style:name="P455" style:family="paragraph" style:parent-style-name="Text_20_body">
      <style:text-properties officeooo:rsid="051f0c7f" officeooo:paragraph-rsid="051f0c7f"/>
    </style:style>
    <style:style style:name="P456" style:family="paragraph" style:parent-style-name="Text_20_body">
      <style:text-properties officeooo:rsid="051fb765" officeooo:paragraph-rsid="051fb765"/>
    </style:style>
    <style:style style:name="P457" style:family="paragraph" style:parent-style-name="Text_20_body">
      <style:text-properties officeooo:paragraph-rsid="017b9c7e"/>
    </style:style>
    <style:style style:name="P458" style:family="paragraph" style:parent-style-name="Text_20_body">
      <style:text-properties officeooo:rsid="0532e35c" officeooo:paragraph-rsid="0532e35c"/>
    </style:style>
    <style:style style:name="P459" style:family="paragraph" style:parent-style-name="Text_20_body">
      <style:text-properties officeooo:paragraph-rsid="010776de"/>
    </style:style>
    <style:style style:name="P460" style:family="paragraph" style:parent-style-name="Text_20_body">
      <style:text-properties officeooo:rsid="05484c73" officeooo:paragraph-rsid="05484c73"/>
    </style:style>
    <style:style style:name="P461" style:family="paragraph" style:parent-style-name="Text_20_body">
      <style:text-properties officeooo:rsid="05496559" officeooo:paragraph-rsid="05496559"/>
    </style:style>
    <style:style style:name="P462" style:family="paragraph" style:parent-style-name="Text_20_body">
      <style:text-properties officeooo:rsid="0603d1ea" officeooo:paragraph-rsid="0603d1ea"/>
    </style:style>
    <style:style style:name="P463" style:family="paragraph" style:parent-style-name="Text_20_body">
      <style:text-properties officeooo:rsid="0603d1ea" officeooo:paragraph-rsid="12ada781"/>
    </style:style>
    <style:style style:name="P464" style:family="paragraph" style:parent-style-name="Text_20_body">
      <style:text-properties officeooo:rsid="0605a7f4" officeooo:paragraph-rsid="0605a7f4"/>
    </style:style>
    <style:style style:name="P465" style:family="paragraph" style:parent-style-name="Text_20_body">
      <style:text-properties officeooo:rsid="0605a7f4" officeooo:paragraph-rsid="12a016af"/>
    </style:style>
    <style:style style:name="P466" style:family="paragraph" style:parent-style-name="Text_20_body">
      <style:text-properties officeooo:rsid="066ae693" officeooo:paragraph-rsid="066ae693"/>
    </style:style>
    <style:style style:name="P467" style:family="paragraph" style:parent-style-name="Text_20_body">
      <style:text-properties officeooo:paragraph-rsid="066ae693"/>
    </style:style>
    <style:style style:name="P468" style:family="paragraph" style:parent-style-name="Text_20_body">
      <style:text-properties officeooo:rsid="066bdf73" officeooo:paragraph-rsid="066bdf73"/>
    </style:style>
    <style:style style:name="P469" style:family="paragraph" style:parent-style-name="Text_20_body">
      <style:text-properties officeooo:rsid="066c9f51" officeooo:paragraph-rsid="066c9f51"/>
    </style:style>
    <style:style style:name="P470" style:family="paragraph" style:parent-style-name="Text_20_body">
      <style:text-properties officeooo:rsid="066dc662" officeooo:paragraph-rsid="066dc662"/>
    </style:style>
    <style:style style:name="P471" style:family="paragraph" style:parent-style-name="Text_20_body">
      <style:text-properties officeooo:rsid="066edfb2" officeooo:paragraph-rsid="066edfb2"/>
    </style:style>
    <style:style style:name="P472" style:family="paragraph" style:parent-style-name="Text_20_body">
      <style:text-properties officeooo:rsid="06705ff8" officeooo:paragraph-rsid="06705ff8"/>
    </style:style>
    <style:style style:name="P473" style:family="paragraph" style:parent-style-name="Text_20_body">
      <style:text-properties officeooo:rsid="06793aa4" officeooo:paragraph-rsid="06793aa4"/>
    </style:style>
    <style:style style:name="P474" style:family="paragraph" style:parent-style-name="Text_20_body">
      <style:text-properties officeooo:rsid="06793aa4" officeooo:paragraph-rsid="067dc553"/>
    </style:style>
    <style:style style:name="P475" style:family="paragraph" style:parent-style-name="Text_20_body">
      <style:text-properties officeooo:paragraph-rsid="067dc553"/>
    </style:style>
    <style:style style:name="P476" style:family="paragraph" style:parent-style-name="Text_20_body">
      <style:text-properties officeooo:rsid="067ed626" officeooo:paragraph-rsid="067ed626"/>
    </style:style>
    <style:style style:name="P477" style:family="paragraph" style:parent-style-name="Text_20_body">
      <style:text-properties officeooo:paragraph-rsid="067ed626"/>
    </style:style>
    <style:style style:name="P478" style:family="paragraph" style:parent-style-name="Text_20_body">
      <style:text-properties officeooo:rsid="06801f95" officeooo:paragraph-rsid="06801f95"/>
    </style:style>
    <style:style style:name="P479" style:family="paragraph" style:parent-style-name="Text_20_body">
      <style:text-properties officeooo:rsid="06803c26" officeooo:paragraph-rsid="06803c26"/>
    </style:style>
    <style:style style:name="P480" style:family="paragraph" style:parent-style-name="Text_20_body">
      <style:text-properties officeooo:paragraph-rsid="06827a2c"/>
    </style:style>
    <style:style style:name="P481" style:family="paragraph" style:parent-style-name="Text_20_body">
      <style:text-properties officeooo:rsid="06827a2c" officeooo:paragraph-rsid="06827a2c"/>
    </style:style>
    <style:style style:name="P482" style:family="paragraph" style:parent-style-name="Text_20_body">
      <style:text-properties officeooo:rsid="06865594" officeooo:paragraph-rsid="06865594"/>
    </style:style>
    <style:style style:name="P483" style:family="paragraph" style:parent-style-name="Text_20_body">
      <style:text-properties officeooo:rsid="068ea877" officeooo:paragraph-rsid="068ea877"/>
    </style:style>
    <style:style style:name="P484" style:family="paragraph" style:parent-style-name="Text_20_body">
      <style:text-properties officeooo:paragraph-rsid="0091caf7"/>
    </style:style>
    <style:style style:name="P485" style:family="paragraph" style:parent-style-name="Text_20_body">
      <style:text-properties officeooo:rsid="06959d71" officeooo:paragraph-rsid="06959d71"/>
    </style:style>
    <style:style style:name="P486" style:family="paragraph" style:parent-style-name="Text_20_body">
      <style:text-properties officeooo:paragraph-rsid="06959d71"/>
    </style:style>
    <style:style style:name="P487" style:family="paragraph" style:parent-style-name="Text_20_body">
      <style:text-properties officeooo:rsid="069776c5" officeooo:paragraph-rsid="069776c5"/>
    </style:style>
    <style:style style:name="P488" style:family="paragraph" style:parent-style-name="Text_20_body">
      <style:text-properties officeooo:rsid="02479e6a" officeooo:paragraph-rsid="075db52a"/>
    </style:style>
    <style:style style:name="P489" style:family="paragraph" style:parent-style-name="Text_20_body">
      <style:text-properties officeooo:rsid="02479e6a" officeooo:paragraph-rsid="12ab5d69"/>
    </style:style>
    <style:style style:name="P490" style:family="paragraph" style:parent-style-name="Text_20_body">
      <style:text-properties officeooo:rsid="06b0e114" officeooo:paragraph-rsid="075db52a"/>
    </style:style>
    <style:style style:name="P491" style:family="paragraph" style:parent-style-name="Text_20_body">
      <style:text-properties officeooo:rsid="06b0e114" officeooo:paragraph-rsid="12ab5d69"/>
    </style:style>
    <style:style style:name="P492" style:family="paragraph" style:parent-style-name="Text_20_body">
      <style:text-properties officeooo:rsid="06c3a9d3" officeooo:paragraph-rsid="06c3a9d3"/>
    </style:style>
    <style:style style:name="P493" style:family="paragraph" style:parent-style-name="Text_20_body">
      <style:text-properties officeooo:rsid="06c3a9d3" officeooo:paragraph-rsid="075db52a"/>
    </style:style>
    <style:style style:name="P494" style:family="paragraph" style:parent-style-name="Text_20_body">
      <style:text-properties officeooo:paragraph-rsid="06c3a9d3"/>
    </style:style>
    <style:style style:name="P495" style:family="paragraph" style:parent-style-name="Text_20_body">
      <style:text-properties officeooo:rsid="06c4b37a" officeooo:paragraph-rsid="06c4b37a"/>
    </style:style>
    <style:style style:name="P496" style:family="paragraph" style:parent-style-name="Text_20_body">
      <style:text-properties officeooo:rsid="06c4b37a" officeooo:paragraph-rsid="075db52a"/>
    </style:style>
    <style:style style:name="P497" style:family="paragraph" style:parent-style-name="Text_20_body">
      <style:text-properties officeooo:rsid="07620a69" officeooo:paragraph-rsid="07620a69"/>
    </style:style>
    <style:style style:name="P498" style:family="paragraph" style:parent-style-name="Text_20_body">
      <style:text-properties officeooo:paragraph-rsid="079bbc05"/>
    </style:style>
    <style:style style:name="P499" style:family="paragraph" style:parent-style-name="Text_20_body">
      <style:text-properties officeooo:rsid="079d3c1d" officeooo:paragraph-rsid="079d3c1d"/>
    </style:style>
    <style:style style:name="P500" style:family="paragraph" style:parent-style-name="Text_20_body">
      <style:text-properties officeooo:rsid="01cf912e" officeooo:paragraph-rsid="09f1b92f"/>
    </style:style>
    <style:style style:name="P501" style:family="paragraph" style:parent-style-name="Text_20_body">
      <style:text-properties officeooo:rsid="0a7ca497" officeooo:paragraph-rsid="0a7ca497"/>
    </style:style>
    <style:style style:name="P502" style:family="paragraph" style:parent-style-name="Text_20_body">
      <style:text-properties officeooo:rsid="0afb9899" officeooo:paragraph-rsid="0afb9899"/>
    </style:style>
    <style:style style:name="P503" style:family="paragraph" style:parent-style-name="Text_20_body">
      <style:text-properties officeooo:rsid="0afb9899" officeooo:paragraph-rsid="112658bf"/>
    </style:style>
    <style:style style:name="P504" style:family="paragraph" style:parent-style-name="Text_20_body">
      <style:text-properties officeooo:rsid="0afb9899" officeooo:paragraph-rsid="11270ecc"/>
    </style:style>
    <style:style style:name="P505" style:family="paragraph" style:parent-style-name="Text_20_body">
      <style:text-properties officeooo:rsid="0afd75d0" officeooo:paragraph-rsid="0afd75d0"/>
    </style:style>
    <style:style style:name="P506" style:family="paragraph" style:parent-style-name="Text_20_body">
      <style:text-properties officeooo:rsid="0affde9c" officeooo:paragraph-rsid="0affde9c"/>
    </style:style>
    <style:style style:name="P507" style:family="paragraph" style:parent-style-name="Text_20_body">
      <style:text-properties officeooo:rsid="0b0314ab" officeooo:paragraph-rsid="0b0314ab"/>
    </style:style>
    <style:style style:name="P508" style:family="paragraph" style:parent-style-name="Text_20_body">
      <style:text-properties officeooo:paragraph-rsid="0b71083e"/>
    </style:style>
    <style:style style:name="P509" style:family="paragraph" style:parent-style-name="Text_20_body">
      <style:text-properties officeooo:rsid="0b71083e" officeooo:paragraph-rsid="0b71083e"/>
    </style:style>
    <style:style style:name="P510" style:family="paragraph" style:parent-style-name="Text_20_body">
      <style:text-properties officeooo:rsid="0bf3f5c8" officeooo:paragraph-rsid="0bf5a5ee"/>
    </style:style>
    <style:style style:name="P511" style:family="paragraph" style:parent-style-name="Text_20_body">
      <style:text-properties officeooo:rsid="0c0b04ab" officeooo:paragraph-rsid="0c0b04ab"/>
    </style:style>
    <style:style style:name="P512" style:family="paragraph" style:parent-style-name="Text_20_body">
      <style:text-properties officeooo:rsid="0c0b04ab" officeooo:paragraph-rsid="0d35fdf2"/>
    </style:style>
    <style:style style:name="P513" style:family="paragraph" style:parent-style-name="Text_20_body">
      <style:text-properties officeooo:rsid="0c0ca152" officeooo:paragraph-rsid="0c0ca152"/>
    </style:style>
    <style:style style:name="P514" style:family="paragraph" style:parent-style-name="Text_20_body">
      <style:text-properties officeooo:rsid="0c0ca152" officeooo:paragraph-rsid="106593a2"/>
    </style:style>
    <style:style style:name="P515" style:family="paragraph" style:parent-style-name="Text_20_body">
      <style:text-properties officeooo:rsid="0c0faa6f" officeooo:paragraph-rsid="0c0faa6f"/>
    </style:style>
    <style:style style:name="P516" style:family="paragraph" style:parent-style-name="Text_20_body">
      <style:text-properties officeooo:rsid="075db52a" officeooo:paragraph-rsid="075db52a"/>
    </style:style>
    <style:style style:name="P517" style:family="paragraph" style:parent-style-name="Text_20_body">
      <style:text-properties officeooo:paragraph-rsid="0c79d0c1"/>
    </style:style>
    <style:style style:name="P518" style:family="paragraph" style:parent-style-name="Text_20_body">
      <style:text-properties style:font-name="FetteFraktur" officeooo:rsid="0c79d0c1" officeooo:paragraph-rsid="0c79d0c1"/>
    </style:style>
    <style:style style:name="P519" style:family="paragraph" style:parent-style-name="Text_20_body">
      <style:text-properties officeooo:paragraph-rsid="016697c2"/>
    </style:style>
    <style:style style:name="P520" style:family="paragraph" style:parent-style-name="Text_20_body">
      <style:text-properties officeooo:rsid="0c7bab02" officeooo:paragraph-rsid="0c980686"/>
    </style:style>
    <style:style style:name="P521" style:family="paragraph" style:parent-style-name="Text_20_body">
      <style:text-properties officeooo:rsid="0c7bab02" officeooo:paragraph-rsid="0c7bab02"/>
    </style:style>
    <style:style style:name="P522" style:family="paragraph" style:parent-style-name="Text_20_body">
      <style:text-properties officeooo:paragraph-rsid="0c82af79"/>
    </style:style>
    <style:style style:name="P523" style:family="paragraph" style:parent-style-name="Text_20_body">
      <style:text-properties officeooo:paragraph-rsid="0c853bc1"/>
    </style:style>
    <style:style style:name="P524" style:family="paragraph" style:parent-style-name="Text_20_body">
      <style:text-properties officeooo:paragraph-rsid="0c879850"/>
    </style:style>
    <style:style style:name="P525" style:family="paragraph" style:parent-style-name="Text_20_body">
      <style:text-properties officeooo:paragraph-rsid="0c980686"/>
    </style:style>
    <style:style style:name="P526" style:family="paragraph" style:parent-style-name="Text_20_body">
      <style:text-properties officeooo:rsid="0c82af79" officeooo:paragraph-rsid="0c82af79"/>
    </style:style>
    <style:style style:name="P527" style:family="paragraph" style:parent-style-name="Text_20_body">
      <style:text-properties officeooo:rsid="0d062779" officeooo:paragraph-rsid="0d062779"/>
    </style:style>
    <style:style style:name="P528" style:family="paragraph" style:parent-style-name="Text_20_body">
      <style:text-properties officeooo:rsid="0d062779" officeooo:paragraph-rsid="106593a2"/>
    </style:style>
    <style:style style:name="P529" style:family="paragraph" style:parent-style-name="Text_20_body">
      <style:text-properties officeooo:paragraph-rsid="0c0ca152"/>
    </style:style>
    <style:style style:name="P530" style:family="paragraph" style:parent-style-name="Text_20_body">
      <style:text-properties officeooo:rsid="0d605a99" officeooo:paragraph-rsid="0d605a99"/>
    </style:style>
    <style:style style:name="P531" style:family="paragraph" style:parent-style-name="Text_20_body">
      <style:text-properties officeooo:rsid="0d6224f0"/>
    </style:style>
    <style:style style:name="P532" style:family="paragraph" style:parent-style-name="Text_20_body">
      <style:text-properties officeooo:rsid="0d6224f0" officeooo:paragraph-rsid="0d6224f0"/>
    </style:style>
    <style:style style:name="P533" style:family="paragraph" style:parent-style-name="Text_20_body">
      <style:text-properties officeooo:rsid="0d6224f0" officeooo:paragraph-rsid="113d2961"/>
    </style:style>
    <style:style style:name="P534" style:family="paragraph" style:parent-style-name="Text_20_body">
      <style:text-properties officeooo:paragraph-rsid="0d622d09"/>
    </style:style>
    <style:style style:name="P535" style:family="paragraph" style:parent-style-name="Text_20_body">
      <style:text-properties officeooo:paragraph-rsid="0e40909b"/>
    </style:style>
    <style:style style:name="P536" style:family="paragraph" style:parent-style-name="Text_20_body">
      <style:text-properties officeooo:rsid="0e445387" officeooo:paragraph-rsid="0e445387"/>
    </style:style>
    <style:style style:name="P537" style:family="paragraph" style:parent-style-name="Text_20_body">
      <style:text-properties officeooo:rsid="0e445387" officeooo:paragraph-rsid="0e448a4b"/>
    </style:style>
    <style:style style:name="P538" style:family="paragraph" style:parent-style-name="Text_20_body">
      <style:text-properties officeooo:rsid="0093a842" officeooo:paragraph-rsid="0093a842"/>
    </style:style>
    <style:style style:name="P539" style:family="paragraph" style:parent-style-name="Text_20_body">
      <style:text-properties officeooo:rsid="0e6ab25c" officeooo:paragraph-rsid="0e6ab25c"/>
    </style:style>
    <style:style style:name="P540" style:family="paragraph" style:parent-style-name="Text_20_body">
      <style:text-properties officeooo:rsid="0e74f658" officeooo:paragraph-rsid="0e74f658"/>
    </style:style>
    <style:style style:name="P541" style:family="paragraph" style:parent-style-name="Text_20_body">
      <style:text-properties officeooo:rsid="0e75d3e8" officeooo:paragraph-rsid="0e75d3e8"/>
    </style:style>
    <style:style style:name="P542" style:family="paragraph" style:parent-style-name="Text_20_body">
      <style:text-properties officeooo:rsid="0e7f370b" officeooo:paragraph-rsid="0e7f370b"/>
    </style:style>
    <style:style style:name="P543" style:family="paragraph" style:parent-style-name="Text_20_body">
      <style:text-properties officeooo:rsid="0e9ea603" officeooo:paragraph-rsid="0e9ea603"/>
    </style:style>
    <style:style style:name="P544" style:family="paragraph" style:parent-style-name="Text_20_body">
      <style:text-properties officeooo:rsid="0e9ea603" officeooo:paragraph-rsid="0ea09ed8"/>
    </style:style>
    <style:style style:name="P545" style:family="paragraph" style:parent-style-name="Text_20_body">
      <style:text-properties officeooo:paragraph-rsid="0e9ea603"/>
    </style:style>
    <style:style style:name="P546" style:family="paragraph" style:parent-style-name="Text_20_body">
      <style:text-properties officeooo:rsid="0ee0113c" officeooo:paragraph-rsid="0ee0113c"/>
    </style:style>
    <style:style style:name="P547" style:family="paragraph" style:parent-style-name="Text_20_body">
      <style:text-properties officeooo:rsid="0ee0113c" officeooo:paragraph-rsid="108e5899"/>
    </style:style>
    <style:style style:name="P548" style:family="paragraph" style:parent-style-name="Text_20_body">
      <style:text-properties officeooo:rsid="00927514" officeooo:paragraph-rsid="0fee14c0"/>
    </style:style>
    <style:style style:name="P549" style:family="paragraph" style:parent-style-name="Text_20_body">
      <style:text-properties officeooo:rsid="0fee14c0" officeooo:paragraph-rsid="0fee14c0"/>
    </style:style>
    <style:style style:name="P550" style:family="paragraph" style:parent-style-name="Text_20_body">
      <style:text-properties officeooo:rsid="0fef65c2" officeooo:paragraph-rsid="0fef65c2"/>
    </style:style>
    <style:style style:name="P551" style:family="paragraph" style:parent-style-name="Text_20_body">
      <style:text-properties officeooo:paragraph-rsid="0ff5ac79"/>
    </style:style>
    <style:style style:name="P552" style:family="paragraph" style:parent-style-name="Text_20_body">
      <style:text-properties officeooo:rsid="0ff80d16" officeooo:paragraph-rsid="0ff80d16"/>
    </style:style>
    <style:style style:name="P553" style:family="paragraph" style:parent-style-name="Text_20_body">
      <style:text-properties officeooo:rsid="1002944c" officeooo:paragraph-rsid="1002944c"/>
    </style:style>
    <style:style style:name="P554" style:family="paragraph" style:parent-style-name="Text_20_body">
      <style:text-properties officeooo:rsid="1003ff23" officeooo:paragraph-rsid="1003ff23"/>
    </style:style>
    <style:style style:name="P555" style:family="paragraph" style:parent-style-name="Text_20_body">
      <style:text-properties officeooo:rsid="1005a93e" officeooo:paragraph-rsid="1005a93e"/>
    </style:style>
    <style:style style:name="P556" style:family="paragraph" style:parent-style-name="Text_20_body">
      <style:text-properties officeooo:rsid="10096e80" officeooo:paragraph-rsid="10096e80"/>
    </style:style>
    <style:style style:name="P557" style:family="paragraph" style:parent-style-name="Text_20_body">
      <style:text-properties officeooo:rsid="10156d23" officeooo:paragraph-rsid="10156d23"/>
    </style:style>
    <style:style style:name="P558" style:family="paragraph" style:parent-style-name="Text_20_body">
      <style:text-properties officeooo:rsid="1017608c" officeooo:paragraph-rsid="1017608c"/>
    </style:style>
    <style:style style:name="P559" style:family="paragraph" style:parent-style-name="Text_20_body">
      <style:text-properties officeooo:rsid="1017608c" officeooo:paragraph-rsid="12a3d353"/>
    </style:style>
    <style:style style:name="P560" style:family="paragraph" style:parent-style-name="Text_20_body">
      <style:text-properties officeooo:paragraph-rsid="101e0e00"/>
    </style:style>
    <style:style style:name="P561" style:family="paragraph" style:parent-style-name="Text_20_body">
      <style:text-properties officeooo:paragraph-rsid="0099d1a2"/>
    </style:style>
    <style:style style:name="P562" style:family="paragraph" style:parent-style-name="Text_20_body">
      <style:text-properties officeooo:rsid="1025d6db" officeooo:paragraph-rsid="1025d6db"/>
    </style:style>
    <style:style style:name="P563"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64" style:family="paragraph" style:parent-style-name="Text_20_body">
      <style:text-properties officeooo:rsid="102fcb4c" officeooo:paragraph-rsid="102fcb4c"/>
    </style:style>
    <style:style style:name="P565" style:family="paragraph" style:parent-style-name="Text_20_body">
      <style:text-properties officeooo:paragraph-rsid="00baef1e"/>
    </style:style>
    <style:style style:name="P566" style:family="paragraph" style:parent-style-name="Text_20_body">
      <style:text-properties officeooo:rsid="1037871c" officeooo:paragraph-rsid="1037871c"/>
    </style:style>
    <style:style style:name="P567" style:family="paragraph" style:parent-style-name="Text_20_body">
      <style:text-properties officeooo:rsid="1037871c" officeooo:paragraph-rsid="103a6751"/>
    </style:style>
    <style:style style:name="P568" style:family="paragraph" style:parent-style-name="Text_20_body">
      <style:text-properties officeooo:rsid="1037871c" officeooo:paragraph-rsid="10d62ee8"/>
    </style:style>
    <style:style style:name="P569" style:family="paragraph" style:parent-style-name="Text_20_body">
      <style:text-properties officeooo:paragraph-rsid="103a6751"/>
    </style:style>
    <style:style style:name="P570" style:family="paragraph" style:parent-style-name="Text_20_body">
      <style:text-properties officeooo:paragraph-rsid="079e4ac7"/>
    </style:style>
    <style:style style:name="P571" style:family="paragraph" style:parent-style-name="Text_20_body">
      <style:text-properties officeooo:rsid="0caea03a" officeooo:paragraph-rsid="10407db4"/>
    </style:style>
    <style:style style:name="P572" style:family="paragraph" style:parent-style-name="Text_20_body">
      <style:text-properties officeooo:rsid="103cb278" officeooo:paragraph-rsid="103cb278"/>
    </style:style>
    <style:style style:name="P573" style:family="paragraph" style:parent-style-name="Text_20_body">
      <style:text-properties officeooo:rsid="103e3ca1" officeooo:paragraph-rsid="103e3ca1"/>
    </style:style>
    <style:style style:name="P574" style:family="paragraph" style:parent-style-name="Text_20_body">
      <style:text-properties officeooo:rsid="00f67afd" officeooo:paragraph-rsid="00f67afd"/>
    </style:style>
    <style:style style:name="P575" style:family="paragraph" style:parent-style-name="Text_20_body">
      <style:text-properties officeooo:rsid="10489e14" officeooo:paragraph-rsid="10489e14"/>
    </style:style>
    <style:style style:name="P576" style:family="paragraph" style:parent-style-name="Text_20_body">
      <style:text-properties officeooo:paragraph-rsid="09f1b92f"/>
    </style:style>
    <style:style style:name="P577" style:family="paragraph" style:parent-style-name="Text_20_body">
      <style:text-properties officeooo:rsid="104e6249" officeooo:paragraph-rsid="104e6249"/>
    </style:style>
    <style:style style:name="P578" style:family="paragraph" style:parent-style-name="Text_20_body">
      <style:text-properties officeooo:paragraph-rsid="104ee245"/>
    </style:style>
    <style:style style:name="P579" style:family="paragraph" style:parent-style-name="Text_20_body">
      <style:text-properties officeooo:paragraph-rsid="104fc86f"/>
    </style:style>
    <style:style style:name="P580" style:family="paragraph" style:parent-style-name="Text_20_body">
      <style:text-properties officeooo:rsid="105399fe" officeooo:paragraph-rsid="105399fe"/>
    </style:style>
    <style:style style:name="P581" style:family="paragraph" style:parent-style-name="Text_20_body">
      <style:text-properties officeooo:rsid="103c0359" officeooo:paragraph-rsid="103e3ca1"/>
    </style:style>
    <style:style style:name="P582" style:family="paragraph" style:parent-style-name="Text_20_body">
      <style:text-properties officeooo:paragraph-rsid="10584865"/>
    </style:style>
    <style:style style:name="P583" style:family="paragraph" style:parent-style-name="Text_20_body">
      <style:text-properties officeooo:rsid="105b6939" officeooo:paragraph-rsid="105ce03b"/>
    </style:style>
    <style:style style:name="P584" style:family="paragraph" style:parent-style-name="Text_20_body">
      <style:text-properties officeooo:paragraph-rsid="106272e5"/>
    </style:style>
    <style:style style:name="P585" style:family="paragraph" style:parent-style-name="Text_20_body">
      <style:text-properties officeooo:rsid="106593a2" officeooo:paragraph-rsid="106593a2"/>
    </style:style>
    <style:style style:name="P586" style:family="paragraph" style:parent-style-name="Text_20_body">
      <style:text-properties officeooo:paragraph-rsid="106593a2"/>
    </style:style>
    <style:style style:name="P587" style:family="paragraph" style:parent-style-name="Text_20_body">
      <style:text-properties officeooo:rsid="0d32d56e" officeooo:paragraph-rsid="106593a2"/>
    </style:style>
    <style:style style:name="P588" style:family="paragraph" style:parent-style-name="Text_20_body">
      <style:text-properties officeooo:paragraph-rsid="106782da"/>
    </style:style>
    <style:style style:name="P589" style:family="paragraph" style:parent-style-name="Text_20_body">
      <style:text-properties officeooo:paragraph-rsid="1071da26"/>
    </style:style>
    <style:style style:name="P590" style:family="paragraph" style:parent-style-name="Text_20_body">
      <style:text-properties officeooo:paragraph-rsid="10751ca7"/>
    </style:style>
    <style:style style:name="P591" style:family="paragraph" style:parent-style-name="Text_20_body">
      <style:text-properties officeooo:rsid="10751ca7" officeooo:paragraph-rsid="10751ca7"/>
    </style:style>
    <style:style style:name="P592" style:family="paragraph" style:parent-style-name="Text_20_body">
      <style:text-properties officeooo:rsid="1076f4e8" officeooo:paragraph-rsid="1076f4e8"/>
    </style:style>
    <style:style style:name="P593" style:family="paragraph" style:parent-style-name="Text_20_body">
      <style:text-properties officeooo:rsid="107d5839" officeooo:paragraph-rsid="107d5839"/>
    </style:style>
    <style:style style:name="P594" style:family="paragraph" style:parent-style-name="Text_20_body">
      <style:text-properties officeooo:rsid="107d5839" officeooo:paragraph-rsid="1080eecb"/>
    </style:style>
    <style:style style:name="P595" style:family="paragraph" style:parent-style-name="Text_20_body">
      <style:text-properties officeooo:rsid="107e5fa3" officeooo:paragraph-rsid="107e5fa3"/>
    </style:style>
    <style:style style:name="P596" style:family="paragraph" style:parent-style-name="Text_20_body">
      <style:text-properties officeooo:rsid="107e5fa3" officeooo:paragraph-rsid="1083c3c6"/>
    </style:style>
    <style:style style:name="P597" style:family="paragraph" style:parent-style-name="Text_20_body">
      <style:text-properties officeooo:paragraph-rsid="107e5fa3"/>
    </style:style>
    <style:style style:name="P598" style:family="paragraph" style:parent-style-name="Text_20_body">
      <style:text-properties officeooo:rsid="1083c3c6" officeooo:paragraph-rsid="1083c3c6"/>
    </style:style>
    <style:style style:name="P599" style:family="paragraph" style:parent-style-name="Text_20_body">
      <style:text-properties officeooo:paragraph-rsid="1083c3c6"/>
    </style:style>
    <style:style style:name="P600" style:family="paragraph" style:parent-style-name="Text_20_body">
      <style:text-properties officeooo:rsid="108a66ca" officeooo:paragraph-rsid="108a66ca"/>
    </style:style>
    <style:style style:name="P601" style:family="paragraph" style:parent-style-name="Text_20_body">
      <style:text-properties officeooo:rsid="108cc94b" officeooo:paragraph-rsid="108cc94b"/>
    </style:style>
    <style:style style:name="P602" style:family="paragraph" style:parent-style-name="Text_20_body">
      <style:text-properties officeooo:rsid="108e5899" officeooo:paragraph-rsid="108e5899"/>
    </style:style>
    <style:style style:name="P603" style:family="paragraph" style:parent-style-name="Text_20_body">
      <style:text-properties officeooo:rsid="00a13599" officeooo:paragraph-rsid="108e5899"/>
    </style:style>
    <style:style style:name="P604" style:family="paragraph" style:parent-style-name="Text_20_body">
      <style:text-properties officeooo:rsid="1091d084" officeooo:paragraph-rsid="1091d084"/>
    </style:style>
    <style:style style:name="P605" style:family="paragraph" style:parent-style-name="Text_20_body">
      <style:text-properties officeooo:rsid="109464f2" officeooo:paragraph-rsid="109464f2"/>
    </style:style>
    <style:style style:name="P606" style:family="paragraph" style:parent-style-name="Text_20_body">
      <style:text-properties officeooo:paragraph-rsid="10982582"/>
    </style:style>
    <style:style style:name="P607" style:family="paragraph" style:parent-style-name="Text_20_body">
      <style:text-properties officeooo:rsid="100b0302" officeooo:paragraph-rsid="10982582"/>
    </style:style>
    <style:style style:name="P608" style:family="paragraph" style:parent-style-name="Text_20_body">
      <style:text-properties officeooo:rsid="10982582" officeooo:paragraph-rsid="10982582"/>
    </style:style>
    <style:style style:name="P609" style:family="paragraph" style:parent-style-name="Text_20_body">
      <style:text-properties officeooo:rsid="0c853bc1" officeooo:paragraph-rsid="0c853bc1"/>
    </style:style>
    <style:style style:name="P610" style:family="paragraph" style:parent-style-name="Text_20_body">
      <style:text-properties officeooo:rsid="0c853bc1" officeooo:paragraph-rsid="126d7504"/>
    </style:style>
    <style:style style:name="P611" style:family="paragraph" style:parent-style-name="Text_20_body">
      <style:text-properties officeooo:rsid="109f63bc" officeooo:paragraph-rsid="109f7a1a"/>
    </style:style>
    <style:style style:name="P612" style:family="paragraph" style:parent-style-name="Text_20_body">
      <style:text-properties officeooo:paragraph-rsid="0e445387"/>
    </style:style>
    <style:style style:name="P613" style:family="paragraph" style:parent-style-name="Text_20_body">
      <style:text-properties officeooo:rsid="00fdda5b" officeooo:paragraph-rsid="10ad06af"/>
    </style:style>
    <style:style style:name="P614" style:family="paragraph" style:parent-style-name="Text_20_body">
      <style:text-properties officeooo:rsid="0574bc47" officeooo:paragraph-rsid="10ad06af"/>
    </style:style>
    <style:style style:name="P615" style:family="paragraph" style:parent-style-name="Text_20_body">
      <style:text-properties officeooo:paragraph-rsid="10ad06af"/>
    </style:style>
    <style:style style:name="P616" style:family="paragraph" style:parent-style-name="Text_20_body">
      <style:text-properties officeooo:rsid="10b09763" officeooo:paragraph-rsid="10b09763"/>
    </style:style>
    <style:style style:name="P617" style:family="paragraph" style:parent-style-name="Text_20_body">
      <style:text-properties officeooo:rsid="10b0a88d" officeooo:paragraph-rsid="10b0a88d"/>
    </style:style>
    <style:style style:name="P618" style:family="paragraph" style:parent-style-name="Text_20_body">
      <style:text-properties officeooo:paragraph-rsid="0028bbd3"/>
    </style:style>
    <style:style style:name="P619" style:family="paragraph" style:parent-style-name="Text_20_body">
      <style:text-properties officeooo:rsid="10ab5d5a" officeooo:paragraph-rsid="10ccb8b2"/>
    </style:style>
    <style:style style:name="P620" style:family="paragraph" style:parent-style-name="Text_20_body">
      <style:text-properties officeooo:paragraph-rsid="10c4bac3"/>
    </style:style>
    <style:style style:name="P621" style:family="paragraph" style:parent-style-name="Text_20_body">
      <style:text-properties officeooo:rsid="10aa51f2" officeooo:paragraph-rsid="10ccb8b2"/>
    </style:style>
    <style:style style:name="P622" style:family="paragraph" style:parent-style-name="Text_20_body">
      <style:text-properties officeooo:rsid="10ccb8b2" officeooo:paragraph-rsid="10ccb8b2"/>
    </style:style>
    <style:style style:name="P623" style:family="paragraph" style:parent-style-name="Text_20_body">
      <style:text-properties officeooo:paragraph-rsid="10ccb8b2"/>
    </style:style>
    <style:style style:name="P624" style:family="paragraph" style:parent-style-name="Text_20_body">
      <style:text-properties officeooo:rsid="10b4100d" officeooo:paragraph-rsid="10ccb8b2"/>
    </style:style>
    <style:style style:name="P625" style:family="paragraph" style:parent-style-name="Text_20_body">
      <style:text-properties officeooo:rsid="10b4100d" officeooo:paragraph-rsid="12abb383"/>
    </style:style>
    <style:style style:name="P626" style:family="paragraph" style:parent-style-name="Text_20_body">
      <style:text-properties officeooo:rsid="10b4f393" officeooo:paragraph-rsid="10ccb8b2"/>
    </style:style>
    <style:style style:name="P627" style:family="paragraph" style:parent-style-name="Text_20_body">
      <style:text-properties officeooo:rsid="10b4f393" officeooo:paragraph-rsid="12abb383"/>
    </style:style>
    <style:style style:name="P628" style:family="paragraph" style:parent-style-name="Text_20_body">
      <style:text-properties officeooo:rsid="10b6983a" officeooo:paragraph-rsid="10ccb8b2"/>
    </style:style>
    <style:style style:name="P629" style:family="paragraph" style:parent-style-name="Text_20_body">
      <style:text-properties officeooo:rsid="10b6983a" officeooo:paragraph-rsid="12abb383"/>
    </style:style>
    <style:style style:name="P630" style:family="paragraph" style:parent-style-name="Text_20_body">
      <style:text-properties officeooo:rsid="10d17ee3" officeooo:paragraph-rsid="10d17ee3"/>
    </style:style>
    <style:style style:name="P631" style:family="paragraph" style:parent-style-name="Text_20_body">
      <style:text-properties officeooo:paragraph-rsid="10d02bf6"/>
    </style:style>
    <style:style style:name="P632" style:family="paragraph" style:parent-style-name="Text_20_body">
      <style:text-properties officeooo:paragraph-rsid="10d21ae7"/>
    </style:style>
    <style:style style:name="P633" style:family="paragraph" style:parent-style-name="Text_20_body">
      <style:text-properties officeooo:rsid="10d4086b" officeooo:paragraph-rsid="10d4086b"/>
    </style:style>
    <style:style style:name="P634" style:family="paragraph" style:parent-style-name="Text_20_body">
      <style:text-properties officeooo:rsid="10d934be" officeooo:paragraph-rsid="10d934be"/>
    </style:style>
    <style:style style:name="P635" style:family="paragraph" style:parent-style-name="Text_20_body">
      <style:text-properties officeooo:rsid="10d9d7dd" officeooo:paragraph-rsid="10d9d7dd"/>
    </style:style>
    <style:style style:name="P636" style:family="paragraph" style:parent-style-name="Text_20_body">
      <style:text-properties officeooo:paragraph-rsid="10edae09"/>
    </style:style>
    <style:style style:name="P637" style:family="paragraph" style:parent-style-name="Text_20_body">
      <style:text-properties officeooo:rsid="0039efe5" officeooo:paragraph-rsid="0039efe5"/>
    </style:style>
    <style:style style:name="P638" style:family="paragraph" style:parent-style-name="Text_20_body">
      <style:text-properties officeooo:rsid="10f43832" officeooo:paragraph-rsid="10f43832"/>
    </style:style>
    <style:style style:name="P639" style:family="paragraph" style:parent-style-name="Text_20_body">
      <style:text-properties officeooo:rsid="10f75856" officeooo:paragraph-rsid="10f75856"/>
    </style:style>
    <style:style style:name="P640" style:family="paragraph" style:parent-style-name="Text_20_body">
      <style:text-properties officeooo:rsid="10f8b372" officeooo:paragraph-rsid="10f8b372"/>
    </style:style>
    <style:style style:name="P641" style:family="paragraph" style:parent-style-name="Text_20_body">
      <style:text-properties officeooo:rsid="1101f4be" officeooo:paragraph-rsid="1101f4be"/>
    </style:style>
    <style:style style:name="P642" style:family="paragraph" style:parent-style-name="Text_20_body">
      <style:text-properties officeooo:rsid="10d813fb" officeooo:paragraph-rsid="10d813fb"/>
    </style:style>
    <style:style style:name="P643" style:family="paragraph" style:parent-style-name="Text_20_body">
      <style:text-properties officeooo:paragraph-rsid="110372d1"/>
    </style:style>
    <style:style style:name="P644" style:family="paragraph" style:parent-style-name="Text_20_body">
      <style:text-properties officeooo:rsid="11104ce0" officeooo:paragraph-rsid="11104ce0"/>
    </style:style>
    <style:style style:name="P645" style:family="paragraph" style:parent-style-name="Text_20_body">
      <style:text-properties officeooo:paragraph-rsid="11104ce0"/>
    </style:style>
    <style:style style:name="P646" style:family="paragraph" style:parent-style-name="Text_20_body">
      <style:text-properties officeooo:paragraph-rsid="111170de"/>
    </style:style>
    <style:style style:name="P647" style:family="paragraph" style:parent-style-name="Text_20_body">
      <style:text-properties officeooo:rsid="111170de" officeooo:paragraph-rsid="111170de"/>
    </style:style>
    <style:style style:name="P648" style:family="paragraph" style:parent-style-name="Text_20_body">
      <style:text-properties officeooo:rsid="11119bf2" officeooo:paragraph-rsid="11119bf2"/>
    </style:style>
    <style:style style:name="P649" style:family="paragraph" style:parent-style-name="Text_20_body">
      <style:text-properties officeooo:rsid="11119bf2" officeooo:paragraph-rsid="1112b2d8"/>
    </style:style>
    <style:style style:name="P650" style:family="paragraph" style:parent-style-name="Text_20_body">
      <style:text-properties officeooo:rsid="00e74a0c" officeooo:paragraph-rsid="00e74a0c"/>
    </style:style>
    <style:style style:name="P651" style:family="paragraph" style:parent-style-name="Text_20_body">
      <style:text-properties officeooo:rsid="00ea95df" officeooo:paragraph-rsid="1111e3fb"/>
    </style:style>
    <style:style style:name="P652" style:family="paragraph" style:parent-style-name="Text_20_body">
      <style:text-properties officeooo:rsid="00e96172" officeooo:paragraph-rsid="1111e3fb"/>
    </style:style>
    <style:style style:name="P653" style:family="paragraph" style:parent-style-name="Text_20_body">
      <style:text-properties officeooo:paragraph-rsid="1111e3fb"/>
    </style:style>
    <style:style style:name="P654" style:family="paragraph" style:parent-style-name="Text_20_body">
      <style:text-properties officeooo:rsid="11144462" officeooo:paragraph-rsid="11144462"/>
    </style:style>
    <style:style style:name="P655" style:family="paragraph" style:parent-style-name="Text_20_body">
      <style:text-properties officeooo:rsid="111655f1" officeooo:paragraph-rsid="111655f1"/>
    </style:style>
    <style:style style:name="P656" style:family="paragraph" style:parent-style-name="Text_20_body">
      <style:text-properties officeooo:rsid="11177e38" officeooo:paragraph-rsid="11177e38"/>
    </style:style>
    <style:style style:name="P657" style:family="paragraph" style:parent-style-name="Text_20_body">
      <style:text-properties officeooo:rsid="111a7256" officeooo:paragraph-rsid="111a7256"/>
    </style:style>
    <style:style style:name="P658" style:family="paragraph" style:parent-style-name="Text_20_body">
      <style:text-properties officeooo:paragraph-rsid="111a7256"/>
    </style:style>
    <style:style style:name="P659" style:family="paragraph" style:parent-style-name="Text_20_body">
      <style:text-properties officeooo:paragraph-rsid="111c30c1"/>
    </style:style>
    <style:style style:name="P660" style:family="paragraph" style:parent-style-name="Text_20_body">
      <style:text-properties officeooo:rsid="005f9336" officeooo:paragraph-rsid="111d577c"/>
    </style:style>
    <style:style style:name="P661" style:family="paragraph" style:parent-style-name="Text_20_body">
      <style:text-properties officeooo:paragraph-rsid="1120b66a"/>
    </style:style>
    <style:style style:name="P662" style:family="paragraph" style:parent-style-name="Text_20_body">
      <style:text-properties officeooo:paragraph-rsid="112658bf"/>
    </style:style>
    <style:style style:name="P663" style:family="paragraph" style:parent-style-name="Text_20_body">
      <style:text-properties officeooo:rsid="0afb00be" officeooo:paragraph-rsid="0afb00be"/>
    </style:style>
    <style:style style:name="P664" style:family="paragraph" style:parent-style-name="Text_20_body">
      <style:text-properties officeooo:rsid="11318d9d" officeooo:paragraph-rsid="11318d9d"/>
    </style:style>
    <style:style style:name="P665" style:family="paragraph" style:parent-style-name="Text_20_body">
      <style:text-properties officeooo:rsid="1139d26f" officeooo:paragraph-rsid="1139d26f"/>
    </style:style>
    <style:style style:name="P666" style:family="paragraph" style:parent-style-name="Text_20_body">
      <style:text-properties officeooo:paragraph-rsid="1139d26f"/>
    </style:style>
    <style:style style:name="P667" style:family="paragraph" style:parent-style-name="Text_20_body">
      <style:text-properties officeooo:rsid="113a5dde" officeooo:paragraph-rsid="113a5dde"/>
    </style:style>
    <style:style style:name="P668" style:family="paragraph" style:parent-style-name="Text_20_body">
      <style:text-properties officeooo:rsid="113b0ebf" officeooo:paragraph-rsid="113b0ebf"/>
    </style:style>
    <style:style style:name="P669" style:family="paragraph" style:parent-style-name="Text_20_body">
      <style:text-properties officeooo:paragraph-rsid="0d605a99"/>
    </style:style>
    <style:style style:name="P670" style:family="paragraph" style:parent-style-name="Text_20_body">
      <style:text-properties officeooo:rsid="113d2961" officeooo:paragraph-rsid="113d2961"/>
    </style:style>
    <style:style style:name="P671" style:family="paragraph" style:parent-style-name="Text_20_body">
      <style:text-properties officeooo:paragraph-rsid="113d2961"/>
    </style:style>
    <style:style style:name="P672" style:family="paragraph" style:parent-style-name="Text_20_body">
      <style:text-properties officeooo:paragraph-rsid="00fd44d2"/>
    </style:style>
    <style:style style:name="P673" style:family="paragraph" style:parent-style-name="Text_20_body">
      <style:text-properties officeooo:paragraph-rsid="113ecbf8"/>
    </style:style>
    <style:style style:name="P674" style:family="paragraph" style:parent-style-name="Text_20_body">
      <style:text-properties officeooo:rsid="113ecbf8" officeooo:paragraph-rsid="113ecbf8"/>
    </style:style>
    <style:style style:name="P675" style:family="paragraph" style:parent-style-name="Text_20_body">
      <style:text-properties officeooo:rsid="00d49fea" officeooo:paragraph-rsid="00d49fea"/>
    </style:style>
    <style:style style:name="P676" style:family="paragraph" style:parent-style-name="Text_20_body">
      <style:text-properties officeooo:rsid="11484fde" officeooo:paragraph-rsid="11484fde"/>
    </style:style>
    <style:style style:name="P677" style:family="paragraph" style:parent-style-name="Text_20_body">
      <style:text-properties officeooo:rsid="11484fde" officeooo:paragraph-rsid="11493f96"/>
    </style:style>
    <style:style style:name="P678" style:family="paragraph" style:parent-style-name="Text_20_body">
      <style:text-properties officeooo:paragraph-rsid="11484fde"/>
    </style:style>
    <style:style style:name="P679" style:family="paragraph" style:parent-style-name="Text_20_body">
      <style:text-properties officeooo:rsid="1148fb26" officeooo:paragraph-rsid="1148fb26"/>
    </style:style>
    <style:style style:name="P680" style:family="paragraph" style:parent-style-name="Text_20_body">
      <style:text-properties officeooo:rsid="11521505" officeooo:paragraph-rsid="11521505"/>
    </style:style>
    <style:style style:name="P681" style:family="paragraph" style:parent-style-name="Text_20_body">
      <style:text-properties officeooo:rsid="1152c9f2" officeooo:paragraph-rsid="1152c9f2"/>
    </style:style>
    <style:style style:name="P682" style:family="paragraph" style:parent-style-name="Text_20_body">
      <style:text-properties officeooo:rsid="00230fde" officeooo:paragraph-rsid="00230fde"/>
    </style:style>
    <style:style style:name="P683" style:family="paragraph" style:parent-style-name="Text_20_body">
      <style:text-properties officeooo:rsid="1156c8b2" officeooo:paragraph-rsid="1156c8b2"/>
    </style:style>
    <style:style style:name="P684" style:family="paragraph" style:parent-style-name="Text_20_body">
      <style:text-properties officeooo:paragraph-rsid="114c391a"/>
    </style:style>
    <style:style style:name="P685" style:family="paragraph" style:parent-style-name="Text_20_body">
      <style:text-properties officeooo:rsid="115f3820" officeooo:paragraph-rsid="115f3820"/>
    </style:style>
    <style:style style:name="P686" style:family="paragraph" style:parent-style-name="Text_20_body">
      <style:text-properties officeooo:rsid="117a4550" officeooo:paragraph-rsid="117a4550"/>
    </style:style>
    <style:style style:name="P687" style:family="paragraph" style:parent-style-name="Text_20_body">
      <style:text-properties officeooo:rsid="052ba80a" officeooo:paragraph-rsid="052ba80a"/>
    </style:style>
    <style:style style:name="P688" style:family="paragraph" style:parent-style-name="Text_20_body">
      <style:text-properties officeooo:rsid="11d51035" officeooo:paragraph-rsid="11d51035"/>
    </style:style>
    <style:style style:name="P689" style:family="paragraph" style:parent-style-name="Text_20_body">
      <style:text-properties officeooo:paragraph-rsid="108e5899"/>
    </style:style>
    <style:style style:name="P690" style:family="paragraph" style:parent-style-name="Text_20_body">
      <style:text-properties officeooo:rsid="1214673a" officeooo:paragraph-rsid="1214673a"/>
    </style:style>
    <style:style style:name="P691" style:family="paragraph" style:parent-style-name="Text_20_body">
      <style:text-properties officeooo:rsid="1214ef89" officeooo:paragraph-rsid="1214ef89"/>
    </style:style>
    <style:style style:name="P692" style:family="paragraph" style:parent-style-name="Text_20_body">
      <style:text-properties officeooo:paragraph-rsid="0bf5a5ee"/>
    </style:style>
    <style:style style:name="P693" style:family="paragraph" style:parent-style-name="Text_20_body">
      <style:text-properties officeooo:rsid="12164df9" officeooo:paragraph-rsid="12164df9"/>
    </style:style>
    <style:style style:name="P694" style:family="paragraph" style:parent-style-name="Text_20_body">
      <style:text-properties officeooo:rsid="1217d44c" officeooo:paragraph-rsid="1217d44c"/>
    </style:style>
    <style:style style:name="P695" style:family="paragraph" style:parent-style-name="Text_20_body">
      <style:text-properties officeooo:rsid="121ba9d3" officeooo:paragraph-rsid="121ba9d3"/>
    </style:style>
    <style:style style:name="P696" style:family="paragraph" style:parent-style-name="Text_20_body">
      <style:text-properties officeooo:rsid="120dbb91" officeooo:paragraph-rsid="120dbb91"/>
    </style:style>
    <style:style style:name="P697" style:family="paragraph" style:parent-style-name="Text_20_body">
      <style:text-properties officeooo:rsid="12389f5c" officeooo:paragraph-rsid="12389f5c"/>
    </style:style>
    <style:style style:name="P698" style:family="paragraph" style:parent-style-name="Text_20_body">
      <style:text-properties officeooo:rsid="12395fbf" officeooo:paragraph-rsid="12395fbf"/>
    </style:style>
    <style:style style:name="P699" style:family="paragraph" style:parent-style-name="Text_20_body">
      <style:text-properties officeooo:rsid="123c2ed1" officeooo:paragraph-rsid="123c2ed1"/>
    </style:style>
    <style:style style:name="P700" style:family="paragraph" style:parent-style-name="Text_20_body">
      <style:text-properties officeooo:paragraph-rsid="123d9ff6"/>
    </style:style>
    <style:style style:name="P701" style:family="paragraph" style:parent-style-name="Text_20_body">
      <style:text-properties officeooo:paragraph-rsid="124eba6e"/>
    </style:style>
    <style:style style:name="P702" style:family="paragraph" style:parent-style-name="Text_20_body">
      <style:text-properties officeooo:rsid="1046db7e" officeooo:paragraph-rsid="124eba6e"/>
    </style:style>
    <style:style style:name="P703" style:family="paragraph" style:parent-style-name="Text_20_body">
      <style:text-properties officeooo:rsid="12430efa" officeooo:paragraph-rsid="12430efa"/>
    </style:style>
    <style:style style:name="P704" style:family="paragraph" style:parent-style-name="Text_20_body">
      <style:text-properties officeooo:paragraph-rsid="100b0302"/>
    </style:style>
    <style:style style:name="P705" style:family="paragraph" style:parent-style-name="Text_20_body">
      <style:text-properties officeooo:rsid="1244f6a0" officeooo:paragraph-rsid="12454cbc"/>
    </style:style>
    <style:style style:name="P706" style:family="paragraph" style:parent-style-name="Text_20_body">
      <style:text-properties officeooo:rsid="12454cbc" officeooo:paragraph-rsid="12454cbc"/>
    </style:style>
    <style:style style:name="P707" style:family="paragraph" style:parent-style-name="Text_20_body">
      <style:text-properties officeooo:rsid="0177cc48" officeooo:paragraph-rsid="0177cc48"/>
    </style:style>
    <style:style style:name="P708" style:family="paragraph" style:parent-style-name="Text_20_body">
      <style:text-properties officeooo:rsid="00baef1e" officeooo:paragraph-rsid="00baef1e"/>
    </style:style>
    <style:style style:name="P709" style:family="paragraph" style:parent-style-name="Text_20_body">
      <style:text-properties officeooo:rsid="123673ea" officeooo:paragraph-rsid="124d955d"/>
    </style:style>
    <style:style style:name="P710" style:family="paragraph" style:parent-style-name="Text_20_body">
      <style:text-properties officeooo:paragraph-rsid="124d955d"/>
    </style:style>
    <style:style style:name="P711" style:family="paragraph" style:parent-style-name="Text_20_body">
      <style:text-properties officeooo:rsid="0491231b" officeooo:paragraph-rsid="0491231b"/>
    </style:style>
    <style:style style:name="P712" style:family="paragraph" style:parent-style-name="Text_20_body">
      <style:text-properties officeooo:rsid="008397dd" officeooo:paragraph-rsid="124d955d"/>
    </style:style>
    <style:style style:name="P713" style:family="paragraph" style:parent-style-name="Text_20_body">
      <style:text-properties officeooo:rsid="1168af9c" officeooo:paragraph-rsid="124d955d"/>
    </style:style>
    <style:style style:name="P714" style:family="paragraph" style:parent-style-name="Text_20_body">
      <style:text-properties officeooo:rsid="015df6b7" officeooo:paragraph-rsid="124eba6e"/>
    </style:style>
    <style:style style:name="P715" style:family="paragraph" style:parent-style-name="Text_20_body">
      <style:text-properties officeooo:rsid="0fedd881" officeooo:paragraph-rsid="124eba6e"/>
    </style:style>
    <style:style style:name="P716" style:family="paragraph" style:parent-style-name="Text_20_body">
      <style:text-properties officeooo:rsid="106d2959" officeooo:paragraph-rsid="124eba6e"/>
    </style:style>
    <style:style style:name="P717" style:family="paragraph" style:parent-style-name="Text_20_body">
      <style:text-properties officeooo:rsid="01107191" officeooo:paragraph-rsid="124eba6e"/>
    </style:style>
    <style:style style:name="P718" style:family="paragraph" style:parent-style-name="Text_20_body">
      <style:text-properties officeooo:rsid="0096821e" officeooo:paragraph-rsid="124eba6e"/>
    </style:style>
    <style:style style:name="P719" style:family="paragraph" style:parent-style-name="Text_20_body">
      <style:text-properties officeooo:rsid="00981577" officeooo:paragraph-rsid="124eba6e"/>
    </style:style>
    <style:style style:name="P720" style:family="paragraph" style:parent-style-name="Text_20_body">
      <style:text-properties officeooo:rsid="122dfdb9" officeooo:paragraph-rsid="124eba6e"/>
    </style:style>
    <style:style style:name="P721" style:family="paragraph" style:parent-style-name="Text_20_body">
      <style:text-properties officeooo:rsid="101f82fc" officeooo:paragraph-rsid="124eba6e"/>
    </style:style>
    <style:style style:name="P722" style:family="paragraph" style:parent-style-name="Text_20_body">
      <style:text-properties officeooo:rsid="1136c354" officeooo:paragraph-rsid="124eba6e"/>
    </style:style>
    <style:style style:name="P723" style:family="paragraph" style:parent-style-name="Text_20_body">
      <style:text-properties officeooo:rsid="101f92e9" officeooo:paragraph-rsid="124eba6e"/>
    </style:style>
    <style:style style:name="P724" style:family="paragraph" style:parent-style-name="Text_20_body">
      <style:text-properties officeooo:rsid="102250f7" officeooo:paragraph-rsid="124eba6e"/>
    </style:style>
    <style:style style:name="P725" style:family="paragraph" style:parent-style-name="Text_20_body">
      <style:text-properties officeooo:rsid="113630d1" officeooo:paragraph-rsid="124eba6e"/>
    </style:style>
    <style:style style:name="P726" style:family="paragraph" style:parent-style-name="Text_20_body">
      <style:text-properties officeooo:rsid="122a57eb" officeooo:paragraph-rsid="124eba6e"/>
    </style:style>
    <style:style style:name="P727" style:family="paragraph" style:parent-style-name="Text_20_body">
      <style:text-properties officeooo:rsid="122d979b" officeooo:paragraph-rsid="124eba6e"/>
    </style:style>
    <style:style style:name="P728" style:family="paragraph" style:parent-style-name="Text_20_body">
      <style:text-properties officeooo:paragraph-rsid="113025d2"/>
    </style:style>
    <style:style style:name="P729" style:family="paragraph" style:parent-style-name="Text_20_body">
      <style:text-properties officeooo:rsid="124f4d54" officeooo:paragraph-rsid="124f4d54"/>
    </style:style>
    <style:style style:name="P730" style:family="paragraph" style:parent-style-name="Text_20_body">
      <style:text-properties officeooo:paragraph-rsid="124f4d54"/>
    </style:style>
    <style:style style:name="P731" style:family="paragraph" style:parent-style-name="Text_20_body">
      <style:text-properties officeooo:paragraph-rsid="125bd64f"/>
    </style:style>
    <style:style style:name="P732" style:family="paragraph" style:parent-style-name="Text_20_body">
      <style:text-properties officeooo:rsid="106e851c"/>
    </style:style>
    <style:style style:name="P733" style:family="paragraph" style:parent-style-name="Text_20_body">
      <style:text-properties officeooo:rsid="125a7afd" officeooo:paragraph-rsid="125a7afd"/>
    </style:style>
    <style:style style:name="P734" style:family="paragraph" style:parent-style-name="Text_20_body">
      <style:text-properties officeooo:paragraph-rsid="12053c40"/>
    </style:style>
    <style:style style:name="P735" style:family="paragraph" style:parent-style-name="Text_20_body">
      <style:text-properties officeooo:paragraph-rsid="126d7504"/>
    </style:style>
    <style:style style:name="P736" style:family="paragraph" style:parent-style-name="Text_20_body">
      <style:text-properties officeooo:rsid="126f5e4a" officeooo:paragraph-rsid="126f5e4a"/>
    </style:style>
    <style:style style:name="P737" style:family="paragraph" style:parent-style-name="Text_20_body">
      <style:text-properties officeooo:paragraph-rsid="02262159"/>
    </style:style>
    <style:style style:name="P738" style:family="paragraph" style:parent-style-name="Text_20_body">
      <style:text-properties officeooo:rsid="127ba8fc" officeooo:paragraph-rsid="127ba8fc"/>
    </style:style>
    <style:style style:name="P739" style:family="paragraph" style:parent-style-name="Text_20_body">
      <style:text-properties officeooo:rsid="0b008881" officeooo:paragraph-rsid="0b008881"/>
    </style:style>
    <style:style style:name="P740" style:family="paragraph" style:parent-style-name="Text_20_body">
      <style:text-properties officeooo:rsid="127e74d5" officeooo:paragraph-rsid="127e74d5"/>
    </style:style>
    <style:style style:name="P741" style:family="paragraph" style:parent-style-name="Text_20_body">
      <style:text-properties officeooo:paragraph-rsid="1091d084"/>
    </style:style>
    <style:style style:name="P742" style:family="paragraph" style:parent-style-name="Text_20_body">
      <style:text-properties officeooo:paragraph-rsid="1209d15b"/>
    </style:style>
    <style:style style:name="P743" style:family="paragraph" style:parent-style-name="Text_20_body">
      <style:text-properties officeooo:paragraph-rsid="12873ec6"/>
    </style:style>
    <style:style style:name="P744" style:family="paragraph" style:parent-style-name="Text_20_body">
      <style:text-properties officeooo:paragraph-rsid="1039d93a"/>
    </style:style>
    <style:style style:name="P745" style:family="paragraph" style:parent-style-name="Text_20_body">
      <style:text-properties officeooo:rsid="1288cdd0" officeooo:paragraph-rsid="1288cdd0"/>
    </style:style>
    <style:style style:name="P746" style:family="paragraph" style:parent-style-name="Text_20_body">
      <style:text-properties officeooo:rsid="100f05ee" officeooo:paragraph-rsid="124d955d"/>
    </style:style>
    <style:style style:name="P747" style:family="paragraph" style:parent-style-name="Text_20_body">
      <style:text-properties officeooo:rsid="128c72d6" officeooo:paragraph-rsid="128c72d6"/>
    </style:style>
    <style:style style:name="P748" style:family="paragraph" style:parent-style-name="Text_20_body">
      <style:text-properties officeooo:paragraph-rsid="014670bd"/>
    </style:style>
    <style:style style:name="P749" style:family="paragraph" style:parent-style-name="Text_20_body">
      <style:text-properties officeooo:paragraph-rsid="1240aacb"/>
    </style:style>
    <style:style style:name="P750" style:family="paragraph" style:parent-style-name="Text_20_body">
      <style:text-properties officeooo:rsid="005c8414" officeooo:paragraph-rsid="1295f4b4"/>
    </style:style>
    <style:style style:name="P751" style:family="paragraph" style:parent-style-name="Text_20_body">
      <style:text-properties officeooo:rsid="005c8414" officeooo:paragraph-rsid="00b4eafd"/>
    </style:style>
    <style:style style:name="P752" style:family="paragraph" style:parent-style-name="Text_20_body">
      <style:text-properties officeooo:paragraph-rsid="00c99246"/>
    </style:style>
    <style:style style:name="P753" style:family="paragraph" style:parent-style-name="Text_20_body">
      <style:text-properties officeooo:rsid="129a4954" officeooo:paragraph-rsid="129a4954"/>
    </style:style>
    <style:style style:name="P754" style:family="paragraph" style:parent-style-name="Text_20_body">
      <style:text-properties officeooo:rsid="129b7e84" officeooo:paragraph-rsid="129b7e84"/>
    </style:style>
    <style:style style:name="P755" style:family="paragraph" style:parent-style-name="Text_20_body">
      <style:text-properties officeooo:rsid="128e5270" officeooo:paragraph-rsid="129b7e84"/>
    </style:style>
    <style:style style:name="P756" style:family="paragraph" style:parent-style-name="Text_20_body">
      <style:text-properties officeooo:paragraph-rsid="0146a25e"/>
    </style:style>
    <style:style style:name="P757" style:family="paragraph" style:parent-style-name="Text_20_body">
      <style:text-properties fo:color="#000000" style:font-name="Liberation Serif" fo:font-size="12pt" fo:font-style="normal" fo:font-weight="normal" officeooo:rsid="0130ce0d" officeooo:paragraph-rsid="014670bd" style:font-size-asian="12pt" style:font-style-asian="normal" style:font-weight-asian="normal" style:font-size-complex="12pt" style:font-style-complex="normal" style:font-weight-complex="normal"/>
    </style:style>
    <style:style style:name="P758" style:family="paragraph" style:parent-style-name="Text_20_body">
      <style:text-properties officeooo:rsid="129cba07" officeooo:paragraph-rsid="129cba07"/>
    </style:style>
    <style:style style:name="P759" style:family="paragraph" style:parent-style-name="Text_20_body">
      <style:text-properties officeooo:paragraph-rsid="129cba07"/>
    </style:style>
    <style:style style:name="P760" style:family="paragraph" style:parent-style-name="Text_20_body">
      <style:text-properties officeooo:paragraph-rsid="12a016af"/>
    </style:style>
    <style:style style:name="P761" style:family="paragraph" style:parent-style-name="Text_20_body">
      <style:text-properties officeooo:paragraph-rsid="12a1c341"/>
    </style:style>
    <style:style style:name="P762" style:family="paragraph" style:parent-style-name="Text_20_body">
      <style:text-properties officeooo:paragraph-rsid="12a3299e"/>
    </style:style>
    <style:style style:name="P763" style:family="paragraph" style:parent-style-name="Text_20_body">
      <style:text-properties officeooo:rsid="0050cfbe" officeooo:paragraph-rsid="12a3d353"/>
    </style:style>
    <style:style style:name="P764" style:family="paragraph" style:parent-style-name="Text_20_body">
      <style:text-properties officeooo:rsid="01293070" officeooo:paragraph-rsid="12a3d353"/>
    </style:style>
    <style:style style:name="P765" style:family="paragraph" style:parent-style-name="Text_20_body">
      <style:text-properties officeooo:rsid="0052b244" officeooo:paragraph-rsid="12a3d353"/>
    </style:style>
    <style:style style:name="P766" style:family="paragraph" style:parent-style-name="Text_20_body">
      <style:text-properties officeooo:rsid="00c7b16d" officeooo:paragraph-rsid="12a3d353"/>
    </style:style>
    <style:style style:name="P767" style:family="paragraph" style:parent-style-name="Text_20_body">
      <style:text-properties officeooo:rsid="00c7ef3a" officeooo:paragraph-rsid="12a3d353"/>
    </style:style>
    <style:style style:name="P768" style:family="paragraph" style:parent-style-name="Text_20_body">
      <style:text-properties officeooo:rsid="01f45b48" officeooo:paragraph-rsid="12a3d353"/>
    </style:style>
    <style:style style:name="P769" style:family="paragraph" style:parent-style-name="Text_20_body">
      <style:text-properties officeooo:paragraph-rsid="12a3d353"/>
    </style:style>
    <style:style style:name="P770" style:family="paragraph" style:parent-style-name="Text_20_body">
      <style:text-properties officeooo:rsid="10b34ab1" officeooo:paragraph-rsid="12a7ee14"/>
    </style:style>
    <style:style style:name="P771" style:family="paragraph" style:parent-style-name="Text_20_body">
      <style:text-properties officeooo:rsid="10b3a1f3" officeooo:paragraph-rsid="12a7ee14"/>
    </style:style>
    <style:style style:name="P772" style:family="paragraph" style:parent-style-name="Text_20_body">
      <style:text-properties officeooo:paragraph-rsid="12a7ee14"/>
    </style:style>
    <style:style style:name="P773" style:family="paragraph" style:parent-style-name="Text_20_body">
      <style:text-properties officeooo:rsid="10b827ad" officeooo:paragraph-rsid="12abb383"/>
    </style:style>
    <style:style style:name="P774" style:family="paragraph" style:parent-style-name="Text_20_body">
      <style:paragraph-properties fo:text-align="center" style:justify-single-word="false"/>
      <style:text-properties officeooo:rsid="10c90dfb" officeooo:paragraph-rsid="12abb383"/>
    </style:style>
    <style:style style:name="P775" style:family="paragraph" style:parent-style-name="Text_20_body">
      <style:text-properties officeooo:rsid="10c90dfb" officeooo:paragraph-rsid="12abb383"/>
    </style:style>
    <style:style style:name="P776" style:family="paragraph" style:parent-style-name="Text_20_body">
      <style:text-properties officeooo:rsid="10c9c554" officeooo:paragraph-rsid="12abb383"/>
    </style:style>
    <style:style style:name="P777" style:family="paragraph" style:parent-style-name="Text_20_body">
      <style:text-properties officeooo:rsid="10b7be3c" officeooo:paragraph-rsid="12abb383"/>
    </style:style>
    <style:style style:name="P778" style:family="paragraph" style:parent-style-name="Text_20_body">
      <style:paragraph-properties fo:text-align="center" style:justify-single-word="false"/>
      <style:text-properties officeooo:paragraph-rsid="12abb383"/>
    </style:style>
    <style:style style:name="P779" style:family="paragraph" style:parent-style-name="Text_20_body">
      <style:paragraph-properties fo:text-align="center" style:justify-single-word="false"/>
      <style:text-properties officeooo:paragraph-rsid="12ae34f5"/>
    </style:style>
    <style:style style:name="P780" style:family="paragraph" style:parent-style-name="Text_20_body">
      <style:text-properties officeooo:rsid="10b8e4e6" officeooo:paragraph-rsid="12abb383"/>
    </style:style>
    <style:style style:name="P781" style:family="paragraph" style:parent-style-name="Text_20_body">
      <style:text-properties officeooo:rsid="10b92949" officeooo:paragraph-rsid="12abb383"/>
    </style:style>
    <style:style style:name="P782" style:family="paragraph" style:parent-style-name="Text_20_body">
      <style:text-properties officeooo:rsid="10b9a1a8" officeooo:paragraph-rsid="12abb383"/>
    </style:style>
    <style:style style:name="P783" style:family="paragraph" style:parent-style-name="Text_20_body">
      <style:text-properties officeooo:rsid="122fc9f9" officeooo:paragraph-rsid="12aa08ef"/>
    </style:style>
    <style:style style:name="P784" style:family="paragraph" style:parent-style-name="Text_20_body">
      <style:text-properties officeooo:rsid="12319ebb" officeooo:paragraph-rsid="12aa08ef"/>
    </style:style>
    <style:style style:name="P785" style:family="paragraph" style:parent-style-name="Text_20_body">
      <style:text-properties officeooo:rsid="12310472" officeooo:paragraph-rsid="12aa08ef"/>
    </style:style>
    <style:style style:name="P786" style:family="paragraph" style:parent-style-name="Text_20_body">
      <style:text-properties officeooo:rsid="10f01da5" officeooo:paragraph-rsid="12ab5d69"/>
    </style:style>
    <style:style style:name="P787" style:family="paragraph" style:parent-style-name="Text_20_body">
      <style:text-properties officeooo:rsid="00677c60" officeooo:paragraph-rsid="12ab5d69"/>
    </style:style>
    <style:style style:name="P788" style:family="paragraph" style:parent-style-name="Text_20_body">
      <style:text-properties officeooo:rsid="0e9cc06c" officeooo:paragraph-rsid="12ab5d69"/>
    </style:style>
    <style:style style:name="P789" style:family="paragraph" style:parent-style-name="Text_20_body">
      <style:text-properties officeooo:rsid="08c0bb4a" officeooo:paragraph-rsid="12ab5d69"/>
    </style:style>
    <style:style style:name="P790" style:family="paragraph" style:parent-style-name="Text_20_body">
      <style:text-properties officeooo:rsid="01b99f81" officeooo:paragraph-rsid="12ab5d69"/>
    </style:style>
    <style:style style:name="P791" style:family="paragraph" style:parent-style-name="Text_20_body">
      <style:text-properties officeooo:paragraph-rsid="12aa08ef"/>
    </style:style>
    <style:style style:name="P792" style:family="paragraph" style:parent-style-name="Text_20_body">
      <style:text-properties officeooo:rsid="0120071d" officeooo:paragraph-rsid="12aa08ef"/>
    </style:style>
    <style:style style:name="P793" style:family="paragraph" style:parent-style-name="Text_20_body">
      <style:text-properties officeooo:rsid="011e6e01" officeooo:paragraph-rsid="12aa08ef"/>
    </style:style>
    <style:style style:name="P794" style:family="paragraph" style:parent-style-name="Text_20_body">
      <style:text-properties officeooo:rsid="01231a8a" officeooo:paragraph-rsid="12aa08ef"/>
    </style:style>
    <style:style style:name="P795" style:family="paragraph" style:parent-style-name="Text_20_body">
      <style:text-properties officeooo:rsid="0118b107" officeooo:paragraph-rsid="12aa08ef"/>
    </style:style>
    <style:style style:name="P796" style:family="paragraph" style:parent-style-name="Text_20_body">
      <style:text-properties officeooo:rsid="0118b107" officeooo:paragraph-rsid="12d5ccea"/>
    </style:style>
    <style:style style:name="P797" style:family="paragraph" style:parent-style-name="Text_20_body">
      <style:text-properties officeooo:rsid="0cad764e" officeooo:paragraph-rsid="12aa08ef"/>
    </style:style>
    <style:style style:name="P798" style:family="paragraph" style:parent-style-name="Text_20_body">
      <style:text-properties officeooo:rsid="12111122" officeooo:paragraph-rsid="12aa08ef"/>
    </style:style>
    <style:style style:name="P799" style:family="paragraph" style:parent-style-name="Text_20_body">
      <style:text-properties officeooo:rsid="120f1063" officeooo:paragraph-rsid="12aa08ef"/>
    </style:style>
    <style:style style:name="P800" style:family="paragraph" style:parent-style-name="Text_20_body">
      <style:text-properties officeooo:rsid="12106524" officeooo:paragraph-rsid="12aa08ef"/>
    </style:style>
    <style:style style:name="P801" style:family="paragraph" style:parent-style-name="Text_20_body">
      <style:text-properties officeooo:rsid="03fda613" officeooo:paragraph-rsid="12aa08ef"/>
    </style:style>
    <style:style style:name="P802" style:family="paragraph" style:parent-style-name="Text_20_body">
      <style:text-properties officeooo:rsid="03fb7db9" officeooo:paragraph-rsid="12aa08ef"/>
    </style:style>
    <style:style style:name="P803" style:family="paragraph" style:parent-style-name="Text_20_body">
      <style:text-properties officeooo:rsid="10ac994a" officeooo:paragraph-rsid="12aa08ef"/>
    </style:style>
    <style:style style:name="P804" style:family="paragraph" style:parent-style-name="Text_20_body">
      <style:text-properties officeooo:rsid="12740d8d" officeooo:paragraph-rsid="12ab5d69"/>
    </style:style>
    <style:style style:name="P805" style:family="paragraph" style:parent-style-name="Text_20_body">
      <style:text-properties officeooo:rsid="1274e30b" officeooo:paragraph-rsid="12ab5d69"/>
    </style:style>
    <style:style style:name="P806" style:family="paragraph" style:parent-style-name="Text_20_body">
      <style:text-properties officeooo:paragraph-rsid="12ab5d69"/>
    </style:style>
    <style:style style:name="P807" style:family="paragraph" style:parent-style-name="Text_20_body">
      <style:text-properties officeooo:rsid="0c112d85" officeooo:paragraph-rsid="12ab5d69"/>
    </style:style>
    <style:style style:name="P808" style:family="paragraph" style:parent-style-name="Text_20_body">
      <style:text-properties officeooo:rsid="0c0e23c3" officeooo:paragraph-rsid="12ab5d69"/>
    </style:style>
    <style:style style:name="P809" style:family="paragraph" style:parent-style-name="Text_20_body">
      <style:text-properties officeooo:rsid="0c1201ed" officeooo:paragraph-rsid="12ab5d69"/>
    </style:style>
    <style:style style:name="P810" style:family="paragraph" style:parent-style-name="Text_20_body">
      <style:text-properties officeooo:rsid="1223c8f3" officeooo:paragraph-rsid="12ab5d69"/>
    </style:style>
    <style:style style:name="P811" style:family="paragraph" style:parent-style-name="Text_20_body">
      <style:text-properties style:text-position="0% 100%" officeooo:rsid="122444f3" officeooo:paragraph-rsid="12ab5d69"/>
    </style:style>
    <style:style style:name="P812" style:family="paragraph" style:parent-style-name="Text_20_body">
      <style:text-properties officeooo:rsid="00ce0564" officeooo:paragraph-rsid="12ab5d69"/>
    </style:style>
    <style:style style:name="P813" style:family="paragraph" style:parent-style-name="Text_20_body">
      <style:text-properties officeooo:rsid="06bd07da" officeooo:paragraph-rsid="12ab5d69"/>
    </style:style>
    <style:style style:name="P814" style:family="paragraph" style:parent-style-name="Text_20_body">
      <style:text-properties officeooo:rsid="0085ffc3" officeooo:paragraph-rsid="12ab5d69"/>
    </style:style>
    <style:style style:name="P815" style:family="paragraph" style:parent-style-name="Text_20_body">
      <style:text-properties officeooo:rsid="0ffe9994" officeooo:paragraph-rsid="12ab5d69"/>
    </style:style>
    <style:style style:name="P816" style:family="paragraph" style:parent-style-name="Text_20_body">
      <style:text-properties officeooo:rsid="0ffebee9" officeooo:paragraph-rsid="12ab5d69"/>
    </style:style>
    <style:style style:name="P817" style:family="paragraph" style:parent-style-name="Text_20_body">
      <style:text-properties officeooo:paragraph-rsid="12abb383"/>
    </style:style>
    <style:style style:name="P818" style:family="paragraph" style:parent-style-name="Text_20_body">
      <style:text-properties officeooo:rsid="12ac2ee8" officeooo:paragraph-rsid="12ac2ee8"/>
    </style:style>
    <style:style style:name="P819" style:family="paragraph" style:parent-style-name="Text_20_body">
      <style:text-properties officeooo:paragraph-rsid="12ac2ee8"/>
    </style:style>
    <style:style style:name="P820" style:family="paragraph" style:parent-style-name="Text_20_body">
      <style:text-properties officeooo:rsid="12ada781" officeooo:paragraph-rsid="12ada781"/>
    </style:style>
    <style:style style:name="P821" style:family="paragraph" style:parent-style-name="Text_20_body">
      <style:text-properties officeooo:paragraph-rsid="12ada781"/>
    </style:style>
    <style:style style:name="P822" style:family="paragraph" style:parent-style-name="Text_20_body">
      <style:text-properties officeooo:paragraph-rsid="12ae34f5"/>
    </style:style>
    <style:style style:name="P823" style:family="paragraph" style:parent-style-name="Text_20_body">
      <style:text-properties officeooo:rsid="0a7e49f6" officeooo:paragraph-rsid="12b009f7"/>
    </style:style>
    <style:style style:name="P824" style:family="paragraph" style:parent-style-name="Text_20_body">
      <style:text-properties officeooo:rsid="00cf4d23" officeooo:paragraph-rsid="12b009f7"/>
    </style:style>
    <style:style style:name="P825" style:family="paragraph" style:parent-style-name="Text_20_body">
      <style:text-properties officeooo:rsid="00d001b0" officeooo:paragraph-rsid="12b009f7"/>
    </style:style>
    <style:style style:name="P826" style:family="paragraph" style:parent-style-name="Text_20_body">
      <style:text-properties officeooo:rsid="12b1dcfb" officeooo:paragraph-rsid="12b1dcfb"/>
    </style:style>
    <style:style style:name="P827" style:family="paragraph" style:parent-style-name="Text_20_body">
      <style:text-properties officeooo:paragraph-rsid="12b1dcfb"/>
    </style:style>
    <style:style style:name="P828" style:family="paragraph" style:parent-style-name="Text_20_body">
      <style:text-properties officeooo:rsid="127553e5" officeooo:paragraph-rsid="12b1dcfb"/>
    </style:style>
    <style:style style:name="P829" style:family="paragraph" style:parent-style-name="Text_20_body">
      <style:text-properties officeooo:rsid="12773441" officeooo:paragraph-rsid="12b1dcfb"/>
    </style:style>
    <style:style style:name="P830" style:family="paragraph" style:parent-style-name="Text_20_body">
      <style:text-properties officeooo:rsid="12a3299e" officeooo:paragraph-rsid="12a3299e"/>
    </style:style>
    <style:style style:name="P831" style:family="paragraph" style:parent-style-name="Text_20_body">
      <style:text-properties officeooo:paragraph-rsid="066bdf73"/>
    </style:style>
    <style:style style:name="P832" style:family="paragraph" style:parent-style-name="Text_20_body">
      <style:text-properties officeooo:rsid="12ba21bc" officeooo:paragraph-rsid="12ba21bc"/>
    </style:style>
    <style:style style:name="P833" style:family="paragraph" style:parent-style-name="Text_20_body">
      <style:text-properties officeooo:rsid="12bbbdbe" officeooo:paragraph-rsid="12bbbdbe"/>
    </style:style>
    <style:style style:name="P834" style:family="paragraph" style:parent-style-name="Text_20_body">
      <style:text-properties officeooo:paragraph-rsid="00d622a1"/>
    </style:style>
    <style:style style:name="P835" style:family="paragraph" style:parent-style-name="Text_20_body">
      <style:text-properties officeooo:paragraph-rsid="066edfb2"/>
    </style:style>
    <style:style style:name="P836" style:family="paragraph" style:parent-style-name="Text_20_body">
      <style:text-properties officeooo:rsid="12c02d88" officeooo:paragraph-rsid="12c02d88"/>
    </style:style>
    <style:style style:name="P837" style:family="paragraph" style:parent-style-name="Text_20_body">
      <style:text-properties officeooo:rsid="12c0bf65" officeooo:paragraph-rsid="12c0bf65"/>
    </style:style>
    <style:style style:name="P838" style:family="paragraph" style:parent-style-name="Text_20_body">
      <style:text-properties officeooo:paragraph-rsid="066c9f51"/>
    </style:style>
    <style:style style:name="P839" style:family="paragraph" style:parent-style-name="Text_20_body">
      <style:text-properties officeooo:rsid="12c26965" officeooo:paragraph-rsid="12c26965"/>
    </style:style>
    <style:style style:name="P840" style:family="paragraph" style:parent-style-name="Text_20_body">
      <style:text-properties officeooo:rsid="12c55bf7" officeooo:paragraph-rsid="12c55bf7"/>
    </style:style>
    <style:style style:name="P841" style:family="paragraph" style:parent-style-name="Text_20_body">
      <style:text-properties officeooo:rsid="12c63042" officeooo:paragraph-rsid="12c63042"/>
    </style:style>
    <style:style style:name="P842" style:family="paragraph" style:parent-style-name="Text_20_body">
      <style:text-properties officeooo:paragraph-rsid="12c63042"/>
    </style:style>
    <style:style style:name="P843" style:family="paragraph" style:parent-style-name="Text_20_body">
      <style:text-properties officeooo:paragraph-rsid="00d7aebc"/>
    </style:style>
    <style:style style:name="P844" style:family="paragraph" style:parent-style-name="Text_20_body">
      <style:text-properties officeooo:paragraph-rsid="12d21e61"/>
    </style:style>
    <style:style style:name="P845" style:family="paragraph" style:parent-style-name="Text_20_body">
      <style:text-properties officeooo:paragraph-rsid="12d41240"/>
    </style:style>
    <style:style style:name="P846" style:family="paragraph" style:parent-style-name="Text_20_body">
      <style:text-properties officeooo:rsid="12d4eaec" officeooo:paragraph-rsid="12d4eaec"/>
    </style:style>
    <style:style style:name="P847" style:family="paragraph" style:parent-style-name="Text_20_body">
      <style:paragraph-properties fo:text-align="center" style:justify-single-word="false"/>
      <style:text-properties officeooo:rsid="12d4eaec" officeooo:paragraph-rsid="12d4eaec"/>
    </style:style>
    <style:style style:name="P848" style:family="paragraph" style:parent-style-name="Text_20_body">
      <style:paragraph-properties fo:text-align="start" style:justify-single-word="false"/>
      <style:text-properties officeooo:rsid="12d4eaec" officeooo:paragraph-rsid="12d4eaec"/>
    </style:style>
    <style:style style:name="P849" style:family="paragraph" style:parent-style-name="Text_20_body">
      <style:text-properties officeooo:paragraph-rsid="12d5ccea"/>
    </style:style>
    <style:style style:name="P850" style:family="paragraph" style:parent-style-name="Preformatted_20_Text">
      <style:text-properties officeooo:paragraph-rsid="002f1486"/>
    </style:style>
    <style:style style:name="P851" style:family="paragraph" style:parent-style-name="Preformatted_20_Text">
      <style:text-properties officeooo:rsid="002f1486" officeooo:paragraph-rsid="002f1486"/>
    </style:style>
    <style:style style:name="P852" style:family="paragraph" style:parent-style-name="Preformatted_20_Text">
      <style:text-properties officeooo:rsid="002f1486" officeooo:paragraph-rsid="00346180"/>
    </style:style>
    <style:style style:name="P853" style:family="paragraph" style:parent-style-name="Preformatted_20_Text">
      <style:text-properties officeooo:rsid="002f1486" officeooo:paragraph-rsid="1240aacb"/>
    </style:style>
    <style:style style:name="P854" style:family="paragraph" style:parent-style-name="Preformatted_20_Text">
      <style:text-properties officeooo:rsid="003068bb" officeooo:paragraph-rsid="003068bb"/>
    </style:style>
    <style:style style:name="P855" style:family="paragraph" style:parent-style-name="Preformatted_20_Text">
      <style:text-properties officeooo:paragraph-rsid="003481a1"/>
    </style:style>
    <style:style style:name="P856" style:family="paragraph" style:parent-style-name="Preformatted_20_Text">
      <style:text-properties officeooo:rsid="003e0fa5" officeooo:paragraph-rsid="003e0fa5"/>
    </style:style>
    <style:style style:name="P857" style:family="paragraph" style:parent-style-name="Preformatted_20_Text">
      <style:text-properties officeooo:paragraph-rsid="0043f816"/>
    </style:style>
    <style:style style:name="P858" style:family="paragraph" style:parent-style-name="Preformatted_20_Text">
      <style:text-properties officeooo:rsid="0047e6b9" officeooo:paragraph-rsid="0047e6b9"/>
    </style:style>
    <style:style style:name="P859" style:family="paragraph" style:parent-style-name="Preformatted_20_Text">
      <style:text-properties officeooo:paragraph-rsid="00558d4e"/>
    </style:style>
    <style:style style:name="P860" style:family="paragraph" style:parent-style-name="Preformatted_20_Text">
      <style:text-properties officeooo:rsid="0058efe0" officeooo:paragraph-rsid="0058efe0"/>
    </style:style>
    <style:style style:name="P861" style:family="paragraph" style:parent-style-name="Preformatted_20_Text">
      <style:text-properties officeooo:rsid="006f0be8" officeooo:paragraph-rsid="00b4eafd"/>
    </style:style>
    <style:style style:name="P862" style:family="paragraph" style:parent-style-name="Preformatted_20_Text">
      <style:text-properties officeooo:rsid="006f0be8" officeooo:paragraph-rsid="1295f4b4"/>
    </style:style>
    <style:style style:name="P863" style:family="paragraph" style:parent-style-name="Preformatted_20_Text">
      <style:text-properties officeooo:rsid="0075e014" officeooo:paragraph-rsid="0075e014"/>
    </style:style>
    <style:style style:name="P864" style:family="paragraph" style:parent-style-name="Preformatted_20_Text">
      <style:text-properties officeooo:rsid="0075e014" officeooo:paragraph-rsid="00b6fdac"/>
    </style:style>
    <style:style style:name="P865" style:family="paragraph" style:parent-style-name="Preformatted_20_Text">
      <style:text-properties officeooo:paragraph-rsid="0093a842"/>
    </style:style>
    <style:style style:name="P866" style:family="paragraph" style:parent-style-name="Preformatted_20_Text">
      <style:text-properties officeooo:paragraph-rsid="00a4a497"/>
    </style:style>
    <style:style style:name="P867" style:family="paragraph" style:parent-style-name="Preformatted_20_Text">
      <style:text-properties officeooo:paragraph-rsid="00abdc30"/>
    </style:style>
    <style:style style:name="P868" style:family="paragraph" style:parent-style-name="Preformatted_20_Text">
      <style:text-properties officeooo:paragraph-rsid="00b3ad7e"/>
    </style:style>
    <style:style style:name="P869" style:family="paragraph" style:parent-style-name="Preformatted_20_Text">
      <style:text-properties officeooo:paragraph-rsid="00b450a5"/>
    </style:style>
    <style:style style:name="P870" style:family="paragraph" style:parent-style-name="Preformatted_20_Text">
      <style:text-properties officeooo:paragraph-rsid="00b4eafd"/>
    </style:style>
    <style:style style:name="P871" style:family="paragraph" style:parent-style-name="Preformatted_20_Text">
      <style:text-properties officeooo:paragraph-rsid="00b6fdac"/>
    </style:style>
    <style:style style:name="P872" style:family="paragraph" style:parent-style-name="Preformatted_20_Text">
      <style:text-properties officeooo:paragraph-rsid="00b8b926"/>
    </style:style>
    <style:style style:name="P873" style:family="paragraph" style:parent-style-name="Preformatted_20_Text">
      <style:text-properties officeooo:rsid="00927514" officeooo:paragraph-rsid="00bc4111"/>
    </style:style>
    <style:style style:name="P874" style:family="paragraph" style:parent-style-name="Preformatted_20_Text">
      <style:text-properties officeooo:paragraph-rsid="00d0f00c"/>
    </style:style>
    <style:style style:name="P875" style:family="paragraph" style:parent-style-name="Preformatted_20_Text">
      <style:text-properties officeooo:paragraph-rsid="00d7aebc"/>
    </style:style>
    <style:style style:name="P876" style:family="paragraph" style:parent-style-name="Preformatted_20_Text">
      <style:text-properties officeooo:rsid="00dfc046" officeooo:paragraph-rsid="00e0c88e"/>
    </style:style>
    <style:style style:name="P877" style:family="paragraph" style:parent-style-name="Preformatted_20_Text">
      <style:text-properties officeooo:paragraph-rsid="00e521f1"/>
    </style:style>
    <style:style style:name="P878" style:family="paragraph" style:parent-style-name="Preformatted_20_Text">
      <style:text-properties fo:font-style="italic" officeooo:paragraph-rsid="002f1486" style:font-style-asian="italic" style:font-style-complex="italic"/>
    </style:style>
    <style:style style:name="P879" style:family="paragraph" style:parent-style-name="Preformatted_20_Text">
      <style:text-properties fo:font-style="italic" officeooo:rsid="100d9d8f" officeooo:paragraph-rsid="124d955d" style:font-style-asian="italic" style:font-style-complex="italic"/>
    </style:style>
    <style:style style:name="P880" style:family="paragraph" style:parent-style-name="Preformatted_20_Text">
      <style:text-properties fo:font-style="italic" officeooo:rsid="100d9d8f" officeooo:paragraph-rsid="12d21e61" style:font-style-asian="italic" style:font-style-complex="italic"/>
    </style:style>
    <style:style style:name="P881" style:family="paragraph" style:parent-style-name="Preformatted_20_Text">
      <style:text-properties officeooo:rsid="00abdc30" officeooo:paragraph-rsid="00abdc30"/>
    </style:style>
    <style:style style:name="P882" style:family="paragraph" style:parent-style-name="Preformatted_20_Text">
      <style:text-properties officeooo:rsid="00f8a84d" officeooo:paragraph-rsid="00f8a84d"/>
    </style:style>
    <style:style style:name="P883" style:family="paragraph" style:parent-style-name="Preformatted_20_Text">
      <style:text-properties officeooo:paragraph-rsid="00f8a84d"/>
    </style:style>
    <style:style style:name="P884" style:family="paragraph" style:parent-style-name="Preformatted_20_Text">
      <style:text-properties officeooo:paragraph-rsid="0101e9b5"/>
    </style:style>
    <style:style style:name="P885" style:family="paragraph" style:parent-style-name="Preformatted_20_Text">
      <style:text-properties officeooo:paragraph-rsid="012d8443"/>
    </style:style>
    <style:style style:name="P886" style:family="paragraph" style:parent-style-name="Preformatted_20_Text">
      <style:text-properties officeooo:paragraph-rsid="01393e59"/>
    </style:style>
    <style:style style:name="P887" style:family="paragraph" style:parent-style-name="Preformatted_20_Text">
      <style:text-properties officeooo:rsid="01393e59" officeooo:paragraph-rsid="01393e59"/>
    </style:style>
    <style:style style:name="P888" style:family="paragraph" style:parent-style-name="Preformatted_20_Text">
      <style:text-properties officeooo:rsid="014670bd" officeooo:paragraph-rsid="014670bd"/>
    </style:style>
    <style:style style:name="P889" style:family="paragraph" style:parent-style-name="Preformatted_20_Text">
      <style:text-properties officeooo:paragraph-rsid="0151a14c"/>
    </style:style>
    <style:style style:name="P890" style:family="paragraph" style:parent-style-name="Preformatted_20_Text">
      <style:text-properties fo:font-style="normal" style:font-style-asian="normal" style:font-style-complex="normal"/>
    </style:style>
    <style:style style:name="P891" style:family="paragraph" style:parent-style-name="Preformatted_20_Text">
      <style:text-properties fo:font-style="normal" officeooo:rsid="015736d4" officeooo:paragraph-rsid="015736d4" style:font-style-asian="normal" style:font-style-complex="normal"/>
    </style:style>
    <style:style style:name="P892" style:family="paragraph" style:parent-style-name="Preformatted_20_Text">
      <style:text-properties fo:font-style="normal" officeooo:rsid="104b374c" officeooo:paragraph-rsid="104b374c" style:font-style-asian="normal" style:font-style-complex="normal"/>
    </style:style>
    <style:style style:name="P893" style:family="paragraph" style:parent-style-name="Preformatted_20_Text">
      <style:text-properties fo:font-style="normal" officeooo:rsid="107e5fa3" style:font-style-asian="normal" style:font-style-complex="normal"/>
    </style:style>
    <style:style style:name="P894" style:family="paragraph" style:parent-style-name="Preformatted_20_Text">
      <style:text-properties fo:font-style="normal" officeooo:rsid="101f92e9" officeooo:paragraph-rsid="124eba6e" style:font-style-asian="normal" style:font-style-complex="normal"/>
    </style:style>
    <style:style style:name="P895" style:family="paragraph" style:parent-style-name="Preformatted_20_Text">
      <style:text-properties officeooo:paragraph-rsid="0158a1df"/>
    </style:style>
    <style:style style:name="P896" style:family="paragraph" style:parent-style-name="Preformatted_20_Text">
      <style:text-properties officeooo:rsid="012d8443" officeooo:paragraph-rsid="012d8443"/>
    </style:style>
    <style:style style:name="P897" style:family="paragraph" style:parent-style-name="Preformatted_20_Text">
      <style:text-properties officeooo:paragraph-rsid="01601e23"/>
    </style:style>
    <style:style style:name="P898" style:family="paragraph" style:parent-style-name="Preformatted_20_Text">
      <style:text-properties officeooo:rsid="00666f54" officeooo:paragraph-rsid="01601e23"/>
    </style:style>
    <style:style style:name="P899" style:family="paragraph" style:parent-style-name="Preformatted_20_Text">
      <style:text-properties officeooo:rsid="00666f54" officeooo:paragraph-rsid="01619da3"/>
    </style:style>
    <style:style style:name="P900" style:family="paragraph" style:parent-style-name="Preformatted_20_Text">
      <style:text-properties officeooo:paragraph-rsid="0163ec2d"/>
    </style:style>
    <style:style style:name="P901" style:family="paragraph" style:parent-style-name="Preformatted_20_Text">
      <style:paragraph-properties fo:text-align="start" style:justify-single-word="false"/>
      <style:text-properties officeooo:paragraph-rsid="052f8a01"/>
    </style:style>
    <style:style style:name="P902" style:family="paragraph" style:parent-style-name="Preformatted_20_Text">
      <style:paragraph-properties fo:text-align="start" style:justify-single-word="false"/>
      <style:text-properties officeooo:paragraph-rsid="0158a1df"/>
    </style:style>
    <style:style style:name="P903" style:family="paragraph" style:parent-style-name="Preformatted_20_Text">
      <style:paragraph-properties fo:text-align="start" style:justify-single-word="false"/>
      <style:text-properties officeooo:paragraph-rsid="120d9965"/>
    </style:style>
    <style:style style:name="P904" style:family="paragraph" style:parent-style-name="Preformatted_20_Text">
      <style:text-properties officeooo:paragraph-rsid="017ce741"/>
    </style:style>
    <style:style style:name="P905" style:family="paragraph" style:parent-style-name="Preformatted_20_Text">
      <style:text-properties officeooo:rsid="01883b21" officeooo:paragraph-rsid="01883b21"/>
    </style:style>
    <style:style style:name="P906" style:family="paragraph" style:parent-style-name="Preformatted_20_Text">
      <style:text-properties officeooo:rsid="0189f995" officeooo:paragraph-rsid="0189f995"/>
    </style:style>
    <style:style style:name="P907" style:family="paragraph" style:parent-style-name="Preformatted_20_Text">
      <style:text-properties officeooo:paragraph-rsid="018e9d62"/>
    </style:style>
    <style:style style:name="P908" style:family="paragraph" style:parent-style-name="Preformatted_20_Text">
      <style:text-properties officeooo:paragraph-rsid="0192090e"/>
    </style:style>
    <style:style style:name="P909" style:family="paragraph" style:parent-style-name="Preformatted_20_Text">
      <style:text-properties officeooo:rsid="0192090e" officeooo:paragraph-rsid="0192090e"/>
    </style:style>
    <style:style style:name="P910" style:family="paragraph" style:parent-style-name="Preformatted_20_Text">
      <style:text-properties officeooo:rsid="019252a9" officeooo:paragraph-rsid="019252a9"/>
    </style:style>
    <style:style style:name="P911" style:family="paragraph" style:parent-style-name="Preformatted_20_Text">
      <style:text-properties officeooo:rsid="01947b64" officeooo:paragraph-rsid="01947b64"/>
    </style:style>
    <style:style style:name="P912" style:family="paragraph" style:parent-style-name="Preformatted_20_Text">
      <style:text-properties officeooo:paragraph-rsid="019f8b05"/>
    </style:style>
    <style:style style:name="P913" style:family="paragraph" style:parent-style-name="Preformatted_20_Text">
      <style:text-properties officeooo:rsid="007f9437" officeooo:paragraph-rsid="007f9437"/>
    </style:style>
    <style:style style:name="P914" style:family="paragraph" style:parent-style-name="Preformatted_20_Text">
      <style:text-properties officeooo:paragraph-rsid="01abedff"/>
    </style:style>
    <style:style style:name="P915" style:family="paragraph" style:parent-style-name="Preformatted_20_Text">
      <style:text-properties officeooo:rsid="01bb3c7f" officeooo:paragraph-rsid="01bb3c7f"/>
    </style:style>
    <style:style style:name="P916" style:family="paragraph" style:parent-style-name="Preformatted_20_Text">
      <style:text-properties officeooo:paragraph-rsid="01bb3c7f"/>
    </style:style>
    <style:style style:name="P917" style:family="paragraph" style:parent-style-name="Preformatted_20_Text">
      <style:text-properties officeooo:rsid="01bed22a" officeooo:paragraph-rsid="01bed22a"/>
    </style:style>
    <style:style style:name="P918" style:family="paragraph" style:parent-style-name="Preformatted_20_Text">
      <style:text-properties officeooo:paragraph-rsid="01c679bb"/>
    </style:style>
    <style:style style:name="P919" style:family="paragraph" style:parent-style-name="Preformatted_20_Text">
      <style:text-properties officeooo:rsid="01c78f87" officeooo:paragraph-rsid="01c78f87"/>
    </style:style>
    <style:style style:name="P920" style:family="paragraph" style:parent-style-name="Preformatted_20_Text">
      <style:text-properties officeooo:rsid="01cb23c4" officeooo:paragraph-rsid="01cb23c4"/>
    </style:style>
    <style:style style:name="P921" style:family="paragraph" style:parent-style-name="Preformatted_20_Text">
      <style:text-properties officeooo:rsid="01cc9f53" officeooo:paragraph-rsid="01cc9f53"/>
    </style:style>
    <style:style style:name="P922" style:family="paragraph" style:parent-style-name="Preformatted_20_Text">
      <style:text-properties officeooo:rsid="01dbb60a" officeooo:paragraph-rsid="01dbb60a"/>
    </style:style>
    <style:style style:name="P923" style:family="paragraph" style:parent-style-name="Preformatted_20_Text">
      <style:text-properties officeooo:rsid="021a0a19" officeooo:paragraph-rsid="021a0a19"/>
    </style:style>
    <style:style style:name="P924" style:family="paragraph" style:parent-style-name="Preformatted_20_Text">
      <style:text-properties officeooo:rsid="021a0a19" officeooo:paragraph-rsid="021d7afa"/>
    </style:style>
    <style:style style:name="P925" style:family="paragraph" style:parent-style-name="Preformatted_20_Text">
      <style:text-properties officeooo:rsid="0241c9fe" officeooo:paragraph-rsid="0241c9fe"/>
    </style:style>
    <style:style style:name="P926" style:family="paragraph" style:parent-style-name="Preformatted_20_Text">
      <style:text-properties officeooo:paragraph-rsid="02589aa7"/>
    </style:style>
    <style:style style:name="P927" style:family="paragraph" style:parent-style-name="Preformatted_20_Text">
      <style:text-properties officeooo:rsid="02ea1c5e" officeooo:paragraph-rsid="02ea1c5e"/>
    </style:style>
    <style:style style:name="P928" style:family="paragraph" style:parent-style-name="Preformatted_20_Text">
      <style:text-properties officeooo:rsid="02ea1c5e" officeooo:paragraph-rsid="12ab5d69"/>
    </style:style>
    <style:style style:name="P929" style:family="paragraph" style:parent-style-name="Preformatted_20_Text">
      <style:text-properties officeooo:paragraph-rsid="02ec565b"/>
    </style:style>
    <style:style style:name="P930" style:family="paragraph" style:parent-style-name="Preformatted_20_Text">
      <style:text-properties officeooo:rsid="02ec565b" officeooo:paragraph-rsid="02ec565b"/>
    </style:style>
    <style:style style:name="P931" style:family="paragraph" style:parent-style-name="Preformatted_20_Text">
      <style:text-properties officeooo:paragraph-rsid="02f7109c"/>
    </style:style>
    <style:style style:name="P932" style:family="paragraph" style:parent-style-name="Preformatted_20_Text">
      <style:text-properties officeooo:paragraph-rsid="051dfdd3"/>
    </style:style>
    <style:style style:name="P933" style:family="paragraph" style:parent-style-name="Preformatted_20_Text">
      <style:text-properties officeooo:paragraph-rsid="0058efe0"/>
    </style:style>
    <style:style style:name="P934" style:family="paragraph" style:parent-style-name="Preformatted_20_Text">
      <style:text-properties officeooo:paragraph-rsid="051ffd00"/>
    </style:style>
    <style:style style:name="P935"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36"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37"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38"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39"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40"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41" style:family="paragraph" style:parent-style-name="Preformatted_20_Text">
      <style:paragraph-properties fo:text-align="start" style:justify-single-word="false"/>
      <style:text-properties fo:color="#fff200" style:font-name="Liberation Mono" fo:font-size="10pt" fo:font-weight="bold" officeooo:rsid="12873ec6" officeooo:paragraph-rsid="12873ec6" style:font-name-asian="DejaVu Sans Mono" style:font-size-asian="10pt" style:font-name-complex="Liberation Mono" style:font-size-complex="10pt"/>
    </style:style>
    <style:style style:name="P942" style:family="paragraph" style:parent-style-name="Preformatted_20_Text">
      <style:text-properties fo:color="#fff200" style:font-name="Liberation Mono" fo:font-size="10pt" fo:font-weight="bold" officeooo:rsid="1293925b" officeooo:paragraph-rsid="1293925b" style:font-name-asian="DejaVu Sans Mono" style:font-size-asian="10pt" style:font-name-complex="Liberation Mono" style:font-size-complex="10pt"/>
    </style:style>
    <style:style style:name="P943" style:family="paragraph" style:parent-style-name="Preformatted_20_Text">
      <style:text-properties fo:color="#fff200" style:font-name="Liberation Mono" fo:font-size="10pt" fo:font-weight="bold" officeooo:rsid="052efeb0" officeooo:paragraph-rsid="12a7ee14" style:font-name-asian="DejaVu Sans Mono" style:font-size-asian="10pt" style:font-name-complex="Liberation Mono" style:font-size-complex="10pt"/>
    </style:style>
    <style:style style:name="P944" style:family="paragraph" style:parent-style-name="Preformatted_20_Text">
      <style:text-properties fo:color="#fff200" style:font-name="Liberation Mono" fo:font-size="10pt" fo:font-weight="bold" officeooo:rsid="08c0bb4a" officeooo:paragraph-rsid="12ab5d69" style:font-name-asian="DejaVu Sans Mono" style:font-size-asian="10pt" style:font-name-complex="Liberation Mono" style:font-size-complex="10pt"/>
    </style:style>
    <style:style style:name="P945" style:family="paragraph" style:parent-style-name="Preformatted_20_Text">
      <style:text-properties fo:color="#fff200" style:font-name="Liberation Mono" fo:font-size="10pt" fo:font-weight="bold" officeooo:rsid="052440e1" officeooo:paragraph-rsid="12aa08ef" style:font-name-asian="DejaVu Sans Mono" style:font-size-asian="10pt" style:font-name-complex="Liberation Mono" style:font-size-complex="10pt"/>
    </style:style>
    <style:style style:name="P946"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47" style:family="paragraph" style:parent-style-name="Preformatted_20_Text">
      <style:text-properties fo:color="#fff200" style:font-name="Liberation Mono" fo:font-size="10pt" fo:font-weight="bold" officeooo:rsid="12cf9ecf" officeooo:paragraph-rsid="12cf9ecf" style:font-name-asian="DejaVu Sans Mono" style:font-size-asian="10pt" style:font-name-complex="Liberation Mono" style:font-size-complex="10pt"/>
    </style:style>
    <style:style style:name="P948" style:family="paragraph" style:parent-style-name="Preformatted_20_Text">
      <style:text-properties officeooo:paragraph-rsid="0526cc90"/>
    </style:style>
    <style:style style:name="P949" style:family="paragraph" style:parent-style-name="Preformatted_20_Text">
      <style:text-properties officeooo:paragraph-rsid="0528406a"/>
    </style:style>
    <style:style style:name="P950" style:family="paragraph" style:parent-style-name="Preformatted_20_Text">
      <style:text-properties officeooo:rsid="0528406a" officeooo:paragraph-rsid="0528406a"/>
    </style:style>
    <style:style style:name="P951" style:family="paragraph" style:parent-style-name="Preformatted_20_Text">
      <style:text-properties officeooo:rsid="0528406a" officeooo:paragraph-rsid="021a0a19"/>
    </style:style>
    <style:style style:name="P952" style:family="paragraph" style:parent-style-name="Preformatted_20_Text">
      <style:text-properties officeooo:paragraph-rsid="052f8a01"/>
    </style:style>
    <style:style style:name="P953" style:family="paragraph" style:parent-style-name="Preformatted_20_Text">
      <style:text-properties officeooo:paragraph-rsid="05316ec5"/>
    </style:style>
    <style:style style:name="P954" style:family="paragraph" style:parent-style-name="Preformatted_20_Text">
      <style:text-properties fo:font-weight="bold" officeooo:rsid="0088db1a" style:font-weight-asian="bold" style:font-weight-complex="bold"/>
    </style:style>
    <style:style style:name="P955" style:family="paragraph" style:parent-style-name="Preformatted_20_Text">
      <style:text-properties fo:font-weight="bold" officeooo:rsid="0088db1a" officeooo:paragraph-rsid="10ad06af" style:font-weight-asian="bold" style:font-weight-complex="bold"/>
    </style:style>
    <style:style style:name="P956" style:family="paragraph" style:parent-style-name="Preformatted_20_Text">
      <style:text-properties officeooo:rsid="01d8a9ce"/>
    </style:style>
    <style:style style:name="P957" style:family="paragraph" style:parent-style-name="Preformatted_20_Text">
      <style:text-properties officeooo:paragraph-rsid="05343314"/>
    </style:style>
    <style:style style:name="P958" style:family="paragraph" style:parent-style-name="Preformatted_20_Text">
      <style:text-properties officeooo:rsid="066c9f51" officeooo:paragraph-rsid="066dc662"/>
    </style:style>
    <style:style style:name="P959" style:family="paragraph" style:parent-style-name="Preformatted_20_Text">
      <style:text-properties officeooo:paragraph-rsid="066dc662"/>
    </style:style>
    <style:style style:name="P960" style:family="paragraph" style:parent-style-name="Preformatted_20_Text">
      <style:text-properties officeooo:rsid="06793aa4" officeooo:paragraph-rsid="067dc553"/>
    </style:style>
    <style:style style:name="P961" style:family="paragraph" style:parent-style-name="Preformatted_20_Text">
      <style:text-properties officeooo:paragraph-rsid="067dc553"/>
    </style:style>
    <style:style style:name="P962" style:family="paragraph" style:parent-style-name="Preformatted_20_Text">
      <style:text-properties officeooo:paragraph-rsid="068ea877"/>
    </style:style>
    <style:style style:name="P963" style:family="paragraph" style:parent-style-name="Preformatted_20_Text">
      <style:text-properties officeooo:paragraph-rsid="06959d71"/>
    </style:style>
    <style:style style:name="P964" style:family="paragraph" style:parent-style-name="Preformatted_20_Text">
      <style:text-properties officeooo:paragraph-rsid="06c3a9d3"/>
    </style:style>
    <style:style style:name="P965" style:family="paragraph" style:parent-style-name="Preformatted_20_Text">
      <style:text-properties officeooo:paragraph-rsid="06c4b37a"/>
    </style:style>
    <style:style style:name="P966" style:family="paragraph" style:parent-style-name="Preformatted_20_Text">
      <style:text-properties officeooo:paragraph-rsid="075db52a"/>
    </style:style>
    <style:style style:name="P967" style:family="paragraph" style:parent-style-name="Preformatted_20_Text">
      <style:text-properties officeooo:paragraph-rsid="079d3c1d"/>
    </style:style>
    <style:style style:name="P968" style:family="paragraph" style:parent-style-name="Preformatted_20_Text">
      <style:text-properties officeooo:rsid="01cf912e" officeooo:paragraph-rsid="01cf912e"/>
    </style:style>
    <style:style style:name="P969" style:family="paragraph" style:parent-style-name="Preformatted_20_Text">
      <style:text-properties officeooo:paragraph-rsid="0a7b8727"/>
    </style:style>
    <style:style style:name="P970" style:family="paragraph" style:parent-style-name="Preformatted_20_Text">
      <style:text-properties officeooo:rsid="0a7b8727" officeooo:paragraph-rsid="0a7b8727"/>
    </style:style>
    <style:style style:name="P971" style:family="paragraph" style:parent-style-name="Preformatted_20_Text">
      <style:text-properties officeooo:paragraph-rsid="0a7ca497"/>
    </style:style>
    <style:style style:name="P972" style:family="paragraph" style:parent-style-name="Preformatted_20_Text">
      <style:text-properties officeooo:paragraph-rsid="0b616d26"/>
    </style:style>
    <style:style style:name="P973" style:family="paragraph" style:parent-style-name="Preformatted_20_Text">
      <style:text-properties officeooo:paragraph-rsid="0b71083e"/>
    </style:style>
    <style:style style:name="P974" style:family="paragraph" style:parent-style-name="Preformatted_20_Text">
      <style:text-properties officeooo:paragraph-rsid="0b71d80a"/>
    </style:style>
    <style:style style:name="P975" style:family="paragraph" style:parent-style-name="Preformatted_20_Text">
      <style:text-properties officeooo:paragraph-rsid="0bf5a5ee"/>
    </style:style>
    <style:style style:name="P976" style:family="paragraph" style:parent-style-name="Preformatted_20_Text">
      <style:text-properties officeooo:paragraph-rsid="0c77636e"/>
    </style:style>
    <style:style style:name="P977" style:family="paragraph" style:parent-style-name="Preformatted_20_Text">
      <style:text-properties officeooo:rsid="0c79d0c1" officeooo:paragraph-rsid="0c79d0c1"/>
    </style:style>
    <style:style style:name="P978" style:family="paragraph" style:parent-style-name="Preformatted_20_Text">
      <style:text-properties officeooo:paragraph-rsid="0c980686"/>
    </style:style>
    <style:style style:name="P979" style:family="paragraph" style:parent-style-name="Preformatted_20_Text">
      <style:text-properties officeooo:rsid="0c980686" officeooo:paragraph-rsid="0c980686"/>
    </style:style>
    <style:style style:name="P980" style:family="paragraph" style:parent-style-name="Preformatted_20_Text">
      <style:text-properties officeooo:rsid="0caea03a" officeooo:paragraph-rsid="0caea03a"/>
    </style:style>
    <style:style style:name="P981" style:family="paragraph" style:parent-style-name="Preformatted_20_Text">
      <style:text-properties officeooo:paragraph-rsid="0d062779"/>
    </style:style>
    <style:style style:name="P982" style:family="paragraph" style:parent-style-name="Preformatted_20_Text">
      <style:text-properties officeooo:paragraph-rsid="0d32d56e"/>
    </style:style>
    <style:style style:name="P983" style:family="paragraph" style:parent-style-name="Preformatted_20_Text">
      <style:text-properties officeooo:rsid="0d32d56e" officeooo:paragraph-rsid="0d32d56e"/>
    </style:style>
    <style:style style:name="P984" style:family="paragraph" style:parent-style-name="Preformatted_20_Text">
      <style:text-properties officeooo:rsid="0d6224f0" officeooo:paragraph-rsid="0d6224f0"/>
    </style:style>
    <style:style style:name="P985" style:family="paragraph" style:parent-style-name="Preformatted_20_Text">
      <style:text-properties officeooo:rsid="0d622d09" officeooo:paragraph-rsid="0d622d09"/>
    </style:style>
    <style:style style:name="P986" style:family="paragraph" style:parent-style-name="Preformatted_20_Text">
      <style:text-properties officeooo:rsid="0e448a4b" officeooo:paragraph-rsid="0e448a4b"/>
    </style:style>
    <style:style style:name="P987" style:family="paragraph" style:parent-style-name="Preformatted_20_Text">
      <style:text-properties officeooo:rsid="016697c2" officeooo:paragraph-rsid="0e483376"/>
    </style:style>
    <style:style style:name="P988" style:family="paragraph" style:parent-style-name="Preformatted_20_Text">
      <style:text-properties officeooo:paragraph-rsid="0e483376"/>
    </style:style>
    <style:style style:name="P989" style:family="paragraph" style:parent-style-name="Preformatted_20_Text">
      <style:text-properties officeooo:paragraph-rsid="0e75d3e8"/>
    </style:style>
    <style:style style:name="P990" style:family="paragraph" style:parent-style-name="Preformatted_20_Text">
      <style:text-properties officeooo:rsid="0e7f370b" officeooo:paragraph-rsid="0e7f370b"/>
    </style:style>
    <style:style style:name="P991" style:family="paragraph" style:parent-style-name="Preformatted_20_Text">
      <style:text-properties officeooo:rsid="0e7f370b" officeooo:paragraph-rsid="0e82d262"/>
    </style:style>
    <style:style style:name="P992" style:family="paragraph" style:parent-style-name="Preformatted_20_Text">
      <style:text-properties officeooo:rsid="0e7f370b" officeooo:paragraph-rsid="0e836958"/>
    </style:style>
    <style:style style:name="P993" style:family="paragraph" style:parent-style-name="Preformatted_20_Text">
      <style:text-properties officeooo:paragraph-rsid="0e7f370b"/>
    </style:style>
    <style:style style:name="P994" style:family="paragraph" style:parent-style-name="Preformatted_20_Text">
      <style:text-properties officeooo:paragraph-rsid="0e82d262"/>
    </style:style>
    <style:style style:name="P995" style:family="paragraph" style:parent-style-name="Preformatted_20_Text">
      <style:text-properties officeooo:paragraph-rsid="0e836958"/>
    </style:style>
    <style:style style:name="P996" style:family="paragraph" style:parent-style-name="Preformatted_20_Text">
      <style:text-properties officeooo:rsid="0e8859af" officeooo:paragraph-rsid="0e8859af"/>
    </style:style>
    <style:style style:name="P997" style:family="paragraph" style:parent-style-name="Preformatted_20_Text">
      <style:text-properties officeooo:paragraph-rsid="0ee0113c"/>
    </style:style>
    <style:style style:name="P998" style:family="paragraph" style:parent-style-name="Preformatted_20_Text">
      <style:text-properties officeooo:rsid="0fedcb7d" officeooo:paragraph-rsid="0fedcb7d"/>
    </style:style>
    <style:style style:name="P999" style:family="paragraph" style:parent-style-name="Preformatted_20_Text">
      <style:text-properties officeooo:paragraph-rsid="0ff24829"/>
    </style:style>
    <style:style style:name="P1000" style:family="paragraph" style:parent-style-name="Preformatted_20_Text">
      <style:text-properties officeooo:paragraph-rsid="0ff5ac79"/>
    </style:style>
    <style:style style:name="P1001" style:family="paragraph" style:parent-style-name="Preformatted_20_Text">
      <style:text-properties officeooo:rsid="0ff80d16" officeooo:paragraph-rsid="0ff80d16"/>
    </style:style>
    <style:style style:name="P1002" style:family="paragraph" style:parent-style-name="Preformatted_20_Text">
      <style:text-properties officeooo:rsid="1003ff23" officeooo:paragraph-rsid="1003ff23"/>
    </style:style>
    <style:style style:name="P1003" style:family="paragraph" style:parent-style-name="Preformatted_20_Text">
      <style:text-properties officeooo:rsid="1003ff23" officeooo:paragraph-rsid="10a76d3d"/>
    </style:style>
    <style:style style:name="P1004" style:family="paragraph" style:parent-style-name="Preformatted_20_Text">
      <style:text-properties officeooo:paragraph-rsid="101549a0"/>
    </style:style>
    <style:style style:name="P1005" style:family="paragraph" style:parent-style-name="Preformatted_20_Text">
      <style:text-properties fo:font-size="9pt" style:font-size-asian="9pt" style:font-size-complex="9pt"/>
    </style:style>
    <style:style style:name="P1006" style:family="paragraph" style:parent-style-name="Preformatted_20_Text">
      <style:text-properties fo:font-size="9pt" officeooo:paragraph-rsid="12ba21bc" style:font-size-asian="9pt" style:font-size-complex="9pt"/>
    </style:style>
    <style:style style:name="P1007" style:family="paragraph" style:parent-style-name="Preformatted_20_Text">
      <style:text-properties fo:font-size="9pt" officeooo:rsid="12ba21bc" officeooo:paragraph-rsid="12ba21bc" style:font-size-asian="9pt" style:font-size-complex="9pt"/>
    </style:style>
    <style:style style:name="P1008" style:family="paragraph" style:parent-style-name="Preformatted_20_Text">
      <style:text-properties officeooo:paragraph-rsid="101c2db8"/>
    </style:style>
    <style:style style:name="P1009" style:family="paragraph" style:parent-style-name="Preformatted_20_Text">
      <style:text-properties officeooo:paragraph-rsid="1037871c"/>
    </style:style>
    <style:style style:name="P1010" style:family="paragraph" style:parent-style-name="Preformatted_20_Text">
      <style:text-properties officeooo:paragraph-rsid="10407db4"/>
    </style:style>
    <style:style style:name="P1011" style:family="paragraph" style:parent-style-name="Preformatted_20_Text">
      <style:text-properties officeooo:paragraph-rsid="10453146"/>
    </style:style>
    <style:style style:name="P1012" style:family="paragraph" style:parent-style-name="Preformatted_20_Text">
      <style:text-properties officeooo:rsid="105b6939" officeooo:paragraph-rsid="105b6939"/>
    </style:style>
    <style:style style:name="P1013" style:family="paragraph" style:parent-style-name="Preformatted_20_Text">
      <style:text-properties officeooo:rsid="105b6939" officeooo:paragraph-rsid="105ce03b"/>
    </style:style>
    <style:style style:name="P1014" style:family="paragraph" style:parent-style-name="Preformatted_20_Text">
      <style:text-properties officeooo:paragraph-rsid="105b6939"/>
    </style:style>
    <style:style style:name="P1015" style:family="paragraph" style:parent-style-name="Preformatted_20_Text">
      <style:text-properties officeooo:rsid="1064311b" officeooo:paragraph-rsid="1064311b"/>
    </style:style>
    <style:style style:name="P1016" style:family="paragraph" style:parent-style-name="Preformatted_20_Text">
      <style:text-properties officeooo:rsid="106782da" officeooo:paragraph-rsid="106782da"/>
    </style:style>
    <style:style style:name="P1017" style:family="paragraph" style:parent-style-name="Preformatted_20_Text">
      <style:text-properties officeooo:paragraph-rsid="1076f4e8"/>
    </style:style>
    <style:style style:name="P1018" style:family="paragraph" style:parent-style-name="Preformatted_20_Text">
      <style:text-properties officeooo:rsid="1076f4e8" officeooo:paragraph-rsid="1076f4e8"/>
    </style:style>
    <style:style style:name="P1019" style:family="paragraph" style:parent-style-name="Preformatted_20_Text">
      <style:text-properties officeooo:paragraph-rsid="1080eecb"/>
    </style:style>
    <style:style style:name="P1020" style:family="paragraph" style:parent-style-name="Preformatted_20_Text">
      <style:text-properties officeooo:rsid="1083c3c6" officeooo:paragraph-rsid="1083c3c6"/>
    </style:style>
    <style:style style:name="P1021" style:family="paragraph" style:parent-style-name="Preformatted_20_Text">
      <style:text-properties officeooo:paragraph-rsid="108a66ca"/>
    </style:style>
    <style:style style:name="P1022" style:family="paragraph" style:parent-style-name="Preformatted_20_Text">
      <style:text-properties officeooo:rsid="108ad683" officeooo:paragraph-rsid="108ad683"/>
    </style:style>
    <style:style style:name="P1023" style:family="paragraph" style:parent-style-name="Preformatted_20_Text">
      <style:text-properties officeooo:paragraph-rsid="108ad683"/>
    </style:style>
    <style:style style:name="P1024" style:family="paragraph" style:parent-style-name="Preformatted_20_Text">
      <style:text-properties officeooo:paragraph-rsid="108cc94b"/>
    </style:style>
    <style:style style:name="P1025" style:family="paragraph" style:parent-style-name="Preformatted_20_Text">
      <style:text-properties officeooo:paragraph-rsid="01c78f87"/>
    </style:style>
    <style:style style:name="P1026" style:family="paragraph" style:parent-style-name="Preformatted_20_Text">
      <style:text-properties officeooo:rsid="109c84c4" officeooo:paragraph-rsid="109c84c4"/>
    </style:style>
    <style:style style:name="P1027" style:family="paragraph" style:parent-style-name="Preformatted_20_Text">
      <style:text-properties officeooo:rsid="10a76d3d" officeooo:paragraph-rsid="1003ff23"/>
    </style:style>
    <style:style style:name="P1028" style:family="paragraph" style:parent-style-name="Preformatted_20_Text">
      <style:text-properties officeooo:rsid="10aa51f2" officeooo:paragraph-rsid="10ccb8b2"/>
    </style:style>
    <style:style style:name="P1029" style:family="paragraph" style:parent-style-name="Preformatted_20_Text">
      <style:text-properties officeooo:rsid="10aa51f2" officeooo:paragraph-rsid="12aa08ef"/>
    </style:style>
    <style:style style:name="P1030" style:family="paragraph" style:parent-style-name="Preformatted_20_Text">
      <style:text-properties officeooo:paragraph-rsid="10b0a88d"/>
    </style:style>
    <style:style style:name="P1031" style:family="paragraph" style:parent-style-name="Preformatted_20_Text">
      <style:text-properties officeooo:rsid="10b4100d" officeooo:paragraph-rsid="10ccb8b2"/>
    </style:style>
    <style:style style:name="P1032" style:family="paragraph" style:parent-style-name="Preformatted_20_Text">
      <style:text-properties officeooo:rsid="10b4100d" officeooo:paragraph-rsid="12abb383"/>
    </style:style>
    <style:style style:name="P1033" style:family="paragraph" style:parent-style-name="Preformatted_20_Text">
      <style:text-properties officeooo:paragraph-rsid="10c4bac3"/>
    </style:style>
    <style:style style:name="P1034" style:family="paragraph" style:parent-style-name="Preformatted_20_Text">
      <style:text-properties officeooo:paragraph-rsid="10ccb8b2"/>
    </style:style>
    <style:style style:name="P1035" style:family="paragraph" style:parent-style-name="Preformatted_20_Text">
      <style:text-properties officeooo:rsid="10ab5d5a" officeooo:paragraph-rsid="10ccb8b2"/>
    </style:style>
    <style:style style:name="P1036" style:family="paragraph" style:parent-style-name="Preformatted_20_Text">
      <style:text-properties officeooo:paragraph-rsid="10ceef2f"/>
    </style:style>
    <style:style style:name="P1037" style:family="paragraph" style:parent-style-name="Preformatted_20_Text">
      <style:text-properties officeooo:rsid="10d02bf6" officeooo:paragraph-rsid="10d02bf6"/>
    </style:style>
    <style:style style:name="P1038" style:family="paragraph" style:parent-style-name="Preformatted_20_Text">
      <style:text-properties officeooo:paragraph-rsid="10d02bf6"/>
    </style:style>
    <style:style style:name="P1039" style:family="paragraph" style:parent-style-name="Preformatted_20_Text">
      <style:text-properties officeooo:paragraph-rsid="10d21ae7"/>
    </style:style>
    <style:style style:name="P1040" style:family="paragraph" style:parent-style-name="Preformatted_20_Text">
      <style:text-properties officeooo:rsid="10b6983a" officeooo:paragraph-rsid="10d4086b"/>
    </style:style>
    <style:style style:name="P1041" style:family="paragraph" style:parent-style-name="Preformatted_20_Text">
      <style:text-properties officeooo:paragraph-rsid="10d4086b"/>
    </style:style>
    <style:style style:name="P1042" style:family="paragraph" style:parent-style-name="Preformatted_20_Text">
      <style:text-properties officeooo:rsid="1037871c"/>
    </style:style>
    <style:style style:name="P1043" style:family="paragraph" style:parent-style-name="Preformatted_20_Text">
      <style:text-properties officeooo:paragraph-rsid="10d934be"/>
    </style:style>
    <style:style style:name="P1044" style:family="paragraph" style:parent-style-name="Preformatted_20_Text">
      <style:text-properties officeooo:rsid="10d9d7dd" officeooo:paragraph-rsid="10d9d7dd"/>
    </style:style>
    <style:style style:name="P1045" style:family="paragraph" style:parent-style-name="Preformatted_20_Text">
      <style:text-properties style:font-name="Liberation Mono" fo:font-size="10pt" officeooo:rsid="00ed816b" officeooo:paragraph-rsid="126d7504" style:font-size-asian="10pt" style:font-size-complex="10pt"/>
    </style:style>
    <style:style style:name="P1046" style:family="paragraph" style:parent-style-name="Preformatted_20_Text">
      <style:text-properties style:font-name="Liberation Mono" fo:font-size="10pt" officeooo:rsid="10c90dfb" officeooo:paragraph-rsid="12abb383" style:font-size-asian="10pt" style:font-size-complex="10pt"/>
    </style:style>
    <style:style style:name="P1047" style:family="paragraph" style:parent-style-name="Preformatted_20_Text">
      <style:text-properties officeooo:rsid="10f75856" officeooo:paragraph-rsid="10f75856"/>
    </style:style>
    <style:style style:name="P1048" style:family="paragraph" style:parent-style-name="Preformatted_20_Text">
      <style:text-properties officeooo:paragraph-rsid="10fe7c6e"/>
    </style:style>
    <style:style style:name="P1049" style:family="paragraph" style:parent-style-name="Preformatted_20_Text">
      <style:text-properties officeooo:rsid="10fe7c6e" officeooo:paragraph-rsid="10fe7c6e"/>
    </style:style>
    <style:style style:name="P1050" style:family="paragraph" style:parent-style-name="Preformatted_20_Text">
      <style:text-properties officeooo:rsid="1101f4be" officeooo:paragraph-rsid="1101f4be"/>
    </style:style>
    <style:style style:name="P1051" style:family="paragraph" style:parent-style-name="Preformatted_20_Text">
      <style:text-properties officeooo:paragraph-rsid="11104ce0"/>
    </style:style>
    <style:style style:name="P1052" style:family="paragraph" style:parent-style-name="Preformatted_20_Text">
      <style:text-properties officeooo:rsid="111170de" officeooo:paragraph-rsid="111170de"/>
    </style:style>
    <style:style style:name="P1053" style:family="paragraph" style:parent-style-name="Preformatted_20_Text">
      <style:text-properties officeooo:paragraph-rsid="1111e3fb"/>
    </style:style>
    <style:style style:name="P1054" style:family="paragraph" style:parent-style-name="Preformatted_20_Text">
      <style:text-properties officeooo:paragraph-rsid="1113b216"/>
    </style:style>
    <style:style style:name="P1055" style:family="paragraph" style:parent-style-name="Preformatted_20_Text">
      <style:text-properties officeooo:rsid="111655f1" officeooo:paragraph-rsid="111655f1"/>
    </style:style>
    <style:style style:name="P1056" style:family="paragraph" style:parent-style-name="Preformatted_20_Text">
      <style:text-properties officeooo:rsid="11177e38" officeooo:paragraph-rsid="11177e38"/>
    </style:style>
    <style:style style:name="P1057" style:family="paragraph" style:parent-style-name="Preformatted_20_Text">
      <style:text-properties officeooo:rsid="111a7256" officeooo:paragraph-rsid="111a7256"/>
    </style:style>
    <style:style style:name="P1058" style:family="paragraph" style:parent-style-name="Preformatted_20_Text">
      <style:text-properties officeooo:paragraph-rsid="111a7256"/>
    </style:style>
    <style:style style:name="P1059" style:family="paragraph" style:parent-style-name="Preformatted_20_Text">
      <style:text-properties officeooo:paragraph-rsid="0d6224f0"/>
    </style:style>
    <style:style style:name="P1060" style:family="paragraph" style:parent-style-name="Preformatted_20_Text">
      <style:text-properties officeooo:paragraph-rsid="0d622d09"/>
    </style:style>
    <style:style style:name="P1061" style:family="paragraph" style:parent-style-name="Preformatted_20_Text">
      <style:text-properties officeooo:rsid="11232b98" officeooo:paragraph-rsid="11232b98"/>
    </style:style>
    <style:style style:name="P1062" style:family="paragraph" style:parent-style-name="Preformatted_20_Text">
      <style:text-properties officeooo:rsid="112658bf" officeooo:paragraph-rsid="112658bf"/>
    </style:style>
    <style:style style:name="P1063" style:family="paragraph" style:parent-style-name="Preformatted_20_Text">
      <style:text-properties officeooo:paragraph-rsid="113a5dde"/>
    </style:style>
    <style:style style:name="P1064" style:family="paragraph" style:parent-style-name="Preformatted_20_Text">
      <style:text-properties officeooo:rsid="113a5dde" officeooo:paragraph-rsid="113a5dde"/>
    </style:style>
    <style:style style:name="P1065" style:family="paragraph" style:parent-style-name="Preformatted_20_Text">
      <style:text-properties officeooo:rsid="113a5dde" officeooo:paragraph-rsid="113b0ebf"/>
    </style:style>
    <style:style style:name="P1066" style:family="paragraph" style:parent-style-name="Preformatted_20_Text">
      <style:text-properties officeooo:paragraph-rsid="113b0ebf"/>
    </style:style>
    <style:style style:name="P1067" style:family="paragraph" style:parent-style-name="Preformatted_20_Text">
      <style:text-properties officeooo:rsid="113b0ebf" officeooo:paragraph-rsid="113b0ebf"/>
    </style:style>
    <style:style style:name="P1068" style:family="paragraph" style:parent-style-name="Preformatted_20_Text">
      <style:text-properties officeooo:rsid="113d2961" officeooo:paragraph-rsid="113d2961"/>
    </style:style>
    <style:style style:name="P1069" style:family="paragraph" style:parent-style-name="Preformatted_20_Text">
      <style:text-properties officeooo:paragraph-rsid="113d2961"/>
    </style:style>
    <style:style style:name="P1070" style:family="paragraph" style:parent-style-name="Preformatted_20_Text">
      <style:text-properties officeooo:rsid="113ecbf8" officeooo:paragraph-rsid="113ecbf8"/>
    </style:style>
    <style:style style:name="P1071" style:family="paragraph" style:parent-style-name="Preformatted_20_Text">
      <style:text-properties officeooo:rsid="11484fde" officeooo:paragraph-rsid="11484fde"/>
    </style:style>
    <style:style style:name="P1072" style:family="paragraph" style:parent-style-name="Preformatted_20_Text">
      <style:text-properties officeooo:rsid="114c1438" officeooo:paragraph-rsid="114c1438"/>
    </style:style>
    <style:style style:name="P1073" style:family="paragraph" style:parent-style-name="Preformatted_20_Text">
      <style:text-properties officeooo:rsid="11521505" officeooo:paragraph-rsid="11521505"/>
    </style:style>
    <style:style style:name="P1074" style:family="paragraph" style:parent-style-name="Preformatted_20_Text">
      <style:text-properties officeooo:paragraph-rsid="11521505"/>
    </style:style>
    <style:style style:name="P1075" style:family="paragraph" style:parent-style-name="Preformatted_20_Text">
      <style:text-properties officeooo:paragraph-rsid="11552bb5"/>
    </style:style>
    <style:style style:name="P1076" style:family="paragraph" style:parent-style-name="Preformatted_20_Text">
      <style:text-properties officeooo:rsid="1156c8b2" officeooo:paragraph-rsid="1156c8b2"/>
    </style:style>
    <style:style style:name="P1077" style:family="paragraph" style:parent-style-name="Preformatted_20_Text">
      <style:text-properties officeooo:rsid="11d6558b" officeooo:paragraph-rsid="11d6558b"/>
    </style:style>
    <style:style style:name="P1078" style:family="paragraph" style:parent-style-name="Preformatted_20_Text">
      <style:text-properties officeooo:rsid="11d7510b" officeooo:paragraph-rsid="11d7510b"/>
    </style:style>
    <style:style style:name="P1079" style:family="paragraph" style:parent-style-name="Preformatted_20_Text">
      <style:text-properties officeooo:rsid="11552bb5" officeooo:paragraph-rsid="11552bb5"/>
    </style:style>
    <style:style style:name="P1080" style:family="paragraph" style:parent-style-name="Preformatted_20_Text">
      <style:text-properties officeooo:rsid="12088adf" officeooo:paragraph-rsid="12088adf"/>
    </style:style>
    <style:style style:name="P1081" style:family="paragraph" style:parent-style-name="Preformatted_20_Text">
      <style:paragraph-properties fo:text-align="start" style:justify-single-word="false"/>
      <style:text-properties officeooo:rsid="1209d15b" officeooo:paragraph-rsid="1209d15b"/>
    </style:style>
    <style:style style:name="P1082" style:family="paragraph" style:parent-style-name="Preformatted_20_Text">
      <style:paragraph-properties fo:text-align="start" style:justify-single-word="false"/>
      <style:text-properties officeooo:rsid="1209d15b" officeooo:paragraph-rsid="120a3cdf"/>
    </style:style>
    <style:style style:name="P1083" style:family="paragraph" style:parent-style-name="Preformatted_20_Text">
      <style:paragraph-properties fo:text-align="start" style:justify-single-word="false"/>
      <style:text-properties officeooo:rsid="120a3cdf" officeooo:paragraph-rsid="120a3cdf"/>
    </style:style>
    <style:style style:name="P1084" style:family="paragraph" style:parent-style-name="Preformatted_20_Text">
      <style:paragraph-properties fo:text-align="start" style:justify-single-word="false"/>
      <style:text-properties officeooo:rsid="120a3cdf" officeooo:paragraph-rsid="120d9965"/>
    </style:style>
    <style:style style:name="P1085" style:family="paragraph" style:parent-style-name="Preformatted_20_Text">
      <style:paragraph-properties fo:text-align="start" style:justify-single-word="false"/>
      <style:text-properties officeooo:rsid="120a3cdf" officeooo:paragraph-rsid="12873ec6"/>
    </style:style>
    <style:style style:name="P1086" style:family="paragraph" style:parent-style-name="Preformatted_20_Text">
      <style:paragraph-properties fo:text-align="start" style:justify-single-word="false"/>
      <style:text-properties officeooo:rsid="120d9965" officeooo:paragraph-rsid="120d9965"/>
    </style:style>
    <style:style style:name="P1087" style:family="paragraph" style:parent-style-name="Preformatted_20_Text">
      <style:text-properties officeooo:rsid="1214673a" officeooo:paragraph-rsid="1214673a"/>
    </style:style>
    <style:style style:name="P1088" style:family="paragraph" style:parent-style-name="Preformatted_20_Text">
      <style:text-properties officeooo:paragraph-rsid="1220988c"/>
    </style:style>
    <style:style style:name="P1089" style:family="paragraph" style:parent-style-name="Preformatted_20_Text">
      <style:text-properties officeooo:paragraph-rsid="122614f7"/>
    </style:style>
    <style:style style:name="P1090" style:family="paragraph" style:parent-style-name="Preformatted_20_Text">
      <style:text-properties officeooo:rsid="002a9c1f"/>
    </style:style>
    <style:style style:name="P1091" style:family="paragraph" style:parent-style-name="Preformatted_20_Text">
      <style:text-properties style:font-name="Liberation Mono2" fo:font-size="9pt"/>
    </style:style>
    <style:style style:name="P1092" style:family="paragraph" style:parent-style-name="Preformatted_20_Text">
      <style:text-properties style:font-name="Liberation Mono2" fo:font-size="9pt" officeooo:paragraph-rsid="1240aacb"/>
    </style:style>
    <style:style style:name="P1093" style:family="paragraph" style:parent-style-name="Preformatted_20_Text">
      <style:text-properties style:font-name="Liberation Mono2" fo:font-size="9pt" officeooo:paragraph-rsid="12cb3018"/>
    </style:style>
    <style:style style:name="P1094" style:family="paragraph" style:parent-style-name="Preformatted_20_Text">
      <style:text-properties officeooo:paragraph-rsid="12395fbf"/>
    </style:style>
    <style:style style:name="P1095" style:family="paragraph" style:parent-style-name="Preformatted_20_Text">
      <style:text-properties officeooo:rsid="123c2ed1" officeooo:paragraph-rsid="123c2ed1"/>
    </style:style>
    <style:style style:name="P1096" style:family="paragraph" style:parent-style-name="Preformatted_20_Text">
      <style:text-properties officeooo:rsid="12430efa" officeooo:paragraph-rsid="12430efa"/>
    </style:style>
    <style:style style:name="P1097" style:family="paragraph" style:parent-style-name="Preformatted_20_Text">
      <style:text-properties officeooo:rsid="1244f6a0" officeooo:paragraph-rsid="12454cbc"/>
    </style:style>
    <style:style style:name="P1098" style:family="paragraph" style:parent-style-name="Preformatted_20_Text">
      <style:text-properties officeooo:paragraph-rsid="12454cbc"/>
    </style:style>
    <style:style style:name="P1099" style:family="paragraph" style:parent-style-name="Preformatted_20_Text">
      <style:text-properties officeooo:rsid="0177cc48" officeooo:paragraph-rsid="12454cbc"/>
    </style:style>
    <style:style style:name="P1100" style:family="paragraph" style:parent-style-name="Preformatted_20_Text">
      <style:text-properties officeooo:paragraph-rsid="1249893e"/>
    </style:style>
    <style:style style:name="P1101" style:family="paragraph" style:parent-style-name="Preformatted_20_Text">
      <style:text-properties officeooo:paragraph-rsid="124d955d"/>
    </style:style>
    <style:style style:name="P1102" style:family="paragraph" style:parent-style-name="Preformatted_20_Text">
      <style:text-properties officeooo:rsid="075fb756" officeooo:paragraph-rsid="124d955d"/>
    </style:style>
    <style:style style:name="P1103" style:family="paragraph" style:parent-style-name="Preformatted_20_Text">
      <style:text-properties officeooo:rsid="10679c37" officeooo:paragraph-rsid="124d955d"/>
    </style:style>
    <style:style style:name="P1104" style:family="paragraph" style:parent-style-name="Preformatted_20_Text">
      <style:text-properties officeooo:rsid="1168af9c" officeooo:paragraph-rsid="124d955d"/>
    </style:style>
    <style:style style:name="P1105" style:family="paragraph" style:parent-style-name="Preformatted_20_Text">
      <style:text-properties officeooo:rsid="0039efe5" officeooo:paragraph-rsid="124eba6e"/>
    </style:style>
    <style:style style:name="P1106" style:family="paragraph" style:parent-style-name="Preformatted_20_Text">
      <style:text-properties officeooo:rsid="0fedd881" officeooo:paragraph-rsid="124eba6e"/>
    </style:style>
    <style:style style:name="P1107" style:family="paragraph" style:parent-style-name="Preformatted_20_Text">
      <style:text-properties style:font-name="Courier New" fo:font-style="italic" officeooo:rsid="020c80f8" officeooo:paragraph-rsid="124eba6e" style:font-style-asian="italic" style:font-style-complex="italic"/>
    </style:style>
    <style:style style:name="P1108" style:family="paragraph" style:parent-style-name="Preformatted_20_Text">
      <style:text-properties style:font-name="Courier New" officeooo:paragraph-rsid="124eba6e"/>
    </style:style>
    <style:style style:name="P1109" style:family="paragraph" style:parent-style-name="Preformatted_20_Text">
      <style:text-properties officeooo:paragraph-rsid="124eba6e"/>
    </style:style>
    <style:style style:name="P1110" style:family="paragraph" style:parent-style-name="Preformatted_20_Text">
      <style:text-properties officeooo:rsid="10457cb4" officeooo:paragraph-rsid="124eba6e"/>
    </style:style>
    <style:style style:name="P1111" style:family="paragraph" style:parent-style-name="Preformatted_20_Text">
      <style:text-properties officeooo:rsid="1046db7e" officeooo:paragraph-rsid="124eba6e"/>
    </style:style>
    <style:style style:name="P1112" style:family="paragraph" style:parent-style-name="Preformatted_20_Text">
      <style:text-properties officeooo:rsid="113630d1" officeooo:paragraph-rsid="124eba6e"/>
    </style:style>
    <style:style style:name="P1113" style:family="paragraph" style:parent-style-name="Preformatted_20_Text">
      <style:text-properties officeooo:rsid="10230930" officeooo:paragraph-rsid="124eba6e"/>
    </style:style>
    <style:style style:name="P1114" style:family="paragraph" style:parent-style-name="Preformatted_20_Text">
      <style:text-properties officeooo:rsid="122d979b" officeooo:paragraph-rsid="124eba6e"/>
    </style:style>
    <style:style style:name="P1115" style:family="paragraph" style:parent-style-name="Preformatted_20_Text">
      <style:text-properties officeooo:rsid="124f4d54" officeooo:paragraph-rsid="124f4d54"/>
    </style:style>
    <style:style style:name="P1116" style:family="paragraph" style:parent-style-name="Preformatted_20_Text">
      <style:text-properties fo:language="en" fo:country="US" fo:font-weight="bold" officeooo:paragraph-rsid="124f4d54"/>
    </style:style>
    <style:style style:name="P1117" style:family="paragraph" style:parent-style-name="Preformatted_20_Text">
      <style:text-properties officeooo:paragraph-rsid="12616c31"/>
    </style:style>
    <style:style style:name="P1118" style:family="paragraph" style:parent-style-name="Preformatted_20_Text">
      <style:text-properties officeooo:paragraph-rsid="126210db"/>
    </style:style>
    <style:style style:name="P1119" style:family="paragraph" style:parent-style-name="Preformatted_20_Text">
      <style:text-properties officeooo:rsid="126210db" officeooo:paragraph-rsid="126210db"/>
    </style:style>
    <style:style style:name="P1120" style:family="paragraph" style:parent-style-name="Preformatted_20_Text">
      <style:text-properties officeooo:rsid="12053c40" officeooo:paragraph-rsid="12616c31"/>
    </style:style>
    <style:style style:name="P1121" style:family="paragraph" style:parent-style-name="Preformatted_20_Text">
      <style:text-properties officeooo:rsid="126d7504" officeooo:paragraph-rsid="126d7504"/>
    </style:style>
    <style:style style:name="P1122" style:family="paragraph" style:parent-style-name="Preformatted_20_Text">
      <style:text-properties officeooo:paragraph-rsid="126d7504"/>
    </style:style>
    <style:style style:name="P1123" style:family="paragraph" style:parent-style-name="Preformatted_20_Text">
      <style:text-properties officeooo:paragraph-rsid="126ff8a9"/>
    </style:style>
    <style:style style:name="P1124" style:family="paragraph" style:parent-style-name="Preformatted_20_Text">
      <style:text-properties officeooo:rsid="127ba8fc" officeooo:paragraph-rsid="127ba8fc"/>
    </style:style>
    <style:style style:name="P1125" style:family="paragraph" style:parent-style-name="Preformatted_20_Text">
      <style:text-properties officeooo:rsid="127e74d5" officeooo:paragraph-rsid="127e74d5"/>
    </style:style>
    <style:style style:name="P1126" style:family="paragraph" style:parent-style-name="Preformatted_20_Text">
      <style:text-properties officeooo:rsid="12820943" officeooo:paragraph-rsid="12820943"/>
    </style:style>
    <style:style style:name="P1127" style:family="paragraph" style:parent-style-name="Preformatted_20_Text">
      <style:text-properties officeooo:rsid="12820943" officeooo:paragraph-rsid="12cf9ecf"/>
    </style:style>
    <style:style style:name="P1128" style:family="paragraph" style:parent-style-name="Preformatted_20_Text">
      <style:text-properties officeooo:paragraph-rsid="12820943"/>
    </style:style>
    <style:style style:name="P1129" style:family="paragraph" style:parent-style-name="Preformatted_20_Text">
      <style:text-properties officeooo:paragraph-rsid="12875257"/>
    </style:style>
    <style:style style:name="P1130" style:family="paragraph" style:parent-style-name="Preformatted_20_Text">
      <style:text-properties officeooo:rsid="1288cdd0" officeooo:paragraph-rsid="1288cdd0"/>
    </style:style>
    <style:style style:name="P1131" style:family="paragraph" style:parent-style-name="Preformatted_20_Text">
      <style:text-properties officeooo:paragraph-rsid="1289ccb1"/>
    </style:style>
    <style:style style:name="P1132" style:family="paragraph" style:parent-style-name="Preformatted_20_Text">
      <style:text-properties officeooo:paragraph-rsid="128b6766"/>
    </style:style>
    <style:style style:name="P1133" style:family="paragraph" style:parent-style-name="Preformatted_20_Text">
      <style:text-properties officeooo:paragraph-rsid="128b7c8b"/>
    </style:style>
    <style:style style:name="P1134" style:family="paragraph" style:parent-style-name="Preformatted_20_Text">
      <style:text-properties officeooo:paragraph-rsid="128c72d6"/>
    </style:style>
    <style:style style:name="P1135" style:family="paragraph" style:parent-style-name="Preformatted_20_Text">
      <style:text-properties officeooo:rsid="128fd76e" officeooo:paragraph-rsid="128fd76e"/>
    </style:style>
    <style:style style:name="P1136" style:family="paragraph" style:parent-style-name="Preformatted_20_Text">
      <style:text-properties officeooo:paragraph-rsid="128fd76e"/>
    </style:style>
    <style:style style:name="P1137" style:family="paragraph" style:parent-style-name="Preformatted_20_Text">
      <style:text-properties officeooo:paragraph-rsid="1290d2cf"/>
    </style:style>
    <style:style style:name="P1138" style:family="paragraph" style:parent-style-name="Preformatted_20_Text">
      <style:text-properties officeooo:paragraph-rsid="1293925b"/>
    </style:style>
    <style:style style:name="P1139" style:family="paragraph" style:parent-style-name="Preformatted_20_Text">
      <style:text-properties officeooo:paragraph-rsid="129b7e84"/>
    </style:style>
    <style:style style:name="P1140" style:family="paragraph" style:parent-style-name="Preformatted_20_Text">
      <style:text-properties officeooo:paragraph-rsid="12a016af"/>
    </style:style>
    <style:style style:name="P1141" style:family="paragraph" style:parent-style-name="Preformatted_20_Text">
      <style:text-properties officeooo:rsid="0605a7f4" officeooo:paragraph-rsid="12a016af"/>
    </style:style>
    <style:style style:name="P1142" style:family="paragraph" style:parent-style-name="Preformatted_20_Text">
      <style:text-properties officeooo:paragraph-rsid="12a1c341"/>
    </style:style>
    <style:style style:name="P1143" style:family="paragraph" style:parent-style-name="Preformatted_20_Text">
      <style:text-properties officeooo:rsid="00c7ef3a" officeooo:paragraph-rsid="12a3d353"/>
    </style:style>
    <style:style style:name="P1144" style:family="paragraph" style:parent-style-name="Preformatted_20_Text">
      <style:text-properties officeooo:rsid="01f45b48" officeooo:paragraph-rsid="12a3d353"/>
    </style:style>
    <style:style style:name="P1145" style:family="paragraph" style:parent-style-name="Preformatted_20_Text">
      <style:text-properties officeooo:paragraph-rsid="12a3d353"/>
    </style:style>
    <style:style style:name="P1146" style:family="paragraph" style:parent-style-name="Preformatted_20_Text">
      <style:text-properties officeooo:paragraph-rsid="12a5171b"/>
    </style:style>
    <style:style style:name="P1147" style:family="paragraph" style:parent-style-name="Preformatted_20_Text">
      <style:text-properties officeooo:paragraph-rsid="12a71344"/>
    </style:style>
    <style:style style:name="P1148" style:family="paragraph" style:parent-style-name="Preformatted_20_Text">
      <style:text-properties officeooo:rsid="052efeb0" officeooo:paragraph-rsid="12a7ee14"/>
    </style:style>
    <style:style style:name="P1149" style:family="paragraph" style:parent-style-name="Preformatted_20_Text">
      <style:text-properties officeooo:paragraph-rsid="12a7ee14"/>
    </style:style>
    <style:style style:name="P1150" style:family="paragraph" style:parent-style-name="Preformatted_20_Text">
      <style:text-properties officeooo:rsid="10ee39c3" officeooo:paragraph-rsid="12ab5d69"/>
    </style:style>
    <style:style style:name="P1151" style:family="paragraph" style:parent-style-name="Preformatted_20_Text">
      <style:text-properties officeooo:paragraph-rsid="12aa08ef"/>
    </style:style>
    <style:style style:name="P1152" style:family="paragraph" style:parent-style-name="Preformatted_20_Text">
      <style:text-properties officeooo:rsid="12111122" officeooo:paragraph-rsid="12aa08ef"/>
    </style:style>
    <style:style style:name="P1153" style:family="paragraph" style:parent-style-name="Preformatted_20_Text">
      <style:text-properties officeooo:paragraph-rsid="12ab5d69"/>
    </style:style>
    <style:style style:name="P1154" style:family="paragraph" style:parent-style-name="Preformatted_20_Text">
      <style:text-properties officeooo:rsid="0c0e23c3" officeooo:paragraph-rsid="12ab5d69"/>
    </style:style>
    <style:style style:name="P1155" style:family="paragraph" style:parent-style-name="Preformatted_20_Text">
      <style:text-properties officeooo:rsid="122444f3" officeooo:paragraph-rsid="12ab5d69"/>
    </style:style>
    <style:style style:name="P1156" style:family="paragraph" style:parent-style-name="Preformatted_20_Text">
      <style:text-properties officeooo:rsid="06b0e114" officeooo:paragraph-rsid="12ab5d69"/>
    </style:style>
    <style:style style:name="P1157" style:family="paragraph" style:parent-style-name="Preformatted_20_Text">
      <style:text-properties officeooo:rsid="06b18df9" officeooo:paragraph-rsid="12ab5d69"/>
    </style:style>
    <style:style style:name="P1158" style:family="paragraph" style:parent-style-name="Preformatted_20_Text">
      <style:text-properties style:text-underline-style="none" officeooo:rsid="00874cd7" officeooo:paragraph-rsid="12ab5d69"/>
    </style:style>
    <style:style style:name="P1159" style:family="paragraph" style:parent-style-name="Preformatted_20_Text">
      <style:text-properties officeooo:rsid="0ffebee9" officeooo:paragraph-rsid="12ab5d69"/>
    </style:style>
    <style:style style:name="P1160" style:family="paragraph" style:parent-style-name="Preformatted_20_Text">
      <style:text-properties officeooo:paragraph-rsid="12abb383"/>
    </style:style>
    <style:style style:name="P1161" style:family="paragraph" style:parent-style-name="Preformatted_20_Text">
      <style:text-properties officeooo:paragraph-rsid="12ada781"/>
    </style:style>
    <style:style style:name="P1162" style:family="paragraph" style:parent-style-name="Preformatted_20_Text">
      <style:text-properties officeooo:rsid="0532e35c" officeooo:paragraph-rsid="12ada781"/>
    </style:style>
    <style:style style:name="P1163" style:family="paragraph" style:parent-style-name="Preformatted_20_Text">
      <style:text-properties officeooo:paragraph-rsid="12b009f7"/>
    </style:style>
    <style:style style:name="P1164" style:family="paragraph" style:parent-style-name="Preformatted_20_Text">
      <style:text-properties officeooo:rsid="0a7e49f6" officeooo:paragraph-rsid="12b009f7"/>
    </style:style>
    <style:style style:name="P1165" style:family="paragraph" style:parent-style-name="Preformatted_20_Text">
      <style:text-properties officeooo:paragraph-rsid="12b8ade4"/>
    </style:style>
    <style:style style:name="P1166" style:family="paragraph" style:parent-style-name="Preformatted_20_Text">
      <style:text-properties officeooo:rsid="0088db1a" officeooo:paragraph-rsid="12ab5d69"/>
    </style:style>
    <style:style style:name="P1167" style:family="paragraph" style:parent-style-name="Preformatted_20_Text">
      <style:text-properties fo:font-weight="normal" officeooo:rsid="0088db1a" officeooo:paragraph-rsid="12ab5d69" style:font-weight-asian="normal" style:font-weight-complex="normal"/>
    </style:style>
    <style:style style:name="P1168" style:family="paragraph" style:parent-style-name="Preformatted_20_Text">
      <style:text-properties officeooo:paragraph-rsid="066c9f51"/>
    </style:style>
    <style:style style:name="P1169" style:family="paragraph" style:parent-style-name="Preformatted_20_Text">
      <style:text-properties officeooo:rsid="12c26965" officeooo:paragraph-rsid="12c26965"/>
    </style:style>
    <style:style style:name="P1170" style:family="paragraph" style:parent-style-name="Preformatted_20_Text">
      <style:text-properties officeooo:paragraph-rsid="12c26965"/>
    </style:style>
    <style:style style:name="P1171" style:family="paragraph" style:parent-style-name="Preformatted_20_Text">
      <style:text-properties officeooo:paragraph-rsid="12c3b999"/>
    </style:style>
    <style:style style:name="P1172" style:family="paragraph" style:parent-style-name="Preformatted_20_Text">
      <style:text-properties officeooo:rsid="12c63042" officeooo:paragraph-rsid="12c63042"/>
    </style:style>
    <style:style style:name="P1173" style:family="paragraph" style:parent-style-name="Preformatted_20_Text">
      <style:text-properties officeooo:paragraph-rsid="12c63042"/>
    </style:style>
    <style:style style:name="P1174" style:family="paragraph" style:parent-style-name="Preformatted_20_Text">
      <style:text-properties officeooo:rsid="12c8037e" officeooo:paragraph-rsid="12c8037e"/>
    </style:style>
    <style:style style:name="P1175" style:family="paragraph" style:parent-style-name="Preformatted_20_Text">
      <style:text-properties officeooo:rsid="12837185" officeooo:paragraph-rsid="12837185"/>
    </style:style>
    <style:style style:name="P1176" style:family="paragraph" style:parent-style-name="Preformatted_20_Text">
      <style:text-properties officeooo:paragraph-rsid="12cf9ecf"/>
    </style:style>
    <style:style style:name="P1177" style:family="paragraph" style:parent-style-name="Preformatted_20_Text">
      <style:text-properties officeooo:rsid="12cf9ecf" officeooo:paragraph-rsid="12cf9ecf"/>
    </style:style>
    <style:style style:name="P1178" style:family="paragraph" style:parent-style-name="Preformatted_20_Text">
      <style:text-properties officeooo:paragraph-rsid="12d41240"/>
    </style:style>
    <style:style style:name="P1179" style:family="paragraph" style:parent-style-name="Preformatted_20_Text">
      <style:text-properties officeooo:rsid="12d41240" officeooo:paragraph-rsid="12d41240"/>
    </style:style>
    <style:style style:name="P1180" style:family="paragraph" style:parent-style-name="Preformatted_20_Text">
      <style:text-properties officeooo:rsid="12d4eaec" officeooo:paragraph-rsid="12d4eaec"/>
    </style:style>
    <style:style style:name="P1181" style:family="paragraph" style:parent-style-name="Preformatted_20_Text">
      <style:text-properties officeooo:paragraph-rsid="12d4eaec"/>
    </style:style>
    <style:style style:name="P1182" style:family="paragraph" style:parent-style-name="Preformatted_20_Text">
      <style:text-properties officeooo:rsid="12d2f833" officeooo:paragraph-rsid="12d41240"/>
    </style:style>
    <style:style style:name="P1183" style:family="paragraph" style:parent-style-name="Heading">
      <style:text-properties officeooo:paragraph-rsid="003e0b0d"/>
    </style:style>
    <style:style style:name="P1184" style:family="paragraph" style:parent-style-name="Heading">
      <style:text-properties officeooo:paragraph-rsid="00473082"/>
    </style:style>
    <style:style style:name="P1185" style:family="paragraph" style:parent-style-name="Heading">
      <style:text-properties officeooo:paragraph-rsid="004e8020"/>
    </style:style>
    <style:style style:name="P1186" style:family="paragraph" style:parent-style-name="Heading">
      <style:text-properties officeooo:paragraph-rsid="00504951"/>
    </style:style>
    <style:style style:name="P1187" style:family="paragraph" style:parent-style-name="Heading">
      <style:text-properties officeooo:paragraph-rsid="00550663"/>
    </style:style>
    <style:style style:name="P1188" style:family="paragraph" style:parent-style-name="Heading">
      <style:text-properties officeooo:paragraph-rsid="00664101"/>
    </style:style>
    <style:style style:name="P1189" style:family="paragraph" style:parent-style-name="Heading">
      <style:text-properties officeooo:rsid="0047e6b9" officeooo:paragraph-rsid="00b450a5"/>
    </style:style>
    <style:style style:name="P1190" style:family="paragraph" style:parent-style-name="Heading">
      <style:text-properties officeooo:rsid="00558d4e" officeooo:paragraph-rsid="006b40b8"/>
    </style:style>
    <style:style style:name="P1191" style:family="paragraph" style:parent-style-name="Heading">
      <style:text-properties officeooo:paragraph-rsid="006b40b8"/>
    </style:style>
    <style:style style:name="P1192" style:family="paragraph" style:parent-style-name="Heading">
      <style:text-properties officeooo:rsid="006b40b8" officeooo:paragraph-rsid="00b4eafd"/>
    </style:style>
    <style:style style:name="P1193" style:family="paragraph" style:parent-style-name="Heading">
      <style:text-properties officeooo:rsid="0073817b" officeooo:paragraph-rsid="0073817b"/>
    </style:style>
    <style:style style:name="P1194" style:family="paragraph" style:parent-style-name="Heading">
      <style:text-properties officeooo:rsid="0073817b" officeooo:paragraph-rsid="00a4a497"/>
    </style:style>
    <style:style style:name="P1195" style:family="paragraph" style:parent-style-name="Heading">
      <style:text-properties officeooo:paragraph-rsid="0073817b"/>
    </style:style>
    <style:style style:name="P1196" style:family="paragraph" style:parent-style-name="Heading">
      <style:text-properties officeooo:rsid="0077e2b5" officeooo:paragraph-rsid="00b8b926"/>
    </style:style>
    <style:style style:name="P1197" style:family="paragraph" style:parent-style-name="Heading">
      <style:text-properties officeooo:paragraph-rsid="00b450a5"/>
    </style:style>
    <style:style style:name="P1198" style:family="paragraph" style:parent-style-name="Heading">
      <style:text-properties officeooo:paragraph-rsid="00b4eafd"/>
    </style:style>
    <style:style style:name="P1199" style:family="paragraph" style:parent-style-name="Heading">
      <style:text-properties officeooo:paragraph-rsid="00b6fdac"/>
    </style:style>
    <style:style style:name="P1200" style:family="paragraph" style:parent-style-name="Heading">
      <style:text-properties officeooo:paragraph-rsid="00b8b926"/>
    </style:style>
    <style:style style:name="P1201" style:family="paragraph" style:parent-style-name="Heading">
      <style:text-properties officeooo:paragraph-rsid="00b9b323"/>
    </style:style>
    <style:style style:name="P1202" style:family="paragraph" style:parent-style-name="Heading">
      <style:text-properties officeooo:paragraph-rsid="00d7aebc"/>
    </style:style>
    <style:style style:name="P1203" style:family="paragraph" style:parent-style-name="Heading">
      <style:text-properties fo:font-style="normal" officeooo:rsid="003cabba" officeooo:paragraph-rsid="003e0b0d" style:font-style-asian="normal" style:font-style-complex="normal"/>
    </style:style>
    <style:style style:name="P1204" style:family="paragraph" style:parent-style-name="Heading">
      <style:text-properties officeooo:rsid="003cabba" officeooo:paragraph-rsid="003e0b0d"/>
    </style:style>
    <style:style style:name="P1205" style:family="paragraph" style:parent-style-name="Heading">
      <style:text-properties fo:font-weight="normal" officeooo:rsid="0088db1a" officeooo:paragraph-rsid="00b6fdac" style:font-weight-asian="normal" style:font-weight-complex="normal"/>
    </style:style>
    <style:style style:name="P1206" style:family="paragraph" style:parent-style-name="Heading">
      <style:text-properties fo:font-weight="normal" officeooo:rsid="0088db1a" officeooo:paragraph-rsid="00d7aebc" style:font-weight-asian="normal" style:font-weight-complex="normal"/>
    </style:style>
    <style:style style:name="P1207" style:family="paragraph" style:parent-style-name="Heading">
      <style:text-properties fo:font-weight="normal" officeooo:rsid="10f75856" officeooo:paragraph-rsid="10f75856" style:font-weight-asian="normal" style:font-weight-complex="normal"/>
    </style:style>
    <style:style style:name="P1208" style:family="paragraph" style:parent-style-name="Heading">
      <style:text-properties fo:font-weight="normal" officeooo:rsid="00693b96" officeooo:paragraph-rsid="12ab5d69" style:font-weight-asian="normal" style:font-weight-complex="normal"/>
    </style:style>
    <style:style style:name="P1209" style:family="paragraph" style:parent-style-name="Heading">
      <style:text-properties fo:font-weight="normal" officeooo:rsid="00693b96" officeooo:paragraph-rsid="12b009f7" style:font-weight-asian="normal" style:font-weight-complex="normal"/>
    </style:style>
    <style:style style:name="P1210" style:family="paragraph" style:parent-style-name="Heading">
      <style:text-properties officeooo:paragraph-rsid="01560da5"/>
    </style:style>
    <style:style style:name="P1211" style:family="paragraph" style:parent-style-name="Heading">
      <style:text-properties officeooo:paragraph-rsid="01601e23"/>
    </style:style>
    <style:style style:name="P1212" style:family="paragraph" style:parent-style-name="Heading">
      <style:text-properties officeooo:paragraph-rsid="016b839a"/>
    </style:style>
    <style:style style:name="P1213" style:family="paragraph" style:parent-style-name="Heading">
      <style:text-properties officeooo:rsid="01eb0996" officeooo:paragraph-rsid="01eb0996"/>
    </style:style>
    <style:style style:name="P1214" style:family="paragraph" style:parent-style-name="Heading">
      <style:text-properties officeooo:paragraph-rsid="0226b30f"/>
    </style:style>
    <style:style style:name="P1215" style:family="paragraph" style:parent-style-name="Heading">
      <style:text-properties officeooo:rsid="0240d479" officeooo:paragraph-rsid="0240d479"/>
    </style:style>
    <style:style style:name="P1216" style:family="paragraph" style:parent-style-name="Heading">
      <style:text-properties officeooo:rsid="02ea1c5e" officeooo:paragraph-rsid="02ea1c5e"/>
    </style:style>
    <style:style style:name="P121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18"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19" style:family="paragraph" style:parent-style-name="Heading">
      <style:text-properties style:font-name="Liberation Sans" fo:font-size="14pt" officeooo:rsid="10ccb8b2" officeooo:paragraph-rsid="12aa08ef" style:font-name-asian="Noto Sans CJK SC" style:font-size-asian="14pt" style:font-name-complex="Lohit Devanagari" style:font-size-complex="14pt"/>
    </style:style>
    <style:style style:name="P1220" style:family="paragraph" style:parent-style-name="Heading">
      <style:text-properties officeooo:rsid="06793aa4" officeooo:paragraph-rsid="06793aa4"/>
    </style:style>
    <style:style style:name="P1221" style:family="paragraph" style:parent-style-name="Heading">
      <style:text-properties officeooo:rsid="07620a69" officeooo:paragraph-rsid="07620a69"/>
    </style:style>
    <style:style style:name="P1222" style:family="paragraph" style:parent-style-name="Heading">
      <style:text-properties officeooo:paragraph-rsid="0afb00be"/>
    </style:style>
    <style:style style:name="P1223" style:family="paragraph" style:parent-style-name="Heading">
      <style:text-properties officeooo:rsid="103cb278" officeooo:paragraph-rsid="103cb278"/>
    </style:style>
    <style:style style:name="P1224" style:family="paragraph" style:parent-style-name="Heading">
      <style:text-properties officeooo:rsid="1091d084" officeooo:paragraph-rsid="1091d084"/>
    </style:style>
    <style:style style:name="P1225" style:family="paragraph" style:parent-style-name="Heading">
      <style:text-properties officeooo:rsid="10ab5d5a" officeooo:paragraph-rsid="10ccb8b2"/>
    </style:style>
    <style:style style:name="P1226" style:family="paragraph" style:parent-style-name="Heading">
      <style:text-properties officeooo:paragraph-rsid="10ccb8b2"/>
    </style:style>
    <style:style style:name="P1227" style:family="paragraph" style:parent-style-name="Heading">
      <style:text-properties officeooo:paragraph-rsid="1101f4be"/>
    </style:style>
    <style:style style:name="P1228" style:family="paragraph" style:parent-style-name="Heading">
      <style:text-properties officeooo:rsid="1101f4be" officeooo:paragraph-rsid="1101f4be"/>
    </style:style>
    <style:style style:name="P1229" style:family="paragraph" style:parent-style-name="Heading">
      <style:text-properties officeooo:paragraph-rsid="1111e3fb"/>
    </style:style>
    <style:style style:name="P1230" style:family="paragraph" style:parent-style-name="Heading">
      <style:text-properties officeooo:rsid="111a7256" officeooo:paragraph-rsid="111a7256"/>
    </style:style>
    <style:style style:name="P1231" style:family="paragraph" style:parent-style-name="Heading">
      <style:text-properties officeooo:rsid="0b008881" officeooo:paragraph-rsid="0b008881"/>
    </style:style>
    <style:style style:name="P1232" style:family="paragraph" style:parent-style-name="Heading">
      <style:text-properties officeooo:rsid="11484fde" officeooo:paragraph-rsid="11484fde"/>
    </style:style>
    <style:style style:name="P1233" style:family="paragraph" style:parent-style-name="Heading">
      <style:text-properties officeooo:paragraph-rsid="11484fde"/>
    </style:style>
    <style:style style:name="P1234" style:family="paragraph" style:parent-style-name="Heading">
      <style:text-properties officeooo:rsid="1156c8b2" officeooo:paragraph-rsid="1156c8b2"/>
    </style:style>
    <style:style style:name="P1235" style:family="paragraph" style:parent-style-name="Heading">
      <style:text-properties officeooo:rsid="115beb4a" officeooo:paragraph-rsid="115beb4a"/>
    </style:style>
    <style:style style:name="P1236" style:family="paragraph" style:parent-style-name="Heading">
      <style:text-properties officeooo:paragraph-rsid="12389f5c"/>
    </style:style>
    <style:style style:name="P1237" style:family="paragraph" style:parent-style-name="Heading">
      <style:text-properties officeooo:rsid="12389f5c" officeooo:paragraph-rsid="12389f5c"/>
    </style:style>
    <style:style style:name="P1238" style:family="paragraph" style:parent-style-name="Heading">
      <style:text-properties officeooo:paragraph-rsid="124d955d"/>
    </style:style>
    <style:style style:name="P1239" style:family="paragraph" style:parent-style-name="Heading">
      <style:text-properties officeooo:rsid="124f4d54" officeooo:paragraph-rsid="124f4d54"/>
    </style:style>
    <style:style style:name="P1240" style:family="paragraph" style:parent-style-name="Heading">
      <style:text-properties officeooo:rsid="127ba8fc" officeooo:paragraph-rsid="127ba8fc"/>
    </style:style>
    <style:style style:name="P1241" style:family="paragraph" style:parent-style-name="Heading">
      <style:text-properties officeooo:rsid="127e74d5" officeooo:paragraph-rsid="127e74d5"/>
    </style:style>
    <style:style style:name="P1242" style:family="paragraph" style:parent-style-name="Heading">
      <style:text-properties officeooo:paragraph-rsid="12a016af"/>
    </style:style>
    <style:style style:name="P1243" style:family="paragraph" style:parent-style-name="Heading">
      <style:text-properties officeooo:paragraph-rsid="12a3d353"/>
    </style:style>
    <style:style style:name="P1244" style:family="paragraph" style:parent-style-name="Heading">
      <style:text-properties officeooo:paragraph-rsid="12a7ee14"/>
    </style:style>
    <style:style style:name="P1245" style:family="paragraph" style:parent-style-name="Heading">
      <style:text-properties officeooo:rsid="01248791" officeooo:paragraph-rsid="12aa08ef"/>
    </style:style>
    <style:style style:name="P1246" style:family="paragraph" style:parent-style-name="Heading">
      <style:text-properties officeooo:paragraph-rsid="12aa08ef"/>
    </style:style>
    <style:style style:name="P1247" style:family="paragraph" style:parent-style-name="Heading">
      <style:text-properties officeooo:rsid="011e6e01" officeooo:paragraph-rsid="12aa08ef"/>
    </style:style>
    <style:style style:name="P1248" style:family="paragraph" style:parent-style-name="Heading">
      <style:text-properties officeooo:rsid="10ac994a" officeooo:paragraph-rsid="12aa08ef"/>
    </style:style>
    <style:style style:name="P1249" style:family="paragraph" style:parent-style-name="Heading">
      <style:text-properties officeooo:paragraph-rsid="12ab5d69"/>
    </style:style>
    <style:style style:name="P1250" style:family="paragraph" style:parent-style-name="Heading">
      <style:text-properties officeooo:rsid="06bd07da" officeooo:paragraph-rsid="12ab5d69"/>
    </style:style>
    <style:style style:name="P1251" style:family="paragraph" style:parent-style-name="Heading">
      <style:text-properties officeooo:paragraph-rsid="12abb383"/>
    </style:style>
    <style:style style:name="P1252" style:family="paragraph" style:parent-style-name="Heading">
      <style:text-properties officeooo:paragraph-rsid="12ada781"/>
    </style:style>
    <style:style style:name="P1253" style:family="paragraph" style:parent-style-name="Heading">
      <style:text-properties officeooo:paragraph-rsid="12ae34f5"/>
    </style:style>
    <style:style style:name="P1254" style:family="paragraph" style:parent-style-name="Heading">
      <style:text-properties officeooo:paragraph-rsid="12b009f7"/>
    </style:style>
    <style:style style:name="P1255" style:family="paragraph" style:parent-style-name="Heading">
      <style:text-properties officeooo:paragraph-rsid="12b1dcfb"/>
    </style:style>
    <style:style style:name="P1256" style:family="paragraph" style:parent-style-name="Heading">
      <style:text-properties officeooo:rsid="12bbbdbe" officeooo:paragraph-rsid="12bbbdbe"/>
    </style:style>
    <style:style style:name="P1257" style:family="paragraph" style:parent-style-name="Heading">
      <style:text-properties officeooo:rsid="12c02d88" officeooo:paragraph-rsid="12c02d88"/>
    </style:style>
    <style:style style:name="P1258" style:family="paragraph" style:parent-style-name="Heading">
      <style:text-properties officeooo:rsid="12c26965" officeooo:paragraph-rsid="12c26965"/>
    </style:style>
    <style:style style:name="P1259" style:family="paragraph" style:parent-style-name="Heading">
      <style:text-properties officeooo:rsid="12c55bf7" officeooo:paragraph-rsid="12c55bf7"/>
    </style:style>
    <style:style style:name="P1260" style:family="paragraph" style:parent-style-name="Table_20_Contents">
      <style:text-properties officeooo:rsid="01bcf6ce" officeooo:paragraph-rsid="01bcf6ce"/>
    </style:style>
    <style:style style:name="P1261" style:family="paragraph" style:parent-style-name="Table_20_Contents">
      <style:paragraph-properties fo:text-align="center" style:justify-single-word="false"/>
      <style:text-properties officeooo:rsid="01bcf6ce" officeooo:paragraph-rsid="01bcf6ce"/>
    </style:style>
    <style:style style:name="P1262" style:family="paragraph" style:parent-style-name="Table_20_Contents">
      <style:paragraph-properties fo:text-align="center" style:justify-single-word="false"/>
    </style:style>
    <style:style style:name="P1263" style:family="paragraph" style:parent-style-name="Table_20_Contents">
      <style:paragraph-properties fo:text-align="center" style:justify-single-word="false"/>
      <style:text-properties officeooo:paragraph-rsid="114c1438"/>
    </style:style>
    <style:style style:name="P1264" style:family="paragraph" style:parent-style-name="Table_20_Contents">
      <style:paragraph-properties fo:text-align="center" style:justify-single-word="false"/>
      <style:text-properties officeooo:paragraph-rsid="12ae34f5"/>
    </style:style>
    <style:style style:name="P1265" style:family="paragraph" style:parent-style-name="Table_20_Contents">
      <style:paragraph-properties fo:text-align="center" style:justify-single-word="false"/>
      <style:text-properties officeooo:paragraph-rsid="12c0bf65"/>
    </style:style>
    <style:style style:name="P1266"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67" style:family="paragraph" style:parent-style-name="Table_20_Contents">
      <style:paragraph-properties fo:text-align="center" style:justify-single-word="false"/>
      <style:text-properties fo:font-weight="bold" style:font-weight-asian="bold" style:font-weight-complex="bold"/>
    </style:style>
    <style:style style:name="P1268"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69"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70"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71"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7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7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74" style:family="paragraph" style:parent-style-name="Table_20_Contents">
      <style:paragraph-properties fo:text-align="center" style:justify-single-word="false"/>
      <style:text-properties fo:font-weight="bold" officeooo:rsid="12ae34f5" officeooo:paragraph-rsid="12ae34f5" style:font-weight-asian="bold" style:font-weight-complex="bold"/>
    </style:style>
    <style:style style:name="P1275"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1276" style:family="paragraph" style:parent-style-name="Table_20_Contents">
      <style:text-properties officeooo:rsid="01fa3ba0" officeooo:paragraph-rsid="01fa3ba0"/>
    </style:style>
    <style:style style:name="P1277" style:family="paragraph" style:parent-style-name="Table_20_Contents">
      <style:text-properties officeooo:rsid="01fa6a1c" officeooo:paragraph-rsid="01fa6a1c"/>
    </style:style>
    <style:style style:name="P1278" style:family="paragraph" style:parent-style-name="Table_20_Contents">
      <style:text-properties officeooo:rsid="01fc4374" officeooo:paragraph-rsid="01fc4374"/>
    </style:style>
    <style:style style:name="P1279" style:family="paragraph" style:parent-style-name="Table_20_Contents">
      <style:paragraph-properties fo:text-align="center" style:justify-single-word="false"/>
      <style:text-properties officeooo:rsid="01fc4374" officeooo:paragraph-rsid="01fc4374"/>
    </style:style>
    <style:style style:name="P1280" style:family="paragraph" style:parent-style-name="Table_20_Contents">
      <style:text-properties style:font-name="Liberation Mono" fo:font-size="10pt" officeooo:rsid="01fa3ba0" officeooo:paragraph-rsid="01fa3ba0" style:font-size-asian="10pt" style:font-size-complex="10pt"/>
    </style:style>
    <style:style style:name="P1281" style:family="paragraph" style:parent-style-name="Table_20_Contents">
      <style:text-properties style:font-name="Liberation Mono" fo:font-size="10pt" officeooo:rsid="01fa6a1c" officeooo:paragraph-rsid="01fa6a1c" style:font-size-asian="10pt" style:font-size-complex="10pt"/>
    </style:style>
    <style:style style:name="P1282" style:family="paragraph" style:parent-style-name="Table_20_Contents">
      <style:text-properties style:font-name="Liberation Mono" fo:font-size="10pt" officeooo:rsid="01fc4374" officeooo:paragraph-rsid="01fc4374" style:font-size-asian="10pt" style:font-size-complex="10pt"/>
    </style:style>
    <style:style style:name="P1283" style:family="paragraph" style:parent-style-name="Table_20_Contents">
      <style:text-properties style:font-name="Liberation Mono" fo:font-size="10pt" officeooo:rsid="01fe5788" officeooo:paragraph-rsid="0201c5f0" style:font-size-asian="10pt" style:font-size-complex="10pt"/>
    </style:style>
    <style:style style:name="P1284" style:family="paragraph" style:parent-style-name="Table_20_Contents">
      <style:text-properties style:font-name="Liberation Mono" fo:font-size="10pt" officeooo:rsid="02007d56" officeooo:paragraph-rsid="0201c5f0" style:font-size-asian="10pt" style:font-size-complex="10pt"/>
    </style:style>
    <style:style style:name="P1285" style:family="paragraph" style:parent-style-name="Table_20_Contents">
      <style:text-properties style:font-name="Liberation Mono" fo:font-size="10pt" officeooo:rsid="0201c5f0" officeooo:paragraph-rsid="0201c5f0" style:font-size-asian="10pt" style:font-size-complex="10pt"/>
    </style:style>
    <style:style style:name="P1286" style:family="paragraph" style:parent-style-name="Table_20_Contents">
      <style:text-properties style:font-name="Liberation Mono" fo:font-size="10pt" officeooo:rsid="02032e32" officeooo:paragraph-rsid="02032e32" style:font-size-asian="10pt" style:font-size-complex="10pt"/>
    </style:style>
    <style:style style:name="P1287" style:family="paragraph" style:parent-style-name="Table_20_Contents">
      <style:text-properties style:font-name="Liberation Mono" fo:font-size="10pt" officeooo:rsid="0204bc0e" officeooo:paragraph-rsid="0204bc0e" style:font-size-asian="10pt" style:font-size-complex="10pt"/>
    </style:style>
    <style:style style:name="P1288" style:family="paragraph" style:parent-style-name="Table_20_Contents">
      <style:text-properties style:font-name="Liberation Mono" fo:font-size="10pt" officeooo:rsid="05339733" officeooo:paragraph-rsid="05339733" style:font-size-asian="10pt" style:font-size-complex="10pt"/>
    </style:style>
    <style:style style:name="P1289" style:family="paragraph" style:parent-style-name="Table_20_Contents">
      <style:paragraph-properties fo:text-align="center" style:justify-single-word="false"/>
      <style:text-properties style:font-name="Liberation Mono" fo:font-size="10pt" style:font-size-asian="10pt" style:font-size-complex="10pt"/>
    </style:style>
    <style:style style:name="P1290"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291"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292"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93"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94"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95"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96"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97"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98"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99" style:family="paragraph" style:parent-style-name="Table_20_Contents">
      <style:text-properties style:font-name="Liberation Mono" fo:font-size="10pt" officeooo:rsid="12430efa" officeooo:paragraph-rsid="12430efa" style:font-size-asian="10pt" style:font-size-complex="10pt"/>
    </style:style>
    <style:style style:name="P1300" style:family="paragraph" style:parent-style-name="Table_20_Contents">
      <style:paragraph-properties fo:text-align="center" style:justify-single-word="false"/>
      <style:text-properties style:font-name="Liberation Mono" fo:font-size="10pt" officeooo:rsid="129ff1bd" officeooo:paragraph-rsid="129ff1bd" style:font-size-asian="10pt" style:font-size-complex="10pt"/>
    </style:style>
    <style:style style:name="P1301" style:family="paragraph" style:parent-style-name="Table_20_Contents">
      <style:text-properties officeooo:rsid="01fe5788" officeooo:paragraph-rsid="0201c5f0"/>
    </style:style>
    <style:style style:name="P1302" style:family="paragraph" style:parent-style-name="Table_20_Contents">
      <style:text-properties officeooo:rsid="02007d56" officeooo:paragraph-rsid="0201c5f0"/>
    </style:style>
    <style:style style:name="P1303" style:family="paragraph" style:parent-style-name="Table_20_Contents">
      <style:text-properties officeooo:rsid="0201c5f0" officeooo:paragraph-rsid="0201c5f0"/>
    </style:style>
    <style:style style:name="P1304" style:family="paragraph" style:parent-style-name="Table_20_Contents">
      <style:text-properties officeooo:rsid="02032e32" officeooo:paragraph-rsid="02032e32"/>
    </style:style>
    <style:style style:name="P1305" style:family="paragraph" style:parent-style-name="Table_20_Contents">
      <style:text-properties officeooo:rsid="0204bc0e" officeooo:paragraph-rsid="0204bc0e"/>
    </style:style>
    <style:style style:name="P1306" style:family="paragraph" style:parent-style-name="Table_20_Contents">
      <style:paragraph-properties fo:text-align="center" style:justify-single-word="false"/>
      <style:text-properties officeooo:rsid="0206acd2" officeooo:paragraph-rsid="0206acd2"/>
    </style:style>
    <style:style style:name="P1307" style:family="paragraph" style:parent-style-name="Table_20_Contents">
      <style:text-properties officeooo:rsid="0231deef" officeooo:paragraph-rsid="0231deef"/>
    </style:style>
    <style:style style:name="P1308" style:family="paragraph" style:parent-style-name="Table_20_Contents">
      <style:paragraph-properties fo:text-align="center" style:justify-single-word="false"/>
      <style:text-properties officeooo:rsid="05339733" officeooo:paragraph-rsid="05339733"/>
    </style:style>
    <style:style style:name="P1309" style:family="paragraph" style:parent-style-name="Table_20_Contents">
      <style:text-properties officeooo:rsid="05339733" officeooo:paragraph-rsid="05339733"/>
    </style:style>
    <style:style style:name="P1310" style:family="paragraph" style:parent-style-name="Table_20_Contents">
      <style:text-properties officeooo:rsid="066bdf73" officeooo:paragraph-rsid="066bdf73"/>
    </style:style>
    <style:style style:name="P1311" style:family="paragraph" style:parent-style-name="Table_20_Contents">
      <style:paragraph-properties fo:text-align="center" style:justify-single-word="false"/>
      <style:text-properties officeooo:rsid="066bdf73" officeooo:paragraph-rsid="066bdf73"/>
    </style:style>
    <style:style style:name="P1312" style:family="paragraph" style:parent-style-name="Table_20_Contents">
      <style:text-properties officeooo:rsid="0c7c5e9e" officeooo:paragraph-rsid="0c7c5e9e"/>
    </style:style>
    <style:style style:name="P1313" style:family="paragraph" style:parent-style-name="Table_20_Contents">
      <style:text-properties officeooo:rsid="0c7c5e9e" officeooo:paragraph-rsid="1087c796"/>
    </style:style>
    <style:style style:name="P1314" style:family="paragraph" style:parent-style-name="Table_20_Contents">
      <style:text-properties officeooo:rsid="0c85d0c8" officeooo:paragraph-rsid="0c85d0c8"/>
    </style:style>
    <style:style style:name="P1315" style:family="paragraph" style:parent-style-name="Table_20_Contents">
      <style:text-properties officeooo:paragraph-rsid="0c7c5e9e"/>
    </style:style>
    <style:style style:name="P1316" style:family="paragraph" style:parent-style-name="Table_20_Contents">
      <style:text-properties officeooo:rsid="0fee14c0" officeooo:paragraph-rsid="0fee14c0"/>
    </style:style>
    <style:style style:name="P1317" style:family="paragraph" style:parent-style-name="Table_20_Contents">
      <style:paragraph-properties fo:text-align="center" style:justify-single-word="false"/>
      <style:text-properties officeooo:rsid="0fee14c0" officeooo:paragraph-rsid="0fee14c0"/>
    </style:style>
    <style:style style:name="P1318" style:family="paragraph" style:parent-style-name="Table_20_Contents">
      <style:paragraph-properties fo:text-align="center" style:justify-single-word="false"/>
      <style:text-properties officeooo:rsid="0fee14c0" officeooo:paragraph-rsid="109f7a1a"/>
    </style:style>
    <style:style style:name="P1319" style:family="paragraph" style:parent-style-name="Table_20_Contents">
      <style:text-properties officeooo:rsid="0fef65c2"/>
    </style:style>
    <style:style style:name="P1320" style:family="paragraph" style:parent-style-name="Table_20_Contents">
      <style:text-properties officeooo:rsid="0fef65c2" officeooo:paragraph-rsid="0fef65c2"/>
    </style:style>
    <style:style style:name="P1321" style:family="paragraph" style:parent-style-name="Table_20_Contents">
      <style:text-properties officeooo:rsid="0fef65c2" officeooo:paragraph-rsid="0ff80d16"/>
    </style:style>
    <style:style style:name="P1322" style:family="paragraph" style:parent-style-name="Table_20_Contents">
      <style:text-properties officeooo:rsid="0fef65c2" officeooo:paragraph-rsid="1158af21"/>
    </style:style>
    <style:style style:name="P1323" style:family="paragraph" style:parent-style-name="Table_20_Contents">
      <style:text-properties officeooo:rsid="0fef65c2" officeooo:paragraph-rsid="103b327b"/>
    </style:style>
    <style:style style:name="P1324" style:family="paragraph" style:parent-style-name="Table_20_Contents">
      <style:text-properties officeooo:paragraph-rsid="1086c68e"/>
    </style:style>
    <style:style style:name="P1325" style:family="paragraph" style:parent-style-name="Table_20_Contents">
      <style:text-properties officeooo:rsid="109e1e08" officeooo:paragraph-rsid="109e1e08"/>
    </style:style>
    <style:style style:name="P1326" style:family="paragraph" style:parent-style-name="Table_20_Contents">
      <style:text-properties officeooo:rsid="109f7a1a" officeooo:paragraph-rsid="109f7a1a"/>
    </style:style>
    <style:style style:name="P1327" style:family="paragraph" style:parent-style-name="Table_20_Contents">
      <style:paragraph-properties fo:text-align="center" style:justify-single-word="false"/>
      <style:text-properties officeooo:rsid="114c1438" officeooo:paragraph-rsid="114c1438"/>
    </style:style>
    <style:style style:name="P1328" style:family="paragraph" style:parent-style-name="Table_20_Contents">
      <style:paragraph-properties fo:text-align="center" style:justify-single-word="false"/>
      <style:text-properties officeooo:rsid="114c391a" officeooo:paragraph-rsid="114c391a"/>
    </style:style>
    <style:style style:name="P1329" style:family="paragraph" style:parent-style-name="Table_20_Contents">
      <style:paragraph-properties fo:text-align="center" style:justify-single-word="false"/>
      <style:text-properties officeooo:rsid="115af25b" officeooo:paragraph-rsid="115af25b"/>
    </style:style>
    <style:style style:name="P1330" style:family="paragraph" style:parent-style-name="Table_20_Contents">
      <style:text-properties officeooo:paragraph-rsid="109f7a1a"/>
    </style:style>
    <style:style style:name="P1331" style:family="paragraph" style:parent-style-name="Table_20_Contents">
      <style:text-properties officeooo:rsid="12430efa" officeooo:paragraph-rsid="12430efa"/>
    </style:style>
    <style:style style:name="P1332" style:family="paragraph" style:parent-style-name="Table_20_Contents">
      <style:text-properties officeooo:rsid="129cba07" officeooo:paragraph-rsid="129cba07"/>
    </style:style>
    <style:style style:name="P1333" style:family="paragraph" style:parent-style-name="Table_20_Contents">
      <style:text-properties officeooo:rsid="129ff1bd" officeooo:paragraph-rsid="129ff1bd"/>
    </style:style>
    <style:style style:name="P1334" style:family="paragraph" style:parent-style-name="Table_20_Contents">
      <style:text-properties officeooo:rsid="12ae34f5" officeooo:paragraph-rsid="12ae34f5"/>
    </style:style>
    <style:style style:name="P1335" style:family="paragraph" style:parent-style-name="Table_20_Contents">
      <style:paragraph-properties fo:text-align="center" style:justify-single-word="false"/>
      <style:text-properties officeooo:rsid="12ae34f5" officeooo:paragraph-rsid="12ae34f5"/>
    </style:style>
    <style:style style:name="P1336" style:family="paragraph" style:parent-style-name="Table_20_Contents">
      <style:paragraph-properties fo:text-align="center" style:justify-single-word="false"/>
      <style:text-properties officeooo:rsid="12ba21bc" officeooo:paragraph-rsid="12ba21bc"/>
    </style:style>
    <style:style style:name="P1337" style:family="paragraph" style:parent-style-name="Table_20_Contents">
      <style:text-properties officeooo:rsid="12c02d88" officeooo:paragraph-rsid="12c02d88"/>
    </style:style>
    <style:style style:name="P1338" style:family="paragraph" style:parent-style-name="Table_20_Contents">
      <style:paragraph-properties fo:text-align="center" style:justify-single-word="false"/>
      <style:text-properties officeooo:rsid="12c02d88" officeooo:paragraph-rsid="12c02d88"/>
    </style:style>
    <style:style style:name="P1339" style:family="paragraph" style:parent-style-name="Table_20_Contents">
      <style:text-properties officeooo:rsid="12c02d88" officeooo:paragraph-rsid="12c26965"/>
    </style:style>
    <style:style style:name="P1340" style:family="paragraph" style:parent-style-name="Table_20_Contents">
      <style:text-properties officeooo:rsid="12c8027c" officeooo:paragraph-rsid="12c8027c"/>
    </style:style>
    <style:style style:name="P1341" style:family="paragraph" style:parent-style-name="Table_20_Contents">
      <style:text-properties officeooo:paragraph-rsid="12c8027c"/>
    </style:style>
    <style:style style:name="P1342" style:family="paragraph" style:parent-style-name="Table_20_Contents">
      <style:text-properties officeooo:rsid="10407db4" officeooo:paragraph-rsid="12c8027c"/>
    </style:style>
    <style:style style:name="P1343" style:family="paragraph" style:parent-style-name="Table_20_Contents">
      <style:text-properties officeooo:paragraph-rsid="103b327b"/>
    </style:style>
    <style:style style:name="P1344" style:family="paragraph" style:parent-style-name="Table_20_Contents">
      <style:text-properties officeooo:rsid="12c8037e" officeooo:paragraph-rsid="12c8037e"/>
    </style:style>
    <style:style style:name="P1345" style:family="paragraph" style:parent-style-name="Table_20_Contents">
      <style:text-properties fo:font-style="italic" officeooo:rsid="12c8037e" officeooo:paragraph-rsid="12c8037e" style:font-style-asian="italic" style:font-style-complex="italic"/>
    </style:style>
    <style:style style:name="P1346" style:family="paragraph" style:parent-style-name="Table_20_Contents">
      <style:text-properties officeooo:paragraph-rsid="12c8037e"/>
    </style:style>
    <style:style style:name="P1347" style:family="paragraph" style:parent-style-name="Table_20_Contents">
      <style:text-properties fo:font-style="normal" officeooo:rsid="12c8037e" officeooo:paragraph-rsid="12c8037e" style:font-style-asian="normal" style:font-style-complex="normal"/>
    </style:style>
    <style:style style:name="P1348" style:family="paragraph" style:parent-style-name="Footnote">
      <style:text-properties officeooo:rsid="04f628c7" officeooo:paragraph-rsid="04f628c7"/>
    </style:style>
    <style:style style:name="P1349" style:family="paragraph" style:parent-style-name="Preformatted_20_Text">
      <style:paragraph-properties fo:margin-top="0in" fo:margin-bottom="0.1965in" loext:contextual-spacing="false"/>
      <style:text-properties officeooo:paragraph-rsid="0bf5a5ee"/>
    </style:style>
    <style:style style:name="P1350" style:family="paragraph" style:parent-style-name="Subtitle">
      <style:text-properties officeooo:paragraph-rsid="022dda61"/>
    </style:style>
    <style:style style:name="P1351" style:family="paragraph" style:parent-style-name="Standard">
      <loext:graphic-properties draw:fill="solid" draw:fill-color="#ffffff"/>
      <style:paragraph-properties fo:background-color="#ffffff" fo:padding="0in" fo:border="none"/>
    </style:style>
    <style:style style:name="P1352" style:family="paragraph" style:parent-style-name="Heading_20_1">
      <style:text-properties officeooo:rsid="12c55bf7" officeooo:paragraph-rsid="12c55bf7"/>
    </style:style>
    <style:style style:name="P1353" style:family="paragraph" style:parent-style-name="Heading_20_1">
      <style:text-properties officeooo:rsid="12ac2ee8" officeooo:paragraph-rsid="12ac2ee8"/>
    </style:style>
    <style:style style:name="P1354" style:family="paragraph" style:parent-style-name="Heading_20_1" style:list-style-name="">
      <style:text-properties officeooo:rsid="066ae693" officeooo:paragraph-rsid="066ae693"/>
    </style:style>
    <style:style style:name="P1355" style:family="paragraph" style:parent-style-name="Heading_20_1">
      <style:text-properties officeooo:rsid="12d908c1" officeooo:paragraph-rsid="12d908c1"/>
    </style:style>
    <style:style style:name="P1356" style:family="paragraph" style:parent-style-name="Heading_20_1">
      <style:paragraph-properties fo:break-before="page"/>
    </style:style>
    <style:style style:name="P1357" style:family="paragraph" style:parent-style-name="Heading_20_2">
      <style:text-properties officeooo:rsid="00ba6c9c" officeooo:paragraph-rsid="00ba6c9c"/>
    </style:style>
    <style:style style:name="P1358" style:family="paragraph" style:parent-style-name="Heading_20_2">
      <style:text-properties officeooo:paragraph-rsid="124eba6e"/>
    </style:style>
    <style:style style:name="P1359" style:family="paragraph" style:parent-style-name="Heading_20_2">
      <style:text-properties officeooo:rsid="124eba6e" officeooo:paragraph-rsid="124eba6e"/>
    </style:style>
    <style:style style:name="P1360" style:family="paragraph" style:parent-style-name="Heading_20_2">
      <style:text-properties officeooo:rsid="00f67afd" officeooo:paragraph-rsid="00f67afd"/>
    </style:style>
    <style:style style:name="P1361" style:family="paragraph" style:parent-style-name="Heading_20_2">
      <style:text-properties officeooo:rsid="009dd8d4" officeooo:paragraph-rsid="00a4a497"/>
    </style:style>
    <style:style style:name="P1362" style:family="paragraph" style:parent-style-name="Heading_20_2">
      <style:text-properties officeooo:paragraph-rsid="00a4a497"/>
    </style:style>
    <style:style style:name="P1363" style:family="paragraph" style:parent-style-name="Heading_20_2">
      <style:text-properties officeooo:rsid="0077e2b5" officeooo:paragraph-rsid="00a4a497"/>
    </style:style>
    <style:style style:name="P1364" style:family="paragraph" style:parent-style-name="Heading_20_2">
      <style:text-properties officeooo:rsid="00993621" officeooo:paragraph-rsid="00993621"/>
    </style:style>
    <style:style style:name="P1365" style:family="paragraph" style:parent-style-name="Heading_20_2">
      <style:text-properties officeooo:rsid="12c55bf7" officeooo:paragraph-rsid="12c55bf7"/>
    </style:style>
    <style:style style:name="P1366" style:family="paragraph" style:parent-style-name="Heading_20_2">
      <style:text-properties officeooo:rsid="1064311b" officeooo:paragraph-rsid="1064311b"/>
    </style:style>
    <style:style style:name="P1367" style:family="paragraph" style:parent-style-name="Heading_20_2">
      <style:text-properties officeooo:rsid="106593a2" officeooo:paragraph-rsid="106593a2"/>
    </style:style>
    <style:style style:name="P1368" style:family="paragraph" style:parent-style-name="Heading_20_2">
      <style:text-properties officeooo:rsid="12ac2ee8" officeooo:paragraph-rsid="12ac2ee8"/>
    </style:style>
    <style:style style:name="P1369" style:family="paragraph" style:parent-style-name="Heading_20_2">
      <style:text-properties officeooo:paragraph-rsid="12aa08ef"/>
    </style:style>
    <style:style style:name="P1370" style:family="paragraph" style:parent-style-name="Heading_20_2">
      <style:text-properties officeooo:paragraph-rsid="12d908c1"/>
    </style:style>
    <style:style style:name="P1371" style:family="paragraph" style:parent-style-name="Heading_20_3">
      <style:text-properties officeooo:paragraph-rsid="124d955d"/>
    </style:style>
    <style:style style:name="P1372" style:family="paragraph" style:parent-style-name="Heading_20_3">
      <style:text-properties officeooo:rsid="12d2f833" officeooo:paragraph-rsid="12d2f833"/>
    </style:style>
    <style:style style:name="P1373" style:family="paragraph" style:parent-style-name="Heading_20_3">
      <style:text-properties officeooo:rsid="12d4eaec" officeooo:paragraph-rsid="12d4eaec"/>
    </style:style>
    <style:style style:name="P1374" style:family="paragraph" style:parent-style-name="Heading_20_3">
      <style:text-properties officeooo:paragraph-rsid="101549a0"/>
    </style:style>
    <style:style style:name="P1375" style:family="paragraph" style:parent-style-name="Heading_20_3">
      <style:text-properties officeooo:paragraph-rsid="124eba6e"/>
    </style:style>
    <style:style style:name="P1376" style:family="paragraph" style:parent-style-name="Heading_20_3">
      <style:text-properties officeooo:rsid="125a7afd" officeooo:paragraph-rsid="125a7afd"/>
    </style:style>
    <style:style style:name="P1377" style:family="paragraph" style:parent-style-name="Heading_20_3">
      <style:text-properties officeooo:rsid="0077e2b5" officeooo:paragraph-rsid="00b8b926"/>
    </style:style>
    <style:style style:name="P1378" style:family="paragraph" style:parent-style-name="Heading_20_3">
      <style:text-properties officeooo:rsid="00b6fdac" officeooo:paragraph-rsid="00b6fdac"/>
    </style:style>
    <style:style style:name="P1379" style:family="paragraph" style:parent-style-name="Heading_20_3">
      <style:text-properties officeooo:rsid="00b6fdac" officeooo:paragraph-rsid="12ab5d69"/>
    </style:style>
    <style:style style:name="P1380" style:family="paragraph" style:parent-style-name="Heading_20_3">
      <style:text-properties officeooo:rsid="00b6fdac" officeooo:paragraph-rsid="12b009f7"/>
    </style:style>
    <style:style style:name="P1381" style:family="paragraph" style:parent-style-name="Heading_20_3">
      <style:text-properties officeooo:rsid="00b6fdac" officeooo:paragraph-rsid="00d7aebc"/>
    </style:style>
    <style:style style:name="P1382" style:family="paragraph" style:parent-style-name="Heading_20_3">
      <style:text-properties officeooo:rsid="0075e014" officeooo:paragraph-rsid="00b6fdac"/>
    </style:style>
    <style:style style:name="P1383" style:family="paragraph" style:parent-style-name="Heading_20_3">
      <style:text-properties officeooo:rsid="0073817b" officeooo:paragraph-rsid="0073817b"/>
    </style:style>
    <style:style style:name="P1384" style:family="paragraph" style:parent-style-name="Heading_20_3">
      <style:text-properties officeooo:rsid="1214ef89" officeooo:paragraph-rsid="1214ef89"/>
    </style:style>
    <style:style style:name="P1385" style:family="paragraph" style:parent-style-name="Heading_20_3">
      <style:text-properties officeooo:rsid="129cba07" officeooo:paragraph-rsid="129cba07"/>
    </style:style>
    <style:style style:name="P1386" style:family="paragraph" style:parent-style-name="Heading_20_3">
      <style:text-properties officeooo:rsid="0c0b04ab" officeooo:paragraph-rsid="0c0b04ab"/>
    </style:style>
    <style:style style:name="P1387" style:family="paragraph" style:parent-style-name="Heading_20_3">
      <style:text-properties officeooo:rsid="00b9b323" officeooo:paragraph-rsid="00b9b323"/>
    </style:style>
    <style:style style:name="P1388" style:family="paragraph" style:parent-style-name="Heading_20_3">
      <style:text-properties officeooo:rsid="00b9b323" officeooo:paragraph-rsid="1111e3fb"/>
    </style:style>
    <style:style style:name="P1389" style:family="paragraph" style:parent-style-name="Heading_20_3">
      <style:text-properties fo:font-style="normal" officeooo:rsid="01073ac9" officeooo:paragraph-rsid="01073ac9" style:font-style-asian="normal" style:font-style-complex="normal"/>
    </style:style>
    <style:style style:name="P1390" style:family="paragraph" style:parent-style-name="Heading_20_3">
      <style:text-properties officeooo:paragraph-rsid="066c9f51"/>
    </style:style>
    <style:style style:name="P1391" style:family="paragraph" style:parent-style-name="Heading_20_3">
      <style:text-properties officeooo:paragraph-rsid="003e0b0d"/>
    </style:style>
    <style:style style:name="P1392" style:family="paragraph" style:parent-style-name="Heading_20_3">
      <style:text-properties officeooo:rsid="12a016af" officeooo:paragraph-rsid="12a016af"/>
    </style:style>
    <style:style style:name="P1393" style:family="paragraph" style:parent-style-name="Heading_20_3">
      <style:text-properties officeooo:rsid="107d3f99" officeooo:paragraph-rsid="107d3f99"/>
    </style:style>
    <style:style style:name="P1394" style:family="paragraph" style:parent-style-name="Heading_20_3">
      <style:text-properties officeooo:rsid="0603d1ea" officeooo:paragraph-rsid="12a016af"/>
    </style:style>
    <style:style style:name="P1395" style:family="paragraph" style:parent-style-name="Heading_20_3">
      <style:text-properties officeooo:rsid="0603d1ea" officeooo:paragraph-rsid="0603d1ea"/>
    </style:style>
    <style:style style:name="P1396" style:family="paragraph" style:parent-style-name="Heading_20_3">
      <style:text-properties officeooo:rsid="067ed626" officeooo:paragraph-rsid="067ed626"/>
    </style:style>
    <style:style style:name="P1397" style:family="paragraph" style:parent-style-name="Heading_20_3">
      <style:text-properties officeooo:rsid="003e0b0d" officeooo:paragraph-rsid="003e0b0d"/>
    </style:style>
    <style:style style:name="P1398" style:family="paragraph" style:parent-style-name="Heading_20_3">
      <style:text-properties officeooo:rsid="003e0b0d" officeooo:paragraph-rsid="00b450a5"/>
    </style:style>
    <style:style style:name="P1399" style:family="paragraph" style:parent-style-name="Heading_20_3">
      <style:text-properties officeooo:rsid="003e0b0d" officeooo:paragraph-rsid="00473082"/>
    </style:style>
    <style:style style:name="P1400" style:family="paragraph" style:parent-style-name="Heading_20_3">
      <style:text-properties officeooo:rsid="003e0fa5" officeooo:paragraph-rsid="12a3d353"/>
    </style:style>
    <style:style style:name="P1401" style:family="paragraph" style:parent-style-name="Heading_20_3">
      <style:text-properties officeooo:rsid="00ac691d" officeooo:paragraph-rsid="12a3d353"/>
    </style:style>
    <style:style style:name="P1402" style:family="paragraph" style:parent-style-name="Heading_20_3">
      <style:text-properties officeooo:paragraph-rsid="12a3d353"/>
    </style:style>
    <style:style style:name="P1403" style:family="paragraph" style:parent-style-name="Heading_20_3">
      <style:text-properties officeooo:rsid="004e8020" officeooo:paragraph-rsid="004e8020"/>
    </style:style>
    <style:style style:name="P1404" style:family="paragraph" style:parent-style-name="Heading_20_3">
      <style:text-properties officeooo:rsid="00698e74" officeooo:paragraph-rsid="00b450a5"/>
    </style:style>
    <style:style style:name="P1405" style:family="paragraph" style:parent-style-name="Heading_20_3">
      <style:text-properties officeooo:rsid="00550663" officeooo:paragraph-rsid="00550663"/>
    </style:style>
    <style:style style:name="P1406" style:family="paragraph" style:parent-style-name="Heading_20_3">
      <style:text-properties officeooo:rsid="006f0be8" officeooo:paragraph-rsid="00b4eafd"/>
    </style:style>
    <style:style style:name="P1407" style:family="paragraph" style:parent-style-name="Heading_20_3">
      <style:text-properties officeooo:rsid="0060fcf1" officeooo:paragraph-rsid="00b4eafd"/>
    </style:style>
    <style:style style:name="P1408" style:family="paragraph" style:parent-style-name="Heading_20_3">
      <style:text-properties officeooo:rsid="005f9336" officeooo:paragraph-rsid="00b4eafd"/>
    </style:style>
    <style:style style:name="P1409" style:family="paragraph" style:parent-style-name="Heading_20_3">
      <style:text-properties officeooo:rsid="005c8414" officeooo:paragraph-rsid="00b4eafd"/>
    </style:style>
    <style:style style:name="P1410" style:family="paragraph" style:parent-style-name="Heading_20_3">
      <style:text-properties officeooo:rsid="0a7e49f6" officeooo:paragraph-rsid="12b009f7"/>
    </style:style>
    <style:style style:name="P1411" style:family="paragraph" style:parent-style-name="Heading_20_3">
      <style:text-properties officeooo:rsid="0a7e49f6" officeooo:paragraph-rsid="12ab5d69"/>
    </style:style>
    <style:style style:name="P1412" style:family="paragraph" style:parent-style-name="Heading_20_3">
      <style:text-properties officeooo:rsid="111a7256" officeooo:paragraph-rsid="12b009f7"/>
    </style:style>
    <style:style style:name="P1413" style:family="paragraph" style:parent-style-name="Heading_20_3">
      <style:text-properties officeooo:rsid="111a7256" officeooo:paragraph-rsid="111a7256"/>
    </style:style>
    <style:style style:name="P1414" style:family="paragraph" style:parent-style-name="Heading_20_3">
      <style:text-properties officeooo:rsid="006b40b8" officeooo:paragraph-rsid="006b40b8"/>
    </style:style>
    <style:style style:name="P1415" style:family="paragraph" style:parent-style-name="Heading_20_3">
      <style:text-properties officeooo:rsid="00558d4e" officeooo:paragraph-rsid="00558d4e"/>
    </style:style>
    <style:style style:name="P1416" style:family="paragraph" style:parent-style-name="Heading_20_3">
      <style:text-properties officeooo:rsid="005a1270" officeooo:paragraph-rsid="005a1270"/>
    </style:style>
    <style:style style:name="P1417" style:family="paragraph" style:parent-style-name="Heading_20_3">
      <style:text-properties officeooo:rsid="0c7bab02" officeooo:paragraph-rsid="0c7bab02"/>
    </style:style>
    <style:style style:name="P1418" style:family="paragraph" style:parent-style-name="Heading_20_3">
      <style:text-properties officeooo:rsid="0c0e23c3" officeooo:paragraph-rsid="12ab5d69"/>
    </style:style>
    <style:style style:name="P1419" style:family="paragraph" style:parent-style-name="Heading_20_3">
      <style:text-properties officeooo:paragraph-rsid="12ab5d69"/>
    </style:style>
    <style:style style:name="P1420" style:family="paragraph" style:parent-style-name="Heading_20_3">
      <style:text-properties officeooo:paragraph-rsid="12aa08ef"/>
    </style:style>
    <style:style style:name="P1421" style:family="paragraph" style:parent-style-name="Heading_20_3">
      <style:text-properties officeooo:rsid="0cad764e" officeooo:paragraph-rsid="12aa08ef"/>
    </style:style>
    <style:style style:name="P1422" style:family="paragraph" style:parent-style-name="Heading_20_3">
      <style:text-properties officeooo:rsid="120f1063" officeooo:paragraph-rsid="12aa08ef"/>
    </style:style>
    <style:style style:name="P1423" style:family="paragraph" style:parent-style-name="Heading_20_3">
      <style:text-properties officeooo:rsid="03fada74" officeooo:paragraph-rsid="12aa08ef"/>
    </style:style>
    <style:style style:name="P1424" style:family="paragraph" style:parent-style-name="Heading_20_3">
      <style:text-properties officeooo:paragraph-rsid="0100587f"/>
    </style:style>
    <style:style style:name="P1425" style:family="paragraph" style:parent-style-name="Heading_20_3">
      <style:text-properties officeooo:rsid="025ea3f7" officeooo:paragraph-rsid="025ea3f7"/>
    </style:style>
    <style:style style:name="P1426" style:family="paragraph" style:parent-style-name="Heading_20_3">
      <style:text-properties officeooo:rsid="12740d8d" officeooo:paragraph-rsid="12ab5d69"/>
    </style:style>
    <style:style style:name="P1427" style:family="paragraph" style:parent-style-name="Heading_20_3">
      <style:text-properties officeooo:rsid="111655f1" officeooo:paragraph-rsid="12ab5d69"/>
    </style:style>
    <style:style style:name="P1428" style:family="paragraph" style:parent-style-name="Heading_20_3">
      <style:text-properties officeooo:rsid="10376de9" officeooo:paragraph-rsid="10376de9"/>
    </style:style>
    <style:style style:name="P1429" style:family="paragraph" style:parent-style-name="Heading_20_3">
      <style:text-properties officeooo:rsid="012be080" officeooo:paragraph-rsid="012be080"/>
    </style:style>
    <style:style style:name="P1430" style:family="paragraph" style:parent-style-name="Heading_20_3">
      <style:text-properties officeooo:rsid="02ea1c5e" officeooo:paragraph-rsid="12ab5d69"/>
    </style:style>
    <style:style style:name="P1431" style:family="paragraph" style:parent-style-name="Heading_20_3">
      <style:text-properties style:font-name="Liberation Sans" fo:font-size="14.1000003814697pt" fo:font-weight="bold" officeooo:rsid="10f01da5" officeooo:paragraph-rsid="12b009f7" style:font-name-asian="Noto Sans CJK SC" style:font-size-asian="14.1000003814697pt" style:font-weight-asian="bold" style:font-name-complex="Lohit Devanagari" style:font-size-complex="14.1000003814697pt" style:font-weight-complex="bold"/>
    </style:style>
    <style:style style:name="P1432" style:family="paragraph" style:parent-style-name="Heading_20_3">
      <style:text-properties style:font-name="Liberation Sans" fo:font-size="14.1000003814697pt" fo:font-weight="bold" officeooo:rsid="12195ce3" officeooo:paragraph-rsid="12ada781" style:font-name-asian="Noto Sans CJK SC" style:font-size-asian="14.1000003814697pt" style:font-weight-asian="bold" style:font-name-complex="Lohit Devanagari" style:font-size-complex="14.1000003814697pt" style:font-weight-complex="bold"/>
    </style:style>
    <style:style style:name="P1433" style:family="paragraph" style:parent-style-name="Heading_20_3">
      <style:text-properties style:font-name="Liberation Sans" fo:font-size="14.1000003814697pt" fo:font-weight="bold" officeooo:rsid="12be4ef8" officeooo:paragraph-rsid="12be4ef8" style:font-name-asian="Noto Sans CJK SC" style:font-size-asian="14.1000003814697pt" style:font-weight-asian="bold" style:font-name-complex="Lohit Devanagari" style:font-size-complex="14.1000003814697pt" style:font-weight-complex="bold"/>
    </style:style>
    <style:style style:name="P1434" style:family="paragraph" style:parent-style-name="Heading_20_3">
      <style:text-properties style:font-name="Liberation Sans" fo:font-size="14.1000003814697pt" fo:font-weight="bold" officeooo:rsid="12b1dcfb" officeooo:paragraph-rsid="12b1dcfb" style:font-name-asian="Noto Sans CJK SC" style:font-size-asian="14.1000003814697pt" style:font-weight-asian="bold" style:font-name-complex="Lohit Devanagari" style:font-size-complex="14.1000003814697pt" style:font-weight-complex="bold"/>
    </style:style>
    <style:style style:name="P1435" style:family="paragraph" style:parent-style-name="Heading_20_3">
      <style:text-properties officeooo:rsid="01267312" officeooo:paragraph-rsid="01267312"/>
    </style:style>
    <style:style style:name="P1436" style:family="paragraph" style:parent-style-name="Heading_20_3">
      <style:text-properties officeooo:rsid="0d605a99" officeooo:paragraph-rsid="0d605a99"/>
    </style:style>
    <style:style style:name="P1437" style:family="paragraph" style:parent-style-name="Heading_20_3">
      <style:text-properties officeooo:rsid="00afc7ef" officeooo:paragraph-rsid="01601e23"/>
    </style:style>
    <style:style style:name="P1438" style:family="paragraph" style:parent-style-name="Heading_20_3">
      <style:text-properties officeooo:rsid="00afc7ef" officeooo:paragraph-rsid="12ab5d69"/>
    </style:style>
    <style:style style:name="P1439" style:family="paragraph" style:parent-style-name="Heading_20_3">
      <style:text-properties officeooo:rsid="0085ffc3" officeooo:paragraph-rsid="12ab5d69"/>
    </style:style>
    <style:style style:name="P1440" style:family="paragraph" style:parent-style-name="Heading_20_3">
      <style:text-properties officeooo:rsid="12ae34f5" officeooo:paragraph-rsid="12ae34f5"/>
    </style:style>
    <style:style style:name="P1441" style:family="paragraph" style:parent-style-name="Heading_20_3">
      <style:text-properties officeooo:rsid="10cc59c4" officeooo:paragraph-rsid="10cc59c4"/>
    </style:style>
    <style:style style:name="P1442" style:family="paragraph" style:parent-style-name="Heading_20_3">
      <style:text-properties officeooo:rsid="0c0faa6f" officeooo:paragraph-rsid="0c0faa6f"/>
    </style:style>
    <style:style style:name="P1443" style:family="paragraph" style:parent-style-name="Heading_20_3">
      <style:text-properties officeooo:rsid="04f45d94" officeooo:paragraph-rsid="04f45d94"/>
    </style:style>
    <style:style style:name="P1444" style:family="paragraph" style:parent-style-name="Heading_20_3">
      <style:text-properties officeooo:rsid="12b1dcfb" officeooo:paragraph-rsid="12b1dcfb"/>
    </style:style>
    <style:style style:name="P1445" style:family="paragraph" style:parent-style-name="Heading_20_3">
      <style:text-properties officeooo:rsid="10c7b5e7" officeooo:paragraph-rsid="12abb383"/>
    </style:style>
    <style:style style:name="P1446" style:family="paragraph" style:parent-style-name="Heading_20_3">
      <style:text-properties officeooo:rsid="10b09763" officeooo:paragraph-rsid="10b09763"/>
    </style:style>
    <style:style style:name="P1447" style:family="paragraph" style:parent-style-name="Heading_20_3">
      <style:text-properties officeooo:rsid="127553e5" officeooo:paragraph-rsid="12b1dcfb"/>
    </style:style>
    <style:style style:name="P1448" style:family="paragraph" style:parent-style-name="Heading_20_3">
      <style:text-properties officeooo:rsid="06801f95" officeooo:paragraph-rsid="12b1dcfb"/>
    </style:style>
    <style:style style:name="P1449" style:family="paragraph" style:parent-style-name="Heading_20_3">
      <style:text-properties officeooo:rsid="06705ff8" officeooo:paragraph-rsid="06705ff8"/>
    </style:style>
    <style:style style:name="P1450" style:family="paragraph" style:parent-style-name="Heading_20_3">
      <style:text-properties officeooo:rsid="0afb00be" officeooo:paragraph-rsid="0afb00be"/>
    </style:style>
    <style:style style:name="P1451" style:family="paragraph" style:parent-style-name="Heading_20_3">
      <style:text-properties officeooo:rsid="02262159" officeooo:paragraph-rsid="02262159"/>
    </style:style>
    <style:style style:name="P1452" style:family="paragraph" style:parent-style-name="Heading_20_3">
      <style:text-properties officeooo:rsid="11484fde" officeooo:paragraph-rsid="11484fde"/>
    </style:style>
    <style:style style:name="P1453" style:family="paragraph" style:parent-style-name="Heading_20_3">
      <style:text-properties officeooo:paragraph-rsid="11484fde"/>
    </style:style>
    <style:style style:name="P1454" style:family="paragraph" style:parent-style-name="Heading_20_3">
      <style:text-properties officeooo:rsid="006fa277" officeooo:paragraph-rsid="0201c5f0"/>
    </style:style>
    <style:style style:name="P1455" style:family="paragraph" style:parent-style-name="Heading_20_3">
      <style:text-properties officeooo:rsid="008d96dc" officeooo:paragraph-rsid="129ff1bd"/>
    </style:style>
    <style:style style:name="P1456" style:family="paragraph" style:parent-style-name="Heading_20_3">
      <style:text-properties officeooo:rsid="021a0a19" officeooo:paragraph-rsid="021a0a19"/>
    </style:style>
    <style:style style:name="P1457" style:family="paragraph" style:parent-style-name="Heading_20_3">
      <style:text-properties officeooo:rsid="06959d71" officeooo:paragraph-rsid="06959d71"/>
    </style:style>
    <style:style style:name="P1458" style:family="paragraph" style:parent-style-name="Heading_20_3">
      <style:text-properties officeooo:rsid="01ecf8bb" officeooo:paragraph-rsid="01ecf8bb"/>
    </style:style>
    <style:style style:name="P1459" style:family="paragraph" style:parent-style-name="Heading_20_3">
      <style:text-properties officeooo:rsid="01bb3c7f" officeooo:paragraph-rsid="01bb3c7f"/>
    </style:style>
    <style:style style:name="P1460" style:family="paragraph" style:parent-style-name="Preformatted_20_Text">
      <style:text-properties officeooo:paragraph-rsid="0526cc90"/>
    </style:style>
    <style:style style:name="P1461" style:family="paragraph" style:parent-style-name="Preformatted_20_Text">
      <style:text-properties officeooo:rsid="12c54d70" officeooo:paragraph-rsid="12d908c1"/>
    </style:style>
    <style:style style:name="P1462" style:family="paragraph" style:parent-style-name="Preformatted_20_Text">
      <style:text-properties officeooo:paragraph-rsid="12d908c1"/>
    </style:style>
    <style:style style:name="P1463" style:family="paragraph" style:parent-style-name="Preformatted_20_Text">
      <style:text-properties officeooo:paragraph-rsid="12db074b"/>
    </style:style>
    <style:style style:name="P1464" style:family="paragraph" style:parent-style-name="Preformatted_20_Text">
      <style:text-properties officeooo:rsid="12db074b" officeooo:paragraph-rsid="12db074b"/>
    </style:style>
    <style:style style:name="P1465" style:family="paragraph" style:parent-style-name="Preformatted_20_Text">
      <style:text-properties officeooo:rsid="12dcc164" officeooo:paragraph-rsid="12dcc164"/>
    </style:style>
    <style:style style:name="P1466" style:family="paragraph" style:parent-style-name="Preformatted_20_Text">
      <style:text-properties officeooo:paragraph-rsid="12dcc164"/>
    </style:style>
    <style:style style:name="P1467" style:family="paragraph" style:parent-style-name="Preformatted_20_Text">
      <style:text-properties officeooo:paragraph-rsid="12e18c1c"/>
    </style:style>
    <style:style style:name="P1468" style:family="paragraph" style:parent-style-name="Standard" style:list-style-name="L2">
      <style:text-properties officeooo:rsid="001a4a19" officeooo:paragraph-rsid="009118fd"/>
    </style:style>
    <style:style style:name="P1469" style:family="paragraph" style:parent-style-name="Standard" style:list-style-name="L2">
      <style:text-properties officeooo:rsid="001a4a19" officeooo:paragraph-rsid="001a4a19"/>
    </style:style>
    <style:style style:name="P1470" style:family="paragraph" style:parent-style-name="Standard" style:list-style-name="L4"/>
    <style:style style:name="P1471" style:family="paragraph" style:parent-style-name="Standard" style:list-style-name="L4">
      <style:text-properties officeooo:paragraph-rsid="00959559"/>
    </style:style>
    <style:style style:name="P1472" style:family="paragraph" style:parent-style-name="Standard" style:list-style-name="L4">
      <style:text-properties officeooo:paragraph-rsid="0fedcb7d"/>
    </style:style>
    <style:style style:name="P1473" style:family="paragraph" style:parent-style-name="Standard" style:list-style-name="L4">
      <style:text-properties officeooo:rsid="00959559" officeooo:paragraph-rsid="00959559"/>
    </style:style>
    <style:style style:name="P1474"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475"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476" style:family="paragraph" style:parent-style-name="Standard">
      <style:text-properties officeooo:rsid="12db074b" officeooo:paragraph-rsid="12db074b"/>
    </style:style>
    <style:style style:name="P1477" style:family="paragraph" style:parent-style-name="Standard">
      <style:text-properties officeooo:paragraph-rsid="12dcc164"/>
    </style:style>
    <style:style style:name="P1478" style:family="paragraph" style:parent-style-name="Standard">
      <style:text-properties officeooo:rsid="12dcc164" officeooo:paragraph-rsid="12dcc164"/>
    </style:style>
    <style:style style:name="P147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480"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481"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482"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483" style:family="paragraph" style:parent-style-name="Text_20_body" style:list-style-name="L3">
      <style:text-properties officeooo:paragraph-rsid="12088adf"/>
    </style:style>
    <style:style style:name="P1484" style:family="paragraph" style:parent-style-name="Text_20_body" style:list-style-name="L3">
      <style:text-properties officeooo:paragraph-rsid="115af25b"/>
    </style:style>
    <style:style style:name="P1485" style:family="paragraph" style:parent-style-name="Text_20_body" style:list-style-name="L3">
      <style:text-properties officeooo:paragraph-rsid="115beb4a"/>
    </style:style>
    <style:style style:name="P1486" style:family="paragraph" style:parent-style-name="Text_20_body" style:list-style-name="L3">
      <style:text-properties officeooo:rsid="11607646" officeooo:paragraph-rsid="11607646"/>
    </style:style>
    <style:style style:name="P1487" style:family="paragraph" style:parent-style-name="Text_20_body" style:list-style-name="L3">
      <style:text-properties officeooo:rsid="115af25b" officeooo:paragraph-rsid="115beb4a"/>
    </style:style>
    <style:style style:name="P1488" style:family="paragraph" style:parent-style-name="Text_20_body" style:list-style-name="L3">
      <style:text-properties officeooo:rsid="114ddaca" officeooo:paragraph-rsid="115beb4a"/>
    </style:style>
    <style:style style:name="P1489" style:family="paragraph" style:parent-style-name="Text_20_body" style:list-style-name="L3">
      <style:text-properties officeooo:rsid="115beb4a" officeooo:paragraph-rsid="115beb4a"/>
    </style:style>
    <style:style style:name="P1490" style:family="paragraph" style:parent-style-name="Text_20_body" style:list-style-name="L5">
      <style:text-properties officeooo:paragraph-rsid="124eba6e"/>
    </style:style>
    <style:style style:name="P1491" style:family="paragraph" style:parent-style-name="Text_20_body" style:list-style-name="L6">
      <style:text-properties officeooo:paragraph-rsid="124eba6e"/>
    </style:style>
    <style:style style:name="P1492" style:family="paragraph" style:parent-style-name="Text_20_body" style:list-style-name="L6">
      <style:text-properties officeooo:rsid="1046db7e" officeooo:paragraph-rsid="124eba6e"/>
    </style:style>
    <style:style style:name="P1493" style:family="paragraph" style:parent-style-name="Text_20_body" style:list-style-name="L7">
      <style:text-properties officeooo:paragraph-rsid="1254b6dc"/>
    </style:style>
    <style:style style:name="P1494" style:family="paragraph" style:parent-style-name="Text_20_body" style:list-style-name="L7">
      <style:text-properties officeooo:paragraph-rsid="1256d18b"/>
    </style:style>
    <style:style style:name="P1495" style:family="paragraph" style:parent-style-name="Text_20_body" style:list-style-name="L7">
      <style:text-properties officeooo:paragraph-rsid="1259d233"/>
    </style:style>
    <style:style style:name="P1496" style:family="paragraph" style:parent-style-name="Text_20_body" style:list-style-name="L7">
      <style:text-properties officeooo:rsid="124fefa5" officeooo:paragraph-rsid="124fefa5"/>
    </style:style>
    <style:style style:name="P1497" style:family="paragraph" style:parent-style-name="Text_20_body" style:list-style-name="L7">
      <style:text-properties officeooo:rsid="125a7afd" officeooo:paragraph-rsid="125a7afd"/>
    </style:style>
    <style:style style:name="P1498" style:family="paragraph" style:parent-style-name="Text_20_body" style:list-style-name="L7">
      <style:text-properties officeooo:rsid="12562724" officeooo:paragraph-rsid="12562724"/>
    </style:style>
    <style:style style:name="P1499" style:family="paragraph" style:parent-style-name="Text_20_body" style:list-style-name="L7">
      <style:text-properties officeooo:rsid="12571f80" officeooo:paragraph-rsid="12571f80"/>
    </style:style>
    <style:style style:name="P1500" style:family="paragraph" style:parent-style-name="Text_20_body" style:list-style-name="L8"/>
    <style:style style:name="P1501" style:family="paragraph" style:parent-style-name="Text_20_body" style:list-style-name="L8">
      <style:text-properties officeooo:rsid="001f596a" officeooo:paragraph-rsid="001f596a"/>
    </style:style>
    <style:style style:name="P1502" style:family="paragraph" style:parent-style-name="Text_20_body" style:list-style-name="L8">
      <style:text-properties officeooo:rsid="00993621" officeooo:paragraph-rsid="00993621"/>
    </style:style>
    <style:style style:name="P1503" style:family="paragraph" style:parent-style-name="Text_20_body" style:list-style-name="L8">
      <style:text-properties officeooo:rsid="105b6939" officeooo:paragraph-rsid="105b6939"/>
    </style:style>
    <style:style style:name="P1504" style:family="paragraph" style:parent-style-name="Text_20_body" style:list-style-name="L9">
      <style:text-properties officeooo:rsid="0045b1b7" officeooo:paragraph-rsid="0045b1b7"/>
    </style:style>
    <style:style style:name="P1505" style:family="paragraph" style:parent-style-name="Text_20_body" style:list-style-name="L10">
      <style:text-properties officeooo:rsid="0e6ab25c" officeooo:paragraph-rsid="0ffb4637"/>
    </style:style>
    <style:style style:name="P1506" style:family="paragraph" style:parent-style-name="Text_20_body" style:list-style-name="L10">
      <style:text-properties fo:font-style="italic" officeooo:rsid="0e6acf3d" officeooo:paragraph-rsid="0e6acf3d" style:font-style-asian="italic" style:font-style-complex="italic"/>
    </style:style>
    <style:style style:name="P1507" style:family="paragraph" style:parent-style-name="Text_20_body" style:list-style-name="L13">
      <style:text-properties fo:font-style="italic" officeooo:rsid="01d6cf97" officeooo:paragraph-rsid="01d6cf97" style:font-style-asian="italic" style:font-style-complex="italic"/>
    </style:style>
    <style:style style:name="P1508" style:family="paragraph" style:parent-style-name="Text_20_body" style:list-style-name="L13">
      <style:text-properties fo:font-style="italic" officeooo:rsid="12430efa" officeooo:paragraph-rsid="12430efa" style:font-style-asian="italic" style:font-style-complex="italic"/>
    </style:style>
    <style:style style:name="P1509" style:family="paragraph" style:parent-style-name="Text_20_body" style:list-style-name="L11"/>
    <style:style style:name="P1510" style:family="paragraph" style:parent-style-name="Text_20_body" style:list-style-name="L11">
      <style:text-properties officeooo:paragraph-rsid="10edae09"/>
    </style:style>
    <style:style style:name="P1511" style:family="paragraph" style:parent-style-name="Text_20_body" style:list-style-name="L12">
      <style:text-properties officeooo:rsid="00da2c96" officeooo:paragraph-rsid="00da2c96"/>
    </style:style>
    <style:style style:name="P1512" style:family="paragraph" style:parent-style-name="Text_20_body" style:list-style-name="L14">
      <style:text-properties style:font-name="Liberation Mono" fo:font-size="10pt" officeooo:rsid="021b51b8" officeooo:paragraph-rsid="021b51b8" style:font-size-asian="10pt" style:font-size-complex="10pt"/>
    </style:style>
    <style:style style:name="P1513" style:family="paragraph" style:parent-style-name="Text_20_body" style:list-style-name="L14">
      <style:text-properties officeooo:rsid="021b51b8" officeooo:paragraph-rsid="021b51b8"/>
    </style:style>
    <style:style style:name="P1514" style:family="paragraph" style:parent-style-name="Text_20_body" style:list-style-name="L14">
      <style:text-properties officeooo:rsid="021d7afa" officeooo:paragraph-rsid="021d7afa"/>
    </style:style>
    <style:style style:name="P1515" style:family="paragraph" style:parent-style-name="Text_20_body">
      <style:text-properties officeooo:rsid="12d908c1" officeooo:paragraph-rsid="12d908c1"/>
    </style:style>
    <style:style style:name="P1516" style:family="paragraph" style:parent-style-name="Text_20_body">
      <style:text-properties officeooo:paragraph-rsid="12d908c1"/>
    </style:style>
    <style:style style:name="P1517" style:family="paragraph" style:parent-style-name="Text_20_body">
      <style:text-properties officeooo:rsid="12c54d70" officeooo:paragraph-rsid="12d908c1"/>
    </style:style>
    <style:style style:name="P1518" style:family="paragraph" style:parent-style-name="Text_20_body" style:list-style-name="L15">
      <style:text-properties fo:font-weight="bold" officeooo:rsid="12d908c1" officeooo:paragraph-rsid="12d908c1" style:font-weight-asian="bold" style:font-weight-complex="bold"/>
    </style:style>
    <style:style style:name="P1519" style:family="paragraph" style:parent-style-name="Text_20_body" style:list-style-name="L15">
      <style:text-properties fo:font-weight="bold" officeooo:rsid="12db074b" officeooo:paragraph-rsid="12db074b" style:font-weight-asian="bold" style:font-weight-complex="bold"/>
    </style:style>
    <style:style style:name="P1520" style:family="paragraph" style:parent-style-name="Text_20_body">
      <style:text-properties fo:font-weight="bold" officeooo:rsid="12db074b" officeooo:paragraph-rsid="12db074b" style:font-weight-asian="bold" style:font-weight-complex="bold"/>
    </style:style>
    <style:style style:name="P1521" style:family="paragraph" style:parent-style-name="Text_20_body" style:list-style-name="L16">
      <style:text-properties fo:font-weight="bold" officeooo:rsid="12db074b" officeooo:paragraph-rsid="12db074b" style:font-weight-asian="bold" style:font-weight-complex="bold"/>
    </style:style>
    <style:style style:name="P1522" style:family="paragraph" style:parent-style-name="Text_20_body" style:list-style-name="L15"/>
    <style:style style:name="P1523" style:family="paragraph" style:parent-style-name="Text_20_body">
      <style:text-properties officeooo:rsid="12db074b" officeooo:paragraph-rsid="12db074b"/>
    </style:style>
    <style:style style:name="P1524" style:family="paragraph" style:parent-style-name="Text_20_body">
      <style:text-properties officeooo:rsid="12dcc164" officeooo:paragraph-rsid="12dcc164"/>
    </style:style>
    <style:style style:name="P1525" style:family="paragraph" style:parent-style-name="Text_20_body">
      <style:text-properties officeooo:paragraph-rsid="12dcc164"/>
    </style:style>
    <style:style style:name="P1526" style:family="paragraph" style:parent-style-name="Text_20_body">
      <style:text-properties officeooo:rsid="12de5ac6" officeooo:paragraph-rsid="12de5ac6"/>
    </style:style>
    <style:style style:name="P1527" style:family="paragraph" style:parent-style-name="Text_20_body">
      <style:text-properties officeooo:rsid="12dfaf62" officeooo:paragraph-rsid="12dfaf62"/>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112b2d8" style:font-weight-asian="bold" style:font-weight-complex="bold"/>
    </style:style>
    <style:style style:name="T28" style:family="text">
      <style:text-properties fo:font-weight="bold" officeooo:rsid="1156c8b2" style:font-weight-asian="bold" style:font-weight-complex="bold"/>
    </style:style>
    <style:style style:name="T29" style:family="text">
      <style:text-properties fo:font-weight="bold" officeooo:rsid="1158af21" style:font-weight-asian="bold" style:font-weight-complex="bold"/>
    </style:style>
    <style:style style:name="T30" style:family="text">
      <style:text-properties fo:font-weight="bold" officeooo:rsid="12740d8d" style:font-weight-asian="bold" style:font-weight-complex="bold"/>
    </style:style>
    <style:style style:name="T31" style:family="text">
      <style:text-properties fo:font-weight="bold" officeooo:rsid="127ee7dd" style:font-weight-asian="bold" style:font-weight-complex="bold"/>
    </style:style>
    <style:style style:name="T32" style:family="text">
      <style:text-properties fo:font-weight="bold" officeooo:rsid="127537d9" style:font-weight-asian="bold" style:font-weight-complex="bold"/>
    </style:style>
    <style:style style:name="T33" style:family="text">
      <style:text-properties fo:font-weight="bold" officeooo:rsid="0a7e49f6" style:font-weight-asian="bold" style:font-weight-complex="bold"/>
    </style:style>
    <style:style style:name="T34" style:family="text">
      <style:text-properties fo:font-weight="bold" officeooo:rsid="12d908c1" style:font-weight-asian="bold" style:font-weight-complex="bold"/>
    </style:style>
    <style:style style:name="T35" style:family="text">
      <style:text-properties fo:font-weight="bold" officeooo:rsid="079d3c1d"/>
    </style:style>
    <style:style style:name="T36" style:family="text">
      <style:text-properties fo:font-style="italic" style:font-style-asian="italic" style:font-style-complex="italic"/>
    </style:style>
    <style:style style:name="T37" style:family="text">
      <style:text-properties fo:font-style="italic" officeooo:rsid="00c4b1dc" style:font-style-asian="italic" style:font-style-complex="italic"/>
    </style:style>
    <style:style style:name="T38" style:family="text">
      <style:text-properties fo:font-style="italic" officeooo:rsid="00fa1fc4" style:font-style-asian="italic" style:font-style-complex="italic"/>
    </style:style>
    <style:style style:name="T39" style:family="text">
      <style:text-properties fo:font-style="italic" officeooo:rsid="0101e9b5" style:font-style-asian="italic" style:font-style-complex="italic"/>
    </style:style>
    <style:style style:name="T40" style:family="text">
      <style:text-properties fo:font-style="italic" officeooo:rsid="01446f4f" style:font-style-asian="italic" style:font-style-complex="italic"/>
    </style:style>
    <style:style style:name="T41" style:family="text">
      <style:text-properties fo:font-style="italic" officeooo:rsid="0151a14c" style:font-style-asian="italic" style:font-style-complex="italic"/>
    </style:style>
    <style:style style:name="T42" style:family="text">
      <style:text-properties fo:font-style="italic" officeooo:rsid="01606fa9" style:font-style-asian="italic" style:font-style-complex="italic"/>
    </style:style>
    <style:style style:name="T43" style:family="text">
      <style:text-properties fo:font-style="italic" officeooo:rsid="016271de" style:font-style-asian="italic" style:font-style-complex="italic"/>
    </style:style>
    <style:style style:name="T44" style:family="text">
      <style:text-properties fo:font-style="italic" officeooo:rsid="016fbea2" style:font-style-asian="italic" style:font-style-complex="italic"/>
    </style:style>
    <style:style style:name="T45" style:family="text">
      <style:text-properties fo:font-style="italic" officeooo:rsid="0170de5c" style:font-style-asian="italic" style:font-style-complex="italic"/>
    </style:style>
    <style:style style:name="T46" style:family="text">
      <style:text-properties fo:font-style="italic" officeooo:rsid="01741a9d" style:font-style-asian="italic" style:font-style-complex="italic"/>
    </style:style>
    <style:style style:name="T47" style:family="text">
      <style:text-properties fo:font-style="italic" officeooo:rsid="01748726" style:font-style-asian="italic" style:font-style-complex="italic"/>
    </style:style>
    <style:style style:name="T48" style:family="text">
      <style:text-properties fo:font-style="italic" officeooo:rsid="01814254" style:font-style-asian="italic" style:font-style-complex="italic"/>
    </style:style>
    <style:style style:name="T49" style:family="text">
      <style:text-properties fo:font-style="italic" officeooo:rsid="01832bff"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cb23c4" style:font-style-asian="italic" style:font-style-complex="italic"/>
    </style:style>
    <style:style style:name="T56" style:family="text">
      <style:text-properties fo:font-style="italic" officeooo:rsid="01f2ce26" style:font-style-asian="italic" style:font-style-complex="italic"/>
    </style:style>
    <style:style style:name="T57" style:family="text">
      <style:text-properties fo:font-style="italic" officeooo:rsid="020c5064" style:font-style-asian="italic" style:font-style-complex="italic"/>
    </style:style>
    <style:style style:name="T58" style:family="text">
      <style:text-properties fo:font-style="italic" officeooo:rsid="020c80f8" style:font-style-asian="italic" style:font-style-complex="italic"/>
    </style:style>
    <style:style style:name="T59" style:family="text">
      <style:text-properties fo:font-style="italic" officeooo:rsid="020ef690" style:font-style-asian="italic" style:font-style-complex="italic"/>
    </style:style>
    <style:style style:name="T60" style:family="text">
      <style:text-properties fo:font-style="italic" officeooo:rsid="02180d0d" style:font-style-asian="italic" style:font-style-complex="italic"/>
    </style:style>
    <style:style style:name="T61" style:family="text">
      <style:text-properties fo:font-style="italic" officeooo:rsid="021d7afa" style:font-style-asian="italic" style:font-style-complex="italic"/>
    </style:style>
    <style:style style:name="T62" style:family="text">
      <style:text-properties fo:font-style="italic" officeooo:rsid="022e61d4" style:font-style-asian="italic" style:font-style-complex="italic"/>
    </style:style>
    <style:style style:name="T63" style:family="text">
      <style:text-properties fo:font-style="italic" officeooo:rsid="022ed3e3" style:font-style-asian="italic" style:font-style-complex="italic"/>
    </style:style>
    <style:style style:name="T64" style:family="text">
      <style:text-properties fo:font-style="italic" officeooo:rsid="0125f43e" style:font-style-asian="italic" style:font-style-complex="italic"/>
    </style:style>
    <style:style style:name="T65" style:family="text">
      <style:text-properties fo:font-style="italic" officeooo:rsid="024b9bb3" style:font-style-asian="italic" style:font-style-complex="italic"/>
    </style:style>
    <style:style style:name="T66" style:family="text">
      <style:text-properties fo:font-style="italic" officeooo:rsid="04009322" style:font-style-asian="italic" style:font-style-complex="italic"/>
    </style:style>
    <style:style style:name="T67" style:family="text">
      <style:text-properties fo:font-style="italic" officeooo:rsid="049131f6" style:font-style-asian="italic" style:font-style-complex="italic"/>
    </style:style>
    <style:style style:name="T68" style:family="text">
      <style:text-properties fo:font-style="italic" officeooo:rsid="04f70dd4" style:font-style-asian="italic" style:font-style-complex="italic"/>
    </style:style>
    <style:style style:name="T69" style:family="text">
      <style:text-properties fo:font-style="italic" officeooo:rsid="051dfdd3" style:font-style-asian="italic" style:font-style-complex="italic"/>
    </style:style>
    <style:style style:name="T70" style:family="text">
      <style:text-properties fo:font-style="italic" officeooo:rsid="0601b349" style:font-style-asian="italic" style:font-style-complex="italic"/>
    </style:style>
    <style:style style:name="T71" style:family="text">
      <style:text-properties fo:font-style="italic" officeooo:rsid="066ae693" style:font-style-asian="italic" style:font-style-complex="italic"/>
    </style:style>
    <style:style style:name="T72" style:family="text">
      <style:text-properties fo:font-style="italic" officeooo:rsid="067dc553" style:font-style-asian="italic" style:font-style-complex="italic"/>
    </style:style>
    <style:style style:name="T73" style:family="text">
      <style:text-properties fo:font-style="italic" officeooo:rsid="067ed626" style:font-style-asian="italic" style:font-style-complex="italic"/>
    </style:style>
    <style:style style:name="T74" style:family="text">
      <style:text-properties fo:font-style="italic" officeooo:rsid="06803c26" style:font-style-asian="italic" style:font-style-complex="italic"/>
    </style:style>
    <style:style style:name="T75" style:family="text">
      <style:text-properties fo:font-style="italic" officeooo:rsid="06959d71" style:font-style-asian="italic" style:font-style-complex="italic"/>
    </style:style>
    <style:style style:name="T76" style:family="text">
      <style:text-properties fo:font-style="italic" officeooo:rsid="06b1a458" style:font-style-asian="italic" style:font-style-complex="italic"/>
    </style:style>
    <style:style style:name="T77" style:family="text">
      <style:text-properties fo:font-style="italic" officeooo:rsid="06bd07da" style:font-style-asian="italic" style:font-style-complex="italic"/>
    </style:style>
    <style:style style:name="T78" style:family="text">
      <style:text-properties fo:font-style="italic" officeooo:rsid="07620a69" style:font-style-asian="italic" style:font-style-complex="italic"/>
    </style:style>
    <style:style style:name="T79" style:family="text">
      <style:text-properties fo:font-style="italic" officeooo:rsid="0c79d0c1" style:font-style-asian="italic" style:font-style-complex="italic"/>
    </style:style>
    <style:style style:name="T80" style:family="text">
      <style:text-properties fo:font-style="italic" officeooo:rsid="0c853bc1" style:font-style-asian="italic" style:font-style-complex="italic"/>
    </style:style>
    <style:style style:name="T81" style:family="text">
      <style:text-properties fo:font-style="italic" officeooo:rsid="0c82af79" style:font-style-asian="italic" style:font-style-complex="italic"/>
    </style:style>
    <style:style style:name="T82" style:family="text">
      <style:text-properties fo:font-style="italic" officeooo:rsid="0d33ebf6" style:font-style-asian="italic" style:font-style-complex="italic"/>
    </style:style>
    <style:style style:name="T83" style:family="text">
      <style:text-properties fo:font-style="italic" officeooo:rsid="0d350d37" style:font-style-asian="italic" style:font-style-complex="italic"/>
    </style:style>
    <style:style style:name="T84" style:family="text">
      <style:text-properties fo:font-style="italic" officeooo:rsid="0d605a99" style:font-style-asian="italic" style:font-style-complex="italic"/>
    </style:style>
    <style:style style:name="T85" style:family="text">
      <style:text-properties fo:font-style="italic" officeooo:rsid="0e40909b" style:font-style-asian="italic" style:font-style-complex="italic"/>
    </style:style>
    <style:style style:name="T86" style:family="text">
      <style:text-properties fo:font-style="italic" officeooo:rsid="0e9cc06c" style:font-style-asian="italic" style:font-style-complex="italic"/>
    </style:style>
    <style:style style:name="T87" style:family="text">
      <style:text-properties fo:font-style="italic" officeooo:rsid="0ee0113c" style:font-style-asian="italic" style:font-style-complex="italic"/>
    </style:style>
    <style:style style:name="T88" style:family="text">
      <style:text-properties fo:font-style="italic" officeooo:rsid="0ee19a87" style:font-style-asian="italic" style:font-style-complex="italic"/>
    </style:style>
    <style:style style:name="T89" style:family="text">
      <style:text-properties fo:font-style="italic" officeooo:rsid="0fedd881" style:font-style-asian="italic" style:font-style-complex="italic"/>
    </style:style>
    <style:style style:name="T90" style:family="text">
      <style:text-properties fo:font-style="italic" officeooo:rsid="0fee14c0" style:font-style-asian="italic" style:font-style-complex="italic"/>
    </style:style>
    <style:style style:name="T91" style:family="text">
      <style:text-properties fo:font-style="italic" officeooo:rsid="100c42b2" style:font-style-asian="italic" style:font-style-complex="italic"/>
    </style:style>
    <style:style style:name="T92" style:family="text">
      <style:text-properties fo:font-style="italic" officeooo:rsid="1017608c" style:font-style-asian="italic" style:font-style-complex="italic"/>
    </style:style>
    <style:style style:name="T93" style:family="text">
      <style:text-properties fo:font-style="italic" officeooo:rsid="1025d6db" style:font-style-asian="italic" style:font-style-complex="italic"/>
    </style:style>
    <style:style style:name="T94" style:family="text">
      <style:text-properties fo:font-style="italic" officeooo:rsid="10453146" style:font-style-asian="italic" style:font-style-complex="italic"/>
    </style:style>
    <style:style style:name="T95" style:family="text">
      <style:text-properties fo:font-style="italic" officeooo:rsid="0c0ca152" style:font-style-asian="italic" style:font-style-complex="italic"/>
    </style:style>
    <style:style style:name="T96" style:family="text">
      <style:text-properties fo:font-style="italic" officeooo:rsid="1064311b" style:font-style-asian="italic" style:font-style-complex="italic"/>
    </style:style>
    <style:style style:name="T97" style:family="text">
      <style:text-properties fo:font-style="italic" officeooo:rsid="106d2959" style:font-style-asian="italic" style:font-style-complex="italic"/>
    </style:style>
    <style:style style:name="T98" style:family="text">
      <style:text-properties fo:font-style="italic" officeooo:rsid="1070c9c9" style:font-style-asian="italic" style:font-style-complex="italic"/>
    </style:style>
    <style:style style:name="T99" style:family="text">
      <style:text-properties fo:font-style="italic" officeooo:rsid="1092c938" style:font-style-asian="italic" style:font-style-complex="italic"/>
    </style:style>
    <style:style style:name="T100" style:family="text">
      <style:text-properties fo:font-style="italic" officeooo:rsid="10d02bf6" style:font-style-asian="italic" style:font-style-complex="italic"/>
    </style:style>
    <style:style style:name="T101" style:family="text">
      <style:text-properties fo:font-style="italic" officeooo:rsid="10b34ab1" style:font-style-asian="italic" style:font-style-complex="italic"/>
    </style:style>
    <style:style style:name="T102" style:family="text">
      <style:text-properties fo:font-style="italic" officeooo:rsid="0077e2b5" style:font-style-asian="italic" style:font-style-complex="italic"/>
    </style:style>
    <style:style style:name="T103" style:family="text">
      <style:text-properties fo:font-style="italic" officeooo:rsid="0afb00be" style:font-style-asian="italic" style:font-style-complex="italic"/>
    </style:style>
    <style:style style:name="T104" style:family="text">
      <style:text-properties fo:font-style="italic" officeooo:rsid="101f92e9" style:font-style-asian="italic" style:font-style-complex="italic"/>
    </style:style>
    <style:style style:name="T105" style:family="text">
      <style:text-properties fo:font-style="italic" officeooo:rsid="0099d1a2" style:font-style-asian="italic" style:font-style-complex="italic"/>
    </style:style>
    <style:style style:name="T106" style:family="text">
      <style:text-properties fo:font-style="italic" officeooo:rsid="01ddc984" style:font-style-asian="italic" style:font-style-complex="italic"/>
    </style:style>
    <style:style style:name="T107" style:family="text">
      <style:text-properties fo:font-style="italic" officeooo:rsid="12053c40" style:font-style-asian="italic" style:font-style-complex="italic"/>
    </style:style>
    <style:style style:name="T108" style:family="text">
      <style:text-properties fo:font-style="italic" officeooo:rsid="00f03c35" style:font-style-asian="italic" style:font-style-complex="italic"/>
    </style:style>
    <style:style style:name="T109" style:family="text">
      <style:text-properties fo:font-style="italic" officeooo:rsid="12217bc8" style:font-style-asian="italic" style:font-style-complex="italic"/>
    </style:style>
    <style:style style:name="T110" style:family="text">
      <style:text-properties fo:font-style="italic" officeooo:rsid="122c3849" style:font-style-asian="italic" style:font-style-complex="italic"/>
    </style:style>
    <style:style style:name="T111" style:family="text">
      <style:text-properties fo:font-style="italic" officeooo:rsid="123e6cdb" style:font-style-asian="italic" style:font-style-complex="italic"/>
    </style:style>
    <style:style style:name="T112" style:family="text">
      <style:text-properties fo:font-style="italic" officeooo:rsid="12454cbc" style:font-style-asian="italic" style:font-style-complex="italic"/>
    </style:style>
    <style:style style:name="T113" style:family="text">
      <style:text-properties fo:font-style="italic" officeooo:rsid="124d955d" style:font-style-asian="italic" style:font-style-complex="italic"/>
    </style:style>
    <style:style style:name="T114" style:family="text">
      <style:text-properties fo:font-style="italic" officeooo:rsid="124f4d54" style:font-style-asian="italic" style:font-style-complex="italic"/>
    </style:style>
    <style:style style:name="T115" style:family="text">
      <style:text-properties fo:font-style="italic" officeooo:rsid="125bd64f" style:font-style-asian="italic" style:font-style-complex="italic"/>
    </style:style>
    <style:style style:name="T116" style:family="text">
      <style:text-properties fo:font-style="italic" officeooo:rsid="12740d8d" style:font-style-asian="italic" style:font-style-complex="italic"/>
    </style:style>
    <style:style style:name="T117" style:family="text">
      <style:text-properties fo:font-style="italic" officeooo:rsid="12820943" style:font-style-asian="italic" style:font-style-complex="italic"/>
    </style:style>
    <style:style style:name="T118" style:family="text">
      <style:text-properties fo:font-style="italic" officeooo:rsid="1284e66b" style:font-style-asian="italic" style:font-style-complex="italic"/>
    </style:style>
    <style:style style:name="T119" style:family="text">
      <style:text-properties fo:font-style="italic" officeooo:rsid="0111a231" style:font-style-asian="italic" style:font-style-complex="italic"/>
    </style:style>
    <style:style style:name="T120" style:family="text">
      <style:text-properties fo:font-style="italic" officeooo:rsid="129cba07" style:font-style-asian="italic" style:font-style-complex="italic"/>
    </style:style>
    <style:style style:name="T121" style:family="text">
      <style:text-properties fo:font-style="italic" officeooo:rsid="129ff1bd" style:font-style-asian="italic" style:font-style-complex="italic"/>
    </style:style>
    <style:style style:name="T122" style:family="text">
      <style:text-properties fo:font-style="italic" officeooo:rsid="12c26965" style:font-style-asian="italic" style:font-style-complex="italic"/>
    </style:style>
    <style:style style:name="T123" style:family="text">
      <style:text-properties fo:font-style="italic" officeooo:rsid="12c63042" style:font-style-asian="italic" style:font-style-complex="italic"/>
    </style:style>
    <style:style style:name="T124" style:family="text">
      <style:text-properties fo:font-style="italic" officeooo:rsid="12c8037e" style:font-style-asian="italic" style:font-style-complex="italic"/>
    </style:style>
    <style:style style:name="T125" style:family="text">
      <style:text-properties fo:font-style="italic" officeooo:rsid="12d21e61" style:font-style-asian="italic" style:font-style-complex="italic"/>
    </style:style>
    <style:style style:name="T126" style:family="text">
      <style:text-properties fo:font-style="italic" officeooo:rsid="12d5ccea" style:font-style-asian="italic" style:font-style-complex="italic"/>
    </style:style>
    <style:style style:name="T127" style:family="text">
      <style:text-properties fo:font-style="italic" officeooo:rsid="12d908c1" style:font-style-asian="italic" style:font-style-complex="italic"/>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italic" fo:font-weight="bold" officeooo:rsid="007f9437" style:font-style-asian="italic" style:font-weight-asian="bold" style:font-style-complex="italic" style:font-weight-complex="bold"/>
    </style:style>
    <style:style style:name="T130" style:family="text">
      <style:text-properties fo:font-style="italic" fo:font-weight="bold" officeooo:rsid="00855305" style:font-style-asian="italic" style:font-weight-asian="bold" style:font-style-complex="italic" style:font-weight-complex="bold"/>
    </style:style>
    <style:style style:name="T131" style:family="text">
      <style:text-properties fo:font-style="italic" fo:font-weight="bold" officeooo:rsid="00959559" style:font-style-asian="italic" style:font-weight-asian="bold" style:font-style-complex="italic" style:font-weight-complex="bold"/>
    </style:style>
    <style:style style:name="T132" style:family="text">
      <style:text-properties fo:font-style="italic" fo:font-weight="bold" officeooo:rsid="052a3994" style:font-style-asian="italic" style:font-weight-asian="bold" style:font-style-complex="italic" style:font-weight-complex="bold"/>
    </style:style>
    <style:style style:name="T133" style:family="text">
      <style:text-properties fo:font-style="italic" fo:font-weight="bold" officeooo:rsid="0c0ca152" style:font-style-asian="italic" style:font-weight-asian="bold" style:font-style-complex="italic" style:font-weight-complex="bold"/>
    </style:style>
    <style:style style:name="T134" style:family="text">
      <style:text-properties fo:font-style="italic" fo:font-weight="bold" officeooo:rsid="0c879850" style:font-style-asian="italic" style:font-weight-asian="bold" style:font-style-complex="italic" style:font-weight-complex="bold"/>
    </style:style>
    <style:style style:name="T135" style:family="text">
      <style:text-properties fo:font-style="italic" fo:font-weight="bold" officeooo:rsid="0c953938" style:font-style-asian="italic" style:font-weight-asian="bold" style:font-style-complex="italic" style:font-weight-complex="bold"/>
    </style:style>
    <style:style style:name="T136" style:family="text">
      <style:text-properties fo:font-style="italic" fo:font-weight="bold" officeooo:rsid="0e8859af" style:font-style-asian="italic" style:font-weight-asian="bold" style:font-style-complex="italic" style:font-weight-complex="bold"/>
    </style:style>
    <style:style style:name="T137" style:family="text">
      <style:text-properties fo:font-style="italic" fo:font-weight="bold" officeooo:rsid="0fedcb7d" style:font-style-asian="italic" style:font-weight-asian="bold" style:font-style-complex="italic" style:font-weight-complex="bold"/>
    </style:style>
    <style:style style:name="T138" style:family="text">
      <style:text-properties fo:font-style="italic" fo:font-weight="bold" officeooo:rsid="0e7f370b" style:font-style-asian="italic" style:font-weight-asian="bold" style:font-style-complex="italic" style:font-weight-complex="bold"/>
    </style:style>
    <style:style style:name="T139" style:family="text">
      <style:text-properties fo:font-style="italic" fo:font-weight="bold" officeooo:rsid="0ff5ac79" style:font-style-asian="italic" style:font-weight-asian="bold" style:font-style-complex="italic" style:font-weight-complex="bold"/>
    </style:style>
    <style:style style:name="T140" style:family="text">
      <style:text-properties fo:font-style="italic" fo:font-weight="bold" officeooo:rsid="1023366d" style:font-style-asian="italic" style:font-weight-asian="bold" style:font-style-complex="italic" style:font-weight-complex="bold"/>
    </style:style>
    <style:style style:name="T141" style:family="text">
      <style:text-properties fo:font-style="italic" fo:font-weight="bold" officeooo:rsid="00baef1e" style:font-style-asian="italic" style:font-weight-asian="bold" style:font-style-complex="italic" style:font-weight-complex="bold"/>
    </style:style>
    <style:style style:name="T142" style:family="text">
      <style:text-properties fo:font-style="italic" fo:font-weight="bold" officeooo:rsid="1037b55a" style:font-style-asian="italic" style:font-weight-asian="bold" style:font-style-complex="italic" style:font-weight-complex="bold"/>
    </style:style>
    <style:style style:name="T143" style:family="text">
      <style:text-properties fo:font-style="italic" fo:font-weight="bold" officeooo:rsid="104c90fc" style:font-style-asian="italic" style:font-weight-asian="bold" style:font-style-complex="italic" style:font-weight-complex="bold"/>
    </style:style>
    <style:style style:name="T144" style:family="text">
      <style:text-properties fo:font-style="italic" fo:font-weight="bold" officeooo:rsid="10751ca7" style:font-style-asian="italic" style:font-weight-asian="bold" style:font-style-complex="italic" style:font-weight-complex="bold"/>
    </style:style>
    <style:style style:name="T145" style:family="text">
      <style:text-properties fo:font-style="italic" fo:font-weight="bold" officeooo:rsid="110372d1" style:font-style-asian="italic" style:font-weight-asian="bold" style:font-style-complex="italic" style:font-weight-complex="bold"/>
    </style:style>
    <style:style style:name="T146" style:family="text">
      <style:text-properties fo:font-style="italic" fo:font-weight="bold" officeooo:rsid="112658bf" style:font-style-asian="italic" style:font-weight-asian="bold" style:font-style-complex="italic" style:font-weight-complex="bold"/>
    </style:style>
    <style:style style:name="T147" style:family="text">
      <style:text-properties fo:font-style="italic" fo:font-weight="bold" officeooo:rsid="113025d2" style:font-style-asian="italic" style:font-weight-asian="bold" style:font-style-complex="italic" style:font-weight-complex="bold"/>
    </style:style>
    <style:style style:name="T148" style:family="text">
      <style:text-properties fo:font-style="italic" fo:font-weight="bold" officeooo:rsid="101f92e9" style:font-style-asian="italic" style:font-weight-asian="bold" style:font-style-complex="italic" style:font-weight-complex="bold"/>
    </style:style>
    <style:style style:name="T149" style:family="text">
      <style:text-properties fo:font-style="italic" fo:font-weight="bold" officeooo:rsid="121781a8" style:font-style-asian="italic" style:font-weight-asian="bold" style:font-style-complex="italic" style:font-weight-complex="bold"/>
    </style:style>
    <style:style style:name="T150" style:family="text">
      <style:text-properties fo:font-style="italic" fo:font-weight="bold" officeooo:rsid="100d9d8f" style:font-style-asian="italic" style:font-weight-asian="bold" style:font-style-complex="italic" style:font-weight-complex="bold"/>
    </style:style>
    <style:style style:name="T151" style:family="text">
      <style:text-properties fo:font-style="italic" fo:font-weight="bold" officeooo:rsid="124eba6e" style:font-style-asian="italic" style:font-weight-asian="bold" style:font-style-complex="italic" style:font-weight-complex="bold"/>
    </style:style>
    <style:style style:name="T152" style:family="text">
      <style:text-properties fo:font-style="italic" fo:font-weight="bold" officeooo:rsid="1256d18b" style:font-style-asian="italic" style:font-weight-asian="bold" style:font-style-complex="italic" style:font-weight-complex="bold"/>
    </style:style>
    <style:style style:name="T153" style:family="text">
      <style:text-properties fo:font-style="italic" fo:font-weight="bold" officeooo:rsid="12591c9e" style:font-style-asian="italic" style:font-weight-asian="bold" style:font-style-complex="italic" style:font-weight-complex="bold"/>
    </style:style>
    <style:style style:name="T154" style:family="text">
      <style:text-properties fo:font-style="italic" fo:font-weight="bold" officeooo:rsid="125bd64f" style:font-style-asian="italic" style:font-weight-asian="bold" style:font-style-complex="italic" style:font-weight-complex="bold"/>
    </style:style>
    <style:style style:name="T155" style:family="text">
      <style:text-properties fo:font-style="italic" fo:font-weight="bold" officeooo:rsid="127553e5" style:font-style-asian="italic" style:font-weight-asian="bold" style:font-style-complex="italic" style:font-weight-complex="bold"/>
    </style:style>
    <style:style style:name="T156" style:family="text">
      <style:text-properties fo:font-style="italic" fo:font-weight="bold" officeooo:rsid="1039d93a" style:font-style-asian="italic" style:font-weight-asian="bold" style:font-style-complex="italic" style:font-weight-complex="bold"/>
    </style:style>
    <style:style style:name="T157" style:family="text">
      <style:text-properties fo:font-style="italic" fo:font-weight="bold" officeooo:rsid="12c50dab" style:font-style-asian="italic" style:font-weight-asian="bold" style:font-style-complex="italic" style:font-weight-complex="bold"/>
    </style:style>
    <style:style style:name="T158" style:family="text">
      <style:text-properties fo:font-style="italic" fo:font-weight="normal" style:font-style-asian="italic" style:font-weight-asian="normal" style:font-style-complex="italic" style:font-weight-complex="normal"/>
    </style:style>
    <style:style style:name="T159" style:family="text">
      <style:text-properties fo:font-style="italic" fo:font-weight="normal" officeooo:rsid="0096821e" style:font-style-asian="italic" style:font-weight-asian="normal" style:font-style-complex="italic" style:font-weight-complex="normal"/>
    </style:style>
    <style:style style:name="T160" style:family="text">
      <style:text-properties fo:font-style="italic" fo:font-weight="normal" officeooo:rsid="016dffa2" style:font-style-asian="italic" style:font-weight-asian="normal" style:font-style-complex="italic" style:font-weight-complex="normal"/>
    </style:style>
    <style:style style:name="T161" style:family="text">
      <style:text-properties fo:font-style="italic" fo:font-weight="normal" officeooo:rsid="015afb60" style:font-style-asian="italic" style:font-weight-asian="normal" style:font-style-complex="italic" style:font-weight-complex="normal"/>
    </style:style>
    <style:style style:name="T162" style:family="text">
      <style:text-properties fo:font-style="italic" fo:font-weight="normal" officeooo:rsid="0098ef9b" style:font-style-asian="italic" style:font-weight-asian="normal" style:font-style-complex="italic" style:font-weight-complex="normal"/>
    </style:style>
    <style:style style:name="T163" style:family="text">
      <style:text-properties fo:font-style="italic" fo:font-weight="normal" officeooo:rsid="0c980686" style:font-style-asian="italic" style:font-weight-asian="normal" style:font-style-complex="italic" style:font-weight-complex="normal"/>
    </style:style>
    <style:style style:name="T164" style:family="text">
      <style:text-properties fo:font-style="italic" fo:font-weight="normal" officeooo:rsid="0d32d56e" style:font-style-asian="italic" style:font-weight-asian="normal" style:font-style-complex="italic" style:font-weight-complex="normal"/>
    </style:style>
    <style:style style:name="T165" style:family="text">
      <style:text-properties fo:font-style="italic" fo:font-weight="normal" officeooo:rsid="0d33ebf6" style:font-style-asian="italic" style:font-weight-asian="normal" style:font-style-complex="italic" style:font-weight-complex="normal"/>
    </style:style>
    <style:style style:name="T166" style:family="text">
      <style:text-properties fo:font-style="italic" fo:font-weight="normal" officeooo:rsid="0e40909b" style:font-style-asian="italic" style:font-weight-asian="normal" style:font-style-complex="italic" style:font-weight-complex="normal"/>
    </style:style>
    <style:style style:name="T167" style:family="text">
      <style:text-properties fo:font-style="italic" fo:font-weight="normal" officeooo:rsid="0e8859af" style:font-style-asian="italic" style:font-weight-asian="normal" style:font-style-complex="italic" style:font-weight-complex="normal"/>
    </style:style>
    <style:style style:name="T168" style:family="text">
      <style:text-properties fo:font-style="italic" fo:font-weight="normal" officeooo:rsid="0fedcb7d" style:font-style-asian="italic" style:font-weight-asian="normal" style:font-style-complex="italic" style:font-weight-complex="normal"/>
    </style:style>
    <style:style style:name="T169" style:family="text">
      <style:text-properties fo:font-style="italic" fo:font-weight="normal" officeooo:rsid="0e7db5c2" style:font-style-asian="italic" style:font-weight-asian="normal" style:font-style-complex="italic" style:font-weight-complex="normal"/>
    </style:style>
    <style:style style:name="T170" style:family="text">
      <style:text-properties fo:font-style="italic" fo:font-weight="normal" officeooo:rsid="1030709b" style:font-style-asian="italic" style:font-weight-asian="normal" style:font-style-complex="italic" style:font-weight-complex="normal"/>
    </style:style>
    <style:style style:name="T171" style:family="text">
      <style:text-properties fo:font-style="italic" fo:font-weight="normal" officeooo:rsid="1046247a" style:font-style-asian="italic" style:font-weight-asian="normal" style:font-style-complex="italic" style:font-weight-complex="normal"/>
    </style:style>
    <style:style style:name="T172" style:family="text">
      <style:text-properties fo:font-style="italic" fo:font-weight="normal" officeooo:rsid="105a0430" style:font-style-asian="italic" style:font-weight-asian="normal" style:font-style-complex="italic" style:font-weight-complex="normal"/>
    </style:style>
    <style:style style:name="T173" style:family="text">
      <style:text-properties fo:font-style="italic" fo:font-weight="normal" officeooo:rsid="1031f014" style:font-style-asian="italic" style:font-weight-asian="normal" style:font-style-complex="italic" style:font-weight-complex="normal"/>
    </style:style>
    <style:style style:name="T174" style:family="text">
      <style:text-properties fo:font-style="italic" fo:font-weight="normal" officeooo:rsid="0e445387" style:font-style-asian="italic" style:font-weight-asian="normal" style:font-style-complex="italic" style:font-weight-complex="normal"/>
    </style:style>
    <style:style style:name="T175" style:family="text">
      <style:text-properties fo:font-style="italic" fo:font-weight="normal" officeooo:rsid="115beb4a" style:font-style-asian="italic" style:font-weight-asian="normal" style:font-style-complex="italic" style:font-weight-complex="normal"/>
    </style:style>
    <style:style style:name="T176" style:family="text">
      <style:text-properties fo:font-style="italic" fo:font-weight="normal" officeooo:rsid="12088adf" style:font-style-asian="italic" style:font-weight-asian="normal" style:font-style-complex="italic" style:font-weight-complex="normal"/>
    </style:style>
    <style:style style:name="T177" style:family="text">
      <style:text-properties fo:font-style="italic" fo:font-weight="normal" officeooo:rsid="100d9d8f" style:font-style-asian="italic" style:font-weight-asian="normal" style:font-style-complex="italic" style:font-weight-complex="normal"/>
    </style:style>
    <style:style style:name="T178" style:family="text">
      <style:text-properties fo:font-style="italic" fo:font-weight="normal" officeooo:rsid="124eba6e" style:font-style-asian="italic" style:font-weight-asian="normal" style:font-style-complex="italic" style:font-weight-complex="normal"/>
    </style:style>
    <style:style style:name="T179" style:family="text">
      <style:text-properties fo:font-style="italic" fo:font-weight="normal" officeooo:rsid="100f05ee" style:font-style-asian="italic" style:font-weight-asian="normal" style:font-style-complex="italic" style:font-weight-complex="normal"/>
    </style:style>
    <style:style style:name="T180" style:family="text">
      <style:text-properties fo:font-style="italic" fo:font-weight="normal" officeooo:rsid="12d21e61" style:font-style-asian="italic" style:font-weight-asian="normal" style:font-style-complex="italic" style:font-weight-complex="normal"/>
    </style:style>
    <style:style style:name="T181" style:family="text">
      <style:text-properties fo:font-style="italic" fo:font-weight="normal" officeooo:rsid="12d908c1" style:font-style-asian="italic" style:font-weight-asian="normal" style:font-style-complex="italic" style:font-weight-complex="normal"/>
    </style:style>
    <style:style style:name="T182" style:family="text">
      <style:text-properties fo:font-weight="normal" style:font-weight-asian="normal" style:font-weight-complex="normal"/>
    </style:style>
    <style:style style:name="T183" style:family="text">
      <style:text-properties fo:font-weight="normal" officeooo:rsid="002a9c1f" style:font-weight-asian="normal" style:font-weight-complex="normal"/>
    </style:style>
    <style:style style:name="T184" style:family="text">
      <style:text-properties fo:font-weight="normal" officeooo:rsid="006728eb" style:font-weight-asian="normal" style:font-weight-complex="normal"/>
    </style:style>
    <style:style style:name="T185" style:family="text">
      <style:text-properties fo:font-weight="normal" officeooo:rsid="00959559" style:font-weight-asian="normal" style:font-weight-complex="normal"/>
    </style:style>
    <style:style style:name="T186" style:family="text">
      <style:text-properties fo:font-weight="normal" officeooo:rsid="00993621" style:font-weight-asian="normal" style:font-weight-complex="normal"/>
    </style:style>
    <style:style style:name="T187" style:family="text">
      <style:text-properties fo:font-weight="normal" officeooo:rsid="00b3ad7e" style:font-weight-asian="normal" style:font-weight-complex="normal"/>
    </style:style>
    <style:style style:name="T188" style:family="text">
      <style:text-properties fo:font-weight="normal" officeooo:rsid="00e7b3fa" style:font-weight-asian="normal" style:font-weight-complex="normal"/>
    </style:style>
    <style:style style:name="T189" style:family="text">
      <style:text-properties fo:font-weight="normal" officeooo:rsid="00f8a84d" style:font-weight-asian="normal" style:font-weight-complex="normal"/>
    </style:style>
    <style:style style:name="T190" style:family="text">
      <style:text-properties fo:font-weight="normal" officeooo:rsid="00fa1fc4" style:font-weight-asian="normal" style:font-weight-complex="normal"/>
    </style:style>
    <style:style style:name="T191" style:family="text">
      <style:text-properties fo:font-weight="normal" officeooo:rsid="0108b46a" style:font-weight-asian="normal" style:font-weight-complex="normal"/>
    </style:style>
    <style:style style:name="T192" style:family="text">
      <style:text-properties fo:font-weight="normal" officeooo:rsid="010fbfa9" style:font-weight-asian="normal" style:font-weight-complex="normal"/>
    </style:style>
    <style:style style:name="T193" style:family="text">
      <style:text-properties fo:font-weight="normal" officeooo:rsid="020ef690" style:font-weight-asian="normal" style:font-weight-complex="normal"/>
    </style:style>
    <style:style style:name="T194" style:family="text">
      <style:text-properties fo:font-weight="normal" officeooo:rsid="06a8f7df" style:font-weight-asian="normal" style:font-weight-complex="normal"/>
    </style:style>
    <style:style style:name="T195" style:family="text">
      <style:text-properties fo:font-weight="normal" officeooo:rsid="06b18df9" style:font-weight-asian="normal" style:font-weight-complex="normal"/>
    </style:style>
    <style:style style:name="T196" style:family="text">
      <style:text-properties fo:font-weight="normal" officeooo:rsid="075fb756" style:font-weight-asian="normal" style:font-weight-complex="normal"/>
    </style:style>
    <style:style style:name="T197" style:family="text">
      <style:text-properties fo:font-weight="normal" officeooo:rsid="079d3c1d" style:font-weight-asian="normal" style:font-weight-complex="normal"/>
    </style:style>
    <style:style style:name="T198" style:family="text">
      <style:text-properties fo:font-weight="normal" officeooo:rsid="0bf5a5ee" style:font-weight-asian="normal" style:font-weight-complex="normal"/>
    </style:style>
    <style:style style:name="T199" style:family="text">
      <style:text-properties fo:font-weight="normal" officeooo:rsid="0c0e23c3" style:font-weight-asian="normal" style:font-weight-complex="normal"/>
    </style:style>
    <style:style style:name="T200" style:family="text">
      <style:text-properties fo:font-weight="normal" officeooo:rsid="0c79d0c1" style:font-weight-asian="normal" style:font-weight-complex="normal"/>
    </style:style>
    <style:style style:name="T201" style:family="text">
      <style:text-properties fo:font-weight="normal" officeooo:rsid="0c89435c" style:font-weight-asian="normal" style:font-weight-complex="normal"/>
    </style:style>
    <style:style style:name="T202" style:family="text">
      <style:text-properties fo:font-weight="normal" officeooo:rsid="0c953938" style:font-weight-asian="normal" style:font-weight-complex="normal"/>
    </style:style>
    <style:style style:name="T203" style:family="text">
      <style:text-properties fo:font-weight="normal" officeooo:rsid="0d32d56e" style:font-weight-asian="normal" style:font-weight-complex="normal"/>
    </style:style>
    <style:style style:name="T204" style:family="text">
      <style:text-properties fo:font-weight="normal" officeooo:rsid="0d33ebf6" style:font-weight-asian="normal" style:font-weight-complex="normal"/>
    </style:style>
    <style:style style:name="T205" style:family="text">
      <style:text-properties fo:font-weight="normal" officeooo:rsid="0e448a4b" style:font-weight-asian="normal" style:font-weight-complex="normal"/>
    </style:style>
    <style:style style:name="T206" style:family="text">
      <style:text-properties fo:font-weight="normal" officeooo:rsid="0e46652b" style:font-weight-asian="normal" style:font-weight-complex="normal"/>
    </style:style>
    <style:style style:name="T207" style:family="text">
      <style:text-properties fo:font-weight="normal" officeooo:rsid="0e75d3e8" style:font-weight-asian="normal" style:font-weight-complex="normal"/>
    </style:style>
    <style:style style:name="T208" style:family="text">
      <style:text-properties fo:font-weight="normal" officeooo:rsid="001a4a19" style:font-weight-asian="normal" style:font-weight-complex="normal"/>
    </style:style>
    <style:style style:name="T209" style:family="text">
      <style:text-properties fo:font-weight="normal" officeooo:rsid="0ff5ac79" style:font-weight-asian="normal" style:font-weight-complex="normal"/>
    </style:style>
    <style:style style:name="T210" style:family="text">
      <style:text-properties fo:font-weight="normal" officeooo:rsid="103c0359" style:font-weight-asian="normal" style:font-weight-complex="normal"/>
    </style:style>
    <style:style style:name="T211" style:family="text">
      <style:text-properties fo:font-weight="normal" officeooo:rsid="079e4ac7" style:font-weight-asian="normal" style:font-weight-complex="normal"/>
    </style:style>
    <style:style style:name="T212" style:family="text">
      <style:text-properties fo:font-weight="normal" officeooo:rsid="10489e14" style:font-weight-asian="normal" style:font-weight-complex="normal"/>
    </style:style>
    <style:style style:name="T213" style:family="text">
      <style:text-properties fo:font-weight="normal" officeooo:rsid="105399fe" style:font-weight-asian="normal" style:font-weight-complex="normal"/>
    </style:style>
    <style:style style:name="T214" style:family="text">
      <style:text-properties fo:font-weight="normal" officeooo:rsid="10549aab" style:font-weight-asian="normal" style:font-weight-complex="normal"/>
    </style:style>
    <style:style style:name="T215" style:family="text">
      <style:text-properties fo:font-weight="normal" officeooo:rsid="1054cb10" style:font-weight-asian="normal" style:font-weight-complex="normal"/>
    </style:style>
    <style:style style:name="T216" style:family="text">
      <style:text-properties fo:font-weight="normal" officeooo:rsid="105e3be7" style:font-weight-asian="normal" style:font-weight-complex="normal"/>
    </style:style>
    <style:style style:name="T217" style:family="text">
      <style:text-properties fo:font-weight="normal" officeooo:rsid="105e56dc" style:font-weight-asian="normal" style:font-weight-complex="normal"/>
    </style:style>
    <style:style style:name="T218" style:family="text">
      <style:text-properties fo:font-weight="normal" officeooo:rsid="105b6939" style:font-weight-asian="normal" style:font-weight-complex="normal"/>
    </style:style>
    <style:style style:name="T219" style:family="text">
      <style:text-properties fo:font-weight="normal" officeooo:rsid="1071da26" style:font-weight-asian="normal" style:font-weight-complex="normal"/>
    </style:style>
    <style:style style:name="T220" style:family="text">
      <style:text-properties fo:font-weight="normal" officeooo:rsid="0ffebee9" style:font-weight-asian="normal" style:font-weight-complex="normal"/>
    </style:style>
    <style:style style:name="T221" style:family="text">
      <style:text-properties fo:font-weight="normal" officeooo:rsid="1031f014" style:font-weight-asian="normal" style:font-weight-complex="normal"/>
    </style:style>
    <style:style style:name="T222" style:family="text">
      <style:text-properties fo:font-weight="normal" officeooo:rsid="10751ca7" style:font-weight-asian="normal" style:font-weight-complex="normal"/>
    </style:style>
    <style:style style:name="T223" style:family="text">
      <style:text-properties fo:font-weight="normal" officeooo:rsid="10c4bac3" style:font-weight-asian="normal" style:font-weight-complex="normal"/>
    </style:style>
    <style:style style:name="T224" style:family="text">
      <style:text-properties fo:font-weight="normal" officeooo:rsid="00e96172" style:font-weight-asian="normal" style:font-weight-complex="normal"/>
    </style:style>
    <style:style style:name="T225" style:family="text">
      <style:text-properties fo:font-weight="normal" officeooo:rsid="1111e3fb" style:font-weight-asian="normal" style:font-weight-complex="normal"/>
    </style:style>
    <style:style style:name="T226" style:family="text">
      <style:text-properties fo:font-weight="normal" officeooo:rsid="1112b2d8" style:font-weight-asian="normal" style:font-weight-complex="normal"/>
    </style:style>
    <style:style style:name="T227" style:family="text">
      <style:text-properties fo:font-weight="normal" officeooo:rsid="112658bf" style:font-weight-asian="normal" style:font-weight-complex="normal"/>
    </style:style>
    <style:style style:name="T228" style:family="text">
      <style:text-properties fo:font-weight="normal" officeooo:rsid="113025d2" style:font-weight-asian="normal" style:font-weight-complex="normal"/>
    </style:style>
    <style:style style:name="T229" style:family="text">
      <style:text-properties fo:font-weight="normal" officeooo:rsid="1156c8b2" style:font-weight-asian="normal" style:font-weight-complex="normal"/>
    </style:style>
    <style:style style:name="T230" style:family="text">
      <style:text-properties fo:font-weight="normal" officeooo:rsid="12164df9" style:font-weight-asian="normal" style:font-weight-complex="normal"/>
    </style:style>
    <style:style style:name="T231" style:family="text">
      <style:text-properties fo:font-weight="normal" officeooo:rsid="124f4d54" style:font-weight-asian="normal" style:font-weight-complex="normal"/>
    </style:style>
    <style:style style:name="T232" style:family="text">
      <style:text-properties fo:font-weight="normal" officeooo:rsid="127537d9" style:font-weight-asian="normal" style:font-weight-complex="normal"/>
    </style:style>
    <style:style style:name="T233" style:family="text">
      <style:text-properties fo:font-weight="normal" officeooo:rsid="0a7e49f6" style:font-weight-asian="normal" style:font-weight-complex="normal"/>
    </style:style>
    <style:style style:name="T234" style:family="text">
      <style:text-properties fo:font-weight="normal" officeooo:rsid="12c0bf65" style:font-weight-asian="normal" style:font-weight-complex="normal"/>
    </style:style>
    <style:style style:name="T235" style:family="text">
      <style:text-properties fo:font-weight="normal" officeooo:rsid="12d908c1" style:font-weight-asian="normal" style:font-weight-complex="normal"/>
    </style:style>
    <style:style style:name="T236" style:family="text">
      <style:text-properties fo:font-weight="normal" officeooo:rsid="12db074b" style:font-weight-asian="normal" style:font-weight-complex="normal"/>
    </style:style>
    <style:style style:name="T237" style:family="text">
      <style:text-properties fo:font-style="normal" style:font-style-asian="normal" style:font-style-complex="normal"/>
    </style:style>
    <style:style style:name="T238" style:family="text">
      <style:text-properties fo:font-style="normal" officeooo:rsid="002a9c1f" style:font-style-asian="normal" style:font-style-complex="normal"/>
    </style:style>
    <style:style style:name="T239" style:family="text">
      <style:text-properties fo:font-style="normal" officeooo:rsid="006e9076" style:font-style-asian="normal" style:font-style-complex="normal"/>
    </style:style>
    <style:style style:name="T240" style:family="text">
      <style:text-properties fo:font-style="normal" officeooo:rsid="00755109" style:font-style-asian="normal" style:font-style-complex="normal"/>
    </style:style>
    <style:style style:name="T241" style:family="text">
      <style:text-properties fo:font-style="normal" officeooo:rsid="0077e2b5" style:font-style-asian="normal" style:font-style-complex="normal"/>
    </style:style>
    <style:style style:name="T242" style:family="text">
      <style:text-properties fo:font-style="normal" officeooo:rsid="007f9437" style:font-style-asian="normal" style:font-style-complex="normal"/>
    </style:style>
    <style:style style:name="T243" style:family="text">
      <style:text-properties fo:font-style="normal" officeooo:rsid="00855305" style:font-style-asian="normal" style:font-style-complex="normal"/>
    </style:style>
    <style:style style:name="T244" style:family="text">
      <style:text-properties fo:font-style="normal" officeooo:rsid="00959559" style:font-style-asian="normal" style:font-style-complex="normal"/>
    </style:style>
    <style:style style:name="T245" style:family="text">
      <style:text-properties fo:font-style="normal" officeooo:rsid="00c4b1dc" style:font-style-asian="normal" style:font-style-complex="normal"/>
    </style:style>
    <style:style style:name="T246" style:family="text">
      <style:text-properties fo:font-style="normal" officeooo:rsid="00c56989" style:font-style-asian="normal" style:font-style-complex="normal"/>
    </style:style>
    <style:style style:name="T247" style:family="text">
      <style:text-properties fo:font-style="normal" officeooo:rsid="00d06681" style:font-style-asian="normal" style:font-style-complex="normal"/>
    </style:style>
    <style:style style:name="T248" style:family="text">
      <style:text-properties fo:font-style="normal" officeooo:rsid="00e3cc6d" style:font-style-asian="normal" style:font-style-complex="normal"/>
    </style:style>
    <style:style style:name="T249" style:family="text">
      <style:text-properties fo:font-style="normal" officeooo:rsid="00f1130d" style:font-style-asian="normal" style:font-style-complex="normal"/>
    </style:style>
    <style:style style:name="T250" style:family="text">
      <style:text-properties fo:font-style="normal" officeooo:rsid="00fa1fc4" style:font-style-asian="normal" style:font-style-complex="normal"/>
    </style:style>
    <style:style style:name="T251" style:family="text">
      <style:text-properties fo:font-style="normal" officeooo:rsid="0101e9b5" style:font-style-asian="normal" style:font-style-complex="normal"/>
    </style:style>
    <style:style style:name="T252" style:family="text">
      <style:text-properties fo:font-style="normal" officeooo:rsid="0107ec7c" style:font-style-asian="normal" style:font-style-complex="normal"/>
    </style:style>
    <style:style style:name="T253" style:family="text">
      <style:text-properties fo:font-style="normal" officeooo:rsid="01386224" style:font-style-asian="normal" style:font-style-complex="normal"/>
    </style:style>
    <style:style style:name="T254" style:family="text">
      <style:text-properties fo:font-style="normal" officeooo:rsid="01446f4f" style:font-style-asian="normal" style:font-style-complex="normal"/>
    </style:style>
    <style:style style:name="T255" style:family="text">
      <style:text-properties fo:font-style="normal" officeooo:rsid="0151a14c" style:font-style-asian="normal" style:font-style-complex="normal"/>
    </style:style>
    <style:style style:name="T256" style:family="text">
      <style:text-properties fo:font-style="normal" officeooo:rsid="01606fa9" style:font-style-asian="normal" style:font-style-complex="normal"/>
    </style:style>
    <style:style style:name="T257" style:family="text">
      <style:text-properties fo:font-style="normal" officeooo:rsid="0170de5c" style:font-style-asian="normal" style:font-style-complex="normal"/>
    </style:style>
    <style:style style:name="T258" style:family="text">
      <style:text-properties fo:font-style="normal" officeooo:rsid="01748726" style:font-style-asian="normal" style:font-style-complex="normal"/>
    </style:style>
    <style:style style:name="T259" style:family="text">
      <style:text-properties fo:font-style="normal" officeooo:rsid="01832bff" style:font-style-asian="normal" style:font-style-complex="normal"/>
    </style:style>
    <style:style style:name="T260" style:family="text">
      <style:text-properties fo:font-style="normal" officeooo:rsid="0189f995" style:font-style-asian="normal" style:font-style-complex="normal"/>
    </style:style>
    <style:style style:name="T261" style:family="text">
      <style:text-properties fo:font-style="normal" officeooo:rsid="01947b64" style:font-style-asian="normal" style:font-style-complex="normal"/>
    </style:style>
    <style:style style:name="T262" style:family="text">
      <style:text-properties fo:font-style="normal" officeooo:rsid="019c3328" style:font-style-asian="normal" style:font-style-complex="normal"/>
    </style:style>
    <style:style style:name="T263" style:family="text">
      <style:text-properties fo:font-style="normal" officeooo:rsid="019e3113" style:font-style-asian="normal" style:font-style-complex="normal"/>
    </style:style>
    <style:style style:name="T264" style:family="text">
      <style:text-properties fo:font-style="normal" officeooo:rsid="01cb23c4" style:font-style-asian="normal" style:font-style-complex="normal"/>
    </style:style>
    <style:style style:name="T265" style:family="text">
      <style:text-properties fo:font-style="normal" officeooo:rsid="01cd336c" style:font-style-asian="normal" style:font-style-complex="normal"/>
    </style:style>
    <style:style style:name="T266" style:family="text">
      <style:text-properties fo:font-style="normal" officeooo:rsid="01d01259" style:font-style-asian="normal" style:font-style-complex="normal"/>
    </style:style>
    <style:style style:name="T267" style:family="text">
      <style:text-properties fo:font-style="normal" officeooo:rsid="01d78476" style:font-style-asian="normal" style:font-style-complex="normal"/>
    </style:style>
    <style:style style:name="T268" style:family="text">
      <style:text-properties fo:font-style="normal" officeooo:rsid="01de5895" style:font-style-asian="normal" style:font-style-complex="normal"/>
    </style:style>
    <style:style style:name="T269" style:family="text">
      <style:text-properties fo:font-style="normal" officeooo:rsid="01df79bc" style:font-style-asian="normal" style:font-style-complex="normal"/>
    </style:style>
    <style:style style:name="T270" style:family="text">
      <style:text-properties fo:font-style="normal" officeooo:rsid="01e0b091" style:font-style-asian="normal" style:font-style-complex="normal"/>
    </style:style>
    <style:style style:name="T271" style:family="text">
      <style:text-properties fo:font-style="normal" officeooo:rsid="01f2ce26" style:font-style-asian="normal" style:font-style-complex="normal"/>
    </style:style>
    <style:style style:name="T272" style:family="text">
      <style:text-properties fo:font-style="normal" officeooo:rsid="020c5064" style:font-style-asian="normal" style:font-style-complex="normal"/>
    </style:style>
    <style:style style:name="T273" style:family="text">
      <style:text-properties fo:font-style="normal" officeooo:rsid="020c80f8" style:font-style-asian="normal" style:font-style-complex="normal"/>
    </style:style>
    <style:style style:name="T274" style:family="text">
      <style:text-properties fo:font-style="normal" officeooo:rsid="020e2ea5" style:font-style-asian="normal" style:font-style-complex="normal"/>
    </style:style>
    <style:style style:name="T275" style:family="text">
      <style:text-properties fo:font-style="normal" officeooo:rsid="020ef690" style:font-style-asian="normal" style:font-style-complex="normal"/>
    </style:style>
    <style:style style:name="T276" style:family="text">
      <style:text-properties fo:font-style="normal" officeooo:rsid="0215a235" style:font-style-asian="normal" style:font-style-complex="normal"/>
    </style:style>
    <style:style style:name="T277" style:family="text">
      <style:text-properties fo:font-style="normal" officeooo:rsid="02180d0d" style:font-style-asian="normal" style:font-style-complex="normal"/>
    </style:style>
    <style:style style:name="T278" style:family="text">
      <style:text-properties fo:font-style="normal" officeooo:rsid="021d7afa" style:font-style-asian="normal" style:font-style-complex="normal"/>
    </style:style>
    <style:style style:name="T279" style:family="text">
      <style:text-properties fo:font-style="normal" officeooo:rsid="022191a2" style:font-style-asian="normal" style:font-style-complex="normal"/>
    </style:style>
    <style:style style:name="T280" style:family="text">
      <style:text-properties fo:font-style="normal" officeooo:rsid="022e61d4" style:font-style-asian="normal" style:font-style-complex="normal"/>
    </style:style>
    <style:style style:name="T281" style:family="text">
      <style:text-properties fo:font-style="normal" officeooo:rsid="0233d0cb" style:font-style-asian="normal" style:font-style-complex="normal"/>
    </style:style>
    <style:style style:name="T282" style:family="text">
      <style:text-properties fo:font-style="normal" officeooo:rsid="0234f024" style:font-style-asian="normal" style:font-style-complex="normal"/>
    </style:style>
    <style:style style:name="T283" style:family="text">
      <style:text-properties fo:font-style="normal" officeooo:rsid="0125f43e" style:font-style-asian="normal" style:font-style-complex="normal"/>
    </style:style>
    <style:style style:name="T284" style:family="text">
      <style:text-properties fo:font-style="normal" officeooo:rsid="02376ca5" style:font-style-asian="normal" style:font-style-complex="normal"/>
    </style:style>
    <style:style style:name="T285" style:family="text">
      <style:text-properties fo:font-style="normal" officeooo:rsid="02399bfc" style:font-style-asian="normal" style:font-style-complex="normal"/>
    </style:style>
    <style:style style:name="T286" style:family="text">
      <style:text-properties fo:font-style="normal" officeooo:rsid="023b4683" style:font-style-asian="normal" style:font-style-complex="normal"/>
    </style:style>
    <style:style style:name="T287" style:family="text">
      <style:text-properties fo:font-style="normal" officeooo:rsid="024b9bb3" style:font-style-asian="normal" style:font-style-complex="normal"/>
    </style:style>
    <style:style style:name="T288" style:family="text">
      <style:text-properties fo:font-style="normal" officeooo:rsid="04009322" style:font-style-asian="normal" style:font-style-complex="normal"/>
    </style:style>
    <style:style style:name="T289" style:family="text">
      <style:text-properties fo:font-style="normal" officeooo:rsid="049131f6" style:font-style-asian="normal" style:font-style-complex="normal"/>
    </style:style>
    <style:style style:name="T290" style:family="text">
      <style:text-properties fo:font-style="normal" officeooo:rsid="04f70dd4" style:font-style-asian="normal" style:font-style-complex="normal"/>
    </style:style>
    <style:style style:name="T291" style:family="text">
      <style:text-properties fo:font-style="normal" officeooo:rsid="051dfdd3" style:font-style-asian="normal" style:font-style-complex="normal"/>
    </style:style>
    <style:style style:name="T292" style:family="text">
      <style:text-properties fo:font-style="normal" officeooo:rsid="052c14ff" style:font-style-asian="normal" style:font-style-complex="normal"/>
    </style:style>
    <style:style style:name="T293" style:family="text">
      <style:text-properties fo:font-style="normal" officeooo:rsid="0601b349" style:font-style-asian="normal" style:font-style-complex="normal"/>
    </style:style>
    <style:style style:name="T294" style:family="text">
      <style:text-properties fo:font-style="normal" officeooo:rsid="066ae693" style:font-style-asian="normal" style:font-style-complex="normal"/>
    </style:style>
    <style:style style:name="T295" style:family="text">
      <style:text-properties fo:font-style="normal" officeooo:rsid="066bdf73" style:font-style-asian="normal" style:font-style-complex="normal"/>
    </style:style>
    <style:style style:name="T296" style:family="text">
      <style:text-properties fo:font-style="normal" officeooo:rsid="067dc553" style:font-style-asian="normal" style:font-style-complex="normal"/>
    </style:style>
    <style:style style:name="T297" style:family="text">
      <style:text-properties fo:font-style="normal" officeooo:rsid="067ff8f3" style:font-style-asian="normal" style:font-style-complex="normal"/>
    </style:style>
    <style:style style:name="T298" style:family="text">
      <style:text-properties fo:font-style="normal" officeooo:rsid="067ed626" style:font-style-asian="normal" style:font-style-complex="normal"/>
    </style:style>
    <style:style style:name="T299" style:family="text">
      <style:text-properties fo:font-style="normal" officeooo:rsid="06803c26" style:font-style-asian="normal" style:font-style-complex="normal"/>
    </style:style>
    <style:style style:name="T300" style:family="text">
      <style:text-properties fo:font-style="normal" officeooo:rsid="0687a8a2" style:font-style-asian="normal" style:font-style-complex="normal"/>
    </style:style>
    <style:style style:name="T301" style:family="text">
      <style:text-properties fo:font-style="normal" officeooo:rsid="06959d71" style:font-style-asian="normal" style:font-style-complex="normal"/>
    </style:style>
    <style:style style:name="T302" style:family="text">
      <style:text-properties fo:font-style="normal" officeooo:rsid="06b1a458" style:font-style-asian="normal" style:font-style-complex="normal"/>
    </style:style>
    <style:style style:name="T303" style:family="text">
      <style:text-properties fo:font-style="normal" officeooo:rsid="06bd07da" style:font-style-asian="normal" style:font-style-complex="normal"/>
    </style:style>
    <style:style style:name="T304" style:family="text">
      <style:text-properties fo:font-style="normal" officeooo:rsid="07620a69" style:font-style-asian="normal" style:font-style-complex="normal"/>
    </style:style>
    <style:style style:name="T305" style:family="text">
      <style:text-properties fo:font-style="normal" officeooo:rsid="09f1b92f" style:font-style-asian="normal" style:font-style-complex="normal"/>
    </style:style>
    <style:style style:name="T306" style:family="text">
      <style:text-properties fo:font-style="normal" officeooo:rsid="09f359e0" style:font-style-asian="normal" style:font-style-complex="normal"/>
    </style:style>
    <style:style style:name="T307" style:family="text">
      <style:text-properties fo:font-style="normal" officeooo:rsid="0a7b8727" style:font-style-asian="normal" style:font-style-complex="normal"/>
    </style:style>
    <style:style style:name="T308" style:family="text">
      <style:text-properties fo:font-style="normal" officeooo:rsid="0a7def2c" style:font-style-asian="normal" style:font-style-complex="normal"/>
    </style:style>
    <style:style style:name="T309" style:family="text">
      <style:text-properties fo:font-style="normal" officeooo:rsid="0a80910b" style:font-style-asian="normal" style:font-style-complex="normal"/>
    </style:style>
    <style:style style:name="T310" style:family="text">
      <style:text-properties fo:font-style="normal" officeooo:rsid="0afdf933" style:font-style-asian="normal" style:font-style-complex="normal"/>
    </style:style>
    <style:style style:name="T311" style:family="text">
      <style:text-properties fo:font-style="normal" officeooo:rsid="0bf5a5ee" style:font-style-asian="normal" style:font-style-complex="normal"/>
    </style:style>
    <style:style style:name="T312" style:family="text">
      <style:text-properties fo:font-style="normal" officeooo:rsid="0bf3f5c8" style:font-style-asian="normal" style:font-style-complex="normal"/>
    </style:style>
    <style:style style:name="T313" style:family="text">
      <style:text-properties fo:font-style="normal" officeooo:rsid="0c77636e" style:font-style-asian="normal" style:font-style-complex="normal"/>
    </style:style>
    <style:style style:name="T314" style:family="text">
      <style:text-properties fo:font-style="normal" officeooo:rsid="0c79d0c1" style:font-style-asian="normal" style:font-style-complex="normal"/>
    </style:style>
    <style:style style:name="T315" style:family="text">
      <style:text-properties fo:font-style="normal" officeooo:rsid="0c853bc1" style:font-style-asian="normal" style:font-style-complex="normal"/>
    </style:style>
    <style:style style:name="T316" style:family="text">
      <style:text-properties fo:font-style="normal" officeooo:rsid="0c980686" style:font-style-asian="normal" style:font-style-complex="normal"/>
    </style:style>
    <style:style style:name="T317" style:family="text">
      <style:text-properties fo:font-style="normal" officeooo:rsid="0c82af79" style:font-style-asian="normal" style:font-style-complex="normal"/>
    </style:style>
    <style:style style:name="T318" style:family="text">
      <style:text-properties fo:font-style="normal" officeooo:rsid="0d33ebf6" style:font-style-asian="normal" style:font-style-complex="normal"/>
    </style:style>
    <style:style style:name="T319" style:family="text">
      <style:text-properties fo:font-style="normal" officeooo:rsid="0d35fdf2" style:font-style-asian="normal" style:font-style-complex="normal"/>
    </style:style>
    <style:style style:name="T320" style:family="text">
      <style:text-properties fo:font-style="normal" officeooo:rsid="0d350d37" style:font-style-asian="normal" style:font-style-complex="normal"/>
    </style:style>
    <style:style style:name="T321" style:family="text">
      <style:text-properties fo:font-style="normal" officeooo:rsid="0d605a99" style:font-style-asian="normal" style:font-style-complex="normal"/>
    </style:style>
    <style:style style:name="T322" style:family="text">
      <style:text-properties fo:font-style="normal" officeooo:rsid="0d635cd4" style:font-style-asian="normal" style:font-style-complex="normal"/>
    </style:style>
    <style:style style:name="T323" style:family="text">
      <style:text-properties fo:font-style="normal" officeooo:rsid="0e40909b" style:font-style-asian="normal" style:font-style-complex="normal"/>
    </style:style>
    <style:style style:name="T324" style:family="text">
      <style:text-properties fo:font-style="normal" officeooo:rsid="0e46652b" style:font-style-asian="normal" style:font-style-complex="normal"/>
    </style:style>
    <style:style style:name="T325" style:family="text">
      <style:text-properties fo:font-style="normal" officeooo:rsid="0e75d3e8" style:font-style-asian="normal" style:font-style-complex="normal"/>
    </style:style>
    <style:style style:name="T326" style:family="text">
      <style:text-properties fo:font-style="normal" officeooo:rsid="0e9cc06c" style:font-style-asian="normal" style:font-style-complex="normal"/>
    </style:style>
    <style:style style:name="T327" style:family="text">
      <style:text-properties fo:font-style="normal" officeooo:rsid="0ee19a87" style:font-style-asian="normal" style:font-style-complex="normal"/>
    </style:style>
    <style:style style:name="T328" style:family="text">
      <style:text-properties fo:font-style="normal" officeooo:rsid="0fedd881" style:font-style-asian="normal" style:font-style-complex="normal"/>
    </style:style>
    <style:style style:name="T329" style:family="text">
      <style:text-properties fo:font-style="normal" officeooo:rsid="0fee14c0" style:font-style-asian="normal" style:font-style-complex="normal"/>
    </style:style>
    <style:style style:name="T330" style:family="text">
      <style:text-properties fo:font-style="normal" officeooo:rsid="0fef65c2" style:font-style-asian="normal" style:font-style-complex="normal"/>
    </style:style>
    <style:style style:name="T331" style:family="text">
      <style:text-properties fo:font-style="normal" officeooo:rsid="0ffcf975" style:font-style-asian="normal" style:font-style-complex="normal"/>
    </style:style>
    <style:style style:name="T332" style:family="text">
      <style:text-properties fo:font-style="normal" officeooo:rsid="1017608c" style:font-style-asian="normal" style:font-style-complex="normal"/>
    </style:style>
    <style:style style:name="T333" style:family="text">
      <style:text-properties fo:font-style="normal" officeooo:rsid="1023366d" style:font-style-asian="normal" style:font-style-complex="normal"/>
    </style:style>
    <style:style style:name="T334" style:family="text">
      <style:text-properties fo:font-style="normal" officeooo:rsid="1025d6db" style:font-style-asian="normal" style:font-style-complex="normal"/>
    </style:style>
    <style:style style:name="T335" style:family="text">
      <style:text-properties fo:font-style="normal" officeooo:rsid="1034024b" style:font-style-asian="normal" style:font-style-complex="normal"/>
    </style:style>
    <style:style style:name="T336" style:family="text">
      <style:text-properties fo:font-style="normal" officeooo:rsid="10453146" style:font-style-asian="normal" style:font-style-complex="normal"/>
    </style:style>
    <style:style style:name="T337" style:family="text">
      <style:text-properties fo:font-style="normal" officeooo:rsid="10489e14" style:font-style-asian="normal" style:font-style-complex="normal"/>
    </style:style>
    <style:style style:name="T338" style:family="text">
      <style:text-properties fo:font-style="normal" officeooo:rsid="10490489" style:font-style-asian="normal" style:font-style-complex="normal"/>
    </style:style>
    <style:style style:name="T339" style:family="text">
      <style:text-properties fo:font-style="normal" officeooo:rsid="10496f38" style:font-style-asian="normal" style:font-style-complex="normal"/>
    </style:style>
    <style:style style:name="T340" style:family="text">
      <style:text-properties fo:font-style="normal" officeooo:rsid="0c0ca152" style:font-style-asian="normal" style:font-style-complex="normal"/>
    </style:style>
    <style:style style:name="T341" style:family="text">
      <style:text-properties fo:font-style="normal" officeooo:rsid="105b6939" style:font-style-asian="normal" style:font-style-complex="normal"/>
    </style:style>
    <style:style style:name="T342" style:family="text">
      <style:text-properties fo:font-style="normal" officeooo:rsid="106593a2" style:font-style-asian="normal" style:font-style-complex="normal"/>
    </style:style>
    <style:style style:name="T343" style:family="text">
      <style:text-properties fo:font-style="normal" officeooo:rsid="1064311b" style:font-style-asian="normal" style:font-style-complex="normal"/>
    </style:style>
    <style:style style:name="T344" style:family="text">
      <style:text-properties fo:font-style="normal" officeooo:rsid="106782da" style:font-style-asian="normal" style:font-style-complex="normal"/>
    </style:style>
    <style:style style:name="T345" style:family="text">
      <style:text-properties fo:font-style="normal" officeooo:rsid="1027a8ba" style:font-style-asian="normal" style:font-style-complex="normal"/>
    </style:style>
    <style:style style:name="T346" style:family="text">
      <style:text-properties fo:font-style="normal" officeooo:rsid="106d2959" style:font-style-asian="normal" style:font-style-complex="normal"/>
    </style:style>
    <style:style style:name="T347" style:family="text">
      <style:text-properties fo:font-style="normal" officeooo:rsid="1070b3c1" style:font-style-asian="normal" style:font-style-complex="normal"/>
    </style:style>
    <style:style style:name="T348" style:family="text">
      <style:text-properties fo:font-style="normal" officeooo:rsid="1070c9c9" style:font-style-asian="normal" style:font-style-complex="normal"/>
    </style:style>
    <style:style style:name="T349" style:family="text">
      <style:text-properties fo:font-style="normal" officeooo:rsid="107e5fa3" style:font-style-asian="normal" style:font-style-complex="normal"/>
    </style:style>
    <style:style style:name="T350" style:family="text">
      <style:text-properties fo:font-style="normal" officeooo:rsid="1087c796" style:font-style-asian="normal" style:font-style-complex="normal"/>
    </style:style>
    <style:style style:name="T351" style:family="text">
      <style:text-properties fo:font-style="normal" officeooo:rsid="109f7a1a" style:font-style-asian="normal" style:font-style-complex="normal"/>
    </style:style>
    <style:style style:name="T352" style:family="text">
      <style:text-properties fo:font-style="normal" officeooo:rsid="10aa51f2" style:font-style-asian="normal" style:font-style-complex="normal"/>
    </style:style>
    <style:style style:name="T353" style:family="text">
      <style:text-properties fo:font-style="normal" officeooo:rsid="10b8e4e6" style:font-style-asian="normal" style:font-style-complex="normal"/>
    </style:style>
    <style:style style:name="T354" style:family="text">
      <style:text-properties fo:font-style="normal" officeooo:rsid="10d17ee3" style:font-style-asian="normal" style:font-style-complex="normal"/>
    </style:style>
    <style:style style:name="T355" style:family="text">
      <style:text-properties fo:font-style="normal" officeooo:rsid="10d02bf6" style:font-style-asian="normal" style:font-style-complex="normal"/>
    </style:style>
    <style:style style:name="T356" style:family="text">
      <style:text-properties fo:font-style="normal" officeooo:rsid="10f38ff1" style:font-style-asian="normal" style:font-style-complex="normal"/>
    </style:style>
    <style:style style:name="T357" style:family="text">
      <style:text-properties fo:font-style="normal" officeooo:rsid="10f43832" style:font-style-asian="normal" style:font-style-complex="normal"/>
    </style:style>
    <style:style style:name="T358" style:family="text">
      <style:text-properties fo:font-style="normal" officeooo:rsid="1114dd33" style:font-style-asian="normal" style:font-style-complex="normal"/>
    </style:style>
    <style:style style:name="T359" style:family="text">
      <style:text-properties fo:font-style="normal" officeooo:rsid="0afb00be" style:font-style-asian="normal" style:font-style-complex="normal"/>
    </style:style>
    <style:style style:name="T360" style:family="text">
      <style:text-properties fo:font-style="normal" officeooo:rsid="1125013b" style:font-style-asian="normal" style:font-style-complex="normal"/>
    </style:style>
    <style:style style:name="T361" style:family="text">
      <style:text-properties fo:font-style="normal" officeooo:rsid="11270ecc" style:font-style-asian="normal" style:font-style-complex="normal"/>
    </style:style>
    <style:style style:name="T362" style:family="text">
      <style:text-properties fo:font-style="normal" officeooo:rsid="101f92e9" style:font-style-asian="normal" style:font-style-complex="normal"/>
    </style:style>
    <style:style style:name="T363" style:family="text">
      <style:text-properties fo:font-style="normal" officeooo:rsid="1136c354" style:font-style-asian="normal" style:font-style-complex="normal"/>
    </style:style>
    <style:style style:name="T364" style:family="text">
      <style:text-properties fo:font-style="normal" officeooo:rsid="113d2961" style:font-style-asian="normal" style:font-style-complex="normal"/>
    </style:style>
    <style:style style:name="T365" style:family="text">
      <style:text-properties fo:font-style="normal" officeooo:rsid="0099d1a2" style:font-style-asian="normal" style:font-style-complex="normal"/>
    </style:style>
    <style:style style:name="T366" style:family="text">
      <style:text-properties fo:font-style="normal" officeooo:rsid="11535881" style:font-style-asian="normal" style:font-style-complex="normal"/>
    </style:style>
    <style:style style:name="T367" style:family="text">
      <style:text-properties fo:font-style="normal" officeooo:rsid="11d7510b" style:font-style-asian="normal" style:font-style-complex="normal"/>
    </style:style>
    <style:style style:name="T368" style:family="text">
      <style:text-properties fo:font-style="normal" officeooo:rsid="114c1438" style:font-style-asian="normal" style:font-style-complex="normal"/>
    </style:style>
    <style:style style:name="T369" style:family="text">
      <style:text-properties fo:font-style="normal" officeooo:rsid="01ddc984" style:font-style-asian="normal" style:font-style-complex="normal"/>
    </style:style>
    <style:style style:name="T370" style:family="text">
      <style:text-properties fo:font-style="normal" officeooo:rsid="1204010f" style:font-style-asian="normal" style:font-style-complex="normal"/>
    </style:style>
    <style:style style:name="T371" style:family="text">
      <style:text-properties fo:font-style="normal" officeooo:rsid="12053c40" style:font-style-asian="normal" style:font-style-complex="normal"/>
    </style:style>
    <style:style style:name="T372" style:family="text">
      <style:text-properties fo:font-style="normal" officeooo:rsid="12088adf" style:font-style-asian="normal" style:font-style-complex="normal"/>
    </style:style>
    <style:style style:name="T373" style:family="text">
      <style:text-properties fo:font-style="normal" officeooo:rsid="00f03c35" style:font-style-asian="normal" style:font-style-complex="normal"/>
    </style:style>
    <style:style style:name="T374" style:family="text">
      <style:text-properties fo:font-style="normal" officeooo:rsid="122c3849" style:font-style-asian="normal" style:font-style-complex="normal"/>
    </style:style>
    <style:style style:name="T375" style:family="text">
      <style:text-properties fo:font-style="normal" officeooo:rsid="123d9ff6" style:font-style-asian="normal" style:font-style-complex="normal"/>
    </style:style>
    <style:style style:name="T376" style:family="text">
      <style:text-properties fo:font-style="normal" officeooo:rsid="123e6cdb" style:font-style-asian="normal" style:font-style-complex="normal"/>
    </style:style>
    <style:style style:name="T377" style:family="text">
      <style:text-properties fo:font-style="normal" officeooo:rsid="12454cbc" style:font-style-asian="normal" style:font-style-complex="normal"/>
    </style:style>
    <style:style style:name="T378" style:family="text">
      <style:text-properties fo:font-style="normal" officeooo:rsid="124d955d" style:font-style-asian="normal" style:font-style-complex="normal"/>
    </style:style>
    <style:style style:name="T379" style:family="text">
      <style:text-properties fo:font-style="normal" officeooo:rsid="124f4d54" style:font-style-asian="normal" style:font-style-complex="normal"/>
    </style:style>
    <style:style style:name="T380" style:family="text">
      <style:text-properties fo:font-style="normal" officeooo:rsid="125bd64f" style:font-style-asian="normal" style:font-style-complex="normal"/>
    </style:style>
    <style:style style:name="T381" style:family="text">
      <style:text-properties fo:font-style="normal" officeooo:rsid="126210db" style:font-style-asian="normal" style:font-style-complex="normal"/>
    </style:style>
    <style:style style:name="T382" style:family="text">
      <style:text-properties fo:font-style="normal" officeooo:rsid="12740d8d" style:font-style-asian="normal" style:font-style-complex="normal"/>
    </style:style>
    <style:style style:name="T383" style:family="text">
      <style:text-properties fo:font-style="normal" officeooo:rsid="1277d7d4" style:font-style-asian="normal" style:font-style-complex="normal"/>
    </style:style>
    <style:style style:name="T384" style:family="text">
      <style:text-properties fo:font-style="normal" officeooo:rsid="12820943" style:font-style-asian="normal" style:font-style-complex="normal"/>
    </style:style>
    <style:style style:name="T385" style:family="text">
      <style:text-properties fo:font-style="normal" officeooo:rsid="1284e66b" style:font-style-asian="normal" style:font-style-complex="normal"/>
    </style:style>
    <style:style style:name="T386" style:family="text">
      <style:text-properties fo:font-style="normal" officeooo:rsid="128c72d6" style:font-style-asian="normal" style:font-style-complex="normal"/>
    </style:style>
    <style:style style:name="T387" style:family="text">
      <style:text-properties fo:font-style="normal" officeooo:rsid="12949f0d" style:font-style-asian="normal" style:font-style-complex="normal"/>
    </style:style>
    <style:style style:name="T388" style:family="text">
      <style:text-properties fo:font-style="normal" officeooo:rsid="12985573" style:font-style-asian="normal" style:font-style-complex="normal"/>
    </style:style>
    <style:style style:name="T389" style:family="text">
      <style:text-properties fo:font-style="normal" officeooo:rsid="129b7e84" style:font-style-asian="normal" style:font-style-complex="normal"/>
    </style:style>
    <style:style style:name="T390" style:family="text">
      <style:text-properties fo:font-style="normal" officeooo:rsid="129cba07" style:font-style-asian="normal" style:font-style-complex="normal"/>
    </style:style>
    <style:style style:name="T391" style:family="text">
      <style:text-properties fo:font-style="normal" officeooo:rsid="12a3d353" style:font-style-asian="normal" style:font-style-complex="normal"/>
    </style:style>
    <style:style style:name="T392" style:family="text">
      <style:text-properties fo:font-style="normal" officeooo:rsid="12a71344" style:font-style-asian="normal" style:font-style-complex="normal"/>
    </style:style>
    <style:style style:name="T393" style:family="text">
      <style:text-properties fo:font-style="normal" officeooo:rsid="12ac2ee8" style:font-style-asian="normal" style:font-style-complex="normal"/>
    </style:style>
    <style:style style:name="T394" style:family="text">
      <style:text-properties fo:font-style="normal" officeooo:rsid="12c26965" style:font-style-asian="normal" style:font-style-complex="normal"/>
    </style:style>
    <style:style style:name="T395" style:family="text">
      <style:text-properties fo:font-style="normal" officeooo:rsid="12c63042" style:font-style-asian="normal" style:font-style-complex="normal"/>
    </style:style>
    <style:style style:name="T396" style:family="text">
      <style:text-properties fo:font-style="normal" officeooo:rsid="12c70875" style:font-style-asian="normal" style:font-style-complex="normal"/>
    </style:style>
    <style:style style:name="T397" style:family="text">
      <style:text-properties fo:font-style="normal" officeooo:rsid="12c8037e" style:font-style-asian="normal" style:font-style-complex="normal"/>
    </style:style>
    <style:style style:name="T398" style:family="text">
      <style:text-properties fo:font-style="normal" officeooo:rsid="12ccddb5" style:font-style-asian="normal" style:font-style-complex="normal"/>
    </style:style>
    <style:style style:name="T399" style:family="text">
      <style:text-properties fo:font-style="normal" officeooo:rsid="12d1d126" style:font-style-asian="normal" style:font-style-complex="normal"/>
    </style:style>
    <style:style style:name="T400" style:family="text">
      <style:text-properties fo:font-style="normal" officeooo:rsid="12d908c1" style:font-style-asian="normal" style:font-style-complex="normal"/>
    </style:style>
    <style:style style:name="T401" style:family="text">
      <style:text-properties fo:font-style="normal" fo:font-weight="normal" style:font-style-asian="normal" style:font-weight-asian="normal" style:font-style-complex="normal" style:font-weight-complex="normal"/>
    </style:style>
    <style:style style:name="T402" style:family="text">
      <style:text-properties fo:font-style="normal" fo:font-weight="normal" officeooo:rsid="002a9c1f" style:font-style-asian="normal" style:font-weight-asian="normal" style:font-style-complex="normal" style:font-weight-complex="normal"/>
    </style:style>
    <style:style style:name="T403" style:family="text">
      <style:text-properties fo:font-style="normal" fo:font-weight="normal" officeooo:rsid="0031f245" style:font-style-asian="normal" style:font-weight-asian="normal" style:font-style-complex="normal" style:font-weight-complex="normal"/>
    </style:style>
    <style:style style:name="T404" style:family="text">
      <style:text-properties fo:font-style="normal" fo:font-weight="normal" officeooo:rsid="003478e0" style:font-style-asian="normal" style:font-weight-asian="normal" style:font-style-complex="normal" style:font-weight-complex="normal"/>
    </style:style>
    <style:style style:name="T405" style:family="text">
      <style:text-properties fo:font-style="normal" fo:font-weight="normal" officeooo:rsid="00504951" style:font-style-asian="normal" style:font-weight-asian="normal" style:font-style-complex="normal" style:font-weight-complex="normal"/>
    </style:style>
    <style:style style:name="T406" style:family="text">
      <style:text-properties fo:font-style="normal" fo:font-weight="normal" officeooo:rsid="00755109" style:font-style-asian="normal" style:font-weight-asian="normal" style:font-style-complex="normal" style:font-weight-complex="normal"/>
    </style:style>
    <style:style style:name="T407" style:family="text">
      <style:text-properties fo:font-style="normal" fo:font-weight="normal" officeooo:rsid="007f9437" style:font-style-asian="normal" style:font-weight-asian="normal" style:font-style-complex="normal" style:font-weight-complex="normal"/>
    </style:style>
    <style:style style:name="T408" style:family="text">
      <style:text-properties fo:font-style="normal" fo:font-weight="normal" officeooo:rsid="00855305" style:font-style-asian="normal" style:font-weight-asian="normal" style:font-style-complex="normal" style:font-weight-complex="normal"/>
    </style:style>
    <style:style style:name="T409" style:family="text">
      <style:text-properties fo:font-style="normal" fo:font-weight="normal" officeooo:rsid="00959559" style:font-style-asian="normal" style:font-weight-asian="normal" style:font-style-complex="normal" style:font-weight-complex="normal"/>
    </style:style>
    <style:style style:name="T410" style:family="text">
      <style:text-properties fo:font-style="normal" fo:font-weight="normal" officeooo:rsid="0096821e" style:font-style-asian="normal" style:font-weight-asian="normal" style:font-style-complex="normal" style:font-weight-complex="normal"/>
    </style:style>
    <style:style style:name="T411" style:family="text">
      <style:text-properties fo:font-style="normal" fo:font-weight="normal" officeooo:rsid="0098ef9b" style:font-style-asian="normal" style:font-weight-asian="normal" style:font-style-complex="normal" style:font-weight-complex="normal"/>
    </style:style>
    <style:style style:name="T412" style:family="text">
      <style:text-properties fo:font-style="normal" fo:font-weight="normal" officeooo:rsid="009a362e" style:font-style-asian="normal" style:font-weight-asian="normal" style:font-style-complex="normal" style:font-weight-complex="normal"/>
    </style:style>
    <style:style style:name="T413" style:family="text">
      <style:text-properties fo:font-style="normal" fo:font-weight="normal" officeooo:rsid="010fbfa9" style:font-style-asian="normal" style:font-weight-asian="normal" style:font-style-complex="normal" style:font-weight-complex="normal"/>
    </style:style>
    <style:style style:name="T414" style:family="text">
      <style:text-properties fo:font-style="normal" fo:font-weight="normal" officeooo:rsid="016b839a" style:font-style-asian="normal" style:font-weight-asian="normal" style:font-style-complex="normal" style:font-weight-complex="normal"/>
    </style:style>
    <style:style style:name="T415" style:family="text">
      <style:text-properties fo:font-style="normal" fo:font-weight="normal" officeooo:rsid="016d286d" style:font-style-asian="normal" style:font-weight-asian="normal" style:font-style-complex="normal" style:font-weight-complex="normal"/>
    </style:style>
    <style:style style:name="T416" style:family="text">
      <style:text-properties fo:font-style="normal" fo:font-weight="normal" officeooo:rsid="016d5f7e" style:font-style-asian="normal" style:font-weight-asian="normal" style:font-style-complex="normal" style:font-weight-complex="normal"/>
    </style:style>
    <style:style style:name="T417" style:family="text">
      <style:text-properties fo:font-style="normal" fo:font-weight="normal" officeooo:rsid="01741a9d" style:font-style-asian="normal" style:font-weight-asian="normal" style:font-style-complex="normal" style:font-weight-complex="normal"/>
    </style:style>
    <style:style style:name="T418" style:family="text">
      <style:text-properties fo:font-style="normal" fo:font-weight="normal" officeooo:rsid="017dd1f5" style:font-style-asian="normal" style:font-weight-asian="normal" style:font-style-complex="normal" style:font-weight-complex="normal"/>
    </style:style>
    <style:style style:name="T419" style:family="text">
      <style:text-properties fo:font-style="normal" fo:font-weight="normal" officeooo:rsid="01814254" style:font-style-asian="normal" style:font-weight-asian="normal" style:font-style-complex="normal" style:font-weight-complex="normal"/>
    </style:style>
    <style:style style:name="T420" style:family="text">
      <style:text-properties fo:font-style="normal" fo:font-weight="normal" officeooo:rsid="018a7c53" style:font-style-asian="normal" style:font-weight-asian="normal" style:font-style-complex="normal" style:font-weight-complex="normal"/>
    </style:style>
    <style:style style:name="T421" style:family="text">
      <style:text-properties fo:font-style="normal" fo:font-weight="normal" officeooo:rsid="01f2ce26" style:font-style-asian="normal" style:font-weight-asian="normal" style:font-style-complex="normal" style:font-weight-complex="normal"/>
    </style:style>
    <style:style style:name="T422" style:family="text">
      <style:text-properties fo:font-style="normal" fo:font-weight="normal" officeooo:rsid="020ef690" style:font-style-asian="normal" style:font-weight-asian="normal" style:font-style-complex="normal" style:font-weight-complex="normal"/>
    </style:style>
    <style:style style:name="T423" style:family="text">
      <style:text-properties fo:font-style="normal" fo:font-weight="normal" officeooo:rsid="0210cee3" style:font-style-asian="normal" style:font-weight-asian="normal" style:font-style-complex="normal" style:font-weight-complex="normal"/>
    </style:style>
    <style:style style:name="T424" style:family="text">
      <style:text-properties fo:font-style="normal" fo:font-weight="normal" officeooo:rsid="024369e2" style:font-style-asian="normal" style:font-weight-asian="normal" style:font-style-complex="normal" style:font-weight-complex="normal"/>
    </style:style>
    <style:style style:name="T425" style:family="text">
      <style:text-properties fo:font-style="normal" fo:font-weight="normal" officeooo:rsid="05354ae9" style:font-style-asian="normal" style:font-weight-asian="normal" style:font-style-complex="normal" style:font-weight-complex="normal"/>
    </style:style>
    <style:style style:name="T426" style:family="text">
      <style:text-properties fo:font-style="normal" fo:font-weight="normal" officeooo:rsid="05357f06" style:font-style-asian="normal" style:font-weight-asian="normal" style:font-style-complex="normal" style:font-weight-complex="normal"/>
    </style:style>
    <style:style style:name="T427" style:family="text">
      <style:text-properties fo:font-style="normal" fo:font-weight="normal" officeooo:rsid="052a3994" style:font-style-asian="normal" style:font-weight-asian="normal" style:font-style-complex="normal" style:font-weight-complex="normal"/>
    </style:style>
    <style:style style:name="T428" style:family="text">
      <style:text-properties fo:font-style="normal" fo:font-weight="normal" officeooo:rsid="0536e29b" style:font-style-asian="normal" style:font-weight-asian="normal" style:font-style-complex="normal" style:font-weight-complex="normal"/>
    </style:style>
    <style:style style:name="T429" style:family="text">
      <style:text-properties fo:font-style="normal" fo:font-weight="normal" officeooo:rsid="052ba80a" style:font-style-asian="normal" style:font-weight-asian="normal" style:font-style-complex="normal" style:font-weight-complex="normal"/>
    </style:style>
    <style:style style:name="T430" style:family="text">
      <style:text-properties fo:font-style="normal" fo:font-weight="normal" officeooo:rsid="06941ed4" style:font-style-asian="normal" style:font-weight-asian="normal" style:font-style-complex="normal" style:font-weight-complex="normal"/>
    </style:style>
    <style:style style:name="T431" style:family="text">
      <style:text-properties fo:font-style="normal" fo:font-weight="normal" officeooo:rsid="0a80910b" style:font-style-asian="normal" style:font-weight-asian="normal" style:font-style-complex="normal" style:font-weight-complex="normal"/>
    </style:style>
    <style:style style:name="T432" style:family="text">
      <style:text-properties fo:font-style="normal" fo:font-weight="normal" officeooo:rsid="02376ca5" style:font-style-asian="normal" style:font-weight-asian="normal" style:font-style-complex="normal" style:font-weight-complex="normal"/>
    </style:style>
    <style:style style:name="T433" style:family="text">
      <style:text-properties fo:font-style="normal" fo:font-weight="normal" officeooo:rsid="0afd75d0" style:font-style-asian="normal" style:font-weight-asian="normal" style:font-style-complex="normal" style:font-weight-complex="normal"/>
    </style:style>
    <style:style style:name="T434" style:family="text">
      <style:text-properties fo:font-style="normal" fo:font-weight="normal" officeooo:rsid="0afdf933" style:font-style-asian="normal" style:font-weight-asian="normal" style:font-style-complex="normal" style:font-weight-complex="normal"/>
    </style:style>
    <style:style style:name="T435" style:family="text">
      <style:text-properties fo:font-style="normal" fo:font-weight="normal" officeooo:rsid="0c0ca152" style:font-style-asian="normal" style:font-weight-asian="normal" style:font-style-complex="normal" style:font-weight-complex="normal"/>
    </style:style>
    <style:style style:name="T436" style:family="text">
      <style:text-properties fo:font-style="normal" fo:font-weight="normal" officeooo:rsid="0c77636e" style:font-style-asian="normal" style:font-weight-asian="normal" style:font-style-complex="normal" style:font-weight-complex="normal"/>
    </style:style>
    <style:style style:name="T437" style:family="text">
      <style:text-properties fo:font-style="normal" fo:font-weight="normal" officeooo:rsid="0c879850" style:font-style-asian="normal" style:font-weight-asian="normal" style:font-style-complex="normal" style:font-weight-complex="normal"/>
    </style:style>
    <style:style style:name="T438" style:family="text">
      <style:text-properties fo:font-style="normal" fo:font-weight="normal" officeooo:rsid="0c93a75c" style:font-style-asian="normal" style:font-weight-asian="normal" style:font-style-complex="normal" style:font-weight-complex="normal"/>
    </style:style>
    <style:style style:name="T439" style:family="text">
      <style:text-properties fo:font-style="normal" fo:font-weight="normal" officeooo:rsid="0c953938" style:font-style-asian="normal" style:font-weight-asian="normal" style:font-style-complex="normal" style:font-weight-complex="normal"/>
    </style:style>
    <style:style style:name="T440" style:family="text">
      <style:text-properties fo:font-style="normal" fo:font-weight="normal" officeooo:rsid="0c963a01" style:font-style-asian="normal" style:font-weight-asian="normal" style:font-style-complex="normal" style:font-weight-complex="normal"/>
    </style:style>
    <style:style style:name="T441" style:family="text">
      <style:text-properties fo:font-style="normal" fo:font-weight="normal" officeooo:rsid="0d32d56e" style:font-style-asian="normal" style:font-weight-asian="normal" style:font-style-complex="normal" style:font-weight-complex="normal"/>
    </style:style>
    <style:style style:name="T442" style:family="text">
      <style:text-properties fo:font-style="normal" fo:font-weight="normal" officeooo:rsid="0d33ebf6" style:font-style-asian="normal" style:font-weight-asian="normal" style:font-style-complex="normal" style:font-weight-complex="normal"/>
    </style:style>
    <style:style style:name="T443" style:family="text">
      <style:text-properties fo:font-style="normal" fo:font-weight="normal" officeooo:rsid="0d350d37" style:font-style-asian="normal" style:font-weight-asian="normal" style:font-style-complex="normal" style:font-weight-complex="normal"/>
    </style:style>
    <style:style style:name="T444" style:family="text">
      <style:text-properties fo:font-style="normal" fo:font-weight="normal" officeooo:rsid="0d635cd4" style:font-style-asian="normal" style:font-weight-asian="normal" style:font-style-complex="normal" style:font-weight-complex="normal"/>
    </style:style>
    <style:style style:name="T445" style:family="text">
      <style:text-properties fo:font-style="normal" fo:font-weight="normal" officeooo:rsid="0de45ac6" style:font-style-asian="normal" style:font-weight-asian="normal" style:font-style-complex="normal" style:font-weight-complex="normal"/>
    </style:style>
    <style:style style:name="T446" style:family="text">
      <style:text-properties fo:font-style="normal" fo:font-weight="normal" officeooo:rsid="0e40909b" style:font-style-asian="normal" style:font-weight-asian="normal" style:font-style-complex="normal" style:font-weight-complex="normal"/>
    </style:style>
    <style:style style:name="T447" style:family="text">
      <style:text-properties fo:font-style="normal" fo:font-weight="normal" officeooo:rsid="0e426f4f" style:font-style-asian="normal" style:font-weight-asian="normal" style:font-style-complex="normal" style:font-weight-complex="normal"/>
    </style:style>
    <style:style style:name="T448" style:family="text">
      <style:text-properties fo:font-style="normal" fo:font-weight="normal" officeooo:rsid="0e445387" style:font-style-asian="normal" style:font-weight-asian="normal" style:font-style-complex="normal" style:font-weight-complex="normal"/>
    </style:style>
    <style:style style:name="T449" style:family="text">
      <style:text-properties fo:font-style="normal" fo:font-weight="normal" officeooo:rsid="0e7db5c2" style:font-style-asian="normal" style:font-weight-asian="normal" style:font-style-complex="normal" style:font-weight-complex="normal"/>
    </style:style>
    <style:style style:name="T450" style:family="text">
      <style:text-properties fo:font-style="normal" fo:font-weight="normal" officeooo:rsid="0e7f370b" style:font-style-asian="normal" style:font-weight-asian="normal" style:font-style-complex="normal" style:font-weight-complex="normal"/>
    </style:style>
    <style:style style:name="T451" style:family="text">
      <style:text-properties fo:font-style="normal" fo:font-weight="normal" officeooo:rsid="0e8859af" style:font-style-asian="normal" style:font-weight-asian="normal" style:font-style-complex="normal" style:font-weight-complex="normal"/>
    </style:style>
    <style:style style:name="T452" style:family="text">
      <style:text-properties fo:font-style="normal" fo:font-weight="normal" officeooo:rsid="0e89d9ae" style:font-style-asian="normal" style:font-weight-asian="normal" style:font-style-complex="normal" style:font-weight-complex="normal"/>
    </style:style>
    <style:style style:name="T453" style:family="text">
      <style:text-properties fo:font-style="normal" fo:font-weight="normal" officeooo:rsid="0fec0eee" style:font-style-asian="normal" style:font-weight-asian="normal" style:font-style-complex="normal" style:font-weight-complex="normal"/>
    </style:style>
    <style:style style:name="T454" style:family="text">
      <style:text-properties fo:font-style="normal" fo:font-weight="normal" officeooo:rsid="0fedcb7d" style:font-style-asian="normal" style:font-weight-asian="normal" style:font-style-complex="normal" style:font-weight-complex="normal"/>
    </style:style>
    <style:style style:name="T455" style:family="text">
      <style:text-properties fo:font-style="normal" fo:font-weight="normal" officeooo:rsid="0fedd881" style:font-style-asian="normal" style:font-weight-asian="normal" style:font-style-complex="normal" style:font-weight-complex="normal"/>
    </style:style>
    <style:style style:name="T456" style:family="text">
      <style:text-properties fo:font-style="normal" fo:font-weight="normal" officeooo:rsid="0ff5ac79" style:font-style-asian="normal" style:font-weight-asian="normal" style:font-style-complex="normal" style:font-weight-complex="normal"/>
    </style:style>
    <style:style style:name="T457" style:family="text">
      <style:text-properties fo:font-style="normal" fo:font-weight="normal" officeooo:rsid="0ffcf975" style:font-style-asian="normal" style:font-weight-asian="normal" style:font-style-complex="normal" style:font-weight-complex="normal"/>
    </style:style>
    <style:style style:name="T458" style:family="text">
      <style:text-properties fo:font-style="normal" fo:font-weight="normal" officeooo:rsid="100c42b2" style:font-style-asian="normal" style:font-weight-asian="normal" style:font-style-complex="normal" style:font-weight-complex="normal"/>
    </style:style>
    <style:style style:name="T459" style:family="text">
      <style:text-properties fo:font-style="normal" fo:font-weight="normal" officeooo:rsid="100f05ee" style:font-style-asian="normal" style:font-weight-asian="normal" style:font-style-complex="normal" style:font-weight-complex="normal"/>
    </style:style>
    <style:style style:name="T460" style:family="text">
      <style:text-properties fo:font-style="normal" fo:font-weight="normal" officeooo:rsid="101126be" style:font-style-asian="normal" style:font-weight-asian="normal" style:font-style-complex="normal" style:font-weight-complex="normal"/>
    </style:style>
    <style:style style:name="T461" style:family="text">
      <style:text-properties fo:font-style="normal" fo:font-weight="normal" officeooo:rsid="1017608c" style:font-style-asian="normal" style:font-weight-asian="normal" style:font-style-complex="normal" style:font-weight-complex="normal"/>
    </style:style>
    <style:style style:name="T462" style:family="text">
      <style:text-properties fo:font-style="normal" fo:font-weight="normal" officeooo:rsid="1030709b" style:font-style-asian="normal" style:font-weight-asian="normal" style:font-style-complex="normal" style:font-weight-complex="normal"/>
    </style:style>
    <style:style style:name="T463" style:family="text">
      <style:text-properties fo:font-style="normal" fo:font-weight="normal" officeooo:rsid="00baef1e" style:font-style-asian="normal" style:font-weight-asian="normal" style:font-style-complex="normal" style:font-weight-complex="normal"/>
    </style:style>
    <style:style style:name="T464" style:family="text">
      <style:text-properties fo:font-style="normal" fo:font-weight="normal" officeooo:rsid="1037b55a" style:font-style-asian="normal" style:font-weight-asian="normal" style:font-style-complex="normal" style:font-weight-complex="normal"/>
    </style:style>
    <style:style style:name="T465" style:family="text">
      <style:text-properties fo:font-style="normal" fo:font-weight="normal" officeooo:rsid="1046247a" style:font-style-asian="normal" style:font-weight-asian="normal" style:font-style-complex="normal" style:font-weight-complex="normal"/>
    </style:style>
    <style:style style:name="T466" style:family="text">
      <style:text-properties fo:font-style="normal" fo:font-weight="normal" officeooo:rsid="10490489" style:font-style-asian="normal" style:font-weight-asian="normal" style:font-style-complex="normal" style:font-weight-complex="normal"/>
    </style:style>
    <style:style style:name="T467" style:family="text">
      <style:text-properties fo:font-style="normal" fo:font-weight="normal" officeooo:rsid="1054ec52" style:font-style-asian="normal" style:font-weight-asian="normal" style:font-style-complex="normal" style:font-weight-complex="normal"/>
    </style:style>
    <style:style style:name="T468" style:family="text">
      <style:text-properties fo:font-style="normal" fo:font-weight="normal" officeooo:rsid="10571c33" style:font-style-asian="normal" style:font-weight-asian="normal" style:font-style-complex="normal" style:font-weight-complex="normal"/>
    </style:style>
    <style:style style:name="T469" style:family="text">
      <style:text-properties fo:font-style="normal" fo:font-weight="normal" officeooo:rsid="10584865" style:font-style-asian="normal" style:font-weight-asian="normal" style:font-style-complex="normal" style:font-weight-complex="normal"/>
    </style:style>
    <style:style style:name="T470" style:family="text">
      <style:text-properties fo:font-style="normal" fo:font-weight="normal" officeooo:rsid="1058770e" style:font-style-asian="normal" style:font-weight-asian="normal" style:font-style-complex="normal" style:font-weight-complex="normal"/>
    </style:style>
    <style:style style:name="T471" style:family="text">
      <style:text-properties fo:font-style="normal" fo:font-weight="normal" officeooo:rsid="1039d93a" style:font-style-asian="normal" style:font-weight-asian="normal" style:font-style-complex="normal" style:font-weight-complex="normal"/>
    </style:style>
    <style:style style:name="T472" style:family="text">
      <style:text-properties fo:font-style="normal" fo:font-weight="normal" officeooo:rsid="105947aa" style:font-style-asian="normal" style:font-weight-asian="normal" style:font-style-complex="normal" style:font-weight-complex="normal"/>
    </style:style>
    <style:style style:name="T473" style:family="text">
      <style:text-properties fo:font-style="normal" fo:font-weight="normal" officeooo:rsid="105a0430" style:font-style-asian="normal" style:font-weight-asian="normal" style:font-style-complex="normal" style:font-weight-complex="normal"/>
    </style:style>
    <style:style style:name="T474" style:family="text">
      <style:text-properties fo:font-style="normal" fo:font-weight="normal" officeooo:rsid="105f3bf3" style:font-style-asian="normal" style:font-weight-asian="normal" style:font-style-complex="normal" style:font-weight-complex="normal"/>
    </style:style>
    <style:style style:name="T475" style:family="text">
      <style:text-properties fo:font-style="normal" fo:font-weight="normal" officeooo:rsid="10679c37" style:font-style-asian="normal" style:font-weight-asian="normal" style:font-style-complex="normal" style:font-weight-complex="normal"/>
    </style:style>
    <style:style style:name="T476" style:family="text">
      <style:text-properties fo:font-style="normal" fo:font-weight="normal" officeooo:rsid="069d26c8" style:font-style-asian="normal" style:font-weight-asian="normal" style:font-style-complex="normal" style:font-weight-complex="normal"/>
    </style:style>
    <style:style style:name="T477" style:family="text">
      <style:text-properties fo:font-style="normal" fo:font-weight="normal" officeooo:rsid="1071da26" style:font-style-asian="normal" style:font-weight-asian="normal" style:font-style-complex="normal" style:font-weight-complex="normal"/>
    </style:style>
    <style:style style:name="T478" style:family="text">
      <style:text-properties fo:font-style="normal" fo:font-weight="normal" officeooo:rsid="1031f014" style:font-style-asian="normal" style:font-weight-asian="normal" style:font-style-complex="normal" style:font-weight-complex="normal"/>
    </style:style>
    <style:style style:name="T479" style:family="text">
      <style:text-properties fo:font-style="normal" fo:font-weight="normal" officeooo:rsid="10751ca7" style:font-style-asian="normal" style:font-weight-asian="normal" style:font-style-complex="normal" style:font-weight-complex="normal"/>
    </style:style>
    <style:style style:name="T480" style:family="text">
      <style:text-properties fo:font-style="normal" fo:font-weight="normal" officeooo:rsid="10b34ab1" style:font-style-asian="normal" style:font-weight-asian="normal" style:font-style-complex="normal" style:font-weight-complex="normal"/>
    </style:style>
    <style:style style:name="T481" style:family="text">
      <style:text-properties fo:font-style="normal" fo:font-weight="normal" officeooo:rsid="10d62ee8" style:font-style-asian="normal" style:font-weight-asian="normal" style:font-style-complex="normal" style:font-weight-complex="normal"/>
    </style:style>
    <style:style style:name="T482" style:family="text">
      <style:text-properties fo:font-style="normal" fo:font-weight="normal" officeooo:rsid="10d813fb" style:font-style-asian="normal" style:font-weight-asian="normal" style:font-style-complex="normal" style:font-weight-complex="normal"/>
    </style:style>
    <style:style style:name="T483" style:family="text">
      <style:text-properties fo:font-style="normal" fo:font-weight="normal" officeooo:rsid="10d917a1" style:font-style-asian="normal" style:font-weight-asian="normal" style:font-style-complex="normal" style:font-weight-complex="normal"/>
    </style:style>
    <style:style style:name="T484" style:family="text">
      <style:text-properties fo:font-style="normal" fo:font-weight="normal" officeooo:rsid="10d934be" style:font-style-asian="normal" style:font-weight-asian="normal" style:font-style-complex="normal" style:font-weight-complex="normal"/>
    </style:style>
    <style:style style:name="T485" style:family="text">
      <style:text-properties fo:font-style="normal" fo:font-weight="normal" officeooo:rsid="10e19946" style:font-style-asian="normal" style:font-weight-asian="normal" style:font-style-complex="normal" style:font-weight-complex="normal"/>
    </style:style>
    <style:style style:name="T486" style:family="text">
      <style:text-properties fo:font-style="normal" fo:font-weight="normal" officeooo:rsid="11003dbe" style:font-style-asian="normal" style:font-weight-asian="normal" style:font-style-complex="normal" style:font-weight-complex="normal"/>
    </style:style>
    <style:style style:name="T487" style:family="text">
      <style:text-properties fo:font-style="normal" fo:font-weight="normal" officeooo:rsid="110372d1" style:font-style-asian="normal" style:font-weight-asian="normal" style:font-style-complex="normal" style:font-weight-complex="normal"/>
    </style:style>
    <style:style style:name="T488" style:family="text">
      <style:text-properties fo:font-style="normal" fo:font-weight="normal" officeooo:rsid="1120b66a" style:font-style-asian="normal" style:font-weight-asian="normal" style:font-style-complex="normal" style:font-weight-complex="normal"/>
    </style:style>
    <style:style style:name="T489" style:family="text">
      <style:text-properties fo:font-style="normal" fo:font-weight="normal" officeooo:rsid="0afb00be" style:font-style-asian="normal" style:font-weight-asian="normal" style:font-style-complex="normal" style:font-weight-complex="normal"/>
    </style:style>
    <style:style style:name="T490" style:family="text">
      <style:text-properties fo:font-style="normal" fo:font-weight="normal" officeooo:rsid="11232b98" style:font-style-asian="normal" style:font-weight-asian="normal" style:font-style-complex="normal" style:font-weight-complex="normal"/>
    </style:style>
    <style:style style:name="T491" style:family="text">
      <style:text-properties fo:font-style="normal" fo:font-weight="normal" officeooo:rsid="112658bf" style:font-style-asian="normal" style:font-weight-asian="normal" style:font-style-complex="normal" style:font-weight-complex="normal"/>
    </style:style>
    <style:style style:name="T492" style:family="text">
      <style:text-properties fo:font-style="normal" fo:font-weight="normal" officeooo:rsid="112f8f15" style:font-style-asian="normal" style:font-weight-asian="normal" style:font-style-complex="normal" style:font-weight-complex="normal"/>
    </style:style>
    <style:style style:name="T493" style:family="text">
      <style:text-properties fo:font-style="normal" fo:font-weight="normal" officeooo:rsid="113025d2" style:font-style-asian="normal" style:font-weight-asian="normal" style:font-style-complex="normal" style:font-weight-complex="normal"/>
    </style:style>
    <style:style style:name="T494" style:family="text">
      <style:text-properties fo:font-style="normal" fo:font-weight="normal" officeooo:rsid="113630d1" style:font-style-asian="normal" style:font-weight-asian="normal" style:font-style-complex="normal" style:font-weight-complex="normal"/>
    </style:style>
    <style:style style:name="T495" style:family="text">
      <style:text-properties fo:font-style="normal" fo:font-weight="normal" officeooo:rsid="11498421" style:font-style-asian="normal" style:font-weight-asian="normal" style:font-style-complex="normal" style:font-weight-complex="normal"/>
    </style:style>
    <style:style style:name="T496" style:family="text">
      <style:text-properties fo:font-style="normal" fo:font-weight="normal" officeooo:rsid="115beb4a" style:font-style-asian="normal" style:font-weight-asian="normal" style:font-style-complex="normal" style:font-weight-complex="normal"/>
    </style:style>
    <style:style style:name="T497" style:family="text">
      <style:text-properties fo:font-style="normal" fo:font-weight="normal" officeooo:rsid="115af25b" style:font-style-asian="normal" style:font-weight-asian="normal" style:font-style-complex="normal" style:font-weight-complex="normal"/>
    </style:style>
    <style:style style:name="T498" style:family="text">
      <style:text-properties fo:font-style="normal" fo:font-weight="normal" officeooo:rsid="114c391a" style:font-style-asian="normal" style:font-weight-asian="normal" style:font-style-complex="normal" style:font-weight-complex="normal"/>
    </style:style>
    <style:style style:name="T499" style:family="text">
      <style:text-properties fo:font-style="normal" fo:font-weight="normal" officeooo:rsid="115f1570" style:font-style-asian="normal" style:font-weight-asian="normal" style:font-style-complex="normal" style:font-weight-complex="normal"/>
    </style:style>
    <style:style style:name="T500" style:family="text">
      <style:text-properties fo:font-style="normal" fo:font-weight="normal" officeooo:rsid="1167b766" style:font-style-asian="normal" style:font-weight-asian="normal" style:font-style-complex="normal" style:font-weight-complex="normal"/>
    </style:style>
    <style:style style:name="T501" style:family="text">
      <style:text-properties fo:font-style="normal" fo:font-weight="normal" officeooo:rsid="11ffc38a" style:font-style-asian="normal" style:font-weight-asian="normal" style:font-style-complex="normal" style:font-weight-complex="normal"/>
    </style:style>
    <style:style style:name="T502" style:family="text">
      <style:text-properties fo:font-style="normal" fo:font-weight="normal" officeooo:rsid="1203a3ad" style:font-style-asian="normal" style:font-weight-asian="normal" style:font-style-complex="normal" style:font-weight-complex="normal"/>
    </style:style>
    <style:style style:name="T503" style:family="text">
      <style:text-properties fo:font-style="normal" fo:font-weight="normal" officeooo:rsid="115d5b80" style:font-style-asian="normal" style:font-weight-asian="normal" style:font-style-complex="normal" style:font-weight-complex="normal"/>
    </style:style>
    <style:style style:name="T504" style:family="text">
      <style:text-properties fo:font-style="normal" fo:font-weight="normal" officeooo:rsid="12088adf" style:font-style-asian="normal" style:font-weight-asian="normal" style:font-style-complex="normal" style:font-weight-complex="normal"/>
    </style:style>
    <style:style style:name="T505" style:family="text">
      <style:text-properties fo:font-style="normal" fo:font-weight="normal" officeooo:rsid="121781a8" style:font-style-asian="normal" style:font-weight-asian="normal" style:font-style-complex="normal" style:font-weight-complex="normal"/>
    </style:style>
    <style:style style:name="T506" style:family="text">
      <style:text-properties fo:font-style="normal" fo:font-weight="normal" officeooo:rsid="12164df9" style:font-style-asian="normal" style:font-weight-asian="normal" style:font-style-complex="normal" style:font-weight-complex="normal"/>
    </style:style>
    <style:style style:name="T507" style:family="text">
      <style:text-properties fo:font-style="normal" fo:font-weight="normal" officeooo:rsid="123673ea" style:font-style-asian="normal" style:font-weight-asian="normal" style:font-style-complex="normal" style:font-weight-complex="normal"/>
    </style:style>
    <style:style style:name="T508" style:family="text">
      <style:text-properties fo:font-style="normal" fo:font-weight="normal" officeooo:rsid="100d9d8f" style:font-style-asian="normal" style:font-weight-asian="normal" style:font-style-complex="normal" style:font-weight-complex="normal"/>
    </style:style>
    <style:style style:name="T509" style:family="text">
      <style:text-properties fo:font-style="normal" fo:font-weight="normal" officeooo:rsid="1256d18b" style:font-style-asian="normal" style:font-weight-asian="normal" style:font-style-complex="normal" style:font-weight-complex="normal"/>
    </style:style>
    <style:style style:name="T510" style:family="text">
      <style:text-properties fo:font-style="normal" fo:font-weight="normal" officeooo:rsid="1259d233" style:font-style-asian="normal" style:font-weight-asian="normal" style:font-style-complex="normal" style:font-weight-complex="normal"/>
    </style:style>
    <style:style style:name="T511" style:family="text">
      <style:text-properties fo:font-style="normal" fo:font-weight="normal" officeooo:rsid="1266a3ac" style:font-style-asian="normal" style:font-weight-asian="normal" style:font-style-complex="normal" style:font-weight-complex="normal"/>
    </style:style>
    <style:style style:name="T512" style:family="text">
      <style:text-properties fo:font-style="normal" fo:font-weight="normal" officeooo:rsid="12896d3d" style:font-style-asian="normal" style:font-weight-asian="normal" style:font-style-complex="normal" style:font-weight-complex="normal"/>
    </style:style>
    <style:style style:name="T513" style:family="text">
      <style:text-properties fo:font-style="normal" fo:font-weight="normal" officeooo:rsid="014670bd" style:font-style-asian="normal" style:font-weight-asian="normal" style:font-style-complex="normal" style:font-weight-complex="normal"/>
    </style:style>
    <style:style style:name="T514" style:family="text">
      <style:text-properties fo:font-style="normal" fo:font-weight="normal" officeooo:rsid="1296f0eb" style:font-style-asian="normal" style:font-weight-asian="normal" style:font-style-complex="normal" style:font-weight-complex="normal"/>
    </style:style>
    <style:style style:name="T515" style:family="text">
      <style:text-properties fo:font-style="normal" fo:font-weight="normal" officeooo:rsid="12b64d45" style:font-style-asian="normal" style:font-weight-asian="normal" style:font-style-complex="normal" style:font-weight-complex="normal"/>
    </style:style>
    <style:style style:name="T516" style:family="text">
      <style:text-properties fo:font-style="normal" fo:font-weight="normal" officeooo:rsid="12c50dab" style:font-style-asian="normal" style:font-weight-asian="normal" style:font-style-complex="normal" style:font-weight-complex="normal"/>
    </style:style>
    <style:style style:name="T517" style:family="text">
      <style:text-properties fo:font-style="normal" fo:font-weight="normal" officeooo:rsid="12c55bf7" style:font-style-asian="normal" style:font-weight-asian="normal" style:font-style-complex="normal" style:font-weight-complex="normal"/>
    </style:style>
    <style:style style:name="T518" style:family="text">
      <style:text-properties fo:font-style="normal" fo:font-weight="normal" officeooo:rsid="12d1d126" style:font-style-asian="normal" style:font-weight-asian="normal" style:font-style-complex="normal" style:font-weight-complex="normal"/>
    </style:style>
    <style:style style:name="T519" style:family="text">
      <style:text-properties fo:font-style="normal" fo:font-weight="normal" officeooo:rsid="12d2f833" style:font-style-asian="normal" style:font-weight-asian="normal" style:font-style-complex="normal" style:font-weight-complex="normal"/>
    </style:style>
    <style:style style:name="T520" style:family="text">
      <style:text-properties fo:font-style="normal" fo:font-weight="normal" officeooo:rsid="12d21e61" style:font-style-asian="normal" style:font-weight-asian="normal" style:font-style-complex="normal" style:font-weight-complex="normal"/>
    </style:style>
    <style:style style:name="T521" style:family="text">
      <style:text-properties fo:font-style="normal" fo:font-weight="normal" officeooo:rsid="12d908c1" style:font-style-asian="normal" style:font-weight-asian="normal" style:font-style-complex="normal" style:font-weight-complex="normal"/>
    </style:style>
    <style:style style:name="T522" style:family="text">
      <style:text-properties fo:font-style="normal" fo:font-weight="bold" style:font-style-asian="normal" style:font-weight-asian="bold" style:font-style-complex="normal" style:font-weight-complex="bold"/>
    </style:style>
    <style:style style:name="T523" style:family="text">
      <style:text-properties fo:font-style="normal" fo:font-weight="bold" officeooo:rsid="00755109" style:font-style-asian="normal" style:font-weight-asian="bold" style:font-style-complex="normal" style:font-weight-complex="bold"/>
    </style:style>
    <style:style style:name="T524" style:family="text">
      <style:text-properties fo:font-style="normal" fo:font-weight="bold" officeooo:rsid="05357f06" style:font-style-asian="normal" style:font-weight-asian="bold" style:font-style-complex="normal" style:font-weight-complex="bold"/>
    </style:style>
    <style:style style:name="T525" style:family="text">
      <style:text-properties fo:font-style="normal" fo:font-weight="bold" officeooo:rsid="052a3994" style:font-style-asian="normal" style:font-weight-asian="bold" style:font-style-complex="normal" style:font-weight-complex="bold"/>
    </style:style>
    <style:style style:name="T526" style:family="text">
      <style:text-properties fo:font-style="normal" fo:font-weight="bold" officeooo:rsid="0c77636e" style:font-style-asian="normal" style:font-weight-asian="bold" style:font-style-complex="normal" style:font-weight-complex="bold"/>
    </style:style>
    <style:style style:name="T527" style:family="text">
      <style:text-properties fo:font-style="normal" fo:font-weight="bold" officeooo:rsid="0c953938" style:font-style-asian="normal" style:font-weight-asian="bold" style:font-style-complex="normal" style:font-weight-complex="bold"/>
    </style:style>
    <style:style style:name="T528" style:family="text">
      <style:text-properties fo:font-style="normal" fo:font-weight="bold" officeooo:rsid="0d33ebf6" style:font-style-asian="normal" style:font-weight-asian="bold" style:font-style-complex="normal" style:font-weight-complex="bold"/>
    </style:style>
    <style:style style:name="T529" style:family="text">
      <style:text-properties fo:font-style="normal" fo:font-weight="bold" officeooo:rsid="0c0ca152" style:font-style-asian="normal" style:font-weight-asian="bold" style:font-style-complex="normal" style:font-weight-complex="bold"/>
    </style:style>
    <style:style style:name="T530" style:family="text">
      <style:text-properties fo:font-style="normal" fo:font-weight="bold" officeooo:rsid="0d635cd4" style:font-style-asian="normal" style:font-weight-asian="bold" style:font-style-complex="normal" style:font-weight-complex="bold"/>
    </style:style>
    <style:style style:name="T531" style:family="text">
      <style:text-properties fo:font-style="normal" fo:font-weight="bold" officeooo:rsid="0e7db5c2" style:font-style-asian="normal" style:font-weight-asian="bold" style:font-style-complex="normal" style:font-weight-complex="bold"/>
    </style:style>
    <style:style style:name="T532" style:family="text">
      <style:text-properties fo:font-style="normal" fo:font-weight="bold" officeooo:rsid="0e7f370b" style:font-style-asian="normal" style:font-weight-asian="bold" style:font-style-complex="normal" style:font-weight-complex="bold"/>
    </style:style>
    <style:style style:name="T533" style:family="text">
      <style:text-properties fo:font-style="normal" fo:font-weight="bold" officeooo:rsid="0ff5ac79" style:font-style-asian="normal" style:font-weight-asian="bold" style:font-style-complex="normal" style:font-weight-complex="bold"/>
    </style:style>
    <style:style style:name="T534" style:family="text">
      <style:text-properties fo:font-style="normal" fo:font-weight="bold" officeooo:rsid="0ffcf975" style:font-style-asian="normal" style:font-weight-asian="bold" style:font-style-complex="normal" style:font-weight-complex="bold"/>
    </style:style>
    <style:style style:name="T535" style:family="text">
      <style:text-properties fo:font-style="normal" fo:font-weight="bold" officeooo:rsid="1017608c" style:font-style-asian="normal" style:font-weight-asian="bold" style:font-style-complex="normal" style:font-weight-complex="bold"/>
    </style:style>
    <style:style style:name="T536" style:family="text">
      <style:text-properties fo:font-style="normal" fo:font-weight="bold" officeooo:rsid="10490489" style:font-style-asian="normal" style:font-weight-asian="bold" style:font-style-complex="normal" style:font-weight-complex="bold"/>
    </style:style>
    <style:style style:name="T537" style:family="text">
      <style:text-properties fo:font-style="normal" fo:font-weight="bold" officeooo:rsid="1039d93a" style:font-style-asian="normal" style:font-weight-asian="bold" style:font-style-complex="normal" style:font-weight-complex="bold"/>
    </style:style>
    <style:style style:name="T538" style:family="text">
      <style:text-properties fo:font-style="normal" fo:font-weight="bold" officeooo:rsid="107e5fa3" style:font-style-asian="normal" style:font-weight-asian="bold" style:font-style-complex="normal" style:font-weight-complex="bold"/>
    </style:style>
    <style:style style:name="T539" style:family="text">
      <style:text-properties fo:font-style="normal" fo:font-weight="bold" officeooo:rsid="111ba629" style:font-style-asian="normal" style:font-weight-asian="bold" style:font-style-complex="normal" style:font-weight-complex="bold"/>
    </style:style>
    <style:style style:name="T540" style:family="text">
      <style:text-properties fo:font-style="normal" fo:font-weight="bold" officeooo:rsid="0afb00be" style:font-style-asian="normal" style:font-weight-asian="bold" style:font-style-complex="normal" style:font-weight-complex="bold"/>
    </style:style>
    <style:style style:name="T541" style:family="text">
      <style:text-properties fo:font-style="normal" fo:font-weight="bold" officeooo:rsid="12d908c1" style:font-style-asian="normal" style:font-weight-asian="bold" style:font-style-complex="normal" style:font-weight-complex="bold"/>
    </style:style>
    <style:style style:name="T542" style:family="text">
      <style:text-properties officeooo:rsid="001e30f4"/>
    </style:style>
    <style:style style:name="T543" style:family="text">
      <style:text-properties officeooo:rsid="002378ef"/>
    </style:style>
    <style:style style:name="T544" style:family="text">
      <style:text-properties officeooo:rsid="0025604c"/>
    </style:style>
    <style:style style:name="T545" style:family="text">
      <style:text-properties officeooo:rsid="002a13ff"/>
    </style:style>
    <style:style style:name="T546" style:family="text">
      <style:text-properties officeooo:rsid="002a9c1f"/>
    </style:style>
    <style:style style:name="T547" style:family="text">
      <style:text-properties officeooo:rsid="002aba47"/>
    </style:style>
    <style:style style:name="T548" style:family="text">
      <style:text-properties officeooo:rsid="002f1486"/>
    </style:style>
    <style:style style:name="T549" style:family="text">
      <style:text-properties officeooo:rsid="0033058e"/>
    </style:style>
    <style:style style:name="T550" style:family="text">
      <style:text-properties officeooo:rsid="00346180"/>
    </style:style>
    <style:style style:name="T551" style:family="text">
      <style:text-properties officeooo:rsid="0035435f"/>
    </style:style>
    <style:style style:name="T552" style:family="text">
      <style:text-properties officeooo:rsid="00386bd6"/>
    </style:style>
    <style:style style:name="T553" style:family="text">
      <style:text-properties officeooo:rsid="003b4026"/>
    </style:style>
    <style:style style:name="T554" style:family="text">
      <style:text-properties officeooo:rsid="003cabba"/>
    </style:style>
    <style:style style:name="T555" style:family="text">
      <style:text-properties style:font-name="Liberation Mono"/>
    </style:style>
    <style:style style:name="T556" style:family="text">
      <style:text-properties style:font-name="Liberation Mono" fo:font-size="10pt"/>
    </style:style>
    <style:style style:name="T557" style:family="text">
      <style:text-properties style:font-name="Liberation Mono" fo:font-size="10pt" style:font-size-asian="10pt" style:font-size-complex="10pt"/>
    </style:style>
    <style:style style:name="T558" style:family="text">
      <style:text-properties style:font-name="Liberation Mono" fo:font-size="10pt" officeooo:rsid="00c322e0" style:font-size-asian="10pt" style:font-size-complex="10pt"/>
    </style:style>
    <style:style style:name="T559" style:family="text">
      <style:text-properties style:font-name="Liberation Mono" fo:font-size="10pt" officeooo:rsid="00c6e205" style:font-size-asian="10pt" style:font-size-complex="10pt"/>
    </style:style>
    <style:style style:name="T560" style:family="text">
      <style:text-properties style:font-name="Liberation Mono" fo:font-size="10pt" officeooo:rsid="00c99246" style:font-size-asian="10pt" style:font-size-complex="10pt"/>
    </style:style>
    <style:style style:name="T561" style:family="text">
      <style:text-properties style:font-name="Liberation Mono" fo:font-size="10pt" officeooo:rsid="00558d4e" style:font-size-asian="10pt" style:font-size-complex="10pt"/>
    </style:style>
    <style:style style:name="T562" style:family="text">
      <style:text-properties style:font-name="Liberation Mono" fo:font-size="10pt" officeooo:rsid="00e521f1" style:font-size-asian="10pt" style:font-size-complex="10pt"/>
    </style:style>
    <style:style style:name="T563" style:family="text">
      <style:text-properties style:font-name="Liberation Mono" fo:font-size="10pt" officeooo:rsid="00ed816b" style:font-size-asian="10pt" style:font-size-complex="10pt"/>
    </style:style>
    <style:style style:name="T564" style:family="text">
      <style:text-properties style:font-name="Liberation Mono" fo:font-size="10pt" officeooo:rsid="010c7b1d" style:font-size-asian="10pt" style:font-size-complex="10pt"/>
    </style:style>
    <style:style style:name="T565" style:family="text">
      <style:text-properties style:font-name="Liberation Mono" fo:font-size="10pt" officeooo:rsid="00203c5b" style:font-size-asian="10pt" style:font-size-complex="10pt"/>
    </style:style>
    <style:style style:name="T566" style:family="text">
      <style:text-properties style:font-name="Liberation Mono" fo:font-size="10pt" officeooo:rsid="016ebdff" style:font-size-asian="10pt" style:font-size-complex="10pt"/>
    </style:style>
    <style:style style:name="T567" style:family="text">
      <style:text-properties style:font-name="Liberation Mono" fo:font-size="10pt" officeooo:rsid="013db623" style:font-size-asian="10pt" style:font-size-complex="10pt"/>
    </style:style>
    <style:style style:name="T568" style:family="text">
      <style:text-properties style:font-name="Liberation Mono" fo:font-size="10pt" officeooo:rsid="01966cc0" style:font-size-asian="10pt" style:font-size-complex="10pt"/>
    </style:style>
    <style:style style:name="T569" style:family="text">
      <style:text-properties style:font-name="Liberation Mono" fo:font-size="10pt" officeooo:rsid="01be9309" style:font-size-asian="10pt" style:font-size-complex="10pt"/>
    </style:style>
    <style:style style:name="T570" style:family="text">
      <style:text-properties style:font-name="Liberation Mono" fo:font-size="10pt" officeooo:rsid="01da502f" style:font-size-asian="10pt" style:font-size-complex="10pt"/>
    </style:style>
    <style:style style:name="T571" style:family="text">
      <style:text-properties style:font-name="Liberation Mono" fo:font-size="10pt" officeooo:rsid="01ee9235" style:font-size-asian="10pt" style:font-size-complex="10pt"/>
    </style:style>
    <style:style style:name="T572" style:family="text">
      <style:text-properties style:font-name="Liberation Mono" fo:font-size="10pt" officeooo:rsid="0110149b" style:font-size-asian="10pt" style:font-size-complex="10pt"/>
    </style:style>
    <style:style style:name="T573" style:family="text">
      <style:text-properties style:font-name="Liberation Mono" fo:font-size="10pt" officeooo:rsid="00830df8" style:font-size-asian="10pt" style:font-size-complex="10pt"/>
    </style:style>
    <style:style style:name="T574" style:family="text">
      <style:text-properties style:font-name="Liberation Mono" fo:font-size="10pt" officeooo:rsid="021f347c" style:font-size-asian="10pt" style:font-size-complex="10pt"/>
    </style:style>
    <style:style style:name="T575" style:family="text">
      <style:text-properties style:font-name="Liberation Mono" fo:font-size="10pt" officeooo:rsid="0226b30f" style:font-size-asian="10pt" style:font-size-complex="10pt"/>
    </style:style>
    <style:style style:name="T576" style:family="text">
      <style:text-properties style:font-name="Liberation Mono" fo:font-size="10pt" officeooo:rsid="02238030" style:font-size-asian="10pt" style:font-size-complex="10pt"/>
    </style:style>
    <style:style style:name="T577" style:family="text">
      <style:text-properties style:font-name="Liberation Mono" fo:font-size="10pt" officeooo:rsid="022cfecf" style:font-size-asian="10pt" style:font-size-complex="10pt"/>
    </style:style>
    <style:style style:name="T578" style:family="text">
      <style:text-properties style:font-name="Liberation Mono" fo:font-size="10pt" officeooo:rsid="022ed3e3" style:font-size-asian="10pt" style:font-size-complex="10pt"/>
    </style:style>
    <style:style style:name="T579" style:family="text">
      <style:text-properties style:font-name="Liberation Mono" fo:font-size="10pt" officeooo:rsid="02479e6a" style:font-size-asian="10pt" style:font-size-complex="10pt"/>
    </style:style>
    <style:style style:name="T580" style:family="text">
      <style:text-properties style:font-name="Liberation Mono" fo:font-size="10pt" officeooo:rsid="02ea1c5e" style:font-size-asian="10pt" style:font-size-complex="10pt"/>
    </style:style>
    <style:style style:name="T581" style:family="text">
      <style:text-properties style:font-name="Liberation Mono" fo:font-size="10pt" officeooo:rsid="0601b349" style:font-size-asian="10pt" style:font-size-complex="10pt"/>
    </style:style>
    <style:style style:name="T582" style:family="text">
      <style:text-properties style:font-name="Liberation Mono" fo:font-size="10pt" officeooo:rsid="0b71083e" style:font-size-asian="10pt" style:font-size-complex="10pt"/>
    </style:style>
    <style:style style:name="T583" style:family="text">
      <style:text-properties style:font-name="Liberation Mono" fo:font-size="10pt" officeooo:rsid="0c83bad1" style:font-size-asian="10pt" style:font-size-complex="10pt"/>
    </style:style>
    <style:style style:name="T584" style:family="text">
      <style:text-properties style:font-name="Liberation Mono" fo:font-size="10pt" officeooo:rsid="0de45ac6" style:font-size-asian="10pt" style:font-size-complex="10pt"/>
    </style:style>
    <style:style style:name="T585" style:family="text">
      <style:text-properties style:font-name="Liberation Mono" fo:font-size="10pt" officeooo:rsid="0e9ac66b" style:font-size-asian="10pt" style:font-size-complex="10pt"/>
    </style:style>
    <style:style style:name="T586" style:family="text">
      <style:text-properties style:font-name="Liberation Mono" fo:font-size="10pt" officeooo:rsid="0c0e23c3" style:font-size-asian="10pt" style:font-size-complex="10pt"/>
    </style:style>
    <style:style style:name="T587" style:family="text">
      <style:text-properties style:font-name="Liberation Mono" fo:font-size="10pt" officeooo:rsid="1025d6db" style:font-size-asian="10pt" style:font-size-complex="10pt"/>
    </style:style>
    <style:style style:name="T588" style:family="text">
      <style:text-properties style:font-name="Liberation Mono" fo:font-size="10pt" officeooo:rsid="00a96e14" style:font-size-asian="10pt" style:font-size-complex="10pt"/>
    </style:style>
    <style:style style:name="T589" style:family="text">
      <style:text-properties style:font-name="Liberation Mono" fo:font-size="10pt" officeooo:rsid="001f596a" style:font-size-asian="10pt" style:font-size-complex="10pt"/>
    </style:style>
    <style:style style:name="T590" style:family="text">
      <style:text-properties style:font-name="Liberation Mono" fo:font-size="10pt" officeooo:rsid="067ed626" style:font-size-asian="10pt" style:font-size-complex="10pt"/>
    </style:style>
    <style:style style:name="T591" style:family="text">
      <style:text-properties style:font-name="Liberation Mono" fo:font-size="10pt" officeooo:rsid="10827c2a" style:font-size-asian="10pt" style:font-size-complex="10pt"/>
    </style:style>
    <style:style style:name="T592" style:family="text">
      <style:text-properties style:font-name="Liberation Mono" fo:font-size="10pt" officeooo:rsid="107e5fa3" style:font-size-asian="10pt" style:font-size-complex="10pt"/>
    </style:style>
    <style:style style:name="T593" style:family="text">
      <style:text-properties style:font-name="Liberation Mono" fo:font-size="10pt" officeooo:rsid="1083c3c6" style:font-size-asian="10pt" style:font-size-complex="10pt"/>
    </style:style>
    <style:style style:name="T594" style:family="text">
      <style:text-properties style:font-name="Liberation Mono" fo:font-size="10pt" officeooo:rsid="10aa51f2" style:font-size-asian="10pt" style:font-size-complex="10pt"/>
    </style:style>
    <style:style style:name="T595" style:family="text">
      <style:text-properties style:font-name="Liberation Mono" fo:font-size="10pt" officeooo:rsid="10b4095b" style:font-size-asian="10pt" style:font-size-complex="10pt"/>
    </style:style>
    <style:style style:name="T596" style:family="text">
      <style:text-properties style:font-name="Liberation Mono" fo:font-size="10pt" officeooo:rsid="10b4100d" style:font-size-asian="10pt" style:font-size-complex="10pt"/>
    </style:style>
    <style:style style:name="T597" style:family="text">
      <style:text-properties style:font-name="Liberation Mono" fo:font-size="10pt" officeooo:rsid="10ad06af" style:font-size-asian="10pt" style:font-size-complex="10pt"/>
    </style:style>
    <style:style style:name="T598" style:family="text">
      <style:text-properties style:font-name="Liberation Mono" fo:font-size="10pt" officeooo:rsid="04f70dd4" style:font-size-asian="10pt" style:font-size-complex="10pt"/>
    </style:style>
    <style:style style:name="T599" style:family="text">
      <style:text-properties style:font-name="Liberation Mono" fo:font-size="10pt" officeooo:rsid="10b0a88d" style:font-size-asian="10pt" style:font-size-complex="10pt"/>
    </style:style>
    <style:style style:name="T600" style:family="text">
      <style:text-properties style:font-name="Liberation Mono" fo:font-size="10pt" officeooo:rsid="10b827ad" style:font-size-asian="10pt" style:font-size-complex="10pt"/>
    </style:style>
    <style:style style:name="T601" style:family="text">
      <style:text-properties style:font-name="Liberation Mono" fo:font-size="10pt" officeooo:rsid="10c0071b" style:font-size-asian="10pt" style:font-size-complex="10pt"/>
    </style:style>
    <style:style style:name="T602" style:family="text">
      <style:text-properties style:font-name="Liberation Mono" fo:font-size="10pt" officeooo:rsid="10c7b5e7" style:font-size-asian="10pt" style:font-size-complex="10pt"/>
    </style:style>
    <style:style style:name="T603" style:family="text">
      <style:text-properties style:font-name="Liberation Mono" fo:font-size="10pt" officeooo:rsid="00fd44d2" style:font-size-asian="10pt" style:font-size-complex="10pt"/>
    </style:style>
    <style:style style:name="T604" style:family="text">
      <style:text-properties style:font-name="Liberation Mono" fo:font-size="10pt" officeooo:rsid="10c90dfb" style:font-size-asian="10pt" style:font-size-complex="10pt"/>
    </style:style>
    <style:style style:name="T605" style:family="text">
      <style:text-properties style:font-name="Liberation Mono" fo:font-size="10pt" officeooo:rsid="10d02bf6" style:font-size-asian="10pt" style:font-size-complex="10pt"/>
    </style:style>
    <style:style style:name="T606" style:family="text">
      <style:text-properties style:font-name="Liberation Mono" fo:font-size="10pt" officeooo:rsid="10d21ae7" style:font-size-asian="10pt" style:font-size-complex="10pt"/>
    </style:style>
    <style:style style:name="T607" style:family="text">
      <style:text-properties style:font-name="Liberation Mono" fo:font-size="10pt" officeooo:rsid="10ee39c3" style:font-size-asian="10pt" style:font-size-complex="10pt"/>
    </style:style>
    <style:style style:name="T608" style:family="text">
      <style:text-properties style:font-name="Liberation Mono" fo:font-size="10pt" officeooo:rsid="00677c60" style:font-size-asian="10pt" style:font-size-complex="10pt"/>
    </style:style>
    <style:style style:name="T609" style:family="text">
      <style:text-properties style:font-name="Liberation Mono" fo:font-size="10pt" officeooo:rsid="10f38ff1" style:font-size-asian="10pt" style:font-size-complex="10pt"/>
    </style:style>
    <style:style style:name="T610" style:family="text">
      <style:text-properties style:font-name="Liberation Mono" fo:font-size="10pt" officeooo:rsid="10edae09" style:font-size-asian="10pt" style:font-size-complex="10pt"/>
    </style:style>
    <style:style style:name="T611" style:family="text">
      <style:text-properties style:font-name="Liberation Mono" fo:font-size="10pt" officeooo:rsid="10f8b372" style:font-size-asian="10pt" style:font-size-complex="10pt"/>
    </style:style>
    <style:style style:name="T612" style:family="text">
      <style:text-properties style:font-name="Liberation Mono" fo:font-size="10pt" officeooo:rsid="10f9c94d" style:font-size-asian="10pt" style:font-size-complex="10pt"/>
    </style:style>
    <style:style style:name="T613" style:family="text">
      <style:text-properties style:font-name="Liberation Mono" fo:font-size="10pt" officeooo:rsid="00d622a1" style:font-size-asian="10pt" style:font-size-complex="10pt"/>
    </style:style>
    <style:style style:name="T614" style:family="text">
      <style:text-properties style:font-name="Liberation Mono" fo:font-size="10pt" officeooo:rsid="11104ce0" style:font-size-asian="10pt" style:font-size-complex="10pt"/>
    </style:style>
    <style:style style:name="T615" style:family="text">
      <style:text-properties style:font-name="Liberation Mono" fo:font-size="10pt" officeooo:rsid="1111e3fb" style:font-size-asian="10pt" style:font-size-complex="10pt"/>
    </style:style>
    <style:style style:name="T616" style:family="text">
      <style:text-properties style:font-name="Liberation Mono" fo:font-size="10pt" officeooo:rsid="01e568e0" style:font-size-asian="10pt" style:font-size-complex="10pt"/>
    </style:style>
    <style:style style:name="T617" style:family="text">
      <style:text-properties style:font-name="Liberation Mono" fo:font-size="10pt" officeooo:rsid="00dc0463" style:font-size-asian="10pt" style:font-size-complex="10pt"/>
    </style:style>
    <style:style style:name="T618" style:family="text">
      <style:text-properties style:font-name="Liberation Mono" fo:font-size="10pt" officeooo:rsid="111655f1" style:font-size-asian="10pt" style:font-size-complex="10pt"/>
    </style:style>
    <style:style style:name="T619" style:family="text">
      <style:text-properties style:font-name="Liberation Mono" fo:font-size="10pt" officeooo:rsid="00c13d78" style:font-size-asian="10pt" style:font-size-complex="10pt"/>
    </style:style>
    <style:style style:name="T620" style:family="text">
      <style:text-properties style:font-name="Liberation Mono" fo:font-size="10pt" officeooo:rsid="111c30c1" style:font-size-asian="10pt" style:font-size-complex="10pt"/>
    </style:style>
    <style:style style:name="T621" style:family="text">
      <style:text-properties style:font-name="Liberation Mono" fo:font-size="10pt" officeooo:rsid="112d01e3" style:font-size-asian="10pt" style:font-size-complex="10pt"/>
    </style:style>
    <style:style style:name="T622" style:family="text">
      <style:text-properties style:font-name="Liberation Mono" fo:font-size="10pt" officeooo:rsid="113025d2" style:font-size-asian="10pt" style:font-size-complex="10pt"/>
    </style:style>
    <style:style style:name="T623" style:family="text">
      <style:text-properties style:font-name="Liberation Mono" fo:font-size="10pt" officeooo:rsid="11318d9d" style:font-size-asian="10pt" style:font-size-complex="10pt"/>
    </style:style>
    <style:style style:name="T624" style:family="text">
      <style:text-properties style:font-name="Liberation Mono" fo:font-size="10pt" officeooo:rsid="113630d1" style:font-size-asian="10pt" style:font-size-complex="10pt"/>
    </style:style>
    <style:style style:name="T625" style:family="text">
      <style:text-properties style:font-name="Liberation Mono" fo:font-size="10pt" officeooo:rsid="1139d26f" style:font-size-asian="10pt" style:font-size-complex="10pt"/>
    </style:style>
    <style:style style:name="T626" style:family="text">
      <style:text-properties style:font-name="Liberation Mono" fo:font-size="10pt" officeooo:rsid="113ecbf8" style:font-size-asian="10pt" style:font-size-complex="10pt"/>
    </style:style>
    <style:style style:name="T627" style:family="text">
      <style:text-properties style:font-name="Liberation Mono" fo:font-size="10pt" officeooo:rsid="113d2961" style:font-size-asian="10pt" style:font-size-complex="10pt"/>
    </style:style>
    <style:style style:name="T628" style:family="text">
      <style:text-properties style:font-name="Liberation Mono" fo:font-size="10pt" officeooo:rsid="1150c45c" style:font-size-asian="10pt" style:font-size-complex="10pt"/>
    </style:style>
    <style:style style:name="T629" style:family="text">
      <style:text-properties style:font-name="Liberation Mono" fo:font-size="10pt" officeooo:rsid="11521505" style:font-size-asian="10pt" style:font-size-complex="10pt"/>
    </style:style>
    <style:style style:name="T630" style:family="text">
      <style:text-properties style:font-name="Liberation Mono" fo:font-size="10pt" officeooo:rsid="11484fde" style:font-size-asian="10pt" style:font-size-complex="10pt"/>
    </style:style>
    <style:style style:name="T631" style:family="text">
      <style:text-properties style:font-name="Liberation Mono" fo:font-size="10pt" officeooo:rsid="115beb4a" style:font-size-asian="10pt" style:font-size-complex="10pt"/>
    </style:style>
    <style:style style:name="T632" style:family="text">
      <style:text-properties style:font-name="Liberation Mono" fo:font-size="10pt" officeooo:rsid="120bc9df" style:font-size-asian="10pt" style:font-size-complex="10pt"/>
    </style:style>
    <style:style style:name="T633" style:family="text">
      <style:text-properties style:font-name="Liberation Mono" fo:font-size="10pt" officeooo:rsid="122fc9f9" style:font-size-asian="10pt" style:font-size-complex="10pt"/>
    </style:style>
    <style:style style:name="T634" style:family="text">
      <style:text-properties style:font-name="Liberation Mono" fo:font-size="10pt" officeooo:rsid="123d9ff6" style:font-size-asian="10pt" style:font-size-complex="10pt"/>
    </style:style>
    <style:style style:name="T635" style:family="text">
      <style:text-properties style:font-name="Liberation Mono" fo:font-size="10pt" officeooo:rsid="124fefa5" style:font-size-asian="10pt" style:font-size-complex="10pt"/>
    </style:style>
    <style:style style:name="T636" style:family="text">
      <style:text-properties style:font-name="Liberation Mono" fo:font-size="10pt" officeooo:rsid="126d7504" style:font-size-asian="10pt" style:font-size-complex="10pt"/>
    </style:style>
    <style:style style:name="T637" style:family="text">
      <style:text-properties style:font-name="Liberation Mono" fo:font-size="10pt" officeooo:rsid="12740d8d" style:font-size-asian="10pt" style:font-size-complex="10pt"/>
    </style:style>
    <style:style style:name="T638" style:family="text">
      <style:text-properties style:font-name="Liberation Mono" fo:font-size="10pt" officeooo:rsid="02262159" style:font-size-asian="10pt" style:font-size-complex="10pt"/>
    </style:style>
    <style:style style:name="T639" style:family="text">
      <style:text-properties style:font-name="Liberation Mono" fo:font-size="10pt" officeooo:rsid="127553e5" style:font-size-asian="10pt" style:font-size-complex="10pt"/>
    </style:style>
    <style:style style:name="T640" style:family="text">
      <style:text-properties style:font-name="Liberation Mono" fo:font-size="10pt" officeooo:rsid="1039d93a" style:font-size-asian="10pt" style:font-size-complex="10pt"/>
    </style:style>
    <style:style style:name="T641" style:family="text">
      <style:text-properties style:font-name="Liberation Mono" fo:font-size="10pt" officeooo:rsid="1295f4b4" style:font-size-asian="10pt" style:font-size-complex="10pt"/>
    </style:style>
    <style:style style:name="T642" style:family="text">
      <style:text-properties style:font-name="Liberation Mono" fo:font-size="10pt" officeooo:rsid="005c8414" style:font-size-asian="10pt" style:font-size-complex="10pt"/>
    </style:style>
    <style:style style:name="T643" style:family="text">
      <style:text-properties style:font-name="Liberation Mono" fo:font-size="10pt" officeooo:rsid="12985573" style:font-size-asian="10pt" style:font-size-complex="10pt"/>
    </style:style>
    <style:style style:name="T644" style:family="text">
      <style:text-properties style:font-name="Liberation Mono" fo:font-size="10pt" officeooo:rsid="129c90a6" style:font-size-asian="10pt" style:font-size-complex="10pt"/>
    </style:style>
    <style:style style:name="T645" style:family="text">
      <style:text-properties style:font-name="Liberation Mono" fo:font-size="10pt" officeooo:rsid="0146a25e" style:font-size-asian="10pt" style:font-size-complex="10pt"/>
    </style:style>
    <style:style style:name="T646" style:family="text">
      <style:text-properties style:font-name="Liberation Mono" fo:font-size="10pt" officeooo:rsid="12ac2ee8" style:font-size-asian="10pt" style:font-size-complex="10pt"/>
    </style:style>
    <style:style style:name="T647" style:family="text">
      <style:text-properties style:font-name="Liberation Mono" fo:font-size="10pt" officeooo:rsid="12a016af" style:font-size-asian="10pt" style:font-size-complex="10pt"/>
    </style:style>
    <style:style style:name="T648" style:family="text">
      <style:text-properties style:font-name="Liberation Mono" fo:font-size="10pt" officeooo:rsid="122c3849" style:font-size-asian="10pt" style:font-size-complex="10pt"/>
    </style:style>
    <style:style style:name="T649" style:family="text">
      <style:text-properties style:font-name="Liberation Mono" fo:font-size="10pt" officeooo:rsid="1293925b" style:font-size-asian="10pt" style:font-size-complex="10pt"/>
    </style:style>
    <style:style style:name="T650" style:family="text">
      <style:text-properties style:font-name="Liberation Mono" fo:font-size="10pt" officeooo:rsid="12a3299e" style:font-size-asian="10pt" style:font-size-complex="10pt"/>
    </style:style>
    <style:style style:name="T651" style:family="text">
      <style:text-properties style:font-name="Liberation Mono" fo:font-size="10pt" officeooo:rsid="0118b107" style:font-size-asian="10pt" style:font-size-complex="10pt"/>
    </style:style>
    <style:style style:name="T652" style:family="text">
      <style:text-properties style:font-name="Liberation Mono" fo:font-size="10pt" fo:font-weight="bold" style:font-size-asian="10pt" style:font-weight-asian="bold" style:font-size-complex="10pt" style:font-weight-complex="bold"/>
    </style:style>
    <style:style style:name="T653" style:family="text">
      <style:text-properties style:font-name="Liberation Mono" fo:font-size="10pt" fo:font-weight="bold" officeooo:rsid="003cabba" style:font-size-asian="10pt" style:font-weight-asian="bold" style:font-size-complex="10pt" style:font-weight-complex="bold"/>
    </style:style>
    <style:style style:name="T654" style:family="text">
      <style:text-properties style:font-name="Liberation Mono" fo:font-size="10pt" fo:font-weight="bold" officeooo:rsid="013518d4" style:font-size-asian="10pt" style:font-weight-asian="bold" style:font-size-complex="10pt" style:font-weight-complex="bold"/>
    </style:style>
    <style:style style:name="T655" style:family="text">
      <style:text-properties style:font-name="Liberation Mono" fo:font-size="10pt" fo:font-weight="bold" officeooo:rsid="014e1472" style:font-size-asian="10pt" style:font-weight-asian="bold" style:font-size-complex="10pt" style:font-weight-complex="bold"/>
    </style:style>
    <style:style style:name="T656" style:family="text">
      <style:text-properties style:font-name="Liberation Mono" fo:font-size="10pt" fo:font-weight="bold" officeooo:rsid="00203c5b" style:font-size-asian="10pt" style:font-weight-asian="bold" style:font-size-complex="10pt" style:font-weight-complex="bold"/>
    </style:style>
    <style:style style:name="T657" style:family="text">
      <style:text-properties style:font-name="Liberation Mono" fo:font-size="10pt" fo:font-weight="bold" officeooo:rsid="002dd297" style:font-size-asian="10pt" style:font-weight-asian="bold" style:font-size-complex="10pt" style:font-weight-complex="bold"/>
    </style:style>
    <style:style style:name="T658" style:family="text">
      <style:text-properties style:font-name="Liberation Mono" fo:font-size="10pt" fo:font-weight="bold" officeooo:rsid="016ebdff" style:font-size-asian="10pt" style:font-weight-asian="bold" style:font-size-complex="10pt" style:font-weight-complex="bold"/>
    </style:style>
    <style:style style:name="T659" style:family="text">
      <style:text-properties style:font-name="Liberation Mono" fo:font-size="10pt" fo:font-weight="bold" officeooo:rsid="01e3e388" style:font-size-asian="10pt" style:font-weight-asian="bold" style:font-size-complex="10pt" style:font-weight-complex="bold"/>
    </style:style>
    <style:style style:name="T660" style:family="text">
      <style:text-properties style:font-name="Liberation Mono" fo:font-size="10pt" fo:font-weight="bold" officeooo:rsid="0240b116" style:font-size-asian="10pt" style:font-weight-asian="bold" style:font-size-complex="10pt" style:font-weight-complex="bold"/>
    </style:style>
    <style:style style:name="T661" style:family="text">
      <style:text-properties style:font-name="Liberation Mono" fo:font-size="10pt" fo:font-weight="bold" officeooo:rsid="101e0e00" style:font-size-asian="10pt" style:font-weight-asian="bold" style:font-size-complex="10pt" style:font-weight-complex="bold"/>
    </style:style>
    <style:style style:name="T662" style:family="text">
      <style:text-properties style:font-name="Liberation Mono" fo:font-size="10pt" fo:font-weight="bold" officeooo:rsid="1025d6db" style:font-size-asian="10pt" style:font-weight-asian="bold" style:font-size-complex="10pt" style:font-weight-complex="bold"/>
    </style:style>
    <style:style style:name="T663" style:family="text">
      <style:text-properties style:font-name="Liberation Mono" fo:font-size="10pt" fo:font-weight="bold" officeooo:rsid="102a4320" style:font-size-asian="10pt" style:font-weight-asian="bold" style:font-size-complex="10pt" style:font-weight-complex="bold"/>
    </style:style>
    <style:style style:name="T664" style:family="text">
      <style:text-properties style:font-name="Liberation Mono" fo:font-size="10pt" fo:font-weight="bold" officeooo:rsid="103b327b" style:font-size-asian="10pt" style:font-weight-asian="bold" style:font-size-complex="10pt" style:font-weight-complex="bold"/>
    </style:style>
    <style:style style:name="T665" style:family="text">
      <style:text-properties style:font-name="Liberation Mono" fo:font-size="10pt" fo:font-weight="bold" officeooo:rsid="103e3ca1" style:font-size-asian="10pt" style:font-weight-asian="bold" style:font-size-complex="10pt" style:font-weight-complex="bold"/>
    </style:style>
    <style:style style:name="T666" style:family="text">
      <style:text-properties style:font-name="Liberation Mono" fo:font-size="10pt" fo:font-weight="bold" officeooo:rsid="0de45ac6" style:font-size-asian="10pt" style:font-weight-asian="bold" style:font-size-complex="10pt" style:font-weight-complex="bold"/>
    </style:style>
    <style:style style:name="T667" style:family="text">
      <style:text-properties style:font-name="Liberation Mono" fo:font-size="10pt" fo:font-weight="bold" officeooo:rsid="105399fe" style:font-size-asian="10pt" style:font-weight-asian="bold" style:font-size-complex="10pt" style:font-weight-complex="bold"/>
    </style:style>
    <style:style style:name="T668" style:family="text">
      <style:text-properties style:font-name="Liberation Mono" fo:font-size="10pt" fo:font-weight="bold" officeooo:rsid="001f596a" style:font-size-asian="10pt" style:font-weight-asian="bold" style:font-size-complex="10pt" style:font-weight-complex="bold"/>
    </style:style>
    <style:style style:name="T669" style:family="text">
      <style:text-properties style:font-name="Liberation Mono" fo:font-size="10pt" fo:font-weight="bold" officeooo:rsid="1086c68e" style:font-size-asian="10pt" style:font-weight-asian="bold" style:font-size-complex="10pt" style:font-weight-complex="bold"/>
    </style:style>
    <style:style style:name="T670" style:family="text">
      <style:text-properties style:font-name="Liberation Mono" fo:font-size="10pt" fo:font-weight="bold" officeooo:rsid="1087c796" style:font-size-asian="10pt" style:font-weight-asian="bold" style:font-size-complex="10pt" style:font-weight-complex="bold"/>
    </style:style>
    <style:style style:name="T671" style:family="text">
      <style:text-properties style:font-name="Liberation Mono" fo:font-size="10pt" fo:font-weight="bold" officeooo:rsid="015a8b55" style:font-size-asian="10pt" style:font-weight-asian="bold" style:font-size-complex="10pt" style:font-weight-complex="bold"/>
    </style:style>
    <style:style style:name="T672" style:family="text">
      <style:text-properties style:font-name="Liberation Mono" fo:font-size="10pt" fo:font-weight="bold" officeooo:rsid="01e111b4" style:font-size-asian="10pt" style:font-weight-asian="bold" style:font-size-complex="10pt" style:font-weight-complex="bold"/>
    </style:style>
    <style:style style:name="T673" style:family="text">
      <style:text-properties style:font-name="Liberation Mono" fo:font-size="10pt" fo:font-weight="bold" officeooo:rsid="06a8f7df" style:font-size-asian="10pt" style:font-weight-asian="bold" style:font-size-complex="10pt" style:font-weight-complex="bold"/>
    </style:style>
    <style:style style:name="T674" style:family="text">
      <style:text-properties style:font-name="Liberation Mono" fo:font-size="10pt" fo:font-weight="bold" officeooo:rsid="10982582" style:font-size-asian="10pt" style:font-weight-asian="bold" style:font-size-complex="10pt" style:font-weight-complex="bold"/>
    </style:style>
    <style:style style:name="T675" style:family="text">
      <style:text-properties style:font-name="Liberation Mono" fo:font-size="10pt" fo:font-weight="bold" officeooo:rsid="105b6939" style:font-size-asian="10pt" style:font-weight-asian="bold" style:font-size-complex="10pt" style:font-weight-complex="bold"/>
    </style:style>
    <style:style style:name="T676" style:family="text">
      <style:text-properties style:font-name="Liberation Mono" fo:font-size="10pt" fo:font-weight="bold" officeooo:rsid="105ce03b" style:font-size-asian="10pt" style:font-weight-asian="bold" style:font-size-complex="10pt" style:font-weight-complex="bold"/>
    </style:style>
    <style:style style:name="T677" style:family="text">
      <style:text-properties style:font-name="Liberation Mono" fo:font-size="10pt" fo:font-weight="bold" officeooo:rsid="105e56dc" style:font-size-asian="10pt" style:font-weight-asian="bold" style:font-size-complex="10pt" style:font-weight-complex="bold"/>
    </style:style>
    <style:style style:name="T678" style:family="text">
      <style:text-properties style:font-name="Liberation Mono" fo:font-size="10pt" fo:font-weight="bold" officeooo:rsid="106593a2" style:font-size-asian="10pt" style:font-weight-asian="bold" style:font-size-complex="10pt" style:font-weight-complex="bold"/>
    </style:style>
    <style:style style:name="T679" style:family="text">
      <style:text-properties style:font-name="Liberation Mono" fo:font-size="10pt" fo:font-weight="bold" officeooo:rsid="106782da" style:font-size-asian="10pt" style:font-weight-asian="bold" style:font-size-complex="10pt" style:font-weight-complex="bold"/>
    </style:style>
    <style:style style:name="T680" style:family="text">
      <style:text-properties style:font-name="Liberation Mono" fo:font-size="10pt" fo:font-weight="bold" officeooo:rsid="1071da26" style:font-size-asian="10pt" style:font-weight-asian="bold" style:font-size-complex="10pt" style:font-weight-complex="bold"/>
    </style:style>
    <style:style style:name="T681" style:family="text">
      <style:text-properties style:font-name="Liberation Mono" fo:font-size="10pt" fo:font-weight="bold" officeooo:rsid="0ffebee9" style:font-size-asian="10pt" style:font-weight-asian="bold" style:font-size-complex="10pt" style:font-weight-complex="bold"/>
    </style:style>
    <style:style style:name="T682" style:family="text">
      <style:text-properties style:font-name="Liberation Mono" fo:font-size="10pt" fo:font-weight="bold" officeooo:rsid="0c953938" style:font-size-asian="10pt" style:font-weight-asian="bold" style:font-size-complex="10pt" style:font-weight-complex="bold"/>
    </style:style>
    <style:style style:name="T683" style:family="text">
      <style:text-properties style:font-name="Liberation Mono" fo:font-size="10pt" fo:font-weight="bold" officeooo:rsid="10751ca7" style:font-size-asian="10pt" style:font-weight-asian="bold" style:font-size-complex="10pt" style:font-weight-complex="bold"/>
    </style:style>
    <style:style style:name="T684" style:family="text">
      <style:text-properties style:font-name="Liberation Mono" fo:font-size="10pt" fo:font-weight="bold" officeooo:rsid="1080eecb" style:font-size-asian="10pt" style:font-weight-asian="bold" style:font-size-complex="10pt" style:font-weight-complex="bold"/>
    </style:style>
    <style:style style:name="T685" style:family="text">
      <style:text-properties style:font-name="Liberation Mono" fo:font-size="10pt" fo:font-weight="bold" officeooo:rsid="107e5fa3" style:font-size-asian="10pt" style:font-weight-asian="bold" style:font-size-complex="10pt" style:font-weight-complex="bold"/>
    </style:style>
    <style:style style:name="T686" style:family="text">
      <style:text-properties style:font-name="Liberation Mono" fo:font-size="10pt" fo:font-weight="bold" officeooo:rsid="1083c3c6" style:font-size-asian="10pt" style:font-weight-asian="bold" style:font-size-complex="10pt" style:font-weight-complex="bold"/>
    </style:style>
    <style:style style:name="T687" style:family="text">
      <style:text-properties style:font-name="Liberation Mono" fo:font-size="10pt" fo:font-weight="bold" officeooo:rsid="002f1486" style:font-size-asian="10pt" style:font-weight-asian="bold" style:font-size-complex="10pt" style:font-weight-complex="bold"/>
    </style:style>
    <style:style style:name="T688" style:family="text">
      <style:text-properties style:font-name="Liberation Mono" fo:font-size="10pt" fo:font-weight="bold" officeooo:rsid="108e5899" style:font-size-asian="10pt" style:font-weight-asian="bold" style:font-size-complex="10pt" style:font-weight-complex="bold"/>
    </style:style>
    <style:style style:name="T689" style:family="text">
      <style:text-properties style:font-name="Liberation Mono" fo:font-size="10pt" fo:font-weight="bold" officeooo:rsid="0ee0113c" style:font-size-asian="10pt" style:font-weight-asian="bold" style:font-size-complex="10pt" style:font-weight-complex="bold"/>
    </style:style>
    <style:style style:name="T690" style:family="text">
      <style:text-properties style:font-name="Liberation Mono" fo:font-size="10pt" fo:font-weight="bold" officeooo:rsid="007cfb80" style:font-size-asian="10pt" style:font-weight-asian="bold" style:font-size-complex="10pt" style:font-weight-complex="bold"/>
    </style:style>
    <style:style style:name="T691" style:family="text">
      <style:text-properties style:font-name="Liberation Mono" fo:font-size="10pt" fo:font-weight="bold" officeooo:rsid="1091d084" style:font-size-asian="10pt" style:font-weight-asian="bold" style:font-size-complex="10pt" style:font-weight-complex="bold"/>
    </style:style>
    <style:style style:name="T692" style:family="text">
      <style:text-properties style:font-name="Liberation Mono" fo:font-size="10pt" fo:font-weight="bold" officeooo:rsid="10679c37" style:font-size-asian="10pt" style:font-weight-asian="bold" style:font-size-complex="10pt" style:font-weight-complex="bold"/>
    </style:style>
    <style:style style:name="T693" style:family="text">
      <style:text-properties style:font-name="Liberation Mono" fo:font-size="10pt" fo:font-weight="bold" officeooo:rsid="109f7a1a" style:font-size-asian="10pt" style:font-weight-asian="bold" style:font-size-complex="10pt" style:font-weight-complex="bold"/>
    </style:style>
    <style:style style:name="T694" style:family="text">
      <style:text-properties style:font-name="Liberation Mono" fo:font-size="10pt" fo:font-weight="bold" officeooo:rsid="100d9d8f" style:font-size-asian="10pt" style:font-weight-asian="bold" style:font-size-complex="10pt" style:font-weight-complex="bold"/>
    </style:style>
    <style:style style:name="T695" style:family="text">
      <style:text-properties style:font-name="Liberation Mono" fo:font-size="10pt" fo:font-weight="bold" officeooo:rsid="12088adf" style:font-size-asian="10pt" style:font-weight-asian="bold" style:font-size-complex="10pt" style:font-weight-complex="bold"/>
    </style:style>
    <style:style style:name="T696" style:family="text">
      <style:text-properties style:font-name="Liberation Mono" fo:font-size="10pt" fo:font-weight="bold" officeooo:rsid="12488f96" style:font-size-asian="10pt" style:font-weight-asian="bold" style:font-size-complex="10pt" style:font-weight-complex="bold"/>
    </style:style>
    <style:style style:name="T697" style:family="text">
      <style:text-properties style:font-name="Liberation Mono" fo:font-size="10pt" fo:font-weight="bold" officeooo:rsid="1251dc8a" style:font-size-asian="10pt" style:font-weight-asian="bold" style:font-size-complex="10pt" style:font-weight-complex="bold"/>
    </style:style>
    <style:style style:name="T698" style:family="text">
      <style:text-properties style:font-name="Liberation Mono" fo:font-size="10pt" fo:font-weight="bold" officeooo:rsid="125bd64f" style:font-size-asian="10pt" style:font-weight-asian="bold" style:font-size-complex="10pt" style:font-weight-complex="bold"/>
    </style:style>
    <style:style style:name="T699" style:family="text">
      <style:text-properties style:font-name="Liberation Mono" fo:font-size="10pt" fo:font-weight="bold" officeooo:rsid="124eba6e" style:font-size-asian="10pt" style:font-weight-asian="bold" style:font-size-complex="10pt" style:font-weight-complex="bold"/>
    </style:style>
    <style:style style:name="T700" style:family="text">
      <style:text-properties style:font-name="Liberation Mono" fo:font-size="10pt" fo:font-weight="bold" officeooo:rsid="124f4d54" style:font-size-asian="10pt" style:font-weight-asian="bold" style:font-size-complex="10pt" style:font-weight-complex="bold"/>
    </style:style>
    <style:style style:name="T701" style:family="text">
      <style:text-properties style:font-name="Liberation Mono" fo:font-size="10pt" fo:font-weight="bold" officeooo:rsid="12740d8d" style:font-size-asian="10pt" style:font-weight-asian="bold" style:font-size-complex="10pt" style:font-weight-complex="bold"/>
    </style:style>
    <style:style style:name="T702" style:family="text">
      <style:text-properties style:font-name="Liberation Mono" fo:font-size="10pt" fo:font-weight="bold" officeooo:rsid="128fd76e" style:font-size-asian="10pt" style:font-weight-asian="bold" style:font-size-complex="10pt" style:font-weight-complex="bold"/>
    </style:style>
    <style:style style:name="T703" style:family="text">
      <style:text-properties style:font-name="Liberation Mono" fo:font-size="10pt" fo:font-weight="bold" officeooo:rsid="104e6249" style:font-size-asian="10pt" style:font-weight-asian="bold" style:font-size-complex="10pt" style:font-weight-complex="bold"/>
    </style:style>
    <style:style style:name="T704" style:family="text">
      <style:text-properties style:font-name="Liberation Mono" fo:font-size="10pt" fo:font-weight="bold" officeooo:rsid="12928d6a" style:font-size-asian="10pt" style:font-weight-asian="bold" style:font-size-complex="10pt" style:font-weight-complex="bold"/>
    </style:style>
    <style:style style:name="T705" style:family="text">
      <style:text-properties style:font-name="Liberation Mono" fo:font-size="10pt" fo:font-weight="bold" officeooo:rsid="12d41240" style:font-size-asian="10pt" style:font-weight-asian="bold" style:font-size-complex="10pt" style:font-weight-complex="bold"/>
    </style:style>
    <style:style style:name="T706" style:family="text">
      <style:text-properties style:font-name="Liberation Mono" fo:font-size="10pt" fo:font-weight="bold" style:font-weight-asian="bold" style:font-weight-complex="bold"/>
    </style:style>
    <style:style style:name="T707" style:family="text">
      <style:text-properties style:font-name="Liberation Mono" fo:font-size="10pt" fo:font-weight="bold" officeooo:rsid="101253bb" style:font-weight-asian="bold" style:font-weight-complex="bold"/>
    </style:style>
    <style:style style:name="T708" style:family="text">
      <style:text-properties style:font-name="Liberation Mono" fo:font-size="10pt" fo:font-weight="bold" officeooo:rsid="101f82fc" style:font-weight-asian="bold" style:font-weight-complex="bold"/>
    </style:style>
    <style:style style:name="T709" style:family="text">
      <style:text-properties style:font-name="Liberation Mono" fo:font-size="10pt" fo:font-weight="bold" officeooo:rsid="113630d1" style:font-weight-asian="bold" style:font-weight-complex="bold"/>
    </style:style>
    <style:style style:name="T710" style:family="text">
      <style:text-properties style:font-name="Liberation Mono" fo:font-size="10pt" fo:font-style="normal" style:font-size-asian="10pt" style:font-style-asian="normal" style:font-size-complex="10pt" style:font-style-complex="normal"/>
    </style:style>
    <style:style style:name="T711" style:family="text">
      <style:text-properties style:font-name="Liberation Mono" fo:font-size="10pt" fo:font-style="normal" officeooo:rsid="01f2ce26" style:font-size-asian="10pt" style:font-style-asian="normal" style:font-size-complex="10pt" style:font-style-complex="normal"/>
    </style:style>
    <style:style style:name="T712" style:family="text">
      <style:text-properties style:font-name="Liberation Mono" fo:font-size="10pt" fo:font-style="normal" officeooo:rsid="0234f024" style:font-size-asian="10pt" style:font-style-asian="normal" style:font-size-complex="10pt" style:font-style-complex="normal"/>
    </style:style>
    <style:style style:name="T713" style:family="text">
      <style:text-properties style:font-name="Liberation Mono" fo:font-size="10pt" fo:font-style="normal" officeooo:rsid="024b9bb3" style:font-size-asian="10pt" style:font-style-asian="normal" style:font-size-complex="10pt" style:font-style-complex="normal"/>
    </style:style>
    <style:style style:name="T714" style:family="text">
      <style:text-properties style:font-name="Liberation Mono" fo:font-size="10pt" fo:font-style="normal" officeooo:rsid="0e40909b" style:font-size-asian="10pt" style:font-style-asian="normal" style:font-size-complex="10pt" style:font-style-complex="normal"/>
    </style:style>
    <style:style style:name="T715" style:family="text">
      <style:text-properties style:font-name="Liberation Mono" fo:font-size="10pt" fo:font-style="normal" officeooo:rsid="107e5fa3" style:font-size-asian="10pt" style:font-style-asian="normal" style:font-size-complex="10pt" style:font-style-complex="normal"/>
    </style:style>
    <style:style style:name="T716" style:family="text">
      <style:text-properties style:font-name="Liberation Mono" fo:font-size="10pt" fo:font-style="normal" officeooo:rsid="1083c3c6" style:font-size-asian="10pt" style:font-style-asian="normal" style:font-size-complex="10pt" style:font-style-complex="normal"/>
    </style:style>
    <style:style style:name="T717" style:family="text">
      <style:text-properties style:font-name="Liberation Mono" fo:font-size="10pt" fo:font-style="normal" officeooo:rsid="10ad06af" style:font-size-asian="10pt" style:font-style-asian="normal" style:font-size-complex="10pt" style:font-style-complex="normal"/>
    </style:style>
    <style:style style:name="T718" style:family="text">
      <style:text-properties style:font-name="Liberation Mono" fo:font-size="10pt" fo:font-style="normal" officeooo:rsid="10d02bf6" style:font-size-asian="10pt" style:font-style-asian="normal" style:font-size-complex="10pt" style:font-style-complex="normal"/>
    </style:style>
    <style:style style:name="T719" style:family="text">
      <style:text-properties style:font-name="Liberation Mono" fo:font-size="10pt" fo:font-style="normal" officeooo:rsid="11270ecc" style:font-size-asian="10pt" style:font-style-asian="normal" style:font-size-complex="10pt" style:font-style-complex="normal"/>
    </style:style>
    <style:style style:name="T720" style:family="text">
      <style:text-properties style:font-name="Liberation Mono" fo:font-size="10pt" fo:font-style="normal" officeooo:rsid="111655f1" style:font-size-asian="10pt" style:font-style-asian="normal" style:font-size-complex="10pt" style:font-style-complex="normal"/>
    </style:style>
    <style:style style:name="T721" style:family="text">
      <style:text-properties style:font-name="Liberation Mono" fo:font-size="10pt" fo:font-style="normal" officeooo:rsid="12740d8d" style:font-size-asian="10pt" style:font-style-asian="normal" style:font-size-complex="10pt" style:font-style-complex="normal"/>
    </style:style>
    <style:style style:name="T722" style:family="text">
      <style:text-properties style:font-name="Liberation Mono" fo:font-size="10pt" fo:font-style="normal" officeooo:rsid="122c3849" style:font-size-asian="10pt" style:font-style-asian="normal" style:font-size-complex="10pt" style:font-style-complex="normal"/>
    </style:style>
    <style:style style:name="T72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24"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725"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26"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727"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28"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29"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30"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31"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32"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33"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34"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35"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36"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37"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3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39"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40"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41"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42"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43"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44"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45"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46"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47"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48"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49"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50"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51"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52"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53"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54"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55"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56"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57"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59"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62"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63"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64"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65"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66"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67"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68"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69"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70"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71"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72" style:family="text">
      <style:text-properties style:font-name="Liberation Mono" fo:font-size="10pt" fo:font-style="normal" fo:font-weight="bold" officeooo:rsid="1046247a" style:font-style-asian="normal" style:font-weight-asian="bold" style:font-style-complex="normal" style:font-weight-complex="bold"/>
    </style:style>
    <style:style style:name="T773" style:family="text">
      <style:text-properties style:font-name="Liberation Mono" fo:font-size="10pt" fo:font-style="normal" fo:font-weight="bold" officeooo:rsid="101f82fc" style:font-style-asian="normal" style:font-weight-asian="bold" style:font-style-complex="normal" style:font-weight-complex="bold"/>
    </style:style>
    <style:style style:name="T774" style:family="text">
      <style:text-properties style:font-name="Liberation Mono" fo:font-size="10pt" fo:font-style="normal" fo:font-weight="bold" officeooo:rsid="1031f014" style:font-style-asian="normal" style:font-weight-asian="bold" style:font-style-complex="normal" style:font-weight-complex="bold"/>
    </style:style>
    <style:style style:name="T775" style:family="text">
      <style:text-properties style:font-name="Liberation Mono" fo:font-size="10pt" fo:font-weight="normal" style:font-size-asian="10pt" style:font-weight-asian="normal" style:font-size-complex="10pt" style:font-weight-complex="normal"/>
    </style:style>
    <style:style style:name="T776" style:family="text">
      <style:text-properties style:font-name="Liberation Mono" fo:font-size="10pt" fo:font-weight="normal" officeooo:rsid="006728eb" style:font-size-asian="10pt" style:font-weight-asian="normal" style:font-size-complex="10pt" style:font-weight-complex="normal"/>
    </style:style>
    <style:style style:name="T777" style:family="text">
      <style:text-properties style:font-name="Liberation Mono" fo:font-size="10pt" fo:font-weight="normal" officeooo:rsid="01e74206" style:font-size-asian="10pt" style:font-weight-asian="normal" style:font-size-complex="10pt" style:font-weight-complex="normal"/>
    </style:style>
    <style:style style:name="T778" style:family="text">
      <style:text-properties style:font-name="Liberation Mono" fo:font-size="10pt" fo:font-weight="normal" officeooo:rsid="06a8f7df" style:font-size-asian="10pt" style:font-weight-asian="normal" style:font-size-complex="10pt" style:font-weight-complex="normal"/>
    </style:style>
    <style:style style:name="T779" style:family="text">
      <style:text-properties style:font-name="Liberation Mono" fo:font-size="10pt" fo:font-weight="normal" officeooo:rsid="06aa3b26" style:font-size-asian="10pt" style:font-weight-asian="normal" style:font-size-complex="10pt" style:font-weight-complex="normal"/>
    </style:style>
    <style:style style:name="T780" style:family="text">
      <style:text-properties style:font-name="Liberation Mono" fo:font-size="10pt" fo:font-weight="normal" officeooo:rsid="1080eecb" style:font-size-asian="10pt" style:font-weight-asian="normal" style:font-size-complex="10pt" style:font-weight-complex="normal"/>
    </style:style>
    <style:style style:name="T781" style:family="text">
      <style:text-properties style:font-name="Liberation Mono" fo:font-size="10pt" fo:font-weight="normal" officeooo:rsid="1111e3fb" style:font-size-asian="10pt" style:font-weight-asian="normal" style:font-size-complex="10pt" style:font-weight-complex="normal"/>
    </style:style>
    <style:style style:name="T782" style:family="text">
      <style:text-properties style:font-name="Liberation Mono" fo:font-size="10pt" fo:font-weight="normal" officeooo:rsid="1128ca69" style:font-size-asian="10pt" style:font-weight-asian="normal" style:font-size-complex="10pt" style:font-weight-complex="normal"/>
    </style:style>
    <style:style style:name="T783" style:family="text">
      <style:text-properties style:font-name="Liberation Mono" fo:font-size="10pt" fo:font-weight="normal" officeooo:rsid="112ea7a0" style:font-size-asian="10pt" style:font-weight-asian="normal" style:font-size-complex="10pt" style:font-weight-complex="normal"/>
    </style:style>
    <style:style style:name="T784" style:family="text">
      <style:text-properties style:font-name="Liberation Mono" fo:font-size="10pt" fo:font-weight="normal" officeooo:rsid="113025d2" style:font-size-asian="10pt" style:font-weight-asian="normal" style:font-size-complex="10pt" style:font-weight-complex="normal"/>
    </style:style>
    <style:style style:name="T785" style:family="text">
      <style:text-properties style:font-name="Liberation Mono" fo:font-size="10pt" fo:font-weight="normal" officeooo:rsid="11341104" style:font-size-asian="10pt" style:font-weight-asian="normal" style:font-size-complex="10pt" style:font-weight-complex="normal"/>
    </style:style>
    <style:style style:name="T786" style:family="text">
      <style:text-properties style:font-name="Liberation Mono" fo:font-size="10pt" fo:font-weight="normal" officeooo:rsid="124eba6e" style:font-size-asian="10pt" style:font-weight-asian="normal" style:font-size-complex="10pt" style:font-weight-complex="normal"/>
    </style:style>
    <style:style style:name="T787" style:family="text">
      <style:text-properties style:font-name="Liberation Mono" fo:font-size="10pt" fo:font-style="italic" style:font-size-asian="10pt" style:font-style-asian="italic" style:font-size-complex="10pt" style:font-style-complex="italic"/>
    </style:style>
    <style:style style:name="T788" style:family="text">
      <style:text-properties style:font-name="Liberation Mono" fo:font-size="10pt" fo:font-style="italic" officeooo:rsid="104b374c" style:font-size-asian="10pt" style:font-style-asian="italic" style:font-size-complex="10pt" style:font-style-complex="italic"/>
    </style:style>
    <style:style style:name="T789"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90"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791"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92"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93"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9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95" style:family="text">
      <style:text-properties style:font-name="Liberation Mono" fo:font-size="9pt" fo:font-style="normal" style:font-size-asian="9pt" style:font-style-asian="normal" style:font-size-complex="9pt" style:font-style-complex="normal"/>
    </style:style>
    <style:style style:name="T796" style:family="text">
      <style:text-properties style:font-name="Liberation Mono" fo:font-style="normal" fo:font-weight="bold" officeooo:rsid="0e445387" style:font-style-asian="normal" style:font-weight-asian="bold" style:font-style-complex="normal" style:font-weight-complex="bold"/>
    </style:style>
    <style:style style:name="T797" style:family="text">
      <style:text-properties fo:font-size="10pt" style:font-size-asian="10pt" style:font-size-complex="10pt"/>
    </style:style>
    <style:style style:name="T798" style:family="text">
      <style:text-properties fo:font-size="10pt" officeooo:rsid="100f05ee" style:font-size-asian="10pt" style:font-size-complex="10pt"/>
    </style:style>
    <style:style style:name="T799" style:family="text">
      <style:text-properties officeooo:rsid="003e0b0d"/>
    </style:style>
    <style:style style:name="T800" style:family="text">
      <style:text-properties officeooo:rsid="003e0fa5"/>
    </style:style>
    <style:style style:name="T801" style:family="text">
      <style:text-properties officeooo:rsid="003fb4da"/>
    </style:style>
    <style:style style:name="T802" style:family="text">
      <style:text-properties officeooo:rsid="00473082"/>
    </style:style>
    <style:style style:name="T803" style:family="text">
      <style:text-properties officeooo:rsid="0048b20e"/>
    </style:style>
    <style:style style:name="T804" style:family="text">
      <style:text-properties officeooo:rsid="004c981f"/>
    </style:style>
    <style:style style:name="T805" style:family="text">
      <style:text-properties officeooo:rsid="00536ab7"/>
    </style:style>
    <style:style style:name="T806" style:family="text">
      <style:text-properties officeooo:rsid="00558d4e"/>
    </style:style>
    <style:style style:name="T807" style:family="text">
      <style:text-properties officeooo:rsid="0059099b"/>
    </style:style>
    <style:style style:name="T808" style:family="text">
      <style:text-properties style:font-name="Liberation Serif" fo:font-size="12pt" style:font-size-asian="10.5pt" style:font-size-complex="12pt"/>
    </style:style>
    <style:style style:name="T809" style:family="text">
      <style:text-properties style:font-name="Liberation Serif" fo:font-size="12pt" officeooo:rsid="00981577" style:font-size-asian="10.5pt" style:font-size-complex="12pt"/>
    </style:style>
    <style:style style:name="T810" style:family="text">
      <style:text-properties style:font-name="Liberation Serif" fo:font-size="12pt" officeooo:rsid="01947b64" style:font-size-asian="10.5pt" style:font-size-complex="12pt"/>
    </style:style>
    <style:style style:name="T811" style:family="text">
      <style:text-properties style:font-name="Liberation Serif" fo:font-size="12pt" officeooo:rsid="0096821e" style:font-size-asian="10.5pt" style:font-size-complex="12pt"/>
    </style:style>
    <style:style style:name="T812" style:family="text">
      <style:text-properties style:font-name="Liberation Serif" fo:font-size="12pt" fo:font-style="italic" style:font-size-asian="10.5pt" style:font-style-asian="italic" style:font-size-complex="12pt" style:font-style-complex="italic"/>
    </style:style>
    <style:style style:name="T813" style:family="text">
      <style:text-properties style:font-name="Liberation Serif" fo:font-size="12pt" fo:font-style="normal" style:font-size-asian="10.5pt" style:font-style-asian="normal" style:font-size-complex="12pt" style:font-style-complex="normal"/>
    </style:style>
    <style:style style:name="T81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15"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816" style:family="text">
      <style:text-properties style:font-name="Liberation Serif" fo:font-size="12pt" fo:font-weight="normal" officeooo:rsid="013518d4" style:font-size-asian="12pt" style:font-weight-asian="normal" style:font-size-complex="12pt" style:font-weight-complex="normal"/>
    </style:style>
    <style:style style:name="T817" style:family="text">
      <style:text-properties style:font-name="Liberation Serif" fo:font-size="12pt" fo:font-weight="normal" officeooo:rsid="121937b7" style:font-size-asian="12pt" style:font-weight-asian="normal" style:font-size-complex="12pt" style:font-weight-complex="normal"/>
    </style:style>
    <style:style style:name="T818" style:family="text">
      <style:text-properties style:font-name="Liberation Serif" fo:font-size="12pt" fo:font-weight="normal" officeooo:rsid="06a8f7df" style:font-size-asian="10.5pt" style:font-weight-asian="normal" style:font-size-complex="12pt" style:font-weight-complex="normal"/>
    </style:style>
    <style:style style:name="T819" style:family="text">
      <style:text-properties style:font-name="Liberation Serif" fo:font-size="12pt" fo:font-weight="normal" officeooo:rsid="06aa3b26" style:font-size-asian="10.5pt" style:font-weight-asian="normal" style:font-size-complex="12pt" style:font-weight-complex="normal"/>
    </style:style>
    <style:style style:name="T820" style:family="text">
      <style:text-properties style:font-name="Liberation Serif" fo:font-size="12pt" fo:font-weight="normal" officeooo:rsid="06aba816" style:font-size-asian="10.5pt" style:font-weight-asian="normal" style:font-size-complex="12pt" style:font-weight-complex="normal"/>
    </style:style>
    <style:style style:name="T821" style:family="text">
      <style:text-properties style:font-name="Liberation Serif" fo:font-size="12pt" fo:font-weight="normal" officeooo:rsid="1128ca69" style:font-size-asian="10.5pt" style:font-weight-asian="normal" style:font-size-complex="12pt" style:font-weight-complex="normal"/>
    </style:style>
    <style:style style:name="T822" style:family="text">
      <style:text-properties style:font-name="Liberation Serif" fo:font-size="12pt" style:font-size-asian="12pt" style:font-size-complex="12pt"/>
    </style:style>
    <style:style style:name="T823" style:family="text">
      <style:text-properties officeooo:rsid="005ef374"/>
    </style:style>
    <style:style style:name="T824" style:family="text">
      <style:text-properties officeooo:rsid="006299ea"/>
    </style:style>
    <style:style style:name="T825" style:family="text">
      <style:text-properties officeooo:rsid="006374e0"/>
    </style:style>
    <style:style style:name="T826" style:family="text">
      <style:text-properties officeooo:rsid="00677c60"/>
    </style:style>
    <style:style style:name="T827" style:family="text">
      <style:text-properties officeooo:rsid="006910da"/>
    </style:style>
    <style:style style:name="T828" style:family="text">
      <style:text-properties officeooo:rsid="006c7ae9"/>
    </style:style>
    <style:style style:name="T829" style:family="text">
      <style:text-properties officeooo:rsid="006e3819"/>
    </style:style>
    <style:style style:name="T830" style:family="text">
      <style:text-properties officeooo:rsid="006f0be8"/>
    </style:style>
    <style:style style:name="T831" style:family="text">
      <style:text-properties officeooo:rsid="00733e67"/>
    </style:style>
    <style:style style:name="T832" style:family="text">
      <style:text-properties officeooo:rsid="0075e014"/>
    </style:style>
    <style:style style:name="T833" style:family="text">
      <style:text-properties officeooo:rsid="00773729"/>
    </style:style>
    <style:style style:name="T834" style:family="text">
      <style:text-properties officeooo:rsid="0077e2b5"/>
    </style:style>
    <style:style style:name="T835" style:family="text">
      <style:text-properties officeooo:rsid="0078e9f6"/>
    </style:style>
    <style:style style:name="T836" style:family="text">
      <style:text-properties officeooo:rsid="00795874"/>
    </style:style>
    <style:style style:name="T837" style:family="text">
      <style:text-properties officeooo:rsid="007cfb80"/>
    </style:style>
    <style:style style:name="T838" style:family="text">
      <style:text-properties officeooo:rsid="007d6d36"/>
    </style:style>
    <style:style style:name="T839" style:family="text">
      <style:text-properties officeooo:rsid="007f1d01"/>
    </style:style>
    <style:style style:name="T840" style:family="text">
      <style:text-properties officeooo:rsid="007f9437"/>
    </style:style>
    <style:style style:name="T841" style:family="text">
      <style:text-properties officeooo:rsid="008115f6"/>
    </style:style>
    <style:style style:name="T842" style:family="text">
      <style:text-properties officeooo:rsid="00830df8"/>
    </style:style>
    <style:style style:name="T843" style:family="text">
      <style:text-properties officeooo:rsid="00874cd7"/>
    </style:style>
    <style:style style:name="T844" style:family="text">
      <style:text-properties style:text-underline-style="solid" style:text-underline-type="double" style:text-underline-width="auto" style:text-underline-color="font-color" officeooo:rsid="00874cd7"/>
    </style:style>
    <style:style style:name="T845" style:family="text">
      <style:text-properties style:text-underline-style="solid" style:text-underline-type="double" style:text-underline-width="auto" style:text-underline-color="font-color" officeooo:rsid="114c1438"/>
    </style:style>
    <style:style style:name="T846" style:family="text">
      <style:text-properties style:text-underline-style="solid" style:text-underline-type="double" style:text-underline-width="auto" style:text-underline-color="font-color" officeooo:rsid="1158af21"/>
    </style:style>
    <style:style style:name="T847" style:family="text">
      <style:text-properties officeooo:rsid="00898157"/>
    </style:style>
    <style:style style:name="T848" style:family="text">
      <style:text-properties officeooo:rsid="008be7a1"/>
    </style:style>
    <style:style style:name="T849" style:family="text">
      <style:text-properties officeooo:rsid="008cbcba"/>
    </style:style>
    <style:style style:name="T850" style:family="text">
      <style:text-properties officeooo:rsid="00959559"/>
    </style:style>
    <style:style style:name="T851" style:family="text">
      <style:text-properties officeooo:rsid="0096821e"/>
    </style:style>
    <style:style style:name="T852" style:family="text">
      <style:text-properties officeooo:rsid="00993621"/>
    </style:style>
    <style:style style:name="T853" style:family="text">
      <style:text-properties officeooo:rsid="0099d1a2"/>
    </style:style>
    <style:style style:name="T854" style:family="text">
      <style:text-properties style:font-name="Liberation Mono2" fo:font-size="9pt"/>
    </style:style>
    <style:style style:name="T855" style:family="text">
      <style:text-properties officeooo:rsid="009dd8d4"/>
    </style:style>
    <style:style style:name="T856" style:family="text">
      <style:text-properties officeooo:rsid="00a13599"/>
    </style:style>
    <style:style style:name="T857" style:family="text">
      <style:text-properties officeooo:rsid="00a1e122"/>
    </style:style>
    <style:style style:name="T858" style:family="text">
      <style:text-properties officeooo:rsid="00a4692b"/>
    </style:style>
    <style:style style:name="T859" style:family="text">
      <style:text-properties officeooo:rsid="00a4a497"/>
    </style:style>
    <style:style style:name="T860" style:family="text">
      <style:text-properties officeooo:rsid="00a673ae"/>
    </style:style>
    <style:style style:name="T861" style:family="text">
      <style:text-properties officeooo:rsid="00a96e14"/>
    </style:style>
    <style:style style:name="T862" style:family="text">
      <style:text-properties officeooo:rsid="00afc7ef"/>
    </style:style>
    <style:style style:name="T863" style:family="text">
      <style:text-properties officeooo:rsid="00b3ad7e"/>
    </style:style>
    <style:style style:name="T864" style:family="text">
      <style:text-properties officeooo:rsid="00ba6c9c"/>
    </style:style>
    <style:style style:name="T865" style:family="text">
      <style:text-properties officeooo:rsid="00baef1e"/>
    </style:style>
    <style:style style:name="T866" style:family="text">
      <style:text-properties officeooo:rsid="00bc4111"/>
    </style:style>
    <style:style style:name="T867" style:family="text">
      <style:text-properties officeooo:rsid="00c4b1dc"/>
    </style:style>
    <style:style style:name="T868" style:family="text">
      <style:text-properties officeooo:rsid="00c6e205"/>
    </style:style>
    <style:style style:name="T869" style:family="text">
      <style:text-properties officeooo:rsid="00c7a1d9"/>
    </style:style>
    <style:style style:name="T870" style:family="text">
      <style:text-properties officeooo:rsid="00c7b16d"/>
    </style:style>
    <style:style style:name="T871" style:family="text">
      <style:text-properties officeooo:rsid="00c7ef3a"/>
    </style:style>
    <style:style style:name="T872" style:family="text">
      <style:text-properties officeooo:rsid="00c98316"/>
    </style:style>
    <style:style style:name="T873" style:family="text">
      <style:text-properties officeooo:rsid="00c99246"/>
    </style:style>
    <style:style style:name="T874" style:family="text">
      <style:text-properties officeooo:rsid="00d20ae8"/>
    </style:style>
    <style:style style:name="T875" style:family="text">
      <style:text-properties officeooo:rsid="00db3c03"/>
    </style:style>
    <style:style style:name="T876" style:family="text">
      <style:text-properties officeooo:rsid="00dfc046"/>
    </style:style>
    <style:style style:name="T877" style:family="text">
      <style:text-properties officeooo:rsid="00e0c88e"/>
    </style:style>
    <style:style style:name="T878" style:family="text">
      <style:text-properties officeooo:rsid="00e3cc6d"/>
    </style:style>
    <style:style style:name="T879" style:family="text">
      <style:text-properties officeooo:rsid="00e521f1"/>
    </style:style>
    <style:style style:name="T880" style:family="text">
      <style:text-properties officeooo:rsid="00e731c3"/>
    </style:style>
    <style:style style:name="T881" style:family="text">
      <style:text-properties officeooo:rsid="00e96172"/>
    </style:style>
    <style:style style:name="T882" style:family="text">
      <style:text-properties officeooo:rsid="00ed2a43"/>
    </style:style>
    <style:style style:name="T883" style:family="text">
      <style:text-properties officeooo:rsid="00ed816b"/>
    </style:style>
    <style:style style:name="T884" style:family="text">
      <style:text-properties style:text-position="super 58%" fo:font-style="italic" officeooo:rsid="00f03c35" style:font-style-asian="italic" style:font-style-complex="italic"/>
    </style:style>
    <style:style style:name="T885" style:family="text">
      <style:text-properties style:text-position="super 58%" fo:font-style="italic" fo:font-weight="normal" officeooo:rsid="0c980686" style:font-style-asian="italic" style:font-weight-asian="normal" style:font-style-complex="italic" style:font-weight-complex="normal"/>
    </style:style>
    <style:style style:name="T886" style:family="text">
      <style:text-properties style:text-position="super 58%" officeooo:rsid="015c457f"/>
    </style:style>
    <style:style style:name="T887" style:family="text">
      <style:text-properties style:text-position="super 58%" fo:font-style="normal" style:font-style-asian="normal" style:font-style-complex="normal"/>
    </style:style>
    <style:style style:name="T888" style:family="text">
      <style:text-properties style:text-position="super 58%" officeooo:rsid="107d5839"/>
    </style:style>
    <style:style style:name="T889" style:family="text">
      <style:text-properties style:text-position="super 58%" officeooo:rsid="122444f3"/>
    </style:style>
    <style:style style:name="T890" style:family="text">
      <style:text-properties style:text-position="super 58%" fo:font-size="12pt" style:font-size-asian="12pt" style:font-size-complex="12pt"/>
    </style:style>
    <style:style style:name="T891" style:family="text">
      <style:text-properties style:text-position="super 58%" fo:font-size="12pt" officeooo:rsid="122c3849" style:font-size-asian="12pt" style:font-size-complex="12pt"/>
    </style:style>
    <style:style style:name="T892" style:family="text">
      <style:text-properties style:text-position="super 58%" fo:font-size="12pt" fo:font-style="normal" officeooo:rsid="122c3849" style:font-size-asian="12pt" style:font-style-asian="normal" style:font-size-complex="12pt" style:font-style-complex="normal"/>
    </style:style>
    <style:style style:name="T893" style:family="text">
      <style:text-properties style:text-position="super 58%" style:font-name="Liberation Mono" fo:font-size="10pt" fo:font-style="normal" officeooo:rsid="122c3849" style:font-size-asian="10pt" style:font-style-asian="normal" style:font-size-complex="10pt" style:font-style-complex="normal"/>
    </style:style>
    <style:style style:name="T894" style:family="text">
      <style:text-properties style:text-position="0% 100%" fo:font-style="italic" officeooo:rsid="00f03c35" style:font-style-asian="italic" style:font-style-complex="italic"/>
    </style:style>
    <style:style style:name="T895" style:family="text">
      <style:text-properties style:text-position="0% 100%" officeooo:rsid="122444f3"/>
    </style:style>
    <style:style style:name="T896" style:family="text">
      <style:text-properties officeooo:rsid="00f8a84d"/>
    </style:style>
    <style:style style:name="T897" style:family="text">
      <style:text-properties officeooo:rsid="00fa1fc4"/>
    </style:style>
    <style:style style:name="T898" style:family="text">
      <style:text-properties officeooo:rsid="00fd44d2"/>
    </style:style>
    <style:style style:name="T899" style:family="text">
      <style:text-properties officeooo:rsid="00fea912"/>
    </style:style>
    <style:style style:name="T900" style:family="text">
      <style:text-properties officeooo:rsid="0100587f"/>
    </style:style>
    <style:style style:name="T901" style:family="text">
      <style:text-properties officeooo:rsid="0101e9b5"/>
    </style:style>
    <style:style style:name="T902" style:family="text">
      <style:text-properties officeooo:rsid="010363b9"/>
    </style:style>
    <style:style style:name="T903" style:family="text">
      <style:text-properties officeooo:rsid="0108b46a"/>
    </style:style>
    <style:style style:name="T904" style:family="text">
      <style:text-properties officeooo:rsid="010ade15"/>
    </style:style>
    <style:style style:name="T905" style:family="text">
      <style:text-properties officeooo:rsid="010c7b1d"/>
    </style:style>
    <style:style style:name="T906" style:family="text">
      <style:text-properties officeooo:rsid="010d242d"/>
    </style:style>
    <style:style style:name="T907" style:family="text">
      <style:text-properties officeooo:rsid="010fbfa9"/>
    </style:style>
    <style:style style:name="T908" style:family="text">
      <style:text-properties officeooo:rsid="0110149b"/>
    </style:style>
    <style:style style:name="T909" style:family="text">
      <style:text-properties officeooo:rsid="01107191"/>
    </style:style>
    <style:style style:name="T910" style:family="text">
      <style:text-properties officeooo:rsid="0111a231"/>
    </style:style>
    <style:style style:name="T911" style:family="text">
      <style:text-properties officeooo:rsid="011962b6"/>
    </style:style>
    <style:style style:name="T912" style:family="text">
      <style:text-properties officeooo:rsid="01248791"/>
    </style:style>
    <style:style style:name="T913" style:family="text">
      <style:text-properties officeooo:rsid="01280c0f"/>
    </style:style>
    <style:style style:name="T914" style:family="text">
      <style:text-properties officeooo:rsid="01298b5c"/>
    </style:style>
    <style:style style:name="T915" style:family="text">
      <style:text-properties officeooo:rsid="012a2440"/>
    </style:style>
    <style:style style:name="T916" style:family="text">
      <style:text-properties officeooo:rsid="012be080"/>
    </style:style>
    <style:style style:name="T917" style:family="text">
      <style:text-properties officeooo:rsid="012c005e"/>
    </style:style>
    <style:style style:name="T918" style:family="text">
      <style:text-properties officeooo:rsid="012d8443"/>
    </style:style>
    <style:style style:name="T919" style:family="text">
      <style:text-properties officeooo:rsid="012e0b0f"/>
    </style:style>
    <style:style style:name="T920"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21"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22"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23"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24" style:family="text">
      <style:text-properties fo:color="#000000" style:font-name="Liberation Mono1" fo:font-style="normal" fo:font-weight="normal" officeooo:rsid="0c7c5e9e" style:font-style-asian="normal" style:font-weight-asian="normal"/>
    </style:style>
    <style:style style:name="T925" style:family="text">
      <style:text-properties fo:color="#000000" style:font-name="Ubuntu Mono" fo:font-size="10.5pt" fo:font-style="normal" fo:font-weight="normal" style:font-size-asian="10.5pt" style:font-style-asian="normal" style:font-weight-asian="normal"/>
    </style:style>
    <style:style style:name="T926" style:family="text">
      <style:text-properties fo:color="#000000" style:font-name="Ubuntu Mono" fo:font-size="10.5pt" fo:font-style="normal" fo:font-weight="normal" officeooo:rsid="10aa51f2" style:font-size-asian="10.5pt" style:font-style-asian="normal" style:font-weight-asian="normal"/>
    </style:style>
    <style:style style:name="T927"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928" style:family="text">
      <style:text-properties officeooo:rsid="01319093"/>
    </style:style>
    <style:style style:name="T929" style:family="text">
      <style:text-properties officeooo:rsid="013267bb"/>
    </style:style>
    <style:style style:name="T930" style:family="text">
      <style:text-properties officeooo:rsid="0136b1d1"/>
    </style:style>
    <style:style style:name="T931" style:family="text">
      <style:text-properties officeooo:rsid="013a3c46"/>
    </style:style>
    <style:style style:name="T932" style:family="text">
      <style:text-properties officeooo:rsid="013c0412"/>
    </style:style>
    <style:style style:name="T933" style:family="text">
      <style:text-properties officeooo:rsid="013db623"/>
    </style:style>
    <style:style style:name="T934" style:family="text">
      <style:text-properties officeooo:rsid="013ebbcd"/>
    </style:style>
    <style:style style:name="T935" style:family="text">
      <style:text-properties officeooo:rsid="01446f4f"/>
    </style:style>
    <style:style style:name="T936" style:family="text">
      <style:text-properties officeooo:rsid="01454f26"/>
    </style:style>
    <style:style style:name="T937" style:family="text">
      <style:text-properties officeooo:rsid="0146a25e"/>
    </style:style>
    <style:style style:name="T938" style:family="text">
      <style:text-properties officeooo:rsid="014c7ca2"/>
    </style:style>
    <style:style style:name="T939" style:family="text">
      <style:text-properties officeooo:rsid="014e1472"/>
    </style:style>
    <style:style style:name="T940" style:family="text">
      <style:text-properties officeooo:rsid="0151a14c"/>
    </style:style>
    <style:style style:name="T941" style:family="text">
      <style:text-properties officeooo:rsid="0155792b"/>
    </style:style>
    <style:style style:name="T942" style:family="text">
      <style:text-properties officeooo:rsid="0156df70"/>
    </style:style>
    <style:style style:name="T943" style:family="text">
      <style:text-properties officeooo:rsid="015afb60"/>
    </style:style>
    <style:style style:name="T944" style:family="text">
      <style:text-properties officeooo:rsid="015c457f"/>
    </style:style>
    <style:style style:name="T945" style:family="text">
      <style:text-properties officeooo:rsid="01601e23"/>
    </style:style>
    <style:style style:name="T946" style:family="text">
      <style:text-properties officeooo:rsid="01606fa9"/>
    </style:style>
    <style:style style:name="T947" style:family="text">
      <style:text-properties officeooo:rsid="016271de"/>
    </style:style>
    <style:style style:name="T948" style:family="text">
      <style:text-properties officeooo:rsid="0163ec2d"/>
    </style:style>
    <style:style style:name="T949" style:family="text">
      <style:text-properties officeooo:rsid="016697c2"/>
    </style:style>
    <style:style style:name="T950" style:family="text">
      <style:text-properties officeooo:rsid="016d5f7e"/>
    </style:style>
    <style:style style:name="T951" style:family="text">
      <style:text-properties officeooo:rsid="016dffa2"/>
    </style:style>
    <style:style style:name="T952" style:family="text">
      <style:text-properties style:font-name="FetteFraktur"/>
    </style:style>
    <style:style style:name="T953" style:family="text">
      <style:text-properties officeooo:rsid="016fbea2"/>
    </style:style>
    <style:style style:name="T954" style:family="text">
      <style:text-properties officeooo:rsid="01714135"/>
    </style:style>
    <style:style style:name="T955" style:family="text">
      <style:text-properties officeooo:rsid="01741a9d"/>
    </style:style>
    <style:style style:name="T956" style:family="text">
      <style:text-properties officeooo:rsid="01748726"/>
    </style:style>
    <style:style style:name="T957" style:family="text">
      <style:text-properties officeooo:rsid="0175ae42"/>
    </style:style>
    <style:style style:name="T958" style:family="text">
      <style:text-properties officeooo:rsid="017744f5"/>
    </style:style>
    <style:style style:name="T959" style:family="text">
      <style:text-properties officeooo:rsid="0178cc13"/>
    </style:style>
    <style:style style:name="T960" style:family="text">
      <style:text-properties officeooo:rsid="01796b64"/>
    </style:style>
    <style:style style:name="T961" style:family="text">
      <style:text-properties officeooo:rsid="017b41cb"/>
    </style:style>
    <style:style style:name="T962" style:family="text">
      <style:text-properties officeooo:rsid="017cfc2e"/>
    </style:style>
    <style:style style:name="T963" style:family="text">
      <style:text-properties officeooo:rsid="017f87cc"/>
    </style:style>
    <style:style style:name="T964" style:family="text">
      <style:text-properties officeooo:rsid="01814254"/>
    </style:style>
    <style:style style:name="T965" style:family="text">
      <style:text-properties officeooo:rsid="01832bff"/>
    </style:style>
    <style:style style:name="T966" style:family="text">
      <style:text-properties officeooo:rsid="01864d6f"/>
    </style:style>
    <style:style style:name="T967" style:family="text">
      <style:text-properties officeooo:rsid="018820c4"/>
    </style:style>
    <style:style style:name="T968" style:family="text">
      <style:text-properties officeooo:rsid="01883b21"/>
    </style:style>
    <style:style style:name="T969" style:family="text">
      <style:text-properties officeooo:rsid="018948fb"/>
    </style:style>
    <style:style style:name="T970" style:family="text">
      <style:text-properties officeooo:rsid="0189f995"/>
    </style:style>
    <style:style style:name="T971" style:family="text">
      <style:text-properties officeooo:rsid="018c545a"/>
    </style:style>
    <style:style style:name="T972" style:family="text">
      <style:text-properties officeooo:rsid="018d6617"/>
    </style:style>
    <style:style style:name="T973" style:family="text">
      <style:text-properties officeooo:rsid="018e9d62"/>
    </style:style>
    <style:style style:name="T974" style:family="text">
      <style:text-properties officeooo:rsid="0192090e"/>
    </style:style>
    <style:style style:name="T975" style:family="text">
      <style:text-properties officeooo:rsid="019252a9"/>
    </style:style>
    <style:style style:name="T976" style:family="text">
      <style:text-properties officeooo:rsid="0192d88c"/>
    </style:style>
    <style:style style:name="T977" style:family="text">
      <style:text-properties officeooo:rsid="01947b64"/>
    </style:style>
    <style:style style:name="T978" style:family="text">
      <style:text-properties officeooo:rsid="01966cc0"/>
    </style:style>
    <style:style style:name="T979" style:family="text">
      <style:text-properties officeooo:rsid="004e0ec9"/>
    </style:style>
    <style:style style:name="T980" style:family="text">
      <style:text-properties officeooo:rsid="019e3113"/>
    </style:style>
    <style:style style:name="T981" style:family="text">
      <style:text-properties officeooo:rsid="019f8b05"/>
    </style:style>
    <style:style style:name="T982" style:family="text">
      <style:text-properties officeooo:rsid="01a0c307"/>
    </style:style>
    <style:style style:name="T983" style:family="text">
      <style:text-properties officeooo:rsid="01abedff"/>
    </style:style>
    <style:style style:name="T984" style:family="text">
      <style:text-properties officeooo:rsid="01b99f81"/>
    </style:style>
    <style:style style:name="T985" style:family="text">
      <style:text-properties officeooo:rsid="01bcf6ce"/>
    </style:style>
    <style:style style:name="T986" style:family="text">
      <style:text-properties officeooo:rsid="01bd0e7e"/>
    </style:style>
    <style:style style:name="T987" style:family="text">
      <style:text-properties officeooo:rsid="01be9309"/>
    </style:style>
    <style:style style:name="T988" style:family="text">
      <style:text-properties officeooo:rsid="01bed22a"/>
    </style:style>
    <style:style style:name="T989" style:family="text">
      <style:text-properties officeooo:rsid="01c78f87"/>
    </style:style>
    <style:style style:name="T990" style:family="text">
      <style:text-properties officeooo:rsid="01ca99a2"/>
    </style:style>
    <style:style style:name="T991" style:family="text">
      <style:text-properties officeooo:rsid="01cb23c4"/>
    </style:style>
    <style:style style:name="T992" style:family="text">
      <style:text-properties officeooo:rsid="01cc9f53"/>
    </style:style>
    <style:style style:name="T993" style:family="text">
      <style:text-properties officeooo:rsid="01cd336c"/>
    </style:style>
    <style:style style:name="T994" style:family="text">
      <style:text-properties officeooo:rsid="01ce03fe"/>
    </style:style>
    <style:style style:name="T995" style:family="text">
      <style:text-properties officeooo:rsid="01d67352"/>
    </style:style>
    <style:style style:name="T996" style:family="text">
      <style:text-properties officeooo:rsid="01d6cf97"/>
    </style:style>
    <style:style style:name="T997" style:family="text">
      <style:text-properties officeooo:rsid="01da502f"/>
    </style:style>
    <style:style style:name="T998" style:family="text">
      <style:text-properties officeooo:rsid="01dbb60a"/>
    </style:style>
    <style:style style:name="T999" style:family="text">
      <style:text-properties officeooo:rsid="01df79bc"/>
    </style:style>
    <style:style style:name="T1000" style:family="text">
      <style:text-properties officeooo:rsid="01e111b4"/>
    </style:style>
    <style:style style:name="T1001" style:family="text">
      <style:text-properties officeooo:rsid="01e1562a"/>
    </style:style>
    <style:style style:name="T1002" style:family="text">
      <style:text-properties officeooo:rsid="01e372de"/>
    </style:style>
    <style:style style:name="T1003" style:family="text">
      <style:text-properties officeooo:rsid="01e568e0"/>
    </style:style>
    <style:style style:name="T1004" style:family="text">
      <style:text-properties officeooo:rsid="00dc0463"/>
    </style:style>
    <style:style style:name="T1005" style:family="text">
      <style:text-properties officeooo:rsid="01eb0996"/>
    </style:style>
    <style:style style:name="T1006" style:family="text">
      <style:text-properties officeooo:rsid="01ee9235"/>
    </style:style>
    <style:style style:name="T1007" style:family="text">
      <style:text-properties officeooo:rsid="01ef9ea6"/>
    </style:style>
    <style:style style:name="T1008" style:family="text">
      <style:text-properties officeooo:rsid="01f45b48"/>
    </style:style>
    <style:style style:name="T1009" style:family="text">
      <style:text-properties officeooo:rsid="01fa6a1c"/>
    </style:style>
    <style:style style:name="T1010" style:family="text">
      <style:text-properties officeooo:rsid="01fc4374"/>
    </style:style>
    <style:style style:name="T1011" style:family="text">
      <style:text-properties officeooo:rsid="01fea5c6"/>
    </style:style>
    <style:style style:name="T1012" style:family="text">
      <style:text-properties officeooo:rsid="0206acd2"/>
    </style:style>
    <style:style style:name="T1013" style:family="text">
      <style:text-properties officeooo:rsid="0209a71e"/>
    </style:style>
    <style:style style:name="T1014" style:family="text">
      <style:text-properties officeooo:rsid="0209cfe2"/>
    </style:style>
    <style:style style:name="T1015" style:family="text">
      <style:text-properties officeooo:rsid="020c5064"/>
    </style:style>
    <style:style style:name="T1016" style:family="text">
      <style:text-properties officeooo:rsid="020c80f8"/>
    </style:style>
    <style:style style:name="T1017" style:family="text">
      <style:text-properties officeooo:rsid="020e2ea5"/>
    </style:style>
    <style:style style:name="T1018" style:family="text">
      <style:text-properties officeooo:rsid="020ef690"/>
    </style:style>
    <style:style style:name="T1019" style:family="text">
      <style:text-properties officeooo:rsid="0212fcb9"/>
    </style:style>
    <style:style style:name="T1020" style:family="text">
      <style:text-properties officeooo:rsid="02147e6b"/>
    </style:style>
    <style:style style:name="T1021" style:family="text">
      <style:text-properties officeooo:rsid="02180d0d"/>
    </style:style>
    <style:style style:name="T1022" style:family="text">
      <style:text-properties officeooo:rsid="021a0a19"/>
    </style:style>
    <style:style style:name="T1023" style:family="text">
      <style:text-properties officeooo:rsid="021d7afa"/>
    </style:style>
    <style:style style:name="T1024" style:family="text">
      <style:text-properties officeooo:rsid="021f347c"/>
    </style:style>
    <style:style style:name="T1025" style:family="text">
      <style:text-properties officeooo:rsid="022191a2"/>
    </style:style>
    <style:style style:name="T1026" style:family="text">
      <style:text-properties officeooo:rsid="02238030"/>
    </style:style>
    <style:style style:name="T1027" style:family="text">
      <style:text-properties officeooo:rsid="0223f667"/>
    </style:style>
    <style:style style:name="T1028" style:family="text">
      <style:text-properties officeooo:rsid="02256ff6"/>
    </style:style>
    <style:style style:name="T1029" style:family="text">
      <style:text-properties officeooo:rsid="0226b30f"/>
    </style:style>
    <style:style style:name="T1030" style:family="text">
      <style:text-properties officeooo:rsid="02292611"/>
    </style:style>
    <style:style style:name="T1031" style:family="text">
      <style:text-properties officeooo:rsid="022a9f40"/>
    </style:style>
    <style:style style:name="T1032" style:family="text">
      <style:text-properties officeooo:rsid="022bd1e4"/>
    </style:style>
    <style:style style:name="T1033" style:family="text">
      <style:text-properties officeooo:rsid="022cfecf"/>
    </style:style>
    <style:style style:name="T1034" style:family="text">
      <style:text-properties officeooo:rsid="022d3f41"/>
    </style:style>
    <style:style style:name="T1035" style:family="text">
      <style:text-properties officeooo:rsid="022d8b4d"/>
    </style:style>
    <style:style style:name="T1036" style:family="text">
      <style:text-properties officeooo:rsid="022e61d4"/>
    </style:style>
    <style:style style:name="T1037" style:family="text">
      <style:text-properties officeooo:rsid="022ed3e3"/>
    </style:style>
    <style:style style:name="T1038" style:family="text">
      <style:text-properties officeooo:rsid="0230c469"/>
    </style:style>
    <style:style style:name="T1039" style:family="text">
      <style:text-properties officeooo:rsid="0231deef"/>
    </style:style>
    <style:style style:name="T1040" style:family="text">
      <style:text-properties officeooo:rsid="0125f43e"/>
    </style:style>
    <style:style style:name="T1041" style:family="text">
      <style:text-properties officeooo:rsid="0240b116"/>
    </style:style>
    <style:style style:name="T1042" style:family="text">
      <style:text-properties officeooo:rsid="0241a3db"/>
    </style:style>
    <style:style style:name="T1043" style:family="text">
      <style:text-properties officeooo:rsid="0241c9fe"/>
    </style:style>
    <style:style style:name="T1044" style:family="text">
      <style:text-properties officeooo:rsid="024369e2"/>
    </style:style>
    <style:style style:name="T1045" style:family="text">
      <style:text-properties officeooo:rsid="02479e6a"/>
    </style:style>
    <style:style style:name="T1046" style:family="text">
      <style:text-properties officeooo:rsid="024b9bb3"/>
    </style:style>
    <style:style style:name="T1047" style:family="text">
      <style:text-properties officeooo:rsid="025798da"/>
    </style:style>
    <style:style style:name="T1048" style:family="text">
      <style:text-properties officeooo:rsid="02589aa7"/>
    </style:style>
    <style:style style:name="T1049" style:family="text">
      <style:text-properties officeooo:rsid="0258d68b"/>
    </style:style>
    <style:style style:name="T1050"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51"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52"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53"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54"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55"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12837185" style:font-name-asian="DejaVu Sans Mono" style:font-size-asian="10pt" style:font-name-complex="Liberation Mono" style:font-size-complex="10pt"/>
    </style:style>
    <style:style style:name="T1114" style:family="text">
      <style:text-properties fo:color="#fff200" style:font-name="Liberation Mono" fo:font-size="10pt" fo:font-weight="bold" officeooo:rsid="1290d2cf" style:font-name-asian="DejaVu Sans Mono" style:font-size-asian="10pt" style:font-name-complex="Liberation Mono" style:font-size-complex="10pt"/>
    </style:style>
    <style:style style:name="T1115" style:family="text">
      <style:text-properties fo:color="#fff200" style:font-name="Liberation Mono" fo:font-size="10pt" fo:font-weight="bold" officeooo:rsid="12949f0d" style:font-name-asian="DejaVu Sans Mono" style:font-size-asian="10pt" style:font-name-complex="Liberation Mono" style:font-size-complex="10pt"/>
    </style:style>
    <style:style style:name="T1116" style:family="text">
      <style:text-properties fo:color="#fff200" style:font-name="Liberation Mono" fo:font-size="10pt" fo:font-weight="bold" officeooo:rsid="1296f0eb" style:font-name-asian="DejaVu Sans Mono" style:font-size-asian="10pt" style:font-name-complex="Liberation Mono" style:font-size-complex="10pt"/>
    </style:style>
    <style:style style:name="T1117" style:family="text">
      <style:text-properties fo:color="#fff200" style:font-name="Liberation Mono" fo:font-size="10pt" fo:font-weight="bold" officeooo:rsid="12985573" style:font-name-asian="DejaVu Sans Mono" style:font-size-asian="10pt" style:font-name-complex="Liberation Mono" style:font-size-complex="10pt"/>
    </style:style>
    <style:style style:name="T1118" style:family="text">
      <style:text-properties fo:color="#fff200" style:font-name="Liberation Mono" fo:font-size="10pt" fo:font-weight="bold" officeooo:rsid="129cecd2" style:font-name-asian="DejaVu Sans Mono" style:font-size-asian="10pt" style:font-name-complex="Liberation Mono" style:font-size-complex="10pt"/>
    </style:style>
    <style:style style:name="T1119" style:family="text">
      <style:text-properties fo:color="#fff200" style:font-name="Liberation Mono" fo:font-size="10pt" fo:font-weight="bold" officeooo:rsid="12a5171b" style:font-name-asian="DejaVu Sans Mono" style:font-size-asian="10pt" style:font-name-complex="Liberation Mono" style:font-size-complex="10pt"/>
    </style:style>
    <style:style style:name="T1120" style:family="text">
      <style:text-properties fo:color="#fff200" style:font-name="Liberation Mono" fo:font-size="10pt" fo:font-weight="bold" officeooo:rsid="12ac2ee8" style:font-name-asian="DejaVu Sans Mono" style:font-size-asian="10pt" style:font-name-complex="Liberation Mono" style:font-size-complex="10pt"/>
    </style:style>
    <style:style style:name="T1121" style:family="text">
      <style:text-properties fo:color="#fff200" style:font-name="Liberation Mono" fo:font-size="10pt" fo:font-weight="bold" officeooo:rsid="12ae34f5" style:font-name-asian="DejaVu Sans Mono" style:font-size-asian="10pt" style:font-name-complex="Liberation Mono" style:font-size-complex="10pt"/>
    </style:style>
    <style:style style:name="T1122" style:family="text">
      <style:text-properties fo:color="#fff200" style:font-name="Liberation Mono" fo:font-size="10pt" fo:font-weight="bold" officeooo:rsid="12b8ade4" style:font-name-asian="DejaVu Sans Mono" style:font-size-asian="10pt" style:font-name-complex="Liberation Mono" style:font-size-complex="10pt"/>
    </style:style>
    <style:style style:name="T1123" style:family="text">
      <style:text-properties fo:color="#fff200" style:font-name="Liberation Mono" fo:font-size="10pt" fo:font-weight="bold" officeooo:rsid="12be4ef8" style:font-name-asian="DejaVu Sans Mono" style:font-size-asian="10pt" style:font-name-complex="Liberation Mono" style:font-size-complex="10pt"/>
    </style:style>
    <style:style style:name="T1124" style:family="text">
      <style:text-properties fo:color="#fff200" style:font-name="Liberation Mono" fo:font-size="10pt" fo:font-weight="bold" officeooo:rsid="12c0bf65" style:font-name-asian="DejaVu Sans Mono" style:font-size-asian="10pt" style:font-name-complex="Liberation Mono" style:font-size-complex="10pt"/>
    </style:style>
    <style:style style:name="T1125" style:family="text">
      <style:text-properties fo:color="#fff200" style:font-name="Liberation Mono" fo:font-size="10pt" fo:font-weight="bold" officeooo:rsid="12c26965" style:font-name-asian="DejaVu Sans Mono" style:font-size-asian="10pt" style:font-name-complex="Liberation Mono" style:font-size-complex="10pt"/>
    </style:style>
    <style:style style:name="T1126" style:family="text">
      <style:text-properties fo:color="#fff200" style:font-name="Liberation Mono" fo:font-size="10pt" fo:font-weight="bold" officeooo:rsid="12c63042" style:font-name-asian="DejaVu Sans Mono" style:font-size-asian="10pt" style:font-name-complex="Liberation Mono" style:font-size-complex="10pt"/>
    </style:style>
    <style:style style:name="T1127" style:family="text">
      <style:text-properties fo:color="#fff200" style:font-name="Liberation Mono" fo:font-size="10pt" fo:font-weight="bold" officeooo:rsid="12cf9ecf" style:font-name-asian="DejaVu Sans Mono" style:font-size-asian="10pt" style:font-name-complex="Liberation Mono" style:font-size-complex="10pt"/>
    </style:style>
    <style:style style:name="T1128" style:family="text">
      <style:text-properties fo:color="#fff200" style:font-name="Liberation Mono" fo:font-size="10pt" fo:font-weight="bold" officeooo:rsid="12820943" style:font-name-asian="DejaVu Sans Mono" style:font-size-asian="10pt" style:font-name-complex="Liberation Mono" style:font-size-complex="10pt"/>
    </style:style>
    <style:style style:name="T1129" style:family="text">
      <style:text-properties fo:color="#fff200" style:font-name="Liberation Mono" fo:font-size="10pt" fo:font-weight="bold" officeooo:rsid="12dcc164" style:font-name-asian="DejaVu Sans Mono" style:font-size-asian="10pt" style:font-name-complex="Liberation Mono" style:font-size-complex="10pt"/>
    </style:style>
    <style:style style:name="T1130"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31"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32" style:family="text">
      <style:text-properties fo:color="#fff200" style:font-name="Liberation Mono" fo:font-weight="bold" officeooo:rsid="12ba21bc" style:font-name-asian="DejaVu Sans Mono" style:font-name-complex="Liberation Mono"/>
    </style:style>
    <style:style style:name="T1133" style:family="text">
      <style:text-properties fo:color="#fff200" style:font-name="Liberation Mono" fo:font-weight="bold" officeooo:rsid="12c02d88" style:font-name-asian="DejaVu Sans Mono" style:font-name-complex="Liberation Mono"/>
    </style:style>
    <style:style style:name="T1134"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35"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36"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37" style:family="text">
      <style:text-properties officeooo:rsid="02ea1c5e"/>
    </style:style>
    <style:style style:name="T1138" style:family="text">
      <style:text-properties officeooo:rsid="02ec565b"/>
    </style:style>
    <style:style style:name="T1139" style:family="text">
      <style:text-properties officeooo:rsid="02ef609c"/>
    </style:style>
    <style:style style:name="T1140" style:family="text">
      <style:text-properties officeooo:rsid="02f7109c"/>
    </style:style>
    <style:style style:name="T1141" style:family="text">
      <style:text-properties officeooo:rsid="02f749fe"/>
    </style:style>
    <style:style style:name="T1142" style:family="text">
      <style:text-properties officeooo:rsid="03fada74"/>
    </style:style>
    <style:style style:name="T1143" style:family="text">
      <style:text-properties officeooo:rsid="03fda613"/>
    </style:style>
    <style:style style:name="T1144" style:family="text">
      <style:text-properties officeooo:rsid="04009322"/>
    </style:style>
    <style:style style:name="T1145" style:family="text">
      <style:text-properties officeooo:rsid="0491231b"/>
    </style:style>
    <style:style style:name="T1146" style:family="text">
      <style:text-properties officeooo:rsid="049131f6"/>
    </style:style>
    <style:style style:name="T1147" style:family="text">
      <style:text-properties officeooo:rsid="04f63259"/>
    </style:style>
    <style:style style:name="T1148" style:family="text">
      <style:text-properties officeooo:rsid="04f672d7"/>
    </style:style>
    <style:style style:name="T1149" style:family="text">
      <style:text-properties officeooo:rsid="04f683fe"/>
    </style:style>
    <style:style style:name="T1150" style:family="text">
      <style:text-properties officeooo:rsid="04f70dd4"/>
    </style:style>
    <style:style style:name="T1151" style:family="text">
      <style:text-properties officeooo:rsid="017b9c7e"/>
    </style:style>
    <style:style style:name="T1152" style:family="text">
      <style:text-properties officeooo:rsid="05233476"/>
    </style:style>
    <style:style style:name="T1153" style:family="text">
      <style:text-properties officeooo:rsid="05251044"/>
    </style:style>
    <style:style style:name="T1154" style:family="text">
      <style:text-properties officeooo:rsid="0526bd1a"/>
    </style:style>
    <style:style style:name="T1155" style:family="text">
      <style:text-properties officeooo:rsid="0528406a"/>
    </style:style>
    <style:style style:name="T1156" style:family="text">
      <style:text-properties officeooo:rsid="0528e692"/>
    </style:style>
    <style:style style:name="T1157" style:family="text">
      <style:text-properties officeooo:rsid="052ba80a"/>
    </style:style>
    <style:style style:name="T1158" style:family="text">
      <style:text-properties officeooo:rsid="052c14ff"/>
    </style:style>
    <style:style style:name="T1159" style:family="text">
      <style:text-properties officeooo:rsid="052f8a01"/>
    </style:style>
    <style:style style:name="T1160" style:family="text">
      <style:text-properties officeooo:rsid="05316ec5"/>
    </style:style>
    <style:style style:name="T1161" style:family="text">
      <style:text-properties officeooo:rsid="0532e35c"/>
    </style:style>
    <style:style style:name="T1162" style:family="text">
      <style:text-properties officeooo:rsid="01073ac9"/>
    </style:style>
    <style:style style:name="T1163" style:family="text">
      <style:text-properties officeooo:rsid="05484c73"/>
    </style:style>
    <style:style style:name="T1164" style:family="text">
      <style:text-properties officeooo:rsid="05496559"/>
    </style:style>
    <style:style style:name="T1165" style:family="text">
      <style:text-properties officeooo:rsid="0574bc47"/>
    </style:style>
    <style:style style:name="T1166" style:family="text">
      <style:text-properties officeooo:rsid="0601b349"/>
    </style:style>
    <style:style style:name="T1167" style:family="text">
      <style:text-properties officeooo:rsid="0603d1ea"/>
    </style:style>
    <style:style style:name="T1168" style:family="text">
      <style:text-properties officeooo:rsid="0605a7f4"/>
    </style:style>
    <style:style style:name="T1169" style:family="text">
      <style:text-properties officeooo:rsid="066ae693"/>
    </style:style>
    <style:style style:name="T1170" style:family="text">
      <style:text-properties officeooo:rsid="066dc662"/>
    </style:style>
    <style:style style:name="T1171" style:family="text">
      <style:text-properties officeooo:rsid="06721eb8"/>
    </style:style>
    <style:style style:name="T1172" style:family="text">
      <style:text-properties officeooo:rsid="067b07c4"/>
    </style:style>
    <style:style style:name="T1173" style:family="text">
      <style:text-properties officeooo:rsid="067dc553"/>
    </style:style>
    <style:style style:name="T1174" style:family="text">
      <style:text-properties officeooo:rsid="067ed626"/>
    </style:style>
    <style:style style:name="T1175" style:family="text">
      <style:text-properties officeooo:rsid="067ff8f3"/>
    </style:style>
    <style:style style:name="T1176" style:family="text">
      <style:text-properties officeooo:rsid="06803c26"/>
    </style:style>
    <style:style style:name="T1177" style:family="text">
      <style:text-properties officeooo:rsid="06827a2c"/>
    </style:style>
    <style:style style:name="T1178" style:family="text">
      <style:text-properties officeooo:rsid="06898275"/>
    </style:style>
    <style:style style:name="T1179" style:family="text">
      <style:text-properties officeooo:rsid="068ea877"/>
    </style:style>
    <style:style style:name="T1180" style:family="text">
      <style:text-properties officeooo:rsid="06941ed4"/>
    </style:style>
    <style:style style:name="T1181" style:family="text">
      <style:text-properties officeooo:rsid="0091caf7"/>
    </style:style>
    <style:style style:name="T1182" style:family="text">
      <style:text-properties style:font-name="Courier New"/>
    </style:style>
    <style:style style:name="T1183" style:family="text">
      <style:text-properties style:font-name="Courier New" officeooo:rsid="020c80f8"/>
    </style:style>
    <style:style style:name="T1184" style:family="text">
      <style:text-properties style:font-name="Courier New" fo:font-style="normal" officeooo:rsid="0bf5a5ee" style:font-style-asian="normal" style:font-style-complex="normal"/>
    </style:style>
    <style:style style:name="T1185" style:family="text">
      <style:text-properties style:font-name="Courier New" officeooo:rsid="0bf5a5ee"/>
    </style:style>
    <style:style style:name="T1186" style:family="text">
      <style:text-properties officeooo:rsid="06959d71"/>
    </style:style>
    <style:style style:name="T1187" style:family="text">
      <style:text-properties officeooo:rsid="06a8f7df"/>
    </style:style>
    <style:style style:name="T1188" style:family="text">
      <style:text-properties officeooo:rsid="022dda61"/>
    </style:style>
    <style:style style:name="T1189" style:family="text">
      <style:text-properties style:font-name="Liberation Sans" fo:font-size="18pt" officeooo:rsid="107bca3e" style:font-name-asian="Noto Sans CJK SC" style:font-size-asian="18pt" style:font-name-complex="Lohit Devanagari" style:font-size-complex="18pt"/>
    </style:style>
    <style:style style:name="T1190" style:family="text">
      <style:text-properties style:font-name="Liberation Sans" fo:font-size="14pt" officeooo:rsid="10ad4e39" style:font-name-asian="Noto Sans CJK SC" style:font-size-asian="14pt" style:font-name-complex="Lohit Devanagari" style:font-size-complex="14pt"/>
    </style:style>
    <style:style style:name="T1191" style:family="text">
      <style:text-properties style:font-name="Liberation Sans" fo:font-size="14pt" officeooo:rsid="12ac2ee8" style:font-name-asian="Noto Sans CJK SC" style:font-size-asian="14pt" style:font-name-complex="Lohit Devanagari" style:font-size-complex="14pt"/>
    </style:style>
    <style:style style:name="T1192" style:family="text">
      <style:text-properties style:font-name="Liberation Sans" fo:font-size="14pt" officeooo:rsid="12d2f833" style:font-name-asian="Noto Sans CJK SC" style:font-size-asian="14pt" style:font-name-complex="Lohit Devanagari" style:font-size-complex="14pt"/>
    </style:style>
    <style:style style:name="T1193"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194"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95"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96"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197"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198" style:family="text">
      <style:text-properties style:font-name="Liberation Sans" fo:font-size="14.1000003814697pt" fo:font-weight="bold" officeooo:rsid="12a7ee14" style:font-name-asian="Noto Sans CJK SC" style:font-size-asian="14.1000003814697pt" style:font-weight-asian="bold" style:font-name-complex="Lohit Devanagari" style:font-size-complex="14.1000003814697pt" style:font-weight-complex="bold"/>
    </style:style>
    <style:style style:name="T1199" style:family="text">
      <style:text-properties style:font-name="Liberation Sans" fo:font-size="14.1000003814697pt" fo:font-weight="bold" officeooo:rsid="12c0bf65" style:font-name-asian="Noto Sans CJK SC" style:font-size-asian="14.1000003814697pt" style:font-weight-asian="bold" style:font-name-complex="Lohit Devanagari" style:font-size-complex="14.1000003814697pt" style:font-weight-complex="bold"/>
    </style:style>
    <style:style style:name="T1200"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201" style:family="text">
      <style:text-properties style:font-name="Liberation Sans" fo:font-size="16.1000003814697pt" fo:font-weight="bold" officeooo:rsid="12aa08ef" style:font-name-asian="Noto Sans CJK SC" style:font-size-asian="16.1000003814697pt" style:font-weight-asian="bold" style:font-name-complex="Lohit Devanagari" style:font-size-complex="16.1000003814697pt" style:font-weight-complex="bold"/>
    </style:style>
    <style:style style:name="T1202" style:family="text">
      <style:text-properties officeooo:rsid="06ac37d7"/>
    </style:style>
    <style:style style:name="T1203" style:family="text">
      <style:text-properties officeooo:rsid="06b0e114"/>
    </style:style>
    <style:style style:name="T1204" style:family="text">
      <style:text-properties officeooo:rsid="06b1a458"/>
    </style:style>
    <style:style style:name="T1205" style:family="text">
      <style:text-properties officeooo:rsid="06bd07da"/>
    </style:style>
    <style:style style:name="T1206" style:family="text">
      <style:text-properties officeooo:rsid="06c3a9d3"/>
    </style:style>
    <style:style style:name="T1207" style:family="text">
      <style:text-properties officeooo:rsid="06c6ad6c"/>
    </style:style>
    <style:style style:name="T1208" style:family="text">
      <style:text-properties officeooo:rsid="075db52a"/>
    </style:style>
    <style:style style:name="T1209" style:family="text">
      <style:text-properties officeooo:rsid="075fb756"/>
    </style:style>
    <style:style style:name="T1210" style:family="text">
      <style:text-properties officeooo:rsid="008397dd"/>
    </style:style>
    <style:style style:name="T1211" style:family="text">
      <style:text-properties officeooo:rsid="07620a69"/>
    </style:style>
    <style:style style:name="T1212" style:family="text">
      <style:text-properties officeooo:rsid="079bbc05"/>
    </style:style>
    <style:style style:name="T1213" style:family="text">
      <style:text-properties officeooo:rsid="079d3c1d"/>
    </style:style>
    <style:style style:name="T1214" style:family="text">
      <style:text-properties officeooo:rsid="079d4340"/>
    </style:style>
    <style:style style:name="T1215" style:family="text">
      <style:text-properties officeooo:rsid="079e4ac7"/>
    </style:style>
    <style:style style:name="T1216" style:family="text">
      <style:text-properties officeooo:rsid="08c0bb4a"/>
    </style:style>
    <style:style style:name="T1217" style:family="text">
      <style:text-properties officeooo:rsid="09f1b92f"/>
    </style:style>
    <style:style style:name="T1218" style:family="text">
      <style:text-properties officeooo:rsid="0a7b8727"/>
    </style:style>
    <style:style style:name="T1219" style:family="text">
      <style:text-properties officeooo:rsid="0a7ca497"/>
    </style:style>
    <style:style style:name="T1220" style:family="text">
      <style:text-properties officeooo:rsid="0a7ffe42"/>
    </style:style>
    <style:style style:name="T1221" style:family="text">
      <style:text-properties officeooo:rsid="0a80910b"/>
    </style:style>
    <style:style style:name="T1222" style:family="text">
      <style:text-properties officeooo:rsid="0afb9899"/>
    </style:style>
    <style:style style:name="T1223" style:family="text">
      <style:text-properties officeooo:rsid="0afd75d0"/>
    </style:style>
    <style:style style:name="T1224" style:family="text">
      <style:text-properties officeooo:rsid="0affde9c"/>
    </style:style>
    <style:style style:name="T1225" style:family="text">
      <style:text-properties officeooo:rsid="0b71083e"/>
    </style:style>
    <style:style style:name="T1226" style:family="text">
      <style:text-properties officeooo:rsid="0bf3f5c8"/>
    </style:style>
    <style:style style:name="T1227" style:family="text">
      <style:text-properties officeooo:rsid="0bf5a5ee"/>
    </style:style>
    <style:style style:name="T1228" style:family="text">
      <style:text-properties officeooo:rsid="0c0ca152"/>
    </style:style>
    <style:style style:name="T1229" style:family="text">
      <style:text-properties officeooo:rsid="0c0e23c3"/>
    </style:style>
    <style:style style:name="T1230" style:family="text">
      <style:text-properties officeooo:rsid="0c0faa6f"/>
    </style:style>
    <style:style style:name="T1231" style:family="text">
      <style:text-properties officeooo:rsid="0c1201ed"/>
    </style:style>
    <style:style style:name="T1232" style:family="text">
      <style:text-properties officeooo:rsid="0c79d0c1"/>
    </style:style>
    <style:style style:name="T1233" style:family="text">
      <style:text-properties style:text-line-through-style="none" style:text-line-through-type="none" fo:font-weight="normal" style:font-weight-asian="normal" style:font-weight-complex="normal"/>
    </style:style>
    <style:style style:name="T1234" style:family="text">
      <style:text-properties style:text-line-through-style="none" style:text-line-through-type="none" fo:font-weight="normal" officeooo:rsid="0c79d0c1" style:font-weight-asian="normal" style:font-weight-complex="normal"/>
    </style:style>
    <style:style style:name="T1235" style:family="text">
      <style:text-properties style:text-line-through-style="none" style:text-line-through-type="none" fo:font-weight="normal" officeooo:rsid="0d5f48e4" style:font-weight-asian="normal" style:font-weight-complex="normal"/>
    </style:style>
    <style:style style:name="T1236"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37"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38" style:family="text">
      <style:text-properties style:text-line-through-style="none" style:text-line-through-type="none" fo:font-weight="bold" officeooo:rsid="0c79d0c1" style:font-weight-asian="bold" style:font-weight-complex="bold"/>
    </style:style>
    <style:style style:name="T1239" style:family="text">
      <style:text-properties officeooo:rsid="0c7bab02"/>
    </style:style>
    <style:style style:name="T1240" style:family="text">
      <style:text-properties officeooo:rsid="0c7c5e9e"/>
    </style:style>
    <style:style style:name="T1241" style:family="text">
      <style:text-properties officeooo:rsid="0c7e3a9b"/>
    </style:style>
    <style:style style:name="T1242" style:family="text">
      <style:text-properties officeooo:rsid="0c7fd07f"/>
    </style:style>
    <style:style style:name="T1243" style:family="text">
      <style:text-properties officeooo:rsid="0c80e812"/>
    </style:style>
    <style:style style:name="T1244" style:family="text">
      <style:text-properties officeooo:rsid="0c82af79"/>
    </style:style>
    <style:style style:name="T1245" style:family="text">
      <style:text-properties officeooo:rsid="0c83bad1"/>
    </style:style>
    <style:style style:name="T1246" style:family="text">
      <style:text-properties style:text-position="sub 58%" style:font-name="Liberation Mono" fo:font-size="10pt" officeooo:rsid="0c83bad1" style:font-size-asian="10pt" style:font-size-complex="10pt"/>
    </style:style>
    <style:style style:name="T1247" style:family="text">
      <style:text-properties style:text-position="sub 58%" officeooo:rsid="122444f3"/>
    </style:style>
    <style:style style:name="T1248" style:family="text">
      <style:text-properties officeooo:rsid="0c853bc1"/>
    </style:style>
    <style:style style:name="T1249" style:family="text">
      <style:text-properties officeooo:rsid="0c89435c"/>
    </style:style>
    <style:style style:name="T1250" style:family="text">
      <style:text-properties officeooo:rsid="0c93a75c"/>
    </style:style>
    <style:style style:name="T1251" style:family="text">
      <style:text-properties officeooo:rsid="0c953938"/>
    </style:style>
    <style:style style:name="T1252" style:family="text">
      <style:text-properties officeooo:rsid="0c980686"/>
    </style:style>
    <style:style style:name="T1253" style:family="text">
      <style:text-properties officeooo:rsid="0cae5445"/>
    </style:style>
    <style:style style:name="T1254" style:family="text">
      <style:text-properties officeooo:rsid="0caea03a"/>
    </style:style>
    <style:style style:name="T1255" style:family="text">
      <style:text-properties officeooo:rsid="0d062779"/>
    </style:style>
    <style:style style:name="T1256" style:family="text">
      <style:text-properties officeooo:rsid="0d32d56e"/>
    </style:style>
    <style:style style:name="T1257" style:family="text">
      <style:text-properties officeooo:rsid="0d33ebf6"/>
    </style:style>
    <style:style style:name="T1258" style:family="text">
      <style:text-properties officeooo:rsid="0d350d37"/>
    </style:style>
    <style:style style:name="T1259" style:family="text">
      <style:text-properties officeooo:rsid="0c0b04ab"/>
    </style:style>
    <style:style style:name="T1260" style:family="text">
      <style:text-properties officeooo:rsid="0d6224f0"/>
    </style:style>
    <style:style style:name="T1261" style:family="text">
      <style:text-properties officeooo:rsid="0d622d09"/>
    </style:style>
    <style:style style:name="T1262" style:family="text">
      <style:text-properties officeooo:rsid="0d633a39"/>
    </style:style>
    <style:style style:name="T1263" style:family="text">
      <style:text-properties officeooo:rsid="0de45ac6"/>
    </style:style>
    <style:style style:name="T1264" style:family="text">
      <style:text-properties officeooo:rsid="0e426f4f"/>
    </style:style>
    <style:style style:name="T1265" style:family="text">
      <style:text-properties officeooo:rsid="0e445387"/>
    </style:style>
    <style:style style:name="T1266" style:family="text">
      <style:text-properties officeooo:rsid="0e448a4b"/>
    </style:style>
    <style:style style:name="T1267" style:family="text">
      <style:text-properties officeooo:rsid="0e6ab25c"/>
    </style:style>
    <style:style style:name="T1268" style:family="text">
      <style:text-properties officeooo:rsid="0e74f658"/>
    </style:style>
    <style:style style:name="T1269" style:family="text">
      <style:text-properties officeooo:rsid="0e75d3e8"/>
    </style:style>
    <style:style style:name="T1270" style:family="text">
      <style:text-properties officeooo:rsid="0e7f370b"/>
    </style:style>
    <style:style style:name="T1271" style:family="text">
      <style:text-properties officeooo:rsid="0e82d262"/>
    </style:style>
    <style:style style:name="T1272" style:family="text">
      <style:text-properties officeooo:rsid="0e836958"/>
    </style:style>
    <style:style style:name="T1273" style:family="text">
      <style:text-properties officeooo:rsid="0e855120"/>
    </style:style>
    <style:style style:name="T1274" style:family="text">
      <style:text-properties officeooo:rsid="0e8859af"/>
    </style:style>
    <style:style style:name="T1275" style:family="text">
      <style:text-properties officeooo:rsid="0e9ac66b"/>
    </style:style>
    <style:style style:name="T1276" style:family="text">
      <style:text-properties officeooo:rsid="0e9cc06c"/>
    </style:style>
    <style:style style:name="T1277" style:family="text">
      <style:text-properties officeooo:rsid="0e9ea603"/>
    </style:style>
    <style:style style:name="T1278" style:family="text">
      <style:text-properties officeooo:rsid="0ea09681"/>
    </style:style>
    <style:style style:name="T1279" style:family="text">
      <style:text-properties officeooo:rsid="0ee0113c"/>
    </style:style>
    <style:style style:name="T1280" style:family="text">
      <style:text-properties officeooo:rsid="0ee19a87"/>
    </style:style>
    <style:style style:name="T1281" style:family="text">
      <style:text-properties officeooo:rsid="0fedcb7d"/>
    </style:style>
    <style:style style:name="T1282" style:family="text">
      <style:text-properties officeooo:rsid="0fedd881"/>
    </style:style>
    <style:style style:name="T1283" style:family="text">
      <style:text-properties officeooo:rsid="0fee14c0"/>
    </style:style>
    <style:style style:name="T1284" style:family="text">
      <style:text-properties officeooo:rsid="00927514"/>
    </style:style>
    <style:style style:name="T1285" style:family="text">
      <style:text-properties officeooo:rsid="0ff0cc90"/>
    </style:style>
    <style:style style:name="T1286" style:family="text">
      <style:text-properties fo:font-size="12pt" fo:font-weight="normal" officeooo:rsid="10679c37" style:font-size-asian="12pt" style:font-weight-asian="normal" style:font-size-complex="12pt" style:font-weight-complex="normal"/>
    </style:style>
    <style:style style:name="T1287" style:family="text">
      <style:text-properties fo:font-size="12pt" fo:font-weight="normal" officeooo:rsid="11d6558b" style:font-size-asian="12pt" style:font-weight-asian="normal" style:font-size-complex="12pt" style:font-weight-complex="normal"/>
    </style:style>
    <style:style style:name="T1288" style:family="text">
      <style:text-properties fo:font-size="12pt" fo:font-weight="normal" officeooo:rsid="100d9d8f" style:font-size-asian="12pt" style:font-weight-asian="normal" style:font-size-complex="12pt" style:font-weight-complex="normal"/>
    </style:style>
    <style:style style:name="T1289" style:family="text">
      <style:text-properties fo:font-size="12pt" fo:font-weight="normal" officeooo:rsid="11d7510b" style:font-size-asian="12pt" style:font-weight-asian="normal" style:font-size-complex="12pt" style:font-weight-complex="normal"/>
    </style:style>
    <style:style style:name="T1290" style:family="text">
      <style:text-properties fo:font-size="12pt" fo:font-weight="normal" officeooo:rsid="124d955d" style:font-size-asian="12pt" style:font-weight-asian="normal" style:font-size-complex="12pt" style:font-weight-complex="normal"/>
    </style:style>
    <style:style style:name="T1291" style:family="text">
      <style:text-properties fo:font-size="12pt" fo:font-weight="normal" officeooo:rsid="12d21e61" style:font-size-asian="12pt" style:font-weight-asian="normal" style:font-size-complex="12pt" style:font-weight-complex="normal"/>
    </style:style>
    <style:style style:name="T1292" style:family="text">
      <style:text-properties fo:font-size="12pt" style:font-size-asian="12pt" style:font-size-complex="12pt"/>
    </style:style>
    <style:style style:name="T1293" style:family="text">
      <style:text-properties fo:font-size="12pt" fo:font-weight="bold" officeooo:rsid="11d6558b" style:font-size-asian="12pt" style:font-weight-asian="bold" style:font-size-complex="12pt" style:font-weight-complex="bold"/>
    </style:style>
    <style:style style:name="T1294" style:family="text">
      <style:text-properties officeooo:rsid="0ff5ac79"/>
    </style:style>
    <style:style style:name="T1295" style:family="text">
      <style:text-properties officeooo:rsid="0ff622f3"/>
    </style:style>
    <style:style style:name="T1296" style:family="text">
      <style:text-properties officeooo:rsid="0ff63123"/>
    </style:style>
    <style:style style:name="T1297" style:family="text">
      <style:text-properties officeooo:rsid="0ff80d16"/>
    </style:style>
    <style:style style:name="T1298" style:family="text">
      <style:text-properties officeooo:rsid="0ff986d1"/>
    </style:style>
    <style:style style:name="T1299" style:family="text">
      <style:text-properties officeooo:rsid="0ffb4637"/>
    </style:style>
    <style:style style:name="T1300" style:family="text">
      <style:text-properties officeooo:rsid="0ffe9994"/>
    </style:style>
    <style:style style:name="T1301" style:family="text">
      <style:text-properties officeooo:rsid="0ffebee9"/>
    </style:style>
    <style:style style:name="T1302" style:family="text">
      <style:text-properties officeooo:rsid="1000ee57"/>
    </style:style>
    <style:style style:name="T1303" style:family="text">
      <style:text-properties officeooo:rsid="1002944c"/>
    </style:style>
    <style:style style:name="T1304" style:family="text">
      <style:text-properties officeooo:rsid="10036204"/>
    </style:style>
    <style:style style:name="T1305" style:family="text">
      <style:text-properties officeooo:rsid="1003ff23"/>
    </style:style>
    <style:style style:name="T1306" style:family="text">
      <style:text-properties officeooo:rsid="1006f840"/>
    </style:style>
    <style:style style:name="T1307" style:family="text">
      <style:text-properties officeooo:rsid="100c42b2"/>
    </style:style>
    <style:style style:name="T1308" style:family="text">
      <style:text-properties officeooo:rsid="100f05ee"/>
    </style:style>
    <style:style style:name="T1309" style:family="text">
      <style:text-properties fo:font-size="14pt" fo:font-weight="bold" style:font-weight-asian="bold" style:font-weight-complex="bold"/>
    </style:style>
    <style:style style:name="T1310" style:family="text">
      <style:text-properties fo:font-size="14pt" fo:font-weight="normal" style:font-weight-asian="normal" style:font-weight-complex="normal"/>
    </style:style>
    <style:style style:name="T1311" style:family="text">
      <style:text-properties officeooo:rsid="1010b1be"/>
    </style:style>
    <style:style style:name="T1312" style:family="text">
      <style:text-properties officeooo:rsid="101126be"/>
    </style:style>
    <style:style style:name="T1313" style:family="text">
      <style:text-properties officeooo:rsid="101253bb"/>
    </style:style>
    <style:style style:name="T1314" style:family="text">
      <style:text-properties officeooo:rsid="1014a34c"/>
    </style:style>
    <style:style style:name="T1315" style:family="text">
      <style:text-properties officeooo:rsid="101549a0"/>
    </style:style>
    <style:style style:name="T1316" style:family="text">
      <style:text-properties officeooo:rsid="1017608c"/>
    </style:style>
    <style:style style:name="T1317" style:family="text">
      <style:text-properties officeooo:rsid="101924f3"/>
    </style:style>
    <style:style style:name="T1318" style:family="text">
      <style:text-properties fo:font-size="9pt" style:font-size-asian="9pt" style:font-size-complex="9pt"/>
    </style:style>
    <style:style style:name="T1319" style:family="text">
      <style:text-properties officeooo:rsid="101c2db8"/>
    </style:style>
    <style:style style:name="T1320" style:family="text">
      <style:text-properties officeooo:rsid="101e0e00"/>
    </style:style>
    <style:style style:name="T1321" style:family="text">
      <style:text-properties officeooo:rsid="101f82fc"/>
    </style:style>
    <style:style style:name="T1322" style:family="text">
      <style:text-properties officeooo:rsid="101f92e9"/>
    </style:style>
    <style:style style:name="T1323" style:family="text">
      <style:text-properties officeooo:rsid="10204772"/>
    </style:style>
    <style:style style:name="T1324" style:family="text">
      <style:text-properties officeooo:rsid="10230930"/>
    </style:style>
    <style:style style:name="T1325" style:family="text">
      <style:text-properties officeooo:rsid="1023366d"/>
    </style:style>
    <style:style style:name="T1326" style:family="text">
      <style:text-properties officeooo:rsid="102518d7"/>
    </style:style>
    <style:style style:name="T1327" style:family="text">
      <style:text-properties officeooo:rsid="1025d6db"/>
    </style:style>
    <style:style style:name="T1328" style:family="text">
      <style:text-properties officeooo:rsid="1027a8ba"/>
    </style:style>
    <style:style style:name="T1329" style:family="text">
      <style:text-properties officeooo:rsid="102902fd"/>
    </style:style>
    <style:style style:name="T1330" style:family="text">
      <style:text-properties officeooo:rsid="102a4320"/>
    </style:style>
    <style:style style:name="T1331" style:family="text">
      <style:text-properties officeooo:rsid="102fcb4c"/>
    </style:style>
    <style:style style:name="T1332" style:family="text">
      <style:text-properties officeooo:rsid="100b0302"/>
    </style:style>
    <style:style style:name="T1333" style:family="text">
      <style:text-properties officeooo:rsid="10351029"/>
    </style:style>
    <style:style style:name="T1334" style:family="text">
      <style:text-properties officeooo:rsid="10376de9"/>
    </style:style>
    <style:style style:name="T1335" style:family="text">
      <style:text-properties officeooo:rsid="1037871c"/>
    </style:style>
    <style:style style:name="T1336" style:family="text">
      <style:text-properties officeooo:rsid="1037b55a"/>
    </style:style>
    <style:style style:name="T1337" style:family="text">
      <style:text-properties officeooo:rsid="1037ece4"/>
    </style:style>
    <style:style style:name="T1338" style:family="text">
      <style:text-properties officeooo:rsid="103a6751"/>
    </style:style>
    <style:style style:name="T1339" style:family="text">
      <style:text-properties officeooo:rsid="103a7290"/>
    </style:style>
    <style:style style:name="T1340" style:family="text">
      <style:text-properties officeooo:rsid="103b327b"/>
    </style:style>
    <style:style style:name="T1341" style:family="text">
      <style:text-properties officeooo:rsid="103c0359"/>
    </style:style>
    <style:style style:name="T1342" style:family="text">
      <style:text-properties officeooo:rsid="103e3ca1"/>
    </style:style>
    <style:style style:name="T1343" style:family="text">
      <style:text-properties officeooo:rsid="103e5c2e"/>
    </style:style>
    <style:style style:name="T1344" style:family="text">
      <style:text-properties officeooo:rsid="10457cb4"/>
    </style:style>
    <style:style style:name="T1345" style:family="text">
      <style:text-properties officeooo:rsid="1046247a"/>
    </style:style>
    <style:style style:name="T1346" style:family="text">
      <style:text-properties officeooo:rsid="1046db7e"/>
    </style:style>
    <style:style style:name="T1347" style:family="text">
      <style:text-properties officeooo:rsid="10490489"/>
    </style:style>
    <style:style style:name="T1348" style:family="text">
      <style:text-properties officeooo:rsid="10496f38"/>
    </style:style>
    <style:style style:name="T1349" style:family="text">
      <style:text-properties officeooo:rsid="104b374c"/>
    </style:style>
    <style:style style:name="T1350" style:family="text">
      <style:text-properties officeooo:rsid="104c90fc"/>
    </style:style>
    <style:style style:name="T1351" style:family="text">
      <style:text-properties officeooo:rsid="104ee245"/>
    </style:style>
    <style:style style:name="T1352" style:family="text">
      <style:text-properties officeooo:rsid="104fc86f"/>
    </style:style>
    <style:style style:name="T1353" style:family="text">
      <style:text-properties officeooo:rsid="10549aab"/>
    </style:style>
    <style:style style:name="T1354" style:family="text">
      <style:text-properties officeooo:rsid="1054ec52"/>
    </style:style>
    <style:style style:name="T1355" style:family="text">
      <style:text-properties officeooo:rsid="105b6939"/>
    </style:style>
    <style:style style:name="T1356" style:family="text">
      <style:text-properties officeooo:rsid="105ce03b"/>
    </style:style>
    <style:style style:name="T1357" style:family="text">
      <style:text-properties officeooo:rsid="105e56dc"/>
    </style:style>
    <style:style style:name="T1358" style:family="text">
      <style:text-properties officeooo:rsid="10607de2"/>
    </style:style>
    <style:style style:name="T1359" style:family="text">
      <style:text-properties officeooo:rsid="106272e5"/>
    </style:style>
    <style:style style:name="T1360" style:family="text">
      <style:text-properties officeooo:rsid="10637241"/>
    </style:style>
    <style:style style:name="T1361" style:family="text">
      <style:text-properties officeooo:rsid="1064311b"/>
    </style:style>
    <style:style style:name="T1362" style:family="text">
      <style:text-properties officeooo:rsid="106593a2"/>
    </style:style>
    <style:style style:name="T1363" style:family="text">
      <style:text-properties style:text-line-through-style="solid" style:text-line-through-type="single" fo:font-weight="bold" officeooo:rsid="0d33ebf6" style:font-weight-asian="bold" style:font-weight-complex="bold"/>
    </style:style>
    <style:style style:name="T1364" style:family="text">
      <style:text-properties officeooo:rsid="106782da"/>
    </style:style>
    <style:style style:name="T1365" style:family="text">
      <style:text-properties officeooo:rsid="10679c37"/>
    </style:style>
    <style:style style:name="T1366" style:family="text">
      <style:text-properties officeooo:rsid="106d2959"/>
    </style:style>
    <style:style style:name="T1367" style:family="text">
      <style:text-properties officeooo:rsid="106e851c"/>
    </style:style>
    <style:style style:name="T1368" style:family="text">
      <style:text-properties officeooo:rsid="106f2e81"/>
    </style:style>
    <style:style style:name="T1369" style:family="text">
      <style:text-properties officeooo:rsid="1070c9c9"/>
    </style:style>
    <style:style style:name="T1370" style:family="text">
      <style:text-properties officeooo:rsid="1071da26"/>
    </style:style>
    <style:style style:name="T1371" style:family="text">
      <style:text-properties officeooo:rsid="107369e0"/>
    </style:style>
    <style:style style:name="T1372" style:family="text">
      <style:text-properties officeooo:rsid="10751ca7"/>
    </style:style>
    <style:style style:name="T1373" style:family="text">
      <style:text-properties officeooo:rsid="107d5839"/>
    </style:style>
    <style:style style:name="T1374" style:family="text">
      <style:text-properties officeooo:rsid="107e5fa3"/>
    </style:style>
    <style:style style:name="T1375" style:family="text">
      <style:text-properties officeooo:rsid="1080eecb"/>
    </style:style>
    <style:style style:name="T1376" style:family="text">
      <style:text-properties officeooo:rsid="10827c2a"/>
    </style:style>
    <style:style style:name="T1377" style:family="text">
      <style:text-properties officeooo:rsid="1083c3c6"/>
    </style:style>
    <style:style style:name="T1378" style:family="text">
      <style:text-properties officeooo:rsid="1086c68e"/>
    </style:style>
    <style:style style:name="T1379" style:family="text">
      <style:text-properties officeooo:rsid="108a66ca"/>
    </style:style>
    <style:style style:name="T1380" style:family="text">
      <style:text-properties officeooo:rsid="108ad683"/>
    </style:style>
    <style:style style:name="T1381" style:family="text">
      <style:text-properties officeooo:rsid="108cc94b"/>
    </style:style>
    <style:style style:name="T1382" style:family="text">
      <style:text-properties officeooo:rsid="108e5899"/>
    </style:style>
    <style:style style:name="T1383" style:family="text">
      <style:text-properties officeooo:rsid="1091d084"/>
    </style:style>
    <style:style style:name="T1384" style:family="text">
      <style:text-properties officeooo:rsid="1092c938"/>
    </style:style>
    <style:style style:name="T1385" style:family="text">
      <style:text-properties officeooo:rsid="109464f2"/>
    </style:style>
    <style:style style:name="T1386" style:family="text">
      <style:text-properties officeooo:rsid="1096482c"/>
    </style:style>
    <style:style style:name="T1387" style:family="text">
      <style:text-properties officeooo:rsid="10982582"/>
    </style:style>
    <style:style style:name="T1388" style:family="text">
      <style:text-properties officeooo:rsid="109c84c4"/>
    </style:style>
    <style:style style:name="T1389" style:family="text">
      <style:text-properties officeooo:rsid="109f7a1a"/>
    </style:style>
    <style:style style:name="T1390" style:family="text">
      <style:text-properties officeooo:rsid="10a76d3d"/>
    </style:style>
    <style:style style:name="T1391" style:family="text">
      <style:text-properties officeooo:rsid="10aa51f2"/>
    </style:style>
    <style:style style:name="T1392" style:family="text">
      <style:text-properties officeooo:rsid="10ad06af"/>
    </style:style>
    <style:style style:name="T1393" style:family="text">
      <style:text-properties officeooo:rsid="10ad4e39"/>
    </style:style>
    <style:style style:name="T1394" style:family="text">
      <style:text-properties officeooo:rsid="10aee3d6"/>
    </style:style>
    <style:style style:name="T1395" style:family="text">
      <style:text-properties officeooo:rsid="10b0750c"/>
    </style:style>
    <style:style style:name="T1396" style:family="text">
      <style:text-properties officeooo:rsid="10b0a88d"/>
    </style:style>
    <style:style style:name="T1397" style:family="text">
      <style:text-properties officeooo:rsid="10b23336"/>
    </style:style>
    <style:style style:name="T1398" style:family="text">
      <style:text-properties officeooo:rsid="10b34ab1"/>
    </style:style>
    <style:style style:name="T1399" style:family="text">
      <style:text-properties fo:color="#808080" style:font-name="Ubuntu Mono" fo:font-size="10.5pt" fo:font-style="italic" fo:font-weight="normal" officeooo:rsid="10b3a1f3" style:font-size-asian="10.5pt" style:font-style-asian="italic" style:font-weight-asian="normal"/>
    </style:style>
    <style:style style:name="T1400" style:family="text">
      <style:text-properties officeooo:rsid="10b4095b"/>
    </style:style>
    <style:style style:name="T1401" style:family="text">
      <style:text-properties officeooo:rsid="10b4100d"/>
    </style:style>
    <style:style style:name="T1402" style:family="text">
      <style:text-properties officeooo:rsid="01248e09"/>
    </style:style>
    <style:style style:name="T1403" style:family="text">
      <style:text-properties officeooo:rsid="10b6983a"/>
    </style:style>
    <style:style style:name="T1404" style:family="text">
      <style:text-properties officeooo:rsid="10b827ad"/>
    </style:style>
    <style:style style:name="T1405" style:family="text">
      <style:text-properties officeooo:rsid="10b8e4e6"/>
    </style:style>
    <style:style style:name="T1406" style:family="text">
      <style:text-properties officeooo:rsid="10b92949"/>
    </style:style>
    <style:style style:name="T1407" style:family="text">
      <style:text-properties officeooo:rsid="10b9a1a8"/>
    </style:style>
    <style:style style:name="T1408" style:family="text">
      <style:text-properties officeooo:rsid="10bad06e"/>
    </style:style>
    <style:style style:name="T1409" style:family="text">
      <style:text-properties officeooo:rsid="10bdbae5"/>
    </style:style>
    <style:style style:name="T1410" style:family="text">
      <style:text-properties officeooo:rsid="10bf984f"/>
    </style:style>
    <style:style style:name="T1411" style:family="text">
      <style:text-properties officeooo:rsid="10c0071b"/>
    </style:style>
    <style:style style:name="T1412" style:family="text">
      <style:text-properties officeooo:rsid="0028bbd3"/>
    </style:style>
    <style:style style:name="T1413" style:family="text">
      <style:text-properties officeooo:rsid="10c4bac3"/>
    </style:style>
    <style:style style:name="T1414" style:family="text">
      <style:text-properties officeooo:rsid="10c7b5e7"/>
    </style:style>
    <style:style style:name="T1415" style:family="text">
      <style:text-properties officeooo:rsid="10c90dfb"/>
    </style:style>
    <style:style style:name="T1416" style:family="text">
      <style:text-properties officeooo:rsid="10c9c554"/>
    </style:style>
    <style:style style:name="T1417" style:family="text">
      <style:text-properties officeooo:rsid="10cb8322"/>
    </style:style>
    <style:style style:name="T1418" style:family="text">
      <style:text-properties officeooo:rsid="10ccb8b2"/>
    </style:style>
    <style:style style:name="T1419" style:family="text">
      <style:text-properties officeooo:rsid="10cd0805"/>
    </style:style>
    <style:style style:name="T1420" style:family="text">
      <style:text-properties officeooo:rsid="10ceef2f"/>
    </style:style>
    <style:style style:name="T1421" style:family="text">
      <style:text-properties officeooo:rsid="10d02bf6"/>
    </style:style>
    <style:style style:name="T1422" style:family="text">
      <style:text-properties officeooo:rsid="10d17ee3"/>
    </style:style>
    <style:style style:name="T1423" style:family="text">
      <style:text-properties officeooo:rsid="10d21ae7"/>
    </style:style>
    <style:style style:name="T1424" style:family="text">
      <style:text-properties officeooo:rsid="10d4086b"/>
    </style:style>
    <style:style style:name="T1425" style:family="text">
      <style:text-properties officeooo:rsid="10d934be"/>
    </style:style>
    <style:style style:name="T1426" style:family="text">
      <style:text-properties officeooo:rsid="10d941a4"/>
    </style:style>
    <style:style style:name="T1427" style:family="text">
      <style:text-properties officeooo:rsid="10edae09"/>
    </style:style>
    <style:style style:name="T1428" style:family="text">
      <style:text-properties officeooo:rsid="10ee39c3"/>
    </style:style>
    <style:style style:name="T1429" style:family="text">
      <style:text-properties officeooo:rsid="10f01da5"/>
    </style:style>
    <style:style style:name="T1430" style:family="text">
      <style:text-properties officeooo:rsid="10f38ff1"/>
    </style:style>
    <style:style style:name="T1431" style:family="text">
      <style:text-properties officeooo:rsid="10f43832"/>
    </style:style>
    <style:style style:name="T1432" style:family="text">
      <style:text-properties officeooo:rsid="10f4405c"/>
    </style:style>
    <style:style style:name="T1433" style:family="text">
      <style:text-properties officeooo:rsid="10f8b372"/>
    </style:style>
    <style:style style:name="T1434" style:family="text">
      <style:text-properties officeooo:rsid="10f9c94d"/>
    </style:style>
    <style:style style:name="T1435" style:family="text">
      <style:text-properties officeooo:rsid="10fc9dde"/>
    </style:style>
    <style:style style:name="T1436" style:family="text">
      <style:text-properties officeooo:rsid="10fe7c6e"/>
    </style:style>
    <style:style style:name="T1437" style:family="text">
      <style:text-properties officeooo:rsid="1101f4be"/>
    </style:style>
    <style:style style:name="T1438" style:family="text">
      <style:text-properties officeooo:rsid="110372d1"/>
    </style:style>
    <style:style style:name="T1439" style:family="text">
      <style:text-properties officeooo:rsid="11104ce0"/>
    </style:style>
    <style:style style:name="T1440" style:family="text">
      <style:text-properties officeooo:rsid="00d7aebc"/>
    </style:style>
    <style:style style:name="T1441" style:family="text">
      <style:text-properties officeooo:rsid="111170de"/>
    </style:style>
    <style:style style:name="T1442" style:family="text">
      <style:text-properties officeooo:rsid="11119bf2"/>
    </style:style>
    <style:style style:name="T1443" style:family="text">
      <style:text-properties officeooo:rsid="1111e3fb"/>
    </style:style>
    <style:style style:name="T1444" style:family="text">
      <style:text-properties officeooo:rsid="1112b2d8"/>
    </style:style>
    <style:style style:name="T1445" style:family="text">
      <style:text-properties officeooo:rsid="1113b216"/>
    </style:style>
    <style:style style:name="T1446" style:family="text">
      <style:text-properties officeooo:rsid="11144462"/>
    </style:style>
    <style:style style:name="T1447" style:family="text">
      <style:text-properties officeooo:rsid="1114dd33"/>
    </style:style>
    <style:style style:name="T1448" style:family="text">
      <style:text-properties officeooo:rsid="111655f1"/>
    </style:style>
    <style:style style:name="T1449" style:family="text">
      <style:text-properties officeooo:rsid="11177e38"/>
    </style:style>
    <style:style style:name="T1450" style:family="text">
      <style:text-properties officeooo:rsid="111a7256"/>
    </style:style>
    <style:style style:name="T1451" style:family="text">
      <style:text-properties officeooo:rsid="111ba629"/>
    </style:style>
    <style:style style:name="T1452" style:family="text">
      <style:text-properties officeooo:rsid="111c2138"/>
    </style:style>
    <style:style style:name="T1453" style:family="text">
      <style:text-properties officeooo:rsid="111c30c1"/>
    </style:style>
    <style:style style:name="T1454" style:family="text">
      <style:text-properties officeooo:rsid="111d4b0e"/>
    </style:style>
    <style:style style:name="T1455" style:family="text">
      <style:text-properties officeooo:rsid="112318b9"/>
    </style:style>
    <style:style style:name="T1456" style:family="text">
      <style:text-properties officeooo:rsid="11232b98"/>
    </style:style>
    <style:style style:name="T1457" style:family="text">
      <style:text-properties officeooo:rsid="0afb00be"/>
    </style:style>
    <style:style style:name="T1458" style:family="text">
      <style:text-properties officeooo:rsid="1125013b"/>
    </style:style>
    <style:style style:name="T1459" style:family="text">
      <style:text-properties officeooo:rsid="112658bf"/>
    </style:style>
    <style:style style:name="T1460" style:family="text">
      <style:text-properties officeooo:rsid="11270ecc"/>
    </style:style>
    <style:style style:name="T1461" style:family="text">
      <style:text-properties officeooo:rsid="112b2112"/>
    </style:style>
    <style:style style:name="T1462" style:family="text">
      <style:text-properties officeooo:rsid="112d01e3"/>
    </style:style>
    <style:style style:name="T1463" style:family="text">
      <style:text-properties officeooo:rsid="113025d2"/>
    </style:style>
    <style:style style:name="T1464" style:family="text">
      <style:text-properties officeooo:rsid="11318d9d"/>
    </style:style>
    <style:style style:name="T1465" style:family="text">
      <style:text-properties officeooo:rsid="1134b6a7"/>
    </style:style>
    <style:style style:name="T1466" style:family="text">
      <style:text-properties officeooo:rsid="113630d1"/>
    </style:style>
    <style:style style:name="T1467" style:family="text">
      <style:text-properties officeooo:rsid="1136c354"/>
    </style:style>
    <style:style style:name="T1468" style:family="text">
      <style:text-properties officeooo:rsid="1139d26f"/>
    </style:style>
    <style:style style:name="T1469" style:family="text">
      <style:text-properties officeooo:rsid="113a5dde"/>
    </style:style>
    <style:style style:name="T1470" style:family="text">
      <style:text-properties officeooo:rsid="113b0ebf"/>
    </style:style>
    <style:style style:name="T1471" style:family="text">
      <style:text-properties officeooo:rsid="113d2961"/>
    </style:style>
    <style:style style:name="T1472" style:family="text">
      <style:text-properties officeooo:rsid="0d605a99"/>
    </style:style>
    <style:style style:name="T1473" style:family="text">
      <style:text-properties officeooo:rsid="113ecbf8"/>
    </style:style>
    <style:style style:name="T1474" style:family="text">
      <style:text-properties officeooo:rsid="1144f2ef"/>
    </style:style>
    <style:style style:name="T1475" style:family="text">
      <style:text-properties officeooo:rsid="1145c4c7"/>
    </style:style>
    <style:style style:name="T1476" style:family="text">
      <style:text-properties officeooo:rsid="11484fde"/>
    </style:style>
    <style:style style:name="T1477" style:family="text">
      <style:text-properties officeooo:rsid="1148fb26"/>
    </style:style>
    <style:style style:name="T1478" style:family="text">
      <style:text-properties officeooo:rsid="11493f96"/>
    </style:style>
    <style:style style:name="T1479" style:family="text">
      <style:text-properties fo:font-size="11pt" style:font-size-asian="11pt" style:font-size-complex="11pt"/>
    </style:style>
    <style:style style:name="T1480" style:family="text">
      <style:text-properties fo:font-size="11pt" officeooo:rsid="10680865" style:font-size-asian="11pt" style:font-size-complex="11pt"/>
    </style:style>
    <style:style style:name="T1481" style:family="text">
      <style:text-properties fo:font-size="11pt" officeooo:rsid="1069b26f" style:font-size-asian="11pt" style:font-size-complex="11pt"/>
    </style:style>
    <style:style style:name="T1482" style:family="text">
      <style:text-properties fo:font-size="11pt" officeooo:rsid="106b7dc8" style:font-size-asian="11pt" style:font-size-complex="11pt"/>
    </style:style>
    <style:style style:name="T1483" style:family="text">
      <style:text-properties fo:font-size="11pt" officeooo:rsid="11498421" style:font-size-asian="11pt" style:font-size-complex="11pt"/>
    </style:style>
    <style:style style:name="T1484" style:family="text">
      <style:text-properties officeooo:rsid="114a9c65"/>
    </style:style>
    <style:style style:name="T1485" style:family="text">
      <style:text-properties officeooo:rsid="114c1438"/>
    </style:style>
    <style:style style:name="T1486" style:family="text">
      <style:text-properties officeooo:rsid="114c391a"/>
    </style:style>
    <style:style style:name="T1487" style:family="text">
      <style:text-properties officeooo:rsid="114ddaca"/>
    </style:style>
    <style:style style:name="T1488" style:family="text">
      <style:text-properties officeooo:rsid="1150c45c"/>
    </style:style>
    <style:style style:name="T1489" style:family="text">
      <style:text-properties officeooo:rsid="11519131"/>
    </style:style>
    <style:style style:name="T1490" style:family="text">
      <style:text-properties officeooo:rsid="11521505"/>
    </style:style>
    <style:style style:name="T1491" style:family="text">
      <style:text-properties officeooo:rsid="10d9d7dd"/>
    </style:style>
    <style:style style:name="T1492" style:family="text">
      <style:text-properties officeooo:rsid="11552bb5"/>
    </style:style>
    <style:style style:name="T1493" style:family="text">
      <style:text-properties officeooo:rsid="1156c8b2"/>
    </style:style>
    <style:style style:name="T1494" style:family="text">
      <style:text-properties officeooo:rsid="1158af21"/>
    </style:style>
    <style:style style:name="T1495" style:family="text">
      <style:text-properties officeooo:rsid="115af25b"/>
    </style:style>
    <style:style style:name="T1496" style:family="text">
      <style:text-properties officeooo:rsid="115beb4a"/>
    </style:style>
    <style:style style:name="T1497" style:family="text">
      <style:text-properties officeooo:rsid="1168af9c"/>
    </style:style>
    <style:style style:name="T1498" style:family="text">
      <style:text-properties officeooo:rsid="11782d6e"/>
    </style:style>
    <style:style style:name="T1499" style:family="text">
      <style:text-properties officeooo:rsid="11797bef"/>
    </style:style>
    <style:style style:name="T1500" style:family="text">
      <style:text-properties officeooo:rsid="117a4550"/>
    </style:style>
    <style:style style:name="T1501" style:family="text">
      <style:text-properties officeooo:rsid="11d51035"/>
    </style:style>
    <style:style style:name="T1502" style:family="text">
      <style:text-properties officeooo:rsid="11d6558b"/>
    </style:style>
    <style:style style:name="T1503" style:family="text">
      <style:text-properties officeooo:rsid="100d9d8f"/>
    </style:style>
    <style:style style:name="T1504" style:family="text">
      <style:text-properties officeooo:rsid="11d7510b"/>
    </style:style>
    <style:style style:name="T1505" style:family="text">
      <style:text-properties officeooo:rsid="1203a3ad"/>
    </style:style>
    <style:style style:name="T1506" style:family="text">
      <style:text-properties officeooo:rsid="1204010f"/>
    </style:style>
    <style:style style:name="T1507" style:family="text">
      <style:text-properties officeooo:rsid="01ddc984"/>
    </style:style>
    <style:style style:name="T1508" style:family="text">
      <style:text-properties officeooo:rsid="12053c40"/>
    </style:style>
    <style:style style:name="T1509" style:family="text">
      <style:text-properties officeooo:rsid="12070727"/>
    </style:style>
    <style:style style:name="T1510" style:family="text">
      <style:text-properties officeooo:rsid="12084f60"/>
    </style:style>
    <style:style style:name="T1511" style:family="text">
      <style:text-properties officeooo:rsid="12088adf"/>
    </style:style>
    <style:style style:name="T1512" style:family="text">
      <style:text-properties officeooo:rsid="1209d15b"/>
    </style:style>
    <style:style style:name="T1513" style:family="text">
      <style:text-properties officeooo:rsid="120a3cdf"/>
    </style:style>
    <style:style style:name="T1514" style:family="text">
      <style:text-properties officeooo:rsid="120bc9df"/>
    </style:style>
    <style:style style:name="T1515" style:family="text">
      <style:text-properties officeooo:rsid="120d9965"/>
    </style:style>
    <style:style style:name="T1516" style:family="text">
      <style:text-properties officeooo:rsid="12111122"/>
    </style:style>
    <style:style style:name="T1517" style:family="text">
      <style:text-properties officeooo:rsid="12164df9"/>
    </style:style>
    <style:style style:name="T1518" style:family="text">
      <style:text-properties officeooo:rsid="121781a8"/>
    </style:style>
    <style:style style:name="T1519" style:family="text">
      <style:text-properties officeooo:rsid="1217d44c"/>
    </style:style>
    <style:style style:name="T1520" style:family="text">
      <style:text-properties officeooo:rsid="12195ce3"/>
    </style:style>
    <style:style style:name="T1521" style:family="text">
      <style:text-properties officeooo:rsid="121aaf8c"/>
    </style:style>
    <style:style style:name="T1522" style:family="text">
      <style:text-properties officeooo:rsid="121b2d79"/>
    </style:style>
    <style:style style:name="T1523" style:family="text">
      <style:text-properties officeooo:rsid="00f03c35"/>
    </style:style>
    <style:style style:name="T1524" style:family="text">
      <style:text-properties officeooo:rsid="121ba9d3"/>
    </style:style>
    <style:style style:name="T1525" style:family="text">
      <style:text-properties officeooo:rsid="121cf19a"/>
    </style:style>
    <style:style style:name="T1526" style:family="text">
      <style:text-properties officeooo:rsid="1220988c"/>
    </style:style>
    <style:style style:name="T1527" style:family="text">
      <style:text-properties officeooo:rsid="12217bc8"/>
    </style:style>
    <style:style style:name="T1528" style:family="text">
      <style:text-properties officeooo:rsid="12227599"/>
    </style:style>
    <style:style style:name="T1529" style:family="text">
      <style:text-properties officeooo:rsid="122444f3"/>
    </style:style>
    <style:style style:name="T1530" style:family="text">
      <style:text-properties officeooo:rsid="1225a1f7"/>
    </style:style>
    <style:style style:name="T1531" style:family="text">
      <style:text-properties officeooo:rsid="122614f7"/>
    </style:style>
    <style:style style:name="T1532" style:family="text">
      <style:text-properties officeooo:rsid="122a57eb"/>
    </style:style>
    <style:style style:name="T1533" style:family="text">
      <style:text-properties officeooo:rsid="122c3849"/>
    </style:style>
    <style:style style:name="T1534" style:family="text">
      <style:text-properties officeooo:rsid="122d979b"/>
    </style:style>
    <style:style style:name="T1535" style:family="text">
      <style:text-properties officeooo:rsid="122dfdb9"/>
    </style:style>
    <style:style style:name="T1536" style:family="text">
      <style:text-properties officeooo:rsid="122f0dbb"/>
    </style:style>
    <style:style style:name="T1537" style:family="text">
      <style:text-properties officeooo:rsid="122f5465"/>
    </style:style>
    <style:style style:name="T1538" style:family="text">
      <style:text-properties officeooo:rsid="122fc9f9"/>
    </style:style>
    <style:style style:name="T1539" style:family="text">
      <style:text-properties officeooo:rsid="12310472"/>
    </style:style>
    <style:style style:name="T1540" style:family="text">
      <style:text-properties officeooo:rsid="12339775"/>
    </style:style>
    <style:style style:name="T1541" style:family="text">
      <style:text-properties officeooo:rsid="12339837"/>
    </style:style>
    <style:style style:name="T1542" style:family="text">
      <style:text-properties officeooo:rsid="12352dc6"/>
    </style:style>
    <style:style style:name="T1543" style:family="text">
      <style:text-properties officeooo:rsid="123673ea"/>
    </style:style>
    <style:style style:name="T1544" style:family="text">
      <style:text-properties officeooo:rsid="12389f5c"/>
    </style:style>
    <style:style style:name="T1545" style:family="text">
      <style:text-properties officeooo:rsid="12396e0e"/>
    </style:style>
    <style:style style:name="T1546" style:family="text">
      <style:text-properties officeooo:rsid="123c2ed1"/>
    </style:style>
    <style:style style:name="T1547" style:family="text">
      <style:text-properties officeooo:rsid="123d9ff6"/>
    </style:style>
    <style:style style:name="T1548" style:family="text">
      <style:text-properties officeooo:rsid="123e6cdb"/>
    </style:style>
    <style:style style:name="T1549" style:family="text">
      <style:text-properties officeooo:rsid="1240aacb"/>
    </style:style>
    <style:style style:name="T1550" style:family="text">
      <style:text-properties officeooo:rsid="12430efa"/>
    </style:style>
    <style:style style:name="T1551" style:family="text">
      <style:text-properties officeooo:rsid="1243b3ce"/>
    </style:style>
    <style:style style:name="T1552" style:family="text">
      <style:text-properties officeooo:rsid="1243c85f"/>
    </style:style>
    <style:style style:name="T1553" style:family="text">
      <style:text-properties officeooo:rsid="1244f6a0"/>
    </style:style>
    <style:style style:name="T1554" style:family="text">
      <style:text-properties officeooo:rsid="12470528"/>
    </style:style>
    <style:style style:name="T1555" style:family="text">
      <style:text-properties officeooo:rsid="12488f96"/>
    </style:style>
    <style:style style:name="T1556" style:family="text">
      <style:text-properties officeooo:rsid="1249893e"/>
    </style:style>
    <style:style style:name="T1557" style:family="text">
      <style:text-properties officeooo:rsid="124d955d"/>
    </style:style>
    <style:style style:name="T1558" style:family="text">
      <style:text-properties officeooo:rsid="124eba6e"/>
    </style:style>
    <style:style style:name="T1559" style:family="text">
      <style:text-properties officeooo:rsid="124f4d54"/>
    </style:style>
    <style:style style:name="T1560" style:family="text">
      <style:text-properties officeooo:rsid="124fefa5"/>
    </style:style>
    <style:style style:name="T1561" style:family="text">
      <style:text-properties officeooo:rsid="1251dc8a"/>
    </style:style>
    <style:style style:name="T1562" style:family="text">
      <style:text-properties officeooo:rsid="1254b6dc"/>
    </style:style>
    <style:style style:name="T1563" style:family="text">
      <style:text-properties officeooo:rsid="1256d18b"/>
    </style:style>
    <style:style style:name="T1564" style:family="text">
      <style:text-properties officeooo:rsid="12571f80"/>
    </style:style>
    <style:style style:name="T1565" style:family="text">
      <style:text-properties officeooo:rsid="12591c9e"/>
    </style:style>
    <style:style style:name="T1566" style:family="text">
      <style:text-properties officeooo:rsid="125a7afd"/>
    </style:style>
    <style:style style:name="T1567" style:family="text">
      <style:text-properties officeooo:rsid="125bd64f"/>
    </style:style>
    <style:style style:name="T1568" style:family="text">
      <style:text-properties officeooo:rsid="12616c31"/>
    </style:style>
    <style:style style:name="T1569" style:family="text">
      <style:text-properties officeooo:rsid="126210db"/>
    </style:style>
    <style:style style:name="T1570" style:family="text">
      <style:text-properties officeooo:rsid="126403f1"/>
    </style:style>
    <style:style style:name="T1571" style:family="text">
      <style:text-properties officeooo:rsid="1265f6e7"/>
    </style:style>
    <style:style style:name="T1572" style:family="text">
      <style:text-properties officeooo:rsid="126a19aa"/>
    </style:style>
    <style:style style:name="T1573" style:family="text">
      <style:text-properties officeooo:rsid="126bacd4"/>
    </style:style>
    <style:style style:name="T1574" style:family="text">
      <style:text-properties officeooo:rsid="126d7504"/>
    </style:style>
    <style:style style:name="T1575" style:family="text">
      <style:text-properties officeooo:rsid="126f5e4a"/>
    </style:style>
    <style:style style:name="T1576" style:family="text">
      <style:text-properties officeooo:rsid="126ff8a9"/>
    </style:style>
    <style:style style:name="T1577" style:family="text">
      <style:text-properties officeooo:rsid="1271a3f8"/>
    </style:style>
    <style:style style:name="T1578" style:family="text">
      <style:text-properties officeooo:rsid="12740d8d"/>
    </style:style>
    <style:style style:name="T1579" style:family="text">
      <style:text-properties officeooo:rsid="127537d9"/>
    </style:style>
    <style:style style:name="T1580" style:family="text">
      <style:text-properties officeooo:rsid="127553e5"/>
    </style:style>
    <style:style style:name="T1581" style:family="text">
      <style:text-properties officeooo:rsid="1277d7d4"/>
    </style:style>
    <style:style style:name="T1582" style:family="text">
      <style:text-properties officeooo:rsid="1278577e"/>
    </style:style>
    <style:style style:name="T1583" style:family="text">
      <style:text-properties officeooo:rsid="127ba8fc"/>
    </style:style>
    <style:style style:name="T1584" style:family="text">
      <style:text-properties officeooo:rsid="127d9828"/>
    </style:style>
    <style:style style:name="T1585" style:family="text">
      <style:text-properties officeooo:rsid="127ee7dd"/>
    </style:style>
    <style:style style:name="T1586" style:family="text">
      <style:text-properties officeooo:rsid="12820943"/>
    </style:style>
    <style:style style:name="T1587" style:family="text">
      <style:text-properties officeooo:rsid="12837185"/>
    </style:style>
    <style:style style:name="T1588" style:family="text">
      <style:text-properties officeooo:rsid="1284e66b"/>
    </style:style>
    <style:style style:name="T1589" style:family="text">
      <style:text-properties officeooo:rsid="12873ec6"/>
    </style:style>
    <style:style style:name="T1590" style:family="text">
      <style:text-properties officeooo:rsid="00e3044c"/>
    </style:style>
    <style:style style:name="T1591" style:family="text">
      <style:text-properties officeooo:rsid="1288cdd0"/>
    </style:style>
    <style:style style:name="T1592" style:family="text">
      <style:text-properties officeooo:rsid="1039d93a"/>
    </style:style>
    <style:style style:name="T1593" style:family="text">
      <style:text-properties officeooo:rsid="12896d3d"/>
    </style:style>
    <style:style style:name="T1594" style:family="text">
      <style:text-properties officeooo:rsid="128fd76e"/>
    </style:style>
    <style:style style:name="T1595" style:family="text">
      <style:text-properties officeooo:rsid="104e6249"/>
    </style:style>
    <style:style style:name="T1596" style:family="text">
      <style:text-properties officeooo:rsid="1290d2cf"/>
    </style:style>
    <style:style style:name="T1597" style:family="text">
      <style:text-properties officeooo:rsid="12925057"/>
    </style:style>
    <style:style style:name="T1598" style:family="text">
      <style:text-properties officeooo:rsid="12928d6a"/>
    </style:style>
    <style:style style:name="T1599" style:family="text">
      <style:text-properties fo:color="#ffff00" style:text-underline-style="none"/>
    </style:style>
    <style:style style:name="T1600" style:family="text">
      <style:text-properties style:text-underline-style="none"/>
    </style:style>
    <style:style style:name="T1601" style:family="text">
      <style:text-properties officeooo:rsid="1293925b"/>
    </style:style>
    <style:style style:name="T1602" style:family="text">
      <style:text-properties officeooo:rsid="12949f0d"/>
    </style:style>
    <style:style style:name="T1603" style:family="text">
      <style:text-properties officeooo:rsid="1295f4b4"/>
    </style:style>
    <style:style style:name="T1604" style:family="text">
      <style:text-properties officeooo:rsid="014670bd"/>
    </style:style>
    <style:style style:name="T1605" style:family="text">
      <style:text-properties officeooo:rsid="12985573"/>
    </style:style>
    <style:style style:name="T1606" style:family="text">
      <style:text-properties officeooo:rsid="129a4954"/>
    </style:style>
    <style:style style:name="T1607" style:family="text">
      <style:text-properties officeooo:rsid="129c90a6"/>
    </style:style>
    <style:style style:name="T1608" style:family="text">
      <style:text-properties officeooo:rsid="129cba07"/>
    </style:style>
    <style:style style:name="T1609" style:family="text">
      <style:text-properties officeooo:rsid="129e1467"/>
    </style:style>
    <style:style style:name="T1610" style:family="text">
      <style:text-properties officeooo:rsid="129ff1bd"/>
    </style:style>
    <style:style style:name="T1611" style:family="text">
      <style:text-properties officeooo:rsid="12a016af"/>
    </style:style>
    <style:style style:name="T1612" style:family="text">
      <style:text-properties officeooo:rsid="12a1c341"/>
    </style:style>
    <style:style style:name="T1613" style:family="text">
      <style:text-properties officeooo:rsid="12a3299e"/>
    </style:style>
    <style:style style:name="T1614" style:family="text">
      <style:text-properties officeooo:rsid="12a5171b"/>
    </style:style>
    <style:style style:name="T1615" style:family="text">
      <style:text-properties officeooo:rsid="12a71344"/>
    </style:style>
    <style:style style:name="T1616" style:family="text">
      <style:text-properties officeooo:rsid="12a7ee14"/>
    </style:style>
    <style:style style:name="T1617" style:family="text">
      <style:text-properties officeooo:rsid="12319ebb"/>
    </style:style>
    <style:style style:name="T1618" style:family="text">
      <style:text-properties officeooo:rsid="12aa08ef"/>
    </style:style>
    <style:style style:name="T1619" style:family="text">
      <style:text-properties officeooo:rsid="12ab5d69"/>
    </style:style>
    <style:style style:name="T1620" style:family="text">
      <style:text-properties officeooo:rsid="12ac2ee8"/>
    </style:style>
    <style:style style:name="T1621" style:family="text">
      <style:text-properties officeooo:rsid="12ada781"/>
    </style:style>
    <style:style style:name="T1622" style:family="text">
      <style:text-properties officeooo:rsid="12ae34f5"/>
    </style:style>
    <style:style style:name="T1623" style:family="text">
      <style:text-properties officeooo:rsid="12ae5998"/>
    </style:style>
    <style:style style:name="T1624" style:family="text">
      <style:text-properties officeooo:rsid="0a7e49f6"/>
    </style:style>
    <style:style style:name="T1625" style:family="text">
      <style:text-properties officeooo:rsid="12b1dcfb"/>
    </style:style>
    <style:style style:name="T1626" style:family="text">
      <style:text-properties officeooo:rsid="12b78165"/>
    </style:style>
    <style:style style:name="T1627" style:family="text">
      <style:text-properties officeooo:rsid="12b8ade4"/>
    </style:style>
    <style:style style:name="T1628" style:family="text">
      <style:text-properties officeooo:rsid="12ba21bc"/>
    </style:style>
    <style:style style:name="T1629" style:family="text">
      <style:text-properties officeooo:rsid="12bbbdbe"/>
    </style:style>
    <style:style style:name="T1630" style:family="text">
      <style:text-properties officeooo:rsid="12bc92b4"/>
    </style:style>
    <style:style style:name="T1631" style:family="text">
      <style:text-properties officeooo:rsid="12be4ef8"/>
    </style:style>
    <style:style style:name="T1632" style:family="text">
      <style:text-properties officeooo:rsid="00d622a1"/>
    </style:style>
    <style:style style:name="T1633" style:family="text">
      <style:text-properties officeooo:rsid="12c02d88"/>
    </style:style>
    <style:style style:name="T1634" style:family="text">
      <style:text-properties officeooo:rsid="066edfb2"/>
    </style:style>
    <style:style style:name="T1635" style:family="text">
      <style:text-properties officeooo:rsid="12c0bf65"/>
    </style:style>
    <style:style style:name="T1636" style:family="text">
      <style:text-properties officeooo:rsid="066c9f51"/>
    </style:style>
    <style:style style:name="T1637" style:family="text">
      <style:text-properties officeooo:rsid="12c26965"/>
    </style:style>
    <style:style style:name="T1638" style:family="text">
      <style:text-properties officeooo:rsid="12c3b999"/>
    </style:style>
    <style:style style:name="T1639" style:family="text">
      <style:text-properties officeooo:rsid="12c50dab"/>
    </style:style>
    <style:style style:name="T1640" style:family="text">
      <style:text-properties officeooo:rsid="12c54d70"/>
    </style:style>
    <style:style style:name="T1641" style:family="text">
      <style:text-properties officeooo:rsid="12c55bf7"/>
    </style:style>
    <style:style style:name="T1642" style:family="text">
      <style:text-properties officeooo:rsid="12c63042"/>
    </style:style>
    <style:style style:name="T1643" style:family="text">
      <style:text-properties officeooo:rsid="12c8027c"/>
    </style:style>
    <style:style style:name="T1644" style:family="text">
      <style:text-properties officeooo:rsid="12c8037e"/>
    </style:style>
    <style:style style:name="T1645" style:family="text">
      <style:text-properties officeooo:rsid="12cb3018"/>
    </style:style>
    <style:style style:name="T1646" style:family="text">
      <style:text-properties officeooo:rsid="12ccddb5"/>
    </style:style>
    <style:style style:name="T1647" style:family="text">
      <style:text-properties officeooo:rsid="12cd255a"/>
    </style:style>
    <style:style style:name="T1648" style:family="text">
      <style:text-properties officeooo:rsid="12cf9ecf"/>
    </style:style>
    <style:style style:name="T1649" style:family="text">
      <style:text-properties officeooo:rsid="12d0c0f7"/>
    </style:style>
    <style:style style:name="T1650" style:family="text">
      <style:text-properties officeooo:rsid="006fa277"/>
    </style:style>
    <style:style style:name="T1651" style:family="text">
      <style:text-properties officeooo:rsid="12d1d126"/>
    </style:style>
    <style:style style:name="T1652" style:family="text">
      <style:text-properties officeooo:rsid="12d21e61"/>
    </style:style>
    <style:style style:name="T1653" style:family="text">
      <style:text-properties officeooo:rsid="12d2f833"/>
    </style:style>
    <style:style style:name="T1654" style:family="text">
      <style:text-properties officeooo:rsid="12d41240"/>
    </style:style>
    <style:style style:name="T1655" style:family="text">
      <style:text-properties officeooo:rsid="12d4eaec"/>
    </style:style>
    <style:style style:name="T1656" style:family="text">
      <style:text-properties officeooo:rsid="12d5ccea"/>
    </style:style>
    <style:style style:name="T1657" style:family="text">
      <style:text-properties officeooo:rsid="0118b107"/>
    </style:style>
    <style:style style:name="T1658" style:family="text">
      <style:text-properties officeooo:rsid="12d908c1"/>
    </style:style>
    <style:style style:name="T1659" style:family="text">
      <style:text-properties officeooo:rsid="12db074b"/>
    </style:style>
    <style:style style:name="T1660" style:family="text">
      <style:text-properties officeooo:rsid="12dcc164"/>
    </style:style>
    <style:style style:name="T1661" style:family="text">
      <style:text-properties officeooo:rsid="12e18c1c"/>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901560676448" text:id="ct93901560676448">
          <text:insertion>
            <office:change-info>
              <dc:creator>Unknown Author</dc:creator>
              <dc:date>2021-09-13T09:37:00</dc:date>
            </office:change-info>
          </text:insertion>
        </text:changed-region>
        <text:changed-region xml:id="ct93901564075104" text:id="ct93901564075104">
          <text:insertion>
            <office:change-info>
              <dc:creator>Unknown Author</dc:creator>
              <dc:date>2020-10-18T17:32:00</dc:date>
            </office:change-info>
          </text:insertion>
        </text:changed-region>
        <text:changed-region xml:id="ct93901564327376" text:id="ct93901564327376">
          <text:deletion>
            <office:change-info>
              <dc:creator>Unknown Author</dc:creator>
              <dc:date>2020-10-18T17:30:33</dc:date>
            </office:change-info>
            <text:p text:style-name="P948"><text:s/></text:p>
          </text:deletion>
        </text:changed-region>
        <text:changed-region xml:id="ct93901564345584" text:id="ct9390156434558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59">Reference Manual</text:span><text:bookmark-end text:name="__RefHeading___Toc474_3277173355"/></text:p>
      <text:p text:style-name="P1350"><text:span text:style-name="T1188">Version 1.</text:span><text:span text:style-name="T1189">4</text:span></text:p>
      <text:p text:style-name="P563"/>
      <text:h text:style-name="Heading_20_1" text:outline-level="1"/>
      <text:h text:style-name="Heading_20_1" text:outline-level="1"><text:bookmark-start text:name="__RefHeading___Toc765_3277173355"/>Introduction<text:bookmark-end text:name="__RefHeading___Toc765_3277173355"/></text:h>
      <text:p text:style-name="P154">This document is the <text:span text:style-name="T960">reference manual</text:span> for the QDL (pronounced “quiddle”) <text:span text:style-name="T1560">jokingly referred to as the</text:span> <text:span text:style-name="T128">Q</text:span><text:span text:style-name="T401">uick and </text:span><text:span text:style-name="T128">D</text:span><text:span text:style-name="T401">irty </text:span><text:span text:style-name="T128">L</text:span><text:span text:style-name="T401">anguage, which </text:span><text:span text:style-name="T515">wa</text:span><text:span text:style-name="T401">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12">Origin of the name</text:p>
      <text:p text:style-name="P189">“Quiddle” by itself has two meaning. </text:p>
      <text:list xml:id="list1665658851" text:style-name="L1">
        <text:list-item>
          <text:p text:style-name="P1479"><text:span text:style-name="T955">(</text:span><text:span text:style-name="T46">noun</text:span><text:span text:style-name="T955">)</text:span><text:span text:style-name="T46"> </text:span>A small or trifling thing</text:p>
        </text:list-item>
        <text:list-item>
          <text:p text:style-name="P1479"><text:span text:style-name="T955">(</text:span><text:span text:style-name="T46">verb</text:span><text:span text:style-name="T955">)</text:span>Treating a serious topic in a trifling way.</text:p>
        </text:list-item>
      </text:list>
      <text:p text:style-name="P376"><text:span text:style-name="T414">QDL (as a moniker) comes from aviation navigation (“Q-codes”) which refers not to something trifling at all but a (usually </text:span><text:span text:style-name="T475">essential</text:span><text:span text:style-name="T414"> ) set of navigation bearings taken at regular intervals. </text:span><text:span text:style-name="T476">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14">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20">As it were, scripting keeps the OAuth flow on course. (The logo has the Morse code for Q-D-L in it, by the way.) </text:span></text:p>
      <text:p text:style-name="P376"><text:span text:style-name="T414">The second meaning of quiddle is </text:span><text:span text:style-name="T453">a bit more lighthearted</text:span><text:span text:style-name="T414">. </text:span><text:span text:style-name="T170">E.g.</text:span><text:span text:style-name="T462"> Monty Python quiddled the Middle Ages in </text:span><text:span text:style-name="T495">their movie </text:span><text:span text:style-name="T462"><text:s/>“Monty Python and the Holy Grail.” </text:span><text:span text:style-name="T414">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15">productively</text:span><text:span text:style-name="T414"> in it. </text:span><text:span text:style-name="T415">Life is too short to learn another C++… <text:s/></text:span></text:p>
      <text:p text:style-name="P377"><text:span text:style-name="T401">The way this is done is that the </text:span><text:span text:style-name="T453">data types for the language (stems and scalars) have embedded control structures and additionally there are </text:span><text:span text:style-name="T401">major constructs for the language (loop</text:span><text:span text:style-name="T415">ing</text:span><text:span text:style-name="T401">, conditionals, encapsulation &amp;c.) </text:span><text:span text:style-name="T453">which </text:span><text:span text:style-name="T401">are very bare-bones. </text:span><text:span text:style-name="T453"><text:s/></text:span><text:span text:style-name="T401">This covers the dictum of aiming at the probabilities <text:s/></text:span><text:span text:style-name="T415">(what you are most likely to do) </text:span><text:span text:style-name="T401">not the possibilities </text:span><text:span text:style-name="T415">(what your wildest dreams envision)</text:span><text:span text:style-name="T401">. So you may </text:span><text:soft-page-break/><text:span text:style-name="T401">need a loop and there is one – <text:s/></text:span><text:span text:style-name="T417">j</text:span><text:span text:style-name="T401">ust one – rather than having several with niggling syntax that covers every possible variation. If you need something more, than there are tools to cobble it together. <text:s/></text:span></text:p>
      <text:p text:style-name="P376"><text:span text:style-name="T415">(A</text:span><text:span text:style-name="T414"> much more complete language was designed </text:span><text:span text:style-name="T420">and a specific subset implemented, </text:span><text:span text:style-name="T414">so if there is a hue and cry for something more, it would actually be pretty easy to add it. </text:span><text:span text:style-name="T415">In other words, backwards compatibility is built in for future extensions. </text:span><text:span text:style-name="T414"><text:s/></text:span><text:span text:style-name="T415">Just saying</text:span><text:span text:style-name="T404"> </text:span><text:span text:style-name="T415">it so we are clear.)</text:span></text:p>
      <text:p text:style-name="P153"><text:span text:style-name="T403">A bit of motivation </text:span><text:span text:style-name="T415">about aggregate variables since this strikes many people as offbeat</text:span><text:span text:style-name="T403">. </text:span><text:span text:style-name="T415">QDL works very well as a server-side policy language. </text:span><text:span text:style-name="T411">A very common situation is having to configure many rules for doing fairly simple tasks, </text:span><text:span text:style-name="T162">e.g.</text:span><text:span text:style-name="T411">, if a user has logged in through an institution, belongs to any of a few groups, has an affiliation with a third institution, then some subset of information should be returned. In large blocks</text:span></text:p>
      <text:p text:style-name="P159"><text:span text:style-name="T186">huge </text:span><text:span text:style-name="T182">rats nest of conditions </text:span><text:span text:style-name="T522"><text:s/></text:span></text:p>
      <text:p text:style-name="P159"><text:span text:style-name="T522"><text:s text:c="5"/>==&gt; <text:s/></text:span><text:span text:style-name="T182">do something </text:span><text:span text:style-name="T186">conceptually easy but </text:span><text:span text:style-name="T182">very repetitive to a large set of data</text:span></text:p>
      <text:p text:style-name="P196">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21">Think of it as a notation that happens to have some control structures.</text:span></text:p>
      <text:p text:style-name="Quotations"><text:span text:style-name="T1479">How did this start? </text:span><text:span text:style-name="T1480">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81">This minimalist approach is everywhere, since creating a new computer language normally leads to lots of bloat </text:span><text:span text:style-name="T1482">to cover all sorts of general purpose cases</text:span><text:span text:style-name="T1481">. If you need something, write it, but the language itself should be the toolkit for such things, not (like C++ or Java) an ever growing welter of constructs and arcane libraries that make programming sometimes quite a chore. <text:s/></text:span><text:span text:style-name="T1483">No</text:span><text:span text:style-name="T1482">body knows all of Java or C++ because it is not humanly possible. </text:span></text:p>
      <text:p text:style-name="P11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27">etc. </text:span><text:span text:style-name="T109">ad nauseam</text:span><text:span text:style-name="T1527">, </text:span><text:s/>all the time which can get hidden in all of the things designed to prevent bad code. I can’t count the number of times I’ve seen a welter of objects in Java trying to implement a design pattern <text:span text:style-name="T1527">(for the sake of using patterns since we all know they solve all bad programming issues, right?)</text:span> when a few lines of well aimed code would be <text:span text:style-name="T1527">more understandable, perform </text:span>better and <text:span text:style-name="T1527">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18"><text:span text:style-name="T1411">Constant </text:span><text:span text:style-name="T1412">types: null, boolean, </text:span><text:span text:style-name="T840">number, </text:span><text:span text:style-name="T1412">string</text:span></text:p>
      <text:p text:style-name="P233"><text:span text:style-name="T545">V</text:span>ariable <text:span text:style-name="T545">types</text:span>: <text:span text:style-name="T955">scalar, </text:span><text:span text:style-name="T1484">c</text:span>ompound <text:span text:style-name="T545">(aka stem variables), </text:span><text:span text:style-name="T1484">sets</text:span></text:p>
      <text:p text:style-name="P233">Control structures: if..then...else, while loop, switch statement, <text:span text:style-name="T882">try...catch</text:span>.</text:p>
      <text:p text:style-name="P290"><text:soft-page-break/>Encapsulation: module</text:p>
      <text:h text:style-name="Heading_20_1" text:outline-level="1"><text:bookmark-start text:name="__RefHeading___Toc478_3277173355"/>Basic syntactic concepts.<text:bookmark-end text:name="__RefHeading___Toc478_3277173355"/></text:h>
      <text:list xml:id="list1805950690" text:style-name="L2">
        <text:list-item>
          <text:p text:style-name="P1468">Weakly typed</text:p>
        </text:list-item>
        <text:list-item>
          <text:p text:style-name="P1468"><text:span text:style-name="T852">Simple and s</text:span>tem variables</text:p>
        </text:list-item>
        <text:list-item>
          <text:p text:style-name="P1469">A <text:span text:style-name="T955">very </text:span>full set of <text:span text:style-name="T852">logic/algebraic </text:span>operations</text:p>
        </text:list-item>
        <text:list-item>
          <text:p text:style-name="P1469">A full but minimal set of control structures</text:p>
        </text:list-item>
      </text:list>
      <text:p text:style-name="P1"/>
      <text:h text:style-name="P1357" text:outline-level="2"><text:bookmark-start text:name="__RefHeading___Toc724_3277173355"/>Constants and expressions<text:bookmark-end text:name="__RefHeading___Toc724_3277173355"/></text:h>
      <text:p text:style-name="P297">There are boolean, <text:span text:style-name="T907">number (</text:span>int<text:span text:style-name="T907">egers are </text:span><text:s/>(64 bit), decimal <text:s/><text:span text:style-name="T907">are </text:span>unlimited, <text:span text:style-name="T1542">if you exceed 64 bits, it will get converted to a large decimal (using scientific notation)</text:span><text:span text:style-name="T90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7"/>
      <text:p text:style-name="P368">Note that in some cases, the dollar sign may be used for escaping disallowed characters. See <text:span text:style-name="T36">encode</text:span> and <text:span text:style-name="T36">decode</text:span> for <text:span text:style-name="T1547">type 0 and </text:span>the particulars <text:span text:style-name="T956">as relates to working with, </text:span><text:span text:style-name="T47">e.g.</text:span><text:span text:style-name="T258">, JSON</text:span>.</text:p>
      <text:p text:style-name="P297">QDL supports the following standard algebraic operations:</text:p>
      <text:p text:style-name="Preformatted_20_Text">+ - * / % <text:span text:style-name="T865">^ ⌈ ⌊</text:span></text:p>
      <text:p text:style-name="P297"/>
      <text:p text:style-name="P685">as well as several operations on sets (see below).</text:p>
      <text:p text:style-name="P735"><text:span text:style-name="T883">Note that the operator % is </text:span><text:span text:style-name="T1574">the </text:span><text:span text:style-name="T883">integer </text:span><text:span text:style-name="T1574">part of </text:span><text:span text:style-name="T883">division. So </text:span></text:p>
      <text:p text:style-name="P1045"><text:s text:c="3"/>42/9 </text:p>
      <text:p text:style-name="P1122"><text:span text:style-name="T563">4.666</text:span><text:span text:style-name="T636">666667</text:span></text:p>
      <text:p text:style-name="P1122"><text:span text:style-name="T636"><text:s text:c="3"/></text:span><text:span text:style-name="T563">42%9</text:span></text:p>
      <text:p text:style-name="P1045">4</text:p>
      <text:p text:style-name="P1122"><text:s text:c="3"/><text:span text:style-name="T1574">14.2%7.5</text:span></text:p>
      <text:p text:style-name="P1121">1</text:p>
      <text:p text:style-name="P735"/>
      <text:p text:style-name="P610">Raising a number to a power works with all exponents, so <text:s text:c="2"/></text:p>
      <text:p text:style-name="Preformatted_20_Text"><text:s text:c="3"/>1.2^1.3 </text:p>
      <text:p text:style-name="Preformatted_20_Text">1.2674639621271</text:p>
      <text:p text:style-name="P298"/>
      <text:p text:style-name="P609">So to get the square root of a number, raise it to the <text:span text:style-name="T1572">0</text:span>.5 power.</text:p>
      <text:p text:style-name="P611">The floor and ceiling operators, resp. ⌊, ⌈ (unicode 230a, 2308) are supported. Note that there are standard functions named <text:span text:style-name="T652">floor()</text:span> and <text:span text:style-name="T693">ceiling</text:span><text:span text:style-name="T652">() </text:span>if you do not want to use the special symbols for them:</text:p>
      <text:p text:style-name="P611"><text:soft-page-break/><text:span text:style-name="T652">⌊</text:span><text:span text:style-name="T693">x == floor(x)</text:span><text:span text:style-name="T1389"> and </text:span><text:span text:style-name="T693">⌈x == ceiling(x)</text:span><text:span text:style-name="T1389"> are always true.</text:span></text:p>
      <text:p text:style-name="Text_20_body"><text:span text:style-name="T22">Note: </text:span><text:span text:style-name="T221">Decimals </text:span><text:span text:style-name="T173">require</text:span><text:span text:style-name="T478"> a leading number. So </text:span><text:span text:style-name="T774">0.3</text:span><text:span text:style-name="T478"> is acceptable but </text:span><text:span text:style-name="T774">.3</text:span><text:span text:style-name="T478"> is not. This prevents ambiguity with stem variables in parsing (and saves you from having a ton of parentheses to disambiguate cases). </text:span><text:span text:style-name="T477">Basically if you write </text:span><text:span text:style-name="T726">.23 </text:span>QDL <text:span text:style-name="T1370">cannot tell if you intended a number of forgot the stem </text:span><text:span text:style-name="T1561">and will tell you so in no uncertain terms</text:span><text:span text:style-name="T1370">. </text:span></text:p>
      <text:p text:style-name="P589"><text:span text:style-name="T13">Note:</text:span><text:span text:style-name="T1248"> </text:span><text:span text:style-name="T1251">D</text:span><text:span text:style-name="T1248">ecimal exponents require the base be non-negative. </text:span><text:span text:style-name="T1251">You may wonder why </text:span><text:span text:style-name="T12">^ </text:span><text:span text:style-name="T202">will fail for something like </text:span><text:span text:style-name="T682">(-2)^</text:span><text:span text:style-name="T680">0</text:span><text:span text:style-name="T682">.333</text:span><text:span text:style-name="T202">, isn’t that basically the cube root? Note that </text:span><text:span text:style-name="T680">0</text:span><text:span text:style-name="T682">.333 = 333/1000</text:span><text:span text:style-name="T202"> hence this actually means </text:span><text:span text:style-name="T682">((-2)^</text:span><text:span text:style-name="T693">(1/1000)</text:span><text:span text:style-name="T682">)^333 </text:span><text:span text:style-name="T202">said more plainly, <text:s text:c="2"/></text:span><text:span text:style-name="T135">every </text:span><text:span text:style-name="T439">decimal exponent is an even root on a computer(!) There is, of course, a way to do this in QDL, see </text:span><text:span text:style-name="T753">nroot</text:span><text:span text:style-name="T527"> </text:span><text:span text:style-name="T439">which allows you to take integer nth roots, </text:span><text:span text:style-name="T440">in this example, <text:s/></text:span><text:span text:style-name="T753">nroot(-2,3)</text:span><text:span text:style-name="T440">.</text:span></text:p>
      <text:h text:style-name="Heading_20_3" text:outline-level="3"><text:bookmark-start text:name="__RefHeading___Toc674148_1332219333"/>Other notations for numbers<text:bookmark-end text:name="__RefHeading___Toc674148_1332219333"/></text:h>
      <text:p text:style-name="P535"><text:span text:style-name="T446">It is easy to write</text:span><text:span text:style-name="T166"> scientific notation</text:span><text:span text:style-name="T446"> <text:s/>in QDL. This is of the form </text:span><text:span text:style-name="T744">m*10^k</text:span><text:span text:style-name="T789">.</text:span>The so-called <text:span text:style-name="T85">standard form </text:span><text:span text:style-name="T323"><text:s/>has m restricted to a single digit decimal. So </text:span><text:span text:style-name="T744">350 = 3.5*10^2</text:span><text:span text:style-name="T714">. </text:span>QDL <text:span text:style-name="T1264">does no specific parsing since this is just arithmetic.</text:span></text:p>
      <text:p text:style-name="P266"><text:span text:style-name="T401"><text:s/>QDL also supports </text:span><text:span text:style-name="T158">engineering notation </text:span><text:span text:style-name="T401">for numbers. <text:s/></text:span><text:span text:style-name="T447">These </text:span><text:span text:style-name="T448">are of the form </text:span></text:p>
      <text:p text:style-name="P612"><text:span text:style-name="T174">decimal</text:span><text:span text:style-name="T796">E</text:span><text:span text:style-name="T36">e</text:span><text:span text:style-name="T174">xponent </text:span><text:span text:style-name="T448">or </text:span><text:span text:style-name="T174">decimal</text:span><text:span text:style-name="T796">e</text:span><text:span text:style-name="T36">e</text:span><text:span text:style-name="T174">xponent</text:span></text:p>
      <text:p text:style-name="P232"><text:span text:style-name="T182">Note the the exponent </text:span><text:span text:style-name="T206">must be an integer but</text:span><text:span text:style-name="T182"> may preceded by a + or - sign. </text:span><text:span text:style-name="T205">You may have any decimal for the left side, and QDL will normalize it to a single digit, adjusting the exponent as needed.</text:span></text:p>
      <text:p text:style-name="P193">For instance </text:p>
      <text:p text:style-name="Preformatted_20_Text"><text:s text:c="2"/>1234.567E5; // <text:span text:style-name="T1265">show how numbers are normalized.</text:span></text:p>
      <text:p text:style-name="Preformatted_20_Text">1.234567E+8 <text:s text:c="4"/></text:p>
      <text:p text:style-name="Preformatted_20_Text"/>
      <text:p text:style-name="Preformatted_20_Text"><text:s text:c="2"/>2.34E5/5.67<text:span text:style-name="T1266">e</text:span>3; // <text:span text:style-name="T1265">== 234000/5670</text:span></text:p>
      <text:p text:style-name="Preformatted_20_Text">41.269841269841269</text:p>
      <text:p text:style-name="Preformatted_20_Text"/>
      <text:p text:style-name="Preformatted_20_Text"><text:s text:c="4"/>2.34E5*5.67E-3; // <text:span text:style-name="T1265">== 234000*.00567</text:span></text:p>
      <text:p text:style-name="Preformatted_20_Text">1326.78</text:p>
      <text:p text:style-name="Preformatted_20_Text"/>
      <text:p text:style-name="Preformatted_20_Text"><text:s text:c="2"/>2^1.2E2; // <text:span text:style-name="T1389">== 2^120 </text:span></text:p>
      <text:p text:style-name="Preformatted_20_Text">1.32922799578492E+36</text:p>
      <text:p text:style-name="P523"/>
      <text:p text:style-name="P536">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86">0.002</text:p>
      <text:p text:style-name="P537"><text:s/></text:p>
      <text:p text:style-name="P267">Note:<text:span text:style-name="T182"> the exponential function for base </text:span><text:span text:style-name="T158">e</text:span><text:span text:style-name="T401"> is supported and is </text:span><text:span text:style-name="T723">e</text:span><text:span text:style-name="T727">xp</text:span><text:span text:style-name="T723">(r).</text:span></text:p>
      <text:p text:style-name="P523"><text:span text:style-name="T1248">QDL</text:span><text:span text:style-name="T864"> also supports the following logical operators</text:span></text:p>
      <text:p text:style-name="Preformatted_20_Text">&lt; &lt;= &gt; &gt;= &amp;&amp; || ! <text:span text:style-name="T1542">=~ </text:span><text:span text:style-name="T1546">&lt;&lt;</text:span></text:p>
      <text:p text:style-name="P297"><text:soft-page-break/><text:line-break/>and the following increment and decrement operators, which may be used before or after variables. </text:p>
      <text:p text:style-name="Preformatted_20_Text">-- <text:span text:style-name="T864">++ </text:span></text:p>
      <text:p text:style-name="Text_20_body"><text:line-break/><text:span text:style-name="T990">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708">The limited character set <text:span text:style-name="T935">for </text:span><text:span text:style-name="T40">symbols</text:span><text:span text:style-name="T254"> </text:span><text:span text:style-name="T237">is</text:span> intentional since this sidesteps running it on systems that may have character encoding issues <text:span text:style-name="T907">or more usually, working on a system where the supported terminal types are very limited</text:span>. <text:s/><text:span text:style-name="T935">Generally however, the contents of a string may be UTF-8 with no issues.</text:span></text:p>
      <text:h text:style-name="P1371" text:outline-level="3"><text:bookmark-start text:name="__RefHeading___Toc674150_1332219333"/>Inline conditional <text:span text:style-name="T1502">expressions</text:span><text:bookmark-end text:name="__RefHeading___Toc674150_1332219333"/></text:h>
      <text:p text:style-name="P844"><text:span text:style-name="T1503">There is a control structure of </text:span><text:span text:style-name="T694">if[ … ]then[ … ]else[ … ]</text:span><text:span text:style-name="T1288"> but this is a pretty heavy weight solution.</text:span><text:span text:style-name="T1291"> There are blocks with local state inside the []. </text:span><text:span text:style-name="T1288"><text:s/></text:span><text:span text:style-name="T1290">See below.</text:span><text:span text:style-name="T1288"> </text:span><text:span text:style-name="T1287">Anything with square brackets in QDL is referred to as a</text:span><text:span text:style-name="T1293"> statement</text:span><text:span text:style-name="T1287"> and is a syntactical unit. Statements do not return values. </text:span><text:span text:style-name="T1293">Expressions</text:span><text:span text:style-name="T1287">, however do return values. </text:span><text:span text:style-name="T1288"><text:s/></text:span><text:span text:style-name="T1289">I</text:span><text:span text:style-name="T1288">f you just need to check a conditional, QDL also supports </text:span><text:span text:style-name="T1291">two different </text:span><text:span text:style-name="T1286">(ternary) </text:span><text:span text:style-name="T1288">syntax </text:span><text:span text:style-name="T1287">expression </text:span><text:span text:style-name="T1288">of</text:span></text:p>
      <text:p text:style-name="P879">boolean <text:span text:style-name="T1543">|boolean.</text:span><text:span text:style-name="T237"> ?</text:span><text:span text:style-name="T386">|⇒</text:span><text:span text:style-name="T237"> </text:span>expression0<text:span text:style-name="T237"> </text:span><text:span text:style-name="T399">{</text:span><text:span text:style-name="T237">: </text:span>expression1<text:span text:style-name="T1651">}</text:span></text:p>
      <text:p text:style-name="P880"><text:span text:style-name="T1543">boolean.</text:span><text:span text:style-name="T237"> ?!</text:span><text:span text:style-name="T386">|¿</text:span><text:span text:style-name="T237"> </text:span>expression0.<text:span text:style-name="T237"> </text:span><text:span text:style-name="T399">{</text:span><text:span text:style-name="T237">: </text:span>expression1<text:span text:style-name="T1651">}</text:span></text:p>
      <text:p text:style-name="Text_20_body"/>
      <text:p text:style-name="Text_20_body"><text:span text:style-name="T125">For the first</text:span><text:span text:style-name="T1652">, this means </text:span><text:span text:style-name="T1503">that the boolean is evaluated and if </text:span><text:span text:style-name="T150">true </text:span><text:span text:style-name="T508">then </text:span><text:span text:style-name="T765">expression0</text:span><text:span text:style-name="T177"> </text:span><text:span text:style-name="T508"><text:s/>is returned and if </text:span><text:span text:style-name="T150">false </text:span><text:span text:style-name="T508">then </text:span><text:span text:style-name="T765">expression1</text:span><text:span text:style-name="T177"> </text:span><text:span text:style-name="T508"><text:s/>is returned. </text:span><text:span text:style-name="T518">(</text:span><text:span text:style-name="T765">expression1</text:span><text:span text:style-name="T177"> </text:span><text:span text:style-name="T508"><text:s/></text:span><text:span text:style-name="T1651">may be omitted in which case it is assumed to be null.) </text:span><text:span text:style-name="T492">The boolean is a scalar, </text:span><text:span text:style-name="T507">or a simple </text:span><text:span text:style-name="T492">stem </text:span><text:span text:style-name="T507">(so a list or stem with no nesting)</text:span><text:span text:style-name="T492">. </text:span><text:span text:style-name="T508">More to the point, th</text:span><text:span text:style-name="T507">e inline conditional</text:span><text:span text:style-name="T508"> is “just another expression”, so you can nest these or use them pretty much any place you want </text:span><text:span text:style-name="T460">as if they were algebraic quantities</text:span><text:span text:style-name="T508">. </text:span><text:span text:style-name="T459">The major difference is scope – the conditional allows for variables in the bodies of the blocks and you can write even who</text:span><text:span text:style-name="T460">l</text:span><text:span text:style-name="T459">e programs there. The inline conditional is for all the much more simple cases.</text:span></text:p>
      <text:p text:style-name="P844"><text:span text:style-name="T179">F</text:span><text:span text:style-name="T180">or the second </text:span><text:span text:style-name="T520">this is an exclusive or construction (called a switch or </text:span><text:span text:style-name="T519">select s</text:span><text:span text:style-name="T520">tatement in other languages) and the left argument is a boolean stem with </text:span><text:span text:style-name="T180">at most </text:span><text:span text:style-name="T520">a single true value. </text:span><text:span text:style-name="T519">Again, if the else clause is omitted (which is the default if all booleans are false), a null is returned.</text:span></text:p>
      <text:p text:style-name="P199">E.g.<text:span text:style-name="T1502">s</text:span></text:p>
      <text:p text:style-name="P1101"><text:s text:c="3"/>x := mod(date_ms(), 2); // <text:span text:style-name="T1502">equals 0 or 1 randomly</text:span></text:p>
      <text:p text:style-name="P1101"><text:s text:c="3"/>say(3*(x==0?4:5));</text:p>
      <text:p text:style-name="P1101">15</text:p>
      <text:p text:style-name="P1101"><text:soft-page-break/>// <text:span text:style-name="T1502">guess x == 1 this time...</text:span></text:p>
      <text:p text:style-name="P200"><text:line-break/>This shows that the inline conditional is just another expression.</text:p>
      <text:p text:style-name="P1101"><text:bookmark-start text:name="__DdeLink__16357_4001340964"/><text:s text:c="4"/><text:span text:style-name="T1308">pi()^exp() &lt; exp()^pi() ? 'left is bigger' : 'right' + ' is' + ' bigger'</text:span></text:p>
      <text:p text:style-name="P1101">left is bigger</text:p>
      <text:p text:style-name="P1101"><text:s text:c="5"/>3 &lt; 2 ? 4&gt;3 ?'a':'b':'c'</text:p>
      <text:p text:style-name="P1101">c<text:bookmark-end text:name="__DdeLink__16357_4001340964"/></text:p>
      <text:p text:style-name="P710"/>
      <text:p text:style-name="P746">Note that the last one could be written with parentheses, <text:s/><text:span text:style-name="T706"><text:s/></text:span><text:span text:style-name="T707">(</text:span><text:span text:style-name="T706">3 &lt; 2</text:span><text:span text:style-name="T707">)</text:span><text:span text:style-name="T706"> ? (</text:span><text:span text:style-name="T707">(</text:span><text:span text:style-name="T706">4 &gt; 3</text:span><text:span text:style-name="T707">)</text:span><text:span text:style-name="T706"> ?'a':'b'):'c'</text:span> but <text:span text:style-name="T1313">the aim </text:span>was to show that it is resolvable as written. <text:span text:style-name="T1313">T</text:span><text:span text:style-name="T1311">he precedence of inline conditionals is generally about the lowest, so everything else gets evaluated first. </text:span><text:span text:style-name="T1312">Finally, the else clause (after the </text:span><text:span text:style-name="T18">:</text:span><text:span text:style-name="T1312">) is not optional. </text:span></text:p>
      <text:p text:style-name="P747">In place of ? you may also use logical implies (unicode 21d2, ⇒):</text:p>
      <text:p text:style-name="P1134"><text:s text:c="4"/><text:span text:style-name="T1308">pi()^exp() &lt; exp()^pi() </text:span><text:span text:style-name="T798">⇒</text:span><text:span text:style-name="T1308"> 'left is bigger' : 'right' + ' is' + ' bigger'</text:span></text:p>
      <text:p text:style-name="P1238"><text:span text:style-name="T1192">C</text:span><text:span text:style-name="T1653">onditional </text:span>example with a stem <text:span text:style-name="T1561">as the left argument</text:span>.</text:p>
      <text:p text:style-name="P709">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01"><text:s text:c="3"/>p. := ['a:/x/y','a:/x/z/','b:/p/q']<text:line-break/> <text:s text:c="2"/>p.+('.*/' =~ p.?'':'/');// regex to test if an element ends with a slash<text:line-break/>[a:/x/y/,a:/x/z/,b:/p/q/]</text:p>
      <text:p text:style-name="P124"/>
      <text:p text:style-name="P123">The stem does not have to be a list. There is no subsetting that occurs with the expressions and they are returned as is:</text:p>
      <text:p text:style-name="P123"/>
      <text:p text:style-name="P1101"><text:s text:c="3"/>a.0 := false; a.'foo' := true; a.3 := false;</text:p>
      <text:p text:style-name="P1101"><text:s text:c="3"/>a.?[-2;2]:<text:span text:style-name="T1108">{0,1}</text:span></text:p>
      <text:p text:style-name="P1101"><text:span text:style-name="T865">{foo: [-2,-1,0,1], 0:</text:span><text:span text:style-name="T1108">{0,1}</text:span><text:span text:style-name="T865">, 3:</text:span><text:span text:style-name="T1108">{0,1}</text:span><text:span text:style-name="T865">}</text:span></text:p>
      <text:h text:style-name="P1372" text:outline-level="3"><text:bookmark-start text:name="__RefHeading___Toc46691_3045913216"/>Switch/Select example<text:bookmark-end text:name="__RefHeading___Toc46691_3045913216"/></text:h>
      <text:p text:style-name="P1178"><text:s/><text:span text:style-name="T1654">rc:= </text:span><text:span text:style-name="T1653">script_load(</text:span></text:p>
      <text:p text:style-name="P1182"><text:s/>['post_auth','post_token','post_refresh']==exec_phase</text:p>
      <text:p text:style-name="P1178"><text:span text:style-name="T1653">¿['auth.qdl',’token.qdl','rtx.qdl']:'</text:span><text:span text:style-name="T1654">init.qdl'</text:span><text:span text:style-name="T1653">);</text:span></text:p>
      <text:p text:style-name="P1178"/>
      <text:p text:style-name="P1179"><text:s text:c="2"/>if[rc != 0]</text:p>
      <text:p text:style-name="P1179">then[ //… other stuff </text:p>
      <text:p text:style-name="Text_20_body"/>
      <text:p text:style-name="P845"><text:span text:style-name="T1654">In this case, one of four scripts will execute, setting a </text:span><text:span text:style-name="T705">rc</text:span><text:span text:style-name="T1654"> (return code) variable for further processing.</text:span></text:p>
      <text:h text:style-name="P1373" text:outline-level="3"><text:bookmark-start text:name="__RefHeading___Toc46693_3045913216"/>Comparison with select, conditional and mask.<text:bookmark-end text:name="__RefHeading___Toc46693_3045913216"/></text:h>
      <text:p text:style-name="P846">The mask function at first glance seems like the same as ?! or perhaps ?:</text:p>
      <text:p text:style-name="Preformatted_20_Text"><text:s text:c="3"/>mask([false,true],[1,3])</text:p>
      <text:p text:style-name="Preformatted_20_Text">3</text:p>
      <text:p text:style-name="Preformatted_20_Text"><text:s text:c="3"/><text:span text:style-name="T1655">[false,true]?![1,3]</text:span></text:p>
      <text:p text:style-name="P1180">3</text:p>
      <text:p text:style-name="P846"><text:soft-page-break/>So what is the difference? </text:p>
      <text:p text:style-name="P847">In mask, the argument is evaluated. In select, only the true value is evaluated.</text:p>
      <text:p text:style-name="P848">So you can do this</text:p>
      <text:p text:style-name="Preformatted_20_Text"><text:s text:c="3"/><text:span text:style-name="T1655">a:=4;</text:span></text:p>
      <text:p text:style-name="Preformatted_20_Text"><text:s text:c="3"/>∃<text:span text:style-name="T1655">[a,b]?![a++,b++]; // Asaumption is that a or b exists, increment which exists</text:span></text:p>
      <text:p text:style-name="P1180">4</text:p>
      <text:p text:style-name="P1181"><text:s text:c="3"/><text:span text:style-name="T1655">a</text:span></text:p>
      <text:p text:style-name="P1180">5</text:p>
      <text:p text:style-name="Text_20_body"/>
      <text:p text:style-name="P846">where using mask would fail since it would attempt to evaluate b++ when it does not exist. In the same way, <text:s/>the argument to ? is only evaulated if it is true:</text:p>
      <text:p text:style-name="P1181"><text:s text:c="3"/><text:span text:style-name="T1655">a :=4;</text:span></text:p>
      <text:p text:style-name="P1181"><text:s text:c="3"/>∃<text:span text:style-name="T1655">a?a++:0; // Assumption is that a or b exists, increment which exists</text:span></text:p>
      <text:p text:style-name="P1181"><text:span text:style-name="T1655">4</text:span> <text:s text:c="2"/></text:p>
      <text:h text:style-name="Heading_20_3" text:outline-level="3"><text:bookmark-start text:name="__RefHeading___Toc674152_1332219333"/><text:span text:style-name="T1557">Monadic operators, or, </text:span><text:span text:style-name="T1641">o</text:span>ne gotcha.<text:bookmark-end text:name="__RefHeading___Toc674152_1332219333"/></text:h>
      <text:p text:style-name="P710"><text:span text:style-name="T1365">You should be aware that the negation operator, </text:span><text:span text:style-name="T692">!</text:span><text:span text:style-name="T1365"> or </text:span><text:span text:style-name="T692">¬</text:span><text:span text:style-name="T1365"> is a monadic operator, hence it affects everything to its right, </text:span><text:span text:style-name="T1557">it is not part of the value. This goes for the negative of a number as well. <text:s/>-3 means take three and apply the negative operator to it and will result in the </text:span><text:span text:style-name="T113">number</text:span><text:span text:style-name="T378"> negative 3. Continuing with logical negation, t</text:span><text:span text:style-name="T1365">he</text:span><text:span text:style-name="T1498">s</text:span><text:span text:style-name="T1365">e are equivalent</text:span></text:p>
      <text:p text:style-name="P1101"><text:s text:c="3"/>!<text:span text:style-name="T1365">a&lt;2 &amp;&amp; b &lt; 3 &lt;==&gt; !(a&lt;2 &amp;&amp; b&lt;3)</text:span></text:p>
      <text:p text:style-name="P102"/>
      <text:p text:style-name="P124"><text:span text:style-name="T1365">If you wanted ! to apply to the left hand </text:span><text:span text:style-name="T1502">expression</text:span><text:span text:style-name="T1365">, you would write</text:span></text:p>
      <text:p text:style-name="P102"><text:s/></text:p>
      <text:p text:style-name="P1103"><text:s text:c="3"/>(!a&lt;2) &amp;&amp; b &lt; 3</text:p>
      <text:p text:style-name="P102"/>
      <text:p text:style-name="P102">If you intended the latter, and wrote the former, you would get the opposite value than you expect. The same goes for monaic minus and plus – they affect the result to their right. Usually this is what you want, just be aware. <text:span text:style-name="T1497">Here is about the simplest example of its operation<text:line-break/></text:span></text:p>
      <text:p text:style-name="P1101"><text:s text:c="2"/>! <text:span text:style-name="T1497">true &amp;&amp; false </text:span></text:p>
      <text:p text:style-name="P1104">true</text:p>
      <text:p text:style-name="P1104"><text:s text:c="3"/>(! true) &amp;&amp; false</text:p>
      <text:p text:style-name="P1104">false</text:p>
      <text:p text:style-name="P710"/>
      <text:p text:style-name="P713">Again, in the first example, everything to the right is evaluated then fed to the ! (which is a monadic operator). <text:span text:style-name="T1502">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ext:soft-page-break/>The type operator, &lt;&lt;<text:bookmark-end text:name="__RefHeading___Toc674083_1332219333"/></text:h>
      <text:p text:style-name="P699">The basic types in QDL are Null, Boolean, String, Integer, Decimal, <text:s/>Number, Stem, List and Set. You may check a value against these with the type operator, <text:span text:style-name="T652">&lt;&lt;</text:span>, which returns a true or false.</text:p>
      <text:p text:style-name="Preformatted_20_Text"><text:s text:c="3"/><text:span text:style-name="T1546">[;5] &lt;&lt; Stem</text:span></text:p>
      <text:p text:style-name="P1095">true</text:p>
      <text:p text:style-name="P1095"><text:s text:c="3"/>[;5] &lt;&lt; Integer</text:p>
      <text:p text:style-name="P1095">false</text:p>
      <text:p text:style-name="P1095"><text:s text:c="3"/>5 &lt;&lt; Boolean</text:p>
      <text:p text:style-name="P1095">false</text:p>
      <text:p text:style-name="Text_20_body"/>
      <text:p text:style-name="P699">A little difference between the type operator and other operators is that it works on the entire left hand argument rather than being extended to each element. <text:s/></text:p>
      <text:p text:style-name="P1215">Note<text:span text:style-name="T1166">s</text:span></text:p>
      <text:p text:style-name="P440"><text:span text:style-name="T1166">1. </text:span>You should make it a point of <text:span text:style-name="T1461">either </text:span>enclosing leading negative numbers in parentheses to cut down on ambiguity <text:span text:style-name="T1461">or just use alternate lead minus and plus signs (¯, unicode 00af, <text:s/>or ⁺, unicode 207a)</text:span>. Also be careful <text:span text:style-name="T1166">of</text:span> spaces, <text:span text:style-name="T1166">since “++” and others are properly digraphs and will be interpreted differently than “+ <text:s/>+”</text:span>. How should QDL interpret</text:p>
      <text:p text:style-name="Preformatted_20_Text">a---b</text:p>
      <text:p text:style-name="Text_20_body"/>
      <text:p text:style-name="P440">Should this mean (a- - ) - b or perhaps a-(- - b)? <text:span text:style-name="T1387">(QDL will actually do the first, but that is not obvious at all.) </text:span><text:span text:style-name="T1042">Such error can be very hard to track down.</text:span></text:p>
      <text:p text:style-name="P606"><text:span text:style-name="T1166">2. QDL does “short-circuit” conditionals, so </text:span><text:span text:style-name="T70">e.g., </text:span><text:span text:style-name="T293"><text:s/></text:span><text:span text:style-name="T1166">in </text:span><text:span text:style-name="T581">A &amp;&amp; B &amp;&amp; C</text:span><text:span text:style-name="T1166"> each of A, B, C will be evaluated </text:span><text:span text:style-name="T1187">only if the previous element evaluates to </text:span><text:span text:style-name="T673">true</text:span><text:span text:style-name="T778"> </text:span><text:span text:style-name="T194">. E.g. </text:span><text:span text:style-name="T778">false &amp;&amp; true &amp;&amp; true </text:span><text:span text:style-name="T818">will stop evaluation after the left argument is found to be </text:span><text:span text:style-name="T674">false</text:span><text:span text:style-name="T778"> </text:span><text:span text:style-name="T818">, since the rest of the conditional cannot be </text:span><text:span text:style-name="T673">true</text:span><text:span text:style-name="T818">.</text:span></text:p>
      <text:p text:style-name="P606"><text:span text:style-name="T818">S</text:span><text:span text:style-name="T819">imilarly for <text:s/></text:span><text:span text:style-name="T779">true</text:span><text:span text:style-name="T778"> </text:span><text:span text:style-name="T779">||</text:span><text:span text:style-name="T778"> </text:span><text:span text:style-name="T779">false ||</text:span><text:span text:style-name="T778"> </text:span><text:span text:style-name="T779">false </text:span><text:span text:style-name="T819">since this must evaluate to true since </text:span><text:span text:style-name="T820">the first</text:span><text:span text:style-name="T819"> term is </text:span><text:span text:style-name="T673">true</text:span><text:span text:style-name="T819">.</text:span></text:p>
      <text:p text:style-name="Text_20_body"><text:span text:style-name="T819">3. </text:span><text:span text:style-name="T821">QDL allows for chained comparisons, so a statement like </text:span><text:span text:style-name="T782">a≤x&lt;b</text:span><text:span text:style-name="T821"> is perfectly fine and is equivalent to </text:span><text:span text:style-name="T782">(a≤x)∧(x&lt;b). </text:span>Similar for<text:span text:style-name="T782"> a!=x&lt;b </text:span>which is the same as <text:span text:style-name="T782">(a!=x)∧(x&lt;b). </text:span>This includes:<text:span text:style-name="T783"> </text:span><text:span text:style-name="T1462">Note well that something like </text:span><text:span text:style-name="T621">x&lt;a&lt;b</text:span><text:span text:style-name="T1462"> is most emphatically not </text:span><text:span text:style-name="T621">(x&lt;a) &amp;&amp; (x&lt;b)</text:span><text:span text:style-name="T1462">!</text:span></text:p>
      <text:h text:style-name="Heading_20_2" text:outline-level="2"><text:bookmark-start text:name="__RefHeading___Toc738_3277173355"/>Assigning values<text:bookmark-end text:name="__RefHeading___Toc738_3277173355"/></text:h>
      <text:p text:style-name="P565"><text:span text:style-name="T865">There is a specific </text:span><text:span text:style-name="T141"><text:s/>operator</text:span><text:span text:style-name="T463">, denotes := which is used when setting a variable. This is a fine example:</text:span></text:p>
      <text:p text:style-name="Preformatted_20_Text">c := 4;</text:p>
      <text:p text:style-name="P299"><text:line-break/>As we will see later, you may also use this to assign a value to a stem variable by including the final period:</text:p>
      <text:p text:style-name="Preformatted_20_Text">a. := <text:span text:style-name="T1093">[;</text:span>3<text:span text:style-name="T1429">]</text:span>;</text:p>
      <text:p text:style-name="P372"><text:line-break/>You may chain these</text:p>
      <text:p text:style-name="Preformatted_20_Text"><text:soft-page-break/>a := b := c := 1;</text:p>
      <text:p text:style-name="P372"><text:line-break/>will assign each variable a, b, and c to the value of 1.</text:p>
      <text:p text:style-name="P607">You may also use the reverse assignment <text:span text:style-name="T674">=:</text:span> (the colon goes next to the thing being defined) to do</text:p>
      <text:p text:style-name="Preformatted_20_Text">5+3^4 =: x</text:p>
      <text:p text:style-name="P372"/>
      <text:p text:style-name="P564">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64"><text:s text:c="2"/></text:p>
      <text:p text:style-name="P704"><text:span text:style-name="T1332">However, there is a caveat and that is the reverse assignment cannot be chained </text:span><text:span text:style-name="T1331">easily</text:span><text:span text:style-name="T1332">, since it is far to easy to write ambiguous assignment statements (which may end up assigning unexpected values). </text:span><text:span text:style-name="T1331">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72">There are also shorthand assignment operators for each basic operation of <text:span text:style-name="T652">+ - * / % ^</text:span>. So i<text:span text:style-name="T237">f</text:span><text:span text:style-name="T36"> op</text:span><text:span text:style-name="T237"> is one of these operators </text:span><text:span text:style-name="T377">(referred to as </text:span><text:span text:style-name="T112">overloaded assignments</text:span><text:span text:style-name="T377">) </text:span><text:span text:style-name="T237">then </text:span></text:p>
      <text:p text:style-name="P372"><text:span text:style-name="T237">A </text:span><text:span text:style-name="T36">op</text:span><text:span text:style-name="T237">= B</text:span></text:p>
      <text:p text:style-name="P204">is identical to <text:s/>issuing</text:p>
      <text:p text:style-name="P372"><text:span text:style-name="T237">A := A </text:span><text:span text:style-name="T36">op B</text:span></text:p>
      <text:p text:style-name="P608">these only exist for left-hand assignments, by the way.</text:p>
      <text:p text:style-name="P608"/>
      <text:p text:style-name="P160">Example:</text:p>
      <text:p text:style-name="Preformatted_20_Text"><text:s text:c="2"/>a := 3;</text:p>
      <text:p text:style-name="Preformatted_20_Text"><text:s text:c="2"/>a ^= 2</text:p>
      <text:p text:style-name="Preformatted_20_Text"><text:s text:c="2"/>a</text:p>
      <text:p text:style-name="Preformatted_20_Text">9</text:p>
      <text:p text:style-name="P378"><text:line-break/>This takes <text:span text:style-name="T36">a</text:span>, which is assigned the value of 3, squares it and assigns the new value of 9 to <text:span text:style-name="T36">a</text:span><text:span text:style-name="T237">.</text:span></text:p>
      <text:p text:style-name="P160">Another example.</text:p>
      <text:p text:style-name="P891"><text:s text:c="2"/>A := 'a'</text:p>
      <text:p text:style-name="P891"><text:s text:c="2"/>B := 'b'</text:p>
      <text:p text:style-name="P891"><text:s text:c="2"/>q := A += B += 'c'</text:p>
      <text:p text:style-name="P891"><text:s text:c="2"/>q</text:p>
      <text:p text:style-name="P891">abc</text:p>
      <text:p text:style-name="P891"><text:s text:c="2"/>A</text:p>
      <text:p text:style-name="P891"><text:soft-page-break/>abc</text:p>
      <text:p text:style-name="P891"><text:s text:c="2"/>B</text:p>
      <text:p text:style-name="P891">bc</text:p>
      <text:p text:style-name="P891"/>
      <text:p text:style-name="P379">So in summary, here are all the supported assignment operators</text:p>
      <text:p text:style-name="Preformatted_20_Text">:<text:span text:style-name="T958">= += -= *= /= %= ^=</text:span></text:p>
      <text:p text:style-name="P707"><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705">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098"><text:s text:c="2"/>[a, b., c] := [3, [;5], 6]</text:p>
      <text:p text:style-name="P1098"><text:s text:c="2"/><text:span text:style-name="T1553">a</text:span></text:p>
      <text:p text:style-name="P1097">3</text:p>
      <text:p text:style-name="P1098"><text:s text:c="2"/>[a, b., c]</text:p>
      <text:p text:style-name="P1098">[3,</text:p>
      <text:p text:style-name="P1098"><text:s text:c="2"/>[0,1,2,3,4],</text:p>
      <text:p text:style-name="P1098"><text:s/>6]</text:p>
      <text:p text:style-name="P705"/>
      <text:p text:style-name="P706">This works for overloaded and left assignments too.</text:p>
      <text:p text:style-name="P1098"><text:s text:c="2"/>[a, b., c] += <text:s/>[3, [;5], 6]</text:p>
      <text:p text:style-name="P1098"><text:s text:c="2"/>[a, b., c]</text:p>
      <text:p text:style-name="P1098">[6,</text:p>
      <text:p text:style-name="P1098"><text:s text:c="2"/>[0,2,4,6,8],</text:p>
      <text:p text:style-name="P1099"><text:s/>12]</text:p>
      <text:h text:style-name="Heading_20_2" text:outline-level="2"><text:bookmark-start text:name="__RefHeading___Toc480_3277173355"/>Weak typing<text:bookmark-end text:name="__RefHeading___Toc480_3277173355"/></text:h>
      <text:p text:style-name="P288"><text:span text:style-name="T866">As we have said, there </text:span>are <text:span text:style-name="T950">4</text:span> primitive or <text:span text:style-name="T128">scalar</text:span><text:span text:style-name="T401"> types: </text:span><text:span text:style-name="T416">null, </text:span><text:span text:style-name="T401">boolean, </text:span><text:span text:style-name="T413">number </text:span><text:span text:style-name="T401">and string. Booleans are either </text:span><text:span text:style-name="T522">true</text:span><text:span text:style-name="T401"> or </text:span><text:span text:style-name="T522">false,</text:span><text:span text:style-name="T401"> e.g.</text:span></text:p>
      <text:p text:style-name="Preformatted_20_Text">a := true;</text:p>
      <text:p text:style-name="P484"><text:span text:style-name="T907"><text:line-break/>Numbers are of two sorts which are used seamlessly as needed. </text:span><text:span text:style-name="T1181">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80">a fixed </text:span><text:span text:style-name="T1181">decimal precision. </text:span><text:span text:style-name="T1180">The default is </text:span><text:span text:style-name="T1254">15</text:span><text:span text:style-name="T1180"> digits. See numeric_digits() for how to change this, or set it in the configuration.</text:span><text:span text:style-name="T1181"> </text:span></text:p>
      <text:p text:style-name="Preformatted_20_Text"><text:s text:c="5"/><text:span text:style-name="T1254">numeric_digits(50)</text:span></text:p>
      <text:p text:style-name="P980">15</text:p>
      <text:p text:style-name="Preformatted_20_Text"><text:s text:c="5"/>say(234234234.234234234*987987349857349);</text:p>
      <text:p text:style-name="P865">231420460326946612381192.152285666 </text:p>
      <text:p text:style-name="Preformatted_20_Text"><text:s text:c="4"/>say(1/3);</text:p>
      <text:p text:style-name="Preformatted_20_Text">0.33333333333333333333333333333333333333333333333333</text:p>
      <text:p text:style-name="P538"><text:soft-page-break/><text:line-break/>The first result is exact because we specified the number of digits. In the second case, there is no exact decimal representation of 1/3, so it is truncated. </text:p>
      <text:p text:style-name="P289"><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48"><text:span text:style-name="T951">While QDL has very a limited character set for variables, all string are fully UTF-8, </text:span><text:span text:style-name="T90">except</text:span><text:span text:style-name="T329"> control characters are not allowed, </text:span><text:span text:style-name="T330">tho</text:span><text:span text:style-name="T351">u</text:span><text:span text:style-name="T330">gh a few of the more common ones may be escaped as per this table:</text:span><text:span text:style-name="T951"> </text:span></text:p>
      <table:table table:name="Table5" table:style-name="Table5">
        <table:table-column table:style-name="Table5.A"/>
        <table:table-column table:style-name="Table5.B"/>
        <table:table-column table:style-name="Table5.C"/>
        <table:table-row table:style-name="TableLine93901553698752">
          <table:table-cell table:style-name="Table5.A1" office:value-type="string">
            <text:p text:style-name="P1317">Sequence</text:p>
          </table:table-cell>
          <table:table-cell table:style-name="Table5.A1" office:value-type="string">
            <text:p text:style-name="P1317">Name</text:p>
          </table:table-cell>
          <table:table-cell table:style-name="Table5.C1" office:value-type="string">
            <text:p text:style-name="P1317">Description</text:p>
          </table:table-cell>
        </table:table-row>
        <table:table-row table:style-name="TableLine93901559900016">
          <table:table-cell table:style-name="Table5.A2" office:value-type="string">
            <text:p text:style-name="P1317">\b</text:p>
          </table:table-cell>
          <table:table-cell table:style-name="Table5.A2" office:value-type="string">
            <text:p text:style-name="P1317">backspace</text:p>
          </table:table-cell>
          <table:table-cell table:style-name="Table5.C2" office:value-type="string">
            <text:p text:style-name="P1316">move cursor back one space</text:p>
          </table:table-cell>
        </table:table-row>
        <table:table-row table:style-name="TableLine93901559908800">
          <table:table-cell table:style-name="Table5.A2" office:value-type="string">
            <text:p text:style-name="P1317">\t</text:p>
          </table:table-cell>
          <table:table-cell table:style-name="Table5.A2" office:value-type="string">
            <text:p text:style-name="P1317">tab</text:p>
          </table:table-cell>
          <table:table-cell table:style-name="Table5.C2" office:value-type="string">
            <text:p text:style-name="P1316">insert tab character</text:p>
          </table:table-cell>
        </table:table-row>
        <table:table-row table:style-name="TableLine93901559909872">
          <table:table-cell table:style-name="Table5.A2" office:value-type="string">
            <text:p text:style-name="P1317">\r</text:p>
          </table:table-cell>
          <table:table-cell table:style-name="Table5.A2" office:value-type="string">
            <text:p text:style-name="P1317">return</text:p>
          </table:table-cell>
          <table:table-cell table:style-name="Table5.C2" office:value-type="string">
            <text:p text:style-name="P1316">return cursor to start of the line</text:p>
          </table:table-cell>
        </table:table-row>
        <table:table-row table:style-name="TableLine93901559914896">
          <table:table-cell table:style-name="Table5.A2" office:value-type="string">
            <text:p text:style-name="P1317">\n</text:p>
          </table:table-cell>
          <table:table-cell table:style-name="Table5.A2" office:value-type="string">
            <text:p text:style-name="P1317">new line</text:p>
          </table:table-cell>
          <table:table-cell table:style-name="Table5.C2" office:value-type="string">
            <text:p text:style-name="P1316">return cursor to start of line and advance to next line</text:p>
          </table:table-cell>
        </table:table-row>
        <table:table-row table:style-name="TableLine93901559917664">
          <table:table-cell table:style-name="Table5.A2" office:value-type="string">
            <text:p text:style-name="P1318">\'</text:p>
          </table:table-cell>
          <table:table-cell table:style-name="Table5.A2" office:value-type="string">
            <text:p text:style-name="P1317">single quote</text:p>
          </table:table-cell>
          <table:table-cell table:style-name="Table5.C2" office:value-type="string">
            <text:p text:style-name="P1316">a single quote</text:p>
          </table:table-cell>
        </table:table-row>
        <table:table-row table:style-name="TableLine93901559919616">
          <table:table-cell table:style-name="Table5.A2" office:value-type="string">
            <text:p text:style-name="P1317">\\</text:p>
          </table:table-cell>
          <table:table-cell table:style-name="Table5.A2" office:value-type="string">
            <text:p text:style-name="P1317">slash</text:p>
          </table:table-cell>
          <table:table-cell table:style-name="Table5.C2" office:value-type="string">
            <text:p text:style-name="P1316">a slash</text:p>
          </table:table-cell>
        </table:table-row>
        <table:table-row table:style-name="TableLine93901559942784">
          <table:table-cell table:style-name="Table5.A2" office:value-type="string">
            <text:p text:style-name="P1317">\uxxxx</text:p>
          </table:table-cell>
          <table:table-cell table:style-name="Table5.A2" office:value-type="string">
            <text:p text:style-name="P1317">unicode</text:p>
          </table:table-cell>
          <table:table-cell table:style-name="Table5.C2" office:value-type="string">
            <text:p text:style-name="P1316">Any non-control unicode character. xxxx is a 4 digit hex value</text:p>
          </table:table-cell>
        </table:table-row>
      </table:table>
      <text:p text:style-name="P548"/>
      <text:p text:style-name="Preformatted_20_Text"><text:s text:c="7"/>'\u00f7\u2234\n\u2235'</text:p>
      <text:p text:style-name="Preformatted_20_Text">÷∴</text:p>
      <text:p text:style-name="Preformatted_20_Text">∵</text:p>
      <text:p text:style-name="P549">Here there are 3 unicode characters and a new line.</text:p>
      <text:h text:style-name="Heading_20_3" text:outline-level="3"><text:bookmark-start text:name="__RefHeading___Toc16280_4001340964"/><text:span text:style-name="T1297">Unicode and a</text:span>lternate characters<text:bookmark-end text:name="__RefHeading___Toc16280_4001340964"/></text:h>
      <text:p text:style-name="P550">QDL uses ASCII 7 characters, but a few alternates are also allowed <text:span text:style-name="T1294">(mostly for replacing digraphs) </text:span>f you prefer – this is a matter of taste more than anything else. </text:p>
      <text:p text:style-name="P1320"><text:bookmark-start text:name="__DdeLink__18334_4001340964"/>Standard<text:tab/>Unicode<text:tab/><text:span text:style-name="T1339">ALT<text:tab/></text:span>unicode escape <text:tab/><text:span text:style-name="T1314">What is it</text:span></text:p>
      <text:p text:style-name="P1320">!<text:tab/><text:tab/>¬ <text:s text:c="6"/><text:tab/><text:tab/>! <text:s text:c="2"/><text:tab/>\u00ac <text:s text:c="8"/><text:tab/><text:tab/>logical not</text:p>
      <text:p text:style-name="P1320">-<text:tab/><text:tab/>¯<text:tab/><text:tab/>_<text:tab/><text:span text:style-name="T1354">\u00af<text:tab/><text:tab/><text:tab/>unary minus, the negative sign</text:span></text:p>
      <text:p text:style-name="P1332">===<text:tab/><text:tab/>»<text:tab/><text:tab/>‘<text:tab/>\u00bb<text:tab/><text:tab/><text:tab/>function/module documentation</text:p>
      <text:p text:style-name="P1320">*<text:tab/><text:tab/>×<text:tab/><text:tab/>* <text:tab/>\u00d7<text:tab/><text:tab/><text:tab/>multiplication</text:p>
      <text:p text:style-name="P1320">/<text:tab/><text:tab/>÷<text:tab/><text:tab/>/<text:tab/>\u00f7<text:tab/><text:tab/><text:tab/>division</text:p>
      <text:p text:style-name="P1320">- <text:span text:style-name="T1339">&gt;</text:span><text:tab/><text:tab/>→ <text:s text:c="5"/><text:tab/><text:tab/>d <text:s text:c="2"/><text:tab/>\u2192 <text:s text:c="8"/><text:tab/><text:tab/>lambda function</text:p>
      <text:p text:style-name="P1320">?<text:tab/><text:tab/>⇒<text:tab/><text:tab/>?<text:tab/><text:span text:style-name="T1608">\u21d2<text:tab/><text:tab/><text:tab/>alternate for ternary conditional expression</text:span></text:p>
      <text:p text:style-name="P1320"><text:span text:style-name="T1608">has_value</text:span> <text:s text:c="7"/>∈<text:tab/><text:tab/><text:span text:style-name="T1485">e <text:s text:c="9"/>\</text:span><text:span text:style-name="T845">u2208</text:span><text:span text:style-name="T1485"> <text:s text:c="14"/><text:tab/>set is member of</text:span></text:p>
      <text:p text:style-name="P1322">!<text:span text:style-name="T1608">has_value</text:span> <text:s text:c="5"/>∉<text:tab/><text:tab/><text:span text:style-name="T1494">E</text:span><text:span text:style-name="T1485"> <text:s text:c="9"/>\</text:span><text:span text:style-name="T845">u220</text:span><text:span text:style-name="T846">9</text:span><text:span text:style-name="T1485"> <text:s text:c="14"/><text:tab/>set is </text:span><text:span text:style-name="T29">not </text:span><text:span text:style-name="T1485">member of</text:span></text:p>
      <text:p text:style-name="P1322">/\ <text:s text:c="12"/><text:tab/>∩ <text:s text:c="6"/><text:tab/><text:tab/>i <text:s text:c="2"/><text:tab/> \u2229 <text:s text:c="8"/><text:tab/><text:tab/>set intersection</text:p>
      <text:p text:style-name="P1320"><text:span text:style-name="T1510">{}</text:span><text:tab/><text:tab/>∅<text:tab/><text:tab/>n<text:tab/>\u2205<text:tab/><text:tab/><text:tab/><text:span text:style-name="T1510">the empty set</text:span></text:p>
      <text:p text:style-name="P1320">\/ <text:s text:c="12"/><text:tab/>∪ <text:s text:c="6"/><text:tab/><text:tab/>u <text:s text:c="3"/><text:tab/>\u222a <text:s text:c="7"/><text:tab/> <text:tab/>set union</text:p>
      <text:p text:style-name="P1320">&amp;&amp;<text:tab/><text:tab/>∧<text:tab/><text:tab/>&amp;<text:tab/>\u2227<text:tab/><text:tab/><text:tab/>logical and</text:p>
      <text:p text:style-name="P1320">||<text:tab/><text:tab/>∨<text:tab/><text:tab/>|<text:tab/>\u2228<text:tab/><text:tab/><text:tab/>logical or</text:p>
      <text:p text:style-name="P1320"><text:soft-page-break/>:=<text:tab/><text:tab/>≔<text:tab/><text:tab/>:<text:tab/>\u2254<text:tab/><text:tab/><text:tab/>left assignment</text:p>
      <text:p text:style-name="P1320">=:<text:tab/><text:tab/>≕<text:tab/><text:tab/>"<text:tab/>\u2255<text:tab/><text:tab/><text:tab/>right assignment</text:p>
      <text:p text:style-name="P1320">=~<text:tab/><text:tab/>≈<text:tab/><text:tab/>-<text:tab/>\u2248<text:tab/><text:tab/><text:tab/>regex matches</text:p>
      <text:p text:style-name="Standard">`<text:tab/><text:tab/>· <text:tab/><text:tab/>.<text:tab/>\u00b7<text:tab/><text:tab/><text:tab/>raised dot</text:p>
      <text:p text:style-name="P1320">!=<text:tab/><text:tab/>≠<text:tab/><text:tab/>+<text:tab/>\u2260<text:tab/><text:tab/><text:tab/>not equal to</text:p>
      <text:p text:style-name="P1320">==<text:tab/><text:tab/>≡<text:tab/><text:tab/>=<text:tab/>\u2261<text:tab/><text:tab/><text:tab/>logical equality</text:p>
      <text:p text:style-name="P1320">&lt;=<text:tab/><text:tab/>≤<text:tab/><text:tab/>&lt;<text:tab/>\u2264<text:tab/><text:tab/><text:tab/>less than or equals</text:p>
      <text:p text:style-name="P1320"><text:span text:style-name="T1500">&gt;</text:span>=<text:tab/><text:tab/>≥<text:tab/><text:tab/>&gt;<text:tab/>\u2265<text:tab/><text:tab/><text:tab/>greater than or equals</text:p>
      <text:p text:style-name="P1326">ceiling<text:tab/><text:tab/>⌈<text:tab/><text:tab/>k<text:tab/>\u2308<text:tab/><text:tab/><text:tab/>ceiling operator</text:p>
      <text:p text:style-name="P1326">floor<text:tab/><text:tab/>⌊<text:tab/><text:tab/>l<text:tab/>\u230a<text:tab/><text:tab/><text:tab/>floor operator <text:s/></text:p>
      <text:p text:style-name="P1330"><text:span text:style-name="T1389">|^ <text:s text:c="12"/><text:tab/>⊢ <text:s text:c="6"/><text:tab/><text:tab/>s <text:s text:c="3"/><text:tab/>\u22a2 <text:s text:c="8"/><text:tab/><text:tab/></text:span><text:span text:style-name="T1511">set conversion </text:span></text:p>
      <text:p text:style-name="P1320">[|<text:tab/><text:tab/>⟦<text:tab/><text:tab/>{<text:tab/>\u27e6<text:tab/><text:tab/><text:tab/>left closed slice bracket</text:p>
      <text:p text:style-name="P1320">|]<text:tab/><text:tab/>⟧<text:tab/><text:tab/>}<text:tab/>\u27e7<text:tab/><text:tab/><text:tab/>right closed slice bracket</text:p>
      <text:p text:style-name="P1320">assert[][]<text:tab/>⊨<text:tab/><text:tab/><text:span text:style-name="T1608">a</text:span><text:tab/>\u22a8<text:tab/><text:tab/><text:tab/>assert</text:p>
      <text:p text:style-name="P1332">for_each <text:s text:c="9"/>∀ <text:s text:c="11"/><text:tab/><text:span text:style-name="T1626">A</text:span><text:tab/>\u2200<text:tab/><text:tab/><text:tab/>for_each as an operator</text:p>
      <text:p text:style-name="P1332">is_defined<text:tab/>∃<text:tab/><text:tab/>i<text:tab/>\u2203<text:tab/><text:tab/><text:tab/>is_defined for variables, is_function</text:p>
      <text:p text:style-name="P1332">!is_defined<text:tab/>∄<text:tab/><text:tab/>I<text:tab/>\u2204<text:tab/><text:tab/><text:tab/>negation of is_defined, is_function</text:p>
      <text:p text:style-name="P1332">has_key<text:tab/>∋<text:tab/><text:tab/>h<text:tab/>\u2203<text:tab/><text:tab/><text:tab/>has_key</text:p>
      <text:p text:style-name="P1332">!has_key<text:tab/>∌<text:tab/><text:tab/>H<text:tab/>\u220c<text:tab/><text:tab/><text:tab/>negation of has_key</text:p>
      <text:p text:style-name="P1332">transpose<text:tab/>⦰<text:tab/><text:tab/>t<text:tab/>\u29b0<text:tab/><text:tab/><text:tab/>transpose <text:span text:style-name="T1643">operator</text:span></text:p>
      <text:p text:style-name="P1341">expand <text:s text:c="8"/><text:tab/>⊕ <text:s text:c="6"/><text:tab/><text:tab/>X <text:s text:c="3"/><text:tab/>\u2295 <text:s text:c="8"/><text:tab/><text:tab/><text:span text:style-name="T1643">expand operator </text:span></text:p>
      <text:p text:style-name="P1341">@ <text:s text:c="13"/><text:tab/>⊗ <text:s text:c="6"/><text:tab/><text:tab/>@ <text:s text:c="3"/><text:tab/>\u2297<text:tab/><text:tab/><text:tab/><text:span text:style-name="T1643">function reference</text:span></text:p>
      <text:p text:style-name="P1341">reduce <text:s text:c="8"/><text:tab/>⊙ <text:s text:c="6"/><text:tab/><text:tab/>x <text:s text:c="3"/><text:tab/>\u2299 <text:s text:c="8"/><text:tab/><text:tab/>reduce operator</text:p>
      <text:p text:style-name="P1340">mask<text:tab/><text:tab/>⌆<text:tab/><text:tab/>⌆<text:tab/>\u2306<text:tab/><text:tab/><text:tab/>mask operator</text:p>
      <text:p text:style-name="P1342"><text:bookmark-start text:name="__DdeLink__23756_2743472970"/>pi<text:tab/><text:tab/>π<text:tab/><text:tab/>p<text:tab/>\u03c0<text:tab/><text:tab/><text:tab/>Greek letter pi.</text:p>
      <text:p text:style-name="P1320"><text:bookmark-end text:name="__DdeLink__23756_2743472970"/></text:p>
      <text:p text:style-name="P1343"><text:bookmark-end text:name="__DdeLink__18334_4001340964"/><text:span text:style-name="T1340">(If you are running QDL with the </text:span><text:span text:style-name="T664">-ansi</text:span><text:span text:style-name="T1340"> option, then the ALT characters are available. </text:span><text:span text:style-name="T1341">See the appropriate blurb for more.</text:span><text:span text:style-name="T1340">) </text:span><text:span text:style-name="T1511">You can always get this list in the workspace with </text:span><text:span text:style-name="T695">)help unicode</text:span><text:span text:style-name="T1511">.</text:span></text:p>
      <text:p text:style-name="P1344">Note that there are some differences in function vs. operator notation. The usual pattern is </text:p>
      <text:p text:style-name="P1344"/>
      <text:p text:style-name="P1346"><text:span text:style-name="T124">function_name</text:span><text:span text:style-name="T397">(object, args…)</text:span></text:p>
      <text:p text:style-name="P1347"/>
      <text:p text:style-name="P1345">i.e., <text:span text:style-name="T237">that the main object the function works on is the first argument. In the operator version, the main object is the left argument, </text:span></text:p>
      <text:p text:style-name="P1347"/>
      <text:p text:style-name="P1174">reduce(@f, a.) iff @f⊙a,</text:p>
      <text:p text:style-name="P1323"><text:tab/><text:tab/></text:p>
      <text:p text:style-name="P1344">That said, </text:p>
      <text:p text:style-name="P1344"/>
      <text:p text:style-name="P1000"><text:span text:style-name="T1285"><text:s text:c="3"/>f(x) → (0 ≤ x) ∧ (</text:span><text:span text:style-name="T1511">0</text:span><text:span text:style-name="T1285">.</text:span><text:span text:style-name="T1294">7 </text:span><text:span text:style-name="T1285">≥ x ÷ 11)</text:span><text:tab/></text:p>
      <text:p text:style-name="P999"><text:s text:c="3"/>f(2)</text:p>
      <text:p text:style-name="P999">true<text:tab/></text:p>
      <text:p text:style-name="P1319"/>
      <text:p text:style-name="P1321"><text:span text:style-name="T1644">i</text:span><text:span text:style-name="T1285">s also a perfectly fine function definition. </text:span><text:span text:style-name="T1296">Greek letters </text:span><text:span text:style-name="T1329">(upper and lower case) </text:span><text:span text:style-name="T1296">are also allowed for function and variable names, but that is again a matter of taste (and keyboard availability). </text:span><text:span text:style-name="T1511">A full table of Greek letters is available in the workspace with </text:span><text:span text:style-name="T695">)help greek</text:span><text:span text:style-name="T1511">. </text:span><text:span text:style-name="T1297">Remember that while the escape sequence can be used inside of strings, they do not work at the command line, so </text:span></text:p>
      <text:p text:style-name="P1321"/>
      <text:p text:style-name="Preformatted_20_Text"><text:span text:style-name="T1071">\u03a9</text:span><text:span text:style-name="T1297"> \u2254 \u2205;</text:span><text:span text:style-name="T1296"> // </text:span><text:span text:style-name="T1297">Fails!</text:span><text:tab/><text:tab/></text:p>
      <text:p text:style-name="P1001">Ω ≔ ∅ ; <text:s text:c="4"/>// Works!</text:p>
      <text:p text:style-name="P550"><text:soft-page-break/></text:p>
      <text:p text:style-name="P552">the first will fail. You must use the character (the reason for adding in the alternates is to increase readability). </text:p>
      <text:p text:style-name="P551"><text:span text:style-name="T1284">Since there are many time</text:span><text:span text:style-name="T951">s</text:span><text:span text:style-name="T1284"> external programs use double quotes and one of the aims of QDL is to make it interoperate nicely with </text:span><text:span text:style-name="T1294">other languages</text:span><text:span text:style-name="T1284">, </text:span><text:span text:style-name="T1283">using single quotes </text:span><text:span text:style-name="T1284">saves a lot of time dealing with niggling issues about where an extra double quote crept in.</text:span></text:p>
      <text:p text:style-name="P88">You may also concatenate strings easily using the + operator, so<text:line-break/></text:p>
      <text:p text:style-name="P895"><text:s text:c="4"/>say('abc'+ '123');</text:p>
      <text:p text:style-name="P873">abc123</text:p>
      <text:p text:style-name="P305"><text:line-break/>Similarly, the “-” works on strings too and removes the right elements from the left:</text:p>
      <text:p text:style-name="Preformatted_20_Text"><text:s text:c="7"/>say('abcdeababghabijab' - 'ab');</text:p>
      <text:p text:style-name="Preformatted_20_Text">cdeghij</text:p>
      <text:p text:style-name="P318"><text:line-break/><text:span text:style-name="T1512">Extending + to *, you may create multiple copies of strings</text:span></text:p>
      <text:p text:style-name="Preformatted_20_Text"><text:s text:c="4"/>3*'a'</text:p>
      <text:p text:style-name="Preformatted_20_Text">aaa</text:p>
      <text:p text:style-name="P318"/>
      <text:p text:style-name="P743"><text:span text:style-name="T1512">Multiplication for string</text:span><text:span text:style-name="T1515">s</text:span><text:span text:style-name="T1512"> is defined for non-negative integers. Multiplying a string by zero returns the empty string. </text:span><text:span text:style-name="T1514">Division </text:span><text:span text:style-name="T1589">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743"/>
      <text:p text:style-name="P743"><text:span text:style-name="T1589">E</text:span><text:span text:style-name="T1514">xponentiation of strings </text:span><text:span text:style-name="T1589">is </text:span><text:span text:style-name="T1514">not defined. </text:span></text:p>
      <text:p text:style-name="P742"><text:span text:style-name="T1590">Strings may be compared </text:span><text:span text:style-name="T1589">as substrings using </text:span><text:span text:style-name="T1513">&lt;, &lt;=, &gt;, &gt;=, </text:span><text:span text:style-name="T1590">==, <text:s/>!= </text:span><text:span text:style-name="T1305">and =~</text:span><text:span text:style-name="T1590"> so</text:span></text:p>
      <text:p text:style-name="P902"><text:s text:c="4"/>'foo' == 'foo'</text:p>
      <text:p text:style-name="P1081">true</text:p>
      <text:p text:style-name="P1082"><text:s text:c="3"/>'<text:span text:style-name="T1513">abc' &lt; 'abcd'; // </text:span><text:span text:style-name="T1589">so abc is a proper substring of abcd</text:span></text:p>
      <text:p text:style-name="P1083">true</text:p>
      <text:p text:style-name="P1083"><text:s text:c="3"/>'abc'&lt;'abc'; // <text:span text:style-name="T1589">abc is not a proper substring of itself</text:span></text:p>
      <text:p text:style-name="P1083">false</text:p>
      <text:p text:style-name="P1085"><text:s text:c="3"/>'abc'&lt;<text:span text:style-name="T1589">=</text:span>'abc'; // <text:span text:style-name="T1589">abc is equal to itself (yup!) or is a proper substring</text:span></text:p>
      <text:p text:style-name="P941">true</text:p>
      <text:p text:style-name="P1083"><text:s text:c="3"/>'foo'&lt;'bar'</text:p>
      <text:p text:style-name="P1084">false</text:p>
      <text:p text:style-name="P903"><text:s text:c="3"/>'arba'&lt;3*'bar'</text:p>
      <text:p text:style-name="P1086">true</text:p>
      <text:p text:style-name="P117"/>
      <text:p text:style-name="P317"/>
      <text:p text:style-name="P317"><text:span text:style-name="T1513">Inequalities test for substring. </text:span><text:span text:style-name="T1514">Cf. </text:span><text:span text:style-name="T632">starts_with </text:span><text:span text:style-name="T1514">which tests if the substring starts on the first character.</text:span></text:p>
      <text:p text:style-name="P317"/>
      <text:h text:style-name="P1374" text:outline-level="3"><text:bookmark-start text:name="__RefHeading___Toc15085_2743472970"/><text:soft-page-break/>Regular expression<text:span text:style-name="T1315">s</text:span> <text:bookmark-end text:name="__RefHeading___Toc15085_2743472970"/></text:h>
      <text:p text:style-name="P557">There is support in QDL for regular expressions aka regexes. </text:p>
      <text:p text:style-name="Heading"><text:span text:style-name="T1315">M</text:span>atching</text:p>
      <text:p text:style-name="P554"><text:span text:style-name="T182">The special comparison of </text:span><text:span text:style-name="T3">=~ </text:span><text:span text:style-name="T182">(or </text:span><text:span text:style-name="T3">≈</text:span><text:span text:style-name="T182">) compares the value on the right with a regular expression on the left:</text:span></text:p>
      <text:p text:style-name="Preformatted_20_Text"><text:bookmark-start text:name="__DdeLink__16162_4001340964"/><text:bookmark-start text:name="__DdeLink__16381_4001340964"/><text:s text:c="3"/>'[a-zA-Z]{3}' =~ 'aBc'; // <text:span text:style-name="T1305">Checks if the argument has 3 letters</text:span></text:p>
      <text:p text:style-name="P1002">true<text:bookmark-end text:name="__DdeLink__16381_4001340964"/></text:p>
      <text:p text:style-name="P1002"><text:s text:c="4"/>'[Yy][Ee][Ss]' =~ 'yEs'; //Checks that the argument is case insensitive ‘yes’</text:p>
      <text:p text:style-name="P1002">true</text:p>
      <text:p text:style-name="P1003"><text:s text:c="2"/>'[0-9]{5}' =~ [234,34567,5432345]; // <text:span text:style-name="T1306">Check </text:span><text:span text:style-name="T1079">which are </text:span><text:span text:style-name="T1306">5 digit number</text:span><text:span text:style-name="T1390">s</text:span></text:p>
      <text:p text:style-name="P1027">[false,true,false]</text:p>
      <text:p text:style-name="P185"><text:bookmark-end text:name="__DdeLink__16162_4001340964"/></text:p>
      <text:p text:style-name="P555">Note that the right hand argument is <text:span text:style-name="T36">always</text:span><text:span text:style-name="T237"> converted to a string before the regular expression is matched to it. </text:span></text:p>
      <text:p text:style-name="P185">Unlike many languages, there is no explicit type set forth for most languages and indeed, you may even change the type on the fly without penalty. For instance, this causes no error:</text:p>
      <text:p text:style-name="Preformatted_20_Text">my_<text:span text:style-name="T542">v</text:span>ar := 'Avast ye scurvy dogs!';</text:p>
      <text:p text:style-name="Preformatted_20_Text">my_<text:span text:style-name="T542">v</text:span>ar := <text:span text:style-name="T994">size(my_var)</text:span>;</text:p>
      <text:p text:style-name="P185"/>
      <text:p text:style-name="P185">Where in many languages this would raise an exception. This is the “dirty” part of the name: the onus is on the programmer to keep this straight. <text:span text:style-name="T542">Variables may contain the letters (upper or lower case), digits, underscore and dollar sign. Variables are case sensitive, so do be careful.</text:span></text:p>
      <text:p text:style-name="Heading">Splitting</text:p>
      <text:p text:style-name="P86">Splitting is of the form</text:p>
      <text:p text:style-name="P86"/>
      <text:p text:style-name="P1004">tokenize(arg, 'regex', true)</text:p>
      <text:p text:style-name="P86"/>
      <text:p text:style-name="P86">There is a separate section below about the tokenize function, but this section is to consolidate information about regexes in QDL.</text:p>
      <text:p text:style-name="P86"/>
      <text:p text:style-name="Heading">Replacing</text:p>
      <text:p text:style-name="P558">Replace using regular expressions is of the form</text:p>
      <text:p text:style-name="Preformatted_20_Text">replace(arg, 'regex', <text:s/>'replacement', true)</text:p>
      <text:p text:style-name="Text_20_body"/>
      <text:p text:style-name="Text_20_body"><text:span text:style-name="T1316">Note that </text:span><text:span text:style-name="T92">replacement</text:span><text:span text:style-name="T332"> is just a string, not any sort of regular expression. Every place that the </text:span><text:span text:style-name="T92">regex</text:span><text:span text:style-name="T332"> matches in </text:span><text:span text:style-name="T759">arg</text:span><text:span text:style-name="T535"> </text:span><text:span text:style-name="T1316">will be replaced with </text:span><text:span text:style-name="T92">replacement</text:span><text:span text:style-name="T332">. See the section below on </text:span><text:span text:style-name="T759">replace</text:span><text:span text:style-name="T461">.</text:span></text:p>
      <text:h text:style-name="Heading_20_2" text:outline-level="2"><text:bookmark-start text:name="__RefHeading___Toc9966_1246888521"/><text:soft-page-break/>Reserved keywords<text:bookmark-end text:name="__RefHeading___Toc9966_1246888521"/></text:h>
      <text:p text:style-name="P413">There are <text:span text:style-name="T1320">a few</text:span> reserved key words in QDL:</text:p>
      <text:p text:style-name="P59"><text:bookmark-start text:name="__DdeLink__515526_127364881"/>true <text:tab/><text:tab/><text:span text:style-name="T1320">if<text:tab/><text:tab/>while<text:tab/><text:tab/>try<text:tab/><text:tab/>module<text:tab/>define<text:tab/></text:span><text:span text:style-name="T1384">block</text:span></text:p>
      <text:p text:style-name="P59">false <text:tab/><text:span text:style-name="T1320">then<text:tab/><text:tab/>do<text:tab/><text:tab/>catch<text:tab/><text:tab/>body<text:tab/><text:tab/><text:tab/><text:tab/></text:span><text:span text:style-name="T1511">local</text:span><text:span text:style-name="T1320"><text:tab/></text:span></text:p>
      <text:p text:style-name="P47"><text:span text:style-name="T738">null<text:tab/><text:tab/></text:span><text:span text:style-name="T758">else</text:span><text:span text:style-name="T1320"><text:tab/><text:tab/></text:span><text:bookmark-end text:name="__DdeLink__515526_127364881"/><text:span text:style-name="T764">assert <text:s text:c="29"/></text:span></text:p>
      <text:p text:style-name="P62"/>
      <text:p text:style-name="P47"><text:span text:style-name="T767">Boolean <text:s text:c="4"/>String <text:s text:c="5"/></text:span><text:span text:style-name="T766">Null <text:s text:c="7"/>Integer <text:s text:c="4"/>Decimal <text:s text:c="4"/>Number <text:s text:c="5"/>Stem</text:span></text:p>
      <text:p text:style-name="P47"><text:span text:style-name="T766">List <text:s text:c="7"/>Set</text:span><text:span text:style-name="T764"><text:tab/></text:span></text:p>
      <text:p text:style-name="P218"><text:line-break/><text:span text:style-name="T1561">(Capitalized keywords are types, so </text:span><text:span text:style-name="T697">Null</text:span><text:span text:style-name="T1561"> is the type but </text:span><text:span text:style-name="T697">null</text:span><text:span text:style-name="T1561"> is a value.) </text:span>The first two, <text:span text:style-name="T652">true</text:span> and <text:span text:style-name="T652">false </text:span>are boolean values. The third, <text:span text:style-name="T652">null </text:span>is the null value for variables. <text:s/>So these are fine variables in QDL <text:span text:style-name="T993">one and all</text:span>:</text:p>
      <text:p text:style-name="P920">integer := .5;</text:p>
      <text:p text:style-name="P920">boolean := 3.3^11;</text:p>
      <text:p text:style-name="P920">decimal := <text:span text:style-name="T992">true</text:span>;</text:p>
      <text:p text:style-name="P921">scalar. := random(1000);</text:p>
      <text:p text:style-name="Standard"/>
      <text:p text:style-name="P90">But</text:p>
      <text:p text:style-name="P90"/>
      <text:p text:style-name="Preformatted_20_Text">if :=2</text:p>
      <text:p text:style-name="P87"/>
      <text:p text:style-name="P89">causes a syntax error..</text:p>
      <text:p text:style-name="P87"><text:line-break/><text:span text:style-name="T991">Now as to whether you really </text:span><text:span text:style-name="T55">want</text:span><text:span text:style-name="T264"> to set those variables to those values is your issue. </text:span><text:span text:style-name="T265">The point is that there are very few such </text:span><text:span text:style-name="T271">reserved </text:span><text:span text:style-name="T265">word</text:span><text:span text:style-name="T271">s</text:span><text:span text:style-name="T265"> and they are actually constants. The aim was to keep structures as cleanly separated as possible from code. <text:s/></text:span></text:p>
      <text:h text:style-name="Heading_20_1" text:outline-level="1"><text:bookmark-start text:name="__RefHeading___Toc482_3277173355"/><text:span text:style-name="T1200">Basic Data types</text:span>. <text:span text:style-name="T1557">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55"><text:span text:style-name="T238">A</text:span><text:span text:style-name="T546"> s</text:span><text:span text:style-name="T3">imple</text:span><text:span text:style-name="T237"> </text:span><text:span text:style-name="T238">variable, </text:span><text:span text:style-name="T244">also called a </text:span><text:span text:style-name="T4">scalar</text:span><text:span text:style-name="T237"> consists of primitive types, which are boolean, </text:span><text:span text:style-name="T242">number (both integer and decimal) </text:span><text:span text:style-name="T237"><text:s/>and strings. These look just like any other variable from most programming languages (the “:=” is the assignment operator). So for instance</text:span></text:p>
      <text:p text:style-name="Preformatted_20_Text">a := 'foo';</text:p>
      <text:p text:style-name="Preformatted_20_Text">my_<text:span text:style-name="T542">b</text:span>oolean := true;</text:p>
      <text:p text:style-name="Preformatted_20_Text">my_integer := 123;</text:p>
      <text:p text:style-name="P913">my_decimal := 432.3454;</text:p>
      <text:p text:style-name="P913">b := 'Trăm năm trong cõi người ta, Chữ tài chữ mệnh khéo là ghét nhau.';</text:p>
      <text:p text:style-name="P187"><text:line-break/>are all valid simple variables. </text:p>
      <text:h text:style-name="Heading_20_2" text:outline-level="2"><text:bookmark-start text:name="__RefHeading___Toc674091_1332219333"/>Sets<text:bookmark-end text:name="__RefHeading___Toc674091_1332219333"/></text:h>
      <text:p text:style-name="P198">QDL also allows for sets. A set is an immutable, unordered and every element is unique. These are normally written as {element0, element1,…}</text:p>
      <text:p text:style-name="Preformatted_20_Text"><text:soft-page-break/><text:s text:c="4"/>a := {4,1,-11,17}</text:p>
      <text:p text:style-name="P1072">{17,-11,1,4}</text:p>
      <text:p text:style-name="Standard"><text:line-break/><text:span text:style-name="T1485">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3901560261040">
          <table:table-cell table:style-name="Table6.A1" office:value-type="string">
            <text:p text:style-name="P1272">operator</text:p>
          </table:table-cell>
          <table:table-cell table:style-name="Table6.A1" office:value-type="string">
            <text:p text:style-name="P1272">name</text:p>
          </table:table-cell>
          <table:table-cell table:style-name="Table6.A1" office:value-type="string">
            <text:p text:style-name="P1272">example</text:p>
          </table:table-cell>
          <table:table-cell table:style-name="Table6.D1" office:value-type="string">
            <text:p text:style-name="P1273">Result</text:p>
          </table:table-cell>
        </table:table-row>
        <table:table-row table:style-name="TableLine93901560127936">
          <table:table-cell table:style-name="Table6.A2" office:value-type="string">
            <text:p text:style-name="P1263"><text:span text:style-name="T372">|^, </text:span><text:span text:style-name="T368">⊢</text:span></text:p>
          </table:table-cell>
          <table:table-cell table:style-name="Table6.A2" office:value-type="string">
            <text:p text:style-name="P1328">convert list to set</text:p>
          </table:table-cell>
          <table:table-cell table:style-name="Table6.A2" office:value-type="string">
            <text:p text:style-name="P1263"><text:span text:style-name="T1505">|^</text:span><text:span text:style-name="T1485">[;5]</text:span></text:p>
          </table:table-cell>
          <table:table-cell table:style-name="Table6.D2" office:value-type="string">
            <text:p text:style-name="P1328">{0,1,2,3,4}</text:p>
          </table:table-cell>
        </table:table-row>
        <table:table-row table:style-name="TableLine93901560153392">
          <table:table-cell table:style-name="Table6.A2" office:value-type="string">
            <text:p text:style-name="P1327">/<text:span text:style-name="T1495">\ ,∩</text:span></text:p>
          </table:table-cell>
          <table:table-cell table:style-name="Table6.A2" office:value-type="string">
            <text:p text:style-name="P1328">intersection</text:p>
          </table:table-cell>
          <table:table-cell table:style-name="Table6.A2" office:value-type="string">
            <text:p text:style-name="P1328">{1,2,3} /<text:span text:style-name="T1495">\</text:span> {2,4,6}</text:p>
          </table:table-cell>
          <table:table-cell table:style-name="Table6.D2" office:value-type="string">
            <text:p text:style-name="P1328">{2}</text:p>
          </table:table-cell>
        </table:table-row>
        <table:table-row table:style-name="TableLine93901560042384">
          <table:table-cell table:style-name="Table6.A2" office:value-type="string">
            <text:p text:style-name="P1329">\/ ,∪</text:p>
          </table:table-cell>
          <table:table-cell table:style-name="Table6.A2" office:value-type="string">
            <text:p text:style-name="P1328">union</text:p>
          </table:table-cell>
          <table:table-cell table:style-name="Table6.A2" office:value-type="string">
            <text:p text:style-name="P1328">{1,2,3} <text:span text:style-name="T1495">\/</text:span> {2,4,6} </text:p>
          </table:table-cell>
          <table:table-cell table:style-name="Table6.D2" office:value-type="string">
            <text:p text:style-name="P1328">{1,2,3,4,6}</text:p>
          </table:table-cell>
        </table:table-row>
        <table:table-row table:style-name="TableLine93901560175216">
          <table:table-cell table:style-name="Table6.A2" office:value-type="string">
            <text:p text:style-name="P1262">/</text:p>
          </table:table-cell>
          <table:table-cell table:style-name="Table6.A2" office:value-type="string">
            <text:p text:style-name="P1328">difference</text:p>
          </table:table-cell>
          <table:table-cell table:style-name="Table6.A2" office:value-type="string">
            <text:p text:style-name="P1328">{1,2,3}/{2,4,6} </text:p>
          </table:table-cell>
          <table:table-cell table:style-name="Table6.D2" office:value-type="string">
            <text:p text:style-name="P1328">{1.3}</text:p>
          </table:table-cell>
        </table:table-row>
        <table:table-row table:style-name="TableLine93901560155312">
          <table:table-cell table:style-name="Table6.A2" office:value-type="string">
            <text:p text:style-name="P1262">%, ∆</text:p>
          </table:table-cell>
          <table:table-cell table:style-name="Table6.A2" office:value-type="string">
            <text:p text:style-name="P1328">symmetric difference</text:p>
          </table:table-cell>
          <table:table-cell table:style-name="Table6.A2" office:value-type="string">
            <text:p text:style-name="P1328">{1,2,3}%{2,4,6}</text:p>
          </table:table-cell>
          <table:table-cell table:style-name="Table6.D2" office:value-type="string">
            <text:p text:style-name="P1328">{1,3,4,6}</text:p>
          </table:table-cell>
        </table:table-row>
        <table:table-row table:style-name="TableLine93901560115728">
          <table:table-cell table:style-name="Table6.A2" office:value-type="string">
            <text:p text:style-name="P1328">==</text:p>
          </table:table-cell>
          <table:table-cell table:style-name="Table6.A2" office:value-type="string">
            <text:p text:style-name="P1328">equality</text:p>
          </table:table-cell>
          <table:table-cell table:style-name="Table6.A2" office:value-type="string">
            <text:p text:style-name="P1328">{1,2,3} == {3,1,2}</text:p>
          </table:table-cell>
          <table:table-cell table:style-name="Table6.D2" office:value-type="string">
            <text:p text:style-name="P1328">true</text:p>
          </table:table-cell>
        </table:table-row>
        <table:table-row table:style-name="TableLine93901560228144">
          <table:table-cell table:style-name="Table6.A2" office:value-type="string">
            <text:p text:style-name="P1328">&lt;, &gt;, &lt;=, <text:span text:style-name="T1500">&gt;</text:span>=</text:p>
          </table:table-cell>
          <table:table-cell table:style-name="Table6.A2" office:value-type="string">
            <text:p text:style-name="P1328">Set inclusion.</text:p>
          </table:table-cell>
          <table:table-cell table:style-name="Table6.A2" office:value-type="string">
            <text:p text:style-name="P1328">{1,2} &lt; {1,2,3}</text:p>
          </table:table-cell>
          <table:table-cell table:style-name="Table6.D2" office:value-type="string">
            <text:p text:style-name="P1328">true</text:p>
          </table:table-cell>
        </table:table-row>
        <table:table-row table:style-name="TableLine93901560233072">
          <table:table-cell table:style-name="Table6.A2" office:value-type="string">
            <text:p text:style-name="P1328">∈, ∉</text:p>
          </table:table-cell>
          <table:table-cell table:style-name="Table6.A2" office:value-type="string">
            <text:p text:style-name="P1328">set membership</text:p>
          </table:table-cell>
          <table:table-cell table:style-name="Table6.A2" office:value-type="string">
            <text:p text:style-name="P1328">1 ∈ a, [1,5]∈a</text:p>
          </table:table-cell>
          <table:table-cell table:style-name="Table6.D2" office:value-type="string">
            <text:p text:style-name="P1328">true, [true, false]</text:p>
          </table:table-cell>
        </table:table-row>
        <table:table-row table:style-name="TableLine93901560240320">
          <table:table-cell table:style-name="Table6.A2" office:value-type="string">
            <text:p text:style-name="P1328">~</text:p>
          </table:table-cell>
          <table:table-cell table:style-name="Table6.A2" office:value-type="string">
            <text:p text:style-name="P1328">convert set to list</text:p>
          </table:table-cell>
          <table:table-cell table:style-name="Table6.A2" office:value-type="string">
            <text:p text:style-name="P1328">~{1,2,3} </text:p>
          </table:table-cell>
          <table:table-cell table:style-name="Table6.D2" office:value-type="string">
            <text:p text:style-name="P1328">[1,2,3]</text:p>
          </table:table-cell>
        </table:table-row>
      </table:table>
      <text:p text:style-name="Standard"/>
      <text:h text:style-name="Heading_20_3" text:outline-level="3"><text:bookmark-start text:name="__RefHeading___Toc674093_1332219333"/>Notes<text:bookmark-end text:name="__RefHeading___Toc674093_1332219333"/></text:h>
      <text:list xml:id="list4064703108" text:style-name="L3">
        <text:list-item>
          <text:p text:style-name="P1483"><text:span text:style-name="T732">|^</text:span><text:span text:style-name="T736"> </text:span><text:span text:style-name="T503">converts a list </text:span><text:span text:style-name="T501">or scalar</text:span><text:span text:style-name="T503"> to a set. ~ (monadic tilde) applied to a set turns it into a list. </text:span><text:span text:style-name="T499">If the set is nested, the resulting list will be too. </text:span><text:span text:style-name="T501">You can use the operator </text:span><text:span text:style-name="T733">⊢</text:span><text:span text:style-name="T501"> (\u22a2) or its digraph </text:span><text:span text:style-name="T733">|</text:span><text:span text:style-name="T734">&gt;</text:span><text:span text:style-name="T733"> </text:span><text:span text:style-name="T501">for this </text:span><text:span text:style-name="T502">interchangeably</text:span><text:span text:style-name="T501">. Note that </text:span><text:span text:style-name="T733">⊢~A ≠ ~⊢A</text:span><text:span text:style-name="T501"> in general since the order of sets is not guaranteed (and sets have unique elements only). </text:span><text:span text:style-name="T504">Of course, you can just type in a the elements of the set between </text:span><text:span text:style-name="T735">{}</text:span><text:span text:style-name="T504">, <text:s/></text:span><text:span text:style-name="T176">e.g. </text:span><text:span text:style-name="T735">{2,4,6}</text:span></text:p>
        </text:list-item>
        <text:list-item>
          <text:p text:style-name="P1480">Union and intersection are either the unicode symbols, ∩ (\u2229) or ∪(\u222a), or may be ascii digraphs made of \ and /, viz /\ is intersection and \/ is union. </text:p>
        </text:list-item>
        <text:list-item>
          <text:p text:style-name="P1486"><text:span text:style-name="T497">S</text:span><text:span text:style-name="T401">ymmetric difference is either done with the % sign or the operator </text:span><text:bookmark-start text:name="__DdeLink__2068001_2405510422"/><text:span text:style-name="T401">∆</text:span><text:bookmark-end text:name="__DdeLink__2068001_2405510422"/><text:span text:style-name="T401"> (\u2206).</text:span></text:p>
        </text:list-item>
        <text:list-item>
          <text:p text:style-name="P1484"><text:span text:style-name="T497">Order of operations is that union and intersection are at the same level, so will be interpreted from right to left in order when encountered. These are higher in pre</text:span><text:span text:style-name="T496">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487"><text:span text:style-name="T496">Note about the empty set. <text:s/>This is denoted by </text:span><text:span text:style-name="T731">{}</text:span><text:span text:style-name="T496">. Note that the empty </text:span><text:span text:style-name="T175">stem </text:span><text:span text:style-name="T496"><text:s/>is an empty list, denoted by []. You may also use the symbol ∅ (\u2205) for this. </text:span></text:p>
        </text:list-item>
        <text:list-item>
          <text:p text:style-name="P1488"><text:span text:style-name="T496">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500">e</text:span><text:span text:style-name="T496">y.</text:span></text:p>
        </text:list-item>
        <text:list-item>
          <text:p text:style-name="P1481">Scalar operations on sets apply to each element (similar to stems).</text:p>
        </text:list-item>
        <text:list-item>
          <text:p text:style-name="P1481"><text:soft-page-break/>Operations on sets such as intersection, ordering, membership apply to whole sets.</text:p>
        </text:list-item>
        <text:list-item>
          <text:p text:style-name="P1489"><text:span text:style-name="T401">Selecting elements is done with the </text:span><text:span text:style-name="T158">subset </text:span><text:span text:style-name="T401">function.</text:span></text:p>
        </text:list-item>
        <text:list-item>
          <text:p text:style-name="P1489"><text:span text:style-name="T401">Comparisons are done with the standard &lt;, &gt; etc. be advised that these are strict, so </text:span><text:span text:style-name="T723">A &lt; A</text:span><text:span text:style-name="T401"> will always fail, but </text:span><text:span text:style-name="T723">A == A</text:span><text:span text:style-name="T401"> or </text:span><text:span text:style-name="T723">A &lt;= A</text:span><text:span text:style-name="T401"> will work.</text:span></text:p>
        </text:list-item>
        <text:list-item>
          <text:p text:style-name="P1485"><text:span text:style-name="T731">a∈b</text:span><text:span text:style-name="T496"> can be fully replaced with the function </text:span><text:span text:style-name="T731">has_value(a,b), </text:span>however, <text:span text:style-name="T631">a</text:span><text:span text:style-name="T557">∉</text:span><text:span text:style-name="T631">b</text:span><text:span text:style-name="T1496"> must be replaced with !</text:span><text:span text:style-name="T731">has_value(a,b). </text:span></text:p>
        </text:list-item>
      </text:list>
      <text:p text:style-name="P406"/>
      <text:p text:style-name="P1235">Example. Scalar operations on sets</text:p>
      <text:p text:style-name="P684"><text:span text:style-name="T496">S</text:span><text:span text:style-name="T498">calar operations on sets return a set with the operator applied to each element:</text:span></text:p>
      <text:p text:style-name="Preformatted_20_Text"><text:s text:c="3"/>3+{2,4,6}</text:p>
      <text:p text:style-name="Preformatted_20_Text">{<text:span text:style-name="T1487">9,</text:span>5,7}</text:p>
      <text:p text:style-name="Preformatted_20_Text"><text:s text:c="5"/>4&lt;{1,2,3,4,5,6,7,8,9}</text:p>
      <text:p text:style-name="Preformatted_20_Text">{true,false}</text:p>
      <text:p text:style-name="Text_20_body"><text:line-break/><text:span text:style-name="T1487">In the last case, the less than operator is applied to each element of the set and the result is added to the answer. Since true and false are repeated, the final answer has at most two elements. </text:span><text:span text:style-name="T1486">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55"><text:span text:style-name="T402">A</text:span><text:span text:style-name="T183"> </text:span><text:span text:style-name="T6">c</text:span><text:span text:style-name="T3">om</text:span><text:span text:style-name="T7">pound</text:span><text:span text:style-name="T522"> </text:span><text:span text:style-name="T402">variable</text:span><text:span text:style-name="T401"> is embodied in what is termed </text:span><text:span text:style-name="T3">stem variables</text:span><text:span text:style-name="T401">. These are of the form </text:span></text:p>
      <text:p text:style-name="P1090">head.tail</text:p>
      <text:p text:style-name="P91"><text:span text:style-name="T897"><text:line-break/>(Geeky stuff, the period is actually called </text:span><text:span text:style-name="T1567">either </text:span><text:span text:style-name="T115">reference </text:span><text:span text:style-name="T380"><text:s/>or </text:span><text:span text:style-name="T897">the </text:span><text:span text:style-name="T89">child-</text:span><text:span text:style-name="T99">of</text:span><text:span text:style-name="T89"> </text:span><text:span text:style-name="T38">operator</text:span><text:span text:style-name="T250">.) </text:span><text:span text:style-name="T335"><text:s/></text:span><text:span text:style-name="T250"><text:s/>Remember</text:span><text:span text:style-name="T897"> that the variable is </text:span><text:span text:style-name="T4">head.</text:span><text:span text:style-name="T185"> <text:s/>(note the trailing period!!) and the tail – which may be complicated -- is just indexing. </text:span><text:span text:style-name="T193">The tail consists of scalars separated by periods, but see the section below on tail resolution for the full story. <text:s/></text:span><text:span text:style-name="T185"><text:s/></text:span><text:span text:style-name="T209">Pretty much anything but a dot can be used as part of the name in the tail. </text:span><text:span text:style-name="T189">This effectiv</text:span><text:span text:style-name="T190">e</text:span><text:span text:style-name="T189">ly means that a stem can be something as simple as a list or quite a complex data structure indeed. </text:span><text:span text:style-name="T185"><text:s/></text:span><text:span text:style-name="T192">As a matter of fact, any data structure an be modeled with a stem. </text:span><text:span text:style-name="T208">The</text:span><text:span text:style-name="T1"> index is any string </text:span><text:span text:style-name="T850">and we usually refer to them as keys. Some definitions:<text:line-break/></text:span></text:p>
      <text:list xml:id="list291318141" text:style-name="L4">
        <text:list-item>
          <text:p text:style-name="P1471"><text:span text:style-name="T850">A </text:span><text:span text:style-name="T131">list</text:span><text:span text:style-name="T409"> is a stem </text:span><text:span text:style-name="T425">whose </text:span><text:span text:style-name="T430">keys</text:span><text:span text:style-name="T409"> </text:span><text:span text:style-name="T425">are </text:span><text:span text:style-name="T456">non-negative integers</text:span></text:p>
        </text:list-item>
        <text:list-item>
          <text:p text:style-name="P1473"><text:span text:style-name="T401">Two stems are </text:span><text:span text:style-name="T128">conformable</text:span><text:span text:style-name="T401"> if they have the same keys</text:span></text:p>
        </text:list-item>
        <text:list-item>
          <text:p text:style-name="P1474">Tail resolution<text:span text:style-name="T401"> means that if a stem has many indices, like a.b.c.d, then it is resolved from right to left, with the system checking each index to see if that variable has been defined, then substituting. </text:span><text:span text:style-name="T422">You may have stems embedded.</text:span></text:p>
        </text:list-item>
        <text:list-item>
          <text:p text:style-name="P1475">Subsetting<text:span text:style-name="T401"> is in effect for most stem operations. This means that if the result is a stem, it contains only the keys common to its arguments. If two stems are conformable, no subsetting </text:span><text:span text:style-name="T484">is needed</text:span><text:span text:style-name="T401">.</text:span></text:p>
        </text:list-item>
        <text:list-item>
          <text:p text:style-name="P1472"><text:span text:style-name="T454">The </text:span><text:span text:style-name="T137">dimension</text:span><text:span text:style-name="T454"> of a stem is </text:span><text:span text:style-name="T449">the actual number of independent indices</text:span><text:span text:style-name="T168"> </text:span><text:span text:style-name="T169">The</text:span><text:span text:style-name="T531"> rank </text:span><text:span text:style-name="T449"><text:s/>of a stem is </text:span><text:span text:style-name="T454">the number of dimensions</text:span><text:span text:style-name="T449">. </text:span><text:span text:style-name="T450">Scalars have rank 0, stems have 0 &lt; rank. </text:span><text:span text:style-name="T449">The </text:span><text:span text:style-name="T531">axis</text:span><text:span text:style-name="T449"> of a stem </text:span><text:span text:style-name="T454">refers to</text:span><text:span text:style-name="T422"> </text:span><text:soft-page-break/><text:span text:style-name="T449">which </text:span><text:span text:style-name="T454">dimension</text:span><text:span text:style-name="T449">. </text:span><text:span text:style-name="T450">The axis starts at 0 (as in, every stem has a 0 or first axis). The </text:span><text:span text:style-name="T532">size</text:span><text:span text:style-name="T450"> of an axis is the number of elements in that axis. </text:span></text:p>
        </text:list-item>
        <text:list-item>
          <text:p text:style-name="P1470"><text:span text:style-name="T138">W</text:span><text:span text:style-name="T139">rap around</text:span><text:span text:style-name="T533"> </text:span><text:span text:style-name="T456"><text:s/>for list indices is supported. This means that negative indices count from the end of a list. </text:span><text:span text:style-name="T739">x.(-1)</text:span><text:span text:style-name="T456"> is the last element in the list, </text:span><text:span text:style-name="T739">x.(-2) </text:span><text:span text:style-name="T1294">is the next to last, etc.</text:span></text:p>
        </text:list-item>
        <text:list-item>
          <text:p text:style-name="P1470"><text:span text:style-name="T1425">Unknown variables are replaced with the identical constant. </text:span><text:span text:style-name="T1475">So if <text:s/></text:span><text:span text:style-name="T762">foo</text:span><text:span text:style-name="T739"> </text:span><text:span text:style-name="T1475">is undefined, then <text:s/></text:span><text:span text:style-name="T739">x.</text:span><text:span text:style-name="T762">foo </text:span><text:s/><text:span text:style-name="T1475">and <text:s/></text:span><text:span text:style-name="T739">x.</text:span><text:span text:style-name="T763">'</text:span><text:span text:style-name="T762">foo</text:span><text:span text:style-name="T763">'</text:span><text:span text:style-name="T762"> </text:span><text:span text:style-name="T1475">are identical. However, if you set <text:s/></text:span><text:span text:style-name="T762">foo </text:span><text:span text:style-name="T1475">to be a value, that will be used.</text:span></text:p>
        </text:list-item>
      </text:list>
      <text:p text:style-name="P22"/>
      <text:p text:style-name="Heading"><text:span text:style-name="T449">E</text:span><text:span text:style-name="T401">xample</text:span></text:p>
      <text:p text:style-name="P542"><text:span text:style-name="T401">In </text:span><text:span text:style-name="T723">[1,2,3]</text:span><text:span text:style-name="T401">, the rank is 1 and there is one axis, zero and the size is 3,</text:span></text:p>
      <text:p text:style-name="P194">In</text:p>
      <text:p text:style-name="P993"><text:span text:style-name="T1270">x.:=[ // axis 0 </text:span><text:span text:style-name="T1067">are </text:span><text:span text:style-name="T1270">the rows</text:span></text:p>
      <text:p text:style-name="P990"><text:s text:c="5"/>[1,2], // axis 1 are the columns</text:p>
      <text:p text:style-name="P990"><text:s text:c="5"/>[3,4],</text:p>
      <text:p text:style-name="P990"><text:s text:c="5"/>[5,6],</text:p>
      <text:p text:style-name="P990"><text:s text:c="3"/>]</text:p>
      <text:p text:style-name="P2"/>
      <text:p text:style-name="P82">The rank is 2. size(x.) is 3, size(x.0) is 2. <text:span text:style-name="T1272">And for names</text:span></text:p>
      <text:p text:style-name="P82"/>
      <text:p text:style-name="P994"><text:span text:style-name="T1270">x.:=[ // axis 0 </text:span><text:span text:style-name="T1067">are </text:span><text:span text:style-name="T1270">the rows</text:span></text:p>
      <text:p text:style-name="P991"><text:s text:c="5"/>[ // axis 1 are the columns</text:p>
      <text:p text:style-name="P991"><text:s text:c="5"/>// <text:span text:style-name="T1273">data</text:span></text:p>
      <text:p text:style-name="Text_20_body"/>
      <text:p text:style-name="P995"><text:span text:style-name="T1272">y</text:span><text:span text:style-name="T1270">.:=[ // </text:span><text:span text:style-name="T1272">axis </text:span><text:span text:style-name="T1384">0</text:span><text:span text:style-name="T1272"> is </text:span><text:span text:style-name="T1068">box (1)</text:span></text:p>
      <text:p text:style-name="P992"><text:s text:c="5"/>[ // axis <text:span text:style-name="T1384">1</text:span> are the columns</text:p>
      <text:p text:style-name="P995"><text:span text:style-name="T1270"><text:s text:c="7"/></text:span><text:span text:style-name="T1271">[ // axis </text:span><text:span text:style-name="T1384">2</text:span><text:span text:style-name="T1271"> </text:span><text:span text:style-name="T1068">are the rows</text:span><text:span text:style-name="T1271"> </text:span></text:p>
      <text:p text:style-name="P995"><text:s text:c="9"/>// <text:span text:style-name="T1273">data</text:span></text:p>
      <text:p text:style-name="P82"><text:s text:c="4"/></text:p>
      <text:p text:style-name="P83"><text:span text:style-name="T1272">and you can nest </text:span><text:span text:style-name="T1271">boxes </text:span><text:span text:style-name="T1272">as you like</text:span><text:span text:style-name="T1271">. </text:span></text:p>
      <text:p text:style-name="P85"/>
      <text:p text:style-name="Preformatted_20_Text"><text:s text:c="3"/><text:span text:style-name="T1281">y. := n(3,4,5,6); // a rank 4 stem with 360 elements in it</text:span></text:p>
      <text:p text:style-name="P998"><text:s text:c="3"/>dim(y.)</text:p>
      <text:p text:style-name="P998">[3,4,5,6]</text:p>
      <text:p text:style-name="P998"><text:s text:c="3"/>rank(y.)</text:p>
      <text:p text:style-name="P998">4</text:p>
      <text:p text:style-name="P42"/>
      <text:p text:style-name="P42">Note that this is one of the very few strict pattern enforced in QDL – a stem must end in a period <text:span text:style-name="T59">i.e, </text:span><text:span text:style-name="T275">so the period is an assertion that this refers to an aggregate.</text:span> <text:span text:style-name="T1018">I</text:span>ssuing something like this (to make a list of integers)</text:p>
      <text:p text:style-name="P42"/>
      <text:p text:style-name="Preformatted_20_Text">a := <text:span text:style-name="T1058">[1,2,3]</text:span>;</text:p>
      <text:p text:style-name="P42"/>
      <text:p text:style-name="P42">fails with a message like <text:span text:style-name="T557">“Error: You cannot set a scalar variable to a stem value”</text:span>. This is because the item on the right is an aggregate, aka a stem and on the one on the left is a simple scalar. </text:p>
      <text:p text:style-name="P42"/>
      <text:p text:style-name="Heading">Example</text:p>
      <text:p text:style-name="P634">You can set the indices of stems either as constants:</text:p>
      <text:p text:style-name="P1043"><text:soft-page-break/><text:s text:c="2"/>a.'time' := '<text:span text:style-name="T1425">midnight'</text:span>;</text:p>
      <text:p text:style-name="Preformatted_20_Text">a.'manner' := 'candlestick';</text:p>
      <text:p text:style-name="Preformatted_20_Text"><text:s/>a.'place' := 'library’;</text:p>
      <text:p text:style-name="Text_20_body"/>
      <text:p text:style-name="P634">or <text:span text:style-name="T128">if </text:span><text:span text:style-name="T401">the variables have not been defined, their name is used as the constant, so </text:span></text:p>
      <text:p text:style-name="P1043"><text:s text:c="2"/>a.time := '<text:span text:style-name="T1425">midnight'</text:span>;</text:p>
      <text:p text:style-name="P1043">a.manner := 'candlestick';</text:p>
      <text:p text:style-name="P1043"><text:span text:style-name="T484"><text:s/></text:span>a.place := 'library’;</text:p>
      <text:p text:style-name="Text_20_body"/>
      <text:p text:style-name="P634">is equivalent. Generally it is a good idea to stick with constants for things that are constant and reserve variables for things that vary, but there are times where this is quite convenient.</text:p>
      <text:p text:style-name="P42"/>
      <text:p text:style-name="P2"><text:span text:style-name="T850">T</text:span>here are two common use patterns. <text:span text:style-name="T405"><text:s/></text:span><text:span text:style-name="T409">The first </text:span><text:span text:style-name="T405">pattern is to invoke a function on a stem variable which alters every element and returns a stem variable with the same keys, each element having been transformed. </text:span><text:span text:style-name="T409">Here is an example. This uses integer </text:span>indices and this makes <text:span text:style-name="T850">it a</text:span> list. <text:span text:style-name="T85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40">or perhaps, use the handy list notation:</text:span></text:p>
      <text:p text:style-name="P3"/>
      <text:p text:style-name="P931">myList. := ['the', 'quick', 'brown']</text:p>
      <text:p text:style-name="P3"/>
      <text:p text:style-name="P3"><text:line-break/>This effectively is an array <text:span text:style-name="T546">(which is just a map whose keys are integers)</text:span>. <text:span text:style-name="T851">The second use case</text:span> comes from having indices <text:span text:style-name="T85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40">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In this case, there is no<text:span text:style-name="T543">w</text:span> a map with keys, idp, port and eppn whose values are as above. <text:s text:c="2"/><text:span text:style-name="T542">Stem variables have their own section later with more details. There are several operations supported on them.</text:span></text:p>
      <text:p text:style-name="P4"/>
      <text:p text:style-name="P45">It is certainly possible to have mixed data, for instance</text:p>
      <text:p text:style-name="P45"/>
      <text:p text:style-name="Preformatted_20_Text"><text:s text:c="3"/>my_stem.help := 'this is my stem'</text:p>
      <text:p text:style-name="Preformatted_20_Text"><text:s text:c="3"/>my_stem.<text:span text:style-name="T1474">~</text:span><text:span text:style-name="T1093">[;</text:span>5<text:span text:style-name="T1429">]</text:span></text:p>
      <text:p text:style-name="Preformatted_20_Text">[0,1,2,3,4]~{help:this is my stem}</text:p>
      <text:p text:style-name="P4"/>
      <text:p text:style-name="P56"><text:span text:style-name="T1040">which shows that this stem includes a list and has another entry called </text:span><text:span text:style-name="T64">help</text:span><text:span text:style-name="T283">. </text:span></text:p>
      <text:p text:style-name="P33"><text:soft-page-break/></text:p>
      <text:p text:style-name="P84"><text:span text:style-name="T136">Note: </text:span><text:span text:style-name="T451">list indices are signed in QDL. This means that for index 0 &lt;= </text:span><text:span text:style-name="T167">k,</text:span><text:span text:style-name="T451"> the index is exactly the index. For</text:span><text:span text:style-name="T167"> k &lt;</text:span><text:span text:style-name="T451"> 0</text:span><text:span text:style-name="T167">,</text:span><text:span text:style-name="T451"> the index is relative and will start from the other end of the list, effectively being</text:span><text:span text:style-name="T167"> length + k.</text:span></text:p>
      <text:p text:style-name="Preformatted_20_Text"><text:s text:c="4"/>a. := <text:span text:style-name="T1093">n(</text:span><text:span text:style-name="T1274">5</text:span>)</text:p>
      <text:p text:style-name="Preformatted_20_Text"><text:s text:c="4"/>j : -1;</text:p>
      <text:p text:style-name="Preformatted_20_Text"><text:s text:c="4"/>a.j</text:p>
      <text:p text:style-name="P996">4</text:p>
      <text:p text:style-name="P18"/>
      <text:p text:style-name="P46"><text:span text:style-name="T401">This shows the first entry from the right, </text:span><text:span text:style-name="T452">5</text:span><text:span text:style-name="T401"> + (-1) = </text:span><text:span text:style-name="T452">4</text:span><text:span text:style-name="T401">.</text:span><text:span text:style-name="T182"> </text:span></text:p>
      <text:p text:style-name="Preformatted_20_Text"><text:span text:style-name="T182"><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58">printed </text:span>output</text:p>
      <text:p text:style-name="P15"/>
      <text:p text:style-name="P15">In the last example, how to read the result printed? The general form is</text:p>
      <text:p text:style-name="P15"/>
      <text:p text:style-name="P57">[list] ~ {map}</text:p>
      <text:p text:style-name="P15"/>
      <text:p text:style-name="P15">where the list is an ordered set (hence no need to write down the indices, since they are 0,1,2…) and the map has entries of the form</text:p>
      <text:p text:style-name="P15"/>
      <text:p text:style-name="P60">key : value</text:p>
      <text:p text:style-name="P15"/>
      <text:p text:style-name="P64"><text:span text:style-name="T426">The tilde, </text:span><text:span text:style-name="T524">~</text:span><text:span text:style-name="T426">, is a union operator and means these are a single entity. Note that this is a printed version for human readability. </text:span><text:span text:style-name="T427">So here, the key is </text:span><text:span text:style-name="T132">help</text:span><text:span text:style-name="T525"> </text:span><text:span text:style-name="T427">and the value is </text:span><text:span text:style-name="T132">this is my stem</text:span><text:span text:style-name="T427">. <text:s/>Note that if you create a list with sparse or missing entries, </text:span><text:span text:style-name="T428">(so sparse data means only creating the entries you need, not some, vast empty array) </text:span><text:span text:style-name="T427">then printing it will have the keys just written in map notation. Let us say you wanted to keep a listing of </text:span><text:span text:style-name="T429">your favorite </text:span><text:span text:style-name="T427">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7"/>
      <text:p text:style-name="P687"><text:span text:style-name="T282">I</text:span><text:span text:style-name="T237">f we were to use [] notation, how would we represent the missing 99950 elements? </text:span></text:p>
      <text:p text:style-name="Heading">Example: <text:span text:style-name="T1501">sparse matrix</text:span></text:p>
      <text:p text:style-name="P688">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02">a.1.1; // check default value</text:span></text:p>
      <text:p text:style-name="P1077">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text:soft-page-break/></text:p>
      <text:p text:style-name="P688"/>
      <text:p text:style-name="P688">So e.g., <text:span text:style-name="T557">a.2.7^3 == -27</text:span>. </text:p>
      <text:p text:style-name="P1224">Tip: Renumbering lists</text:p>
      <text:p text:style-name="P741"><text:span text:style-name="T1383">A common idiom to re-order all elements in a list from </text:span><text:span text:style-name="T691">0 </text:span><text:span text:style-name="T1585">and this is monadic </text:span><text:span text:style-name="T31">~</text:span><text:span text:style-name="T1383">:</text:span></text:p>
      <text:p text:style-name="Preformatted_20_Text">~list.</text:p>
      <text:p text:style-name="P604"/>
      <text:p text:style-name="Text_20_body"><text:span text:style-name="T1383">Would take the elements of </text:span><text:span text:style-name="T691">list.</text:span> <text:span text:style-name="T1383">and restart the indices from </text:span><text:span text:style-name="T691">0</text:span>.<text:span text:style-name="T691"> </text:span><text:span text:style-name="T1383">Since there is always subsetting involved in operations and QDL preserves indices, some operation (like a </text:span><text:span text:style-name="T691">reduce</text:span>)<text:span text:style-name="T691"> </text:span><text:span text:style-name="T1383">that leaves you with possible random indices may or may not need this. </text:span></text:p>
      <text:p text:style-name="P1217">Handling strange keys</text:p>
      <text:p text:style-name="Text_20_body"><text:span text:style-name="T282">Note that the index for a stem may be pretty much anything </text:span><text:span text:style-name="T455"><text:s/>because you may pass around sets of indices, </text:span><text:span text:style-name="T282">but </text:span><text:span text:style-name="T328">all </text:span><text:span text:style-name="T336">references (</text:span><text:span text:style-name="T94">e.g. </text:span><text:span text:style-name="T336">what</text:span><text:span text:style-name="T94"> </text:span><text:span text:style-name="T336">you type in) </text:span><text:span text:style-name="T309">must be either integers or variables </text:span><text:span text:style-name="T336">or literals</text:span><text:span text:style-name="T309">. The character set for variables is much smaller than for languages, so </text:span><text:span text:style-name="T282">for tail resolution to work </text:span><text:span text:style-name="T309">there are two options. The easiest is to </text:span><text:span text:style-name="T282">use a variable to avoid ambiguity. Let's say you wanted to make a stem whose key</text:span><text:span text:style-name="T285">s were your favo</text:span><text:span text:style-name="T286">r</text:span><text:span text:style-name="T285">ite functions, the first of which is</text:span><text:span text:style-name="T282"> <text:s/>'</text:span><text:span text:style-name="T712">f(x,y)'</text:span><text:span text:style-name="T282"> (which </text:span><text:span text:style-name="T285">is a string, of course</text:span><text:span text:style-name="T282">).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383">c</text:span>os(x)*sin(y)</text:p>
      <text:p text:style-name="Preformatted_20_Text">}</text:p>
      <text:p text:style-name="P27"/>
      <text:p text:style-name="P97"><text:span text:style-name="T282">b</text:span><text:span text:style-name="T237">ut issuing </text:span><text:span text:style-name="T710">q.f(x,y)</text:span><text:span text:style-name="T237"> is going to cause an error </text:span><text:span text:style-name="T336">(since this is a function) vs. </text:span></text:p>
      <text:p text:style-name="P35"/>
      <text:p text:style-name="P1011">q.'f(x,y)' := 'cos(x)*sin(y)'</text:p>
      <text:p text:style-name="P58"/>
      <text:p text:style-name="P121"><text:span text:style-name="T309">Alternately, you may use </text:span>encode/decode for type 0 <text:span text:style-name="T431">which allows you to convert all unknown symbols into an escape sequence, which is a valid variable. </text:span><text:span text:style-name="T432">If</text:span><text:span text:style-name="T284"> you </text:span><text:span text:style-name="T292">really </text:span><text:span text:style-name="T284">need to have something you can type in without variables consider using encode() to change a string to something that is a legitimate variable:</text:span></text:p>
      <text:p text:style-name="P28"/>
      <text:p text:style-name="Preformatted_20_Text"><text:s text:c="2"/>encode('f(x,y<text:span text:style-name="T1157">)</text:span>', <text:span text:style-name="T1547">0</text:span>)</text:p>
      <text:p text:style-name="Preformatted_20_Text">f$28x$2Cy</text:p>
      <text:p text:style-name="Text_20_body"/>
      <text:p text:style-name="P446">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47">You may create lists and stems with the so-called <text:span text:style-name="T36">compact notation</text:span><text:span text:style-name="T237">. The basic syntax is for lists:</text:span></text:p>
      <text:p text:style-name="Preformatted_20_Text">[x0, x1, x2, …]</text:p>
      <text:p text:style-name="P208"><text:soft-page-break/></text:p>
      <text:p text:style-name="P208">which would make a stem with elements <text:span text:style-name="T652">x0, x1, …</text:span><text:span text:style-name="T557"> </text:span>and indices<text:span text:style-name="T3"> </text:span><text:span text:style-name="T652">0,1,2,…</text:span> For stems</text:p>
      <text:p text:style-name="Preformatted_20_Text">{key0:value0, key1:value1, …}</text:p>
      <text:p text:style-name="P208"/>
      <text:p text:style-name="P208">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47">(and <text:span text:style-name="T652">arf </text:span>is not a defined function is this workspace).</text:p>
      <text:p text:style-name="P176">Further examples</text:p>
      <text:p text:style-name="P190">It is easy and convenient to use this notation. For instance this is fine</text:p>
      <text:p text:style-name="Preformatted_20_Text">[2,4] + [3,5]</text:p>
      <text:p text:style-name="Preformatted_20_Text">[5,<text:span text:style-name="T1141">9</text:span>]</text:p>
      <text:p text:style-name="P191"/>
      <text:p text:style-name="P190">Note especially that you can populate these lists with any valid QDL expression, so <text:span text:style-name="T1145">here is a nested array of random integers:</text:span></text:p>
      <text:p text:style-name="Preformatted_20_Text"><text:s text:c="3"/>mod([abs(random(2)), random()], 100)</text:p>
      <text:p text:style-name="Preformatted_20_Text">[[5,20],39]</text:p>
      <text:p text:style-name="Text_20_body"/>
      <text:p text:style-name="P44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711"/>
      <text:h text:style-name="P1358" text:outline-level="2"><text:bookmark-start text:name="__RefHeading___Toc674154_1332219333"/>Slice operators<text:bookmark-end text:name="__RefHeading___Toc674154_1332219333"/></text:h>
      <text:p text:style-name="P721">There are two slice operators available. <text:s/></text:p>
      <text:h text:style-name="Heading_20_3" text:outline-level="3"><text:bookmark-start text:name="__RefHeading___Toc674156_1332219333"/>Open slice<text:span text:style-name="T1467">s</text:span><text:bookmark-end text:name="__RefHeading___Toc674156_1332219333"/></text:h>
      <text:p text:style-name="P722">The open slice gives back elements from <text:span text:style-name="T708">st</text:span><text:span text:style-name="T706">art</text:span> to <text:span text:style-name="T708">stop </text:span>incremented by <text:span text:style-name="T708">st</text:span><text:span text:style-name="T706">e</text:span><text:span text:style-name="T708">p</text:span>.</text:p>
      <text:p text:style-name="P1109">[<text:span text:style-name="T1467">{</text:span>start<text:span text:style-name="T1467">}</text:span> ; stop <text:span text:style-name="T1467">{</text:span>; step<text:span text:style-name="T1467">}</text:span>]</text:p>
      <text:p text:style-name="P701"/>
      <text:p text:style-name="P721">Meaning that the result will be a list of elements that are constructed as</text:p>
      <text:p text:style-name="P1109">[start, start+step, start + 2*step, … ]</text:p>
      <text:p text:style-name="P721"/>
      <text:p text:style-name="P721">and will continue until</text:p>
      <text:list xml:id="list1041349241" text:style-name="L5">
        <text:list-item>
          <text:p text:style-name="P1490"><text:soft-page-break/><text:span text:style-name="T708">stop &lt; start + n*step</text:span><text:span text:style-name="T1321"> <text:s/></text:span><text:span text:style-name="T1466">if <text:s/></text:span><text:span text:style-name="T709">0 &lt; s</text:span><text:span text:style-name="T708">tep</text:span></text:p>
        </text:list-item>
        <text:list-item>
          <text:p text:style-name="P1490"><text:span text:style-name="T708">start + n*step <text:s/></text:span><text:span text:style-name="T709">&lt; </text:span><text:span text:style-name="T708">stop </text:span><text:span text:style-name="T1466">if </text:span><text:span text:style-name="T709">s</text:span><text:span text:style-name="T708">tep </text:span><text:span text:style-name="T709">&lt; 0</text:span></text:p>
        </text:list-item>
      </text:list>
      <text:p text:style-name="P701"><text:span text:style-name="T1466">Note</text:span><text:span text:style-name="T1467">s</text:span><text:span text:style-name="T171"> </text:span></text:p>
      <text:list xml:id="list1304730843" text:style-name="L6">
        <text:list-item>
          <text:p text:style-name="P1491"><text:span text:style-name="T494">this</text:span><text:span text:style-name="T465"> is inclusive of </text:span><text:span text:style-name="T773">start </text:span><text:span text:style-name="T465">and <text:s/>exclusive of <text:s/></text:span><text:span text:style-name="T773">st</text:span><text:span text:style-name="T772">op</text:span>. </text:p>
        </text:list-item>
        <text:list-item>
          <text:p text:style-name="P1491"><text:s/><text:span text:style-name="T709">0 == s</text:span><text:span text:style-name="T708">tep </text:span><text:s/><text:span text:style-name="T1466">will cause an error</text:span></text:p>
        </text:list-item>
        <text:list-item>
          <text:p text:style-name="P1491"><text:span text:style-name="T1467">o</text:span><text:span text:style-name="T1346">mitting the first argument is the same as setting it to zero</text:span></text:p>
        </text:list-item>
        <text:list-item>
          <text:p text:style-name="P1492">omitting the last argument uses a default step of 1. </text:p>
        </text:list-item>
      </text:list>
      <text:p text:style-name="P701"><text:span text:style-name="T1346">So </text:span><text:span text:style-name="T1467">in summary</text:span><text:span text:style-name="T1346"> </text:span></text:p>
      <text:p text:style-name="P1111">[;5] == [0;5] == [0;5;1] <text:span text:style-name="T1467">== </text:span>[;5;1]</text:p>
      <text:p text:style-name="P721"/>
      <text:p text:style-name="P721">E.g.<text:span text:style-name="T1346">s</text:span></text:p>
      <text:p text:style-name="P1109"><text:s text:c="2"/><text:span text:style-name="T1345">[0;5]</text:span></text:p>
      <text:p text:style-name="P1109"><text:span text:style-name="T1345">[0,1,2,3,4]</text:span> <text:s text:c="2"/></text:p>
      <text:p text:style-name="P1109"><text:s text:c="2"/>[-2 ; 3 ; .75]</text:p>
      <text:p text:style-name="P1109">[-2,-1.25,-0.5,0.25,1,1.75,2.5]</text:p>
      <text:p text:style-name="P1109"><text:s text:c="3"/><text:span text:style-name="T1466">[5;0]</text:span></text:p>
      <text:p text:style-name="P1112">[5,4,3,2,1]</text:p>
      <text:p text:style-name="P721"/>
      <text:p text:style-name="P723">The major takeaway point is that you do not know how many elements there will be before evaluation:</text:p>
      <text:p text:style-name="P1109"><text:s text:c="2"/><text:span text:style-name="T1323">x. := [ -π() ; π() ; sinh(.8)];</text:span></text:p>
      <text:p text:style-name="P1109"><text:s text:c="2"/>size(<text:span text:style-name="T1072">x.</text:span>)</text:p>
      <text:p text:style-name="P1109">8</text:p>
      <text:p text:style-name="P1109"><text:s text:c="3"/><text:span text:style-name="T1323">x.</text:span></text:p>
      <text:p text:style-name="P1109">[-3.14159265358979,-2.25348667140217,-1.36538068921455,-.477274707026927,</text:p>
      <text:p text:style-name="P1109">0.410831275160696,1.29893725734832,2.18704323953594,3.07514922172356]</text:p>
      <text:p text:style-name="P1109"/>
      <text:p text:style-name="P1109"><text:s text:c="2"/><text:span text:style-name="T1073">size(</text:span>[ -pi() ; pi() ; sinh(.1) ]<text:span text:style-name="T1324">)</text:span></text:p>
      <text:p text:style-name="P1113">63</text:p>
      <text:p text:style-name="P131"/>
      <text:p text:style-name="P133">So note that in the <text:span text:style-name="T1324">first c</text:span>ase there were 8 elements required, <text:span text:style-name="T1324">while the second took 63</text:span>. Also, while the zeroth element is guaranteed to be the first argument, the final one will be less than the second argument. <text:s/>So here adding <text:span text:style-name="T652">sinh(.8)</text:span> to the last element would be larger than π, so it is not returned. </text:p>
      <text:p text:style-name="P723"/>
      <text:p text:style-name="P724">it is also possible to omit the step, in which case it is assumed to be 1:</text:p>
      <text:p text:style-name="P1109"><text:s text:c="2"/>[2 ; 11]</text:p>
      <text:p text:style-name="P1109">[2,3,4,5,6,7,8,9,10,1<text:span text:style-name="T1326">0</text:span>]</text:p>
      <text:p text:style-name="P723"/>
      <text:h text:style-name="Heading_20_3" text:outline-level="3"><text:bookmark-start text:name="__RefHeading___Toc674158_1332219333"/>Closed slices<text:bookmark-end text:name="__RefHeading___Toc674158_1332219333"/></text:h>
      <text:p text:style-name="P701"><text:span text:style-name="T1467">T</text:span><text:span text:style-name="T1325">he</text:span><text:span text:style-name="T140"> closed slice</text:span><text:span text:style-name="T148"> </text:span><text:span text:style-name="T1322">gives back </text:span><text:span text:style-name="T104">n</text:span><text:span text:style-name="T362"> evenly distributed elements over an interval, </text:span><text:span text:style-name="T363">including both endpoints.</text:span></text:p>
      <text:p text:style-name="P894">[| <text:span text:style-name="T1467">{</text:span>start<text:span text:style-name="T1467">}</text:span> ; stop <text:span text:style-name="T1467">{</text:span>; count<text:span text:style-name="T1467">}</text:span> |]</text:p>
      <text:p text:style-name="P131"><text:soft-page-break/></text:p>
      <text:p text:style-name="P131"><text:span text:style-name="T1322">Note that the digraphs of [| and |] are made to look like double brackets in unicode </text:span><text:span text:style-name="T1309">⟦</text:span> and <text:span text:style-name="T1309">⟧</text:span><text:span text:style-name="T1310">.</text:span><text:span text:style-name="T1309"> </text:span>If the <text:span text:style-name="T1346">start value is omitted, it defaults to 0. </text:span><text:span text:style-name="T1466">If <text:s/>0 &lt; </text:span><text:span text:style-name="T624">count</text:span><text:span text:style-name="T1466"> is omitted, it defaults to 2 (returning the endpoints). </text:span><text:span text:style-name="T1346">Note that there must always be a</text:span><text:span text:style-name="T1466">t least a</text:span><text:span text:style-name="T1346"> stop argument.</text:span></text:p>
      <text:p text:style-name="P134"/>
      <text:p text:style-name="P131"/>
      <text:p text:style-name="P1109"><text:s text:c="2"/>[| -1;2;6 |]</text:p>
      <text:p text:style-name="P1109">[-1,-0.4,0.2,0.8,1.4,2]</text:p>
      <text:p text:style-name="P225"/>
      <text:p text:style-name="P723"><text:span text:style-name="T237">This gives 6 numbers distributed over the interval -1 to 2. </text:span><text:span text:style-name="T333">Note that the first argument and second argument always are in the result. Just to emphasize how many </text:span><text:span text:style-name="T348">e</text:span><text:span text:style-name="T333">lements you get back:</text:span></text:p>
      <text:p text:style-name="P1109"><text:s text:c="3"/>size(⟦ -π() ; π() ; 9 ⟧)</text:p>
      <text:p text:style-name="P1109">9</text:p>
      <text:p text:style-name="P701"/>
      <text:p text:style-name="P135">As expected, 9 elements were requested and 9 were returned. <text:span text:style-name="T1346">A comparison is</text:span></text:p>
      <text:p text:style-name="P1109"><text:s text:c="2"/>⟦;5;5⟧</text:p>
      <text:p text:style-name="P1109">[0,1.25,2.5,3.75,5]</text:p>
      <text:p text:style-name="P1109"><text:s text:c="2"/>[;5;5]</text:p>
      <text:p text:style-name="P1109">[0]</text:p>
      <text:p text:style-name="P702">In the first case, 5 elements are requested. In the second case, a step of 5 is requested and that leaves a single element in the list.</text:p>
      <text:p text:style-name="P1111"><text:s text:c="3"/>⟦;5⟧</text:p>
      <text:p text:style-name="P1112">[0,5]</text:p>
      <text:p text:style-name="P725">This is because the default start is 0, and the default count is 2, so single element closed slices are always 2 points. </text:p>
      <text:h text:style-name="P1375" text:outline-level="3"><text:bookmark-start text:name="__RefHeading___Toc674097_1332219333"/>Slice Math<text:bookmark-end text:name="__RefHeading___Toc674097_1332219333"/></text:h>
      <text:p text:style-name="P726">Let’s say you wanted to evaluate </text:p>
      <text:p text:style-name="P1109">sin([;1000]/100)</text:p>
      <text:p text:style-name="P726">This takes 3 traversals of the list. One to create it, one to divide everything by 100 and one to evaluate it. <text:s/>This scales poorly, so be sure to use the facts that</text:p>
      <text:p text:style-name="P1140"><text:s/>[a;b;c]×n<text:span text:style-name="T890">±</text:span><text:span text:style-name="T891">1</text:span> == [a×n<text:span text:style-name="T890">±</text:span><text:span text:style-name="T891">1</text:span>;b×n<text:span text:style-name="T890">±</text:span><text:span text:style-name="T891">1</text:span>;c×n<text:span text:style-name="T890">±</text:span><text:span text:style-name="T891">1</text:span>]</text:p>
      <text:p text:style-name="P1109">[a;b;c] ± x == [a ± x;b ± x;c]</text:p>
      <text:p text:style-name="P1109"/>
      <text:p text:style-name="P1140"><text:span text:style-name="T1346"><text:s/>⟦</text:span>a;b;c<text:span text:style-name="T1346">⟧</text:span>×n<text:span text:style-name="T890">±</text:span><text:span text:style-name="T891">1</text:span> == <text:span text:style-name="T1346">⟦</text:span>a×n<text:span text:style-name="T890">±</text:span><text:span text:style-name="T891">1</text:span>;b×n<text:span text:style-name="T890">±</text:span><text:span text:style-name="T891">1</text:span>;c⟧</text:p>
      <text:p text:style-name="P1140"><text:span text:style-name="T1346">⟦</text:span>a;b;c<text:span text:style-name="T1346">⟧</text:span> ± x == <text:span text:style-name="T1346">⟦</text:span>a ± x;b ± x;c<text:span text:style-name="T1346">⟧</text:span></text:p>
      <text:p text:style-name="P760"/>
      <text:p text:style-name="P701"/>
      <text:p text:style-name="P701"><text:span text:style-name="T1532"><text:s/></text:span><text:span text:style-name="T1533">(</text:span><text:span text:style-name="T110">Ahem</text:span><text:span text:style-name="T374"> remember that <text:s/></text:span><text:span text:style-name="T722">b×n</text:span><text:span text:style-name="T893">±1</text:span><text:span text:style-name="T892"> </text:span><text:span text:style-name="T1533">is another way to write <text:s/></text:span><text:span text:style-name="T648">b×n</text:span><text:span text:style-name="T891"> </text:span><text:span text:style-name="T1533">or </text:span><text:span text:style-name="T647">b</text:span><text:span text:style-name="T648">÷</text:span><text:span text:style-name="T649">n</text:span><text:span text:style-name="T1533">. </text:span><text:span text:style-name="T1532">So rather than write the </text:span><text:span text:style-name="T1533">expression for the sine </text:span><text:span text:style-name="T1532">above, this is better.</text:span></text:p>
      <text:p text:style-name="P1109">sin([;10;1/10]) <text:s/></text:p>
      <text:p text:style-name="P131"/>
      <text:p text:style-name="P136">The different slice operators exist so you can optimize creating different types of lists.</text:p>
      <text:p text:style-name="P136"/>
      <text:p text:style-name="P131"><text:soft-page-break/><text:span text:style-name="T1533">In general, function composition is you friend, so another option if you wanted to evaluate something complex is to create a function to operate on each element.. </text:span><text:span text:style-name="T1534">E.g. let’s say you want to evaluate a polynomial at 1000 points over [-1,1]. You could write</text:span></text:p>
      <text:p text:style-name="P1114"><text:s text:c="3"/>a. := [;1000]/500 - 2</text:p>
      <text:p text:style-name="P1109"><text:span text:style-name="T1534"><text:s text:c="3"/>b. := </text:span>a.^3 + 4×a.^2 - a.÷7 +3</text:p>
      <text:p text:style-name="P137"/>
      <text:p text:style-name="P137">which takes 8 iterations through the loop, or define</text:p>
      <text:p text:style-name="P136"/>
      <text:p text:style-name="P1109"><text:s text:c="3"/><text:span text:style-name="T1536">x</text:span><text:span text:style-name="T1534">. := [|-1;1;1000|]</text:span></text:p>
      <text:p text:style-name="P1109"><text:s text:c="3"/>f(x)-&gt; <text:span text:style-name="T1534">x</text:span>^3 + 4×<text:span text:style-name="T1534">x</text:span>^2 - <text:span text:style-name="T1534">x</text:span>÷7 +3</text:p>
      <text:p text:style-name="P1109"><text:s text:c="3"/>for_each(@f, <text:span text:style-name="T1536">x</text:span>.) =: b.</text:p>
      <text:p text:style-name="P701"/>
      <text:p text:style-name="P727">which applies your function to each element of the list once. <text:span text:style-name="T1535">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701"><text:span text:style-name="T1535">Benchmarking on the cheap can be done with date_</text:span><text:span text:style-name="T1536">ms</text:span><text:span text:style-name="T1535"> like so</text:span></text:p>
      <text:p text:style-name="P1109"><text:s text:c="2"/>start:=date_ms();for_each(@f, <text:span text:style-name="T1536">x</text:span>.) =: b.;date_ms()-start</text:p>
      <text:p text:style-name="P1109"><text:s text:c="2"/>219</text:p>
      <text:p text:style-name="P701"/>
      <text:p text:style-name="P720">which gives the number of ms this took to execute. The reason that b. is assigned is because the entire result will print otherwise, which takes some time since an enormous list has to be formatted. <text:span text:style-name="T1537">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710"><text:span text:style-name="T1210">You may set a default value for stems – this is a very nice thing indeed so you don't have to <text:s/>initialize every element in one before using it. The way it works is </text:span><text:span text:style-name="T1209">either you create a special entry for the stem</text:span></text:p>
      <text:p text:style-name="P1102"><text:s text:c="3"/>a.:= {*:2}</text:p>
      <text:p text:style-name="P1102"><text:s text:c="3"/>a.0 </text:p>
      <text:p text:style-name="P1102">2</text:p>
      <text:p text:style-name="P712"/>
      <text:p text:style-name="P712"><text:span text:style-name="T1209">Note that the key here is a </text:span><text:span text:style-name="T8">*</text:span><text:span text:style-name="T1209"> (not the character </text:span><text:span text:style-name="T8">‘*’ </text:span><text:span text:style-name="T196">which represents any key it does not recognize) </text:span><text:span text:style-name="T1209">or </text:span>you issue <text:span text:style-name="T1209">a command</text:span></text:p>
      <text:p text:style-name="P1101">set_default(stem., <text:span text:style-name="T36">scalar</text:span><text:span text:style-name="T237">);</text:span></text:p>
      <text:p text:style-name="P224"/>
      <text:p text:style-name="P712"><text:span text:style-name="T237">where the </text:span><text:span text:style-name="T36">scalar</text:span><text:span text:style-name="T237"> is any scalar. Then from that point forward, any time a value is accessed, if it has not been explicitly set, the default is returned. <text:s/></text:span><text:span text:style-name="T243">If the stem does not exist, it will be created. Note that subsequent operations on the stem do </text:span><text:span text:style-name="T130">not</text:span><text:span text:style-name="T408"> alter the default value.</text:span></text:p>
      <text:p text:style-name="P224">E.g.</text:p>
      <text:p text:style-name="P1101"><text:s text:c="3"/>set_default(stem., 2)</text:p>
      <text:p text:style-name="P1101"><text:s text:c="3"/>stem.woof</text:p>
      <text:p text:style-name="P1101">2</text:p>
      <text:p text:style-name="P1138"><text:s text:c="3"/><text:span text:style-name="T1601">stem.'woof' := 4;</text:span></text:p>
      <text:p text:style-name="P1101"><text:soft-page-break/><text:s text:c="3"/>stem.'woof'</text:p>
      <text:p text:style-name="P942">4</text:p>
      <text:p text:style-name="P942"><text:s text:c="3"/>2 == stem.'arf'</text:p>
      <text:p text:style-name="P942">true</text:p>
      <text:p text:style-name="P124"/>
      <text:p text:style-name="P66">The advantage of using the <text:span text:style-name="T3">* </text:span><text:span text:style-name="T182">entry is that it may be treated exactly like any other stem entry. If there is a default entry it will be listed when you print the stem.</text:span></text:p>
      <text:p text:style-name="P1101"><text:s text:c="3"/><text:span text:style-name="T1209">a.:={‘p’:’q’, ‘r’:’s’}</text:span></text:p>
      <text:p text:style-name="P1101"><text:s text:c="3"/><text:span text:style-name="T1209">set_default(a., ‘t’)</text:span></text:p>
      <text:p text:style-name="P1101"><text:s text:c="3"/><text:span text:style-name="T1209">a.</text:span></text:p>
      <text:p text:style-name="P1102">{*:t, p:q,r:s}</text:p>
      <text:p text:style-name="P1102"><text:s text:c="3"/>a.0 == ‘t’ &amp;&amp; a.p == q</text:p>
      <text:p text:style-name="P1102">true</text:p>
      <text:h text:style-name="Heading_20_3" text:outline-level="3"><text:bookmark-start text:name="__RefHeading___Toc674162_1332219333"/><text:span text:style-name="T858">Applying scalars to s</text:span>tems<text:bookmark-end text:name="__RefHeading___Toc674162_1332219333"/></text:h>
      <text:p text:style-name="P718">A scalar is a simple value. All of the basic operations in QDL work on stems as aggregates. <text:span text:style-name="T1315">(So called “freshman algebra.”) </text:span>So for instance, if you needed to make a list counting by 3's, you could issue</text:p>
      <text:p text:style-name="P1109"><text:s text:c="4"/><text:span text:style-name="T1075">3*n(5)</text:span>;</text:p>
      <text:p text:style-name="P1110">[0,3,6,9,12]</text:p>
      <text:p text:style-name="P718"/>
      <text:p text:style-name="P701"><text:span text:style-name="T811"><text:s/></text:span><text:span text:style-name="T809">So lets say we have the following:</text:span></text:p>
      <text:p text:style-name="P1109"><text:s text:c="4"/>ring.find := 'One Ring to find them';</text:p>
      <text:p text:style-name="P1109"><text:s text:c="4"/>ring.rule := 'One Ring to rule them all';</text:p>
      <text:p text:style-name="P1109"><text:s text:c="4"/>ring.bring := 'One Ring to bring them all';</text:p>
      <text:p text:style-name="P1109"><text:s text:c="4"/>ring.bind := 'and in the darkness bind them';</text:p>
      <text:p text:style-name="P719"><text:line-break/>Let's find every element that contains the word 'One”, respecting case:</text:p>
      <text:p text:style-name="P1109"><text:s text:c="4"/>say(contains(ring., 'One'));</text:p>
      <text:p text:style-name="P1109">{bind:false, find:true, bring:true, rule:true}</text:p>
      <text:p text:style-name="P719"><text:line-break/>Or for that matter, doesn't contain this word:</text:p>
      <text:p text:style-name="P1109"><text:s text:c="4"/>say(!contains(ring., 'One'));</text:p>
      <text:p text:style-name="P1109">{bind:true, find:false, bring:false, rule:false}</text:p>
      <text:p text:style-name="P719"><text:span text:style-name="T808"><text:line-break/>The output of these functions is a boolean-valued stem and there is a very useful function called </text:span><text:span text:style-name="T812">mask</text:span><text:span text:style-name="T813"> which simply will return the elements that have corresponding true values. </text:span></text:p>
      <text:p text:style-name="P1109"><text:s text:c="4"/>say(mask(ring., contains(ring., 'One')));</text:p>
      <text:p text:style-name="P1109">{find:One Ring to find them, </text:p>
      <text:p text:style-name="P1109"><text:s/>bring:One Ring to bring them all, </text:p>
      <text:p text:style-name="P1109"><text:s/>rule:One Ring to rule them all}</text:p>
      <text:p text:style-name="P324"/>
      <text:p text:style-name="P324">And of course you could just find the ones that don't have the word “One” in them:</text:p>
      <text:p text:style-name="P1109"><text:s text:c="3"/>say(mask(ring., !contains(ring., 'One')));</text:p>
      <text:p text:style-name="P1109">{bind:and in the darkness bind them}</text:p>
      <text:p text:style-name="P718"/>
      <text:p text:style-name="P717"><text:soft-page-break/>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375" text:outline-level="3"><text:bookmark-start text:name="__RefHeading___Toc674164_1332219333"/>Tail substitutions.<text:span text:style-name="T851"> </text:span><text:s/><text:bookmark-end text:name="__RefHeading___Toc674164_1332219333"/></text:h>
      <text:p text:style-name="P125">If you have <text:span text:style-name="T851">defined <text:s/></text:span>a variable, say </text:p>
      <text:p text:style-name="P125"/>
      <text:p text:style-name="P1109">k := 3;</text:p>
      <text:p text:style-name="P1109"><text:span text:style-name="T943">my_var. := </text:span><text:span text:style-name="T1069">n</text:span><text:span text:style-name="T943">(5);</text:span></text:p>
      <text:p text:style-name="P125"/>
      <text:p text:style-name="P125">and issue the following</text:p>
      <text:p text:style-name="P125"/>
      <text:p text:style-name="P1109">my_var.k := 'foo';</text:p>
      <text:p text:style-name="P125"/>
      <text:p text:style-name="P125">Then this will result in <text:span text:style-name="T557">my_var.3</text:span> being equal to the string <text:span text:style-name="T557">'foo'</text:span>. In short if the tail has a value at that point, this is used first. If not, then the tail itself as a string is used. This lets you do things like</text:p>
      <text:p text:style-name="P125"/>
      <text:p text:style-name="P1109"><text:span text:style-name="T544">i</text:span> := 0;</text:p>
      <text:p text:style-name="P1109">while[</text:p>
      <text:p text:style-name="P1109"><text:s text:c="3"/><text:span text:style-name="T544">i</text:span> &lt; 5</text:p>
      <text:p text:style-name="P1109"><text:s/>]do[</text:p>
      <text:p text:style-name="P1109"><text:s text:c="2"/><text:span text:style-name="T552">say</text:span>('the value = ' + my_var.i);</text:p>
      <text:p text:style-name="P1109"><text:s text:c="2"/><text:span text:style-name="T547">i++;</text:span></text:p>
      <text:p text:style-name="P1109">];</text:p>
      <text:p text:style-name="P125"/>
      <text:p text:style-name="P125">which prints out</text:p>
      <text:p text:style-name="P125"/>
      <text:p text:style-name="P1109">the value = 0</text:p>
      <text:p text:style-name="P1109">the value = 1</text:p>
      <text:p text:style-name="P1109">the value = 2</text:p>
      <text:p text:style-name="P1109">the value = <text:span text:style-name="T943">foo</text:span></text:p>
      <text:p text:style-name="P1109">the value = 4</text:p>
      <text:p text:style-name="P10"><text:line-break/>Moreover, substitutions happen from <text:span text:style-name="T851">right to left (!! backwards from reading order)</text:span>, so if you set</text:p>
      <text:p text:style-name="P10"/>
      <text:p text:style-name="P1105"><text:bookmark-start text:name="__DdeLink__11608_1584785695"/><text:s text:c="2"/>x := 0;</text:p>
      <text:p text:style-name="P1105">y.0 := 1;</text:p>
      <text:p text:style-name="P1105">z.1 := 2;</text:p>
      <text:p text:style-name="P1105">w.2 := 3;<text:bookmark-end text:name="__DdeLink__11608_1584785695"/></text:p>
      <text:p text:style-name="P10"><text:line-break/>Then you could reference a value like</text:p>
      <text:p text:style-name="P10"/>
      <text:p text:style-name="P1109">w.z.y.x</text:p>
      <text:p text:style-name="P10"/>
      <text:p text:style-name="P10">which would resolve to</text:p>
      <text:p text:style-name="P10"/>
      <text:p text:style-name="P1109">w.2 == w.z.y.x <text:span text:style-name="T553">== 3</text:span></text:p>
      <text:p text:style-name="P10"/>
      <text:p text:style-name="P126">This permits more readable values, <text:span text:style-name="T554">e.g. </text:span><text:span text:style-name="T653">time.manner.place</text:span><text:span text:style-name="T554"> is a perfectly fine reference</text:span>. <text:span text:style-name="T129">HOWEVER</text:span><text:span text:style-name="T407"> the stem is always the leftmost symbol. The rest are just a very compact way to index it. </text:span></text:p>
      <text:p text:style-name="P24"><text:soft-page-break/></text:p>
      <text:p text:style-name="P127"><text:span text:style-name="T407">S</text:span><text:span text:style-name="T401">o why do this? Because it allows for something very powerful: implicit looping. You can have stems do a tremendous amount of work without ever really having to access the elements. </text:span></text:p>
      <text:p text:style-name="P25"/>
      <text:p text:style-name="P131"><text:span text:style-name="T160">A Small </text:span><text:span text:style-name="T161">Example.</text:span></text:p>
      <text:p text:style-name="P48"/>
      <text:p text:style-name="P1109"><text:s text:c="2"/>a. := abs(mod(random(1000000),1000000));</text:p>
      <text:p text:style-name="P1109"><text:s text:c="2"/>a.42</text:p>
      <text:p text:style-name="P1109">769942</text:p>
      <text:p text:style-name="P26"/>
      <text:p text:style-name="P26">That's 1 million random numbers in the range of 0 to 1000000 <text:span text:style-name="T944">and we showed the 42</text:span><text:span text:style-name="T886">nd</text:span><text:span text:style-name="T944"> value just because. Here's a polynomial:</text:span></text:p>
      <text:p text:style-name="P26"/>
      <text:p text:style-name="P1109"><text:s text:c="2"/>a. := a.^2 + 3*a. -4;</text:p>
      <text:p text:style-name="P1109"><text:s text:c="2"/>a.42</text:p>
      <text:p text:style-name="P1109">592812993186<text:line-break/></text:p>
      <text:p text:style-name="P714">and if you insist, here is a check</text:p>
      <text:p text:style-name="P1109"><text:s text:c="2"/>769942^2 + 3*769942 - 4</text:p>
      <text:p text:style-name="P1109">592812993186</text:p>
      <text:p text:style-name="P714"/>
      <text:p text:style-name="P715">You may also have indices with embedded periods, so in the above example</text:p>
      <text:p text:style-name="P1106"><text:s text:c="4"/>foo:= ‘z.y.x’;</text:p>
      <text:p text:style-name="P1109"><text:span text:style-name="T1282"><text:s text:c="4"/>w.foo; </text:span><text:s text:c="2"/></text:p>
      <text:p text:style-name="P1106">3</text:p>
      <text:p text:style-name="P131"/>
      <text:p text:style-name="P128">You can then take a list of indices and simply iterate over them or whatever you need to do. This again is why keys for stems <text:span text:style-name="T1295">generally </text:span>do not allow for embedded periods.</text:p>
      <text:p text:style-name="P128"/>
      <text:p text:style-name="P129">Although you can do something like this:</text:p>
      <text:p text:style-name="P1109"><text:s text:c="2"/><text:span text:style-name="T1295">a := 2.3</text:span></text:p>
      <text:p text:style-name="P1109"><text:s text:c="2"/>q.a := 4</text:p>
      <text:p text:style-name="P1109"><text:s text:c="2"/>q.2.3 := 5</text:p>
      <text:p text:style-name="P1109"><text:s text:c="2"/>q.</text:p>
      <text:p text:style-name="P1109">{2.3:4,2:{3:5}}</text:p>
      <text:p text:style-name="P1109"><text:s text:c="2"/>q.a</text:p>
      <text:p text:style-name="P1109">4</text:p>
      <text:p text:style-name="P1109"><text:s text:c="2"/>q.2.3</text:p>
      <text:p text:style-name="P1109">5</text:p>
      <text:p text:style-name="P128"><text:s text:c="2"/></text:p>
      <text:p text:style-name="P129">where there is a decimal index, it can get confusing. </text:p>
      <text:h text:style-name="P1375" text:outline-level="3"><text:bookmark-start text:name="__RefHeading___Toc617_3277173355"/><text:span text:style-name="T423">More a</text:span><text:span text:style-name="T410">bout that trailing</text:span><text:span text:style-name="T159"> </text:span><text:span text:style-name="T410">period.</text:span><text:bookmark-end text:name="__RefHeading___Toc617_3277173355"/></text:h>
      <text:p text:style-name="P126"><text:span text:style-name="T410"><text:s/></text:span><text:span text:style-name="T407">To refer to a stem as an aggregate (everything) you must include the period. This is a perfectly fine example</text:span></text:p>
      <text:p text:style-name="P24"/>
      <text:p text:style-name="P1109"><text:s text:c="2"/>a.0 := 'foo';</text:p>
      <text:p text:style-name="P1109"><text:s text:c="2"/>a.1 := 'bar';</text:p>
      <text:p text:style-name="P1109"><text:s text:c="2"/>a.2 := 'baz';</text:p>
      <text:p text:style-name="P1109"/>
      <text:p text:style-name="P1109"><text:s text:c="2"/>a := 2; // <text:span text:style-name="T851">so this is a scalar – no period at the end</text:span></text:p>
      <text:p text:style-name="P1109"><text:soft-page-break/><text:s text:c="2"/>say(a.a);</text:p>
      <text:p text:style-name="P1109">baz</text:p>
      <text:p text:style-name="P130"/>
      <text:p text:style-name="P130">Here the s<text:span text:style-name="T851">c</text:span>alar a has value of 2 which is substituted as the tail of the stem, so the answer printed is the value of a.2. This just points out that a and a. are considered to be wholly unrelated. <text:line-break/><text:line-break/><text:span text:style-name="T1015">Note that this is </text:span><text:span text:style-name="T57">exactly </text:span><text:span text:style-name="T272">like most other programming languages (e.g. C, C++. Java). </text:span><text:span text:style-name="T273">For instance this a perfectly fine program in C:<text:line-break/></text:span></text:p>
      <text:p text:style-name="P1108">#include &lt;stdio.h&gt;</text:p>
      <text:p text:style-name="P1108">int main()</text:p>
      <text:p text:style-name="P1108">{</text:p>
      <text:p text:style-name="P1109"><text:span text:style-name="T1182"><text:s text:c="4"/></text:span><text:span text:style-name="T1134">float</text:span><text:span text:style-name="T1182"> <text:s/></text:span><text:span text:style-name="T1183">a</text:span><text:span text:style-name="T1182">[3];</text:span></text:p>
      <text:p text:style-name="P1108"><text:s text:c="4"/>float <text:s/><text:span text:style-name="T1016">a</text:span>;</text:p>
      <text:p text:style-name="P1108"><text:s text:c="4"/>//<text:span text:style-name="T36"> </text:span><text:span text:style-name="T58">bunch of stuff </text:span></text:p>
      <text:p text:style-name="P1108"/>
      <text:p text:style-name="P1108"><text:s text:c="4"/><text:span text:style-name="T1180">a[0] = a;</text:span></text:p>
      <text:p text:style-name="P1107"/>
      <text:p text:style-name="P1108"><text:s text:c="4"/>return 0;</text:p>
      <text:p text:style-name="P1108">}</text:p>
      <text:p text:style-name="P38"/>
      <text:p text:style-name="P130"><text:span text:style-name="T272"><text:s/>in which an array and a variable may have the same name and are differentiated by indexing, </text:span><text:span text:style-name="T57">e.g., a </text:span><text:span text:style-name="T272">vs. </text:span><text:span text:style-name="T57">a[].</text:span><text:span text:style-name="T272"> QDL simply has a very flexible approach </text:span><text:span text:style-name="T274">to indices</text:span><text:span text:style-name="T272">.</text:span> <text:s/><text:span text:style-name="T1017">Another way to think of stems is as “ragged arrays”, where entries may be of differing lengths per index.</text:span></text:p>
      <text:p text:style-name="P130"/>
      <text:p text:style-name="P130">You may nest stems as well, so </text:p>
      <text:p text:style-name="P130"/>
      <text:p text:style-name="P1109"><text:s text:c="2"/>a. := 3 * <text:span text:style-name="T1069">n</text:span>(5); // <text:span text:style-name="T841">count by 3's, so 0,3,6, … ,12</text:span></text:p>
      <text:p text:style-name="P1109"><text:s text:c="2"/>b. := 10 * <text:span text:style-name="T1069">n</text:span>(5);// <text:span text:style-name="T841">count by 10's so 0,10, … ,40</text:span></text:p>
      <text:p text:style-name="P1109"/>
      <text:p text:style-name="P1109">a.b. := b.;</text:p>
      <text:p text:style-name="P130"/>
      <text:p text:style-name="P130">works just fine. <text:span text:style-name="T1146">Note that unless </text:span><text:span text:style-name="T67">b</text:span><text:span text:style-name="T1146"> has been assigned a value, the index of it in </text:span><text:span text:style-name="T67">a. </text:span><text:span text:style-name="T289">is </text:span><text:span text:style-name="T67">b. </text:span><text:span text:style-name="T237">You</text:span> can access the value as</text:p>
      <text:p text:style-name="P130"/>
      <text:p text:style-name="P1109">c. := a.b.; // note the trailing . <text:span text:style-name="T908">o</text:span>n the variable c to show it is stem</text:p>
      <text:p text:style-name="P130"/>
      <text:p text:style-name="P130">but you cannot issue <text:span text:style-name="T557">a.b.3</text:span> and expect to get anything back <text:span text:style-name="T908">(</text:span><text:span text:style-name="T572">b.3 == 30</text:span><text:span text:style-name="T908"> which is not an index in </text:span><text:span text:style-name="T572">a.</text:span><text:span text:style-name="T908">) </text:span>unless you have set it explicitly. This is because, <text:span text:style-name="T842">again, it is included in the stem variable </text:span><text:span text:style-name="T573">a.</text:span><text:span text:style-name="T842"> as an entry and you must refer to it by its proper index.</text:span> <text:s/><text:span text:style-name="T860">TL;DR: Tail <text:s/>resolution happens for scalars. </text:span></text:p>
      <text:h text:style-name="Heading_20_3" text:outline-level="3"><text:bookmark-start text:name="__RefHeading___Toc674179_1332219333"/>Cavet <text:span text:style-name="T1367">on name collisions</text:span><text:bookmark-end text:name="__RefHeading___Toc674179_1332219333"/></text:h>
      <text:p text:style-name="P701"><text:span text:style-name="T1366">Since tail resolution is always in effect, </text:span><text:span text:style-name="T97">do </text:span><text:span text:style-name="T346">take care with your variable names. For instance, if you decide everything in your </text:span><text:span text:style-name="T750">X</text:span><text:span text:style-name="T346"> workspace is named </text:span><text:span text:style-name="T750">x, x.,</text:span> <text:span text:style-name="T1366">etc.</text:span> <text:span text:style-name="T346">then you may unwittingly re-use the same <text:s text:c="2"/>name, so trying to set your stem to have a key of </text:span><text:span text:style-name="T750">’x’</text:span> <text:span text:style-name="T1366">by </text:span><text:span text:style-name="T1367">setting </text:span><text:span text:style-name="T750">x.x.</text:span><text:span text:style-name="T751">0 := ...</text:span><text:span text:style-name="T750"> </text:span><text:span text:style-name="T1366">to something is going to give you an index error, </text:span><text:span text:style-name="T1367">since the middle </text:span><text:span text:style-name="T751">x. </text:span><text:span text:style-name="T1367">introduces a recursive structure (which you can do in QDL fine)</text:span><text:span text:style-name="T1366">. There are a couple of ways around this. </text:span></text:p>
      <text:p text:style-name="P701"><text:span text:style-name="T1366">1. Use literals: <text:s/></text:span><text:span text:style-name="T750">x.’x’.</text:span><text:span text:style-name="T752">0</text:span><text:span text:style-name="T750"> := …</text:span></text:p>
      <text:p text:style-name="P716">2. Use another variable: <text:span text:style-name="T738">my_x := ’x’; x.my_x.</text:span><text:span text:style-name="T752">0</text:span><text:span text:style-name="T738"> :=…</text:span></text:p>
      <text:p text:style-name="P701"><text:soft-page-break/><text:span text:style-name="T1368">3</text:span><text:span text:style-name="T1367">. Use better names. Is it really descriptive to have everything named </text:span><text:span text:style-name="T751">x </text:span><text:span text:style-name="T1367">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701"><text:span text:style-name="T1368">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52">query() </text:span><text:span text:style-name="T1368">command)</text:span><text:span text:style-name="T750"> </text:span><text:span text:style-name="T1368">and should be viewed in that light.</text:span></text:p>
      <text:p text:style-name="P701"><text:span text:style-name="T1367">Also remember that parentheses can be (and should at times) be used to direct the order of tail resolution: </text:span><text:span text:style-name="T751">x.(x).(x).(x) </text:span><text:span text:style-name="T1367">would tell QDL to use the value of </text:span><text:span text:style-name="T751">x </text:span><text:span text:style-name="T1367">for tail resolutions, not </text:span><text:span text:style-name="T751">x. </text:span><text:span text:style-name="T1367">as is the contract (when resolving tails, look for stems first, and only look for scalars if there is no</text:span></text:p>
      <text:p text:style-name="P101"/>
      <text:h text:style-name="Heading_20_3" text:outline-level="3"><text:bookmark-start text:name="__RefHeading___Toc16284_4001340964"/>The ~ <text:span text:style-name="T1504">and</text:span> <text:span text:style-name="T1195">union</text:span> operator<text:bookmark-end text:name="__RefHeading___Toc16284_4001340964"/></text:h>
      <text:p text:style-name="P452">There is a specific operator in QDL for stems <text:span text:style-name="T1504">(sets have their own operators)</text:span>, the <text:span text:style-name="T128">tilde</text:span><text:span text:style-name="T237"> or ~ operator. This concatenates stems. There is a function version of it too called </text:span><text:span text:style-name="T36">union</text:span><text:span text:style-name="T237"> (see below for more documentation). What does it do? It sticks together two stems.</text:span></text:p>
      <text:p text:style-name="Preformatted_20_Text"><text:s text:c="2"/>[1,2]~[3,4]</text:p>
      <text:p text:style-name="Preformatted_20_Text">[1,2,3,4]</text:p>
      <text:p text:style-name="Text_20_body"/>
      <text:p text:style-name="P453">In this case, the two lists <text:span text:style-name="T557">[1,2]</text:span> and <text:span text:style-name="T557">[3,4]</text:span> are assembled into a single list <text:span text:style-name="T557">[1,2,3,4]</text:span>. It will also turn scalars into a list:</text:p>
      <text:p text:style-name="Preformatted_20_Text"><text:s text:c="2"/>1~'a'~true</text:p>
      <text:p text:style-name="Preformatted_20_Text">[1,a,true]</text:p>
      <text:p text:style-name="Text_20_body"/>
      <text:p text:style-name="P453">This works with stems generally:</text:p>
      <text:p text:style-name="P932"><text:s text:c="2"/>a.b := 'foo';a.c:='bar';</text:p>
      <text:p text:style-name="P932"><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53"/>
      <text:p text:style-name="P454"><text:span text:style-name="T69">Caveat</text:span><text:span text:style-name="T291"> in the case of lists (integer indices), the list is extended. In the case of stems with non-integer values, they cannot be extrapolated, so if <text:s/>the same key is encountered, the value is overwritten.</text:span></text:p>
      <text:p text:style-name="P455"><text:span text:style-name="T291">A</text:span><text:span text:style-name="T237">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oft-page-break/><text:s/>18:1,</text:p>
      <text:p text:style-name="Preformatted_20_Text"><text:s/>19:2</text:p>
      <text:p text:style-name="Preformatted_20_Text">}</text:p>
      <text:p text:style-name="Preformatted_20_Text"><text:s text:c="2"/>union(q., [1,2])</text:p>
      <text:p text:style-name="Preformatted_20_Text">[3,1,2]</text:p>
      <text:p text:style-name="P209"/>
      <text:p text:style-name="P456"><text:span text:style-name="T237">One difference between this and the </text:span><text:span text:style-name="T36">union</text:span><text:span text:style-name="T237"> function is that the union function </text:span><text:span text:style-name="T367">reorders everything.</text:span></text:p>
      <text:p text:style-name="P732"><text:s/>named stem.)</text:p>
      <text:h text:style-name="Heading_20_2" text:outline-level="2"><text:bookmark-start text:name="__RefHeading___Toc674181_1332219333"/>Other stem expressions<text:bookmark-end text:name="__RefHeading___Toc674181_1332219333"/></text:h>
      <text:p text:style-name="P500"><text:span text:style-name="T1043">1. </text:span>You can embed expressions in the indices, <text:span text:style-name="T1217">but have to be very clear about how it should be grouped. This means parentheses are your friend.</text:span></text:p>
      <text:p text:style-name="P500"><text:s/></text:p>
      <text:p text:style-name="P968"><text:s text:c="3"/><text:span text:style-name="T1217">k:=1;</text:span></text:p>
      <text:p text:style-name="Preformatted_20_Text"><text:s text:c="3"/>[i(5),i(4)].k</text:p>
      <text:p text:style-name="P68"/>
      <text:p text:style-name="P69">would return</text:p>
      <text:p text:style-name="P69"><text:s/></text:p>
      <text:p text:style-name="Preformatted_20_Text">[0,1,2,3]</text:p>
      <text:p text:style-name="Text_20_body"/>
      <text:p text:style-name="P576"><text:span text:style-name="T266">Y</text:span><text:span text:style-name="T305">ou must, however, be careful. Since the . </text:span><text:span text:style-name="T337">the child-</text:span><text:span text:style-name="T339">o</text:span><text:span text:style-name="T337">f operator, so </text:span><text:span text:style-name="T305"><text:s/>things between dots a</text:span><text:span text:style-name="T339">re</text:span><text:span text:style-name="T305"> arguments to this operator. </text:span><text:span text:style-name="T347">(Note well that “child of” works in English if you read stems from right to left.)</text:span><text:span text:style-name="T305"> </text:span></text:p>
      <text:p text:style-name="P575"><text:span text:style-name="T305">T</text:span><text:span text:style-name="T237">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12">and </text:span><text:span text:style-name="T19">c</text:span><text:span text:style-name="T212"> will be tried as stems and if there are no such stems, then their scalar values will be used. If there are no such values, the value of the argument is simply returned. Let us say that you had both variables </text:span><text:span text:style-name="T19">b.</text:span><text:span text:style-name="T212"> and </text:span><text:span text:style-name="T19">b</text:span><text:span text:style-name="T212"> in the workspace and you really wanted to force that the scalar be used. Simply put it in parentheses (so it is evaluated first):</text:span></text:p>
      <text:p text:style-name="Preformatted_20_Text">a.(b).c.d</text:p>
      <text:p text:style-name="P30"/>
      <text:p text:style-name="P70"><text:span text:style-name="T306">You can </text:span><text:span text:style-name="T307">also </text:span><text:span text:style-name="T306">set </text:span><text:span text:style-name="T307">expressions</text:span><text:span text:style-name="T306"> to a value. </text:span><text:span text:style-name="T308">So you can do something like this</text:span></text:p>
      <text:p text:style-name="P29"/>
      <text:p text:style-name="P969"><text:s text:c="4"/>a. := [-<text:span text:style-name="T1069">n</text:span>(5), <text:span text:style-name="T1069">n</text:span>(6)^2];</text:p>
      <text:p text:style-name="P969"><text:s text:c="4"/>f()-<text:span text:style-name="T1369">&gt; </text:span>a.;</text:p>
      <text:p text:style-name="P969"><text:s text:c="4"/><text:span text:style-name="T1218">f().</text:span><text:span text:style-name="T1347">i</text:span><text:span text:style-name="T1218">(1).</text:span><text:span text:style-name="T1347">i</text:span><text:span text:style-name="T1218">(2) := 100;</text:span></text:p>
      <text:p text:style-name="P969"><text:s text:c="4"/><text:span text:style-name="T1218">f();</text:span></text:p>
      <text:p text:style-name="P970">[[0,-1,-2,-3,-4],[0,1,100,4,9,25]]</text:p>
      <text:p text:style-name="P29"/>
      <text:p text:style-name="P71"><text:span text:style-name="T338">(Of course, </text:span><text:span text:style-name="T536">i(x)</text:span><text:span text:style-name="T466"> is the identity function which just hands back</text:span><text:span text:style-name="T536"> x.</text:span><text:span text:style-name="T466"> </text:span><text:span text:style-name="T237">Of course, this is slightly contrived to have </text:span><text:span text:style-name="T522">f() </text:span><text:span text:style-name="T401">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text:soft-page-break/></text:p>
      <text:p text:style-name="P501">is certainly legal and works, but read what <text:span text:style-name="T1344">i</text:span>t did: It parsed a uri and in that result set a single value to <text:span text:style-name="T3">foo</text:span><text:span text:style-name="T182">. If the intent was to replace the </text:span><text:span text:style-name="T3">path</text:span><text:span text:style-name="T182">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971"><text:s text:c="3"/><text:span text:style-name="T1219">a.path := 'foo';</text:span></text:p>
      <text:p text:style-name="P31"><text:s/></text:p>
      <text:p text:style-name="P72"><text:span text:style-name="T237">Now </text:span><text:span text:style-name="T522">a.</text:span><text:span text:style-name="T237"> has in it what you want.</text:span></text:p>
      <text:p text:style-name="P32"/>
      <text:p text:style-name="P51">2. Recursion works but don't try to print.</text:p>
      <text:p text:style-name="P51"/>
      <text:p text:style-name="P51">You may certainly make a stem refer to itself:</text:p>
      <text:p text:style-name="P51"/>
      <text:p text:style-name="Preformatted_20_Text"><text:s text:c="4"/>a. := <text:span text:style-name="T1075">[;</text:span>5<text:span text:style-name="T1348">]</text:span>;</text:p>
      <text:p text:style-name="Preformatted_20_Text"><text:s text:c="4"/>a.b. := a.; <text:s/></text:p>
      <text:p text:style-name="Preformatted_20_Text"><text:s text:c="4"/><text:span text:style-name="T1043">say(a.b.2);</text:span></text:p>
      <text:p text:style-name="P925">2</text:p>
      <text:p text:style-name="P51"><text:s/></text:p>
      <text:p text:style-name="P51"><text:span text:style-name="T401">You can access elements directly as you wish though avoid tail resolution unless you – like any other recursive structure – have a well thought out plan to access things. </text:span><text:span text:style-name="T424">In the above example, </text:span><text:span text:style-name="T724">a.b.2</text:span><text:span text:style-name="T424"> is defined so there is no tail resolution needed. </text:span><text:span text:style-name="T401"><text:s/></text:span><text:span text:style-name="T128">But </text:span><text:span text:style-name="T401">do not try to print it because if you do you will get </text:span><text:s/><text:line-break/></text:p>
      <text:p text:style-name="Preformatted_20_Text"><text:s text:c="4"/><text:span text:style-name="T1043">say(</text:span>a.<text:span text:style-name="T1043">);</text:span></text:p>
      <text:p text:style-name="Preformatted_20_Text"><text:span text:style-name="T1044">E</text:span>rror: recursive overflow at index 'b.'</text:p>
      <text:p text:style-name="P132"/>
      <text:h text:style-name="P1359"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72">Index lists</text:span><text:bookmark-end text:name="__RefHeading___Toc19135_1203596395"/></text:h>
      <text:p text:style-name="P590"><text:span text:style-name="T1371">You may use stems as indices too. </text:span><text:span text:style-name="T1372">An example should suffice</text:span></text:p>
      <text:p text:style-name="Preformatted_20_Text"><text:s text:c="2"/>a. := {'p':'x', 'q':'y', 'r':5, 's':[2,4,6], 't':{'m':true,'n':345.345}};</text:p>
      <text:p text:style-name="Preformatted_20_Text"><text:s text:c="2"/>a.s.0 == <text:s text:c="2"/>a.['s',0]</text:p>
      <text:p text:style-name="Preformatted_20_Text">true</text:p>
      <text:p text:style-name="P591"/>
      <text:p text:style-name="P590"><text:span text:style-name="T1372">If a list is used as an index on a stem, then it is referred to as an </text:span><text:span text:style-name="T144">index </text:span><text:span text:style-name="T479">list </text:span><text:span text:style-name="T493">or a </text:span><text:span text:style-name="T147">multi-index</text:span><text:span text:style-name="T479">. In</text:span><text:span text:style-name="T1372"> other words </text:span><text:span text:style-name="T683">a.x.y. … z == a.[x,y, … ,z].</text:span><text:span text:style-name="T1372"> Why? Because you can then create index lists dynamically. Using the . notation is great if you know the structure of the stem already, but if, for instance you have done a </text:span><text:span text:style-name="T222"><text:s/></text:span><text:span text:style-name="T683">query()</text:span><text:span text:style-name="T222"> command to an unknown stem and now have a collection of </text:span><text:span text:style-name="T228">multi-indices</text:span><text:span text:style-name="T222">, you can access the elements. </text:span><text:span text:style-name="T228">A great utility is </text:span><text:span text:style-name="T784">m_ind</text:span><text:span text:style-name="T785">ices</text:span><text:span text:style-name="T228"> in the extensions, if you have loaded them.</text:span></text:p>
      <text:p text:style-name="P179">Caveat<text:span text:style-name="T401">. In normal stem resolution, every stem is resolved to indices on its right. Let’s say you wanted to access </text:span></text:p>
      <text:p text:style-name="Preformatted_20_Text"><text:soft-page-break/>a.4.3.2.1</text:p>
      <text:p text:style-name="P592"/>
      <text:p text:style-name="P592">using a list index. If you enter</text:p>
      <text:p text:style-name="P1017">a.[4,3,2].1 </text:p>
      <text:p text:style-name="P103"/>
      <text:p text:style-name="P103">this resolves as </text:p>
      <text:p text:style-name="P103"/>
      <text:p text:style-name="P1017">a.3</text:p>
      <text:p text:style-name="Standard"/>
      <text:p text:style-name="P103">since </text:p>
      <text:p text:style-name="P103"/>
      <text:p text:style-name="P1018">[4,3,2].1 == 3</text:p>
      <text:p text:style-name="Standard"/>
      <text:p text:style-name="P103">Other ways to write this are</text:p>
      <text:p text:style-name="P103"/>
      <text:p text:style-name="P1018">(a.[4,3,2]).1 == a.([4,3,2]~1)</text:p>
      <text:p text:style-name="Text_20_body"/>
      <text:p text:style-name="P728"><text:span text:style-name="T1463">Various functions either take multi-indices as their arguments (such as </text:span><text:span text:style-name="T622">remap</text:span><text:span text:style-name="T1463">) or produce them as their results (such as </text:span><text:span text:style-name="T622">indices</text:span><text:span text:style-name="T1463">).</text:span></text:p>
      <text:h text:style-name="P1375" text:outline-level="3"><text:bookmark-start text:name="__RefHeading___Toc674185_1332219333"/><text:span text:style-name="T1558">The </text:span><text:span text:style-name="T1197">extraction</text:span><text:span text:style-name="T1558"> operator</text:span><text:bookmark-end text:name="__RefHeading___Toc674185_1332219333"/></text:h>
      <text:p text:style-name="P731"><text:span text:style-name="T1558">A common scenario is to have a large and very complex stem (for instance, writing a web application and getting some monstrous JSON object that you have turned in to <text:s/>a stem). The </text:span><text:span text:style-name="T153">extraction</text:span><text:span text:style-name="T151"> operator</text:span><text:span text:style-name="T154">s</text:span><text:span text:style-name="T178">,</text:span><text:span text:style-name="T151"> </text:span><text:span text:style-name="T699">\</text:span><text:span text:style-name="T786">,</text:span><text:span text:style-name="T699"> </text:span><text:span text:style-name="T700">\!, </text:span><text:span text:style-name="T699">\</text:span><text:span text:style-name="T698">&gt;</text:span><text:span text:style-name="T786">,</text:span><text:span text:style-name="T699"> </text:span><text:span text:style-name="T700">\!</text:span><text:span text:style-name="T698">&gt;</text:span><text:span text:style-name="T231"> </text:span>allow you to <text:span text:style-name="T1558">specify which elements to take from a given dimension to form another stem.</text:span></text:p>
      <text:p text:style-name="P1239">Motivational Example</text:p>
      <text:p text:style-name="P729">Let us say that you got that JSON object and that it’s structure looks like this:</text:p>
      <text:p text:style-name="P398">web.content.server.clients.i.transactions.j</text:p>
      <text:p text:style-name="Text_20_body"><text:span text:style-name="T1559">So that in reality, </text:span><text:span text:style-name="T114">i </text:span><text:span text:style-name="T379">and </text:span><text:span text:style-name="T114">j </text:span><text:span text:style-name="T1559">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910">'</text:span>content<text:span text:style-name="T910">'</text:span>\<text:span text:style-name="T910">'</text:span>server<text:span text:style-name="T910">'</text:span>\<text:span text:style-name="T910">'</text:span>clients<text:span text:style-name="T910">'</text:span>\*\<text:span text:style-name="T910">'</text:span>transactions<text:span text:style-name="T910">'</text:span>\0\<text:span text:style-name="T910">'</text:span>uuid<text:span text:style-name="T910">'</text:span></text:p>
      <text:p text:style-name="Preformatted_20_Text"><text:s text:c="3"/><text:span text:style-name="T1559">a.</text:span></text:p>
      <text:p text:style-name="Preformatted_20_Text"><text:span text:style-name="T1559">[</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59">]</text:span></text:p>
      </text:section>
      <text:p text:style-name="P1116"/>
      <text:p text:style-name="P729"/>
      <text:p text:style-name="P730"><text:soft-page-break/><text:span text:style-name="T1559">The result is a simple list of the uuids, </text:span><text:span text:style-name="T1560">one per client</text:span><text:span text:style-name="T1559">. The constants are omitted from the final result. * means to take everything in that dimension (here </text:span><text:span text:style-name="T1560">clients has </text:span><text:span text:style-name="T1559">5 elements). The 0 means to take only the zero-th transaction. </text:span></text:p>
      <text:p text:style-name="P729">You may use \ or \! the difference is that ! indicated preserving the indices as they are, otherwise for integers, they are automatically renumbered. This allows you to extract a substem with the indices intact <text:span text:style-name="T1570">if that is needed</text:span>.</text:p>
      <text:p text:style-name="Preformatted_20_Text"><text:s text:c="3"/>b. := n(4,5,[;20])</text:p>
      <text:p text:style-name="Preformatted_20_Text"><text:s text:c="3"/>b\![1,3]\![<text:span text:style-name="T1559">2, </text:span>0]</text:p>
      <text:p text:style-name="Preformatted_20_Text">{1:{0:5, 2:7}, 3:{0:15, 2:17}}</text:p>
      <text:p text:style-name="P729"/>
      <text:p text:style-name="P729">Note that the the result <text:span text:style-name="T1560">has the same indices as a., it is just a substem. So </text:span><text:span text:style-name="T635">a.1.2 == b.1.2</text:span><text:span text:style-name="T1560">, etc.</text:span></text:p>
      <text:p text:style-name="P1115"><text:s text:c="3"/>b\[1,3]\[2, 0]</text:p>
      <text:p text:style-name="P1115">[[7,5],[17,15]]</text:p>
      <text:p text:style-name="Standard"/>
      <text:p text:style-name="P138">Do note one other thing: The order of the last dimension was swapped, which in this case means that the substem has re-ordered the elements. In the strict case no re-ordering can occur since the indices are not altered. </text:p>
      <text:p text:style-name="P138"/>
      <text:p text:style-name="Preformatted_20_Text"><text:s text:c="2"/>b\[1]\[1,3]</text:p>
      <text:p text:style-name="Preformatted_20_Text">[[6,8]]</text:p>
      <text:p text:style-name="P138"/>
      <text:p text:style-name="P138">Since the value of 1 is a list, the result has that dimension, so it is a 1x2 stem.</text:p>
      <text:h text:style-name="P1376" text:outline-level="3"><text:bookmark-start text:name="__RefHeading___Toc63800_779238116"/>Creating extractions on the fly with \&gt;, \&gt;! and star()<text:bookmark-end text:name="__RefHeading___Toc63800_779238116"/></text:h>
      <text:p text:style-name="P733">You may also create a list of indices and tell QDL to interpret each element separately using <text:s/>\&gt;. The &gt; in effect tells QDL to distribute the \ to each element. So our above example could be written</text:p>
      <text:p text:style-name="Preformatted_20_Text"><text:span text:style-name="T1566">a. := web\&gt;[</text:span><text:span text:style-name="T910">'</text:span><text:span text:style-name="T1566">content</text:span><text:span text:style-name="T910">','</text:span><text:span text:style-name="T1566">server</text:span><text:span text:style-name="T910">','</text:span><text:span text:style-name="T1566">clients</text:span><text:span text:style-name="T910">',</text:span><text:span text:style-name="T1566">star(),</text:span><text:span text:style-name="T910">'</text:span><text:span text:style-name="T1566">transactions</text:span><text:span text:style-name="T910">',</text:span><text:span text:style-name="T1566">0,</text:span><text:span text:style-name="T910">'</text:span><text:span text:style-name="T1566">uuid</text:span><text:span text:style-name="T910">'</text:span><text:span text:style-name="T1566">] </text:span></text:p>
      <text:p text:style-name="P138"/>
      <text:p text:style-name="P139">Note that * may be replaced in extraction with the function star(). You may also use it in expressions like</text:p>
      <text:p text:style-name="Preformatted_20_Text"><text:s text:c="3"/>a\*</text:p>
      <text:p text:style-name="Preformatted_20_Text"><text:s text:c="3"/>a\star()</text:p>
      <text:p text:style-name="P140"/>
      <text:p text:style-name="Heading">Note<text:span text:style-name="T1560">s</text:span></text:p>
      <text:list xml:id="list327630412" text:style-name="L7">
        <text:list-item>
          <text:p text:style-name="P1496"><text:span text:style-name="T652">\!*</text:span> is legal, but has no effect since all indices are taken</text:p>
        </text:list-item>
        <text:list-item>
          <text:p text:style-name="P1496"><text:span text:style-name="T652">\!</text:span><text:span text:style-name="T790">scalar</text:span> has no effect since scalars are never returned in the final result</text:p>
        </text:list-item>
        <text:list-item>
          <text:p text:style-name="P1496"><text:span text:style-name="T652">\![</text:span><text:span text:style-name="T790">scalar</text:span><text:span text:style-name="T652">]</text:span> is trivial and equivalent to <text:span text:style-name="T652">\[</text:span><text:span text:style-name="T790">scalar</text:span><text:span text:style-name="T652">]</text:span> since there is only one element.</text:p>
        </text:list-item>
        <text:list-item>
          <text:p text:style-name="P1497"><text:span text:style-name="T652">\!</text:span><text:span text:style-name="T698">&gt;, \&gt;</text:span> applies to every member of the list. <text:span text:style-name="T1571">Note that elements of lists must all be defined, since lists are evaluated first, then handed over to the operator.</text:span> </text:p>
        </text:list-item>
        <text:list-item>
          <text:p text:style-name="P1493"><text:span text:style-name="T1562">substems are </text:span><text:span text:style-name="T1565">extracted from </text:span><text:span text:style-name="T1562">the original, </text:span><text:span text:style-name="T1565">meaning the values are copied, </text:span><text:span text:style-name="T1562">so changing values in the substem does not effect the original stem.</text:span></text:p>
        </text:list-item>
        <text:list-item>
          <text:p text:style-name="P1498"><text:soft-page-break/>Sets may also be used <text:span text:style-name="T1567">as arguments</text:span>. However, since there is no guarantee of order set elements, using strict mode may still not be strict. If you want order, impose it.</text:p>
        </text:list-item>
        <text:list-item>
          <text:p text:style-name="P1494"><text:span text:style-name="T1563">Just like the reference operator . </text:span><text:span text:style-name="T1564">(dot) </text:span><text:span text:style-name="T1563">you may use variable names which will helpfully be replace the name as its value</text:span><text:span text:style-name="T152"> if</text:span><text:span text:style-name="T509"> that variable has not been defined. So </text:span><text:span text:style-name="T768">a\p\* == a\'p'\*</text:span><text:span text:style-name="T509"> if and only if </text:span><text:span text:style-name="T737">p</text:span><text:span text:style-name="T509"> has not been defined, otherwise the value of the variable </text:span><text:span text:style-name="T737">p </text:span><text:span text:style-name="T509"><text:s/>will be used. As with stems generally, it is certainly convenient, but one should stick with constants where there are constant. </text:span></text:p>
        </text:list-item>
        <text:list-item>
          <text:p text:style-name="P1499"><text:span text:style-name="T509">Y</text:span><text:span text:style-name="T401">ou may also use the full reference to a stem with or without the dot, </text:span><text:span text:style-name="T723">a.\p</text:span><text:span text:style-name="T401"> and </text:span><text:span text:style-name="T723">a\p</text:span><text:span text:style-name="T401"> are the same</text:span></text:p>
        </text:list-item>
        <text:list-item>
          <text:p text:style-name="P1495"><text:span text:style-name="T510">Missing indices are fine – they just won’t have values associated with them. <text:s/>So if you enter <text:line-break/></text:span><text:span text:style-name="T769">b\[1,37]\*</text:span><text:span text:style-name="T510"><text:line-break/>and there is no index 37, there will not be an error. </text:span><text:span text:style-name="T511">This allows you to work with very sparse/ragged stems without having to check for conformability. Ask for everything, see what is actually there.</text:span></text:p>
        </text:list-item>
        <text:list-item>
          <text:p text:style-name="P1482">Responses are stems, scalars (if all the indices are scalars) or null (if no elements of any sort were found for scalars, empty stem if some of the indices are lists).</text:p>
        </text:list-item>
      </text:list>
      <text:p text:style-name="P138"/>
      <text:h text:style-name="Heading_20_1" text:outline-level="1"><text:bookmark-start text:name="__RefHeading___Toc484_3277173355"/>The environment and the lifecycle of variables.<text:bookmark-end text:name="__RefHeading___Toc484_3277173355"/></text:h>
      <text:p text:style-name="P43">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909">Modules are completely self-contained.</text:span></text:p>
      <text:p text:style-name="P43"/>
      <text:p text:style-name="P44">So what if you need to have <text:s/>variable defined and accessible outside a block but need to set the value inside one, like</text:p>
      <text:p text:style-name="P44"/>
      <text:p text:style-name="P1132"><text:s text:c="2"/>if [ /<text:span text:style-name="T36">* </text:span><text:span text:style-name="T237">nasty conditions </text:span><text:span text:style-name="T36">*/</text:span>]</text:p>
      <text:p text:style-name="P1132">then [a := 'foo';]</text:p>
      <text:p text:style-name="P1132">else [<text:span text:style-name="T910">a := 'bar';];</text:span></text:p>
      <text:p text:style-name="Preformatted_20_Text"><text:s/>// <text:span text:style-name="T910">trying to use a will result in errors</text:span></text:p>
      <text:p text:style-name="P44"><text:line-break/>What you can do is set the value to <text:span text:style-name="T557">null </text:span><text:span text:style-name="T808">outside the block. So do this.</text:span></text:p>
      <text:p text:style-name="P50"/>
      <text:p text:style-name="Preformatted_20_Text"><text:span text:style-name="T910">a</text:span> := null;</text:p>
      <text:p text:style-name="Preformatted_20_Text">// same code as above</text:p>
      <text:p text:style-name="P6"/>
      <text:p text:style-name="P44">No<text:span text:style-name="T939">w</text:span> attempts to use the variable will work properly. You may also check if the value has been set by checking if it is null:</text:p>
      <text:p text:style-name="P44"/>
      <text:p text:style-name="P1131"><text:s text:c="2"/>if [a != null]</text:p>
      <text:p text:style-name="P1131">then [ /<text:span text:style-name="T36">* </text:span>lots of stuff *<text:span text:style-name="T119">/ </text:span><text:span text:style-name="T910">];</text:span></text:p>
      <text:h text:style-name="P1360" text:outline-level="2"><text:bookmark-start text:name="__RefHeading___Toc6245_2030604819"/><text:soft-page-break/>Visibility during function evaluation<text:bookmark-end text:name="__RefHeading___Toc6245_2030604819"/></text:h>
      <text:p text:style-name="P574">Generally functions inherit the values of their parent state, but they do not inherit imported symbols. <text:s/>Following <text:span text:style-name="T952">Leibnitz’'</text:span>lead, a function is to relate <text:span text:style-name="T36">cause</text:span> (the inputs) to <text:span text:style-name="T36">effect </text:span>(the output). Therefore, functions should have their values passed to them and not draw them in willy-nilly <text:span text:style-name="T45">e.g.</text:span><text:span text:style-name="T257"> as global values</text:span>. You may, of course, just import modules in the body of the function or pass the values in as arguments. <text:s/><text:span text:style-name="T1346">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48">is_defined(</text:span>a<text:span text:style-name="T1348">)</text:span></text:p>
      <text:p text:style-name="P939">false</text:p>
      <text:p text:style-name="Text_20_body"/>
      <text:p text:style-name="P575">The value of <text:span text:style-name="T3">a </text:span><text:span text:style-name="T182">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86">There are <text:span text:style-name="T1355">6</text:span> basic control structures. All of them are delimited with brackets []. </text:p>
      <text:list xml:id="list4234065141" text:style-name="L8">
        <text:list-item>
          <text:p text:style-name="P1501">The basic conditional of <text:line-break/><text:span text:style-name="T652">if[</text:span><text:span text:style-name="T557"> </text:span><text:span text:style-name="T787">condition</text:span><text:span text:style-name="T557"> </text:span><text:span text:style-name="T652">]then[</text:span><text:span text:style-name="T557"> . . . </text:span><text:span text:style-name="T652">]else</text:span><text:span text:style-name="T656">[</text:span><text:span text:style-name="T565"> . . . </text:span><text:span text:style-name="T656">]</text:span><text:span text:style-name="T557">;</text:span> <text:line-break/>Note that the else clause is optional.</text:p>
        </text:list-item>
        <text:list-item>
          <text:p text:style-name="P1501">Switch statements (which are lists of conditionals) of <text:line-break/><text:span text:style-name="T657">switch</text:span><text:span text:style-name="T652">[</text:span><text:span text:style-name="T557"> ... </text:span><text:span text:style-name="T652">]</text:span></text:p>
        </text:list-item>
        <text:list-item>
          <text:p text:style-name="P1502"><text:span text:style-name="T658">t</text:span><text:span text:style-name="T652">ry</text:span><text:span text:style-name="T658">[</text:span><text:span text:style-name="T566"> . . .</text:span><text:span text:style-name="T658">]</text:span><text:span text:style-name="T652">catch</text:span><text:span text:style-name="T658">[</text:span><text:span text:style-name="T566"> . . .</text:span><text:span text:style-name="T658">]</text:span><text:span text:style-name="T566">;</text:span> for error handling</text:p>
        </text:list-item>
        <text:list-item>
          <text:p text:style-name="P1501">Looping construct <text:span text:style-name="T652">while[</text:span><text:span text:style-name="T557"> </text:span><text:span text:style-name="T787">condition </text:span><text:span text:style-name="T652">]do[ </text:span><text:span text:style-name="T775">. . .</text:span><text:span text:style-name="T557"> </text:span><text:span text:style-name="T652">]</text:span><text:span text:style-name="T557">;</text:span></text:p>
        </text:list-item>
        <text:list-item>
          <text:p text:style-name="P1500">Assertion construct<text:span text:style-name="T587"> </text:span><text:span text:style-name="T662">assert</text:span><text:span text:style-name="T663">[</text:span><text:span text:style-name="T662"> </text:span><text:span text:style-name="T791">boolean </text:span><text:span text:style-name="T792">][</text:span><text:span text:style-name="T791"> expression</text:span><text:span text:style-name="T792">]</text:span><text:span text:style-name="T791">; </text:span><text:span text:style-name="T1333">or its </text:span><text:span text:style-name="T1598">alternate <text:line-break/></text:span><text:span text:style-name="T704">⊨ boolean : expression;</text:span></text:p>
        </text:list-item>
        <text:list-item>
          <text:p text:style-name="P1503">Block: <text:span text:style-name="T652">block</text:span><text:span text:style-name="T668">[</text:span><text:span text:style-name="T589"> ... </text:span><text:span text:style-name="T668">]</text:span></text:p>
        </text:list-item>
      </text:list>
      <text:h text:style-name="P1361" text:outline-level="2"><text:bookmark-start text:name="__RefHeading___Toc637_3277173355"/>The if..then..else statement<text:bookmark-end text:name="__RefHeading___Toc637_3277173355"/></text:h>
      <text:p text:style-name="P293">The basic format is</text:p>
      <text:p text:style-name="P1137"><text:s text:c="2"/>if [condition]</text:p>
      <text:p text:style-name="P1137">then [/*statememts*/]</text:p>
      <text:p text:style-name="P1137"><text:span text:style-name="T855">else [</text:span>/* <text:span text:style-name="T855">more statements*/]</text:span>;</text:p>
      <text:p text:style-name="P560"><text:span text:style-name="T939"><text:line-break/></text:span><text:span text:style-name="T1320">Note that</text:span><text:span text:style-name="T939"> </text:span><text:span text:style-name="T655">then</text:span><text:span text:style-name="T939"> </text:span><text:span text:style-name="T1320">is optional, but </text:span><text:span text:style-name="T661">else</text:span><text:span text:style-name="T655"> </text:span>is not<text:span text:style-name="T939">.</text:span><text:span text:style-name="T855"> And of course, a simple example is in order:</text:span></text:p>
      <text:p text:style-name="P866">j :=5;</text:p>
      <text:p text:style-name="P1137"><text:s text:c="3"/>if [j &lt;5 || 5 &lt; j]</text:p>
      <text:p text:style-name="P1137"><text:s/><text:span text:style-name="T1596">then </text:span>[</text:p>
      <text:p text:style-name="P866"><text:soft-page-break/><text:s text:c="6"/>say(j + ' is not 5');</text:p>
      <text:p text:style-name="P1137"><text:s text:c="6"/>]</text:p>
      <text:p text:style-name="P1137"><text:s/>else [</text:p>
      <text:p text:style-name="P866"><text:s text:c="6"/>say('j is ' + j);</text:p>
      <text:p text:style-name="P866"><text:s text:c="6"/>];</text:p>
      <text:p text:style-name="P866"/>
      <text:p text:style-name="P866">j is 5</text:p>
      <text:p text:style-name="Standard"/>
      <text:p text:style-name="P141">Note that you can format these any which way you want. I just think it is more readable this way.</text:p>
      <text:h text:style-name="P1362" text:outline-level="2"><text:bookmark-start text:name="__RefHeading___Toc591_3277173355"/>The switch stat<text:span text:style-name="T833">e</text:span>ment<text:bookmark-end text:name="__RefHeading___Toc591_3277173355"/></text:h>
      <text:p text:style-name="P279">Branched decision-making is a basic construction for most languages. In the case of QDL, there is the <text:span text:style-name="T557">switch[];</text:span> construct. The basic format is</text:p>
      <text:p text:style-name="P866">switch[</text:p>
      <text:p text:style-name="P866"><text:s text:c="5"/>if[condition1]then[body1];</text:p>
      <text:p text:style-name="P866"><text:s text:c="5"/>if[condition<text:span text:style-name="T833">2</text:span>]then[body<text:span text:style-name="T833">2</text:span>];</text:p>
      <text:p text:style-name="P866"><text:s text:c="5"/>if[condition<text:span text:style-name="T833">3</text:span>]then[body<text:span text:style-name="T833">3</text:span>];</text:p>
      <text:p text:style-name="P866"><text:s text:c="5"/>//… <text:span text:style-name="T833">arbitrarily many</text:span></text:p>
      <text:p text:style-name="P866"><text:s text:c="5"/><text:span text:style-name="T1508">if[true][body]; // default case</text:span></text:p>
      <text:p text:style-name="P866"><text:s text:c="3"/>];</text:p>
      <text:p text:style-name="P866"/>
      <text:p text:style-name="P279">The execution is each condition is checked and as soon as one returns <text:span text:style-name="T36">true</text:span><text:span text:style-name="T237"> that body is executed and the construct returns.</text:span></text:p>
      <text:p text:style-name="P1194">Examples</text:p>
      <text:p text:style-name="P234">An example of a switch statement might be</text:p>
      <text:p text:style-name="P866"><text:s text:c="4"/><text:span text:style-name="T853">i := 11;</text:span></text:p>
      <text:p text:style-name="P866"><text:s text:c="4"/>switch[</text:p>
      <text:p text:style-name="P866"><text:s text:c="7"/>if[i&lt;5][var.foo := 'bar';];</text:p>
      <text:p text:style-name="P866"><text:s text:c="7"/>if[5=i][var.foo := 'fnord';];</text:p>
      <text:p text:style-name="P866"><text:s text:c="7"/>if[5&lt;i][var.foo := '<text:span text:style-name="T833">blarf</text:span>';];</text:p>
      <text:p text:style-name="P866"><text:s text:c="4"/>];</text:p>
      <text:p text:style-name="P866"><text:s text:c="4"/>say(var.foo);</text:p>
      <text:p text:style-name="P866">blarf</text:p>
      <text:p text:style-name="P292"/>
      <text:p text:style-name="P236"><text:span text:style-name="T1597">(Optional then keyword omitted.) </text:span>Note that the elements of the switch statement are <text:span text:style-name="T652">if..then</text:span> blocks (including final semicolon). No else clauses will be accepted. <text:s/>Whitespace aside of strings, of course, is ignored.</text:p>
      <text:p text:style-name="Heading">Example: <text:span text:style-name="T1381">Setting a default case</text:span></text:p>
      <text:p text:style-name="P601"><text:span text:style-name="T1382">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52">true</text:span><text:span text:style-name="T775">:</text:span></text:p>
      <text:p text:style-name="P1024"><text:s text:c="4"/><text:span text:style-name="T853">i := 11;</text:span></text:p>
      <text:p text:style-name="P1024"><text:s text:c="4"/>switch[</text:p>
      <text:p text:style-name="P1024"><text:s text:c="7"/>if[<text:span text:style-name="T1509">5&lt;</text:span>i&lt;<text:span text:style-name="T1509">8</text:span>][var.foo := 'bar';];</text:p>
      <text:p text:style-name="P1024"><text:soft-page-break/><text:s text:c="7"/>if <text:s/>[5=i][var.foo := 'fnord';];</text:p>
      <text:p text:style-name="P1024"><text:s text:c="7"/>if[<text:span text:style-name="T1509">2</text:span>&lt;<text:span text:style-name="T1381">i</text:span><text:span text:style-name="T1103">&lt;5</text:span>][var.foo := '<text:span text:style-name="T833">blarf</text:span>';];</text:p>
      <text:p text:style-name="P1024"><text:s text:c="7"/>if [<text:span text:style-name="T1077">true</text:span>][var.foo := '<text:span text:style-name="T1077">woof</text:span>';];</text:p>
      <text:p text:style-name="P1024"><text:s text:c="4"/>];</text:p>
      <text:p text:style-name="P1024"><text:s text:c="4"/>say(var.foo);</text:p>
      <text:p text:style-name="Preformatted_20_Text">woof</text:p>
      <text:p text:style-name="Text_20_body"/>
      <text:p text:style-name="P602">Since none of the other cases apply, it falls through to the last. </text:p>
      <text:h text:style-name="P1363" text:outline-level="2"><text:bookmark-start text:name="__RefHeading___Toc639_3277173355"/>Error handling<text:bookmark-end text:name="__RefHeading___Toc639_3277173355"/></text:h>
      <text:p text:style-name="P282">There is a <text:span text:style-name="T687">t</text:span><text:span text:style-name="T688">ry … catch </text:span>block construction. <text:span text:style-name="T856">Its format is</text:span></text:p>
      <text:p text:style-name="P866">try[</text:p>
      <text:p text:style-name="P866"><text:s text:c="2"/>// statements;</text:p>
      <text:p text:style-name="P866"><text:s/>]catch[</text:p>
      <text:p text:style-name="P866"><text:s text:c="2"/>// statements;</text:p>
      <text:p text:style-name="P866">];</text:p>
      <text:p text:style-name="P280"/>
      <text:p text:style-name="P282">You enclose statements in a try block and call <text:span text:style-name="T688">raise_error</text:span><text:span text:style-name="T36"> </text:span>if there is an exceptional case. Note that unlike many languages, all exception are fail-fast, so there is no way to hop back at the point of the error and resume processing. <text:s/><text:span text:style-name="T856">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03"><text:line-break/>So the way these work is if a certain condition is met, you call the <text:span text:style-name="T688">raise_error</text:span> function with a message and optional numeric value. These are available in the catch block so you can figure out which error was raised and deal with it. <text:span text:style-name="T857">Not much else to them.</text:span></text:p>
      <text:p text:style-name="P689"><text:span text:style-name="T1507">There </text:span><text:span text:style-name="T1506">are</text:span><text:span text:style-name="T106"> </text:span><text:span text:style-name="T370">two</text:span><text:span text:style-name="T369"> reserved error code</text:span><text:span text:style-name="T370">s. For an assertion (see the entry for the assert keyword) the code is -2. For every other system error</text:span><text:span text:style-name="T369"> the is </text:span><text:span text:style-name="T269">value </text:span><text:span text:style-name="T369"><text:s/></text:span><text:span text:style-name="T755">-</text:span><text:span text:style-name="T756">1</text:span><text:span text:style-name="T369">. Thi</text:span><text:span text:style-name="T370">s</text:span><text:span text:style-name="T369"> </text:span><text:span text:style-name="T370">last value is </text:span><text:span text:style-name="T369">issued by the system if there is an internal error during processing. <text:s/></text:span><text:span text:style-name="T268">The message is intended to be helpful at this point, but may also not be (since it is being propagated from some other component). <text:s/></text:span></text:p>
      <text:p text:style-name="Heading"><text:span text:style-name="T268">E</text:span><text:span text:style-name="T237">xample. System errors.</text:span></text:p>
      <text:p text:style-name="P205">In this example, we create an error in the course of normal processing and catch it:</text:p>
      <text:p text:style-name="P1133"><text:s text:c="2"/><text:bookmark-start text:name="__DdeLink__1095385_127364881"/>try[3/0;]catch[<text:span text:style-name="T999">if[error_code==-1]then[</text:span>say(error_message);];<text:span text:style-name="T999">]</text:span>;<text:bookmark-end text:name="__DdeLink__1095385_127364881"/></text:p>
      <text:p text:style-name="Preformatted_20_Text"><text:soft-page-break/>/ by zero</text:p>
      <text:p text:style-name="Text_20_body"/>
      <text:p text:style-name="P418">Note that this will not catch parsing errors, so if you did something like</text:p>
      <text:p text:style-name="P418"/>
      <text:p text:style-name="Preformatted_20_Text"><text:s text:c="2"/>try[2+;]catch[say(error_message);];</text:p>
      <text:p text:style-name="Preformatted_20_Text">syntax error:could not parse input</text:p>
      <text:p text:style-name="P418"><text:line-break/>(the body of the try statement has a syntax error in it) it would not get caught because the parser would intercept it first.</text:p>
      <text:p text:style-name="Heading">Another example. User input</text:p>
      <text:p text:style-name="P600">You can also use this for checking user input</text:p>
      <text:p text:style-name="P600"/>
      <text:p text:style-name="P1021"><text:s text:c="3"/><text:span text:style-name="T1379">my_number := -1;</text:span> <text:s text:c="2"/></text:p>
      <text:p text:style-name="P1021"><text:s text:c="2"/>try[my_number := to_number(scan('enter value&gt;'));]catch[say('That is no number!');];</text:p>
      <text:p text:style-name="P1023"><text:span text:style-name="T1380">enter value&gt;</text:span><text:span text:style-name="T1076">foo</text:span></text:p>
      <text:p text:style-name="P1022">That is no number!</text:p>
      <text:p text:style-name="Standard"/>
      <text:p text:style-name="P115">In this case if the user enters something unparseable as a number, a message is printed, but it would be easy to simply re-ask the user. <text:s/><text:span text:style-name="T1508">(</text:span><text:span text:style-name="T107">Caveat: </text:span><text:span text:style-name="T371">The example as is does not work reliably in ANSI mode depending on the underlying system implementation. Break up the scan and to_number check into separate lines.) </text:span></text:p>
      <text:p text:style-name="P37"/>
      <text:p text:style-name="Heading"><text:span text:style-name="T371">E</text:span><text:span text:style-name="T237">xample: Assertions</text:span></text:p>
      <text:p text:style-name="P220">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696">If you needed to handle assertions in a script you might want to do something like this:</text:p>
      <text:p text:style-name="P1119">session_id := 0; </text:p>
      <text:p text:style-name="Preformatted_20_Text">try[</text:p>
      <text:p text:style-name="P1118"><text:s text:c="2"/><text:span text:style-name="T1569">session_id</text:span> := <text:s/>script_load('<text:span text:style-name="T1111">logon</text:span>.qdl', <text:span text:style-name="T1111">username</text:span>, <text:span text:style-name="T1111">password</text:span>);</text:p>
      <text:p text:style-name="Preformatted_20_Text">]catch[</text:p>
      <text:p text:style-name="P1117"><text:s text:c="3"/><text:span text:style-name="T1508">if[</text:span></text:p>
      <text:p text:style-name="P1120"><text:s text:c="5"/>error_code == -2</text:p>
      <text:p text:style-name="P1120"><text:s text:c="3"/>][</text:p>
      <text:p text:style-name="P1118"><text:s text:c="5"/><text:span text:style-name="T1569">say(error_message + ': logging in as guest');</text:span></text:p>
      <text:p text:style-name="P1118"><text:s text:c="5"/><text:span text:style-name="T1569">session_id</text:span> := <text:s/>script_load('<text:span text:style-name="T1568">logon</text:span>.qdl', '<text:span text:style-name="T1568">guest'</text:span> , <text:span text:style-name="T1111">''</text:span>);</text:p>
      <text:p text:style-name="P1120"><text:s text:c="4"/>];</text:p>
      <text:p text:style-name="Preformatted_20_Text">];</text:p>
      <text:p text:style-name="P1118"><text:s text:c="2"/>// bunch of other stuff</text:p>
      <text:p text:style-name="P220"><text:soft-page-break/></text:p>
      <text:p text:style-name="P734"><text:span text:style-name="T381">In this case a login is attempted and if that fails, a default is used. For assertions, the </text:span><text:span text:style-name="T371"><text:s/></text:span><text:span text:style-name="T770">error_m</text:span><text:span text:style-name="T756">essage</text:span><text:span text:style-name="T371"> is simply the message clause of the assert statement.</text:span></text:p>
      <text:h text:style-name="Heading_20_2" text:outline-level="2"><text:bookmark-start text:name="__RefHeading___Toc690_3277173355"/>Related functions<text:bookmark-end text:name="__RefHeading___Toc690_3277173355"/></text:h>
      <text:h text:style-name="P1377" text:outline-level="3"><text:bookmark-start text:name="__RefHeading___Toc692_3277173355"/>raise_error<text:bookmark-end text:name="__RefHeading___Toc692_3277173355"/></text:h>
      <text:p text:style-name="P1200">Description</text:p>
      <text:p text:style-name="P281">Raises an error conditions and passes control to the catch block. <text:span text:style-name="T1279">Note that you may raise errors outside of a </text:span><text:span text:style-name="T689">try[. . . ]catch[. . .] </text:span><text:span text:style-name="T1279">block, but while it will interrupt processing, that’s about it. This is use</text:span><text:span text:style-name="T1382">f</text:span><text:span text:style-name="T1279">ul in function definitions where you </text:span><text:span text:style-name="T87">e.g., </text:span><text:span text:style-name="T1279">check the arguments and raise an error if there is a bad one. You don’t want to catch that inside the function because you are communicating it to whatever called your function.</text:span></text:p>
      <text:p text:style-name="P1200">Usage</text:p>
      <text:p text:style-name="P872">raise_error(<text:span text:style-name="T36">message</text:span><text:span text:style-name="T237">, [</text:span><text:span text:style-name="T241">code, </text:span><text:span text:style-name="T383">[state.</text:span><text:span text:style-name="T237">]);</text:span></text:p>
      <text:p text:style-name="P1200">Arguments</text:p>
      <text:p text:style-name="P166"><text:span text:style-name="T756">message</text:span><text:span text:style-name="T237"> a human readable message that describes this error</text:span></text:p>
      <text:p text:style-name="Text_20_body"><text:span text:style-name="T756">code</text:span><text:span text:style-name="T102"> </text:span><text:span text:style-name="T241">a user-defined integer that tells what this code is. </text:span><text:span text:style-name="T270">The value of -1 is reserved by the system </text:span><text:span text:style-name="T358">for system errors. If you raise an error but do not set it, it is by default 0. </text:span><text:span text:style-name="T270"><text:s/></text:span><text:span text:style-name="T358">Y</text:span><text:span text:style-name="T270">ou may use any other value you like, </text:span><text:span text:style-name="T358">though as a convention stick to non-zero integers</text:span><text:span text:style-name="T270">. </text:span><text:span text:style-name="T271">This reserved value is available in </text:span><text:span text:style-name="T746">constants()</text:span><text:span text:style-name="T271"> under </text:span><text:span text:style-name="T746">error_codes.system_error </text:span>and<text:span text:style-name="T761"> error_codes.</text:span><text:span text:style-name="T927">default_user_error </text:span><text:span text:style-name="T1447">resp.</text:span></text:p>
      <text:p text:style-name="Text_20_body"><text:span text:style-name="T771">state. </text:span><text:span text:style-name="T1581">A user-defined <text:s/>stem that holds useful information. Nothing is returned by default and this is wholly user created. </text:span><text:span text:style-name="T1582">If you wish to pass along state, you must specify a code as well.</text:span></text:p>
      <text:p text:style-name="P61"/>
      <text:p text:style-name="P1200">Output</text:p>
      <text:p text:style-name="P281">None directly. The values are set to<text:span text:style-name="T652"> err</text:span><text:span text:style-name="T690">or</text:span><text:span text:style-name="T652">_message </text:span>and <text:span text:style-name="T652">err</text:span><text:span text:style-name="T690">or</text:span><text:span text:style-name="T652">_code</text:span> (if present) and are accessible in the catch block. <text:span text:style-name="T838">Typically, you define the error code and look for it in the catch block.</text:span></text:p>
      <text:p text:style-name="P1196">Examples</text:p>
      <text:p text:style-name="P872">try[</text:p>
      <text:p text:style-name="P872"><text:s text:c="4"/>if[ 3 == 4]then[raise_error('oops', 2);];</text:p>
      <text:p text:style-name="P872">]catch[</text:p>
      <text:p text:style-name="P872"><text:s text:c="3"/>say(err<text:span text:style-name="T837">or</text:span>_message);</text:p>
      <text:p text:style-name="P872"><text:s text:c="3"/><text:span text:style-name="T835">switch[</text:span></text:p>
      <text:p text:style-name="P872"><text:s text:c="6"/><text:span text:style-name="T834">if[error_code == 2]then[...];</text:span></text:p>
      <text:p text:style-name="P872"><text:s text:c="7"/>// <text:span text:style-name="T835">maybe a bunch of other errors</text:span></text:p>
      <text:p text:style-name="P872"><text:s text:c="2"/><text:span text:style-name="T836">]; // end switch</text:span></text:p>
      <text:p text:style-name="P872"><text:soft-page-break/>]</text:p>
      <text:p text:style-name="P872">oops</text:p>
      <text:p text:style-name="P281"/>
      <text:p text:style-name="P164">Use in a function</text:p>
      <text:p text:style-name="P997">define[</text:p>
      <text:p text:style-name="P997"><text:s text:c="3"/>my_func(x)</text:p>
      <text:p text:style-name="P997"><text:s text:c="2"/>][</text:p>
      <text:p text:style-name="P997"><text:s text:c="3"/>if[x &lt;= 0][raise_error('my_func: the argument must be positive', 1);];</text:p>
      <text:p text:style-name="Preformatted_20_Text"><text:s text:c="3"/>// ..<text:span text:style-name="T1070">rock on</text:span></text:p>
      <text:p text:style-name="Preformatted_20_Text">];</text:p>
      <text:p text:style-name="P546"><text:s/><text:span text:style-name="T1280">Since there is no catch block </text:span><text:span text:style-name="T88">per se </text:span><text:span text:style-name="T327">you can use any return code you like. </text:span>The use of this is that if you were to make a call like</text:p>
      <text:p text:style-name="Preformatted_20_Text">my_func(-2)^.5</text:p>
      <text:p text:style-name="P546"/>
      <text:p text:style-name="P547">an error would get raised in <text:span text:style-name="T688">my_func</text:span> rather than perhaps someplace else. This lets you control where exceptions were raised.</text:p>
      <text:h text:style-name="P1364" text:outline-level="2"><text:bookmark-start text:name="__RefHeading___Toc621_3277173355"/>Looping.<text:bookmark-end text:name="__RefHeading___Toc621_3277173355"/></text:h>
      <text:p text:style-name="P291">The basic structure of a loop is </text:p>
      <text:p text:style-name="Preformatted_20_Text">while[</text:p>
      <text:p text:style-name="Preformatted_20_Text"><text:s text:c="3"/>logical condition</text:p>
      <text:p text:style-name="Preformatted_20_Text"><text:s text:c="2"/>]do[ <text:span text:style-name="T1041">or ][</text:span></text:p>
      <text:p text:style-name="Preformatted_20_Text"><text:s text:c="4"/>statements</text:p>
      <text:p text:style-name="Preformatted_20_Text">];</text:p>
      <text:p text:style-name="P291"/>
      <text:p text:style-name="P561"><text:span text:style-name="T1320">Note that the </text:span><text:span text:style-name="T660">do</text:span><text:span text:style-name="T1041"> </text:span><text:span text:style-name="T1320">keyword is optional. </text:span><text:span text:style-name="T1041"><text:s/></text:span><text:span text:style-name="T853">For example, <text:s/>to print out the numbers from 0 to 5:</text:span></text:p>
      <text:p text:style-name="Preformatted_20_Text">i := 0;</text:p>
      <text:p text:style-name="Preformatted_20_Text"><text:bookmark-start text:name="__DdeLink__2000425_2405510422"/>while[i&lt; <text:span text:style-name="T853">5</text:span>][<text:span text:style-name="T853">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82"><text:line-break/>This is known as 'yer basic loop'. <text:span text:style-name="T1492">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3"/>
      <text:p text:style-name="P114">Note that set membership works the same with the has_value functional</text:p>
      <text:p text:style-name="P1075"><text:s text:c="3"/>a:=6</text:p>
      <text:p text:style-name="P1075"><text:s text:c="3"/>while[<text:span text:style-name="T1492">has_value(</text:span>j,{1,2,3,4,5}<text:span text:style-name="T1492">)</text:span>][a:=a*j;]</text:p>
      <text:p text:style-name="P1075"><text:s text:c="3"/>a</text:p>
      <text:p text:style-name="P1079">720</text:p>
      <text:p text:style-name="Standard"/>
      <text:p text:style-name="P116"><text:soft-page-break/>Also note that it is not possible to loop over ∉ since that makes no sense.</text:p>
      <text:p text:style-name="Heading">Style issue<text:span text:style-name="T1277">s</text:span></text:p>
      <text:p text:style-name="P545"><text:span text:style-name="T1277">This is an example of </text:span><text:span text:style-name="T1278">bad</text:span><text:span text:style-name="T1277"> QDL:</text:span></text:p>
      <text:p text:style-name="Preformatted_20_Text">y. := null</text:p>
      <text:p text:style-name="Preformatted_20_Text">while[for_next(j, 100)][y.j := sin(<text:span text:style-name="T1277">j</text:span>/100);]</text:p>
      <text:p text:style-name="P543"/>
      <text:p text:style-name="P543">This just fills up a variable, y., with values. </text:p>
      <text:p text:style-name="P543">Good QDL:</text:p>
      <text:p text:style-name="Preformatted_20_Text">y. := sin(<text:span text:style-name="T1075">[;1;</text:span><text:span text:style-name="T1114">1/100</text:span><text:span text:style-name="T1075">]</text:span>);</text:p>
      <text:p text:style-name="P543"/>
      <text:p text:style-name="P544">QDL does array processing just fine. Loops are usually not needed for most operations and they have a fair bit of overhead so do use them with discretion. <text:span text:style-name="T1278">When you write functions, opt for list processing as well.</text:span></text:p>
      <text:h text:style-name="Heading_20_3" text:outline-level="3"><text:bookmark-start text:name="__RefHeading___Toc629_3277173355"/>Related Functions<text:bookmark-end text:name="__RefHeading___Toc629_3277173355"/></text:h>
      <text:h text:style-name="P1378" text:outline-level="3"><text:bookmark-start text:name="__RefHeading___Toc694_3277173355"/>break<text:bookmark-end text:name="__RefHeading___Toc694_3277173355"/></text:h>
      <text:p text:style-name="P1199">Description</text:p>
      <text:p text:style-name="P299">Interrupt loop processing by exiting the loop.</text:p>
      <text:p text:style-name="P1199">Usage</text:p>
      <text:p text:style-name="Preformatted_20_Text">break();</text:p>
      <text:p text:style-name="P1199">Arguments</text:p>
      <text:p text:style-name="P299">None.</text:p>
      <text:p text:style-name="P1199">Output</text:p>
      <text:p text:style-name="P299">None.</text:p>
      <text:p text:style-name="P1199">Examples</text:p>
      <text:p text:style-name="P30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oft-page-break/><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82" text:outline-level="3"><text:bookmark-start text:name="__RefHeading___Toc696_3277173355"/>check_after<text:bookmark-end text:name="__RefHeading___Toc696_3277173355"/></text:h>
      <text:p text:style-name="P1199">Description</text:p>
      <text:p text:style-name="P278">Sometimes only a post-positional loop will do – this means that the loop executes at least once. This is not often the case, but is very hard to replicate. Invoking this function will do just that. Your condition will be checked post-loop.</text:p>
      <text:p text:style-name="P1199">Usage</text:p>
      <text:p text:style-name="P871">check_after(condition);</text:p>
      <text:p text:style-name="P278"/>
      <text:p text:style-name="P1199">Arguments</text:p>
      <text:p text:style-name="P278">The argument is a logically -valued expression.</text:p>
      <text:p text:style-name="P1199">Output</text:p>
      <text:p text:style-name="P278">None. This exists only in looping statements</text:p>
      <text:p text:style-name="P864">a := 0;</text:p>
      <text:p text:style-name="P871">while[</text:p>
      <text:p text:style-name="P871"><text:s text:c="2"/><text:span text:style-name="T832">check_after</text:span>(<text:span text:style-name="T832">a != 0</text:span>)</text:p>
      <text:p text:style-name="P871"><text:s/>][</text:p>
      <text:p text:style-name="P871"><text:s text:c="2"/>say(<text:span text:style-name="T832">a</text:span>);</text:p>
      <text:p text:style-name="P871">];</text:p>
      <text:p text:style-name="P864">0</text:p>
      <text:h text:style-name="P1378" text:outline-level="3"><text:bookmark-start text:name="__RefHeading___Toc698_3277173355"/>continue<text:bookmark-end text:name="__RefHeading___Toc698_3277173355"/></text:h>
      <text:p text:style-name="P1199">Description</text:p>
      <text:p text:style-name="P300">During loop execution, skip to the next iteration.</text:p>
      <text:p text:style-name="P1199">Usage</text:p>
      <text:p text:style-name="Preformatted_20_Text">continue();</text:p>
      <text:p text:style-name="P1199">Arguments</text:p>
      <text:p text:style-name="P300">None.</text:p>
      <text:p text:style-name="P1199"><text:soft-page-break/>Output</text:p>
      <text:p text:style-name="P300">None.</text:p>
      <text:p text:style-name="P1199">Examples</text:p>
      <text:p text:style-name="P30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83" text:outline-level="3"><text:bookmark-start text:name="__RefHeading___Toc585_3277173355"/><text:span text:style-name="T863">for</text:span>_keys<text:bookmark-end text:name="__RefHeading___Toc585_3277173355"/></text:h>
      <text:p text:style-name="P1195">Description</text:p>
      <text:p text:style-name="P276">This is a non-deterministic loop over the keys in a stem variable. All the keys will be visited, but there is no guarantee of the order. <text:span text:style-name="T56">Also</text:span><text:span text:style-name="T271"> the keys are strings unlike </text:span><text:span text:style-name="T711">for_next</text:span><text:span text:style-name="T271"> where they are integers. </text:span></text:p>
      <text:p text:style-name="P1195">Usage</text:p>
      <text:p text:style-name="Preformatted_20_Text"><text:span text:style-name="T863">for</text:span>_keys(<text:span text:style-name="T36">var</text:span><text:span text:style-name="T237">, </text:span><text:span text:style-name="T36">stem.</text:span><text:span text:style-name="T237">);</text:span></text:p>
      <text:p text:style-name="P1195">Arguments</text:p>
      <text:p text:style-name="P276"><text:bookmark-start text:name="__DdeLink__9858_1246888521"/><text:span text:style-name="T652">var</text:span> is a simple variable and will contain the current key during the loop. If it has already been defined, its values will be over-written.</text:p>
      <text:p text:style-name="P276"><text:span text:style-name="T671">s</text:span><text:span text:style-name="T652">tem</text:span><text:span text:style-name="T3"> </text:span>is a stem variable. The keys of this stem will be assigned to the <text:span text:style-name="T738">var</text:span><text:span text:style-name="T237"> and may be accessed.</text:span></text:p>
      <text:p text:style-name="P1195"><text:bookmark-end text:name="__DdeLink__9858_1246888521"/>Output</text:p>
      <text:p text:style-name="P276">Nothing. This is only used in looping constructions.</text:p>
      <text:p text:style-name="P1193">Example</text:p>
      <text:p text:style-name="P868"><text:s text:c="4"/>my.foo := 'bar'; </text:p>
      <text:p text:style-name="P868"><text:s text:c="4"/>my.a <text:s text:c="2"/>:= 32; </text:p>
      <text:p text:style-name="P868"><text:s text:c="4"/>my.b <text:s text:c="2"/>:= 'hi'; </text:p>
      <text:p text:style-name="P868"><text:s text:c="4"/>my.c <text:s text:c="2"/>:= -0.432;</text:p>
      <text:p text:style-name="P868"><text:s text:c="4"/>while[for_keys(j,my.)]do[say('key=' + j + ', value=' + my.j);];</text:p>
      <text:p text:style-name="P868"/>
      <text:p text:style-name="P868"><text:soft-page-break/>key=a, value=32</text:p>
      <text:p text:style-name="P868">key=b, value=hi</text:p>
      <text:p text:style-name="P868">key=c, value=-0.432</text:p>
      <text:p text:style-name="P868">key=foo, value=bar</text:p>
      <text:p text:style-name="P276"/>
      <text:h text:style-name="P1384" text:outline-level="3"><text:bookmark-start text:name="__RefHeading___Toc674099_1332219333"/>for_lines<text:bookmark-end text:name="__RefHeading___Toc674099_1332219333"/></text:h>
      <text:p text:style-name="Heading">Description</text:p>
      <text:p text:style-name="P691">This allows for reading a text file one line at a time. It only works in a loop.</text:p>
      <text:p text:style-name="Heading">Usage</text:p>
      <text:p text:style-name="P691">for_lines(<text:span text:style-name="T36">var</text:span><text:span text:style-name="T237">, file_path)</text:span></text:p>
      <text:p text:style-name="Heading">Arguments</text:p>
      <text:p text:style-name="P221">var - the name of the variable</text:p>
      <text:p text:style-name="P221">file_path - the path to the file</text:p>
      <text:p text:style-name="Heading">Output</text:p>
      <text:p text:style-name="P221">This only exists in loops. </text:p>
      <text:p text:style-name="Heading">Example</text:p>
      <text:p text:style-name="P691">If you had a file name <text:s/><text:span text:style-name="T557">/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691">This example just prints out each line. The intent of this is for processing very large files, since the other option is to read the file in as a string or stem which may be slow or unwieldy.</text:p>
      <text:h text:style-name="P1383" text:outline-level="3"><text:bookmark-start text:name="__RefHeading___Toc587_3277173355"/>for_next<text:bookmark-end text:name="__RefHeading___Toc587_3277173355"/></text:h>
      <text:p text:style-name="P1195">Description</text:p>
      <text:p text:style-name="P276">This allows for a deterministic loop and will run through a set of integers. </text:p>
      <text:p text:style-name="P1195">Usage</text:p>
      <text:p text:style-name="Preformatted_20_Text">for_next(<text:span text:style-name="T36">var</text:span><text:span text:style-name="T237">, </text:span><text:span text:style-name="T36">stop_value, </text:span><text:span text:style-name="T237">[</text:span><text:span text:style-name="T36">start_value, increment</text:span><text:span text:style-name="T237">]);</text:span></text:p>
      <text:p text:style-name="P892">for_next(var, arg.)</text:p>
      <text:p text:style-name="P1195"><text:soft-page-break/>Arguments</text:p>
      <text:p text:style-name="P276">Only the first two are required. <text:span text:style-name="T1349">The two cases are</text:span></text:p>
      <text:p text:style-name="P165">First</text:p>
      <text:p text:style-name="P157"><text:bookmark-start text:name="__DdeLink__9856_1246888521"/><text:span text:style-name="T672">v</text:span><text:span text:style-name="T652">ar</text:span><text:span text:style-name="T237"> the variable to be used. As the loop is executed, this value will change.</text:span></text:p>
      <text:p text:style-name="P157"><text:span text:style-name="T652">stop_value</text:span><text:span text:style-name="T237"> the final value for the loop. </text:span><text:span text:style-name="T240">When the variable acquires this value, the loop is terminated (so the loop body does </text:span><text:span text:style-name="T523">not</text:span><text:span text:style-name="T406"> execute with this value!</text:span><text:span text:style-name="T421">)</text:span></text:p>
      <text:p text:style-name="P157"><text:span text:style-name="T652">start_value</text:span><text:span text:style-name="T237"> (optional, default is 0). The first value assigned to </text:span><text:span text:style-name="T557">var</text:span><text:span text:style-name="T237">.</text:span></text:p>
      <text:p text:style-name="P157"><text:span text:style-name="T652">increment</text:span><text:span text:style-name="T237"> (optional, default is 1). How much the loop variable should be incremented on each iteration.</text:span><text:bookmark-end text:name="__DdeLink__9856_1246888521"/></text:p>
      <text:p text:style-name="P165">Second</text:p>
      <text:p text:style-name="P158"><text:span text:style-name="T672">v</text:span><text:span text:style-name="T652">ar</text:span><text:span text:style-name="T237"> - <text:s/>the variable to be used. As the loop is executed, this value will change.</text:span></text:p>
      <text:p text:style-name="Text_20_body"><text:span text:style-name="T793">arg.</text:span><text:span text:style-name="T788"> - </text:span><text:span text:style-name="T1349">A list which will be iterated over, returning each </text:span><text:span text:style-name="T1350">value</text:span><text:span text:style-name="T1349"> in the list. </text:span></text:p>
      <text:p text:style-name="P1195">Output</text:p>
      <text:p text:style-name="P276">None. This only is used in loops.</text:p>
      <text:p text:style-name="P1193">Examples</text:p>
      <text:p text:style-name="P27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76"><text:line-break/><text:span text:style-name="T954">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54">0</text:span>, <text:span text:style-name="T954">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76"/>
      <text:p text:style-name="P183"><text:soft-page-break/>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50">Each value of the list is set to </text:span><text:span text:style-name="T757">i</text:span><text:span text:style-name="T143"> </text:span><text:span text:style-name="T1350">in turn.</text:span></text:p>
      <text:p text:style-name="P277">And here is an example of looping through the elements of a stem variable.</text:p>
      <text:p text:style-name="P277"/>
      <text:p text:style-name="Preformatted_20_Text">// <text:span text:style-name="T83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63">mairzy</text:p>
      <text:p text:style-name="P863">doats</text:p>
      <text:p text:style-name="P863">and</text:p>
      <text:p text:style-name="P863">dozey</text:p>
      <text:p text:style-name="P863">doats</text:p>
      <text:h text:style-name="Heading_20_3" text:outline-level="3"><text:bookmark-start text:name="__RefHeading___Toc674101_1332219333"/>has_value or ∈<text:bookmark-end text:name="__RefHeading___Toc674101_1332219333"/></text:h>
      <text:p text:style-name="P1236">Description</text:p>
      <text:p text:style-name="Standard"><text:span text:style-name="T1544">Loop over the values of a stem or set</text:span> </text:p>
      <text:p text:style-name="Heading">Usage</text:p>
      <text:p text:style-name="P697">has_value(<text:span text:style-name="T36">var</text:span><text:span text:style-name="T237">, stem.|set) </text:span><text:span text:style-name="T36">or var </text:span><text:span text:style-name="T237">∈stem. | set</text:span></text:p>
      <text:p text:style-name="P1237">Arguments</text:p>
      <text:p text:style-name="P167">var <text:span text:style-name="T237"><text:s/>- the variable to be referenced in the body of the loop</text:span></text:p>
      <text:p text:style-name="P222">stem. or set - either a stem or a set.</text:p>
      <text:p text:style-name="Heading">Output</text:p>
      <text:p text:style-name="P697">In loops, nothing. This may also be used generally, see below.</text:p>
      <text:p text:style-name="P1236"><text:soft-page-break/>Example</text:p>
      <text:p text:style-name="P698">Use the <text:span text:style-name="T652">fibonacci</text:span> function in the math extensions module to generate the first <text:span text:style-name="T1545">2</text:span>5 Fibonacci numbers, then pick the even ones and print those out. Here <text:span text:style-name="T652">pick</text:span> returns a set and the values of that are iterated over.</text:p>
      <text:p text:style-name="P1094"><text:s text:c="3"/>while[j∈pick((x)-&gt;mod(x,2)==0, fibonacci([;25]))][say(j);]</text:p>
      <text:p text:style-name="P1094">0</text:p>
      <text:p text:style-name="P1094">2</text:p>
      <text:p text:style-name="P1094">8</text:p>
      <text:p text:style-name="P1094">34</text:p>
      <text:p text:style-name="P1094">144</text:p>
      <text:p text:style-name="P1094">610</text:p>
      <text:p text:style-name="P1094">2584</text:p>
      <text:p text:style-name="P1094">10946</text:p>
      <text:p text:style-name="P1094">46368</text:p>
      <text:p text:style-name="Standard"/>
      <text:p text:style-name="P120"/>
      <text:h text:style-name="P1352"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840"><text:span text:style-name="T36">Scope</text:span> refers to the specific context where code resides/executes. There is <text:span text:style-name="T36">lexical scope </text:span><text:span text:style-name="T237">which is the part of the source code where the item exists and there is </text:span><text:span text:style-name="T36">dynamic scope </text:span><text:span text:style-name="T237">which where the item exists as the code executes. </text:span></text:p>
      <text:p text:style-name="P1259">Example</text:p>
      <text:p text:style-name="Preformatted_20_Text">f(x)→x+1;</text:p>
      <text:p text:style-name="Text_20_body"/>
      <text:p text:style-name="P840">The lexical scope is that x exists in the definition of the function (on the lefty hand side of the arrow) and in the single statement on the right hand side. Since this function is now available in the workspace, its dynamic scope is everywere.</text:p>
      <text:h text:style-name="P1365" text:outline-level="2"><text:bookmark-start text:name="__RefHeading___Toc46699_3045913216"/>Overriding scope.<text:bookmark-end text:name="__RefHeading___Toc46699_3045913216"/></text:h>
      <text:p text:style-name="P840">QDL allows for scopes to be overridden. Consider the block command</text:p>
      <text:p text:style-name="Preformatted_20_Text"><text:span text:style-name="T1126">local</text:span>[…]</text:p>
      <text:p text:style-name="P841"/>
      <text:p text:style-name="P841">this means that statements inside the brackets have nothing to do with the external environment, so</text:p>
      <text:p text:style-name="P1172"><text:s text:c="3"/><text:bookmark-start text:name="__DdeLink__23134_615773051"/>a := 3;</text:p>
      <text:p text:style-name="P1172"><text:s text:c="3"/>local[say(a);];</text:p>
      <text:p text:style-name="P1172"><text:bookmark-end text:name="__DdeLink__23134_615773051"/>unknown symbol 'a' At (2, 10)</text:p>
      <text:p text:style-name="Text_20_body"/>
      <text:p text:style-name="P841">Why do this? Because you might not want the symbol table littered with variables and functions that are just needed for a specific task. Note the following behavior especially:</text:p>
      <text:p text:style-name="P1173"><text:soft-page-break/><text:s text:c="3"/>local[a:=11;z:=4;say(a+z);];</text:p>
      <text:p text:style-name="P1173"><text:span text:style-name="T1642">15</text:span><text:line-break/> <text:span text:style-name="T1642">a</text:span></text:p>
      <text:p text:style-name="P1172">3</text:p>
      <text:p text:style-name="P172">i.e., <text:span text:style-name="T237"><text:s/>The </text:span>a <text:span text:style-name="T237">inside the local block has nothing to do with the </text:span>a<text:span text:style-name="T237"> outside the block</text:span></text:p>
      <text:p text:style-name="P841">On the other hand </text:p>
      <text:p text:style-name="Preformatted_20_Text">block[…];</text:p>
      <text:p text:style-name="P842"><text:span text:style-name="T1642">will inherit the current (or </text:span><text:span text:style-name="T123">ambient</text:span><text:span text:style-name="T395">) scope but new definitions inside the block are local to it.</text:span></text:p>
      <text:p text:style-name="P1172"><text:s text:c="3"/>a:=3;</text:p>
      <text:p text:style-name="P1172"><text:bookmark-start text:name="__DdeLink__23137_615773051"/><text:s text:c="3"/>block[z:=4;say(a+z);];<text:bookmark-end text:name="__DdeLink__23137_615773051"/></text:p>
      <text:p text:style-name="P1172">7</text:p>
      <text:p text:style-name="P1172"><text:s text:c="3"/>say(z);</text:p>
      <text:p text:style-name="P1172">unknown symbol 'z' At (1, 4) <text:s text:c="2"/></text:p>
      <text:p text:style-name="P1172"><text:s text:c="3"/>a</text:p>
      <text:p text:style-name="P1172">4</text:p>
      <text:p text:style-name="P230"/>
      <text:p text:style-name="P230"><text:span text:style-name="T1642">S</text:span>o <text:span text:style-name="T36">z</text:span> exists solely in the block, but since <text:span text:style-name="T36">a</text:span> existed before it is re-assigned.</text:p>
      <text:p text:style-name="P841"><text:span text:style-name="T237">In the sequel, functions and modules have their own scopes (discussed in detail). <text:s/></text:span><text:span text:style-name="T396">In telegraphic form (hey, this is a reference manual)</text:span></text:p>
      <text:p text:style-name="P231">define[] uses local[]</text:p>
      <text:p text:style-name="P231">→ uses block[]</text:p>
      <text:p text:style-name="P231">module[] uses local[]</text:p>
      <text:h text:style-name="Heading_20_1" text:outline-level="1"><text:bookmark-start text:name="__RefHeading___Toc488_3277173355"/>Defining functions<text:bookmark-end text:name="__RefHeading___Toc488_3277173355"/></text:h>
      <text:h text:style-name="P1366" text:outline-level="2"><text:bookmark-start text:name="__RefHeading___Toc21564_127364881"/>Functions in QDL<text:bookmark-end text:name="__RefHeading___Toc21564_127364881"/></text:h>
      <text:p text:style-name="P586"><text:span text:style-name="T1361">QDL is mostly what is termed a </text:span><text:span text:style-name="T96">functional programming language </text:span><text:span text:style-name="T343">which means that mostly you define functions and carry out tasks invoking or composing them. <text:s/></text:span><text:span text:style-name="T342">You may pass them as arguments to other functions, for instance. </text:span><text:span text:style-name="T348">Since QDL allows </text:span><text:span text:style-name="T98">in situ </text:span><text:span text:style-name="T348">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586"><text:span text:style-name="T342">Here we</text:span><text:span text:style-name="T343"> create an array of</text:span><text:span text:style-name="T96"> n </text:span><text:span text:style-name="T343">numbers, double each of them, then add up the contents of the array and store it in a variable named </text:span><text:span text:style-name="T96">sum</text:span><text:span text:style-name="T343"> would look like this is Java:</text:span></text:p>
      <text:p text:style-name="P1015">n = 10; // for instance</text:p>
      <text:p text:style-name="P1015">int[] array = new int[10];</text:p>
      <text:p text:style-name="P1015">int sum = 0;</text:p>
      <text:p text:style-name="P1015">for(int i = 0; i &lt; n; i++){</text:p>
      <text:p text:style-name="P1015"><text:s text:c="3"/>array[i] = 2 * (1+i);</text:p>
      <text:p text:style-name="P1015"><text:s text:c="3"/>sum = sum + array[i];</text:p>
      <text:p text:style-name="P1015">}</text:p>
      <text:p text:style-name="P219"><text:soft-page-break/></text:p>
      <text:p text:style-name="P219">In QDL:</text:p>
      <text:p text:style-name="Preformatted_20_Text"><text:s text:c="3"/><text:span text:style-name="T1362">n :=10; array.:=null;</text:span> <text:s/>// <text:span text:style-name="T1362">define array. here so it’s not local to the function.</text:span></text:p>
      <text:p text:style-name="Preformatted_20_Text"><text:s text:c="3"/>sum := <text:span text:style-name="T1361">reduce(@+, array.:=2*(1+[;n]));</text:span> <text:s text:c="2"/></text:p>
      <text:p text:style-name="P235"/>
      <text:p text:style-name="P585">Functions are very easy to create (especially using the <text:span text:style-name="T652">()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52">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67" text:outline-level="2"><text:bookmark-start text:name="__RefHeading___Toc21566_127364881"/>Defining a function with the full formal syntax<text:bookmark-end text:name="__RefHeading___Toc21566_127364881"/></text:h>
      <text:p text:style-name="P235">The <text:span text:style-name="T1212">formal or full </text:span>syntax for defining a function is very simple:</text:p>
      <text:p text:style-name="P850">define[ </text:p>
      <text:p text:style-name="P878"><text:s text:c="4"/>signature</text:p>
      <text:p text:style-name="Preformatted_20_Text"><text:s text:c="2"/>]body[ <text:span text:style-name="T1041">or ][</text:span></text:p>
      <text:p text:style-name="Preformatted_20_Text"><text:s text:c="4"/><text:span text:style-name="T1594">===</text:span><text:span text:style-name="T861"> useful comments</text:span></text:p>
      <text:p text:style-name="Preformatted_20_Text"><text:s text:c="4"/>statements</text:p>
      <text:p text:style-name="P855"><text:s text:c="2"/>];</text:p>
      <text:p text:style-name="Preformatted_20_Text"/>
      <text:p text:style-name="P7"><text:line-break/>Note that within the body, any variables defined are local to that block unless they are save, <text:span text:style-name="T36">e.g</text:span>. in the environment. <text:s/><text:span text:style-name="T1499">The state is new so that only variables passed in are available. </text:span><text:span text:style-name="T549"><text:s/></text:span>The variables in the signature are populated with the values (which are copied) <text:span text:style-name="T1499">from the ambient</text:span>.<text:span text:style-name="T551"> To return a value, invoke the method return – which is only allowed inside function definitions, by the way. No return statement implies there is no output from the function.</text:span></text:p>
      <text:p text:style-name="P7"/>
      <text:p text:style-name="P14">The <text:span text:style-name="T128">signature</text:span> of a function is </text:p>
      <text:p text:style-name="P14"/>
      <text:p text:style-name="Preformatted_20_Text">name(arg0, arg1, arg2,…)</text:p>
      <text:p text:style-name="P14"/>
      <text:p text:style-name="Text_20_body">this means that the <text:change-start text:change-id="ct93901560676448"/><text:s/><text:change-end text:change-id="ct93901560676448"/>function is defined by its name. Of course, if you define it in a module, you may have to qualify it. </text:p>
      <text:p text:style-name="P7"/>
      <text:p text:style-name="P7">An example</text:p>
      <text:p text:style-name="P7"/>
      <text:p text:style-name="P851">define[</text:p>
      <text:p text:style-name="P851"><text:s text:c="4"/>sum(a, b)</text:p>
      <text:p text:style-name="P851"><text:s text:c="3"/>]body[</text:p>
      <text:p text:style-name="P853"><text:s text:c="4"/>»<text:span text:style-name="T861"> add a pair of integers and return the sum.</text:span> <text:s text:c="5"/></text:p>
      <text:p text:style-name="P852"><text:s text:c="4"/><text:span text:style-name="T550">return(a+b); // this terminates execution and returns the value.</text:span></text:p>
      <text:p text:style-name="P852"><text:span text:style-name="T550"><text:s text:c="3"/>]</text:span>;</text:p>
      <text:p text:style-name="P851"/>
      <text:p text:style-name="P854"><text:soft-page-break/><text:span text:style-name="T552">say</text:span>('the sum of 3 and 4 is ' + sum(3,4));</text:p>
      <text:p text:style-name="P8"><text:line-break/>This prints </text:p>
      <text:p text:style-name="P8"/>
      <text:p text:style-name="Preformatted_20_Text">the sum of 3 and 4 is 7</text:p>
      <text:p text:style-name="P8"/>
      <text:p text:style-name="Standard">You may <text:span text:style-name="T548">use functions any place in your code once they have been defined, so it is a good practice to put them at the beginning.</text:span></text:p>
      <text:p text:style-name="Standard"/>
      <text:p text:style-name="P53">Also, note that this example works on both scalars and stems: The signature does not determine the type, so</text:p>
      <text:p text:style-name="P53"/>
      <text:p text:style-name="Preformatted_20_Text"><text:s text:c="2"/>sum([1,2,'abc'],[5,7,'dgoldfish'])</text:p>
      <text:p text:style-name="Preformatted_20_Text">[6,9,abcdgoldfish]</text:p>
      <text:p text:style-name="P55"/>
      <text:p text:style-name="P54">is just fine.</text:p>
      <text:p text:style-name="Heading">Example</text:p>
      <text:p text:style-name="P620"><text:span text:style-name="T23">Note:</text:span><text:span text:style-name="T223">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33"><text:s text:c="3"/>define[glom<text:span text:style-name="T1413">2</text:span>(p)][return(p~[;5]);]</text:p>
      <text:p text:style-name="P1033"><text:s text:c="3"/>glom2(2)</text:p>
      <text:p text:style-name="P1033">[2,0,1,2,3,4]</text:p>
      <text:p text:style-name="P1033"><text:s text:c="3"/>glom2([11,12])</text:p>
      <text:p text:style-name="P1033">[11,12,0,1,2,3,4] <text:s/></text:p>
      <text:p text:style-name="Standard"/>
      <text:p text:style-name="P107">You may access the variable as <text:span text:style-name="T652">p</text:span> (not <text:span text:style-name="T652">p.</text:span>) in the function, but indexing still works the same, so <text:span text:style-name="T652">p.0.1 </text:span><text:s/>would be fine.</text:p>
      <text:h text:style-name="Heading_20_2" text:outline-level="2"><text:bookmark-start text:name="__RefHeading___Toc21542_127364881"/>Help<text:bookmark-end text:name="__RefHeading___Toc21542_127364881"/></text:h>
      <text:p text:style-name="P749"><text:span text:style-name="T1595">The lines that start with » </text:span><text:span text:style-name="T1549">(unicode \u00bb)</text:span><text:span text:style-name="T703"> </text:span>or<text:span text:style-name="T702"> === </text:span>(triple equals sign)<text:span text:style-name="T702"> </text:span><text:span text:style-name="T1595">at the beginning of the body are read by the system </text:span><text:span text:style-name="T1594">as help </text:span><text:span text:style-name="T1595">and can be accessed using <text:s/></text:span><text:span text:style-name="T688">)help</text:span><text:span text:style-name="T1595"> </text:span><text:span text:style-name="T703">function_name arg_count</text:span><text:span text:style-name="T1595">. So for the example above</text:span></text:p>
      <text:p text:style-name="Preformatted_20_Text"><text:s text:c="3"/>)help sum 2</text:p>
      <text:p text:style-name="Preformatted_20_Text">add a pair of integers and return the sum.</text:p>
      <text:p text:style-name="Text_20_body"/>
      <text:p text:style-name="P577">This allows you to document your function and generate online help in one step. <text:span text:style-name="T1351">There is a much more complete section below, but this is important enough to mention twice.</text:span></text:p>
      <text:h text:style-name="Heading_20_2" text:outline-level="2"><text:bookmark-start text:name="__RefHeading___Toc16286_4001340964"/><text:soft-page-break/>Overloading<text:bookmark-end text:name="__RefHeading___Toc16286_4001340964"/></text:h>
      <text:p text:style-name="P510"><text:span text:style-name="T36">Overloading</text:span><text:span text:style-name="T237"> a function refers to having various forms of a function with different arguments. </text:span><text:span text:style-name="T311">For instance</text:span></text:p>
      <text:p text:style-name="Preformatted_20_Text"><text:s text:c="5"/>define[sum(a,b)][…</text:p>
      <text:p text:style-name="Preformatted_20_Text"><text:s text:c="5"/>define[sum(a,b,c)][...</text:p>
      <text:p text:style-name="P215"/>
      <text:p text:style-name="P215">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75"><text:span text:style-name="Source_20_Text"><text:span text:style-name="T1184">float </text:span></text:span><text:span text:style-name="Source_20_Text"><text:span text:style-name="T1136">add</text:span></text:span><text:span text:style-name="Source_20_Text"><text:span text:style-name="T1184">(</text:span></text:span><text:span text:style-name="Source_20_Text"><text:span text:style-name="T1136">float</text:span></text:span><text:span text:style-name="Source_20_Text"><text:span text:style-name="T1184"> a, </text:span></text:span><text:span text:style-name="Source_20_Text"><text:span text:style-name="T1136">float</text:span></text:span><text:span text:style-name="Source_20_Text"><text:span text:style-name="T1184"> a) { }</text:span></text:span></text:p>
      <text:p text:style-name="P975"><text:span text:style-name="Source_20_Text"><text:span text:style-name="T1184">float </text:span></text:span><text:span text:style-name="Source_20_Text"><text:span text:style-name="T1136">add</text:span></text:span><text:span text:style-name="Source_20_Text"><text:span text:style-name="T1184">(double a, double a) { }</text:span></text:span></text:p>
      <text:p text:style-name="P1349"><text:span text:style-name="Source_20_Text"><text:span text:style-name="T1182">int <text:s text:c="2"/></text:span></text:span><text:span text:style-name="Source_20_Text"><text:span text:style-name="T1135">add</text:span></text:span><text:span text:style-name="Source_20_Text"><text:span text:style-name="T1182">(int a, double b) { }<text:line-break/>int <text:s text:c="2"/></text:span></text:span><text:span text:style-name="Source_20_Text"><text:span text:style-name="T1135">add</text:span></text:span><text:span text:style-name="Source_20_Text"><text:span text:style-name="T1182">(int a, </text:span></text:span><text:span text:style-name="Source_20_Text"><text:span text:style-name="T1135">int</text:span></text:span><text:span text:style-name="Source_20_Text"><text:span text:style-name="T1182"> b) { }<text:line-break/>// . . . </text:span></text:span><text:span text:style-name="Source_20_Text"><text:span text:style-name="T1185">tons more of these!</text:span></text:span></text:p>
      <text:p text:style-name="P692"><text:span text:style-name="T311">The problem with that is it can lead to an explosion of functions. <text:s/></text:span><text:span text:style-name="T312"><text:s/></text:span><text:span text:style-name="T311">Since QDL is mostly untyped (really the only difference is scalar vs. aggregate) </text:span><text:span text:style-name="T312">QDL</text:span><text:span text:style-name="T1226"> </text:span><text:span text:style-name="T1227">can only differentiate functions based on the number of arguments, but it is up to you to sort them out after that</text:span><text:span text:style-name="T1226">. </text:span><text:span text:style-name="T1227">In summary, QDL allows </text:span><text:span text:style-name="T9">partial </text:span><text:span text:style-name="T198">overloading of functions.</text:span></text:p>
      <text:h text:style-name="Heading_20_3" text:outline-level="3"><text:bookmark-start text:name="__RefHeading___Toc674103_1332219333"/><text:span text:style-name="T198">O</text:span><text:span text:style-name="T230">verloading System Functions</text:span><text:bookmark-end text:name="__RefHeading___Toc674103_1332219333"/></text:h>
      <text:p text:style-name="P693"><text:span text:style-name="T182">You </text:span><text:span text:style-name="T158">may</text:span><text:span text:style-name="T401">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18">Similarly you can override with arguments that are normally not allowed. </text:span><text:span text:style-name="T1517">Note that attempting to override base functions will normally throw an error unless you explicitly set the workspace variable (also available as a configuration option) </text:span><text:span text:style-name="T557">overwrite_base_functions </text:span><text:span text:style-name="T1518">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8"/>
      <text:p text:style-name="P118"><text:span text:style-name="T149">However</text:span><text:span text:style-name="T505"> while this lets you completely rewrite QDL from the ground up, it will also adversely impact </text:span><text:span text:style-name="T506"><text:s/></text:span><text:span text:style-name="T505">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text:soft-page-break/>Examples<text:bookmark-end text:name="__RefHeading___Toc6247_2030604819"/></text:h>
      <text:p text:style-name="Text_20_body"><text:span text:style-name="T1523">Here is a QDL program to find the </text:span><text:span text:style-name="T108">Armstrong</text:span><text:span text:style-name="T373"> </text:span><text:span text:style-name="T108">numbers</text:span><text:span text:style-name="T373"> in the range of 100 – 1000. <text:s/>A number, </text:span><text:span text:style-name="T108">xyz</text:span><text:span text:style-name="T373"> is an Armstrong number i</text:span><text:span text:style-name="T249">f</text:span><text:span text:style-name="T373">f </text:span><text:span text:style-name="T108">xyz = x</text:span><text:span text:style-name="T884">3 </text:span><text:span text:style-name="T894">+ y</text:span><text:span text:style-name="T884">3</text:span><text:span text:style-name="T894"> + z</text:span><text:span text:style-name="T884">3</text:span>. <text:span text:style-name="T1522">This is </text:span><text:span text:style-name="T1531">written to contrast a procedural style (possible in QDL) with a more native example that follows. </text:span></text:p>
      <text:p text:style-name="P1091">define[</text:p>
      <text:p text:style-name="P1091"><text:s text:c="2"/>armstrong(m)</text:p>
      <text:p text:style-name="P1091"><text:s text:c="2"/>][</text:p>
      <text:p text:style-name="P1092"><text:s text:c="5"/><text:span text:style-name="T1594">===</text:span> Armstrong number: <text:span text:style-name="T1646">A</text:span> 3 digit number that is equal to the sum of its cubed digits.</text:p>
      <text:p text:style-name="P1092"><text:s text:c="5"/><text:span text:style-name="T1594">===</text:span> This computes them for 100 &lt; n &lt; 1000.</text:p>
      <text:p text:style-name="P1092"><text:s text:c="5"/><text:span text:style-name="T1594">===</text:span> So for example 407 is an Armstrong number since 407 = 4^3 + 0^3 + 7^3</text:p>
      <text:p text:style-name="P1093"><text:s text:c="5"/>if[ m &lt; 100]</text:p>
      <text:p text:style-name="P1093"><text:s text:c="3"/>then[say('sorry, m must be 100 or larger'); return();];</text:p>
      <text:p text:style-name="P1093"/>
      <text:p text:style-name="P1093"><text:s text:c="5"/>if[1000 &lt; m]</text:p>
      <text:p text:style-name="P1093"><text:s text:c="3"/>then[say('sorry, m must be less than 1000'); return();];</text:p>
      <text:p text:style-name="P1093"/>
      <text:p text:style-name="P1091"><text:s text:c="5"/>sum := 0;</text:p>
      <text:p text:style-name="P1093"><text:s text:c="5"/>while[for_next(j, m)]</text:p>
      <text:p text:style-name="P1093"><text:s text:c="8"/>do[</text:p>
      <text:p text:style-name="P1091"><text:s text:c="11"/>n := j;</text:p>
      <text:p text:style-name="P1093"><text:s text:c="11"/>while[0 &lt; n]</text:p>
      <text:p text:style-name="P1093"><text:s text:c="14"/>do[</text:p>
      <text:p text:style-name="P1091"><text:s text:c="18"/>b := mod(n, 10);</text:p>
      <text:p text:style-name="P1091"><text:s text:c="16"/>sum := sum + b^3;</text:p>
      <text:p text:style-name="P1091"><text:s text:c="18"/>n := n%10; // integer division means n goes to zero</text:p>
      <text:p text:style-name="P1091"><text:s text:c="15"/>]; //end inner while</text:p>
      <text:p text:style-name="P1093"><text:s text:c="13"/>if[sum == j]</text:p>
      <text:p text:style-name="P1093"><text:s text:c="11"/>then[return(sum);];</text:p>
      <text:p text:style-name="P1091"><text:s text:c="11"/>sum := 0;</text:p>
      <text:p text:style-name="P1091"><text:s text:c="9"/>]; // end <text:span text:style-name="T1645">outer </text:span>while</text:p>
      <text:p text:style-name="P1091"><text:s text:c="5"/>return(false);</text:p>
      <text:p text:style-name="P1091"><text:s text:c="2"/>]; // end define</text:p>
      <text:p text:style-name="P226"/>
      <text:p text:style-name="P227">This requires nested loops, the outer to go over the integers to test, and an inner loop to take each number and test the place values. </text:p>
      <text:p text:style-name="Heading">Doing it the QDL way.</text:p>
      <text:p text:style-name="P695">There are many ways to do it in QDL. Here is one that picks out all of the Armstrong numbers based on a test. <text:s/><text:span text:style-name="T1525">This punches out each place value, cubes them, adds them then checks it is equal to the original number. Then you use this to pick out the ones &lt; 1000.</text:span> </text:p>
      <text:p text:style-name="P1089"><text:bookmark-start text:name="__DdeLink__1665074_3953651452"/><text:s text:c="4"/>a<text:span text:style-name="T1528">rmstrong</text:span>(a)-&gt;a == (a%100)^3 + (a%10-a%100*10)^3 + (a-a%10*10)^3; <text:s text:c="2"/></text:p>
      <text:p text:style-name="P1089"><text:span text:style-name="T1525"><text:s text:c="4"/>~</text:span><text:span text:style-name="T1107">pick</text:span>(@a<text:span text:style-name="T1524">rmstrong</text:span>, [;1000]); <text:bookmark-end text:name="__DdeLink__1665074_3953651452"/>// <text:span text:style-name="T1526">lead ~ turns result into a nice list</text:span></text:p>
      <text:p text:style-name="P1088"><text:span text:style-name="T1105">[</text:span><text:span text:style-name="T1106">0,1,</text:span>153,370,371,407<text:span text:style-name="T1525">]</text:span></text:p>
      <text:p text:style-name="Text_20_body"/>
      <text:p text:style-name="P695">The QDL is a lot simpler, there are no <text:span text:style-name="T1646">(explicit) </text:span>control structures and over all <text:span text:style-name="T1526">it is </text:span>a bit more intuitive in the sense that if you handed it to someone with little explanation, there is a good chance they could figure out what it does, <text:span text:style-name="T1526">knowing what an Armstrong number is to start with</text:span>. <text:span text:style-name="T1573">You read line 2 as “pick armstrong less than 1000”. </text:span><text:span text:style-name="T1531">Note that it returns an aggregate where as the standard procedural method returns a single value and you must iterate to find all you want.</text:span></text:p>
      <text:h text:style-name="Heading_20_2" text:outline-level="2"><text:bookmark-start text:name="__RefHeading___Toc16288_4001340964"/><text:soft-page-break/><text:span text:style-name="T1341">Lambdas: </text:span>The short form for functions<text:bookmark-end text:name="__RefHeading___Toc16288_4001340964"/></text:h>
      <text:p text:style-name="P498"><text:span text:style-name="T1212">You may define functions quite tersely, but be advised that such things as function documentation etc. are not allowed. (Geeky stuff, this is a nod to Church’s </text:span><text:span text:style-name="T2">λ </text:span><text:span text:style-name="T35">calculus</text:span><text:span text:style-name="T197">). The syntax is either</text:span></text:p>
      <text:p text:style-name="P967"><text:span text:style-name="T1213">signature -&gt; single </text:span><text:span text:style-name="T1061">expression;</text:span></text:p>
      <text:p text:style-name="Standard"/>
      <text:p text:style-name="P67">In which case, the expressions result will be returned. <text:span text:style-name="T1388">Two examples are</text:span></text:p>
      <text:p text:style-name="P67"/>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88">recursive function</text:span></text:p>
      <text:p text:style-name="Preformatted_20_Text"><text:s text:c="3"/><text:span text:style-name="T1388">sum(7)</text:span><text:bookmark-end text:name="__DdeLink__18835_2626669426"/></text:p>
      <text:p text:style-name="P1026">28</text:p>
      <text:p text:style-name="P73"/>
      <text:p text:style-name="P67"><text:span text:style-name="T1214">Or, t</text:span>o have multiple statements, put them inside a block:</text:p>
      <text:p text:style-name="P67"/>
      <text:p text:style-name="P938">signature -&gt; <text:span text:style-name="T1530">block</text:span>[statement 1; statement 2;…];</text:p>
      <text:p text:style-name="Text_20_body"/>
      <text:p text:style-name="P499">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13">&gt; </text:span><text:span text:style-name="T1530">block</text:span>[q:=x; q:=q+y ; q:= q+z ; return(q);];</text:p>
      <text:p text:style-name="Preformatted_20_Text"><text:s text:c="3"/>f(3,2,1)</text:p>
      <text:p text:style-name="Preformatted_20_Text">6</text:p>
      <text:p text:style-name="P67"/>
      <text:p text:style-name="P499">Example of a quick functions that prints 1 if the argument is positive, 0 otherwise (just to show how to stick a conditional in):</text:p>
      <text:p text:style-name="Preformatted_20_Text"><text:s text:c="2"/>q(x) -<text:span text:style-name="T1213">&gt;</text:span> <text:span text:style-name="T1530">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571">There are several built in functions in QDL and you can see them by issuing</text:p>
      <text:p text:style-name="P1010">)funcs system</text:p>
      <text:p text:style-name="P571">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686">One major difference between lambdas and the full function definition with the <text:span text:style-name="T557">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text:soft-page-break/>12</text:p>
      <text:p text:style-name="Preformatted_20_Text"><text:s text:c="3"/>define[g(x)][return(a*x);]</text:p>
      <text:p text:style-name="Preformatted_20_Text"><text:s text:c="3"/>g(3);</text:p>
      <text:p text:style-name="Preformatted_20_Text">unknown symbol 'a'</text:p>
      <text:p text:style-name="P686"/>
      <text:p text:style-name="P694">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19">6</text:span></text:p>
      <text:p text:style-name="Preformatted_20_Text"><text:s text:c="2"/>y</text:p>
      <text:p text:style-name="Preformatted_20_Text">unknown symbol 'y' at (1, 0)</text:p>
      <text:p text:style-name="P1223">Lambdas as arguments</text:p>
      <text:p text:style-name="P572">If your function requires a reference, you can pass along a lambda in the call. For instance, to call reduce with the function <text:span text:style-name="T652">x + y</text:span>, <text:span text:style-name="T1342">on </text:span><text:span text:style-name="T665">arg.</text:span></text:p>
      <text:p text:style-name="Preformatted_20_Text">reduce((x,y)→x+y, <text:span text:style-name="T1342">arg.)</text:span></text:p>
      <text:p text:style-name="Text_20_body"/>
      <text:p text:style-name="P573">As function arguments, lambdas do not need a name.. You may certainly use one with the caveat that it will supercede any in the workspace <text:span text:style-name="T1351">inside the function</text:span>. So for instance</text:p>
      <text:p text:style-name="Preformatted_20_Text"><text:s text:c="2"/><text:span text:style-name="T1343">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43">So passing along a function named<text:span text:style-name="T3"> g</text:span><text:span text:style-name="T182"> does has that function and only that function used during the course of evaluation. </text:span></text:p>
      <text:p text:style-name="P40"/>
      <text:h text:style-name="P1385" text:outline-level="3"><text:bookmark-start text:name="__RefHeading___Toc63802_779238116"/>Summary<text:bookmark-end text:name="__RefHeading___Toc63802_779238116"/></text:h>
      <text:p text:style-name="P759"><text:span text:style-name="T1608">define[f(args)][…</text:span><text:span text:style-name="T390">] </text:span><text:span text:style-name="T237">⇔ </text:span><text:span text:style-name="T390"><text:s/>f(</text:span><text:span text:style-name="T120">args</text:span><text:span text:style-name="T390">) →local[…] have the exact same visibility.</text:span></text:p>
      <text:p text:style-name="P758"><text:span text:style-name="T237">f(</text:span><text:span text:style-name="T36">args</text:span><text:span text:style-name="T237">)→</text:span><text:span text:style-name="T36">expression </text:span><text:span text:style-name="T237">allows a single expression and returns its value</text:span></text:p>
      <text:p text:style-name="P759"><text:span text:style-name="T390">f(</text:span><text:span text:style-name="T120">args</text:span><text:span text:style-name="T390">)→block[</text:span><text:span text:style-name="T120">expressions</text:span><text:span text:style-name="T390">]</text:span><text:span text:style-name="T120"> </text:span><text:span text:style-name="T390">allows a multiple expressions with no automatic return value. Note that this is how you make a multi-line body for a lambda functions.</text:span></text:p>
      <text:p text:style-name="P229"/>
      <text:p text:style-name="P1223">Lambdas inside other functions.</text:p>
      <text:p text:style-name="P570"><text:span text:style-name="T211">You </text:span><text:span text:style-name="T210">can </text:span><text:span text:style-name="T211">nest function definitions inside function definitions these, so </text:span></text:p>
      <text:p text:style-name="Preformatted_20_Text"><text:s text:c="4"/>h(x) -&gt; [f(x)-&gt;x^2; return(f(x)<text:span text:style-name="T1215">)</text:span>;];</text:p>
      <text:p text:style-name="Text_20_body"/>
      <text:p text:style-name="P581">is fine. </text:p>
      <text:h text:style-name="Heading_20_2" text:outline-level="2"><text:bookmark-start text:name="__RefHeading___Toc16290_4001340964"/><text:soft-page-break/>Nesting<text:bookmark-end text:name="__RefHeading___Toc16290_4001340964"/></text:h>
      <text:p text:style-name="P540">You may define functions within other functions, but they are only visible within the enclosing function. See visibility and lifetime below. For instance</text:p>
      <text:p text:style-name="P989">define[</text:p>
      <text:p text:style-name="P989"><text:s text:c="4"/>f(x)</text:p>
      <text:p text:style-name="P989"><text:s/>][</text:p>
      <text:p text:style-name="P989"><text:s text:c="4"/>s(x)-&gt;x^2;</text:p>
      <text:p text:style-name="P989"><text:s text:c="4"/>return<text:span text:style-name="T1269">(</text:span>s(x)<text:span text:style-name="T1269">)</text:span>;</text:p>
      <text:p text:style-name="P989">];</text:p>
      <text:p text:style-name="P540"/>
      <text:p text:style-name="P541">In this case, the function <text:span text:style-name="T3">s(x)</text:span><text:span text:style-name="T182"> is defined inside the body of the function, </text:span><text:span text:style-name="T3">f(x)</text:span><text:span text:style-name="T182">. Note that in this case x refers to dummy variables in the definition of </text:span><text:span text:style-name="T522">f</text:span><text:span text:style-name="T401"> and </text:span><text:span text:style-name="T522">s</text:span><text:span text:style-name="T401">,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27">Functions are defined <text:s/>within the current block and you may define them pretty much anywhere, e.g.</text:p>
      <text:p text:style-name="P981">if[</text:p>
      <text:p text:style-name="P981"><text:s text:c="3"/>x&lt;2</text:p>
      <text:p text:style-name="Preformatted_20_Text">][</text:p>
      <text:p text:style-name="Preformatted_20_Text"><text:s text:c="3"/>g(x)-<text:span text:style-name="T1255">&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27"/>
      <text:p text:style-name="P586">Within the <text:span text:style-name="T652">then</text:span><text:span text:style-name="T3"> </text:span>and <text:span text:style-name="T678">else</text:span><text:span text:style-name="T3"> </text:span>blocks, <text:span text:style-name="T678">g</text:span><text:span text:style-name="T3"> </text:span><text:span text:style-name="T182">exists as defined. Issuing a call to it outside of the block would cause an undefined function error.</text:span></text:p>
      <text:p text:style-name="P528"><text:span text:style-name="T182">One use is having conditionals define the function. Set the function to something trivial (much like setting a variable to </text:span><text:span text:style-name="T678">null</text:span><text:span text:style-name="T3"> </text:span><text:span text:style-name="T182"><text:s/>first:</text:span></text:p>
      <text:p text:style-name="Preformatted_20_Text">g(x)-&gt; null;</text:p>
      <text:p text:style-name="Preformatted_20_Text">if[</text:p>
      <text:p text:style-name="Preformatted_20_Text"><text:s text:c="2"/>x &lt; 2</text:p>
      <text:p text:style-name="Preformatted_20_Text">][ //… etc.</text:p>
      <text:p text:style-name="P528"><text:span text:style-name="T182">Then subsequent calls to </text:span><text:span text:style-name="T678">g</text:span><text:span text:style-name="T3"> </text:span><text:span text:style-name="T182"><text:s/>would use whatever the definition turned out to be. </text:span><text:span text:style-name="T203">It is true that you could also just have a conditional inside the function to select the expression, but a common pattern is the so-called </text:span><text:span text:style-name="T164">factory pattern</text:span><text:span text:style-name="T441"> in which:</text:span></text:p>
      <text:p text:style-name="Preformatted_20_Text">g(x)-&gt;null;</text:p>
      <text:p text:style-name="Preformatted_20_Text">define[</text:p>
      <text:p text:style-name="Preformatted_20_Text"><text:s text:c="3"/>G_Factory(a,b,...)</text:p>
      <text:p text:style-name="Preformatted_20_Text">][</text:p>
      <text:p text:style-name="P982"><text:s text:c="2"/>if[</text:p>
      <text:p text:style-name="P982"><text:s text:c="3"/>// <text:span text:style-name="T1256">condition</text:span></text:p>
      <text:p text:style-name="P982"><text:s text:c="2"/>][</text:p>
      <text:p text:style-name="P982"><text:s text:c="4"/>g(x)-&gt; <text:s/>. . . </text:p>
      <text:p text:style-name="P983"><text:s text:c="2"/>];</text:p>
      <text:p text:style-name="P983"><text:soft-page-break/><text:s text:c="2"/>// lots of other logic machinery to determine various avatars of g</text:p>
      <text:p text:style-name="P983">];</text:p>
      <text:p text:style-name="P983"/>
      <text:p text:style-name="Preformatted_20_Text">G_Factory(x,y, ...);</text:p>
      <text:p text:style-name="P182"/>
      <text:p text:style-name="P587"><text:span text:style-name="T401">In this case, <text:s/>a very complex bit of logic determines what g is and sets it. <text:s/>You go back to the factory and use it every time you need to determine </text:span><text:span text:style-name="T749">g</text:span><text:span text:style-name="T401">. This keeps the use of </text:span><text:span text:style-name="T749">g</text:span><text:span text:style-name="T401"> separate from implementation and runtime considerations.</text:span></text:p>
      <text:h text:style-name="P1386" text:outline-level="3"><text:bookmark-start text:name="__RefHeading___Toc16294_4001340964"/>Function references<text:bookmark-end text:name="__RefHeading___Toc16294_4001340964"/></text:h>
      <text:p text:style-name="P512"><text:span text:style-name="T83">Terminology.</text:span><text:span text:style-name="T320"> Algebraic operations are merely examples of functions that take one argument (monads) or two arguments (dyads). <text:s/>Functions do things with data (like numbers, strings, stems etc.). On the other hand, there are </text:span><text:span text:style-name="T83">operators</text:span><text:span text:style-name="T320"> which do things to functions </text:span><text:span text:style-name="T319">as well</text:span><text:span text:style-name="T320">. References are the mechanism by which functions are passed to operators.</text:span></text:p>
      <text:p text:style-name="P512">You may also pass along references to functions in other functions. <text:span text:style-name="T1228">A </text:span><text:span text:style-name="T133">reference </text:span><text:span text:style-name="T435"><text:s/>to a function is of the form</text:span></text:p>
      <text:p text:style-name="P195"><text:span text:style-name="T666">@</text:span><text:span text:style-name="T652">name</text:span><text:span text:style-name="T1307"> </text:span><text:span text:style-name="T91">or </text:span><text:span text:style-name="T666">@</text:span><text:span text:style-name="T652">name()</text:span></text:p>
      <text:p text:style-name="P578"><text:span text:style-name="T435">where </text:span><text:span text:style-name="T741">name</text:span><text:span text:style-name="T529"> </text:span><text:span text:style-name="T435">is the name of the function </text:span><text:span text:style-name="T458">and the parentheses are optional</text:span><text:span text:style-name="T435">. There are no arguments. In a similar vein, a reference to an </text:span><text:span text:style-name="T443">algebraic operation</text:span><text:span text:style-name="T435"> is of the form</text:span></text:p>
      <text:p text:style-name="P513"><text:span text:style-name="T445">@</text:span><text:span text:style-name="T158">op</text:span></text:p>
      <text:p text:style-name="P578"><text:span text:style-name="T435">E.g. </text:span><text:span text:style-name="T740">@</text:span><text:span text:style-name="T742">+</text:span><text:span text:style-name="T435"> would be addition, </text:span><text:span text:style-name="T740">@</text:span><text:span text:style-name="T741">*</text:span><text:span text:style-name="T435"> would be multiplication.</text:span></text:p>
      <text:p text:style-name="P529"><text:span text:style-name="T1259">This means that you can basically pass along the function as an argument to be applied. This works for most </text:span><text:span text:style-name="T1258">operations</text:span><text:span text:style-name="T1259"> (such as + - * etc.)</text:span></text:p>
      <text:p text:style-name="Preformatted_20_Text"><text:s text:c="3"/>r(x)-&gt;x^2 + 1;</text:p>
      <text:p text:style-name="Preformatted_20_Text"><text:s text:c="3"/>f(<text:span text:style-name="T1263">@</text:span>h, x) -&gt; h(x)</text:p>
      <text:p text:style-name="P511"/>
      <text:p text:style-name="P514">The first function is defined. The second one (and this is a really simple example to show how this works) just applies the function to the argument. Note that in the definition, <text:span text:style-name="T749">h</text:span> is just a place holder. It will be replaced by the first argument. To invoke it, </text:p>
      <text:p text:style-name="Preformatted_20_Text"><text:s text:c="3"/>f(<text:span text:style-name="T1263">@</text:span>r, 2)</text:p>
      <text:p text:style-name="Preformatted_20_Text">5</text:p>
      <text:p text:style-name="P513"/>
      <text:p text:style-name="P514">So in this case, <text:span text:style-name="T749">f</text:span> takes <text:span text:style-name="T749">r</text:span><text:span text:style-name="T182"> and applies it to </text:span><text:span text:style-name="T21">2</text:span><text:span text:style-name="T749"> </text:span><text:span text:style-name="T182">. This also works with operators too</text:span></text:p>
      <text:p text:style-name="Preformatted_20_Text"><text:s text:c="3"/>op(<text:span text:style-name="T1263">@</text:span>h(), x, y) -&gt; h(x,y)</text:p>
      <text:p text:style-name="Preformatted_20_Text"><text:s text:c="3"/>op(<text:span text:style-name="T1263">@</text:span>*, 2, 3)</text:p>
      <text:p text:style-name="Preformatted_20_Text">6</text:p>
      <text:p text:style-name="P513"/>
      <text:p text:style-name="P586"><text:span text:style-name="T1228">This passes along the operator </text:span><text:span text:style-name="T749">*</text:span><text:span text:style-name="T1228"> and applies it as a dyad (a </text:span><text:span text:style-name="T95">dyad</text:span><text:span text:style-name="T340"> is a function with two arguments – all operators are simply dyadic functions) to</text:span><text:span text:style-name="T1228"> 2 and 3. </text:span><text:span text:style-name="T1257">Similarly, a </text:span><text:span text:style-name="T82">monad</text:span><text:span text:style-name="T318"> takes a single arguments (</text:span><text:span text:style-name="T82">e.g.</text:span><text:span text:style-name="T318"> </text:span><text:soft-page-break/><text:span text:style-name="T318">logical not </text:span><text:span text:style-name="T325">or</text:span><text:span text:style-name="T318"> </text:span><text:span text:style-name="T528">!</text:span><text:span text:style-name="T442">). </text:span><text:span text:style-name="T340">Note</text:span><text:span text:style-name="T1228"> that operators always are realized as </text:span><text:span text:style-name="T1257">monadic or </text:span><text:span text:style-name="T1228">dyadic operators, </text:span><text:span text:style-name="T1257">depending on the number of arguments, </text:span><text:span text:style-name="T1228">since otherwise you would need some different notation for functions vs operators, which would get very cumbersome fast. </text:span><text:span text:style-name="T1257">And example of an operator that is both monaidc and dyadic is </text:span><text:span text:style-name="T15">-</text:span><text:span text:style-name="T204">, the minus operator. It can be monadic if it means the negative of a number, like </text:span><text:span text:style-name="T1363">-</text:span><text:span text:style-name="T1237">4</text:span><text:span text:style-name="T15"> </text:span><text:span text:style-name="T204">or it can be dyadic and represent subtraction, </text:span><text:span text:style-name="T165">e.g.</text:span><text:span text:style-name="T442">, </text:span><text:span text:style-name="T749">5</text:span><text:span text:style-name="T528"> </text:span><text:span text:style-name="T1362">or </text:span><text:span text:style-name="T749">-3</text:span><text:span text:style-name="T442">. </text:span></text:p>
      <text:p text:style-name="P582"><text:span text:style-name="T467">An alternate for the monadic sign</text:span><text:span text:style-name="T468">s</text:span><text:span text:style-name="T467"> </text:span><text:span text:style-name="T468">are</text:span><text:span text:style-name="T467"> the raised minus sign (unicode 00af, ¯) <text:s/></text:span><text:span text:style-name="T468">or raised plus sign ⁺ (uncode 207a)</text:span><text:span text:style-name="T467">. This does have the advantage that it is never ambiguous, e.g. - - - </text:span><text:span text:style-name="T468">b</text:span><text:span text:style-name="T467"> <text:s/>is </text:span><text:span text:style-name="T469">unclear</text:span><text:span text:style-name="T467"> </text:span><text:span text:style-name="T469">but </text:span><text:span text:style-name="T467">-- ¯b </text:span><text:span text:style-name="T468">or </text:span><text:span text:style-name="T467"><text:s text:c="2"/>¯- -b <text:s/>never </text:span><text:span text:style-name="T468">are</text:span><text:span text:style-name="T467">. </text:span></text:p>
      <text:p text:style-name="P514">A very useful built in function that uses function references is <text:span text:style-name="T749">reduce</text:span><text:span text:style-name="T3"> </text:span><text:span text:style-name="T182">(and the related function, </text:span><text:span text:style-name="T749">expand </text:span><text:span text:style-name="T182">). </text:span></text:p>
      <text:p text:style-name="Heading">Example: <text:span text:style-name="T1232">Getting the even and odd parts of a function.</text:span></text:p>
      <text:p text:style-name="P517"><text:span text:style-name="T1232">A function, </text:span><text:span text:style-name="T10">g</text:span><text:span text:style-name="T200">, even if and only if g(x) == g(-x) and odd if g(x) ==</text:span> -g(-x). <text:span text:style-name="T1232">The classic example of an even function is </text:span><text:span text:style-name="T79">x^</text:span><text:span text:style-name="T314">2 and of an odd function is </text:span><text:span text:style-name="T79">x</text:span><text:span text:style-name="T314">^3, </text:span><text:span text:style-name="T325">and yes the name refers to the fact they act like even and odd powers</text:span><text:span text:style-name="T314">. Generally</text:span><text:span text:style-name="T1232"> functions are neither even nor odd, but can always be decomposed into even and odd parts </text:span><text:span text:style-name="T1269">(since this has a notation with fancy </text:span><text:span text:style-name="T16">o</text:span><text:span text:style-name="T207"> and </text:span><text:span text:style-name="T16">e</text:span><text:span text:style-name="T207"> in Math., we’ll use that)</text:span><text:span text:style-name="T1232">:</text:span></text:p>
      <text:p text:style-name="P518"><text:span text:style-name="T1233">o</text:span><text:span text:style-name="T1236">(g) = (g(x) - g(-x))/2</text:span></text:p>
      <text:p text:style-name="P518"><text:span text:style-name="T1233">e</text:span><text:span text:style-name="T1236">(g) = (g(x) + g(-x))/2</text:span></text:p>
      <text:p text:style-name="P517"><text:span text:style-name="T1234">A common thing to do in Math is to grab the even and odd parts of </text:span><text:span text:style-name="T1238">g</text:span><text:span text:style-name="T1234"> and work with those. How to do this in QDL is extremely easy with </text:span><text:span text:style-name="T1235">operators</text:span><text:span text:style-name="T1234">:</text:span></text:p>
      <text:p text:style-name="Preformatted_20_Text"><text:span text:style-name="T1064"><text:s text:c="3"/>odd</text:span>(<text:span text:style-name="T1263">@</text:span>g,x)-&gt;(g(x) - g(-x))/2;</text:p>
      <text:p text:style-name="Preformatted_20_Text"><text:s text:c="3"/>even(<text:span text:style-name="T1263">@</text:span>g,x)-&gt;(g(x) + g(-x))/2;</text:p>
      <text:p text:style-name="Preformatted_20_Text"><text:s text:c="3"/><text:span text:style-name="T1232">h(x)-&gt; x^2 + x^3;</text:span></text:p>
      <text:p text:style-name="Preformatted_20_Text"><text:s text:c="3"/><text:span text:style-name="T1232">h(2)</text:span></text:p>
      <text:p text:style-name="P977">12</text:p>
      <text:p text:style-name="Preformatted_20_Text"><text:s text:c="3"/><text:span text:style-name="T1232">odd(</text:span><text:span text:style-name="T1263">@</text:span><text:span text:style-name="T1232">h, 2);</text:span></text:p>
      <text:p text:style-name="P977">8</text:p>
      <text:p text:style-name="P977"><text:s text:c="3"/>even(<text:span text:style-name="T1263">@</text:span>h, 2)</text:p>
      <text:p text:style-name="P977">4</text:p>
      <text:p text:style-name="Text_20_body"/>
      <text:h text:style-name="Heading_20_2" text:outline-level="2"><text:bookmark-start text:name="__RefHeading___Toc700_3277173355"/>Related functions<text:bookmark-end text:name="__RefHeading___Toc700_3277173355"/></text:h>
      <text:h text:style-name="P1387" text:outline-level="3"><text:bookmark-start text:name="__RefHeading___Toc702_3277173355"/>return<text:bookmark-end text:name="__RefHeading___Toc702_3277173355"/></text:h>
      <text:p text:style-name="P1201">Description</text:p>
      <text:p text:style-name="P301">Return a value or none. <text:span text:style-name="T1036">Note that this really only makes sense within a script or function. Issuing it in, </text:span><text:span text:style-name="T62">e.g.</text:span><text:span text:style-name="T280"> the workspace will not have the intended effect you want since you are asking the system to hand off the value to another process. Only use this as indicated.</text:span></text:p>
      <text:p text:style-name="P1201"><text:soft-page-break/>Usage</text:p>
      <text:p text:style-name="Preformatted_20_Text">return([value]);</text:p>
      <text:p text:style-name="P1201">Arguments</text:p>
      <text:p text:style-name="P301">One <text:span text:style-name="T953">(optional)</text:span>. The value to be returned. <text:span text:style-name="T953">No value means so simply exit at that point. Note that if a function normally ends and does not return a value, you do not need a </text:span><text:span text:style-name="T44">return();</text:span></text:p>
      <text:p text:style-name="P1201">Output</text:p>
      <text:p text:style-name="P301">The value to be returned.</text:p>
      <text:p text:style-name="P1201">Examples</text:p>
      <text:p text:style-name="P302">Here is a cheerful little program that ignore<text:span text:style-name="T1000">s</text:span> everything and just ret<text:span text:style-name="T934">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P1353"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562">Many times you want to assert that a certain condition is met or that processing should (unrecoverably) end. This is the function of the <text:span text:style-name="T3">assert </text:span><text:span text:style-name="T182">construct. The form for it is very simple (Note that it is not an expression, but a regular control structure, so it is best to have it alone on a line.)</text:span></text:p>
      <text:p text:style-name="Preformatted_20_Text"><text:s text:c="3"/><text:span text:style-name="T1327">assert</text:span><text:span text:style-name="T1330">[</text:span><text:span text:style-name="T1327"> conditional </text:span><text:span text:style-name="T1330">][</text:span><text:span text:style-name="T1327"> expression</text:span><text:span text:style-name="T1330">];</text:span></text:p>
      <text:p text:style-name="Standard"/>
      <text:p text:style-name="P98">An alternate syntax uses unicode and is</text:p>
      <text:p text:style-name="P92"/>
      <text:p text:style-name="Preformatted_20_Text"><text:span text:style-name="T1292">⊨</text:span> <text:span text:style-name="T1333">conditional : expression</text:span></text:p>
      <text:p text:style-name="P92"/>
      <text:p text:style-name="P92"><text:span text:style-name="T1333">where ⊨ is unicode 22a8. Again, this really should be on a single line. I</text:span><text:span text:style-name="T1327">f the conditional is true, nothing happens. If it is false, then the </text:span><text:span text:style-name="T93">expression </text:span><text:span text:style-name="T334">is evaluated and the result is converted to a string and </text:span><text:span text:style-name="T398">a specific error is raised (so you can catch these)</text:span><text:span text:style-name="T334">.</text:span></text:p>
      <text:p text:style-name="P34"/>
      <text:p text:style-name="Preformatted_20_Text"><text:s text:c="3"/>assert<text:span text:style-name="T1330">[ </text:span>0 &lt; script_args<text:span text:style-name="T1328">()</text:span> <text:span text:style-name="T1330">][</text:span> 'you must supply at least one argument'<text:span text:style-name="T1330">]</text:span>;</text:p>
      <text:p text:style-name="P34"/>
      <text:p text:style-name="P100"><text:span text:style-name="T344">T</text:span><text:span text:style-name="T345">his is one of the most commonly occurring ways to control program flow, so is properly speaking </text:span><text:span text:style-name="T344">it is </text:span><text:span text:style-name="T345">simply a useful idiom. </text:span></text:p>
      <text:h text:style-name="Heading_20_2" text:outline-level="2"><text:bookmark-start text:name="__RefHeading___Toc21568_127364881"/><text:soft-page-break/>Blocks<text:bookmark-end text:name="__RefHeading___Toc21568_127364881"/></text:h>
      <text:p text:style-name="Text_20_body"><text:span text:style-name="T1355">All a block does is create a local environment for its duration. This lets you create variables local to the block without cluttering your symbol table. </text:span><text:span text:style-name="T1493">There are two types, standard (keyword </text:span><text:span text:style-name="T28">block</text:span><text:span text:style-name="T229">) which inherits the ambient state and </text:span><text:span text:style-name="T28">local</text:span><text:span text:style-name="T229"> which has no shared state. </text:span><text:span text:style-name="T218">For</text:span><text:span text:style-name="T1355"> instance, you may want to write an initialization script which sets a bunch of variables in your workspace. This must be executed with </text:span><text:span text:style-name="T675">script_load</text:span><text:span text:style-name="T218"> to set variables, but it may need to do some work that involves variables and functions that you do not want propagated. </text:span><text:span text:style-name="T217">Or if the current environment has many specialized functions, you may have to use a </text:span><text:span text:style-name="T675">script_load</text:span> <text:span text:style-name="T1357">since </text:span><text:span text:style-name="T675">script_</text:span><text:span text:style-name="T677">run</text:span> <text:span text:style-name="T1357">would not inherit these.</text:span> <text:span text:style-name="T1357">The solution is to s</text:span><text:span text:style-name="T218">tick them in a block. <text:s/></text:span><text:span text:style-name="T216">You may use </text:span><text:span text:style-name="T217">blocks </text:span><text:span text:style-name="T216">wherever you like, nest them, etc. </text:span></text:p>
      <text:p text:style-name="Heading">Example</text:p>
      <text:p text:style-name="P583">If we had a script <text:span text:style-name="T676">ldap</text:span><text:span text:style-name="T1356">_</text:span><text:span text:style-name="T652">init</text:span> we might want to write something like this:</text:p>
      <text:p text:style-name="Preformatted_20_Text">/* global variables */</text:p>
      <text:p text:style-name="Preformatted_20_Text">ldap. := null;</text:p>
      <text:p text:style-name="P1012">start_time = date_ms();</text:p>
      <text:p text:style-name="P1012">block[</text:p>
      <text:p text:style-name="P1012"><text:s text:c="3"/>cfg. := file_<text:span text:style-name="T1356">read</text:span>(script_args(0),<text:span text:style-name="T1356">1</text:span>); // <text:span text:style-name="T1356">read in file as stem</text:span></text:p>
      <text:p text:style-name="P1013"><text:s text:c="3"/><text:span text:style-name="T1356">ldap.username := ‘ou=people,’ + cfg.0 ; // or whatever</text:span></text:p>
      <text:p text:style-name="P1016"><text:s text:c="3"/>my_useful_function()- &gt; ...</text:p>
      <text:p text:style-name="P1014"><text:span text:style-name="T1355"><text:s text:c="3"/>// </text:span><text:span text:style-name="T1356">more </text:span><text:span text:style-name="T1355">local stuff</text:span></text:p>
      <text:p text:style-name="P1012">];</text:p>
      <text:p text:style-name="P36"/>
      <text:p text:style-name="Standard"><text:span text:style-name="T341">At the end of this script, </text:span><text:span text:style-name="T748">ldap.</text:span> <text:span text:style-name="T1355">and </text:span><text:span text:style-name="T675">start_time</text:span> <text:span text:style-name="T1355">are in now available in the workspace, but </text:span><text:span text:style-name="T675">cfg. </text:span><text:span text:style-name="T1364">and </text:span><text:span text:style-name="T679">my_useful_function</text:span> <text:span text:style-name="T1364">are</text:span><text:span text:style-name="T1355"> not. </text:span><text:span text:style-name="T1364">In this way, having a ton of helper variables and functions don’t clutter up the user’s workspace.</text:span></text:p>
      <text:p text:style-name="Standard"/>
      <text:p text:style-name="P1234">Example.</text:p>
      <text:p text:style-name="P683">Here is an example of using a local block.</text:p>
      <text:p text:style-name="Preformatted_20_Text"><text:s text:c="3"/>a := 5</text:p>
      <text:p text:style-name="Preformatted_20_Text"><text:s text:c="3"/><text:span text:style-name="T1493">local[ a:= 0;];</text:span></text:p>
      <text:p text:style-name="Preformatted_20_Text"><text:s text:c="3"/><text:span text:style-name="T1493">1/a</text:span></text:p>
      <text:p text:style-name="P1076">0.2</text:p>
      <text:p text:style-name="P683"/>
      <text:p text:style-name="P683">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957">in Functions</text:span> <text:bookmark-end text:name="__RefHeading___Toc650_3277173355"/></text:h>
      <text:p text:style-name="P11"><text:span text:style-name="T187">F</text:span><text:span text:style-name="T182">unctions have a very specific documentation feature. At the very top of the body, you may enter documentation, each line is of the form</text:span></text:p>
      <text:p text:style-name="P39"/>
      <text:p text:style-name="P1136">» text</text:p>
      <text:p text:style-name="Standard"><text:span text:style-name="T1594">or</text:span> </text:p>
      <text:p text:style-name="P1135">=== text</text:p>
      <text:p text:style-name="P295"><text:soft-page-break/><text:s/></text:p>
      <text:p text:style-name="P588"><text:span text:style-name="T1364">a</text:span><text:span text:style-name="T861">nd these will be taken when the function definition is read and kept available for consultation. You may get a full listing of every user-defined (meaning, not built in) function the workspace knows about. <text:s/></text:span><text:span text:style-name="T1364">Such documentation is not available in lambdas because documentation has a specific format (so it can be found by the help system) involving per line statements.</text:span></text:p>
      <text:p text:style-name="Heading">Generic help</text:p>
      <text:p text:style-name="P296">Each is printed as</text:p>
      <text:p text:style-name="P881"><text:s text:c="4"/>)<text:span text:style-name="T1001">help *</text:span></text:p>
      <text:p text:style-name="P867">fib2(1): This will compute the n-th element of a Fibonacci sequence.</text:p>
      <text:p text:style-name="Preformatted_20_Text">f(1): This is a comment</text:p>
      <text:p text:style-name="P294"/>
      <text:p text:style-name="P579"><text:span text:style-name="T861">where there is the </text:span><text:span text:style-name="T588">name(number of arguments)</text:span><text:span text:style-name="T861"> and the first line of the comment (which should be meaningful and explain to the user what the function does.) The first is a good comment. The secon</text:span><text:span text:style-name="T934">d</text:span><text:span text:style-name="T861"> is not. </text:span><text:span text:style-name="T20">Note:</text:span><text:span text:style-name="T1352"> </text:span><text:span text:style-name="T743">)help *</text:span><text:span text:style-name="T1352"> is a “kitchen sink” option where you kind of know what you are looking for but don’t really remember. It gives you a nice list to peruse and consider.</text:span></text:p>
      <text:p text:style-name="Heading">Specific help</text:p>
      <text:p text:style-name="Text_20_body"><text:span text:style-name="T1352">If you want to read all of the documentation for a given function, invoke </text:span><text:span text:style-name="T743">)help </text:span><text:span text:style-name="T1352">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48">There are many things that the )help command can do. Please see the workspace documentation for more.</text:p>
      <text:h text:style-name="P1368" text:outline-level="2"><text:bookmark-start text:name="__RefHeading___Toc46703_3045913216"/>Operators or, what’s up with the funny characters?<text:bookmark-end text:name="__RefHeading___Toc46703_3045913216"/></text:h>
      <text:p text:style-name="P819"><text:span text:style-name="T1620">Many of the functions in QDL (</text:span><text:span text:style-name="T1621">e.g.</text:span><text:span text:style-name="T1620"> </text:span><text:span text:style-name="T646">for_each</text:span><text:span text:style-name="T1620">) have an operator form (e.g. ∀). The reason</text:span><text:span text:style-name="T1647">s</text:span><text:span text:style-name="T1620"> for this </text:span><text:span text:style-name="T1647">are (1) </text:span><text:span text:style-name="T1620">simpl</text:span><text:span text:style-name="T1647">e</text:span><text:span text:style-name="T1620"> readability </text:span><text:span text:style-name="T1647">and (2) streamlining your code once you are practiced at it. </text:span><text:span text:style-name="T1620"><text:s/>The only point is that the general form of an operator is modelled on that of monaic and dyadic operators, like -. So the general syntax is</text:span></text:p>
      <text:p text:style-name="P818">operator <text:span text:style-name="T36">main argument</text:span> </text:p>
      <text:p text:style-name="P171">additional argument <text:span text:style-name="T237">operator </text:span>main argument</text:p>
      <text:p text:style-name="P228">A typical example is the transpose function, </text:p>
      <text:p text:style-name="P819"><text:span text:style-name="T393">transpose(arg.) </text:span>⬄ ⦰<text:span text:style-name="T1621">arg.</text:span></text:p>
      <text:p text:style-name="P821"><text:soft-page-break/><text:span text:style-name="T1621">tranpose(arg., axis) </text:span>⬄ <text:span text:style-name="T1621">axis ⦰arg.</text:span></text:p>
      <text:p text:style-name="P820">Rest assured that you do <text:span text:style-name="T128">not </text:span><text:span text:style-name="T401">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1161">∃<text:span text:style-name="T1621">a</text:span> ∧ a≤2 ⇒f(a):0</text:p>
      <text:p text:style-name="P201"/>
      <text:p text:style-name="P201">Just looks neater than</text:p>
      <text:p text:style-name="Preformatted_20_Text">is_defined(a) &amp;&amp; a &lt;=2 ? f(a) : 0</text:p>
      <text:h text:style-name="P1355" text:outline-level="1">Modules</text:h>
      <text:p text:style-name="P1516"><text:span text:style-name="T1658">Namespace control is an essential part of programming as is encapsulation. </text:span><text:span text:style-name="T127">Modules </text:span><text:span text:style-name="T400">in QDL accomplish this. <text:s/>to wit</text:span></text:p>
      <text:p text:style-name="P1516"><text:span text:style-name="T1639">A </text:span><text:span text:style-name="T157">namespace </text:span><text:span text:style-name="T516">is a set of names that refer to a set of objects. Using a namespace ensures that all objects have unique names with repsect to that namespace. A very common example is a file system, where every file within a directory has a unique name. </text:span></text:p>
      <text:p text:style-name="P1516"><text:span text:style-name="T365">One of the most basic ideas in programming is </text:span><text:span text:style-name="T105">encapsulation</text:span><text:span text:style-name="T365"> that is to say, a group of statements with their own state (so the variables and functions know about each other and their workings are independent of the rest of the environment). </text:span><text:span text:style-name="T400">There is usually some mechanism to limit or control visibility to the outside. External code then does not have to be concerned with how inner workings of encapsulated code. </text:span></text:p>
      <text:p text:style-name="P1516"><text:span text:style-name="T516">In QDL </text:span><text:span text:style-name="T521">both of these are </text:span><text:span text:style-name="T516">accomplished through modules. Each module has its own namespace and every object in the workspace is associated with a namespace. The namespace qualifier is a URN. <text:s/></text:span><text:span text:style-name="T517">It is profitable to think of namepsaces as a dictionary of resources. </text:span><text:span text:style-name="T521">Modules may also have the visibility of the members controlled. </text:span><text:span text:style-name="T485"><text:s/></text:span><text:span text:style-name="T412">One of the great evils of many scripting languages is that there is no encapsulation – every variable is global and the net effect is extremely hard to find bugs. </text:span></text:p>
      <text:h text:style-name="P1370" text:outline-level="2">Module syntax</text:h>
      <text:p text:style-name="P1517">Modules are defined as </text:p>
      <text:p text:style-name="P1462">module[urn]</text:p>
      <text:p text:style-name="P1462"><text:s/><text:span text:style-name="T1640">{body}[</text:span></text:p>
      <text:p text:style-name="P1462"><text:s text:c="4"/><text:span text:style-name="T1640">=== module level comments.</text:span></text:p>
      <text:p text:style-name="P1461"><text:s text:c="4"/>statements];</text:p>
      <text:p text:style-name="P1517"/>
      <text:p text:style-name="P1516"><text:span text:style-name="T412">The statements have local scope, so inside the body of the module you do not need to qualify variables or functions. <text:s/></text:span><text:span text:style-name="T521">By default elements inside the module are visible (see </text:span><text:span text:style-name="T181">intrinsic variables </text:span><text:span text:style-name="T521">below on how to make them externally invisible). </text:span><text:span text:style-name="T412">Modules may be nested. Modules may also reside in an external file (</text:span><text:span text:style-name="T521">often </text:span><text:span text:style-name="T412">with the suffix .mdl) and may be loaded. Loading a module is little more than reading it into the </text:span><text:soft-page-break/><text:span text:style-name="T412">current workspace. </text:span><text:span text:style-name="T521">You may either use the definition directly in the workspace, put it in a file and load it or write a Java extension and load that.</text:span></text:p>
      <text:h text:style-name="Heading_20_2" text:outline-level="2">Supported operations</text:h>
      <text:p text:style-name="P1515">The following operations may be done on modules:</text:p>
      <text:list xml:id="list2640951248" text:style-name="L15">
        <text:list-item>
          <text:p text:style-name="P1522"><text:span text:style-name="T34">load </text:span><text:span text:style-name="T235"><text:s/>- If the module statement(s) are in a file, this has the effect of running </text:span><text:span text:style-name="T541">script_load. </text:span><text:span text:style-name="T1658">The URI is registered with the workspace and you may create copies of it.</text:span></text:p>
        </text:list-item>
        <text:list-item>
          <text:p text:style-name="P1518">import <text:span text:style-name="T182">- Create an instance of the module using the ambient state. </text:span><text:span text:style-name="T236">You may assign the module to a variable and pass it around like any other variable.</text:span></text:p>
        </text:list-item>
        <text:list-item>
          <text:p text:style-name="P1519">use <text:span text:style-name="T182">- this imports the given module into the ambient scope, so no namespace qualifications are needed.</text:span></text:p>
        </text:list-item>
        <text:list-item>
          <text:p text:style-name="P1519">loaded <text:span text:style-name="T182">- lists the loaded modules by their URI.</text:span></text:p>
        </text:list-item>
        <text:list-item>
          <text:p text:style-name="P1519">drop <text:span text:style-name="T182">- removes the loaded module</text:span></text:p>
        </text:list-item>
        <text:list-item>
          <text:p text:style-name="P1519">rename <text:span text:style-name="T182">- for a loaded module, changes the URI to a new URI. </text:span></text:p>
        </text:list-item>
      </text:list>
      <text:p text:style-name="P1520"><text:span text:style-name="T182"/></text:p>
      <text:p text:style-name="P1520"><text:span text:style-name="T182">The following operations interrogate a module for information</text:span></text:p>
      <text:list xml:id="list3610237064" text:style-name="L16">
        <text:list-item>
          <text:p text:style-name="P1521">funcs <text:span text:style-name="T182">- list the functions in the module</text:span></text:p>
        </text:list-item>
        <text:list-item>
          <text:p text:style-name="P1521">vars <text:span text:style-name="T182"><text:s/>- list the variables in the module</text:span></text:p>
        </text:list-item>
        <text:list-item>
          <text:p text:style-name="P1521">docs <text:span text:style-name="T182"><text:s/>- list the module documentation (as a stem of strings).</text:span></text:p>
        </text:list-item>
      </text:list>
      <text:p text:style-name="P1520"><text:span text:style-name="T182"/></text:p>
      <text:p text:style-name="Heading">An <text:span text:style-name="T1660">few </text:span>example<text:span text:style-name="T1660">s</text:span></text:p>
      <text:p text:style-name="P1523">Here is a complete example of how to use a module.</text:p>
      <text:p text:style-name="Preformatted_20_Text"><text:s text:c="3"/>module['A:X'][f(x)→x;y:='foo';]; // <text:span text:style-name="T1659">loads it</text:span></text:p>
      <text:p text:style-name="P1463"><text:s text:c="3"/><text:span text:style-name="T1659">z := import('A:X'); // initializes it, puts it in z</text:span></text:p>
      <text:p text:style-name="P1463"><text:s text:c="3"/><text:span text:style-name="T1659">z#f(5)</text:span></text:p>
      <text:p text:style-name="P1464">5</text:p>
      <text:p text:style-name="P1464"><text:s text:c="3"/>z#y</text:p>
      <text:p text:style-name="P1464">foo</text:p>
      <text:p text:style-name="P1464"><text:s text:c="3"/>funcs(z)</text:p>
      <text:p text:style-name="P1464">[f([1])]</text:p>
      <text:p text:style-name="P1464"><text:s text:c="3"/>vars(z)</text:p>
      <text:p text:style-name="P1464">[y]</text:p>
      <text:p text:style-name="P1476"/>
      <text:p text:style-name="P1476">What this does is show how to make a module available. The functions and variables are intended to be human readable lists though they can be parsed.</text:p>
      <text:p text:style-name="P1523"/>
      <text:p text:style-name="Preformatted_20_Text"><text:s text:c="2"/>loaded()</text:p>
      <text:p text:style-name="Preformatted_20_Text">[A:X]</text:p>
      <text:p text:style-name="P1525"><text:soft-page-break/><text:span text:style-name="T1660">This returns a list of the URIs that are loaded in current scope (here, the workspace.)</text:span></text:p>
      <text:p text:style-name="Preformatted_20_Text"><text:s text:c="3"/>ww(e,s)-&gt;e#f(s)<text:line-break/> <text:s text:c="2"/>ww(z,3) </text:p>
      <text:p text:style-name="P1465">3</text:p>
      <text:p text:style-name="P1477"/>
      <text:p text:style-name="P1478">This starts to show the power of having modules as variables – you can pass them around and resolve them. So for instance you might have</text:p>
      <text:p text:style-name="P1478"/>
      <text:p text:style-name="Preformatted_20_Text"><text:s text:c="3"/><text:span text:style-name="T1660">connect(db, parameters.)→db#connect(parameters.)</text:span></text:p>
      <text:p text:style-name="P1466"><text:s text:c="3"/><text:span text:style-name="T1660">my_sql := jload(</text:span><text:span text:style-name="T1659">'</text:span><text:span text:style-name="T1660">db</text:span><text:span text:style-name="T1659">'</text:span><text:span text:style-name="T1660">);</text:span></text:p>
      <text:p text:style-name="P1466"><text:s text:c="3"/><text:span text:style-name="T1660">postgres := jload(</text:span><text:span text:style-name="T1659">'</text:span><text:span text:style-name="T1660">db</text:span><text:span text:style-name="T1659">'</text:span><text:span text:style-name="T1660">);</text:span></text:p>
      <text:p text:style-name="Preformatted_20_Text"><text:s text:c="3"/><text:span text:style-name="T1660">connect(my_sql, mysql_param.)</text:span></text:p>
      <text:p text:style-name="P1465">ok</text:p>
      <text:p text:style-name="P1466"><text:s text:c="3"/><text:span text:style-name="T1660">connect(</text:span><text:span text:style-name="T1129">postgres</text:span><text:span text:style-name="T1660">, </text:span><text:span text:style-name="T1129">pg</text:span><text:span text:style-name="T1660">_param.)</text:span></text:p>
      <text:p text:style-name="P1465">ok</text:p>
      <text:p text:style-name="Text_20_body"/>
      <text:p text:style-name="P1524">in which multiple instances of a database module are running, each with their own state. This could even be used for another module that is a utility for working with databases.</text:p>
      <text:p text:style-name="P1526">Modules may be nested, so you may have modules within modules:</text:p>
      <text:p text:style-name="P1526"/>
      <text:p text:style-name="Preformatted_20_Text"><text:s text:c="2"/>module['A:Y'][module['A:X'][f(x)-&gt;x;y:='foo';];z:=import('A:X');];</text:p>
      <text:p text:style-name="Preformatted_20_Text"><text:s text:c="2"/>y := import('A:Y');</text:p>
      <text:p text:style-name="Preformatted_20_Text"><text:s text:c="2"/>y#z#f(3) <text:s text:c="3"/></text:p>
      <text:p text:style-name="Preformatted_20_Text">3</text:p>
      <text:p text:style-name="Text_20_body"/>
      <text:p text:style-name="P1526">Here z is a module in y.</text:p>
      <text:p text:style-name="P1527">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1467"><text:s text:c="2"/>h#f(3) </text:p>
      <text:p text:style-name="P1467"><text:span text:style-name="T1661">36</text:span> </text:p>
      <text:h text:style-name="P1354" text:outline-level="1"><text:bookmark-start text:name="__RefHeading___Toc16296_4001340964"/>Logging and debugging<text:bookmark-end text:name="__RefHeading___Toc16296_4001340964"/></text:h>
      <text:p text:style-name="P466">There are two additional ways to keep track of what QDL is doing. Logging consists of having a running <text:span text:style-name="T36">log</text:span><text:span text:style-name="T237"> or file that has informational messages in it like</text:span></text:p>
      <text:p text:style-name="P404">INFO: qdl(Fri Oct 23 10:39:53 CDT 2020): VFS MySQL mount: vfs#/mysql</text:p>
      <text:p text:style-name="P467"><text:span text:style-name="T1169">A log then is a running accounting of how the system is running and doing things. You may write to the log. There is also a </text:span><text:span text:style-name="T71">debugging</text:span><text:span text:style-name="T294"> facility included. This writes (to system error, not the console, though your output may end up there depending on how you have things set up). Debugging statements are normally put into your code and may be turned on and off as needed. </text:span></text:p>
      <text:p text:style-name="P831"><text:soft-page-break/><text:span text:style-name="T294">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95">statements are left in place and only turned on if there is some issue (such as log messages that something is not right, or other complaints).</text:span></text:p>
      <text:p text:style-name="P832"><text:span text:style-name="T295">T</text:span><text:span text:style-name="T237">hese are primitive functions in the sense that you would normally do something like</text:span></text:p>
      <text:p text:style-name="P1006"><text:span text:style-name="T1132">trace(x, user)→debug</text:span><text:span text:style-name="T1133">ger</text:span><text:span text:style-name="T1132">(1</text:span><text:span text:style-name="T1628">,’my_script.qdl at ‘ + date_iso() + ‘(‘ + user + ‘):’ + x);</text:span></text:p>
      <text:p text:style-name="P1007">warn(x, user)→debug<text:span text:style-name="T1633">ger</text:span>(3,…);</text:p>
      <text:p text:style-name="Standard"/>
      <text:p text:style-name="P151">and set up customized logging/debugging method with things like the script name, time stamps or whatever. <text:s/>In this case, information about the script and current user are printed.</text:p>
      <text:p text:style-name="P151"/>
      <text:p text:style-name="P21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901562081488">
          <table:table-cell table:style-name="Table3.A1" office:value-type="string">
            <text:p text:style-name="P1311">Name</text:p>
          </table:table-cell>
          <table:table-cell table:style-name="Table3.A1" office:value-type="string">
            <text:p text:style-name="P1311">Value</text:p>
          </table:table-cell>
          <table:table-cell table:style-name="Table3.C1" office:value-type="string">
            <text:p text:style-name="P1310">Description</text:p>
          </table:table-cell>
        </table:table-row>
        <table:table-row table:style-name="TableLine93901560453568">
          <table:table-cell table:style-name="Table3.A2" office:value-type="string">
            <text:p text:style-name="P1311">OFF</text:p>
          </table:table-cell>
          <table:table-cell table:style-name="Table3.A2" office:value-type="string">
            <text:p text:style-name="P1336">10</text:p>
          </table:table-cell>
          <table:table-cell table:style-name="Table3.C2" office:value-type="string">
            <text:p text:style-name="P1310">Disable logging/debugging. Nothing is printed. <text:span text:style-name="T1630">Default for debug</text:span></text:p>
          </table:table-cell>
        </table:table-row>
        <table:table-row table:style-name="TableLine93901560470304">
          <table:table-cell table:style-name="Table3.A2" office:value-type="string">
            <text:p text:style-name="P1311">SEVERE</text:p>
          </table:table-cell>
          <table:table-cell table:style-name="Table3.A2" office:value-type="string">
            <text:p text:style-name="P1336">5</text:p>
          </table:table-cell>
          <table:table-cell table:style-name="Table3.C2" office:value-type="string">
            <text:p text:style-name="P1310">an issue that prevents processing of anything. <text:span text:style-name="T1637">Generally issued right before raising an error.</text:span></text:p>
          </table:table-cell>
        </table:table-row>
        <table:table-row table:style-name="TableLine93901560469024">
          <table:table-cell table:style-name="Table3.A2" office:value-type="string">
            <text:p text:style-name="P1311">ERROR</text:p>
          </table:table-cell>
          <table:table-cell table:style-name="Table3.A2" office:value-type="string">
            <text:p text:style-name="P1336">4</text:p>
          </table:table-cell>
          <table:table-cell table:style-name="Table3.C2" office:value-type="string">
            <text:p text:style-name="P1310">errors - the system cannot resolve the issue, but processing continues</text:p>
          </table:table-cell>
        </table:table-row>
        <table:table-row table:style-name="TableLine93901560523136">
          <table:table-cell table:style-name="Table3.A2" office:value-type="string">
            <text:p text:style-name="P1311">WARN</text:p>
          </table:table-cell>
          <table:table-cell table:style-name="Table3.A2" office:value-type="string">
            <text:p text:style-name="P1336">3</text:p>
          </table:table-cell>
          <table:table-cell table:style-name="Table3.C2" office:value-type="string">
            <text:p text:style-name="P1310">warnings - things that are serious but don't require action</text:p>
          </table:table-cell>
        </table:table-row>
        <table:table-row table:style-name="TableLine93901560520576">
          <table:table-cell table:style-name="Table3.A2" office:value-type="string">
            <text:p text:style-name="P1311">INFO</text:p>
          </table:table-cell>
          <table:table-cell table:style-name="Table3.A2" office:value-type="string">
            <text:p text:style-name="P1336">2</text:p>
          </table:table-cell>
          <table:table-cell table:style-name="Table3.C2" office:value-type="string">
            <text:p text:style-name="P1310">informational</text:p>
          </table:table-cell>
        </table:table-row>
        <table:table-row table:style-name="Table3.7">
          <table:table-cell table:style-name="Table3.A2" office:value-type="string">
            <text:p text:style-name="P1311">TRACE</text:p>
          </table:table-cell>
          <table:table-cell table:style-name="Table3.A2" office:value-type="string">
            <text:p text:style-name="P1336">1</text:p>
          </table:table-cell>
          <table:table-cell table:style-name="Table3.C2" office:value-type="string">
            <text:p text:style-name="P1310">Print everything at all levels</text:p>
          </table:table-cell>
        </table:table-row>
      </table:table>
      <text:p text:style-name="P217"><text:s text:c="2"/></text:p>
      <text:p text:style-name="P468"><text:span text:style-name="T294">E</text:span><text:span text:style-name="T237">ach level is more restrictive than the last. So if you set</text:span></text:p>
      <text:p text:style-name="Preformatted_20_Text"><text:s text:c="3"/>debug<text:span text:style-name="T1633">ger</text:span>(<text:span text:style-name="T1628">4</text:span>);</text:p>
      <text:p text:style-name="P958">3 </text:p>
      <text:p text:style-name="P958">// previous debug level was 3 so <text:span text:style-name="T1629">now</text:span> only errors <text:span text:style-name="T1629">or above </text:span>would get outputted.</text:p>
      <text:p text:style-name="Text_20_body"/>
      <text:p text:style-name="P468">Then debug commands at a lower level will not print. This lets you ramp the amount of output up and down as needed. <text:s/><text:span text:style-name="T1170">Here is an example.</text:span></text:p>
      <text:p text:style-name="Preformatted_20_Text">debug<text:span text:style-name="T1633">ger</text:span>(2); //set only warning on <text:span text:style-name="T1633">for debugger statements</text:span></text:p>
      <text:p text:style-name="Preformatted_20_Text">if[!is_defined(user.id)][</text:p>
      <text:p text:style-name="Preformatted_20_Text"><text:s/><text:span text:style-name="T1059">log_</text:span><text:span text:style-name="T1065">entry</text:span>(1, 'Processing as anonymous user');</text:p>
      <text:p text:style-name="Preformatted_20_Text"><text:s/>//.. do anonymous user stuff</text:p>
      <text:p text:style-name="Preformatted_20_Text"><text:s text:c="2"/><text:span text:style-name="T1170">debug</text:span><text:span text:style-name="T1633">ger</text:span><text:span text:style-name="T1170">(</text:span><text:span text:style-name="T1628">1</text:span><text:span text:style-name="T1170">, '</text:span><text:span text:style-name="T1059">checking anonymous permissions.</text:span><text:span text:style-name="T1170">'); <text:s/></text:span></text:p>
      <text:p text:style-name="Preformatted_20_Text">]else[</text:p>
      <text:p text:style-name="P959"><text:s/>log_<text:span text:style-name="T1239">entry</text:span>(1, 'user ' + user.id + ' found.');</text:p>
      <text:p text:style-name="Preformatted_20_Text"><text:s/>// do known user stuff. <text:span text:style-name="T1170">Say we can’t find this user, log it:</text:span></text:p>
      <text:p text:style-name="P959"><text:s/><text:span text:style-name="T1170">log_</text:span><text:span text:style-name="T1239">entry</text:span><text:span text:style-name="T1170">(3, 'user not found in database! </text:span><text:span text:style-name="T1059">Done.</text:span><text:span text:style-name="T1170">');</text:span> <text:s/></text:p>
      <text:p text:style-name="Preformatted_20_Text">];</text:p>
      <text:p text:style-name="P468"/>
      <text:p text:style-name="P470">So as a point, in this example, it is entirely possible (and normal) that the user is not in the database and while the system can’t do anything about it (and logs the fact), normal processing continues in this case. </text:p>
      <text:p text:style-name="P468"><text:soft-page-break/>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835"><text:span text:style-name="T1634">Final note that if you have not configured debugging or logging then these commands do nothing. Turning </text:span><text:span text:style-name="T1633">debugging</text:span><text:span text:style-name="T1634"> on in a session is a simple as issuing a command like </text:span></text:p>
      <text:p text:style-name="Preformatted_20_Text">debug<text:span text:style-name="T1633">ger</text:span>(1)</text:p>
      <text:p text:style-name="P471"/>
      <text:p text:style-name="P471">(or any of the non-negative levels). <text:span text:style-name="T1633">Logs, however, involve writing to the system and are configured in the configuration file. Note that in server mode, most operations to change logging are forbidden since the server should control its log, not QDL.</text:span></text:p>
      <text:p text:style-name="P1257">Debugging configuration</text:p>
      <text:p text:style-name="P836">The debugger can be configured and this is done by passing in a stem with various values. </text:p>
      <table:table table:name="Table8" table:style-name="Table8">
        <table:table-column table:style-name="Table8.A"/>
        <table:table-column table:style-name="Table8.B"/>
        <table:table-column table:style-name="Table8.C"/>
        <table:table-row table:style-name="TableLine93901560561504">
          <table:table-cell table:style-name="Table8.A1" office:value-type="string">
            <text:p text:style-name="P1275">Name</text:p>
          </table:table-cell>
          <table:table-cell table:style-name="Table8.A1" office:value-type="string">
            <text:p text:style-name="P1275">Default</text:p>
          </table:table-cell>
          <table:table-cell table:style-name="Table8.A1" office:value-type="string">
            <text:p text:style-name="P1275">Description</text:p>
          </table:table-cell>
        </table:table-row>
        <table:table-row table:style-name="TableLine93901560822000">
          <table:table-cell table:style-name="Table8.A1" office:value-type="string">
            <text:p text:style-name="P1338">title</text:p>
          </table:table-cell>
          <table:table-cell table:style-name="Table8.A1" office:value-type="string">
            <text:p text:style-name="P1338"><text:span text:style-name="T1635">QDL</text:span>Workspace</text:p>
          </table:table-cell>
          <table:table-cell table:style-name="Table8.A1" office:value-type="string">
            <text:p text:style-name="P1337">This is the name associated with the entry.</text:p>
          </table:table-cell>
        </table:table-row>
        <table:table-row table:style-name="TableLine93901560839296">
          <table:table-cell table:style-name="Table8.A1" office:value-type="string">
            <text:p text:style-name="P1338">ts_on</text:p>
          </table:table-cell>
          <table:table-cell table:style-name="Table8.A1" office:value-type="string">
            <text:p text:style-name="P1338">true</text:p>
          </table:table-cell>
          <table:table-cell table:style-name="Table8.A1" office:value-type="string">
            <text:p text:style-name="P1337">Whether or not to display timestamps in the entry. Generally you do want these on</text:p>
          </table:table-cell>
        </table:table-row>
        <table:table-row table:style-name="TableLine93901560837088">
          <table:table-cell table:style-name="Table8.A1" office:value-type="string">
            <text:p text:style-name="P1338">level</text:p>
          </table:table-cell>
          <table:table-cell table:style-name="Table8.A1" office:value-type="string">
            <text:p text:style-name="P1338">10</text:p>
          </table:table-cell>
          <table:table-cell table:style-name="Table8.A1" office:value-type="string">
            <text:p text:style-name="P1339">The debugging level. The default is that debugging is off. <text:span text:style-name="T1637">You may use numbers of monikers, </text:span><text:span text:style-name="T122">e.g. '</text:span><text:span text:style-name="T394">info', 'warn', etc.</text:span></text:p>
          </table:table-cell>
        </table:table-row>
        <table:table-row table:style-name="TableLine93901560857536">
          <table:table-cell table:style-name="Table8.A1" office:value-type="string">
            <text:p text:style-name="P1338">delimiter</text:p>
          </table:table-cell>
          <table:table-cell table:style-name="Table8.A1" office:value-type="string">
            <text:p text:style-name="P1265">' <text:span text:style-name="T1633">| '</text:span></text:p>
          </table:table-cell>
          <table:table-cell table:style-name="Table8.A1" office:value-type="string">
            <text:p text:style-name="P1337">The delimiter between fields in the entry. This should enhance readability</text:p>
          </table:table-cell>
        </table:table-row>
        <table:table-row table:style-name="TableLine93901560860896">
          <table:table-cell table:style-name="Table8.A1" office:value-type="string">
            <text:p text:style-name="P1338">host</text:p>
          </table:table-cell>
          <table:table-cell table:style-name="Table8.A1" office:value-type="string">
            <text:p text:style-name="P1262">--</text:p>
          </table:table-cell>
          <table:table-cell table:style-name="Table8.A1" office:value-type="string">
            <text:p text:style-name="P1337">If you want to display a host (really any string, since no checking is done) you may set it here. This is useful when debugging output from several different machines.</text:p>
          </table:table-cell>
        </table:table-row>
      </table:table>
      <text:p text:style-name="P837">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837">The response is the previous values.</text:p>
      <text:p text:style-name="Heading"><text:soft-page-break/>Example. Making an entry</text:p>
      <text:p text:style-name="Preformatted_20_Text"><text:s text:c="2"/>debugger('info', 'test message')<text:line-break/>true<text:line-break/>2023-04-25T13:11:43.979Z | my entry | info: test message</text:p>
      <text:p text:style-name="Standard"/>
      <text:p text:style-name="P152">The output of the debugger is the <text:span text:style-name="T652">true</text:span><text:span text:style-name="T3"> </text:span><text:span text:style-name="T182">which means that the debugger command executed successfully. Since this is the console, standard out gets dumped here and the next line is what the actual entry it. It is of the form</text:span></text:p>
      <text:p text:style-name="P41"/>
      <text:p text:style-name="P152"><text:span text:style-name="T182">timestamp | title | level: </text:span><text:span text:style-name="T158">message</text:span></text:p>
      <text:p text:style-name="P49"/>
      <text:p text:style-name="P1258">Example. More realistic</text:p>
      <text:p text:style-name="P839">Let us say you had a large complex set of scripts and needed to have very specific messages. The Right Way to do this is to define your own set of debug commands like</text:p>
      <text:p text:style-name="P1169">format_error(script, host, message)→ …; // format the message</text:p>
      <text:p text:style-name="P1170"><text:span text:style-name="T1125">trace</text:span><text:span text:style-name="T1637">(script, message)→debugger(1, format_error(script, ‘localhost’, message));</text:span></text:p>
      <text:p text:style-name="P1170"><text:span text:style-name="T1125">info</text:span><text:span text:style-name="T1637">(script, message)→debugger(2, format_error(script, ‘localhost’, message));</text:span></text:p>
      <text:p text:style-name="P1170"><text:span text:style-name="T1125">warn</text:span><text:span text:style-name="T1637">(script, message)→debugger(3, format_error(script, ‘localhost’, message));</text:span></text:p>
      <text:p text:style-name="Text_20_body"><text:span text:style-name="T1637">e</text:span>tc. <text:span text:style-name="T1637">and use these in your code.</text:span></text:p>
      <text:p text:style-name="P1256">Capturing the debugging.</text:p>
      <text:p text:style-name="P833">Normally this is done at invocation of a script like (assuming bash$ is the shell prompt) which captures it in a file as the program runs</text:p>
      <text:p text:style-name="Preformatted_20_Text"><text:span text:style-name="T1629">bash$</text:span>./<text:span text:style-name="T1629">my-script.qdl arg0 arg1 2&gt; dbg.txt</text:span></text:p>
      <text:p text:style-name="Text_20_body"/>
      <text:p text:style-name="P839">This lets you run your program and test it at the command line like normal without having all the debug commands fall out. You can then look at the file at the end of you session.</text:p>
      <text:h text:style-name="Heading_20_2" text:outline-level="2"><text:bookmark-start text:name="__RefHeading___Toc16298_4001340964"/>Related functions<text:bookmark-end text:name="__RefHeading___Toc16298_4001340964"/></text:h>
      <text:h text:style-name="P1390" text:outline-level="3"><text:bookmark-start text:name="__RefHeading___Toc16300_4001340964"/><text:span text:style-name="T1636">debug</text:span><text:span text:style-name="T1635">ger</text:span><text:span text:style-name="T1636">, log</text:span><text:span text:style-name="T1199">ger</text:span><text:bookmark-end text:name="__RefHeading___Toc16300_4001340964"/></text:h>
      <text:p text:style-name="Heading">Description</text:p>
      <text:p text:style-name="P469">Set the debugging level or issue debugging messages.</text:p>
      <text:p text:style-name="Heading">Usage</text:p>
      <text:p text:style-name="Preformatted_20_Text"><text:bookmark-start text:name="__DdeLink__23811_2743472970"/>debug<text:span text:style-name="T1635">ger</text:span>()<text:bookmark-end text:name="__DdeLink__23811_2743472970"/></text:p>
      <text:p text:style-name="P1171"><text:bookmark-start text:name="__DdeLink__23811_27434729701"/>debug<text:span text:style-name="T1635">ger</text:span>(<text:span text:style-name="T1635">cfg.</text:span>)<text:bookmark-end text:name="__DdeLink__23811_27434729701"/></text:p>
      <text:p text:style-name="P1171"><text:bookmark-start text:name="__DdeLink__23811_27434729702"/>debug<text:span text:style-name="T1635">ger</text:span>(level)<text:bookmark-end text:name="__DdeLink__23811_27434729702"/></text:p>
      <text:p text:style-name="P1171"><text:bookmark-start text:name="__DdeLink__23811_27434729703"/>debug<text:span text:style-name="T1635">ger</text:span>(level , message)<text:bookmark-end text:name="__DdeLink__23811_27434729703"/></text:p>
      <text:p text:style-name="P1171"/>
      <text:p text:style-name="P1168"><text:span text:style-name="T1636">log</text:span><text:span text:style-name="T1124">ger</text:span><text:span text:style-name="T1636">()</text:span></text:p>
      <text:p text:style-name="P1171"><text:span text:style-name="T1636">log</text:span><text:span text:style-name="T1124">ger</text:span><text:span text:style-name="T1636">(</text:span><text:span text:style-name="T1635">cfg.</text:span><text:span text:style-name="T1636">)</text:span></text:p>
      <text:p text:style-name="P1171"><text:soft-page-break/><text:span text:style-name="T1636">log</text:span><text:span text:style-name="T1124">ger</text:span><text:span text:style-name="T1636">(level)</text:span></text:p>
      <text:p text:style-name="P1171"><text:span text:style-name="T1636">log</text:span><text:span text:style-name="T1124">ger</text:span><text:span text:style-name="T1636">(level, message)</text:span></text:p>
      <text:p text:style-name="Heading">Arguments</text:p>
      <text:p text:style-name="P469">(no arguments) - Inquire about current level</text:p>
      <text:p text:style-name="P837">cfg. - a stem of configuration values (see previous section).</text:p>
      <text:p text:style-name="P469">level - (only) set the current level for all subsequent operations. <text:span text:style-name="T1638">Use either integer or moniker</text:span></text:p>
      <text:p text:style-name="P469">level, message = output the message at the given level</text:p>
      <text:p text:style-name="P469">message - (only) output the message at the INFO (default) level.</text:p>
      <text:p text:style-name="Heading">Output</text:p>
      <text:p text:style-name="P838"><text:span text:style-name="T1636">If there is no argument, the result is current </text:span><text:span text:style-name="T1635">configuration</text:span><text:span text:style-name="T1636">. </text:span></text:p>
      <text:p text:style-name="P469">If the argument is a new level, the result is the previous level</text:p>
      <text:p text:style-name="P469">Otherwise, a true or false is returned if the operation succeeded.</text:p>
      <text:p text:style-name="Heading">Examples</text:p>
      <text:p text:style-name="P580">Note that you <text:span text:style-name="T3">must </text:span><text:span text:style-name="T182">set the highest level you want first – </text:span><text:span text:style-name="T214">this sets the global logging/debug level</text:span><text:span text:style-name="T182">. The way this operates is that you set the debugging/logging level to the maximum you want, then tag each message with the appropriate level. </text:span><text:span text:style-name="T214"><text:s/></text:span><text:span text:style-name="T182">Logging levels are in the </text:span><text:span text:style-name="T652">constants().sys_log</text:span><text:span text:style-name="T182"> stem. So for instance if you set the debug level to 3, then</text:span></text:p>
      <text:p text:style-name="Preformatted_20_Text">debug<text:span text:style-name="T1635">ger</text:span>(2, ‘foo’)</text:p>
      <text:p text:style-name="P333"/>
      <text:p text:style-name="Text_20_body"><text:span text:style-name="T213">would display nothing, since 2 &lt; 3. Debugging is printed to </text:span><text:span text:style-name="T234">standard </text:span><text:span text:style-name="T213">err</text:span><text:span text:style-name="T234">or</text:span><text:span text:style-name="T213"> and ends up on the </text:span><text:span text:style-name="T234">console</text:span><text:span text:style-name="T213">, </text:span><text:span text:style-name="T234">(GUI, ASCII or ANSI mode) while</text:span><text:span text:style-name="T213"> log </text:span><text:span text:style-name="T215">entries are</text:span><text:span text:style-name="T213"> written to the log file (</text:span><text:span text:style-name="T215">current one is </text:span><text:span text:style-name="T213"><text:s/></text:span><text:span text:style-name="T667">info().boot.log_file</text:span><text:span text:style-name="T1353">.</text:span></text:p>
      <text:p text:style-name="P46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56" text:outline-level="1"><text:bookmark-start text:name="__RefHeading___Toc490_3277173355"/>Built-in function <text:span text:style-name="T859">reference</text:span><text:bookmark-end text:name="__RefHeading___Toc490_3277173355"/></text:h>
      <text:p text:style-name="P637">There are several built in functions in various categories. All of these can take simple or compound variables. <text:s/><text:span text:style-name="T1431">Functions have optional arguments denoted with curly braces, {}, so</text:span></text:p>
      <text:p text:style-name="Preformatted_20_Text"><text:span text:style-name="T1431">my_</text:span>func(arg.{, a | a.})</text:p>
      <text:p text:style-name="Text_20_body"/>
      <text:p text:style-name="P638">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31">my_scalar</text:span>);</text:p>
      <text:p text:style-name="Preformatted_20_Text">my_func(my_arg., <text:span text:style-name="T1431">my_other_stem.</text:span>);</text:p>
      <text:p text:style-name="P638"/>
      <text:p text:style-name="P638">There may be multiple optional arguments</text:p>
      <text:h text:style-name="Heading_20_2" text:outline-level="2"><text:bookmark-start text:name="__RefHeading___Toc492_3277173355"/>String functions<text:bookmark-end text:name="__RefHeading___Toc492_3277173355"/></text:h>
      <text:h text:style-name="P1391" text:outline-level="3"><text:bookmark-start text:name="__RefHeading___Toc500_3277173355"/><text:span text:style-name="T799">c</text:span>ontains<text:bookmark-end text:name="__RefHeading___Toc500_3277173355"/></text:h>
      <text:p text:style-name="P1183">Description</text:p>
      <text:p text:style-name="P237">To find if a string contains another string</text:p>
      <text:p text:style-name="P1183">Usage</text:p>
      <text:p text:style-name="Preformatted_20_Text">contains(source, snippets<text:span text:style-name="T1430">{</text:span><text:span text:style-name="T848">, case_sensitive</text:span><text:span text:style-name="T1430">}</text:span>)</text:p>
      <text:p text:style-name="P1183">Arguments</text:p>
      <text:p text:style-name="P237"><text:span text:style-name="T557">source</text:span> – a string or stem of strings that is the target of the search.</text:p>
      <text:p text:style-name="P237"><text:span text:style-name="T559">s</text:span><text:span text:style-name="T557">nippets</text:span> – a string or stem of strings that are what are being search for</text:p>
      <text:p text:style-name="P283"><text:span text:style-name="T557">case_</text:span><text:span text:style-name="T559">s</text:span><text:span text:style-name="T557">ensitive</text:span> – (optional) if this is <text:span text:style-name="T3">true</text:span> (default) then the check is done respecting case. If it is <text:span text:style-name="T3">false</text:span><text:span text:style-name="T182"> then the matching is done after converting the arguments to lower case. (Note that the original values are never altered.) <text:s/></text:span></text:p>
      <text:p text:style-name="P1183">Output</text:p>
      <text:p text:style-name="P238">A scalar or stem (if the arguments were stems) if the snippet(s) was (were) found. <text:span text:style-name="T801">Note that</text:span></text:p>
      <text:list xml:id="list426067406" text:style-name="L9">
        <text:list-item>
          <text:p text:style-name="P1504">source a scalar, snippet a scalar → result is a simple boolean</text:p>
        </text:list-item>
        <text:list-item>
          <text:p text:style-name="P1504">source a scalar, snippet a stem → result is a stem with identical keys to the snippet and with boolean entries</text:p>
        </text:list-item>
        <text:list-item>
          <text:p text:style-name="P1504"><text:soft-page-break/>source a stem, snippet a stem, → result is a stem with identical keys to the source and boolean entries. </text:p>
        </text:list-item>
        <text:list-item>
          <text:p text:style-name="P1504">Both stems, the result is conformable to the left argument and the right. In other words, to be in the result, only entries with matching keys are tested. </text:p>
        </text:list-item>
      </text:list>
      <text:p text:style-name="P1203">Examples</text:p>
      <text:p text:style-name="P202">Example 1.</text:p>
      <text:p text:style-name="Preformatted_20_Text"><text:s text:c="4"/>a := 'What light through yon window breaks?';</text:p>
      <text:p text:style-name="Preformatted_20_Text"><text:s text:c="4"/>contains(a , 'Juliette');</text:p>
      <text:p text:style-name="Preformatted_20_Text"/>
      <text:p text:style-name="P156"><text:span text:style-name="T237">returns </text:span><text:span text:style-name="T710">false</text:span><text:span text:style-name="T237">, since there is no string '</text:span><text:span text:style-name="T710">Juliette'</text:span><text:span text:style-name="T237"> in the first string.</text:span></text:p>
      <text:p text:style-name="P202">Example 2.</text:p>
      <text:p text:style-name="Preformatted_20_Text"><text:s text:c="4"/>source := '<text:span text:style-name="T800">the rain in Spain';</text:span></text:p>
      <text:p text:style-name="P856"><text:s text:c="4"/>snippet.<text:span text:style-name="T801">article</text:span> := 'the';</text:p>
      <text:p text:style-name="P856"><text:s text:c="4"/>snippet.1 := 'in';</text:p>
      <text:p text:style-name="P856"><text:s text:c="4"/>snippet.2 := 'Portugal';</text:p>
      <text:p text:style-name="P856"><text:s text:c="4"/>output. := contains(source, snippet.);</text:p>
      <text:p text:style-name="P856"/>
      <text:p text:style-name="P856"><text:s text:c="4"/>output.<text:span text:style-name="T801">article</text:span> == true;</text:p>
      <text:p text:style-name="P856"><text:s text:c="4"/>output.1 == true;</text:p>
      <text:p text:style-name="P856"><text:s text:c="4"/>output.2 == false;</text:p>
      <text:p text:style-name="P856"/>
      <text:p text:style-name="P239">Example 3.</text:p>
      <text:p text:style-name="Preformatted_20_Text"><text:s text:c="4"/>source.foo := 'bar';</text:p>
      <text:p text:style-name="Preformatted_20_Text"><text:s text:c="4"/>source.fnord := 'baz';</text:p>
      <text:p text:style-name="P857"><text:s text:c="4"/>source.woof := 'arf';</text:p>
      <text:p text:style-name="P857"/>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39">In this case, only the corresponding keys are checked if <text:span text:style-name="T128">both</text:span><text:span text:style-name="T401"> arguments are stem variables. </text:span></text:p>
      <text:h text:style-name="P1392" text:outline-level="3"><text:bookmark-start text:name="__RefHeading___Toc46717_3045913216"/>detokenize<text:bookmark-end text:name="__RefHeading___Toc46717_3045913216"/></text:h>
      <text:p text:style-name="Heading">Description</text:p>
      <text:p text:style-name="P762"><text:span text:style-name="T1613">C</text:span>onverts <text:s/><text:span text:style-name="T1613">list</text:span> of tokens into a string using the delimiter between entries. <text:span text:style-name="T1613">Note that each element of the list will be converted to a string.</text:span> <text:s/><text:span text:style-name="T1613">See also </text:span><text:span text:style-name="T650">tokenize</text:span><text:span text:style-name="T1613">.</text:span> <text:s text:c="6"/></text:p>
      <text:p text:style-name="Heading">Usage</text:p>
      <text:p text:style-name="Text_20_body"><text:span text:style-name="T557">detokenize(arg, delimiter</text:span><text:span text:style-name="T647">{,options}</text:span><text:span text:style-name="T557">)</text:span></text:p>
      <text:p text:style-name="Heading"><text:soft-page-break/>Arguments</text:p>
      <text:p text:style-name="Text_20_body"><text:span text:style-name="T647">arg </text:span>- <text:span text:style-name="T1611">stem of </text:span><text:span text:style-name="T1613">tokens </text:span><text:span text:style-name="T1611">to detokenize</text:span></text:p>
      <text:p text:style-name="Text_20_body"><text:span text:style-name="T647">delimiter </text:span>- <text:span text:style-name="T1611">the delimiter to put between </text:span><text:span text:style-name="T1613">tokens</text:span></text:p>
      <text:p text:style-name="P761"><text:span text:style-name="T647">options </text:span>- <text:span text:style-name="T1611">sum of <text:s/></text:span><text:span text:style-name="T1612">0 or </text:span><text:span text:style-name="T1611">1 for </text:span><text:span text:style-name="T1612">append or</text:span><text:span text:style-name="T1611"> prepend, </text:span><text:s text:c="2"/>2 for omit dangling delimiter</text:p>
      <text:p text:style-name="P761">So options = 0 means append, have a trailing delimiter</text:p>
      <text:p text:style-name="P761"><text:s text:c="3"/>options = 1 means prepend, <text:span text:style-name="T1612">delimiter</text:span></text:p>
      <text:p text:style-name="P761"><text:s text:c="3"/>options = 2 means append, omit trailing delimiter</text:p>
      <text:p text:style-name="P761"><text:s text:c="3"/>options = 3 means prepend, omit first delimiter</text:p>
      <text:p text:style-name="Heading">Output</text:p>
      <text:p text:style-name="P830">The detokenized string. </text:p>
      <text:p text:style-name="Heading">Example</text:p>
      <text:p text:style-name="Preformatted_20_Text"><text:s text:c="3"/>detokenize([;4],'|')</text:p>
      <text:p text:style-name="Preformatted_20_Text">0|1|2|3|</text:p>
      <text:p text:style-name="P760"/>
      <text:p text:style-name="P760">Note the trailing | added at the end.</text:p>
      <text:p text:style-name="P1142"><text:bookmark-start text:name="__DdeLink__63857_779238116"/><text:s text:c="3"/>detokenize([;4], '|', <text:span text:style-name="T1612">0</text:span>)<text:line-break/>0|1|2|3<text:span text:style-name="T1612">|</text:span></text:p>
      <text:p text:style-name="P1142"><text:s text:c="3"/>detokenize([;4], '|', 1)<text:line-break/>|0|1|2|3</text:p>
      <text:p text:style-name="Preformatted_20_Text"><text:s text:c="3"/><text:bookmark-start text:name="__DdeLink__63827_779238116"/>detokenize([;4]], '|',2)<text:bookmark-end text:name="__DdeLink__63827_779238116"/></text:p>
      <text:p text:style-name="Preformatted_20_Text">0|1|2|3</text:p>
      <text:p text:style-name="P1142"><text:s text:c="3"/>detokenize([;4], '|', <text:span text:style-name="T1612">3</text:span>)<text:line-break/>0|1|2|3</text:p>
      <text:p text:style-name="P760"><text:bookmark-end text:name="__DdeLink__63857_779238116"/></text:p>
      <text:p text:style-name="P760">omits the trailing |. <text:span text:style-name="T1616">To make a blank delimited list:</text:span></text:p>
      <text:p text:style-name="P1149"><text:s text:c="2"/>caps. <text:s text:c="5"/></text:p>
      <text:p text:style-name="P943">[</text:p>
      <text:p text:style-name="P1149"><text:span text:style-name="T1056"><text:s/></text:span>foo,</text:p>
      <text:p text:style-name="P1149"><text:s/>compute.create:/,</text:p>
      <text:p text:style-name="P1149"><text:s/>storage.read:/store</text:p>
      <text:p text:style-name="P1148">]</text:p>
      <text:p text:style-name="P1149"><text:s text:c="4"/><text:span text:style-name="T1139">detokenize(caps., ' ')</text:span></text:p>
      <text:p text:style-name="P1149">foo compute.create:/ storage.read:/store</text:p>
      <text:h text:style-name="P1393" text:outline-level="3"><text:bookmark-start text:name="__RefHeading___Toc19143_1203596395"/><text:soft-page-break/>diff<text:span text:style-name="T1375">er_at</text:span><text:bookmark-end text:name="__RefHeading___Toc19143_1203596395"/></text:h>
      <text:p text:style-name="Heading">Description</text:p>
      <text:p text:style-name="Text_20_body"><text:span text:style-name="T1386">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Arguments</text:p>
      <text:p text:style-name="P594"><text:span text:style-name="T780">s0, s1</text:span><text:span text:style-name="T684"> </text:span>can be either strings or stems of strings.</text:p>
      <text:p text:style-name="Heading">Output</text:p>
      <text:p text:style-name="P593">The first index where the strings fail to match or -1 if they are identical.</text:p>
      <text:p text:style-name="Heading">Example</text:p>
      <text:p text:style-name="Preformatted_20_Text"><text:s text:c="3"/>diff<text:span text:style-name="T1375">er_at</text:span>('abcde', 'ab'); // <text:span text:style-name="T1373">first index they are different is 2 in 1</text:span><text:span text:style-name="T888">st</text:span><text:span text:style-name="T1373"> arg</text:span></text:p>
      <text:p text:style-name="Preformatted_20_Text">2</text:p>
      <text:p text:style-name="P1019"><text:s text:c="3"/>diff<text:span text:style-name="T1375">er_at</text:span>('abcd','abcd'); // -<text:span text:style-name="T1373">1 means they are equal</text:span></text:p>
      <text:p text:style-name="Preformatted_20_Text">-1</text:p>
      <text:p text:style-name="P1019"><text:s text:c="3"/>diff<text:span text:style-name="T1375">er_at</text:span>(['abcd','efgp'],['abq','efghij'])</text:p>
      <text:p text:style-name="Preformatted_20_Text">[2,3]</text:p>
      <text:p text:style-name="P1019"><text:s text:c="2"/>diff<text:span text:style-name="T1375">er_at</text:span>(['abcde','abed'], 'abcq')</text:p>
      <text:p text:style-name="Preformatted_20_Text">[3,2]</text:p>
      <text:h text:style-name="P1394" text:outline-level="3"><text:bookmark-start text:name="__RefHeading___Toc46719_3045913216"/>from_uri<text:bookmark-end text:name="__RefHeading___Toc46719_3045913216"/></text:h>
      <text:p text:style-name="P1242">Description</text:p>
      <text:p text:style-name="P465">Take the output from the to_uri call and turn it into a single valid URI.</text:p>
      <text:p text:style-name="P1242">Usage</text:p>
      <text:p text:style-name="P465">from_uri(uri.)</text:p>
      <text:p text:style-name="P1242">Arguments</text:p>
      <text:p text:style-name="P465">A stem with the correct components for a uri.</text:p>
      <text:p text:style-name="P1242">Output</text:p>
      <text:p text:style-name="P465">A string that is the uri.</text:p>
      <text:p text:style-name="P1242"><text:soft-page-break/>Examples</text:p>
      <text:p text:style-name="P760"/>
      <text:p text:style-name="P1140"><text:s text:c="2"/>u := 'https://www.google.com/search?channel=fs&amp;client=ubuntu&amp;q=URI+specification#my_fragment';</text:p>
      <text:p text:style-name="P1140"><text:s text:c="2"/><text:span text:style-name="T1168">uri. := </text:span>to_uri(u);</text:p>
      <text:p text:style-name="P1140"><text:s text:c="2"/><text:span text:style-name="T1168">u == from_uri(uri.)</text:span></text:p>
      <text:p text:style-name="P1141">true</text:p>
      <text:h text:style-name="P1396" text:outline-level="3"><text:bookmark-start text:name="__RefHeading___Toc16302_4001340964"/>head<text:bookmark-end text:name="__RefHeading___Toc16302_4001340964"/></text:h>
      <text:p text:style-name="Heading">Description</text:p>
      <text:p text:style-name="P476">Find the starting part of a string up to a given marker</text:p>
      <text:p text:style-name="Heading">Usage</text:p>
      <text:p text:style-name="Preformatted_20_Text"><text:span text:style-name="T590">head(target, stopChars</text:span><text:span text:style-name="T609">{</text:span><text:span text:style-name="T590">, is_</text:span><text:span text:style-name="T591">regex</text:span><text:span text:style-name="T609">}</text:span><text:span text:style-name="T590">)</text:span></text:p>
      <text:p text:style-name="Heading">Arguments</text:p>
      <text:p text:style-name="P476"><text:span text:style-name="T557">target</text:span> - a string or stem of strings</text:p>
      <text:p text:style-name="P476"><text:span text:style-name="T557">stopChars</text:span> - a string or stem of string of places to stop, <text:span text:style-name="T1432">or a regex that determines that</text:span>.</text:p>
      <text:p text:style-name="Text_20_body"><text:span text:style-name="T590">is_</text:span><text:span text:style-name="T591">regex</text:span><text:span text:style-name="T590"> </text:span><text:span text:style-name="T1174">- </text:span><text:span text:style-name="T1430">(optional) </text:span><text:span text:style-name="T1174">if true <text:s/>then all matching </text:span><text:span text:style-name="T1386">is done with the regular expression</text:span><text:span text:style-name="T1174">. </text:span><text:span text:style-name="T1376">Default is </text:span><text:span text:style-name="T591">false</text:span>.</text:p>
      <text:p text:style-name="Heading">Output</text:p>
      <text:p text:style-name="P477"><text:span text:style-name="T1174">The part of target up to the stop character, </text:span><text:span text:style-name="T73">i.e., </text:span><text:span text:style-name="T298">the head of each string. If the </text:span><text:span text:style-name="T760">stopChar </text:span><text:span text:style-name="T298">is not found, </text:span><text:span text:style-name="T391">the </text:span><text:span text:style-name="T392">empty </text:span><text:span text:style-name="T297">string is returned</text:span><text:span text:style-name="T298">.</text:span></text:p>
      <text:p text:style-name="Heading">Example</text:p>
      <text:p text:style-name="P476">Here is taking the head of each element in <text:s/>a list:</text:p>
      <text:p text:style-name="Preformatted_20_Text"><text:bookmark-start text:name="__DdeLink__63876_779238116"/><text:s text:c="4"/>head(['bob@foo', <text:a xlink:type="simple" xlink:href="mailto:'todd@foo" text:style-name="Internet_20_link" text:visited-style-name="Visited_20_Internet_20_Link"><text:span text:style-name="T1599">'todd@foo</text:span></text:a><text:span text:style-name="T1600">'</text:span>, ‘ralf!baz’], '@')<text:bookmark-end text:name="__DdeLink__63876_779238116"/></text:p>
      <text:p text:style-name="Preformatted_20_Text">[bob,todd,]</text:p>
      <text:p text:style-name="Text_20_body"/>
      <text:p text:style-name="P477"><text:span text:style-name="T1174">This returns everything in each string up to the @. </text:span><text:span text:style-name="T1175">Since there is no @ in the last string, </text:span><text:span text:style-name="T1598">the </text:span><text:span text:style-name="T1616">enpty </text:span><text:span text:style-name="T1598">string </text:span><text:span text:style-name="T1175">is returned for the last element. </text:span><text:span text:style-name="T1615">If you specify that the expression is a regex, then the effect is to split at the regex and return everything up to it. Note that this means that non-matches are returned </text:span><text:span text:style-name="T1616">as empty strings too</text:span><text:span text:style-name="T1615">:</text:span></text:p>
      <text:p text:style-name="Preformatted_20_Text"><text:bookmark-start text:name="__DdeLink__63878_779238116"/><text:s text:c="3"/>a.bob := 'bob@foo.bar'</text:p>
      <text:p text:style-name="P1146"><text:s text:c="2"/>a.todd := '<text:span text:style-name="T1614">todd</text:span>@f<text:span text:style-name="T1119">nord</text:span>.ba<text:span text:style-name="T1614">z</text:span>'</text:p>
      <text:p text:style-name="Preformatted_20_Text"><text:s text:c="5"/>a.x := 'TOM@Foo.bzz'</text:p>
      <text:p text:style-name="Preformatted_20_Text"><text:s text:c="2"/>head(a., '@f', true)<text:bookmark-end text:name="__DdeLink__63878_779238116"/></text:p>
      <text:p text:style-name="Preformatted_20_Text">{</text:p>
      <text:p text:style-name="Preformatted_20_Text"><text:s/>bob:bob,</text:p>
      <text:p text:style-name="P1147"><text:s/>x:,</text:p>
      <text:p text:style-name="Preformatted_20_Text"><text:s/>todd:todd</text:p>
      <text:p text:style-name="Preformatted_20_Text"><text:soft-page-break/>}</text:p>
      <text:h text:style-name="P1397" text:outline-level="3"><text:bookmark-start text:name="__RefHeading___Toc502_3277173355"/>index_of<text:bookmark-end text:name="__RefHeading___Toc502_3277173355"/></text:h>
      <text:p text:style-name="P1183">Description</text:p>
      <text:p text:style-name="P241">This finds the position of the target in the source. If the target is not in the source, then the result is -1. </text:p>
      <text:p text:style-name="P1183">Usage</text:p>
      <text:p text:style-name="Preformatted_20_Text">index_of(source, snippet<text:span text:style-name="T1430">{</text:span><text:span text:style-name="T849">,caseSensitive</text:span><text:span text:style-name="T1430">}</text:span>)</text:p>
      <text:p text:style-name="P1183">Arguments</text:p>
      <text:p text:style-name="P242"><text:span text:style-name="T557">source</text:span> – a scalar or stem variable.</text:p>
      <text:p text:style-name="P242"><text:span text:style-name="T559">s</text:span><text:span text:style-name="T557">nippet</text:span> – a scalar or stem variable.</text:p>
      <text:p text:style-name="P284"><text:span text:style-name="T557">case_sensitive</text:span> – (Optional) a boolean that if <text:span text:style-name="T3">true</text:span><text:span text:style-name="T182"> will check for case and if false will check against the arguments as all lower case.</text:span></text:p>
      <text:p text:style-name="P1183">Output</text:p>
      <text:p text:style-name="P242">if both are strings, the result is the first index of where the snippet starts in the source. <text:span text:style-name="T804">If one is a stem and the other a scalar, the result is conformable to the stem and the operation is applied to each element of the stem. If both are stems, then only corresponding keys are checked. </text:span></text:p>
      <text:p text:style-name="P1204"><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43"/>
      <text:p text:style-name="P388"><text:span text:style-name="T53">i.e.,</text:span><text:span text:style-name="T262"> it </text:span><text:span text:style-name="T979">returns a stem variable, which has one entry, the common key and the index, so </text:span><text:span text:style-name="T53">darkness</text:span><text:span text:style-name="T262"> is found starting at index 11 in </text:span><text:span text:style-name="T53">sourceStem.</text:span></text:p>
      <text:h text:style-name="P1398" text:outline-level="3"><text:bookmark-start text:name="__RefHeading___Toc657_3277173355"/>insert<text:bookmark-end text:name="__RefHeading___Toc657_3277173355"/></text:h>
      <text:p text:style-name="P1197">Description</text:p>
      <text:p text:style-name="P247">Insert a given string at a given position of another string</text:p>
      <text:p text:style-name="P1197"><text:soft-page-break/>Usage</text:p>
      <text:p text:style-name="Preformatted_20_Text">insert(source, snippet, index)</text:p>
      <text:p text:style-name="P1197">Arguments</text:p>
      <text:p text:style-name="P247"><text:span text:style-name="T557">source</text:span> – the string to be updated</text:p>
      <text:p text:style-name="P247"><text:span text:style-name="T557">snippet</text:span> – the string to insert</text:p>
      <text:p text:style-name="P247"><text:span text:style-name="T557">index</text:span> – the position in the source string to insert the snippet</text:p>
      <text:p text:style-name="P1197">Output</text:p>
      <text:p text:style-name="P247">The updated string.</text:p>
      <text:p text:style-name="P1197">Examples</text:p>
      <text:p text:style-name="P869"><text:s text:c="4"/>insert('abcd', 'foo', 2)</text:p>
      <text:p text:style-name="P869">abfoocd</text:p>
      <text:p text:style-name="P247"/>
      <text:p text:style-name="P247">This also works for stem variables</text:p>
      <text:h text:style-name="P1400" text:outline-level="3"><text:bookmark-start text:name="__RefHeading___Toc46721_3045913216"/>replace<text:bookmark-end text:name="__RefHeading___Toc46721_3045913216"/></text:h>
      <text:p text:style-name="P1243">Description</text:p>
      <text:p text:style-name="P763">Replace every occur<text:span text:style-name="T869">re</text:span>nce of a string by another</text:p>
      <text:p text:style-name="P1243">Usage</text:p>
      <text:p text:style-name="P1145"><text:bookmark-start text:name="__DdeLink__9990_1246888521"/>replace(source, old, new<text:span text:style-name="T1430">{</text:span><text:span text:style-name="T1316">, is_regex</text:span><text:span text:style-name="T1430">}</text:span>)<text:bookmark-end text:name="__DdeLink__9990_1246888521"/></text:p>
      <text:p text:style-name="P1243">Arguments</text:p>
      <text:p text:style-name="P763"><text:span text:style-name="T557">source</text:span> – the original string or stem of strings</text:p>
      <text:p text:style-name="P763"><text:span text:style-name="T557">old</text:span> – the current string</text:p>
      <text:p text:style-name="P763"><text:span text:style-name="T557">new</text:span> – the new string.</text:p>
      <text:p text:style-name="P559"><text:span text:style-name="T556">is_regex </text:span>- (optional) treat the second argument as a regular expression. If omitted, the default is <text:span text:style-name="T36">false.</text:span></text:p>
      <text:p text:style-name="P763">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243"><text:soft-page-break/>Output</text:p>
      <text:p text:style-name="P764">The updated string</text:p>
      <text:p text:style-name="P1243">Example <text:span text:style-name="T1317">on a stem</text:span></text:p>
      <text:p text:style-name="P765">And example with two stem variables and a simple string.</text:p>
      <text:p text:style-name="P1145"><text:s text:c="4"/>sourceStem.rule <text:s/>:= 'One Ring to rule them all';</text:p>
      <text:p text:style-name="P1145"><text:s text:c="4"/>sourceStem.find <text:s/>:= 'One Ring to find them';</text:p>
      <text:p text:style-name="P1145"><text:s text:c="4"/>sourceStem.bring := 'One Ring to bring them all;</text:p>
      <text:p text:style-name="P1145"><text:s text:c="4"/>sourceStem.bind <text:s/>:= 'and in the darkness bind them';</text:p>
      <text:p text:style-name="P1145"/>
      <text:p text:style-name="P1145"><text:s text:c="4"/>old.all <text:s/>:= 'all';</text:p>
      <text:p text:style-name="P1145"><text:s text:c="4"/>old.One <text:s/>:= 'One';</text:p>
      <text:p text:style-name="P1145"><text:s text:c="4"/>old.bind := 'darkness';</text:p>
      <text:p text:style-name="P1145"><text:s text:c="4"/>old.7 <text:s text:c="3"/>:= 'seven';</text:p>
      <text:p text:style-name="P1145"><text:s text:c="4"/>newValue := 'two';</text:p>
      <text:p text:style-name="P1145"><text:s text:c="4"/><text:span text:style-name="T1115">replace(</text:span>sourceStem., old., newValue);</text:p>
      <text:p text:style-name="P1145">{bind:and in the two bind them}</text:p>
      <text:p text:style-name="P769"/>
      <text:p text:style-name="P769">The resulting output is a stem (becau<text:span text:style-name="T805">s</text:span>e an input is) <text:span text:style-name="T980">with the common index of </text:span><text:span text:style-name="T54">bind</text:span><text:span text:style-name="T263"> </text:span><text:span text:style-name="T980"><text:s/></text:span><text:s/></text:p>
      <text:p text:style-name="P769">W<text:span text:style-name="T805">hy is this? Because the only key that the two stems have in common is 'bind' and that is applied to replace 'darkness' with the new value of 'two'.</text:span></text:p>
      <text:p text:style-name="P1243">An example using regular expressions.</text:p>
      <text:p text:style-name="P559">In this example, all the spaces in a string are replaced with periods.</text:p>
      <text:p text:style-name="P1145"><text:bookmark-start text:name="__DdeLink__16384_4001340964"/><text:s text:c="2"/>replace('a b c <text:s/>d e fgh', '\\s+', '.', true)</text:p>
      <text:p text:style-name="P1145">a.b.c.d.e.fgh<text:bookmark-end text:name="__DdeLink__16384_4001340964"/></text:p>
      <text:h text:style-name="P1401" text:outline-level="3"><text:bookmark-start text:name="__RefHeading___Toc494_32771733551"/>substring<text:bookmark-end text:name="__RefHeading___Toc494_32771733551"/></text:h>
      <text:p text:style-name="P1243">Description</text:p>
      <text:p text:style-name="P766">Return the substring of an argument beginning at the <text:span text:style-name="T36">n</text:span><text:span text:style-name="T237">th position.</text:span></text:p>
      <text:p text:style-name="P1243">Usage</text:p>
      <text:p text:style-name="P1145"><text:bookmark-start text:name="__DdeLink__9993_1246888521"/>substring(arg, n<text:span text:style-name="T1430">{</text:span>,length<text:span text:style-name="T1430">}</text:span> <text:span text:style-name="T1430">{</text:span>,pad<text:span text:style-name="T870">ding</text:span><text:span text:style-name="T1430">}</text:span>)<text:bookmark-end text:name="__DdeLink__9993_1246888521"/></text:p>
      <text:p text:style-name="P1243">Arguments</text:p>
      <text:p text:style-name="P1145">arg – the string or stem of strings to be acted up</text:p>
      <text:p text:style-name="P769"><text:span text:style-name="T557">n</text:span> - the start position in each string</text:p>
      <text:p text:style-name="P766"><text:span text:style-name="T557">length </text:span>(optional) – the number of characters to return. Note that if this is omitted, the rest of the string is returned. If it is longer than the length of the string, only the rest of the string is returned <text:span text:style-name="T36">unless</text:span><text:span text:style-name="T237"> the </text:span><text:span text:style-name="T36">pad</text:span><text:span text:style-name="T237"> argument is given.</text:span></text:p>
      <text:p text:style-name="P766"><text:span text:style-name="T710">padding</text:span><text:span text:style-name="T237"> – </text:span><text:span text:style-name="T356">(optional) </text:span><text:span text:style-name="T237">a string that is used cyclically as the source for padding. </text:span></text:p>
      <text:p text:style-name="P1243"><text:soft-page-break/>Output</text:p>
      <text:p text:style-name="P766">The substring. <text:s/>Notice that this behaves somewhat differently than in some other languages in that it may be used to make results longer than the original argument.</text:p>
      <text:p text:style-name="P1243">Examples</text:p>
      <text:p text:style-name="P767">A basic example. Remember that the first index of a string is 0, so <text:span text:style-name="T36">n</text:span><text:span text:style-name="T237"> = 2 means the substring starts on the </text:span><text:span text:style-name="T36">third</text:span><text:span text:style-name="T237"> character.</text:span></text:p>
      <text:p text:style-name="P1145"><text:s text:c="4"/>a := 'abcd';</text:p>
      <text:p text:style-name="P1145"><text:s text:c="4"/><text:span text:style-name="T871">say(substring(a,2));</text:span></text:p>
      <text:p text:style-name="P1143">cd</text:p>
      <text:p text:style-name="P769"><text:line-break/>To <text:span text:style-name="T871">use the padding feature</text:span></text:p>
      <text:p text:style-name="P1143"/>
      <text:p text:style-name="P1145"><text:s text:c="4"/>say(substring(a,3,10,'.')); <text:s text:c="3"/></text:p>
      <text:p text:style-name="P1145">d.........</text:p>
      <text:p text:style-name="P767"><text:line-break/>And do note that the <text:span text:style-name="T36">padding</text:span><text:span text:style-name="T237"> need not just be a character, but will be repeated as needed:</text:span></text:p>
      <text:p text:style-name="P1145"><text:s text:c="4"/>say(substring(a,1,20,'&lt;&gt;'));</text:p>
      <text:p text:style-name="P1145">bcd&lt;&gt;&lt;&gt;&lt;&gt;&lt;&gt;&lt;&gt;&lt;&gt;&lt;&gt;&lt;&gt;&lt;</text:p>
      <text:p text:style-name="P767"><text:line-break/>Finally, a stem example. Note that the padding option makes all results the same length:</text:p>
      <text:p text:style-name="P1145"><text:s text:c="4"/>b.0 := 'once upon';</text:p>
      <text:p text:style-name="P1145"><text:s text:c="4"/>b.1 := 'a midnight';</text:p>
      <text:p text:style-name="P1145"><text:s text:c="4"/>b.2 := 'dreary';</text:p>
      <text:p text:style-name="P1145"><text:s text:c="4"/><text:span text:style-name="T871">d. := </text:span>substring(b., 0, 15,'.');</text:p>
      <text:p text:style-name="P1145"><text:s text:c="4"/>while[for_next(j,3)]do[say(d.j);]; <text:s text:c="7"/></text:p>
      <text:p text:style-name="P1145">once upon.......</text:p>
      <text:p text:style-name="P1145">a midnight......</text:p>
      <text:p text:style-name="P1145">dreary..........</text:p>
      <text:p text:style-name="P769"/>
      <text:p text:style-name="P768">Or you could get fancy do do something like make a table of contents:</text:p>
      <text:p text:style-name="P1145"><text:s text:c="4"/><text:span text:style-name="T1008">d</text:span>. := d. + ' p. ' + <text:span text:style-name="T1069">n</text:span>(3)</text:p>
      <text:p text:style-name="P1144"><text:s text:c="3"/>while[for_next(j,3)]do[say(d.j);];</text:p>
      <text:p text:style-name="P1144">once upon....... p. 0</text:p>
      <text:p text:style-name="P1144">a midnight...... p. 1</text:p>
      <text:p text:style-name="P1144">dreary.......... p. 2</text:p>
      <text:h text:style-name="P1402" text:outline-level="3"><text:bookmark-start text:name="__RefHeading___Toc19145_1203596395"/>tail<text:bookmark-end text:name="__RefHeading___Toc19145_1203596395"/></text:h>
      <text:p text:style-name="Heading">Description</text:p>
      <text:p text:style-name="P595">Return the right hand side of a string given a delimiter to start at. </text:p>
      <text:p text:style-name="Heading">Usage</text:p>
      <text:p text:style-name="P597"><text:span text:style-name="T592">tail(target, delimiter (, is_</text:span><text:span text:style-name="T593">regex</text:span><text:span text:style-name="T592">))</text:span></text:p>
      <text:p text:style-name="Heading"><text:soft-page-break/>Arguments</text:p>
      <text:p text:style-name="P596"><text:span text:style-name="T593">target</text:span> - the input (string or stem of strings) to be acted on</text:p>
      <text:p text:style-name="P595"><text:span text:style-name="T557">delimiter</text:span> - the marker to be found. The <text:span text:style-name="T36">last </text:span><text:span text:style-name="T237">such marker is used</text:span></text:p>
      <text:p text:style-name="P599"><text:span text:style-name="T715">is_</text:span><text:span text:style-name="T716">regex</text:span><text:span text:style-name="T349">- if </text:span><text:span text:style-name="T754">true</text:span><text:span text:style-name="T538"> </text:span><text:span text:style-name="T1374">then all matching </text:span><text:span text:style-name="T1377">uses</text:span><text:span text:style-name="T685"> </text:span><text:span text:style-name="T686">delimiter </text:span>as <text:span text:style-name="T1377">a regular expression</text:span>.<text:span text:style-name="T1374"> <text:s/></text:span><text:span text:style-name="T754">false </text:span><text:s/><text:span text:style-name="T1377">is the default</text:span><text:span text:style-name="T1374">.</text:span></text:p>
      <text:p text:style-name="Heading">Output</text:p>
      <text:p text:style-name="P595">The tail of of the string(s) or the empty string if there is no match. The delimiter is not returned.</text:p>
      <text:p text:style-name="Heading">Examples</text:p>
      <text:p text:style-name="Text_20_body"/>
      <text:p text:style-name="Preformatted_20_Text"><text:s text:c="2"/>tail('qwe@asd@zxc', '@'); // <text:span text:style-name="T1374">only last occurrence is returned.</text:span></text:p>
      <text:p text:style-name="Preformatted_20_Text">zxc</text:p>
      <text:p text:style-name="Preformatted_20_Text"/>
      <text:p text:style-name="P893"><text:s text:c="2"/>tail('qweaAzxc', '[aA]+', true)</text:p>
      <text:p text:style-name="P1020"><text:span text:style-name="T349">z</text:span><text:span text:style-name="T237">xc</text:span></text:p>
      <text:p text:style-name="Text_20_body"/>
      <text:p text:style-name="P598">The second example uses a regex to do a case insensitive match on double a.</text:p>
      <text:h text:style-name="P1403" text:outline-level="3"><text:bookmark-start text:name="__RefHeading___Toc515_3277173355"/>to_lower, to_upper<text:bookmark-end text:name="__RefHeading___Toc515_3277173355"/></text:h>
      <text:p text:style-name="P1185">Description</text:p>
      <text:p text:style-name="P244">This will convert the case of a string to all upper or lower case respectively.</text:p>
      <text:p text:style-name="P1186">Usage</text:p>
      <text:p text:style-name="Preformatted_20_Text">to_lower(arg), <text:span text:style-name="T872">to_upper(arg)</text:span></text:p>
      <text:p text:style-name="P1186">Arguments</text:p>
      <text:p text:style-name="P245"><text:span text:style-name="T557">arg</text:span> – either a string or a stem variable of strings. Non-strings are ignored.</text:p>
      <text:p text:style-name="P1185">Output</text:p>
      <text:p text:style-name="P245">A conformable argument of strings. </text:p>
      <text:p text:style-name="P1185">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46"/>
      <text:h text:style-name="P1395" text:outline-level="3"><text:bookmark-start text:name="__RefHeading___Toc16304_4001340964"/><text:soft-page-break/>to_uri<text:bookmark-end text:name="__RefHeading___Toc16304_4001340964"/></text:h>
      <text:p text:style-name="Heading">Description</text:p>
      <text:p text:style-name="Text_20_body"><text:span text:style-name="T1167">Parse a string into a stem whose entries are the (RFC </text:span>3986 <text:span text:style-name="T1167">compliant) components</text:span></text:p>
      <text:p text:style-name="Heading">Usage</text:p>
      <text:p text:style-name="Preformatted_20_Text">to_uri(string)</text:p>
      <text:p text:style-name="Heading">Arguments</text:p>
      <text:p text:style-name="P462">string - any string. If the string is not a valid URI, this will fail.</text:p>
      <text:p text:style-name="Heading">Output</text:p>
      <text:p text:style-name="P462">A stem variable of the components, ea<text:span text:style-name="T1317">c</text:span>h of which is a string (except the port, which is an integer.) Note that no supplied port sets the value to -1;</text:p>
      <text:p text:style-name="Heading">Examples</text:p>
      <text:p text:style-name="P1005"><text:s text:c="2"/>u := 'https://www.google.com/search?channel=fs&amp;client=ubuntu&amp;q=URI+specification#my_fragment'</text:p>
      <text:p text:style-name="P1005"><text:s text:c="2"/>to_uri(u)</text:p>
      <text:p text:style-name="P1005">{</text:p>
      <text:p text:style-name="P1005"><text:s/>path:/search,</text:p>
      <text:p text:style-name="P1005"><text:s/>fragment:my_fragment,</text:p>
      <text:p text:style-name="P1005"><text:s/>scheme_specific_part://www.google.com/search?channel=fs&amp;client=ubuntu&amp;q=URI+specification,</text:p>
      <text:p text:style-name="P1005"><text:s/>scheme:https,</text:p>
      <text:p text:style-name="P1005"><text:s/>port:-1,</text:p>
      <text:p text:style-name="P1005"><text:s/>authority:www.google.com,</text:p>
      <text:p text:style-name="P1005"><text:s/>query:channel=fs&amp;client=ubuntu&amp;q=URI+specification,</text:p>
      <text:p text:style-name="P1005"><text:s/>host:www.google.com</text:p>
      <text:p text:style-name="P1005">}</text:p>
      <text:p text:style-name="Text_20_body"/>
      <text:p text:style-name="P464">So you can see what the host is, grab the fragment, look at the query.</text:p>
      <text:p text:style-name="P1008"><text:s text:c="3"/>tokenize(<text:span text:style-name="T1318">to_uri(u)</text:span>.query, '&amp;')</text:p>
      <text:p text:style-name="Preformatted_20_Text">[channel=fs,client=ubuntu,q=URI+specification]</text:p>
      <text:p text:style-name="P464"/>
      <text:p text:style-name="P464">split<text:span text:style-name="T1319">s</text:span> the query into its elements quite nicely.</text:p>
      <text:h text:style-name="P1404" text:outline-level="3"><text:bookmark-start text:name="__RefHeading___Toc659_3277173355"/>tokenize<text:bookmark-end text:name="__RefHeading___Toc659_3277173355"/></text:h>
      <text:p text:style-name="P1197">Description</text:p>
      <text:p text:style-name="P270">This will take a string and and delimiter then split the string using the delimiter. </text:p>
      <text:p text:style-name="P1197">Usage</text:p>
      <text:p text:style-name="Preformatted_20_Text">tokenize(arg, delimiter<text:span text:style-name="T1430">{</text:span><text:span text:style-name="T1303">,useRegex</text:span><text:span text:style-name="T1430">}</text:span>)</text:p>
      <text:p text:style-name="P1197"><text:soft-page-break/>Arguments</text:p>
      <text:p text:style-name="P270"><text:span text:style-name="T557">arg</text:span> – either a string or stem of strings</text:p>
      <text:p text:style-name="P553"><text:span text:style-name="T557">delimiter </text:span>- either a delimiter string or a regular expression (last argument is <text:span text:style-name="T3">true</text:span><text:span text:style-name="T182">.)</text:span></text:p>
      <text:p text:style-name="P553"><text:span text:style-name="T775">useRegex</text:span><text:span text:style-name="T182"> - (optional) second argument is a regular expression. Default is </text:span><text:span text:style-name="T522">false</text:span><text:span text:style-name="T401">.</text:span></text:p>
      <text:p text:style-name="P1197">Output</text:p>
      <text:p text:style-name="P270">If <text:span text:style-name="T36">arg</text:span> is a string, then a list of tokens. If <text:span text:style-name="T36">arg</text:span> is a stem, then a stem of stems. Remember that the keys are preserved if the argument is a stem and a simple list (keys are 0, 1,…) if a string. </text:p>
      <text:p text:style-name="P1189">Examples</text:p>
      <text:p text:style-name="P270">A simple example</text:p>
      <text:p text:style-name="P869"><text:s text:c="4"/>say(tokenize('ab,de,ef,',','));</text:p>
      <text:p text:style-name="P869">[ab,de,ef]</text:p>
      <text:p text:style-name="P270"/>
      <text:p text:style-name="P270">An example tokenizing a stem variable.</text:p>
      <text:p text:style-name="P869"><text:s text:c="4"/>q.foo := 'asd fgh';</text:p>
      <text:p text:style-name="P869"><text:s text:c="4"/>q.bar := 'qwe rty';</text:p>
      <text:p text:style-name="P869"><text:s text:c="4"/>say(tokenize(q., ' '));</text:p>
      <text:p text:style-name="P869">{bar:[qwe,rty], foo:[asd,fgh]}</text:p>
      <text:p text:style-name="P270"/>
      <text:p text:style-name="P270">Tokenizer only works on strings. Here is the result of attempting to tokenize an integer.</text:p>
      <text:p text:style-name="P869"><text:s text:c="4"/>say(tokenize(123<text:span text:style-name="T1304">1</text:span>45, '1'));</text:p>
      <text:p text:style-name="P869">123<text:span text:style-name="T1304">1</text:span>45</text:p>
      <text:p text:style-name="P270"><text:line-break/>In this case, the argument is returned unchanged. </text:p>
      <text:p text:style-name="P17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56">Don’t forget that you can do regular expression matching with the =~ operator.</text:p>
      <text:h text:style-name="P1399" text:outline-level="3"><text:bookmark-start text:name="__RefHeading___Toc519_3277173355"/>t<text:span text:style-name="T802">rim</text:span><text:bookmark-end text:name="__RefHeading___Toc519_3277173355"/></text:h>
      <text:p text:style-name="P1184">Description</text:p>
      <text:p text:style-name="P240">Trim trailing space from both ends of a string. <text:span text:style-name="T803">One point to note is that since stem variables can contain stem variable, this only operates at the top-level and if you wish to trim included stems you must do so directly. This prevents “predictable but unwanted behavior.”</text:span></text:p>
      <text:p text:style-name="P1184"><text:soft-page-break/>Usage</text:p>
      <text:p text:style-name="Preformatted_20_Text">trim(arg)</text:p>
      <text:p text:style-name="P1184">Arguments</text:p>
      <text:p text:style-name="P240"><text:span text:style-name="T557">arg</text:span> is either a string or a stem of strings. This function has no effect on non-strings.</text:p>
      <text:p text:style-name="P1184">Output</text:p>
      <text:p text:style-name="P240">A result conformable to its argument.</text:p>
      <text:p text:style-name="P1184">Examples</text:p>
      <text:p text:style-name="P240"><text:span text:style-name="T803">An e</text:span>xample </text:p>
      <text:p text:style-name="Preformatted_20_Text"><text:s text:c="4"/>a := ' <text:s text:c="2"/>blanks <text:s text:c="2"/>';</text:p>
      <text:p text:style-name="Preformatted_20_Text">'<text:span text:style-name="T802">blanks' == </text:span>trim(a);</text:p>
      <text:p text:style-name="Text_20_body"><text:line-break/>Another example, using a mixed stem variable.</text:p>
      <text:p text:style-name="P858"/>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405" text:outline-level="3"><text:bookmark-start text:name="__RefHeading___Toc526_3277173355"/>abs<text:bookmark-end text:name="__RefHeading___Toc526_3277173355"/></text:h>
      <text:p text:style-name="P1187">Description</text:p>
      <text:p text:style-name="P248">Find the absolute value of a number</text:p>
      <text:p text:style-name="P1187">Usage</text:p>
      <text:p text:style-name="Preformatted_20_Text">abs(<text:span text:style-name="T807">arg</text:span>)</text:p>
      <text:p text:style-name="P1187">Arguments</text:p>
      <text:p text:style-name="P254"><text:span text:style-name="T557">arg</text:span> – a number or a stem filled with numbers.</text:p>
      <text:p text:style-name="P1187">Output</text:p>
      <text:p text:style-name="P253">If a single number, the absolute value of that number. If a stem of numbers, the absolute value of all of them.</text:p>
      <text:p text:style-name="P1187">Examples</text:p>
      <text:p text:style-name="P860"><text:s text:c="4"/>say(abs(-123));</text:p>
      <text:p text:style-name="P860"><text:soft-page-break/>123</text:p>
      <text:h text:style-name="P1406" text:outline-level="3"><text:bookmark-start text:name="__DdeLink__9836_1246888521"/><text:bookmark-start text:name="__RefHeading___Toc661_3277173355"/>date_ms<text:bookmark-end text:name="__DdeLink__9836_1246888521"/>, date_iso<text:bookmark-end text:name="__RefHeading___Toc661_3277173355"/></text:h>
      <text:p text:style-name="P1198">Description</text:p>
      <text:p text:style-name="P273">Compute and convert dates between milliseconds and the ISO 8601 standard format.</text:p>
      <text:p text:style-name="P1198">Usage</text:p>
      <text:p text:style-name="Preformatted_20_Text">date_ms(<text:span text:style-name="T873">[arg]</text:span>)</text:p>
      <text:p text:style-name="Preformatted_20_Text">date_iso(<text:span text:style-name="T873">[arg]</text:span>)</text:p>
      <text:p text:style-name="P1198">Arguments</text:p>
      <text:p text:style-name="P273">either none, an argument or stem of arguments.</text:p>
      <text:p text:style-name="P306">None:</text:p>
      <text:p text:style-name="P306"><text:span text:style-name="T557">date_ms()</text:span> – <text:span text:style-name="T830">returns the current time in milliseconds</text:span></text:p>
      <text:p text:style-name="P273"><text:span text:style-name="T557">date_iso() </text:span>– returns the current time in ISO 8601 format.</text:p>
      <text:p text:style-name="P306">A single argument</text:p>
      <text:p text:style-name="P273"><text:span text:style-name="T557">date_ms(arg)</text:span> -- if <text:span text:style-name="T36">arg</text:span> is in ms, return it, otherwise convert it to ISO format</text:p>
      <text:p text:style-name="P273"><text:span text:style-name="T557">date_iso(arg) </text:span>– <text:s/>if <text:span text:style-name="T36">arg </text:span>is ISO format, convert it to ms. Otherwise return it.</text:p>
      <text:p text:style-name="P1198">Output</text:p>
      <text:p text:style-name="P273">The date in the appropriate format.</text:p>
      <text:p text:style-name="P1192">Examples</text:p>
      <text:p text:style-name="P870"><text:s text:c="4"/>say(date_iso());</text:p>
      <text:p text:style-name="P870">2020-01-18T22:10:38.250Z</text:p>
      <text:p text:style-name="P870"/>
      <text:p text:style-name="P870"><text:s text:c="4"/>say(date_ms('2020-01-18T22:10:38.250Z'));</text:p>
      <text:p text:style-name="P870">1579385438250</text:p>
      <text:p text:style-name="P870"/>
      <text:p text:style-name="P861"><text:s text:c="4"/>say(date_ms(1579385438250));</text:p>
      <text:p text:style-name="P861">1579385438250</text:p>
      <text:h text:style-name="P1407" text:outline-level="3"><text:bookmark-start text:name="__DdeLink__9838_1246888521"/><text:bookmark-start text:name="__RefHeading___Toc663_3277173355"/>decode<text:bookmark-end text:name="__DdeLink__9838_1246888521"/><text:bookmark-end text:name="__RefHeading___Toc663_3277173355"/></text:h>
      <text:p text:style-name="P1198">Description</text:p>
      <text:p text:style-name="P258">Decode an encoded string. The result will be a simple string, <text:span text:style-name="T824">so if the original is binary, you will see gibberish.</text:span></text:p>
      <text:p text:style-name="P1198"><text:soft-page-break/>Usage</text:p>
      <text:p text:style-name="Preformatted_20_Text">decode(arg<text:span text:style-name="T1453">{,</text:span><text:span text:style-name="T1109">type</text:span><text:span text:style-name="T1453">}</text:span>)</text:p>
      <text:p text:style-name="P1198">Arguments</text:p>
      <text:p text:style-name="P259"><text:span text:style-name="T557">arg</text:span> – may be a string or a stem of strings. Each string will be decoded.</text:p>
      <text:p text:style-name="Text_20_body"><text:span text:style-name="T634">type</text:span><text:span text:style-name="T620"> </text:span>- <text:span text:style-name="T1453">optional </text:span><text:span text:style-name="T1547">integer for the type of encoding or decoding. Default is 64 for base 64</text:span><text:span text:style-name="T1453">. </text:span></text:p>
      <text:p text:style-name="P1351"><text:span text:style-name="T925">type <text:s/>name <text:s text:c="2"/>notes</text:span><text:line-break/><text:span text:style-name="T925"> 0 <text:s text:c="4"/>v <text:s text:c="4"/>Variable encode/decode that is QDL safe. Used in boxing, some JSON</text:span><text:line-break/><text:span text:style-name="T925"> 1 <text:s text:c="4"/>url <text:s text:c="2"/>URL encode/decode</text:span><text:line-break/><text:span text:style-name="T925"> 16 <text:s text:c="3"/>hex <text:s text:c="2"/>RFC 4648, character set is a-zA-Z0-9-_</text:span><text:line-break/><text:span text:style-name="T925"> 32 <text:s text:c="3"/>b32 <text:s text:c="2"/>RFC 4648, character set is A-Z2-7</text:span><text:line-break/><text:span text:style-name="T925"> 64 <text:s text:c="3"/>b64 <text:s text:c="2"/>RFC 4648, character set is <text:s/>A-Za-z0-9-/</text:span></text:p>
      <text:p text:style-name="Standard"/>
      <text:p text:style-name="P700"><text:span text:style-name="T1547">Base 16,32 and 64 </text:span><text:span text:style-name="T1454">follow this </text:span><text:a xlink:type="simple" xlink:href="https://datatracker.ietf.org/doc/html/rfc4648" text:style-name="Internet_20_link" text:visited-style-name="Visited_20_Internet_20_Link"><text:span text:style-name="T1454">specification</text:span></text:a><text:span text:style-name="T1454">.</text:span></text:p>
      <text:p text:style-name="P1198">Output</text:p>
      <text:p text:style-name="P661"><text:span text:style-name="T488">The decoded string.</text:span><text:span text:style-name="T419"> </text:span></text:p>
      <text:p text:style-name="P1198">Examples</text:p>
      <text:p text:style-name="Preformatted_20_Text"><text:s text:c="4"/><text:span text:style-name="T825">d</text:span>ecode('VGhlIHF1aWNrIGJyb3duIGZveCBqdW1wcyBvdmVyIHRoZSBsYXp5IGRvZw')</text:p>
      <text:p text:style-name="Preformatted_20_Text">The quick brown fox jumps over the lazy dog</text:p>
      <text:h text:style-name="P1408" text:outline-level="3"><text:bookmark-start text:name="__RefHeading___Toc534_3277173355"/>encode<text:bookmark-end text:name="__RefHeading___Toc534_3277173355"/></text:h>
      <text:p text:style-name="P1198">Description</text:p>
      <text:p text:style-name="P660">Encode a string in. The returned string is URL safe. </text:p>
      <text:p text:style-name="P1198">Usage</text:p>
      <text:p text:style-name="Preformatted_20_Text">encode(arg<text:span text:style-name="T1453">{,</text:span><text:span text:style-name="T1109">type</text:span><text:span text:style-name="T1453">}</text:span>)</text:p>
      <text:p text:style-name="P1198">Arguments</text:p>
      <text:p text:style-name="P257"><text:span text:style-name="T557">arg</text:span> – <text:s/>a string or it may be a stem of strings.</text:p>
      <text:p text:style-name="P659"><text:span text:style-name="T634">type</text:span><text:span text:style-name="T620"> </text:span>- <text:span text:style-name="T1547">integer that sets the type</text:span><text:span text:style-name="T1453">. </text:span></text:p>
      <text:p text:style-name="P1198">Output</text:p>
      <text:p text:style-name="P257">If a single argument, it will be encoded. If a stem, each element will be. Non-strings are not changed. </text:p>
      <text:p text:style-name="P1198">Examples</text:p>
      <text:p text:style-name="P870"><text:s text:c="4"/>encode('The quick brown fox jumps over the lazy dog')</text:p>
      <text:p text:style-name="P861">VGhlIHF1aWNrIGJyb3duIGZveCBqdW1wcyBvdmVyIHRoZSBsYXp5IGRvZw</text:p>
      <text:h text:style-name="P1409" text:outline-level="3"><text:bookmark-start text:name="__RefHeading___Toc667_3277173355"/><text:soft-page-break/>hash<text:bookmark-end text:name="__RefHeading___Toc667_3277173355"/></text:h>
      <text:p text:style-name="P1198">Description</text:p>
      <text:p text:style-name="P750"><text:bookmark-start text:name="__DdeLink__9840_1246888521"/>Calculates the digest <text:bookmark-end text:name="__DdeLink__9840_1246888521"/>of the arguments and returns the value as a hex string. <text:span text:style-name="T1603">There are various algorithms supported:</text:span></text:p>
      <text:p text:style-name="P750">Supported algorithms are:</text:p>
      <text:p text:style-name="P399">md2<text:line-break/>md5<text:line-break/>sha-1<text:line-break/>sha-2 (same as sha-256)<text:line-break/>sha-256<text:line-break/>sha-384<text:line-break/>sha-512</text:p>
      <text:p text:style-name="P750"><text:span text:style-name="T1603">The arguments are case insensitive. The default is SHA-1, which </text:span><text:span text:style-name="T873">is a fixed 20 byte result (and the resulting output is a hexadecimal string exactly 40 characters long, regardless of the size of the input string). </text:span></text:p>
      <text:p text:style-name="P1198">Usage</text:p>
      <text:p text:style-name="Preformatted_20_Text">hash(arg<text:span text:style-name="T1603">{,algorithm}</text:span>)</text:p>
      <text:p text:style-name="P1198">Arguments</text:p>
      <text:p text:style-name="P751"><text:span text:style-name="T557">arg</text:span> – either a single string or a stem of strings.</text:p>
      <text:p text:style-name="Text_20_body"><text:span text:style-name="T642">a</text:span><text:span text:style-name="T641">lgorithm </text:span>– <text:span text:style-name="T1603">which algorithm to use. Default is SHA-1</text:span></text:p>
      <text:p text:style-name="P1198">Output</text:p>
      <text:p text:style-name="P256">A hex string <text:span text:style-name="T873">that is the hash</text:span>. <text:span text:style-name="T873">Note that while this is a hex string, it is most emphatically not the same as the output from the </text:span><text:span text:style-name="T560">encode</text:span><text:span text:style-name="T873"> function.</text:span> </text:p>
      <text:p text:style-name="P1198">Examples</text:p>
      <text:p text:style-name="Preformatted_20_Text"><text:s text:c="4"/>hash('the quick brown fox jumps over the lazy dog')</text:p>
      <text:p text:style-name="P870">2fd<text:span text:style-name="T823">4e1c67a2d28fced849ee1bb76e7391b93eb12</text:span></text:p>
      <text:p text:style-name="P861"/>
      <text:p text:style-name="P861"><text:s text:c="4"/>hash('the quick brown fox jumps over the lazy do')</text:p>
      <text:p text:style-name="P861">6186ce3119913cfabfe4b7952ba765b132948dd2</text:p>
      <text:p text:style-name="P142"/>
      <text:p text:style-name="P142">A couple of examples showing other hashes</text:p>
      <text:p text:style-name="P142"/>
      <text:p text:style-name="P862"><text:s text:c="3"/><text:span text:style-name="T1603">hash('the quick brown fox jumps over the lazy dog','md5')</text:span></text:p>
      <text:p text:style-name="P862">77add1d5f41223d5582fca736a5cb335</text:p>
      <text:p text:style-name="P862"><text:s text:c="2"/>hash('the quick brown fox jumps over the lazy dog','sha-2')</text:p>
      <text:p text:style-name="P862">05c6e08f1d9fdafa03147fcb8f82f124c76d2f70e3d989dc8aadb5e7d7450bec</text:p>
      <text:p text:style-name="P752"><text:span text:style-name="T873"><text:line-break/>A point to make about <text:s/>hashes is that even a tiny change in the input completely changes the output in </text:span><text:soft-page-break/><text:span text:style-name="T873">very hard to guess ways. This is what makes them so useful </text:span><text:span text:style-name="T940">in </text:span><text:span text:style-name="T41">e.g.</text:span><text:span text:style-name="T255">, security</text:span><text:span text:style-name="T873">. </text:span><text:span text:style-name="T1603">A very common use is to generate a password in an application and store the hash of it. This means only the user has the actual password and when presenting it, the hash is recomputed and checked. <text:s/></text:span></text:p>
      <text:h text:style-name="P1410" text:outline-level="3"><text:bookmark-start text:name="__RefHeading___Toc46723_3045913216"/>identity, i<text:bookmark-end text:name="__RefHeading___Toc46723_3045913216"/></text:h>
      <text:p text:style-name="P1254">Description</text:p>
      <text:p text:style-name="P823">This simply returns its argument. It is the identity function</text:p>
      <text:p text:style-name="P1254">Usage</text:p>
      <text:p text:style-name="P1163">identity(x)</text:p>
      <text:p text:style-name="P1163">i(x)</text:p>
      <text:p text:style-name="P823"/>
      <text:p text:style-name="P1254">Arguments</text:p>
      <text:p text:style-name="P823">x - any valid QDL expression or value.</text:p>
      <text:p text:style-name="P1254">Output</text:p>
      <text:p text:style-name="P823">x (the input)</text:p>
      <text:p text:style-name="P1254">Examples</text:p>
      <text:p text:style-name="P823">This is extremely useful in complex expressions to organize stem indices and such. It gives a way use only function notation. Consider</text:p>
      <text:p text:style-name="P1163"><text:s text:c="3"/>n(3).n(4).n(5).i(0)</text:p>
      <text:p text:style-name="P1164">0</text:p>
      <text:p text:style-name="P823"/>
      <text:p text:style-name="Text_20_body"><text:bookmark-start text:name="__RefHeading___Toc19147_1203596395"/><text:span text:style-name="T1624">This evaluates from right to left, so </text:span><text:span text:style-name="T33">i(0)</text:span><text:span text:style-name="T1624"> returns the index of </text:span><text:span text:style-name="T33">0</text:span><text:span text:style-name="T1624"> and as it marches backwards, each of the indices function – which return the integers from </text:span><text:span text:style-name="T33">0</text:span><text:span text:style-name="T233"> to </text:span><text:span text:style-name="T33">n-1</text:span><text:span text:style-name="T233"> – does the same.</text:span><text:bookmark-end text:name="__RefHeading___Toc19147_1203596395"/></text:p>
      <text:h text:style-name="P1412" text:outline-level="3"><text:bookmark-start text:name="__RefHeading___Toc46725_3045913216"/>max<text:bookmark-end text:name="__RefHeading___Toc46725_3045913216"/></text:h>
      <text:p text:style-name="P1230">Description</text:p>
      <text:p text:style-name="P657">Compute the maximum of two numbers</text:p>
      <text:p text:style-name="P1218">Usage</text:p>
      <text:p text:style-name="Preformatted_20_Text">max(a,<text:span text:style-name="T1450">b)</text:span></text:p>
      <text:p text:style-name="P1218">Arguments</text:p>
      <text:p text:style-name="Text_20_body">a - <text:span text:style-name="T1450">a number or stem of numbers</text:span></text:p>
      <text:p text:style-name="P657"><text:soft-page-break/>b - a number or stem of numbers</text:p>
      <text:p text:style-name="P1218">Output</text:p>
      <text:p text:style-name="Text_20_body">The largest of the <text:span text:style-name="T1450">two arguments.</text:span></text:p>
      <text:p text:style-name="P1218">Example.</text:p>
      <text:p text:style-name="P1057"><text:s text:c="3"/>max(3,2.5)</text:p>
      <text:p text:style-name="P1057">3</text:p>
      <text:p text:style-name="P1057"><text:s text:c="3"/>max([-2,5],[2,4])</text:p>
      <text:p text:style-name="P1057">[2,5]</text:p>
      <text:h text:style-name="P1413" text:outline-level="3"><text:bookmark-start text:name="__RefHeading___Toc19149_1203596395"/>min<text:bookmark-end text:name="__RefHeading___Toc19149_1203596395"/></text:h>
      <text:p text:style-name="P1230">Description</text:p>
      <text:p text:style-name="P657">Compute the minimum of two numbers</text:p>
      <text:p text:style-name="P1218">Usage</text:p>
      <text:p text:style-name="P1058"><text:span text:style-name="T1097">min</text:span>(a,<text:span text:style-name="T1450">b)</text:span></text:p>
      <text:p text:style-name="P1218">Arguments</text:p>
      <text:p text:style-name="P658">a - <text:span text:style-name="T1450">a number or stem of numbers</text:span></text:p>
      <text:p text:style-name="P657">b - a number or stem of numbers</text:p>
      <text:p text:style-name="P1218">Output</text:p>
      <text:p text:style-name="P658">The <text:span text:style-name="T1450">smallest </text:span>of the <text:span text:style-name="T1450">two arguments.</text:span></text:p>
      <text:p text:style-name="P1218">Example.</text:p>
      <text:p text:style-name="P1058"><text:span text:style-name="T1450"><text:s text:c="3"/></text:span><text:span text:style-name="T1097">min</text:span><text:span text:style-name="T1450">(3,2.5)</text:span></text:p>
      <text:p text:style-name="P1057">2.5</text:p>
      <text:p text:style-name="P1058"><text:span text:style-name="T1450"><text:s text:c="3"/></text:span><text:span text:style-name="T1097">min</text:span><text:span text:style-name="T1450">([-2,5],[2,4])</text:span></text:p>
      <text:p text:style-name="P1057"><text:span text:style-name="T1450">[-2,</text:span>4<text:span text:style-name="T1450">]</text:span></text:p>
      <text:h text:style-name="P1414" text:outline-level="3"><text:bookmark-start text:name="__RefHeading___Toc558_3277173355"/>mod<text:bookmark-end text:name="__RefHeading___Toc558_3277173355"/></text:h>
      <text:p text:style-name="P1191">Description</text:p>
      <text:p text:style-name="P271"><text:bookmark-start text:name="__DdeLink__9842_1246888521"/>Compute the modulus, <text:span text:style-name="T36">i.e.</text:span><text:span text:style-name="T237">, the remainder after long division, of two integer.</text:span><text:bookmark-end text:name="__DdeLink__9842_1246888521"/><text:span text:style-name="T237"> <text:s/></text:span><text:span text:style-name="T239">Since there are currently only integers as allowed numbers, this is needed in cases where the remainder is required.</text:span></text:p>
      <text:p text:style-name="P1191">Usage</text:p>
      <text:p text:style-name="Preformatted_20_Text">mod(a,b)</text:p>
      <text:p text:style-name="P1191"><text:soft-page-break/>Arguments</text:p>
      <text:p text:style-name="P272">a and b may be either scalars or stems. </text:p>
      <text:p text:style-name="P1191">Output</text:p>
      <text:p text:style-name="P1190">Examples</text:p>
      <text:p text:style-name="P271">To compute the simple remainder</text:p>
      <text:p text:style-name="Preformatted_20_Text"><text:s text:c="4"/>say(mod(27,4));</text:p>
      <text:p text:style-name="Preformatted_20_Text">3</text:p>
      <text:p text:style-name="P271">And sure enough 27/4 = 6 with a remainder of <text:span text:style-name="T3">3</text:span><text:span text:style-name="T182">.</text:span></text:p>
      <text:p text:style-name="P326">A stem example. Computer the remainder of a bunch of values</text:p>
      <text:p text:style-name="Preformatted_20_Text"><text:s text:c="4"/>a.0 := 11;</text:p>
      <text:p text:style-name="Preformatted_20_Text"><text:s text:c="4"/>a.1 := 20;</text:p>
      <text:p text:style-name="Preformatted_20_Text"><text:s text:c="4"/>say(mod(a.,4));</text:p>
      <text:p text:style-name="P937">[3,0]</text:p>
      <text:p text:style-name="P249"/>
      <text:p text:style-name="P271">In this case, since 20 is even<text:span text:style-name="T829">l</text:span>y divisible by 4, the <text:span text:style-name="T828">modulus (aka </text:span>remainder<text:span text:style-name="T828">) </text:span>is 0.</text:p>
      <text:p text:style-name="Heading">Another example</text:p>
      <text:p text:style-name="P389">Here is how to make 5 random integers in the range of <text:s/>-18 to 20:</text:p>
      <text:p text:style-name="P912"><text:s text:c="2"/>1 + mod(random(5),20)</text:p>
      <text:p text:style-name="P912">[-5,-12,13,-2,-14]</text:p>
      <text:p text:style-name="Text_20_body"/>
      <text:p text:style-name="Text_20_body"><text:s/><text:span text:style-name="T981">(The random numbers are signed so the smallest using the mod function could be -19, adding 1 gives us -18.)</text:span></text:p>
      <text:p text:style-name="P390">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19"><text:span text:style-name="T949">Set or query the precision for decimal numerical operations. Since decimals do not completely represent fractions, this sets the precision (i.e., number of </text:span><text:span text:style-name="T1239">significant </text:span><text:span text:style-name="T1250">digits</text:span><text:span text:style-name="T949">) used. </text:span></text:p>
      <text:p text:style-name="Text_20_body">Note:<text:span text:style-name="T401"> significant figures start at the </text:span><text:span text:style-name="T182">left</text:span><text:span text:style-name="T401"> of the number. So if we had precision of 2, then 1.20 and 1.234 would be equivalent. This is </text:span><text:span text:style-name="T182">not</text:span><text:span text:style-name="T401"> the number digits to the right of the decimal point. </text:span><text:span text:style-name="T438">Consider the following snippet </text:span><text:span text:style-name="T457">for a function </text:span><text:span text:style-name="T534">h(x)</text:span><text:span text:style-name="T331"> defined in terms of transcendental functions</text:span><text:span text:style-name="T438">:</text:span></text:p>
      <text:p text:style-name="Preformatted_20_Text"><text:span text:style-name="T438"><text:s text:c="3"/></text:span><text:s/>numeric_digits(15)</text:p>
      <text:p text:style-name="Preformatted_20_Text">50</text:p>
      <text:p text:style-name="Preformatted_20_Text"><text:soft-page-break/><text:s text:c="4"/>h([1,<text:span text:style-name="T1250">2.3</text:span>])</text:p>
      <text:p text:style-name="Preformatted_20_Text">[</text:p>
      <text:p text:style-name="Preformatted_20_Text"><text:s/>-10.0676619957778,</text:p>
      <text:p text:style-name="Preformatted_20_Text"><text:s/>-1.36000254004806800000000000000</text:p>
      <text:p text:style-name="Preformatted_20_Text">]</text:p>
      <text:p text:style-name="P192"/>
      <text:p text:style-name="P177"><text:span text:style-name="T401">Both of them have 15 significant digits, but the second value has a lot more decimals. Since </text:span><text:span text:style-name="T237">h(x) </text:span><text:span text:style-name="T401">is defined in terms of transcendental functions, the extra values are artifacts of approximation.</text:span></text:p>
      <text:p text:style-name="Heading">Usage</text:p>
      <text:p text:style-name="Preformatted_20_Text">numeric_digits([new_value])</text:p>
      <text:p text:style-name="Heading">Arguments</text:p>
      <text:p text:style-name="P375"><text:span text:style-name="T557">new_value</text:span> (optional) if supplied, the new value for all non-exact decimal operations.</text:p>
      <text:p text:style-name="Heading">Output</text:p>
      <text:p text:style-name="P375">The current value.</text:p>
      <text:p text:style-name="Heading">Caveat.<text:span text:style-name="T324"> </text:span></text:p>
      <text:p text:style-name="P216">Make sure your precision matches your needs. Consider this</text:p>
      <text:p text:style-name="Preformatted_20_Text"><text:s text:c="4"/>9223372036854775806 + 3</text:p>
      <text:p text:style-name="Preformatted_20_Text">9223372036854780003</text:p>
      <text:p text:style-name="P216"/>
      <text:p text:style-name="P216">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16"/>
      <text:p text:style-name="P988"><text:s text:c="4"/>numeric_digits(25)</text:p>
      <text:p text:style-name="P988">15</text:p>
      <text:p text:style-name="P988"><text:s text:c="4"/>9223372036854775806 + 3</text:p>
      <text:p text:style-name="P987">9223372036854775809</text:p>
      <text:p text:style-name="Heading">Examples</text:p>
      <text:p text:style-name="P375">The default is <text:span text:style-name="T1254">15</text:span> digits. Set the value to 5<text:span text:style-name="T1254">0</text:span>:</text:p>
      <text:p text:style-name="Preformatted_20_Text"><text:s text:c="2"/>numeric_digits(5<text:span text:style-name="T1254">0</text:span>)</text:p>
      <text:p text:style-name="P980">15</text:p>
      <text:p text:style-name="Preformatted_20_Text"><text:s text:c="2"/>4<text:span text:style-name="T1254">^</text:span><text:span text:style-name="T1602">0</text:span><text:span text:style-name="T1254">.</text:span>19</text:p>
      <text:p text:style-name="Preformatted_20_Text">1.3013418554419335668321600491224611591208423214517</text:p>
      <text:p text:style-name="Text_20_body"><text:line-break/><text:span text:style-name="T949">Set the number of digits to 100 and re-evaluate this </text:span><text:span text:style-name="T1254">expression</text:span></text:p>
      <text:p text:style-name="Preformatted_20_Text"><text:s text:c="2"/>numeric_digits(100)</text:p>
      <text:p text:style-name="Preformatted_20_Text">15</text:p>
      <text:p text:style-name="Preformatted_20_Text"><text:s text:c="2"/>4<text:span text:style-name="T1254">^</text:span><text:span text:style-name="T1602">0</text:span><text:span text:style-name="T1254">.1</text:span>9</text:p>
      <text:p text:style-name="Preformatted_20_Text"><text:soft-page-break/>1.301341855441933566832160049122461159120842321451727432949734773315583318806133404306182838299702735</text:p>
      <text:h text:style-name="P1415" text:outline-level="3"><text:bookmark-start text:name="__DdeLink__9844_1246888521"/><text:bookmark-start text:name="__RefHeading___Toc528_3277173355"/>random<text:bookmark-end text:name="__DdeLink__9844_1246888521"/><text:bookmark-end text:name="__RefHeading___Toc528_3277173355"/></text:h>
      <text:p text:style-name="P1187">Description</text:p>
      <text:p text:style-name="P252">Generate either a single signed 64 bit random number (no argument) or a list of them.</text:p>
      <text:p text:style-name="P1187">Usage</text:p>
      <text:p text:style-name="Preformatted_20_Text">random(<text:span text:style-name="T868">[n]</text:span>)</text:p>
      <text:p text:style-name="P1187">Arguments</text:p>
      <text:p text:style-name="P251"><text:span text:style-name="T561">number</text:span><text:span text:style-name="T806"> (optional) -- the number of random values you want to generate.</text:span></text:p>
      <text:p text:style-name="P1187">Output</text:p>
      <text:p text:style-name="P250">If there is no argument, a single random 64 bit number. If there is a number, <text:span text:style-name="T36">n</text:span>, <text:s/>supplied. Then a stem variable with indices 0,1,… n-1 containing 64 bit integers.</text:p>
      <text:p text:style-name="P1187">Examples</text:p>
      <text:p text:style-name="P859"><text:s text:c="4"/>say(random());</text:p>
      <text:p text:style-name="P859">8781275837297675785</text:p>
      <text:p text:style-name="P859"/>
      <text:p text:style-name="P933"><text:s text:c="4"/>random(5)</text:p>
      <text:p text:style-name="P934">[-7902203766022328986,-60507163193724589,</text:p>
      <text:p text:style-name="P934">3266880166912262770,-895740002133721315,-181676033275893516]</text:p>
      <text:p text:style-name="Text_20_body"><text:line-break/>Here is an example of generating a list of 10 random numbers between <text:span text:style-name="T896">1</text:span> and 10:</text:p>
      <text:p text:style-name="P882"/>
      <text:p text:style-name="P883"><text:s text:c="2"/>x. := 1+ abs(mod(random(10),11));</text:p>
      <text:p text:style-name="P883"><text:s text:c="2"/>say(x.);</text:p>
      <text:p text:style-name="P883">[6,5,4,1,8,6,6,8,8,9]</text:p>
      <text:h text:style-name="P1416" text:outline-level="3"><text:bookmark-start text:name="__RefHeading___Toc740_3277173355"/>random_string<text:bookmark-end text:name="__RefHeading___Toc740_3277173355"/></text:h>
      <text:p text:style-name="P1187">Description</text:p>
      <text:p text:style-name="P255">Generate a random <text:s/>string. <text:span text:style-name="T963">There are random strings and there are random strings. I mean is that this will be pseudo-random (really best a computer can do) and it will be the correct number of bytes. The result will be base 64 encoded.</text:span> <text:s/><text:span text:style-name="T964">See note in </text:span><text:span text:style-name="T48">encode </text:span><text:span text:style-name="T964">about length of strings. Note especially that the first argument is the number of </text:span><text:span text:style-name="T49">bytes</text:span><text:span text:style-name="T259"> you want back, not the length of the string. </text:span></text:p>
      <text:p text:style-name="P1187">Usage</text:p>
      <text:p text:style-name="Preformatted_20_Text">random_string(<text:span text:style-name="T961">[</text:span>n<text:span text:style-name="T1430">{</text:span><text:span text:style-name="T961">,count</text:span><text:span text:style-name="T1430">}</text:span><text:span text:style-name="T961">]</text:span>)</text:p>
      <text:p text:style-name="P1187"><text:soft-page-break/>Arguments</text:p>
      <text:p text:style-name="P255"><text:span text:style-name="T557">n</text:span> (optional) – gives the size in bytes. The default is 16 bytes = 128 bits. </text:p>
      <text:p text:style-name="P380"><text:span text:style-name="T557">count</text:span> (optional) – the number of strings to return. If this is larger than 1, then you will get a stem back.</text:p>
      <text:p text:style-name="P380">No arguments returns a single random string that is the default size.</text:p>
      <text:p text:style-name="P1187">Output</text:p>
      <text:p text:style-name="P255">A <text:span text:style-name="T964">base 64 </text:span>string <text:span text:style-name="T965">that faithfully (url safe) encodes the bytes</text:span>. <text:s/><text:span text:style-name="T419"><text:s/></text:span><text:span text:style-name="T418"><text:s/></text:span></text:p>
      <text:p text:style-name="P1187">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62">16 bytes = 32</text:span> characters long (the default). <text:s/><text:span text:style-name="T965">Note that this is 22 characters long as 16*4/3 = 21.33333 rounds up to 22.</text:span></text:p>
      <text:p text:style-name="P904"/>
      <text:p text:style-name="Preformatted_20_Text"><text:s text:c="2"/>random_string(32)</text:p>
      <text:p text:style-name="Preformatted_20_Text">uf04ljhu90899QPHOMWsywxLafjsieU2nRtdeffhSvY</text:p>
      <text:p text:style-name="Text_20_body"><text:line-break/>Returns a single string that is 32 <text:span text:style-name="T962">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7"><text:span text:style-name="T1151"><text:line-break/>Returns 4 strings that are 1</text:span><text:span text:style-name="T965">2</text:span><text:span text:style-name="T1151"> </text:span><text:span text:style-name="T962">bytes = 16 </text:span><text:span text:style-name="T1151">characters long.</text:span></text:p>
      <text:p text:style-name="Heading">An example where the result needs to be <text:span text:style-name="T965">a hex string</text:span>.</text:p>
      <text:p text:style-name="P381">In this example, we need a random, <text:span text:style-name="T971">hex </text:span>string that is <text:span text:style-name="T965">16</text:span> bytes long. Here's how to do it.</text:p>
      <text:p text:style-name="Preformatted_20_Text"><text:s text:c="2"/>encode(decode(random_string(<text:span text:style-name="T965">16</text:span>)),<text:span text:style-name="T1609">16</text:span>)</text:p>
      <text:p text:style-name="Preformatted_20_Text">efbfbdefbfbd3e7374efbfbd22efbfbdefbfbd06efbfbd10c69d2178</text:p>
      <text:h text:style-name="P1417" text:outline-level="3"><text:bookmark-start text:name="__RefHeading___Toc16308_4001340964"/>Transcendental functions<text:bookmark-end text:name="__RefHeading___Toc16308_4001340964"/></text:h>
      <text:p text:style-name="P525"><text:span text:style-name="T163">(Transcendental functions are those that cannot be represented by polynomials or rational expressions of them. They therefore “transcend” Algebra which explains the name given to them in the late 18</text:span><text:span text:style-name="T885">th</text:span><text:span text:style-name="T163"> century, i.e., they require infinite series.)</text:span></text:p>
      <text:p text:style-name="P520">These are the standard math functions you would expect. <text:s/>Rather than have separate entries, here is a list <text:span text:style-name="T1249">(</text:span><text:span text:style-name="T11">y </text:span><text:span text:style-name="T201">refers to the output values, </text:span><text:span text:style-name="T11">x </text:span><text:span text:style-name="T201">to the inputs)</text:span>:</text:p>
      <table:table table:name="Table4" table:style-name="Table4">
        <table:table-column table:style-name="Table4.A"/>
        <table:table-column table:style-name="Table4.B"/>
        <table:table-column table:style-name="Table4.C"/>
        <table:table-column table:style-name="Table4.D"/>
        <table:table-row table:style-name="TableLine93901562525392">
          <table:table-cell table:style-name="Table4.A1" office:value-type="string">
            <text:p text:style-name="P1270">Name</text:p>
          </table:table-cell>
          <table:table-cell table:style-name="Table4.A1" office:value-type="string">
            <text:p text:style-name="P1271">input</text:p>
          </table:table-cell>
          <table:table-cell table:style-name="Table4.A1" office:value-type="string">
            <text:p text:style-name="P1271">output</text:p>
          </table:table-cell>
          <table:table-cell table:style-name="Table4.D1" office:value-type="string">
            <text:p text:style-name="P1270">Description</text:p>
          </table:table-cell>
        </table:table-row>
        <table:table-row table:style-name="TableLine93901561490128">
          <table:table-cell table:style-name="Table4.A2" office:value-type="string">
            <text:p text:style-name="P75">acos(x)</text:p>
          </table:table-cell>
          <table:table-cell table:style-name="Table4.A2" office:value-type="string">
            <text:p text:style-name="P1294">-1 &lt;= x &lt;= 1</text:p>
          </table:table-cell>
          <table:table-cell table:style-name="Table4.A2" office:value-type="string">
            <text:p text:style-name="P1297">0 &lt;= y &lt;= <text:span text:style-name="T924">π</text:span></text:p>
          </table:table-cell>
          <table:table-cell table:style-name="Table4.D2" office:value-type="string">
            <text:p text:style-name="P1312"><text:span text:style-name="T1241">a</text:span>rc cosine, <text:span text:style-name="T1241">result in radians</text:span></text:p>
          </table:table-cell>
        </table:table-row>
        <table:table-row table:style-name="TableLine93901561507552">
          <table:table-cell table:style-name="Table4.A2" office:value-type="string">
            <text:p text:style-name="P75">acosh(x)</text:p>
          </table:table-cell>
          <table:table-cell table:style-name="Table4.A2" office:value-type="string">
            <text:p text:style-name="P1291">1 &lt;= x</text:p>
          </table:table-cell>
          <table:table-cell table:style-name="Table4.A2" office:value-type="string">
            <text:p text:style-name="P1296">0 &lt;= y</text:p>
          </table:table-cell>
          <table:table-cell table:style-name="Table4.D2" office:value-type="string">
            <text:p text:style-name="P1312">inverse of the hyperbolic cosine</text:p>
          </table:table-cell>
        </table:table-row>
        <text:soft-page-break/>
        <table:table-row table:style-name="TableLine93901561510016">
          <table:table-cell table:style-name="Table4.A2" office:value-type="string">
            <text:p text:style-name="P75">asin(x)</text:p>
          </table:table-cell>
          <table:table-cell table:style-name="Table4.A2" office:value-type="string">
            <text:p text:style-name="P1289">-<text:span text:style-name="T1242">1 &lt;= x &lt;= 1</text:span></text:p>
          </table:table-cell>
          <table:table-cell table:style-name="Table4.A2" office:value-type="string">
            <text:p text:style-name="P1290">-<text:span text:style-name="T924">π</text:span><text:span text:style-name="T1249">/2 &lt;= y &lt;= </text:span><text:span text:style-name="T924">π</text:span><text:span text:style-name="T1249">/2</text:span></text:p>
          </table:table-cell>
          <table:table-cell table:style-name="Table4.D2" office:value-type="string">
            <text:p text:style-name="P1312">arc sine, <text:span text:style-name="T1241">result in radians</text:span></text:p>
          </table:table-cell>
        </table:table-row>
        <table:table-row table:style-name="TableLine93901561544832">
          <table:table-cell table:style-name="Table4.A2" office:value-type="string">
            <text:p text:style-name="P75">asinh(x)</text:p>
          </table:table-cell>
          <table:table-cell table:style-name="Table4.A2" office:value-type="string">
            <text:p text:style-name="P1291">any</text:p>
          </table:table-cell>
          <table:table-cell table:style-name="Table4.A2" office:value-type="string">
            <text:p text:style-name="P1296">any</text:p>
          </table:table-cell>
          <table:table-cell table:style-name="Table4.D2" office:value-type="string">
            <text:p text:style-name="P1312">inverse of the hyperbolic sine</text:p>
          </table:table-cell>
        </table:table-row>
        <table:table-row table:style-name="TableLine93901561570672">
          <table:table-cell table:style-name="Table4.A2" office:value-type="string">
            <text:p text:style-name="P75">atan(x)</text:p>
          </table:table-cell>
          <table:table-cell table:style-name="Table4.A2" office:value-type="string">
            <text:p text:style-name="P1292">any</text:p>
          </table:table-cell>
          <table:table-cell table:style-name="Table4.A2" office:value-type="string">
            <text:p text:style-name="P1293">-<text:span text:style-name="T924">π</text:span><text:span text:style-name="T1249">/2 &lt; y &lt; </text:span><text:span text:style-name="T924">π</text:span><text:span text:style-name="T1249">/2</text:span></text:p>
          </table:table-cell>
          <table:table-cell table:style-name="Table4.D2" office:value-type="string">
            <text:p text:style-name="P1312">arc tangent, <text:span text:style-name="T1241">result in radians</text:span></text:p>
          </table:table-cell>
        </table:table-row>
        <table:table-row table:style-name="TableLine93901561543792">
          <table:table-cell table:style-name="Table4.A2" office:value-type="string">
            <text:p text:style-name="P75">atanh(x)</text:p>
          </table:table-cell>
          <table:table-cell table:style-name="Table4.A2" office:value-type="string">
            <text:p text:style-name="P1289">-<text:span text:style-name="T1243">1 &lt; x &lt; 1</text:span></text:p>
          </table:table-cell>
          <table:table-cell table:style-name="Table4.A2" office:value-type="string">
            <text:p text:style-name="P1296">any</text:p>
          </table:table-cell>
          <table:table-cell table:style-name="Table4.D2" office:value-type="string">
            <text:p text:style-name="P1312">inverse of hyperbolic tangent</text:p>
          </table:table-cell>
        </table:table-row>
        <table:table-row table:style-name="TableLine93901561582832">
          <table:table-cell table:style-name="Table4.A2" office:value-type="string">
            <text:p text:style-name="P77">ceiling(x)</text:p>
          </table:table-cell>
          <table:table-cell table:style-name="Table4.A2" office:value-type="string">
            <text:p text:style-name="P1298">any</text:p>
          </table:table-cell>
          <table:table-cell table:style-name="Table4.A2" office:value-type="string">
            <text:p text:style-name="P1298">any</text:p>
          </table:table-cell>
          <table:table-cell table:style-name="Table4.D2" office:value-type="string">
            <text:p text:style-name="P1325">the ceiling of the number.</text:p>
          </table:table-cell>
        </table:table-row>
        <table:table-row table:style-name="TableLine93901561611744">
          <table:table-cell table:style-name="Table4.A2" office:value-type="string">
            <text:p text:style-name="P75">cos(x)</text:p>
          </table:table-cell>
          <table:table-cell table:style-name="Table4.A2" office:value-type="string">
            <text:p text:style-name="P1292">any</text:p>
          </table:table-cell>
          <table:table-cell table:style-name="Table4.A2" office:value-type="string">
            <text:p text:style-name="P1292">-<text:span text:style-name="T1249">1 &lt;= y &lt;= 1</text:span></text:p>
          </table:table-cell>
          <table:table-cell table:style-name="Table4.D2" office:value-type="string">
            <text:p text:style-name="P1312">cosine of the angle x, x in radians.</text:p>
          </table:table-cell>
        </table:table-row>
        <table:table-row table:style-name="TableLine93901561633104">
          <table:table-cell table:style-name="Table4.A2" office:value-type="string">
            <text:p text:style-name="P75">cosh(x)</text:p>
          </table:table-cell>
          <table:table-cell table:style-name="Table4.A2" office:value-type="string">
            <text:p text:style-name="P1292">any</text:p>
          </table:table-cell>
          <table:table-cell table:style-name="Table4.A2" office:value-type="string">
            <text:p text:style-name="P1296">1 &lt;= y</text:p>
          </table:table-cell>
          <table:table-cell table:style-name="Table4.D2" office:value-type="string">
            <text:p text:style-name="P1312">h<text:span text:style-name="T1248">y</text:span>perbolic cosine</text:p>
          </table:table-cell>
        </table:table-row>
        <table:table-row table:style-name="TableLine93901561636592">
          <table:table-cell table:style-name="Table4.A2" office:value-type="string">
            <text:p text:style-name="P75">exp(<text:span text:style-name="T1267">[</text:span>x<text:span text:style-name="T1267">]</text:span>)</text:p>
          </table:table-cell>
          <table:table-cell table:style-name="Table4.A2" office:value-type="string">
            <text:p text:style-name="P1292">any</text:p>
          </table:table-cell>
          <table:table-cell table:style-name="Table4.A2" office:value-type="string">
            <text:p text:style-name="P1296">0 &lt; y</text:p>
          </table:table-cell>
          <table:table-cell table:style-name="Table4.D2" office:value-type="string">
            <text:p text:style-name="P1312">exponential function. <text:span text:style-name="T652">exp(x) == e^</text:span><text:span text:style-name="T669">x</text:span></text:p>
          </table:table-cell>
        </table:table-row>
        <table:table-row table:style-name="TableLine93901561633744">
          <table:table-cell table:style-name="Table4.A2" office:value-type="string">
            <text:p text:style-name="P77">floor(x)</text:p>
          </table:table-cell>
          <table:table-cell table:style-name="Table4.A2" office:value-type="string">
            <text:p text:style-name="P1298">any</text:p>
          </table:table-cell>
          <table:table-cell table:style-name="Table4.A2" office:value-type="string">
            <text:p text:style-name="P1298">any</text:p>
          </table:table-cell>
          <table:table-cell table:style-name="Table4.D2" office:value-type="string">
            <text:p text:style-name="P1325">the floor of the number</text:p>
          </table:table-cell>
        </table:table-row>
        <table:table-row table:style-name="TableLine93901561662896">
          <table:table-cell table:style-name="Table4.A2" office:value-type="string">
            <text:p text:style-name="P78">gcd(x,y)</text:p>
          </table:table-cell>
          <table:table-cell table:style-name="Table4.A2" office:value-type="string">
            <text:p text:style-name="P1300">any int</text:p>
          </table:table-cell>
          <table:table-cell table:style-name="Table4.A2" office:value-type="string">
            <text:p text:style-name="P1300">int</text:p>
          </table:table-cell>
          <table:table-cell table:style-name="Table4.D2" office:value-type="string">
            <text:p text:style-name="P1333">greatest common divisor</text:p>
          </table:table-cell>
        </table:table-row>
        <table:table-row table:style-name="TableLine93901561664816">
          <table:table-cell table:style-name="Table4.A2" office:value-type="string">
            <text:p text:style-name="P78">lcm(x,y)</text:p>
          </table:table-cell>
          <table:table-cell table:style-name="Table4.A2" office:value-type="string">
            <text:p text:style-name="P1300">any int</text:p>
          </table:table-cell>
          <table:table-cell table:style-name="Table4.A2" office:value-type="string">
            <text:p text:style-name="P1300">int</text:p>
          </table:table-cell>
          <table:table-cell table:style-name="Table4.D2" office:value-type="string">
            <text:p text:style-name="P1333">least common multiple</text:p>
          </table:table-cell>
        </table:table-row>
        <table:table-row table:style-name="TableLine93901561669920">
          <table:table-cell table:style-name="Table4.A2" office:value-type="string">
            <text:p text:style-name="P75">ln(x)</text:p>
          </table:table-cell>
          <table:table-cell table:style-name="Table4.A2" office:value-type="string">
            <text:p text:style-name="P1292">0&lt;x</text:p>
          </table:table-cell>
          <table:table-cell table:style-name="Table4.A2" office:value-type="string">
            <text:p text:style-name="P1296">any</text:p>
          </table:table-cell>
          <table:table-cell table:style-name="Table4.D2" office:value-type="string">
            <text:p text:style-name="P1313">natural <text:span text:style-name="T1248">(base </text:span><text:span text:style-name="T80">e</text:span><text:span text:style-name="T315">) </text:span><text:span text:style-name="T237">logarithm, </text:span><text:span text:style-name="T350">inverse is </text:span><text:span text:style-name="T745">e^y</text:span></text:p>
          </table:table-cell>
        </table:table-row>
        <table:table-row table:style-name="TableLine93901561692688">
          <table:table-cell table:style-name="Table4.A2" office:value-type="string">
            <text:p text:style-name="P75">log(x)</text:p>
          </table:table-cell>
          <table:table-cell table:style-name="Table4.A2" office:value-type="string">
            <text:p text:style-name="P1292">0 &lt; x</text:p>
          </table:table-cell>
          <table:table-cell table:style-name="Table4.A2" office:value-type="string">
            <text:p text:style-name="P1296">any</text:p>
          </table:table-cell>
          <table:table-cell table:style-name="Table4.D2" office:value-type="string">
            <text:p text:style-name="P1312">base 10 logarithm. Note inverse is <text:span text:style-name="T652">10^</text:span><text:span text:style-name="T670">y</text:span></text:p>
          </table:table-cell>
        </table:table-row>
        <table:table-row table:style-name="TableLine93901561686832">
          <table:table-cell table:style-name="Table4.A2" office:value-type="string">
            <text:p text:style-name="P63">nroot(x,n)</text:p>
          </table:table-cell>
          <table:table-cell table:style-name="Table4.A2" office:value-type="string">
            <text:p text:style-name="P1295">n odd, any x<text:line-break/>n even, 0 &lt;= x</text:p>
          </table:table-cell>
          <table:table-cell table:style-name="Table4.A2" office:value-type="string">
            <text:p text:style-name="P1296">any</text:p>
          </table:table-cell>
          <table:table-cell table:style-name="Table4.D2" office:value-type="string">
            <text:p text:style-name="P1314">Compute the nth root of x. <text:line-break/>Note that <text:span text:style-name="T3">n !</text:span><text:span text:style-name="T14">= 0</text:span> must be an integer</text:p>
          </table:table-cell>
        </table:table-row>
        <table:table-row table:style-name="TableLine93901561704640">
          <table:table-cell table:style-name="Table4.A2" office:value-type="string">
            <text:p text:style-name="P75">pi(<text:span text:style-name="T1267">[x]</text:span>)</text:p>
          </table:table-cell>
          <table:table-cell table:style-name="Table4.A2" office:value-type="string">
            <text:p text:style-name="P1289">--</text:p>
          </table:table-cell>
          <table:table-cell table:style-name="Table4.A2" office:value-type="string">
            <text:p text:style-name="P76">π</text:p>
          </table:table-cell>
          <table:table-cell table:style-name="Table4.D2" office:value-type="string">
            <text:p text:style-name="P1324"><text:span text:style-name="T1240">the </text:span><text:span text:style-name="T1267">power </text:span><text:span text:style-name="T1240">of pi in the current precision, </text:span><text:span text:style-name="T922">π</text:span><text:span text:style-name="T923">^x</text:span></text:p>
          </table:table-cell>
        </table:table-row>
        <table:table-row table:style-name="TableLine93901561666784">
          <table:table-cell table:style-name="Table4.A2" office:value-type="string">
            <text:p text:style-name="P75">π(<text:span text:style-name="T1298">[x]</text:span>)</text:p>
          </table:table-cell>
          <table:table-cell table:style-name="Table4.A2" office:value-type="string">
            <text:p text:style-name="P1289"/>
          </table:table-cell>
          <table:table-cell table:style-name="Table4.A2" office:value-type="string">
            <text:p text:style-name="P1296"/>
          </table:table-cell>
          <table:table-cell table:style-name="Table4.D2" office:value-type="string">
            <text:p text:style-name="P1315"><text:s/><text:span text:style-name="T1298">identical to pi</text:span><text:span text:style-name="T1378">()</text:span><text:span text:style-name="T1298">, π is unicode \u03c0</text:span></text:p>
          </table:table-cell>
        </table:table-row>
        <table:table-row table:style-name="TableLine93901561737024">
          <table:table-cell table:style-name="Table4.A2" office:value-type="string">
            <text:p text:style-name="P75">sin(x)</text:p>
          </table:table-cell>
          <table:table-cell table:style-name="Table4.A2" office:value-type="string">
            <text:p text:style-name="P1292">any</text:p>
          </table:table-cell>
          <table:table-cell table:style-name="Table4.A2" office:value-type="string">
            <text:p text:style-name="P1292">-<text:span text:style-name="T1249">1 &lt;= y &lt;= 1</text:span></text:p>
          </table:table-cell>
          <table:table-cell table:style-name="Table4.D2" office:value-type="string">
            <text:p text:style-name="P1312">the sine of the angle x, <text:s/>x in radians</text:p>
          </table:table-cell>
        </table:table-row>
        <table:table-row table:style-name="TableLine93901561732496">
          <table:table-cell table:style-name="Table4.A2" office:value-type="string">
            <text:p text:style-name="P75">sinh(x)</text:p>
          </table:table-cell>
          <table:table-cell table:style-name="Table4.A2" office:value-type="string">
            <text:p text:style-name="P1292">any</text:p>
          </table:table-cell>
          <table:table-cell table:style-name="Table4.A2" office:value-type="string">
            <text:p text:style-name="P1296">any</text:p>
          </table:table-cell>
          <table:table-cell table:style-name="Table4.D2" office:value-type="string">
            <text:p text:style-name="P1312">hyperbolic sine</text:p>
          </table:table-cell>
        </table:table-row>
        <table:table-row table:style-name="TableLine93901561794144">
          <table:table-cell table:style-name="Table4.A2" office:value-type="string">
            <text:p text:style-name="P75">tan(x)</text:p>
          </table:table-cell>
          <table:table-cell table:style-name="Table4.A2" office:value-type="string">
            <text:p text:style-name="P1292">any</text:p>
          </table:table-cell>
          <table:table-cell table:style-name="Table4.A2" office:value-type="string">
            <text:p text:style-name="P1296">any</text:p>
          </table:table-cell>
          <table:table-cell table:style-name="Table4.D2" office:value-type="string">
            <text:p text:style-name="P1312">the tangent of the angle x, x in radians</text:p>
          </table:table-cell>
        </table:table-row>
        <table:table-row table:style-name="TableLine93901561788320">
          <table:table-cell table:style-name="Table4.A2" office:value-type="string">
            <text:p text:style-name="P75">tanh(x)</text:p>
          </table:table-cell>
          <table:table-cell table:style-name="Table4.A2" office:value-type="string">
            <text:p text:style-name="P1292">any</text:p>
          </table:table-cell>
          <table:table-cell table:style-name="Table4.A2" office:value-type="string">
            <text:p text:style-name="P1296">any</text:p>
          </table:table-cell>
          <table:table-cell table:style-name="Table4.D2" office:value-type="string">
            <text:p text:style-name="P1312">inverse of the hyperbolic tangent.</text:p>
          </table:table-cell>
        </table:table-row>
      </table:table>
      <text:p text:style-name="P521"/>
      <text:p text:style-name="P539">Notes:</text:p>
      <text:list xml:id="list959739054" text:style-name="L10">
        <text:list-item>
          <text:p text:style-name="P1505">Both exp() and pi() <text:span text:style-name="T1299">(or </text:span><text:span text:style-name="T920">π</text:span><text:span text:style-name="T921">()), </text:span>take arguments, raising them to the indicated power. No argument means the default argument is 1.</text:p>
        </text:list-item>
        <text:list-item>
          <text:p text:style-name="P1506">e<text:span text:style-name="T237"> is not used as a number because it conflicts with engineering notation, so </text:span>e^x <text:span text:style-name="T237"><text:s/>won’t work. Use </text:span>exp(x)</text:p>
        </text:list-item>
      </text:list>
      <text:p text:style-name="P525"><text:span text:style-name="T1244">Note that </text:span><text:span text:style-name="T81">x</text:span><text:span text:style-name="T317"> here is a scalar, but these will operate on stems and lists. <text:s/></text:span><text:span text:style-name="T316">This is a good collection that should cover most cases and it is easy to define others you need. E.g.</text:span></text:p>
      <text:p text:style-name="P979">sec(x)-&gt;1/cos(x);</text:p>
      <text:p text:style-name="P979">asec(x)-&gt;acos(1/x);</text:p>
      <text:p text:style-name="P978"><text:span text:style-name="T1252">logn(x, n)-&gt;l</text:span><text:span text:style-name="T1066">n</text:span><text:span text:style-name="T1252">(x)/l</text:span><text:span text:style-name="T1066">n</text:span><text:span text:style-name="T1252">(n); // convert a log to another base, n. </text:span><text:s/></text:p>
      <text:p text:style-name="Heading">Example</text:p>
      <text:p text:style-name="P526">The first few powers of 2 are </text:p>
      <text:p text:style-name="Preformatted_20_Text">2^n(5)</text:p>
      <text:p text:style-name="Preformatted_20_Text">[1,2,4,8,16]</text:p>
      <text:p text:style-name="P522"/>
      <text:p text:style-name="Text_20_body"><text:span text:style-name="T1244">If you wanted to get the logarithm, base 2, </text:span><text:span text:style-name="T583">log</text:span><text:span text:style-name="T1246">2</text:span><text:span text:style-name="T557"> </text:span><text:span text:style-name="T583">(x) = ln(x)/ln(2) </text:span><text:span text:style-name="T1245">so to do this for our list:</text:span></text:p>
      <text:p text:style-name="Preformatted_20_Text"><text:soft-page-break/><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24"><text:span text:style-name="T134">Note</text:span><text:span text:style-name="T437">.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86">for your 100 digit number </text:span><text:span text:style-name="T437">if you like, but you must <text:s/>embrace patience. <text:s/>Need we remind you that <text:s/>physical measurement stops about </text:span><text:span text:style-name="T725">10^(-11)</text:span><text:span text:style-name="T437">? For most real life problems, precision of 15, these functions converge very quickly.</text:span></text:p>
      <text:h text:style-name="P1369" text:outline-level="2"><text:bookmark-start text:name="__RefHeading___Toc46727_3045913216"/><text:span text:style-name="T1201">List </text:span>functions<text:bookmark-end text:name="__RefHeading___Toc46727_3045913216"/></text:h>
      <text:h text:style-name="P1418" text:outline-level="3"><text:bookmark-start text:name="__RefHeading___Toc46729_3045913216"/>expand <text:span text:style-name="T1610">(⊕)</text:span><text:bookmark-end text:name="__RefHeading___Toc46729_3045913216"/></text:h>
      <text:p text:style-name="P1249">Description</text:p>
      <text:p text:style-name="P807">Apply a dyadic function pairwise to each member of a list, returning the intermediate results.</text:p>
      <text:p text:style-name="P1249">Usage</text:p>
      <text:p text:style-name="P1153">expand(<text:span text:style-name="T1263">@</text:span>f, list.)</text:p>
      <text:p text:style-name="P1249">Arguments</text:p>
      <text:p text:style-name="P806"><text:span text:style-name="T584">@</text:span><text:span text:style-name="T586">f</text:span><text:span text:style-name="T1229"> - reference to the function you want to use.</text:span></text:p>
      <text:p text:style-name="P808"><text:span text:style-name="T557">list.</text:span> - the list to be operated on</text:p>
      <text:p text:style-name="P1249">Output</text:p>
      <text:p text:style-name="P808">A list where the (dyadic) function f is applied to each element in the list successively.</text:p>
      <text:p text:style-name="P1249">Examples</text:p>
      <text:p text:style-name="P809">The <text:span text:style-name="T36">factorial</text:span><text:span text:style-name="T237"> of a number, n! is the product of all the numbers 1 * 2 * . . . * n. Here’s how to compute the factorial of 5 with all the factorials for 1, 2, 3 and 4:</text:span></text:p>
      <text:p text:style-name="P1153"><text:s text:c="3"/>expand(<text:span text:style-name="T1263">@</text:span>*, 1 + n(5))</text:p>
      <text:p text:style-name="P1153"/>
      <text:p text:style-name="P1153">[1, 2, 6, 24, 120]</text:p>
      <text:p text:style-name="P808"/>
      <text:p text:style-name="P808">It is more obvious if we show it against the arguments </text:p>
      <text:p text:style-name="P1154">[1, 2, 3, <text:s/>4, <text:s text:c="2"/>5]</text:p>
      <text:p text:style-name="P1154"><text:soft-page-break/><text:s text:c="3"/>* <text:s/>* <text:s text:c="2"/>* <text:s text:c="2"/>*</text:p>
      <text:p text:style-name="P1154">[1, 2, 6, 24, 120]</text:p>
      <text:p text:style-name="P806">Compare this with <text:span text:style-name="T3">reduce </text:span><text:span text:style-name="T182">which </text:span><text:span text:style-name="T199">only returns the final result.</text:span></text:p>
      <text:p text:style-name="P1249">Another example: <text:span text:style-name="T1231">G</text:span>etting part of a list</text:p>
      <text:p text:style-name="P340">Let’s say we wanted to get only the elements of a list of integers less than or equal to 4. Here’s how</text:p>
      <text:p text:style-name="P1153"><text:s text:c="2"/><text:span text:style-name="T1229">a. := 1+ 2*n(5)</text:span></text:p>
      <text:p text:style-name="P1153"><text:s text:c="2"/>mask(<text:span text:style-name="T1063">a.</text:span>, expand(<text:span text:style-name="T1263">@</text:span>&amp;&amp;, <text:span text:style-name="T1063">a.</text:span> &lt;= <text:span text:style-name="T1229">5</text:span>))</text:p>
      <text:p text:style-name="P1153">[<text:span text:style-name="T1230">1</text:span>, <text:span text:style-name="T1230">3</text:span>, <text:span text:style-name="T1230">5</text:span>]</text:p>
      <text:p text:style-name="P340"/>
      <text:p text:style-name="P1249">A final example. Computing the terms of a series</text:p>
      <text:p text:style-name="P810">If we have a series that depends on the previous term and current index, such as <text:span text:style-name="T1529">x</text:span><text:span text:style-name="T1247">n </text:span><text:span text:style-name="T895"><text:s/>= (x</text:span><text:span text:style-name="T1247">n-1</text:span><text:span text:style-name="T889">2</text:span><text:span text:style-name="T895"> -1 )/(n</text:span><text:span text:style-name="T889">2</text:span><text:span text:style-name="T895"> + 1)</text:span></text:p>
      <text:p text:style-name="P811">then this can be done as follows:</text:p>
      <text:p text:style-name="P1155"><text:s text:c="2"/>r(x,y)-&gt;(x^2 - 1)/(y^2+1)</text:p>
      <text:p text:style-name="P1155"><text:s text:c="2"/>expand(@r, [1;10])</text:p>
      <text:p text:style-name="P1155">[1,0,-0.1,-0.058235294117647,-0.038331101943039,-0.026987316935779, </text:p>
      <text:p text:style-name="P1155">-0.019985433694492,-0.015378470499077,-0.012192237837135]</text:p>
      <text:h text:style-name="P1419" text:outline-level="3"><text:bookmark-start text:name="__RefHeading___Toc46731_3045913216"/>insert_at<text:bookmark-end text:name="__RefHeading___Toc46731_3045913216"/></text:h>
      <text:p text:style-name="P1246">Description</text:p>
      <text:p text:style-name="P792"><text:span text:style-name="T1618">I</text:span>nsert a sublist into another list, starting at a given point. All the indices in the target list are shuffled to accommodate this.</text:p>
      <text:p text:style-name="P793">Usage</text:p>
      <text:p text:style-name="P1151"><text:bookmark-start text:name="__DdeLink__9851_1246888521"/>insert_at(source.<text:span text:style-name="T1656">{</text:span>, <text:span text:style-name="T912">start_index, length</text:span><text:span text:style-name="T1656">}</text:span><text:span text:style-name="T912">, target.</text:span><text:span text:style-name="T1656">{</text:span><text:span text:style-name="T912">, target_index</text:span><text:span text:style-name="T1656">}</text:span><text:span text:style-name="T912">);</text:span> <text:bookmark-end text:name="__DdeLink__9851_1246888521"/></text:p>
      <text:p text:style-name="Heading">Arguments</text:p>
      <text:p text:style-name="P796"><text:span text:style-name="T557">source.</text:span> = the stem that is the source of the copy.</text:p>
      <text:p text:style-name="P796"><text:span text:style-name="T557">start_index</text:span> = the index in the source where the copy starts. <text:span text:style-name="T1656">Default is 0</text:span></text:p>
      <text:p text:style-name="P796"><text:span text:style-name="T557">length</text:span> = how many elements to copy, <text:span text:style-name="T1656">default is from start_index to end</text:span></text:p>
      <text:p text:style-name="P796"><text:span text:style-name="T557">target. </text:span>= the target stem of the copy</text:p>
      <text:p text:style-name="P849"><text:span text:style-name="T651">target_index</text:span><text:span text:style-name="T1657"> = the index in the target that will receive the copy. </text:span><text:span text:style-name="T1656">default is 0. </text:span><text:span text:style-name="T1657">Note that any elements already in these locations will be </text:span><text:span text:style-name="T1656">moved</text:span><text:span text:style-name="T1657">. </text:span><text:span text:style-name="T911">If you need to </text:span><text:span text:style-name="T1656">overwrite </text:span><text:span text:style-name="T911">elements, consider using the </text:span><text:span text:style-name="T126">copy</text:span><text:span text:style-name="T911"> command.</text:span></text:p>
      <text:p text:style-name="P1246">Examples</text:p>
      <text:p text:style-name="P1151"><text:bookmark-start text:name="__DdeLink__63692_779238116"/><text:s text:c="2"/>source. := <text:span text:style-name="T1092">[;</text:span>5<text:span text:style-name="T1428">]</text:span> + 20</text:p>
      <text:p text:style-name="P1151"><text:s text:c="2"/>target. := <text:span text:style-name="T1092">[;</text:span>6<text:span text:style-name="T1428">]</text:span> - 100</text:p>
      <text:p text:style-name="P1151"><text:s text:c="2"/>insert_at(source., 2, 3, target., 4)</text:p>
      <text:p text:style-name="P1151"><text:bookmark-end text:name="__DdeLink__63692_779238116"/><text:soft-page-break/>[-100,-99,-98,-97,22,23,24,-96,-95]</text:p>
      <text:p text:style-name="P794"/>
      <text:p text:style-name="P794">So this inserted 3 elements from the source starting at index 2 in the source and placed them at index 4 in the target, moving everything else.</text:p>
      <text:h text:style-name="P1420" text:outline-level="3"><text:bookmark-start text:name="__RefHeading___Toc46733_3045913216"/>copy <text:s text:c="4"/><text:bookmark-end text:name="__RefHeading___Toc46733_3045913216"/></text:h>
      <text:p text:style-name="P1246">Description</text:p>
      <text:p text:style-name="P795">Copy from one list to another. </text:p>
      <text:p text:style-name="P1246">Usage</text:p>
      <text:p text:style-name="P1151"><text:bookmark-start text:name="__DdeLink__9847_1246888521"/>copy(source.<text:span text:style-name="T1656">{</text:span>, start_index, length<text:span text:style-name="T1656">}</text:span>, target.<text:span text:style-name="T1656">{</text:span>, target_index<text:span text:style-name="T1656">}</text:span>)<text:bookmark-end text:name="__DdeLink__9847_1246888521"/></text:p>
      <text:p text:style-name="P1246">Arguments</text:p>
      <text:p text:style-name="P795"><text:bookmark-start text:name="__DdeLink__9849_1246888521"/><text:span text:style-name="T557">source.</text:span> = the stem that is the source of the copy.</text:p>
      <text:p text:style-name="P795"><text:span text:style-name="T557">start_index</text:span> = the index in the source where the copy starts. <text:span text:style-name="T1656">Default is 0</text:span></text:p>
      <text:p text:style-name="P795"><text:span text:style-name="T557">length</text:span> = how many elements to copy, <text:span text:style-name="T1656">default is from start_index to end</text:span></text:p>
      <text:p text:style-name="P795"><text:span text:style-name="T557">target. </text:span>= the target stem of the copy</text:p>
      <text:p text:style-name="P795"><text:span text:style-name="T557">target_index</text:span> = the index in the target that will receive the copy. <text:span text:style-name="T1656">default is 0. </text:span>Note that any elements already in these locations will be replaced. <text:span text:style-name="T911">If you need to insert elements, consider using the </text:span><text:span text:style-name="T50">insert_</text:span><text:span text:style-name="T51">at</text:span><text:span text:style-name="T911"> command.</text:span><text:bookmark-end text:name="__DdeLink__9849_1246888521"/></text:p>
      <text:p text:style-name="P269">N.B. <text:span text:style-name="T182">That the start and target indices may be signed, so you can specify from the end of the list.</text:span></text:p>
      <text:p text:style-name="P1247">Output</text:p>
      <text:p text:style-name="P793">The updated target stem. Note that the target <text:span text:style-name="T36">is</text:span><text:span text:style-name="T237"> modified in this operation.</text:span></text:p>
      <text:p text:style-name="P1246">Examples</text:p>
      <text:p text:style-name="P1151"><text:s text:c="2"/>source. := <text:span text:style-name="T1092">[;</text:span>5<text:span text:style-name="T1428">]</text:span>+10</text:p>
      <text:p text:style-name="P1151"><text:s text:c="2"/>target. := <text:span text:style-name="T1092">[;</text:span>6<text:span text:style-name="T1428">]</text:span> - 50</text:p>
      <text:p text:style-name="P1151"><text:s text:c="2"/>copy(source., 2, 3, target., 4)</text:p>
      <text:p text:style-name="P1151">[-50,-49,-48,-47,12,13,14]</text:p>
      <text:p text:style-name="Text_20_body">So this took the 3 elements from source. starting at index 2 and copied them to target. starting at index 4 there. </text:p>
      <text:h text:style-name="P1420" text:outline-level="3"><text:bookmark-start text:name="__RefHeading___Toc46735_3045913216"/>pick<text:bookmark-end text:name="__RefHeading___Toc46735_3045913216"/></text:h>
      <text:p text:style-name="P1245">Description</text:p>
      <text:p text:style-name="P783">A function that chooses elements of the argument based on a boolean valued function. </text:p>
      <text:p text:style-name="P1246"><text:soft-page-break/>Usage</text:p>
      <text:p text:style-name="P1151"><text:span text:style-name="T1107">pick</text:span><text:span text:style-name="T1488">(@</text:span><text:span text:style-name="T1107">f</text:span><text:span text:style-name="T1488">, arg)</text:span></text:p>
      <text:p text:style-name="P1246">Arguments</text:p>
      <text:p text:style-name="P791"><text:span text:style-name="T628">@</text:span><text:span text:style-name="T633">f</text:span><text:span text:style-name="T628"> -</text:span> <text:span text:style-name="T1488">any boolean valued function that will accept the elements of the argument. <text:s/></text:span><text:span text:style-name="T1538">Valence is 1 or 2.</text:span></text:p>
      <text:p text:style-name="P791"><text:span text:style-name="T628">arg - </text:span><text:span text:style-name="T1488">any argument, stem, set or scalar.</text:span></text:p>
      <text:p text:style-name="P791"><text:span text:style-name="T1538">If the valence of </text:span><text:span text:style-name="T628">@</text:span><text:span text:style-name="T633">f </text:span><text:span text:style-name="T1538">is 1 then the function gets the current value of the element. If the valence is 2, then the arguments are </text:span><text:span text:style-name="T633">key, value</text:span>.</text:p>
      <text:p text:style-name="P1246">Output</text:p>
      <text:p text:style-name="P791"><text:span text:style-name="T1538">A </text:span><text:span text:style-name="T1488">result conformable to arg whose elements satisfy the pick function. If the argument is a scalar, so is the result (and will be null if the pick function returns false). <text:s/>Note that this does not alter the argument. Any boolean results for </text:span><text:span text:style-name="T628">@</text:span><text:span text:style-name="T633">f</text:span><text:span text:style-name="T1538"> </text:span><text:span text:style-name="T1539">that are </text:span><text:span text:style-name="T1488">false and not included. </text:span></text:p>
      <text:p text:style-name="P1219">Example</text:p>
      <text:p text:style-name="P1151"><text:bookmark-start text:name="__DdeLink__32126_2660502043"/><text:s text:c="2"/>pick((v)-&gt; 7&lt;v&lt;20,[|pi(); pi(3) ; 10|])<text:bookmark-end text:name="__DdeLink__32126_2660502043"/></text:p>
      <text:p text:style-name="P1151">{2:9.33374465952533, 3:12.4298206624931, 4:15.52589666546087, 5:18.62197266842864}</text:p>
      <text:p text:style-name="P147"/>
      <text:p text:style-name="P145">In a list of <text:span text:style-name="T1541">10 </text:span>numbers between π and π^3 which are between 7 and 20?</text:p>
      <text:p text:style-name="P145"/>
      <text:p text:style-name="P1151"><text:s text:c="2"/>pick((k,v)-&gt; 0&lt;(v^2/(k^2+1))&lt;3/2,[1;10])</text:p>
      <text:p text:style-name="P1151">{0:1, 4:5, 5:6, 6:7, 7:8, 8:9}</text:p>
      <text:p text:style-name="P145"/>
      <text:p text:style-name="P146">Sets <text:s/>criteria for selecting elements from the given list. (k,v) are the key (i.e. index) and value. </text:p>
      <text:p text:style-name="P146"/>
      <text:p text:style-name="P784">An example on sets. Since there is no concept of a key or index, you can only have a pick function based on the value:</text:p>
      <text:p text:style-name="P146"/>
      <text:p text:style-name="P1151"><text:s text:c="2"/>pick((v)-&gt;'a'&lt;v, |^random_string(10,10))</text:p>
      <text:p text:style-name="P1151">{dSBREElOapucxQ,mW_29aEYR_MyaQ,KEAIL-qoKm8a4g}</text:p>
      <text:p text:style-name="P785"/>
      <text:p text:style-name="P791"><text:bookmark-start text:name="__RefHeading___Toc16326_4001340964"/><text:span text:style-name="T1617">This makes some random strings and grabs only those that have a character of 'a'. </text:span><text:span text:style-name="T1540">Note that the result is also a set.</text:span><text:bookmark-end text:name="__RefHeading___Toc16326_4001340964"/></text:p>
      <text:h text:style-name="P1421" text:outline-level="3"><text:bookmark-start text:name="__RefHeading___Toc46737_3045913216"/>reverse<text:bookmark-end text:name="__RefHeading___Toc46737_3045913216"/></text:h>
      <text:p text:style-name="P1246">Description</text:p>
      <text:p text:style-name="P797">Reverse the order of the elements in a list</text:p>
      <text:p text:style-name="P1246">Usage</text:p>
      <text:p text:style-name="P1151">reverse(list.)</text:p>
      <text:p text:style-name="P1246"><text:soft-page-break/>Arguments</text:p>
      <text:p text:style-name="P797"><text:span text:style-name="T557">list.</text:span> - the list to be reverse</text:p>
      <text:p text:style-name="P1246">Ouput</text:p>
      <text:p text:style-name="P797">The elements of list. in reverse order. <text:span text:style-name="T1253">Note that this will only return the list part of the argument. If there are any extra stem entries, they will be omitted.</text:span></text:p>
      <text:p text:style-name="P1246">Examples <text:s/></text:p>
      <text:p text:style-name="P1151">reverse([4,5,'a','b'])</text:p>
      <text:p text:style-name="P1151">[ b, a, 5, 4]</text:p>
      <text:h text:style-name="P1422" text:outline-level="3"><text:bookmark-start text:name="__RefHeading___Toc46739_3045913216"/>sort<text:bookmark-end text:name="__RefHeading___Toc46739_3045913216"/></text:h>
      <text:p text:style-name="P1246">Description</text:p>
      <text:p text:style-name="P799">Sort an object</text:p>
      <text:p text:style-name="P1246">Usage</text:p>
      <text:p text:style-name="P1151">sort(arg{,up})</text:p>
      <text:p text:style-name="P1246">Arguments</text:p>
      <text:p text:style-name="P799"><text:span text:style-name="T557">arg </text:span>- the argument. This may be any type.</text:p>
      <text:p text:style-name="P799"><text:span text:style-name="T557">up</text:span> - (optional) a boolean that if true (default) sorts in ascending order and if false, descending order</text:p>
      <text:p text:style-name="P1246">Output</text:p>
      <text:p text:style-name="P800">A list. Note that different types are not comparable. QDL’s solution is to sort each type and return them in groups. If your data is of one type (e.g. numbers, strings) then this exactly sorts as you expect. </text:p>
      <text:p text:style-name="P1246">Example</text:p>
      <text:p text:style-name="P1151"><text:s text:c="3"/><text:span text:style-name="T1516">sort([5,-2/3, 4/7, cos(pi()/8)])</text:span></text:p>
      <text:p text:style-name="P1151">[-0.666666666666666,0.571428571428571,0.923879532511287,5]</text:p>
      <text:p text:style-name="P1151"><text:s text:c="2"/><text:span text:style-name="T1516">sort([5,-2/3, 4/7, cos(pi()/8)], false); //descending order</text:span></text:p>
      <text:p text:style-name="P1151">[5,0.923879532511287,0.571428571428571,-0.666666666666666]</text:p>
      <text:p text:style-name="P791"/>
      <text:p text:style-name="P798">A mixed example</text:p>
      <text:p text:style-name="P1151"><text:s text:c="2"/>sort({'a':'SPQR','b':-2/3,'c':3/7,'d':'woof'})</text:p>
      <text:p text:style-name="P1151">[SPQR,woof,-0.666666666666666,0.428571428571428]</text:p>
      <text:p text:style-name="P791"/>
      <text:p text:style-name="P798">Note that strings are grouped first, then numbers. Certain elements (like sets and embedded stems) are simply grouped unordered at the end of the list. The point is that this sorting is for probabilities – the <text:soft-page-break/>vast majority of the time you have homogeneous data and want to sort that – vs. possibilities, where you have some very odd data structure. </text:p>
      <text:h text:style-name="P1423" text:outline-level="3"><text:bookmark-start text:name="__RefHeading___Toc46741_3045913216"/>starts_with<text:bookmark-end text:name="__RefHeading___Toc46741_3045913216"/></text:h>
      <text:p text:style-name="P1246">Description</text:p>
      <text:p text:style-name="P791"><text:span text:style-name="T1142">Find the indices of elements in the right that start elements in the left. </text:span><text:span text:style-name="T1144">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1246">Usage</text:p>
      <text:p text:style-name="P1151">starts_with(<text:span text:style-name="T1051">target</text:span><text:span text:style-name="T1143">., </text:span><text:span text:style-name="T1051">caputs</text:span><text:span text:style-name="T1143">.)</text:span></text:p>
      <text:p text:style-name="P1246">Arguments</text:p>
      <text:p text:style-name="P801">target. = a list of elements which are to be searched. </text:p>
      <text:p text:style-name="P801">caput. = (Latin caput =head) are the starting of lines to be used.</text:p>
      <text:p text:style-name="P1246">Output</text:p>
      <text:p text:style-name="P801">A list conformable to the left argument, <text:span text:style-name="T66">i.e.</text:span><text:span text:style-name="T288">, the list is identical in length</text:span>. The values are which element in the right fulfills the requirement. <text:s/><text:span text:style-name="T1144">If there is no match, then a value <text:s/>of -1 is used.</text:span></text:p>
      <text:p text:style-name="P1246">Examples</text:p>
      <text:p text:style-name="P1151"><text:s text:c="3"/>starts_with(['a','qrs','pqr'],['a','p','s','t'])</text:p>
      <text:p text:style-name="P1151">[0,-1,1]</text:p>
      <text:p text:style-name="P802"><text:line-break/>read this as:</text:p>
      <text:p text:style-name="P802">left arg index 0 starts with right arg index 0<text:line-break/>left arg index 1 starts with nothing on right<text:line-break/>left arg index 2 starts with right arg index 1<text:line-break/></text:p>
      <text:p text:style-name="P802">How to get the subset of things that start? Use mask:</text:p>
      <text:p text:style-name="P802"><text:s/><text:span text:style-name="T557">mask(X., -1 &lt; starts_with(X.,Y.))</text:span></text:p>
      <text:p text:style-name="P802">So</text:p>
      <text:p text:style-name="P1151"><text:s/>mask(['a','qrs','pqr'], -1 &lt;starts_with(['a','qrs','pqr'],['a','p','s','t']))</text:p>
      <text:p text:style-name="P1152">{0=a, 2=pqr}</text:p>
      <text:h text:style-name="P1420" text:outline-level="3"><text:bookmark-start text:name="__RefHeading___Toc46743_3045913216"/><text:soft-page-break/>sub<text:span text:style-name="T1196">list</text:span><text:bookmark-end text:name="__RefHeading___Toc46743_3045913216"/></text:h>
      <text:p text:style-name="P1245">Description</text:p>
      <text:p text:style-name="P791"><text:span text:style-name="T1402">Grab a sub</text:span><text:span text:style-name="T1538">list</text:span><text:span text:style-name="T1402"> of a given </text:span><text:span text:style-name="T1489">argument</text:span><text:span text:style-name="T1402"> </text:span><text:span text:style-name="T1395">with elements addressed </text:span><text:s/><text:span text:style-name="T1488">by a</text:span> <text:span text:style-name="T1395">range of indices (lists only)</text:span><text:span text:style-name="T1402">. </text:span><text:span text:style-name="T1538">This operates on lists only.</text:span><text:span text:style-name="T1402"> </text:span></text:p>
      <text:p text:style-name="P1246">Usage</text:p>
      <text:p text:style-name="P1151">subset(source., start_index<text:span text:style-name="T1430">{</text:span>, <text:span text:style-name="T1107">count</text:span><text:span text:style-name="T1430">}</text:span>);</text:p>
      <text:p text:style-name="P1246">Arguments</text:p>
      <text:p text:style-name="P353"><text:span text:style-name="T557">source. -</text:span> the stem list to take a subset of</text:p>
      <text:p text:style-name="P353"><text:span text:style-name="T557">start_index</text:span> - where to start in the source stem</text:p>
      <text:p text:style-name="P791"><text:span text:style-name="T633">count </text:span><text:span text:style-name="T1402">- (option</text:span><text:span text:style-name="T1430">al</text:span><text:span text:style-name="T1402">) how many elements to take. Omitting this means take the rest of the </text:span><text:span text:style-name="T1538">argument</text:span><text:span text:style-name="T1402"> </text:span></text:p>
      <text:p text:style-name="P1246">Output</text:p>
      <text:p text:style-name="P353">The altered stem. Note that this does nothing to the original stem.</text:p>
      <text:p text:style-name="P1219">Example</text:p>
      <text:p text:style-name="P1151"><text:s text:c="2"/>// <text:span text:style-name="T1488">grab a subset of </text:span><text:span text:style-name="T1102">a</text:span><text:span text:style-name="T1488"> set - all elements less than 3.</text:span></text:p>
      <text:p text:style-name="P1151"><text:s text:c="2"/>subset((x)-&gt;x&lt;3, {-2,0,4,5})</text:p>
      <text:p text:style-name="P1151">{0,-2}</text:p>
      <text:p text:style-name="P1151"><text:s text:c="2"/>stem. := <text:span text:style-name="T1411">[</text:span>;<text:span text:style-name="T1411">5]</text:span> + 20;</text:p>
      <text:p text:style-name="P1151"><text:s text:c="2"/>// <text:span text:style-name="T912">Just grab the tail of this list</text:span></text:p>
      <text:p text:style-name="P1151"><text:s text:c="2"/>subset(stem., 2)</text:p>
      <text:p text:style-name="P945">[22,21,24]</text:p>
      <text:p text:style-name="P1151"><text:s text:c="2"/>// <text:span text:style-name="T912">grab some stuff in the middle.</text:span></text:p>
      <text:p text:style-name="P1151"><text:s text:c="2"/>subset(stem., 1, 3)</text:p>
      <text:p text:style-name="P1151"><text:span text:style-name="T1053">[21,22,23]</text:span> <text:s text:c="4"/></text:p>
      <text:p text:style-name="P147"/>
      <text:p text:style-name="P1248">Signed start_index is allowed</text:p>
      <text:p text:style-name="P803">You may use a negative start_index – this simply counts from the end of the list</text:p>
      <text:p text:style-name="P1151"><text:s text:c="2"/>subset([;15], -7, 4)</text:p>
      <text:p text:style-name="P1151">[8,9,10,11] </text:p>
      <text:p text:style-name="P1246">Using a list to get a subset.</text:p>
      <text:p text:style-name="P105"/>
      <text:p text:style-name="P105">In this case, </text:p>
      <text:p text:style-name="P105"/>
      <text:p text:style-name="P1151"><text:span text:style-name="T926"><text:s text:c="5"/></text:span>2*[;5] +1</text:p>
      <text:p text:style-name="P1029">[1,3,5,7,9]</text:p>
      <text:p text:style-name="P1151"><text:span text:style-name="T926"><text:s/></text:span><text:s text:c="3"/>subset(3*[;10], 2*[;5]+1) <text:line-break/>[3,9,15,21,27]</text:p>
      <text:p text:style-name="P105"/>
      <text:p text:style-name="P147"><text:soft-page-break/>Note that <text:span text:style-name="T1391">you do not need to stick with integer keys</text:span></text:p>
      <text:p text:style-name="P147"/>
      <text:p text:style-name="P1151"><text:s text:c="3"/>subset(3*[;15], {'foo':3,'bar':5,'baz':7})<text:line-break/>{bar:15, foo:9, baz:21}</text:p>
      <text:h text:style-name="Heading_20_2" text:outline-level="2"><text:bookmark-start text:name="__RefHeading___Toc562_3277173355"/><text:span text:style-name="T862">Stem </text:span>functions<text:bookmark-end text:name="__RefHeading___Toc562_3277173355"/></text:h>
      <text:h text:style-name="P1424" text:outline-level="3"><text:bookmark-start text:name="__RefHeading___Toc6378_212472510"/>box<text:bookmark-end text:name="__RefHeading___Toc6378_212472510"/></text:h>
      <text:p text:style-name="Heading">Description</text:p>
      <text:p text:style-name="P344">Take any set of variables and turn them in to a stem, their names becoming the keys. This removes them from the symbol table so the only access afterwards is as part of the stem. <text:span text:style-name="T901">See the function </text:span><text:span text:style-name="T39">unbox</text:span><text:span text:style-name="T251"> for the inverse of this.</text:span></text:p>
      <text:p text:style-name="Heading">Usage</text:p>
      <text:p text:style-name="Preformatted_20_Text">box(var0, var1, …);</text:p>
      <text:p text:style-name="Heading">Arguments</text:p>
      <text:p text:style-name="P345">There must be at least on argument. The arguments are variables that have been defined. These will be put in to a stem and removed from the symbol table. <text:span text:style-name="T966">Arguments may be scalars or stems.</text:span></text:p>
      <text:p text:style-name="Heading">Ouput</text:p>
      <text:p text:style-name="P345">A <text:span text:style-name="T36">true</text:span><text:span text:style-name="T237">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900">)vars</text:span></text:p>
      <text:p text:style-name="Preformatted_20_Text">c.</text:p>
      <text:p text:style-name="P369"><text:line-break/>So a. and b. no longer are in the symbol table, but are in the stem:</text:p>
      <text:p text:style-name="Preformatted_20_Text"><text:s text:c="2"/>c.</text:p>
      <text:p text:style-name="P889">{a=[-5,-4,-3,-2,-1], b=[5,6,7,8,9]}</text:p>
      <text:h text:style-name="P1425" text:outline-level="3"><text:bookmark-start text:name="__RefHeading___Toc16310_4001340964"/>common_keys<text:bookmark-end text:name="__RefHeading___Toc16310_4001340964"/></text:h>
      <text:p text:style-name="Heading">Description</text:p>
      <text:p text:style-name="P442">Find the keys common to two stems</text:p>
      <text:p text:style-name="Heading"><text:soft-page-break/>Usage</text:p>
      <text:p text:style-name="Preformatted_20_Text">common_keys(stem1., stem2.)</text:p>
      <text:p text:style-name="Text_20_body"/>
      <text:p text:style-name="Heading">Arguments</text:p>
      <text:p text:style-name="P442">stem1. and stem2. are any stems. </text:p>
      <text:p text:style-name="Heading">Output</text:p>
      <text:p text:style-name="P442">A list of keys common to <text:span text:style-name="T36">both</text:span><text:span text:style-name="T237"> stems. The order of the stems does not matter</text:span></text:p>
      <text:p text:style-name="Heading">Examples</text:p>
      <text:p text:style-name="Preformatted_20_Text"><text:s text:c="2"/>common_keys(<text:span text:style-name="T1093">n(</text:span>10), 6+<text:span text:style-name="T1093">n</text:span>(5))</text:p>
      <text:p text:style-name="P946">[0,1,2,3,4]</text:p>
      <text:h text:style-name="P1426" text:outline-level="3"><text:bookmark-start text:name="__RefHeading___Toc46745_3045913216"/>diff<text:bookmark-end text:name="__RefHeading___Toc46745_3045913216"/></text:h>
      <text:p text:style-name="P1249">Description</text:p>
      <text:p text:style-name="P804">Compare two stems, returning a stem of the differences only between them, element by element.</text:p>
      <text:p text:style-name="P1249">Usage</text:p>
      <text:p text:style-name="P1153">diff(x., y.{,<text:span text:style-name="T1112">subsettingOn</text:span>})</text:p>
      <text:p text:style-name="P1249">Arguments</text:p>
      <text:p text:style-name="P806"><text:span text:style-name="T637">x. </text:span>- <text:span text:style-name="T1578">the first argument</text:span></text:p>
      <text:p text:style-name="P806"><text:span text:style-name="T637">y. </text:span><text:span text:style-name="T1578">the second arguments</text:span></text:p>
      <text:p text:style-name="P806"><text:span text:style-name="T618">subs</text:span><text:span text:style-name="T637">e</text:span><text:span text:style-name="T618">ttingOn</text:span><text:span text:style-name="T637"> </text:span><text:s/>- <text:span text:style-name="T1578">(optional) a boolean that if true means that only common keys are processed. if false, then missing keys are treated as if they have a</text:span><text:span text:style-name="T30"> <text:s/></text:span><text:span text:style-name="T701">null </text:span><text:span text:style-name="T1578">value.</text:span></text:p>
      <text:p text:style-name="P1249">Output</text:p>
      <text:p text:style-name="P806"><text:span text:style-name="T1578">A stem whose keys are the same in both (</text:span><text:span text:style-name="T618">subs</text:span><text:span text:style-name="T637">e</text:span><text:span text:style-name="T618">ttingOn </text:span><text:span text:style-name="T637">== true</text:span><text:span text:style-name="T1578">) or</text:span><text:span text:style-name="T116"> every</text:span><text:span text:style-name="T382"> key in either of the stems (</text:span><text:span text:style-name="T720">subs</text:span><text:span text:style-name="T721">e</text:span><text:span text:style-name="T720">ttingOn </text:span><text:span text:style-name="T721">== false)</text:span> <text:s/><text:span text:style-name="T1579">In the case of reading files line by line, this gives a QDL analog to the venerable unix command line utility diff.</text:span></text:p>
      <text:p text:style-name="P1249">Examples</text:p>
      <text:p text:style-name="P1153"><text:s text:c="3"/>diff({'a':'p','b':'q'},{'a':'p','b':'r', 'c':'t'})</text:p>
      <text:p text:style-name="P1153">{b:[q,r]} </text:p>
      <text:p text:style-name="P806"/>
      <text:p text:style-name="P805">There is one difference between these stems. For the key <text:span text:style-name="T3">b</text:span><text:span text:style-name="T182"> the first argument has value </text:span><text:span text:style-name="T3">q</text:span><text:span text:style-name="T182"> and the second has value </text:span><text:span text:style-name="T3">r</text:span><text:span text:style-name="T182">. </text:span></text:p>
      <text:p text:style-name="P1153"><text:soft-page-break/><text:s text:c="2"/>diff({'a':'p','b':'q'},{'a':'p','b':'r', 'c':'t'}, false)</text:p>
      <text:p text:style-name="P1153">{b:[q,r], c:[null,t]}</text:p>
      <text:p text:style-name="P806"/>
      <text:p text:style-name="P805">In this case, subsetting is turned off and in addition to the first result, it tells us that for the key <text:span text:style-name="T3">c </text:span><text:span text:style-name="T182">the first argument is missing this and the second has a value of </text:span><text:span text:style-name="T3">t</text:span><text:span text:style-name="T182">. </text:span></text:p>
      <text:p text:style-name="P339"/>
      <text:p text:style-name="P1153"><text:span text:style-name="T232"><text:s text:c="3"/></text:span>diff({'a':'p','b':'r', 'c':'t'}, 'p')</text:p>
      <text:p text:style-name="P1153">{b:[r,p], c:[t,p]}</text:p>
      <text:p text:style-name="Text_20_body"/>
      <text:p text:style-name="Text_20_body"><text:bookmark-start text:name="__RefHeading___Toc19155_1203596395"/><text:span text:style-name="T1579">In the case of a scalar argument, this is extended to every element on the left, so the result says that entries </text:span><text:span text:style-name="T32">b </text:span><text:span text:style-name="T232">and </text:span><text:span text:style-name="T32">c </text:span><text:span text:style-name="T232">do not have the value of 'p'</text:span><text:bookmark-end text:name="__RefHeading___Toc19155_1203596395"/></text:p>
      <text:h text:style-name="P1427" text:outline-level="3"><text:bookmark-start text:name="__RefHeading___Toc46747_3045913216"/>dim<text:bookmark-end text:name="__RefHeading___Toc46747_3045913216"/></text:h>
      <text:p text:style-name="Heading">Description</text:p>
      <text:p text:style-name="P655">Return the dimension vector associated with a stem.</text:p>
      <text:p text:style-name="Heading">Usage</text:p>
      <text:p text:style-name="Preformatted_20_Text">dim(arg)</text:p>
      <text:p text:style-name="Heading">Arguments</text:p>
      <text:p text:style-name="Text_20_body"><text:span text:style-name="T618">arg</text:span><text:span text:style-name="T619"> </text:span><text:s/>- <text:span text:style-name="T1448">the argument to operate on. It may be a scalar (trivial case) or a stem.</text:span></text:p>
      <text:p text:style-name="Heading">Output</text:p>
      <text:p text:style-name="Text_20_body"><text:span text:style-name="T1448">If </text:span><text:span text:style-name="T618">arg </text:span><text:span text:style-name="T1448">is a scalar, the output is the constant 0. If it is a stem, it is the number of independent axis each with their size. </text:span></text:p>
      <text:p text:style-name="P655">Examples</text:p>
      <text:p text:style-name="P1055"><text:s text:c="4"/>dim(4)</text:p>
      <text:p text:style-name="P1055">0</text:p>
      <text:p text:style-name="Text_20_body"/>
      <text:p text:style-name="P655">A scalar has no dimension. </text:p>
      <text:p text:style-name="Preformatted_20_Text"><text:s text:c="3"/><text:span text:style-name="T1448">dim(n(3,4,5))</text:span></text:p>
      <text:p text:style-name="P1055">[3,4,5]</text:p>
      <text:p text:style-name="Text_20_body"/>
      <text:p text:style-name="P655">Dimension vectors can be extremely useful to query a stem about its structure. <text:s/></text:p>
      <text:h text:style-name="P1378" text:outline-level="3"><text:bookmark-start text:name="__RefHeading___Toc669_3277173355"/><text:soft-page-break/>exclude_keys<text:bookmark-end text:name="__RefHeading___Toc669_3277173355"/></text:h>
      <text:p text:style-name="P1199">Description</text:p>
      <text:p text:style-name="P303">Remove a set of keys from a stem.</text:p>
      <text:p text:style-name="P1199">Usage</text:p>
      <text:p text:style-name="Preformatted_20_Text">exclude_keys(stem1,, stem2.)</text:p>
      <text:p text:style-name="P1199">Arguments</text:p>
      <text:p text:style-name="P303"><text:span text:style-name="T557">stem1.</text:span> = the target of this operation.</text:p>
      <text:p text:style-name="P303"><text:span text:style-name="T558">s</text:span><text:span text:style-name="T557">tem2. </text:span>= a list of keys to be removed. <text:span text:style-name="T867">Note that the </text:span><text:span text:style-name="T37">values</text:span><text:span text:style-name="T245"> of this stem are what are to be removed from the target. </text:span><text:span text:style-name="T246">There is no assumption that the keys of stem2 are integers, for instance. </text:span></text:p>
      <text:p text:style-name="P1199">Output</text:p>
      <text:p text:style-name="P304">A new stem that contains none of the keys in stem2.</text:p>
      <text:p text:style-name="P119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74"><text:s text:c="4"/>a.bind := 'and in the darkness bind them';</text:p>
      <text:p text:style-name="P874"/>
      <text:p text:style-name="Preformatted_20_Text"><text:s text:c="4"/>list.0 := 'rule';</text:p>
      <text:p text:style-name="Preformatted_20_Text"><text:s text:c="4"/>list.1 := 'bring';</text:p>
      <text:p text:style-name="Preformatted_20_Text"/>
      <text:p text:style-name="Preformatted_20_Text"><text:s text:c="4"/>exclude_keys(a., list.)</text:p>
      <text:p text:style-name="P874">{bind:and in the darkness bind them, </text:p>
      <text:p text:style-name="P874"><text:s/>find:One Ring to find them}</text:p>
      <text:p text:style-name="P338"/>
      <text:h text:style-name="P1428" text:outline-level="3"><text:bookmark-start text:name="__RefHeading___Toc21544_127364881"/>for_each <text:span text:style-name="T1610">(</text:span>∀<text:span text:style-name="T1610">)</text:span><text:bookmark-end text:name="__RefHeading___Toc21544_127364881"/></text:h>
      <text:p text:style-name="Heading">Description</text:p>
      <text:p text:style-name="P93"><text:span text:style-name="T1334">Apply an <text:s/>n-adic function, f, to each element of the outer </text:span><text:span text:style-name="T1337">(Cartesian)</text:span><text:span text:style-name="T1334"> product of the arg_k. </text:span></text:p>
      <text:p text:style-name="P93"/>
      <text:p text:style-name="P94">Note that in QDL, there is subsetting involved in stem operations. For something like</text:p>
      <text:p text:style-name="P94"/>
      <text:p text:style-name="P1042"><text:s text:c="3"/>1+2*n(4) == n(7)</text:p>
      <text:p text:style-name="P1042"><text:soft-page-break/>[false,false,false,false]</text:p>
      <text:p text:style-name="P95"/>
      <text:p text:style-name="P95"><text:span text:style-name="T1336">This is a very natural choice and the right one. However, if we needed to preserve the second argument, so 7 elements,</text:span><text:span text:style-name="T142"> for_each</text:span><text:span text:style-name="T464"> <text:s/>is made to order.</text:span></text:p>
      <text:p text:style-name="P19"/>
      <text:p text:style-name="Preformatted_20_Text"><text:s text:c="2"/>reduce(@||, for_each(@==, 1+2*<text:span text:style-name="T1090">[;4]</text:span>, [;7]))</text:p>
      <text:p text:style-name="Preformatted_20_Text">[false,true,false,true,false,true,false]</text:p>
      <text:p text:style-name="P20"><text:s/></text:p>
      <text:p text:style-name="P96"><text:span text:style-name="T401">This compares every element in n(4) with every element in n(7), then reduces that result. </text:span><text:span text:style-name="T728">reduce</text:span><text:span text:style-name="T481"> squishes along the zero-th axis, leaving the 7 element list. </text:span><text:span text:style-name="T401">See below for another example of creating a table of values this way. You can pass in </text:span><text:span text:style-name="T158">any </text:span><text:span text:style-name="T401">function you want to do this. e.g.</text:span></text:p>
      <text:p text:style-name="P19"/>
      <text:p text:style-name="Preformatted_20_Text"><text:s text:c="3"/>q(x,y) -&gt; x*y<text:line-break/> z. := for_each(@q, [|-1;1;10|],[0;2;0.25])</text:p>
      <text:p text:style-name="P19"/>
      <text:p text:style-name="P99"><text:span text:style-name="T537">Note</text:span><text:span text:style-name="T471">: This applies to the zero-th axis of each argument. </text:span><text:span text:style-name="T470">If you really want to get geeky, </text:span><text:span text:style-name="T472">dyadic </text:span><text:span text:style-name="T747">for_each</text:span><text:span text:style-name="T470"> </text:span><text:span text:style-name="T473">generalizes</text:span><text:span text:style-name="T470"> </text:span></text:p>
      <text:p text:style-name="P21"/>
      <text:p text:style-name="P12"><text:span text:style-name="T814">a. </text:span><text:bookmark-start text:name="__DdeLink__695231_3453201426"/><text:span text:style-name="T814">⊗</text:span><text:bookmark-end text:name="__DdeLink__695231_3453201426"/><text:span text:style-name="T814"> b.</text:span><text:span text:style-name="T401"> </text:span></text:p>
      <text:p text:style-name="P21"/>
      <text:p text:style-name="P13"><text:span text:style-name="T172">i.e.</text:span><text:span text:style-name="T473">, t</text:span><text:span text:style-name="T401">he tensor product of two vectors </text:span><text:span text:style-name="T473">to arbitrary functions, not just multiplication. </text:span><text:span text:style-name="T474">Geeky aside: The reason that we use @ for function references is because it </text:span><text:span text:style-name="T480">kinda </text:span><text:span text:style-name="T474">looks a tiny bit like the tensor product sign. </text:span><text:span text:style-name="T480">Kinda. </text:span><text:span text:style-name="T482">In any case, you can use the </text:span><text:span text:style-name="T814">⊗ </text:span><text:span text:style-name="T815">(</text:span><text:span text:style-name="T482">unicode , \u2297</text:span><text:span text:style-name="T483">)</text:span><text:span text:style-name="T482"> <text:s/>in place of @ </text:span><text:span text:style-name="T483">if you like</text:span><text:span text:style-name="T482">, so </text:span></text:p>
      <text:p text:style-name="P23"/>
      <text:p text:style-name="P1129"><text:s text:c="3"/>reduce(⊗∨, ⊗≡∀[1+2×[;4], [;7]])</text:p>
      <text:p text:style-name="Preformatted_20_Text">[false,true,false,true,false,true,false]</text:p>
      <text:p text:style-name="Text_20_body"/>
      <text:p text:style-name="P642">is fine QDL.</text:p>
      <text:p text:style-name="P643"><text:span text:style-name="T145">Comment</text:span><text:span text:style-name="T487">. </text:span><text:span text:style-name="T729">for_each</text:span><text:span text:style-name="T487"> largely replaces looping in most cases. <text:s/>If you are writing a </text:span><text:span text:style-name="T729">while[] </text:span><text:span text:style-name="T487">loop, do consider if <text:s/></text:span><text:span text:style-name="T729">for_each </text:span><text:span text:style-name="T1438">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130">@f∀[arg_1,...arg_n]</text:p>
      <text:p text:style-name="Heading">Arguments</text:p>
      <text:p text:style-name="P566"><text:span text:style-name="T557">@f</text:span> - the n-adic function. It will be fed all of the elements from all the stems. <text:span text:style-name="T1593">You may also have lambdas.</text:span></text:p>
      <text:p text:style-name="P744"><text:span text:style-name="T640">arg_1., arg_2., … arg_n.</text:span><text:span text:style-name="T1592"> - n </text:span><text:span text:style-name="T1591">values (stems or scalars) </text:span><text:span text:style-name="T1592">to process. every point of each of these will be fed in succession to </text:span><text:span text:style-name="T156">f </text:span><text:span text:style-name="T471">to evaluate. </text:span></text:p>
      <text:p text:style-name="P745"><text:span text:style-name="T471">N</text:span><text:span text:style-name="T401">ote that for the ∀ notation, the argument is a list </text:span><text:span text:style-name="T512">and the left hand side must be a function reference (not a lambda).</text:span></text:p>
      <text:p text:style-name="Heading"><text:soft-page-break/>Output</text:p>
      <text:p text:style-name="P568">A stem consisting of the outer (Cartesian) product of each of the arguments with the function <text:span text:style-name="T128">f </text:span><text:span text:style-name="T401">applied to each. </text:span><text:span text:style-name="T481">Dimension is </text:span><text:span text:style-name="T728">[dim(arg_1.), dim(arg_2.),. . ., dim(arg_n.)]</text:span><text:span text:style-name="T481"> </text:span></text:p>
      <text:p text:style-name="Heading">Examples</text:p>
      <text:p text:style-name="Text_20_body">Simple example, making a multiplication table.</text:p>
      <text:p text:style-name="P1009"><text:line-break/> a. := for_each(@*, 1+<text:span text:style-name="T1091">[;5]</text:span>, 1+<text:span text:style-name="T1091">[;6]</text:span>)<text:line-break/> a.<text:line-break/>[<text:line-break/> [1,2,3,4,5,6],<text:line-break/> [2,4,6,8,10,12],<text:line-break/> [3,6,9,12,15,18],<text:line-break/> [4,8,12,16,20,24],<text:line-break/> [5,10,15,20,25,30]<text:line-break/>]</text:p>
      <text:p text:style-name="P636"><text:line-break/>Things to note:</text:p>
      <text:list xml:id="list1846964394" text:style-name="L11">
        <text:list-item>
          <text:p text:style-name="P1510">The result is the product of the stems, so here there is a 5 x 6 array that results. a.i.j is the product of the i-th and j-th elements.</text:p>
        </text:list-item>
        <text:list-item>
          <text:p text:style-name="P1509"><text:span text:style-name="T1427">An alternate way to do this would involve a double </text:span><text:span text:style-name="T610">while </text:span><text:span text:style-name="T1427">loop over the elements, multiply them then set the value of a.i.j directly. </text:span><text:span text:style-name="T610">for_each</text:span><text:span text:style-name="T1427"> should be considered any place you might want to loop, since it is probably the more efficient way to do it and vastly easier to use than nested loops. </text:span></text:p>
        </text:list-item>
      </text:list>
      <text:p text:style-name="P1228">Example</text:p>
      <text:p text:style-name="P641">Fill a 5×6 array with zeros</text:p>
      <text:p text:style-name="Preformatted_20_Text"><text:s text:c="3"/>for_each((x,y)-<text:span text:style-name="T1437">&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641">In this way, <text:span text:style-name="T557">for_each</text:span> lets you create any sized array you want with any values. A 10×10 identity matrix:</text:p>
      <text:p text:style-name="P1050"><text:s text:c="3"/><text:bookmark-start text:name="__DdeLink__32184_3564924564"/>for_each((x,y)-&gt;x==y?1:0,[;10],[;10])<text:bookmark-end text:name="__DdeLink__32184_3564924564"/></text:p>
      <text:p text:style-name="P1050">[</text:p>
      <text:p text:style-name="P1050"><text:s text:c="2"/>[1,0,0,0,0,0,0,0,0,0], </text:p>
      <text:p text:style-name="P1050"><text:s text:c="2"/>. . .</text:p>
      <text:p text:style-name="P1050"><text:s/>]</text:p>
      <text:p text:style-name="P1227"><text:line-break/>Example. </text:p>
      <text:p text:style-name="P569">Create the grid points for a quadric (polynomial) surface over a region.</text:p>
      <text:p text:style-name="Preformatted_20_Text"><text:soft-page-break/><text:s text:c="2"/>z. := for_each(<text:span text:style-name="T1437">(x,y)-&gt;x*y</text:span>, [|-1;1;15|],[0;3;0.25]) <text:line-break/> <text:s/>dim(z.)<text:line-break/>[15,12]</text:p>
      <text:p text:style-name="P1009"/>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567">Turning a stem of values into a stem of string.</text:p>
      <text:p text:style-name="P566">One common case is that you have a stem of values, <text:span text:style-name="T3">a.</text:span><text:span text:style-name="T182"> and need to change each element to a string. Invoking the </text:span><text:span text:style-name="T652">to_string</text:span><text:span text:style-name="T182"> method does not give you the result:</text:span></text:p>
      <text:p text:style-name="Preformatted_20_Text"><text:s text:c="4"/>z. := ['abc', true, 0.23, -1] <text:s/></text:p>
      <text:p text:style-name="Preformatted_20_Text"><text:s text:c="3"/>to_string(z.) // <text:span text:style-name="T1335">A single string of characters, not a list</text:span></text:p>
      <text:p text:style-name="Preformatted_20_Text">[abc,true,0.23,-1]</text:p>
      <text:p text:style-name="Preformatted_20_Text"><text:s text:c="2"/></text:p>
      <text:p text:style-name="Preformatted_20_Text"><text:s text:c="2"/><text:span text:style-name="T1338">w. := </text:span>for_each(@to_string, z.) // <text:span text:style-name="T1335">returns a list of strings.</text:span></text:p>
      <text:p text:style-name="Preformatted_20_Text"><text:s text:c="2"/><text:span text:style-name="T1338">w.</text:span></text:p>
      <text:p text:style-name="Preformatted_20_Text">[abc,true,0.23,-1]</text:p>
      <text:p text:style-name="Preformatted_20_Text"><text:s text:c="2"/>size(<text:span text:style-name="T1074">w.</text:span>)</text:p>
      <text:p text:style-name="Preformatted_20_Text">4</text:p>
      <text:p text:style-name="P334"><text:s text:c="2"/></text:p>
      <text:p text:style-name="P334"/>
      <text:h text:style-name="P1429" text:outline-level="3"><text:bookmark-start text:name="__RefHeading___Toc6421_212472510"/>from_json<text:bookmark-end text:name="__RefHeading___Toc6421_212472510"/></text:h>
      <text:p text:style-name="Heading">Description</text:p>
      <text:p text:style-name="P359">Take a string that represents an object in JSON (JavaScript Object Notation) and return a stem representation. <text:span text:style-name="T928">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1">Note that there are some incompatibilities. First off, there is no actual standard way for JSON to <text:span text:style-name="T929">represent all data, so you have to know what the structure of a JSON object is before you get it. </text:span><text:span text:style-name="T1606">A URI may be a string, or it may be represented as some arcane JSON structure. Same with dates. </text:span><text:line-break/><text:line-break/>Stems are more general data structures than JSON, <text:span text:style-name="T1606">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753"><text:soft-page-break/>Heading in the other direction, JSON can be represented as a QDL stem, <text:span text:style-name="T36">except</text:span><text:span text:style-name="T237"> that QDL does not allow </text:span><text:span text:style-name="T389">quite</text:span><text:span text:style-name="T237"> stem keys that end in a period. This JSON object: </text:span></text:p>
      <text:p text:style-name="Preformatted_20_Text">{".":"a"}</text:p>
      <text:p text:style-name="Text_20_body"/>
      <text:p text:style-name="P754">cannot be directly ingested as a QDL object since it would be interpreted as a trivial stem. Compare:</text:p>
      <text:p text:style-name="Preformatted_20_Text"><text:s text:c="2"/>from_json('{"a.":"a"}')</text:p>
      <text:p text:style-name="Preformatted_20_Text">{a:a}</text:p>
      <text:p text:style-name="P754"/>
      <text:p text:style-name="P754">So we see that the extra “.” on the key is consumed converting it to a stem. This can be just fine in most cases, but does prevent round-tripping. This is why there are various conversion options that use encode.</text:p>
      <text:p text:style-name="P755"/>
      <text:p text:style-name="P1139"><text:s text:c="4"/>q := '{".":"a","..":"b","...c..":"c"}'</text:p>
      <text:p text:style-name="P1139"><text:s text:c="4"/><text:span text:style-name="T1607">j. := </text:span>from_json(q,0)</text:p>
      <text:p text:style-name="P1139"><text:s text:c="4"/><text:span text:style-name="T1607">j.;</text:span></text:p>
      <text:p text:style-name="P1139">{</text:p>
      <text:p text:style-name="P1139"><text:s/>$2E:a,</text:p>
      <text:p text:style-name="P1139"><text:s/>$2E$2E:b,</text:p>
      <text:p text:style-name="P1139"><text:s/>$2E$2E$2Ec$2E$2E:c</text:p>
      <text:p text:style-name="P1139">}</text:p>
      <text:p text:style-name="P1139"><text:s text:c="2"/><text:span text:style-name="T1607">to_json(j., 0,0)</text:span></text:p>
      <text:p text:style-name="P1139">{".":"a","..":"b","...c..":"c"}</text:p>
      <text:p text:style-name="Standard"/>
      <text:p text:style-name="P757"/>
      <text:p text:style-name="Heading"><text:bookmark-start text:name="__RefHeading___Toc6423_212472510"/>Usage<text:bookmark-end text:name="__RefHeading___Toc6423_212472510"/></text:p>
      <text:p text:style-name="Preformatted_20_Text">from_json(<text:span text:style-name="T916">var</text:span><text:span text:style-name="T1430">{</text:span><text:span text:style-name="T916">, </text:span><text:span text:style-name="T1117">convert_type</text:span><text:span text:style-name="T1430">}</text:span>)</text:p>
      <text:p text:style-name="Heading">Arguments</text:p>
      <text:p text:style-name="P359"><text:span text:style-name="T557">var</text:span> = the string <text:span text:style-name="T1554">or stem of strings </text:span>to be converted</text:p>
      <text:p text:style-name="Text_20_body"><text:span text:style-name="T557">convert_</text:span><text:span text:style-name="T643">type</text:span> = <text:span text:style-name="T1430">(optional) </text:span>if <text:span text:style-name="T36">true</text:span><text:span text:style-name="T237"> apply </text:span><text:span text:style-name="T36">encode</text:span><text:span text:style-name="T237"> </text:span><text:span text:style-name="T375">with </text:span><text:span text:style-name="T388">the given </text:span><text:span text:style-name="T375">type </text:span><text:span text:style-name="T281">to each key. </text:span></text:p>
      <text:p text:style-name="Heading">Output</text:p>
      <text:p text:style-name="P360">A stem that contains the information in the original. </text:p>
      <text:p text:style-name="P748"><text:span text:style-name="T1604">Note that JSON properties will be turned in to valid QDL variable names, escaping them </text:span><text:span text:style-name="T1605">if requested</text:span><text:span text:style-name="T1604">. </text:span><text:span text:style-name="T938">This permits good interoperability. </text:span></text:p>
      <text:p text:style-name="Heading">Examples</text:p>
      <text:p text:style-name="P174">A simple example.</text:p>
      <text:p text:style-name="Preformatted_20_Text"><text:s text:c="2"/>from_json('{"woof":"arf","0":0,"1":1,"2":2}')</text:p>
      <text:p text:style-name="Preformatted_20_Text">[0,1,2]~{woof:arf}</text:p>
      <text:p text:style-name="P173"><text:soft-page-break/><text:line-break/>Reading a file</text:p>
      <text:p text:style-name="P888"/>
      <text:p text:style-name="Preformatted_20_Text">// <text:span text:style-name="T917">here is a large, messy example</text:span></text:p>
      <text:p text:style-name="P885"><text:s text:c="2"/><text:span text:style-name="T917">b := read_file('/tmp/my_json.json');</text:span></text:p>
      <text:p text:style-name="P885"/>
      <text:p text:style-name="P896">// (some indenting was done manually to keep this vaguely readable)</text:p>
      <text:p text:style-name="P885"><text:s text:c="2"/><text:span text:style-name="T918">b </text:span></text:p>
      <text:p text:style-name="P885">{"a":"b","s":"n","d":"m",</text:p>
      <text:p text:style-name="P885"><text:s/>"foo":{"tyu":"ftfgh","rty":"456","ghjjh":"456456",</text:p>
      <text:p text:style-name="P885"><text:s text:c="2"/>"woof":{"a3tyu":"ftf222gh","a3rty":"456222","a3ghjjh":"422256456"},</text:p>
      <text:p text:style-name="P885"><text:s/>"0":"qwe","1":"eee","2":"rrr"},</text:p>
      <text:p text:style-name="P885">"0":"foo","1":"bar"}</text:p>
      <text:p text:style-name="Preformatted_20_Text"><text:s text:c="3"/>// <text:span text:style-name="T982">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18">And just to check it really is a stem</text:span></text:p>
      <text:p text:style-name="Preformatted_20_Text"><text:s text:c="2"/>b.foo.woof.</text:p>
      <text:p text:style-name="Preformatted_20_Text">{a3tyu=ftf222gh, a3rty=456222, a3ghjjh=422256456}</text:p>
      <text:p text:style-name="Heading"><text:line-break/><text:span text:style-name="T1554">A stem example.</text:span></text:p>
      <text:p text:style-name="P122">Here is an example to read an encoded JWT (JSON Web Token) from the <text:s/>clipboard, decode it and turn it into a stem. A JWT is of the form X.Y.Z where X, Y and Z are base 64 encoded. Z (if present) is a binary signature, so cannot be read.</text:p>
      <text:p text:style-name="P122"/>
      <text:p text:style-name="P1165"><text:s text:c="2"/>jwt()-&gt;<text:bookmark-start text:name="__DdeLink__212831_779238116"/>from_json(decode(tokenize(<text:span text:style-name="T1122">cb_read()</text:span>, '.')\[0,1]));<text:bookmark-end text:name="__DdeLink__212831_779238116"/></text:p>
      <text:p text:style-name="P122"><text:line-break/></text:p>
      <text:p text:style-name="P122">Typical JWT. Copy it to the clipboard:</text:p>
      <text:p text:style-name="P122"/>
      <text:p text:style-name="P1100">eyJraWQiOiJCRUZGRjU4NzZEMTAiLCJ0eXAiOiJKV1QiLCJhbGciOiJSUzI1NiJ9. </text:p>
      <text:p text:style-name="P1100">eyJ3bGNnLnZlciI6IjEuMCIsImF1ZCI6Imh0dHBzOi8vd2xjZy5jZXJuLmNoL<text:line-break/>2p3dC92MS9hbnkiLCJzdWIiOiJqZ2F5bm9yIiwibmJmIjoxNjU2MDIwMjMxLCJz<text:line-break/>Y29wZSI6Ii9ob21lL2plZmYifQ.</text:p>
      <text:p text:style-name="P1100">bYPQkk7VDPVF4EYM4KpPRtzdIEyaPraEc7Tg<text:line-break/>-xr6FBXzg5gDUdEWyscAvBbGm77Pj0Hn0OJrKZ1lux8SgB_DkBo</text:p>
      <text:p text:style-name="P122"><text:soft-page-break/><text:line-break/>Do note that <text:span text:style-name="T1556">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79"/>
      <text:p text:style-name="Standard">Note that the <text:span text:style-name="T1627">we extract the first two fields since the </text:span>last field of Z here is binary <text:span text:style-name="T1627">hence</text:span> not valid JSON a<text:span text:style-name="T1556">n</text:span>d therefore and cannot be turned into a stem.</text:p>
      <text:p text:style-name="Standard"/>
      <text:p text:style-name="P175">Escaping of <text:span text:style-name="T946">JSON</text:span> keys.</text:p>
      <text:p text:style-name="P748"><text:span text:style-name="T513">In this example, a simple JSON list is given and the key for this list is not </text:span><text:span text:style-name="T514">a valid QDL key (ends in a period)</text:span><text:span text:style-name="T513">. In this case, the name is escaped.</text:span></text:p>
      <text:p text:style-name="Preformatted_20_Text"><text:s text:c="2"/>a. := from_json('{"#$rt.":[0,1,2]}', <text:span text:style-name="T1116">0</text:span>);</text:p>
      <text:p text:style-name="Preformatted_20_Text"><text:s text:c="2"/>a.</text:p>
      <text:p text:style-name="Preformatted_20_Text"><text:s text:c="2"/>from_json('{"#$rt.":[0,1,2]}', 0)</text:p>
      <text:p text:style-name="Preformatted_20_Text">{$23$24rt$2E: [0,1,2]}</text:p>
      <text:p text:style-name="Preformatted_20_Text"><text:s text:c="2"/>a.$23$24rt.2 := 5</text:p>
      <text:p text:style-name="Preformatted_20_Text"><text:s text:c="2"/>a.</text:p>
      <text:p text:style-name="Preformatted_20_Text">{$23$24rt.:<text:span text:style-name="T1057">[0,1,5]</text:span>}</text:p>
      <text:p text:style-name="Preformatted_20_Text"><text:s text:c="2"/>to_json(a., <text:span text:style-name="T1116">0,0</text:span>)</text:p>
      <text:p text:style-name="Preformatted_20_Text">{"#$rt":[0,1,5]}</text:p>
      <text:p text:style-name="P180"/>
      <text:p text:style-name="Text_20_body">Since <text:span text:style-name="T1605">you can loop over all indices in a stem easily, odd names can be handled:</text:span></text:p>
      <text:p text:style-name="Preformatted_20_Text">if[is_defined(a.encode('#$rt.',<text:span text:style-name="T1605">0</text:span>))]then[/*do stuff*/]</text:p>
      <text:h text:style-name="P1379" text:outline-level="3"><text:bookmark-start text:name="__RefHeading___Toc46749_3045913216"/>has_key <text:span text:style-name="T1610">(∋, ∌)</text:span><text:bookmark-end text:name="__RefHeading___Toc46749_3045913216"/></text:h>
      <text:p text:style-name="P1249">Description</text:p>
      <text:p text:style-name="P812">Check is a list of keys is in a target stem.</text:p>
      <text:p text:style-name="P1249">Usage</text:p>
      <text:p text:style-name="P1153">has_keys(<text:span text:style-name="T1588">list., </text:span>target.) <text:span text:style-name="T118">or list.</text:span><text:span text:style-name="T121">∋</text:span><text:span text:style-name="T385"> </text:span><text:span text:style-name="T118">target. or list.</text:span><text:span text:style-name="T121">∌</text:span><text:span text:style-name="T385"> </text:span><text:span text:style-name="T118">target.</text:span></text:p>
      <text:p text:style-name="P1249">Arguments</text:p>
      <text:p text:style-name="P812"><text:span text:style-name="T557">target. </text:span>– the target of this operation</text:p>
      <text:p text:style-name="P812"><text:span text:style-name="T557">list.</text:span> – a list of keys.</text:p>
      <text:p text:style-name="P1249"><text:soft-page-break/>Output</text:p>
      <text:p text:style-name="P812">A boolean list with <text:span text:style-name="T36">true</text:span><text:span text:style-name="T237"> as the value if the target contains the key and </text:span><text:span text:style-name="T36">false</text:span><text:span text:style-name="T237"> if it does not.</text:span></text:p>
      <text:p text:style-name="P1208">Examples</text:p>
      <text:p text:style-name="P268"><text:span text:style-name="T182">Just because it is easy to do, I am going to make a stem filled with 5 random integers, then a list of 10 indices. Obviously only the first 5 indices in </text:span><text:span text:style-name="T158">w.</text:span><text:span text:style-name="T401"> will be in </text:span><text:span text:style-name="T158">var.</text:span><text:span text:style-name="T401">:</text:span></text:p>
      <text:p text:style-name="P1153"><text:s text:c="4"/><text:bookmark-start text:name="__DdeLink__735_3277173355"/>var. := random(5);</text:p>
      <text:p text:style-name="P1153"><text:s text:c="4"/>w. := <text:span text:style-name="T1093">n</text:span>(10);</text:p>
      <text:p text:style-name="P1153"><text:s text:c="4"/>has_keys(<text:span text:style-name="T1588">w., </text:span>var., w.) <text:s text:c="2"/><text:bookmark-end text:name="__DdeLink__735_3277173355"/><text:s text:c="5"/></text:p>
      <text:p text:style-name="P1153">[true,true,true,true,true,false,false,false,false,false]</text:p>
      <text:p text:style-name="P1153"><text:s text:c="3"/><text:span text:style-name="T1588">w. </text:span><text:span text:style-name="T1610">∋</text:span><text:span text:style-name="T1588"> var.</text:span></text:p>
      <text:p text:style-name="P1153">[true,true,true,true,true,false,false,false,false,false]</text:p>
      <text:p text:style-name="P1153"><text:s text:c="4"/>w. <text:span text:style-name="T1610">∌ </text:span>var. ; // <text:span text:style-name="T1588">does NOT have these keys</text:span></text:p>
      <text:p text:style-name="P928">[false,false,false,false,false,true,true,true,true,true]</text:p>
      <text:h text:style-name="P1430" text:outline-level="3"><text:bookmark-start text:name="__RefHeading___Toc46751_3045913216"/>has_value <text:span text:style-name="T1610">(∈, ∉)</text:span><text:bookmark-end text:name="__RefHeading___Toc46751_3045913216"/></text:h>
      <text:p text:style-name="Heading">Description</text:p>
      <text:p text:style-name="P443">Check if an argument contains a given value or set of values. <text:s/><text:span text:style-name="T1138">Note that this effectively is a search function for its arguments.</text:span></text:p>
      <text:p text:style-name="Heading">Usage</text:p>
      <text:p text:style-name="P927">has_value(left_arg, right_arg) <text:span text:style-name="T111">or </text:span><text:span text:style-name="T376">left_arg ∈ right_arg</text:span></text:p>
      <text:p text:style-name="P1216">Arguments</text:p>
      <text:p text:style-name="P444"><text:span text:style-name="T580">left_arg</text:span><text:span text:style-name="T1137"> - A stem or scalar.</text:span></text:p>
      <text:p text:style-name="P444"><text:span text:style-name="T580">right_arg </text:span><text:span text:style-name="T1137">- a stem or scalar. </text:span></text:p>
      <text:p text:style-name="Heading">Output</text:p>
      <text:p text:style-name="P444"><text:span text:style-name="T1137">The result is a boolean or stem of booleans. The result is always conformable to the </text:span><text:span text:style-name="T580">left_arg</text:span><text:span text:style-name="T1137">, so if that is a scalar, the result is a scalar. If it is a stem, the result is a stem with identical keys. If both are scalars, this is the same as invoking equality (==). Extremely useful in conjunction with the </text:span><text:span text:style-name="T580">mask</text:span><text:span text:style-name="T1137"> function.</text:span></text:p>
      <text:p text:style-name="Heading">Examples</text:p>
      <text:p text:style-name="Preformatted_20_Text"><text:s text:c="4"/>a. := <text:span text:style-name="T1093">n</text:span>(<text:span text:style-name="T1159">3</text:span>);</text:p>
      <text:p text:style-name="Preformatted_20_Text"><text:s text:c="4"/>b. := <text:span text:style-name="T1093">n</text:span>(5) * <text:span text:style-name="T1159">2</text:span>;</text:p>
      <text:p text:style-name="P952"><text:s text:c="4"/>c.foo := <text:span text:style-name="T1138">1</text:span>; c.bar := <text:span text:style-name="T1137">'</text:span>arf<text:span text:style-name="T1137">'</text:span>;</text:p>
      <text:p text:style-name="Preformatted_20_Text"><text:s text:c="4"/>has_value(a., b.)</text:p>
      <text:p text:style-name="P952">[true,false,true]</text:p>
      <text:p text:style-name="P952"><text:s text:c="4"/><text:span text:style-name="T1138">has_value(b., a.)</text:span></text:p>
      <text:p text:style-name="Preformatted_20_Text">[true,true,false,false,false]</text:p>
      <text:p text:style-name="Preformatted_20_Text"><text:s text:c="4"/><text:span text:style-name="T1138">has_value(a., c.)</text:span></text:p>
      <text:p text:style-name="P929">[false,true,false]</text:p>
      <text:p text:style-name="P929"><text:soft-page-break/><text:s text:c="4"/><text:span text:style-name="T1138">has_value(c., a.)</text:span></text:p>
      <text:p text:style-name="P952">{</text:p>
      <text:p text:style-name="P952"><text:s/>bar:false,</text:p>
      <text:p text:style-name="P952"><text:s/>foo:true</text:p>
      <text:p text:style-name="P952">}</text:p>
      <text:p text:style-name="P901"><text:s text:c="3"/><text:span text:style-name="T1138">has_value('arf', c.)</text:span></text:p>
      <text:p text:style-name="P930">true</text:p>
      <text:p text:style-name="Text_20_body"/>
      <text:p text:style-name="P445">A useful construct is to pair this with the mask function to grab exactly the bits of a stem you want</text:p>
      <text:p text:style-name="Preformatted_20_Text"><text:s text:c="2"/>mask(a., <text:span text:style-name="T1050">has_value</text:span>(a., 2))</text:p>
      <text:p text:style-name="Preformatted_20_Text">{2:2}</text:p>
      <text:p text:style-name="Preformatted_20_Text"><text:s text:c="2"/>mask(a., a. ∈ 2); // <text:span text:style-name="T1548">Identical, just shorter syntax</text:span></text:p>
      <text:p text:style-name="Preformatted_20_Text">{2:2}</text:p>
      <text:p text:style-name="Text_20_body"/>
      <text:p text:style-name="P445">The effect then is that a. is searched to see if it contains the value of 2. It does (at index 2) and mask strips off everything else. You now have the right index and the right value. </text:p>
      <text:h text:style-name="P1380" text:outline-level="3"><text:bookmark-start text:name="__RefHeading___Toc46753_3045913216"/>include_keys<text:bookmark-end text:name="__RefHeading___Toc46753_3045913216"/></text:h>
      <text:p text:style-name="P1254">Description</text:p>
      <text:p text:style-name="P824">Take a stem, <text:span text:style-name="T36">a.</text:span> and a list of indices, <text:span text:style-name="T36">list.</text:span><text:span text:style-name="T237"> </text:span><text:s/>and return the values of <text:span text:style-name="T36">a.</text:span><text:span text:style-name="T237"> that have the same indices as </text:span><text:span text:style-name="T36">list.</text:span></text:p>
      <text:p text:style-name="P1254">Usage</text:p>
      <text:p text:style-name="P1163">include_keys(var., list.)</text:p>
      <text:p text:style-name="P1254">Arguments</text:p>
      <text:p text:style-name="P824">var. – a stem</text:p>
      <text:p text:style-name="P824">list. - a list of keys. These will be the keys of the result, <text:span text:style-name="T36">var.</text:span><text:span text:style-name="T237"> will supply the values.</text:span></text:p>
      <text:p text:style-name="P1254">Output</text:p>
      <text:p text:style-name="P825">A stem with the keys from the <text:span text:style-name="T36">list.</text:span><text:span text:style-name="T237"> </text:span><text:span text:style-name="T247">a</text:span><text:span text:style-name="T237">nd the corresponding values from the </text:span><text:span text:style-name="T36">var.</text:span></text:p>
      <text:p text:style-name="P1209">Examples</text:p>
      <text:p text:style-name="P1163"><text:s text:c="4"/>a.rule := 'One Ring to rule them all';</text:p>
      <text:p text:style-name="P1163"><text:s text:c="4"/>a.find := 'One Ring to find them';</text:p>
      <text:p text:style-name="P1163"><text:s text:c="4"/>a.bring := 'One Ring to bring them all';</text:p>
      <text:p text:style-name="P1163"><text:s text:c="4"/>a.bind := 'and in the darkness bind them';</text:p>
      <text:p text:style-name="P1163"/>
      <text:p text:style-name="P1163"><text:s text:c="4"/>list.0 := 'rule';</text:p>
      <text:p text:style-name="P1163"><text:s text:c="4"/>list.1 := 'bring';</text:p>
      <text:p text:style-name="P1163"/>
      <text:p text:style-name="P1163"><text:s text:c="4"/>say(include_keys(a., list.));</text:p>
      <text:p text:style-name="P1163">{</text:p>
      <text:p text:style-name="P1163"><text:s/>bring:One Ring to bring them all, </text:p>
      <text:p text:style-name="P1163"><text:s/>rule:One Ring to rule them all}</text:p>
      <text:h text:style-name="P1431" text:outline-level="3"><text:bookmark-start text:name="__RefHeading___Toc46755_3045913216"/><text:soft-page-break/>indices<text:bookmark-end text:name="__RefHeading___Toc46755_3045913216"/></text:h>
      <text:p text:style-name="P1244">Description</text:p>
      <text:p text:style-name="P772"><text:span text:style-name="T1398">Return all the </text:span><text:span text:style-name="T1429">indices or </text:span><text:span text:style-name="T1398">keys in a stem </text:span><text:span text:style-name="T101">or</text:span><text:span text:style-name="T1398"> restrict </text:span><text:span text:style-name="T1410">to </text:span><text:span text:style-name="T1398">the keys </text:span><text:span text:style-name="T1410">for a given </text:span><text:span text:style-name="T1398">axis.</text:span></text:p>
      <text:p text:style-name="P1244">Usage</text:p>
      <text:p text:style-name="P1149"><text:span text:style-name="T1085">indices</text:span>(arg.<text:span text:style-name="T1430">{</text:span>,axis<text:span text:style-name="T1430">}</text:span>)</text:p>
      <text:p text:style-name="P1244">Arguments</text:p>
      <text:p text:style-name="P770"><text:span text:style-name="T557">arg.</text:span> - the stem whose keys will be returned</text:p>
      <text:p text:style-name="P770"><text:span text:style-name="T557">axis</text:span> - (optional) the axis for the keys. If it is missing, the zero-th axis will be assumed, making this identical in function to <text:span text:style-name="T557">list_keys(arg.)</text:span></text:p>
      <text:p text:style-name="P1244">Output</text:p>
      <text:p text:style-name="P771">A stem whose elements are the keys. If axis 0 is requested, the stem will be just a list of indices. If other axes are requested, the stem will be stem indices. <text:span text:style-name="T1465">This is also a great way to get a table of contents for a generic stem, though it is often simply too verbose for things like a rectangular array (e.g. a matrix) where are the indices are predictable.</text:span></text:p>
      <text:p text:style-name="P1244">Examples</text:p>
      <text:p text:style-name="P771">Remember that </text:p>
      <text:p text:style-name="P400">a.p.q . . . r == a.[p,q, . . . r]</text:p>
      <text:p text:style-name="P771">And the list on the right hand side is called a stem index. <text:s/><text:span text:style-name="T1400">In this example we create a list and show what the set of indices looks like.</text:span></text:p>
      <text:p text:style-name="P1149"><text:span text:style-name="T1399"><text:s/></text:span><text:s text:c="3"/>a. := [;5]~n(2,3, n(6))<text:line-break/> <text:s text:c="3"/>a.<text:line-break/>[0,1,2,3,4,[0,1,2],[3,4,5]]<text:line-break/> <text:s text:c="3"/><text:span text:style-name="T1085">indices</text:span>(a., 0); // get the first axis<text:line-break/>[0,1,2,3,4]<text:line-break/> <text:s text:c="3"/><text:span text:style-name="T1085">indices</text:span>(a., -1); // get the last axis<text:line-break/>[[5,0],[5,1],[5,2],[6,0],[6,1],[6,2]]<text:line-break/> <text:s text:c="3"/>a.[6,2]<text:line-break/>5</text:p>
      <text:h text:style-name="P1435" text:outline-level="3"><text:bookmark-start text:name="__RefHeading___Toc6394_212472510"/>is_list<text:bookmark-end text:name="__RefHeading___Toc6394_212472510"/></text:h>
      <text:p text:style-name="Heading">Description</text:p>
      <text:p text:style-name="P354">Determine if the argument is precisely a list. That means, that it is a stem with only integer indices. </text:p>
      <text:p text:style-name="Heading">Usage</text:p>
      <text:p text:style-name="P354">is_list(stem.)</text:p>
      <text:p text:style-name="Heading"><text:soft-page-break/>Arguments</text:p>
      <text:p text:style-name="P354"><text:span text:style-name="T557">stem.</text:span> The stem to check</text:p>
      <text:p text:style-name="Heading">Output</text:p>
      <text:p text:style-name="P354">A boolean that tells if this is a list.</text:p>
      <text:p text:style-name="Heading">Examples</text:p>
      <text:p text:style-name="Preformatted_20_Text"><text:s text:c="5"/>my_stem.help := 'this is my stem'</text:p>
      <text:p text:style-name="Preformatted_20_Text"><text:s text:c="5"/>my_stem.<text:span text:style-name="T1474">~</text:span> <text:span text:style-name="T1093">n</text:span>(5)</text:p>
      <text:p text:style-name="P953">[0,1,2,3,4]~{</text:p>
      <text:p text:style-name="P953"><text:s/>help:this is my stem</text:p>
      <text:p text:style-name="P953">}</text:p>
      <text:p text:style-name="P953"><text:s text:c="2"/>is_list(my_stem.)</text:p>
      <text:p text:style-name="Preformatted_20_Text">false</text:p>
      <text:p text:style-name="P354">Why is this false? Because it has a non-integer index. The function tells you if the object is a list and only <text:s/>a list. <text:s/><text:span text:style-name="T913">Compare with </text:span></text:p>
      <text:p text:style-name="Preformatted_20_Text"><text:s text:c="2"/>is_list(<text:span text:style-name="T1092">[;</text:span>10<text:span text:style-name="T1428">]</text:span>)</text:p>
      <text:p text:style-name="Preformatted_20_Text">true</text:p>
      <text:p text:style-name="Preformatted_20_Text"/>
      <text:h text:style-name="P1436" text:outline-level="3"><text:bookmark-start text:name="__RefHeading___Toc16320_4001340964"/>join<text:bookmark-end text:name="__RefHeading___Toc16320_4001340964"/></text:h>
      <text:p text:style-name="Heading">Description</text:p>
      <text:p text:style-name="P530">Join two stems along a given axis. <text:span text:style-name="T1471">This increases the number of elements on the axis.</text:span></text:p>
      <text:p text:style-name="Heading">Usage</text:p>
      <text:p text:style-name="Preformatted_20_Text">join(x., y., axis)</text:p>
      <text:p text:style-name="Heading">Arguments</text:p>
      <text:p text:style-name="P530"><text:span text:style-name="T557">x., y. </text:span>are stems and should be conformable.</text:p>
      <text:p text:style-name="P530"><text:span text:style-name="T557">axis</text:span> - an integer stating which axis to use.</text:p>
      <text:p text:style-name="P669"><text:span text:style-name="T1472">By </text:span><text:span text:style-name="T84">axis </text:span><text:span text:style-name="T321">we mean which index of the </text:span><text:span text:style-name="T364">stem’s dimension</text:span><text:span text:style-name="T321">. So in </text:span></text:p>
      <text:p text:style-name="P405">a.p.q.r</text:p>
      <text:p text:style-name="P530"><text:span text:style-name="T710">a.</text:span><text:span text:style-name="T237"> means axis 0</text:span></text:p>
      <text:p text:style-name="P530"><text:span text:style-name="T710">a.p</text:span><text:span text:style-name="T237"> is axis 1</text:span></text:p>
      <text:p text:style-name="P530"><text:span text:style-name="T710">a.p.q</text:span><text:span text:style-name="T237"> is axis 2</text:span></text:p>
      <text:p text:style-name="Text_20_body"><text:span text:style-name="T321">See the examples below. The standard ~ operator is just a join along the default axis of 0, </text:span><text:span text:style-name="T322">and</text:span><text:span text:style-name="T444"> operator, </text:span><text:span text:style-name="T530">~| <text:s/></text:span><text:span text:style-name="T539">(</text:span><text:span text:style-name="T1451">unicode 2241, ≁) </text:span><text:span text:style-name="T444">that will do the join along the last axis. </text:span></text:p>
      <text:p text:style-name="Heading"><text:soft-page-break/>Output</text:p>
      <text:p text:style-name="P530">The joined stem. <text:s/><text:span text:style-name="T1446">Note that the dimension does not change, but the axis (which refers to the index of the dimension) will. Easiest to look at the example below rather than describe.</text:span></text:p>
      <text:p text:style-name="Heading">Examples</text:p>
      <text:p text:style-name="P670">Simplest is best. </text:p>
      <text:p text:style-name="Preformatted_20_Text"><text:s text:c="3"/>[;5]~[;5]</text:p>
      <text:p text:style-name="P1068">[0,1,2,3,4,0,1,2,3,4]</text:p>
      <text:p text:style-name="Text_20_body"/>
      <text:p text:style-name="P670">This joins the two stems along their zero-th axis and the number of elements on that axis is now 10.</text:p>
      <text:p text:style-name="Heading">A larger example</text:p>
      <text:p text:style-name="P530">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45">dim(q.)</text:span></text:p>
      <text:p text:style-name="P1054">[<text:span text:style-name="T1445">3</text:span>,2,4]</text:p>
      <text:p text:style-name="P1054"/>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654">So w. and q. have the same dimension. Invoking <text:span text:style-name="T557">join</text:span> without an axis means the join along the zeroth axis. This means that the zeroth dimension will change:</text:p>
      <text:p text:style-name="P1054"><text:s text:c="2"/>// also q.~w.<text:line-break/> <text:s text:c="2"/>z. := join(q.,w.)</text:p>
      <text:p text:style-name="P1054"><text:s text:c="3"/>dim(<text:span text:style-name="T1096">z.</text:span>)</text:p>
      <text:p text:style-name="P1054">[6,2,4]</text:p>
      <text:p text:style-name="P1069"><text:line-break/> // <text:s/>* <text:s text:c="2"/>&lt;--- You are here<text:line-break/> // <text:s/>z.i.j.k<text:line-break/> join(q.,w.,<text:span text:style-name="T1260">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Text_20_body"><text:line-break/><text:span text:style-name="T557">result </text:span>is list of combined lengths size(z.) == size(q.) + size(w.)</text:p>
      <text:p text:style-name="P533">the second argument is treated as a list and just tacked on to the first.</text:p>
      <text:p text:style-name="Preformatted_20_Text"><text:s text:c="3"/>z. := <text:s/>join(q., w., <text:span text:style-name="T1260">1</text:span>)</text:p>
      <text:p text:style-name="P1054"><text:s text:c="3"/><text:span text:style-name="T1445">dim(z.)</text:span></text:p>
      <text:p text:style-name="P1069">[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57">z.</text:span> has same shape, but <text:span text:style-name="T557">z.k == q.k ~ w.k</text:span></text:p>
      <text:p text:style-name="P531">This tacks all the first entries together</text:p>
      <text:p text:style-name="Preformatted_20_Text"><text:s text:c="3"/>z. := join(q.,w., <text:span text:style-name="T1260">2</text:span>)</text:p>
      <text:p text:style-name="P1054"><text:s text:c="3"/>dim(<text:span text:style-name="T1096">z.</text:span>)</text:p>
      <text:p text:style-name="P1069">[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671"><text:line-break/><text:span text:style-name="T557">z.</text:span> now has size(<text:span text:style-name="T557">z.</text:span><text:span text:style-name="T627">i.k</text:span>)<text:span text:style-name="T557"> == size(q.</text:span><text:span text:style-name="T627">i.</text:span><text:span text:style-name="T557">k) + size(w.</text:span><text:span text:style-name="T627">i.</text:span><text:span text:style-name="T557">k)</text:span></text:p>
      <text:p text:style-name="P1069"><text:s text:c="3"/>z. := <text:s/>join(q.,w., <text:span text:style-name="T1260">3</text:span>)</text:p>
      <text:p text:style-name="P984">rank error</text:p>
      <text:p text:style-name="P80"/>
      <text:p text:style-name="P81">A rank error happens if you exceed the actual entries of the stem. </text:p>
      <text:p text:style-name="P530"/>
      <text:p text:style-name="Heading">A more concrete example</text:p>
      <text:p text:style-name="P532">Let us say you wanted to create functions that produce pairs of values for a plotting program (such as gnuplot). In QDL you could just create a function:</text:p>
      <text:p text:style-name="P985"><text:bookmark-start text:name="__DdeLink__29773_1407990171"/>define[</text:p>
      <text:p text:style-name="P1060"><text:span text:style-name="T1260"><text:s text:c="3"/>plot(</text:span><text:span text:style-name="T1263">@</text:span><text:span text:style-name="T1260">f(), </text:span><text:span text:style-name="T1098">x.</text:span><text:span text:style-name="T1260">)</text:span></text:p>
      <text:p text:style-name="P985">][</text:p>
      <text:p text:style-name="P1059"><text:span text:style-name="T1260"><text:s text:c="3"/></text:span><text:span text:style-name="T1261">x. := </text:span><text:span text:style-name="T1451">n(</text:span><text:span text:style-name="T1452">size(x.)</text:span><text:span text:style-name="T1451">,1,</text:span><text:span text:style-name="T1098">x.</text:span><text:span text:style-name="T1451">)</text:span><text:span text:style-name="T1261">; // </text:span><text:span text:style-name="T1452">resize x to nx1 column vector. </text:span></text:p>
      <text:p text:style-name="P1059"><text:span text:style-name="T1260"><text:s text:c="3"/></text:span><text:span text:style-name="T1261">return(x.</text:span><text:span text:style-name="T1471">~|</text:span><text:span text:style-name="T1452">f(x</text:span><text:span text:style-name="T1261">.</text:span><text:span text:style-name="T1452">)</text:span><text:span text:style-name="T1262">)</text:span><text:span text:style-name="T1261">; // </text:span><text:span text:style-name="T1101">note that</text:span><text:span text:style-name="T1471"> x.~|f(x.) == join(x., f(x.), -1)</text:span></text:p>
      <text:p text:style-name="P985">];<text:bookmark-end text:name="__DdeLink__29773_1407990171"/></text:p>
      <text:p text:style-name="Text_20_body"/>
      <text:p text:style-name="P534"><text:soft-page-break/><text:span text:style-name="T1261">This evaluates whatever the function is </text:span><text:span text:style-name="T1451">on the column vector</text:span><text:span text:style-name="T1261">. The result is a join of the x. and </text:span><text:span text:style-name="T1452">f(x</text:span><text:span text:style-name="T1261">.</text:span><text:span text:style-name="T1452">) </text:span><text:span text:style-name="T1471">along their last axis</text:span><text:span text:style-name="T1261">, so that inputs and outputs are together. This can be written very easily to a comma delimited file (e.g.) or perhaps just dumped as a JSON string and the plotting program can then read it. </text:span><text:span text:style-name="T1262">In QDL you generally describe what you need the data to do, such as here, make some values and glom them together. </text:span><text:span text:style-name="T1452">See also the laminate function in the extension module.</text:span></text:p>
      <text:h text:style-name="P1437" text:outline-level="3"><text:bookmark-start text:name="__RefHeading___Toc6696_66498657"/>keys<text:bookmark-end text:name="__RefHeading___Toc6696_66498657"/></text:h>
      <text:p text:style-name="P1211">Description</text:p>
      <text:p text:style-name="P260">Return a <text:span text:style-name="T945">stem </text:span>of the keys for a given stem variable.</text:p>
      <text:p text:style-name="P1211">Usage</text:p>
      <text:p text:style-name="P897">keys(arg.<text:span text:style-name="T1430">{</text:span><text:span text:style-name="T1206">,</text:span><text:span text:style-name="T1060">scalars_only</text:span><text:span text:style-name="T1206"> | </text:span><text:span text:style-name="T1060">var_type</text:span><text:span text:style-name="T1094">}</text:span>)</text:p>
      <text:p text:style-name="P1211">Arguments</text:p>
      <text:p text:style-name="P260"><text:span text:style-name="T1206">arg. = </text:span>A stem variable. Remember that the entire stem is referenced by just the head + “.” </text:p>
      <text:p text:style-name="P488"><text:span text:style-name="T557">scalars_only</text:span> = <text:span text:style-name="T1203">(</text:span><text:span text:style-name="T1430">optional</text:span><text:span text:style-name="T1203"> boolean) </text:span>if true lists only the keys that are for scalars. If false, only the keys for stems are listed. If this is omitted, all keys are returned.</text:p>
      <text:p text:style-name="P490"><text:span text:style-name="T710">var_type </text:span><text:span text:style-name="T237">= </text:span><text:span text:style-name="T356">(optional)</text:span><text:span text:style-name="T237"> The variable type as an integer. If this is specified then only indices with a value of that type are returned.</text:span></text:p>
      <text:p text:style-name="P1211">Output</text:p>
      <text:p text:style-name="P260">A <text:span text:style-name="T945">stem </text:span>of keys where <text:span text:style-name="T945">every key has itself as the value</text:span>. </text:p>
      <text:p text:style-name="P1211">Examples</text:p>
      <text:p text:style-name="P262">Example. Let's say you have the following stem variable”</text:p>
      <text:p text:style-name="P897"><text:bookmark-start text:name="__DdeLink__6579_2900298203"/><text:s text:c="2"/>sourceStem.rule :='One Ring to rule them all';</text:p>
      <text:p text:style-name="P897"><text:s text:c="2"/>sourceStem.find := 'One Ring to find them';</text:p>
      <text:p text:style-name="P897"><text:s text:c="2"/>sourceStem.bring := 'One Ring to bring them all';</text:p>
      <text:p text:style-name="P897"><text:s text:c="2"/>sourceStem.bind := 'and in the darkness bind them';</text:p>
      <text:p text:style-name="P262"><text:bookmark-end text:name="__DdeLink__6579_2900298203"/></text:p>
      <text:p text:style-name="P262">and you issue </text:p>
      <text:p text:style-name="P898"><text:s text:c="2"/>keys(sourceStem.)</text:p>
      <text:p text:style-name="P899">{bind:bind, </text:p>
      <text:p text:style-name="P899"><text:s/>find:find, </text:p>
      <text:p text:style-name="P899"><text:s/>bring:bring, </text:p>
      <text:p text:style-name="P899"><text:s/>rule:rule}<text:line-break/></text:p>
      <text:p text:style-name="P264">Note<text:span text:style-name="T182"> that there is no canonical order to keys, </text:span><text:span text:style-name="T184">so the keys to </text:span><text:span text:style-name="T776">sourceStem.</text:span><text:span text:style-name="T184"> Can appear in any order in the result.</text:span></text:p>
      <text:p text:style-name="P330"><text:soft-page-break/>This is extremely useful with <text:span text:style-name="T36">e.g</text:span>. the rename function. S<text:span text:style-name="T947">o</text:span> you can get all the keys, change their values and rename them.</text:p>
      <text:p text:style-name="Heading">Examples of filtering</text:p>
      <text:p text:style-name="P492">Let us take the following example of a stem with various types of entries</text:p>
      <text:p text:style-name="P964"><text:s text:c="3"/>a. := ['a',<text:span text:style-name="T1060">null</text:span>,<text:span text:style-name="T1206">['x','y']</text:span>,2]~{'p':123.34, 'q': -321, '<text:span text:style-name="T1206">r':false</text:span>}</text:p>
      <text:p text:style-name="P964"><text:s text:c="4"/>keys(a.)</text:p>
      <text:p text:style-name="P964">[ 0, 1, 2, 3]~{ p:p, q:q, r:r}</text:p>
      <text:p text:style-name="Text_20_body"/>
      <text:p text:style-name="P492">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94"/>
      <text:p text:style-name="P492">To get the filter keys for the boolean entries only</text:p>
      <text:p text:style-name="Preformatted_20_Text"><text:s text:c="2"/>keys(a., 1)</text:p>
      <text:p text:style-name="Preformatted_20_Text">{r:r}</text:p>
      <text:p text:style-name="P494"/>
      <text:p text:style-name="P516">To get the null entries:</text:p>
      <text:p text:style-name="P966"><text:s text:c="2"/>keys(a., <text:span text:style-name="T1208">0</text:span>)</text:p>
      <text:p text:style-name="P966">{<text:span text:style-name="T1208">1</text:span>:<text:span text:style-name="T1208">1</text:span>}</text:p>
      <text:p text:style-name="P493"/>
      <text:p text:style-name="P496">To get only the integers</text:p>
      <text:p text:style-name="Preformatted_20_Text"><text:s text:c="2"/>keys(a., 2)</text:p>
      <text:p text:style-name="Preformatted_20_Text">{q:q,3:3}</text:p>
      <text:p text:style-name="P492"/>
      <text:p text:style-name="P492">To get only the stem entries (vs. scalar)</text:p>
      <text:p text:style-name="Preformatted_20_Text"><text:s text:c="2"/>keys(a., false)</text:p>
      <text:p text:style-name="Preformatted_20_Text">{2:2}</text:p>
      <text:p text:style-name="Preformatted_20_Text"><text:s text:c="2"/>a.2 // <text:span text:style-name="T1206">just checking</text:span></text:p>
      <text:p text:style-name="Preformatted_20_Text">[x,y]</text:p>
      <text:p text:style-name="P492"/>
      <text:p text:style-name="P495">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oft-page-break/><text:s/>r:r,</text:p>
      <text:p text:style-name="Preformatted_20_Text"><text:s/>0:0,</text:p>
      <text:p text:style-name="Preformatted_20_Text"><text:s/>1:1,</text:p>
      <text:p text:style-name="Preformatted_20_Text"><text:s/>3:3</text:p>
      <text:p text:style-name="Preformatted_20_Text">}</text:p>
      <text:p text:style-name="P492"/>
      <text:p text:style-name="P495">Again, part of the contract for this call is that there is <text:span text:style-name="T3">no</text:span><text:span text:style-name="T182"> canonical ordering, since there cannot be for stem keys generally.</text:span></text:p>
      <text:p text:style-name="Heading">An example to rename keys</text:p>
      <text:p text:style-name="P188">Let us say we had the following stem with these keys (which were generated someplace else and we imported, <text:span text:style-name="T3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65">{</text:p>
      <text:p text:style-name="P965"><text:s/>OA2_arf:c, </text:p>
      <text:p text:style-name="P900"><text:s/>OA2_foo:a, </text:p>
      <text:p text:style-name="P900"><text:s/>OA2_woof:b, </text:p>
      <text:p text:style-name="P965"><text:s/>fnord:d</text:p>
      <text:p text:style-name="P965">}</text:p>
      <text:p text:style-name="P373"><text:line-break/>The <text:span text:style-name="T1420">list_</text:span>keys() command gives the following</text:p>
      <text:p text:style-name="Preformatted_20_Text"><text:s text:c="2"/><text:span text:style-name="T1420">list_</text:span>keys(b.)</text:p>
      <text:p text:style-name="P1036"><text:span text:style-name="T1420">[</text:span>OA2_arf,<text:span text:style-name="T948"> fnord, </text:span>OA2_foo, OA2_woof]</text:p>
      <text:p text:style-name="P373"/>
      <text:p text:style-name="P373">To rename all the keys so that any with the OA2_ prefix are changed, issue</text:p>
      <text:p text:style-name="P900"><text:s text:c="4"/>remap(b., list_keys(b.), list_keys(b.) - 'OA2_')</text:p>
      <text:p text:style-name="P965">{</text:p>
      <text:p text:style-name="P965"><text:s/>arf:c, </text:p>
      <text:p text:style-name="P900"><text:s/>foo:a, </text:p>
      <text:p text:style-name="P900"><text:s/>fnord:d, </text:p>
      <text:p text:style-name="P965"><text:s/>woof:b</text:p>
      <text:p text:style-name="P965">}</text:p>
      <text:p text:style-name="P374"/>
      <text:p text:style-name="Heading">E<text:span text:style-name="T1163">xample contrasting shuffle with rename_keys</text:span></text:p>
      <text:p text:style-name="P460">This creates a list <text:span text:style-name="T557">[2,9,16,23,30,37,44]</text:span> of 7 elements. Fi<text:span text:style-name="T1207">r</text:span>st we simple reorder them. Note that the length of the left argument is 7 and that every index is represented:</text:p>
      <text:p text:style-name="Preformatted_20_Text"><text:s/>shuffle(2+<text:span text:style-name="T1093">n</text:span>(7)*7, [6,4,2,5,3,1,0])</text:p>
      <text:p text:style-name="Preformatted_20_Text">[44,30,16,37,23,9,2]</text:p>
      <text:p text:style-name="Text_20_body"/>
      <text:p text:style-name="Text_20_body">In the next <text:span text:style-name="T1163">example, we just rename key 0 (only index on </text:span><text:span text:style-name="T1164">right</text:span><text:span text:style-name="T1163">) to 15. The display is no longer with square brackets because it is, properly speaking, no longer a list.</text:span></text:p>
      <text:p text:style-name="Preformatted_20_Text"><text:soft-page-break/><text:s text:c="2"/>rename_keys(2+<text:span text:style-name="T1093">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1">To be exhaustive you can also use stem notation for the left side in this case, even though it is also a list:</text:p>
      <text:p text:style-name="Preformatted_20_Text"><text:s text:c="2"/>rename_keys(2+<text:span text:style-name="T1093">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438" text:outline-level="3"><text:bookmark-start text:name="__RefHeading___Toc46757_3045913216"/><text:span text:style-name="T945">list</text:span>_keys<text:bookmark-end text:name="__RefHeading___Toc46757_3045913216"/></text:h>
      <text:p text:style-name="P1249">Description</text:p>
      <text:p text:style-name="P261">Return a list of the keys for a given stem variable. <text:span text:style-name="T1205">It allows masking by value type.</text:span></text:p>
      <text:p text:style-name="P1249">Usage</text:p>
      <text:p text:style-name="P1153"><text:span text:style-name="T945">list_</text:span>keys(arg.<text:span text:style-name="T1430">{</text:span><text:span text:style-name="T1045">,scalars_only </text:span><text:span text:style-name="T1203">| var_type</text:span><text:span text:style-name="T1430">}</text:span>)</text:p>
      <text:p text:style-name="P1249">Arguments</text:p>
      <text:p text:style-name="P261"><text:span text:style-name="T579">arg. </text:span><text:span text:style-name="T1045">= </text:span>A stem variable. Remember that the entire stem is referenced by just the head + “.” </text:p>
      <text:p text:style-name="P489"><text:span text:style-name="T557">scalars_only</text:span> = <text:span text:style-name="T1203">(a boolean) </text:span>if true lists only the keys that are for scalars. If false, only the keys for stems are listed. If this is omitted, all keys are returned.</text:p>
      <text:p text:style-name="P491"><text:span text:style-name="T557">var_type </text:span>= <text:span text:style-name="T1430">(optional) </text:span>The variable type as an integer. If this is specified then only indices with a value of that type are returned.</text:p>
      <text:p text:style-name="P1249">Output</text:p>
      <text:p text:style-name="P806">A list of keys where the new keys are cardinals and the values are the keys in the original stem. <text:span text:style-name="T946">See also the </text:span><text:span text:style-name="T42">keys()</text:span><text:span text:style-name="T256"> function. </text:span><text:span text:style-name="T303">The difference is that this is list but </text:span><text:span text:style-name="T77">keys()</text:span><text:span text:style-name="T303"> returns the set of keys. This is useful for reshuffling indices.</text:span></text:p>
      <text:p text:style-name="P1249"><text:soft-page-break/>Examples</text:p>
      <text:p text:style-name="P263">Example. Let's say you have the following stem variable”</text:p>
      <text:p text:style-name="P1153"><text:s text:c="2"/>sourceStem.rule :='One Ring to rule them all';</text:p>
      <text:p text:style-name="P1153"><text:s text:c="2"/>sourceStem.find := 'One Ring to find them';</text:p>
      <text:p text:style-name="P1153"><text:s text:c="2"/>sourceStem.bring := 'One Ring to bring them all';</text:p>
      <text:p text:style-name="P1153"><text:s text:c="2"/>sourceStem.bind := 'and in the darkness bind them';</text:p>
      <text:p text:style-name="P263"/>
      <text:p text:style-name="P263">and you issue </text:p>
      <text:p text:style-name="P1153"><text:s text:c="2"/>list_keys(sourceStem.)</text:p>
      <text:p text:style-name="P1153">[bind,find,bring,rule]</text:p>
      <text:p text:style-name="P806"/>
      <text:p text:style-name="P806">And to just list the scalar indices (note that strings are treated as scalars<text:span text:style-name="T1202">)</text:span>:</text:p>
      <text:p text:style-name="P806"/>
      <text:p text:style-name="P1153"><text:s text:c="2"/>list_keys(sourceStem., true)</text:p>
      <text:p text:style-name="P1153">[bind,find,bring,rule]</text:p>
      <text:p text:style-name="P806"><text:line-break/>If you tried to list just the keys for the stems, you would get an empty list back:</text:p>
      <text:p text:style-name="P265"><text:line-break/>Note<text:span text:style-name="T182"> that there is no canonical order to keys, </text:span><text:span text:style-name="T184">so the keys to </text:span><text:span text:style-name="T776">sourceStem.</text:span><text:span text:style-name="T184"> Can appear in any order in the result.</text:span></text:p>
      <text:p text:style-name="P1250"><text:span text:style-name="T184">E</text:span><text:span text:style-name="T182">xample:Masking</text:span></text:p>
      <text:p text:style-name="P813"><text:span text:style-name="T182">Let us say you issued a complex statement using </text:span><text:span text:style-name="T158">mask(), </text:span><text:span text:style-name="T401">like</text:span></text:p>
      <text:p text:style-name="P1153"><text:s text:c="2"/>ww. := random(<text:span text:style-name="T1205">4</text:span>, 8)</text:p>
      <text:p text:style-name="P1153"><text:s text:c="2"/>ww.</text:p>
      <text:p text:style-name="P1153">[</text:p>
      <text:p text:style-name="P1153"><text:s/>5652543194030156086,</text:p>
      <text:p text:style-name="P1153"><text:s/>6244984374016755256,</text:p>
      <text:p text:style-name="P1153"><text:s/>3047862711518522798,</text:p>
      <text:p text:style-name="P1153"><text:s/>2011719346505809871</text:p>
      <text:p text:style-name="P1153">]</text:p>
      <text:p text:style-name="P813">we need to grab the one element that has remainder 11 after division by 17 (this generates an example where one of the ones in the middle is what we want) so we use <text:span text:style-name="T36">mask()</text:span><text:span text:style-name="T237">:</text:span></text:p>
      <text:p text:style-name="P1153"><text:s text:c="2"/>mask(ww., mod(ww., 17)==11)</text:p>
      <text:p text:style-name="P1153">{</text:p>
      <text:p text:style-name="P1153"><text:s/>3:2011719346505809871</text:p>
      <text:p text:style-name="P1153">}</text:p>
      <text:p text:style-name="P806"><text:span text:style-name="T237"><text:s/>which dutifully informs us that the 3</text:span><text:span text:style-name="T887">rd</text:span><text:span text:style-name="T237"> element is the one we want. To actually grab this, you can use </text:span><text:span text:style-name="T36">list_keys()</text:span><text:span text:style-name="T237"> and stem resolution:</text:span></text:p>
      <text:p text:style-name="P1153"><text:s text:c="3"/>k. := list_keys(mask(ww., mod(ww., 17)==11));</text:p>
      <text:p text:style-name="P1153"><text:s text:c="3"/>ww.k.0</text:p>
      <text:p text:style-name="P1153">2011719346505809871</text:p>
      <text:p text:style-name="P1249"><text:soft-page-break/><text:span text:style-name="T184">A</text:span><text:span text:style-name="T182">nother example: </text:span><text:span text:style-name="T195">looping</text:span><text:span text:style-name="T182"> </text:span></text:p>
      <text:p text:style-name="P341">Let us say that you got the above key set. How might you use it? In a loop:</text:p>
      <text:p text:style-name="P1153">while[</text:p>
      <text:p text:style-name="P1153"><text:s text:c="3"/><text:span text:style-name="T862">for_keys</text:span>(<text:span text:style-name="T862">j, </text:span>var.)</text:p>
      <text:p text:style-name="P1153">]do[</text:p>
      <text:p text:style-name="P1153"><text:s text:c="3"/>sourceStem.var.j // … do stuff with this</text:p>
      <text:p text:style-name="P1153">];</text:p>
      <text:p text:style-name="P341">which loops through all the values in source stem. </text:p>
      <text:p text:style-name="P1249"><text:span text:style-name="T237">Another example</text:span>: getting only values of a certain type.</text:p>
      <text:p text:style-name="P1153"><text:s text:c="4"/>q. := {'a':['p','q'],'b':'r', 'c':false,'d':123.345,'e':42}</text:p>
      <text:p text:style-name="P1156"><text:s text:c="4"/>list_keys(q., 2); // 2 is the variable type for integers</text:p>
      <text:p text:style-name="P1156">[e]</text:p>
      <text:p text:style-name="P491">Meaning, that this is a list for the keys (there is one here) of integer-valued entries in the stem. </text:p>
      <text:p text:style-name="P181">Note:<text:span text:style-name="T401">The following are equivalent</text:span></text:p>
      <text:p text:style-name="P1153"><text:s text:c="4"/>list_keys(q., false)</text:p>
      <text:p text:style-name="P1157">[a]</text:p>
      <text:p text:style-name="P1153"><text:s text:c="4"/>list_keys(q., 4)</text:p>
      <text:p text:style-name="P1157">[a]</text:p>
      <text:p text:style-name="P806"/>
      <text:p text:style-name="Standard"><text:bookmark-start text:name="__RefHeading___Toc19157_1203596395"/><text:span text:style-name="T1204">So it is possible to, </text:span><text:span text:style-name="T76">e.g.</text:span><text:span text:style-name="T302"> loop over only the decimal elements in a stem.</text:span><text:bookmark-end text:name="__RefHeading___Toc19157_1203596395"/></text:p>
      <text:p text:style-name="Standard"/>
      <text:h text:style-name="P1439" text:outline-level="3"><text:bookmark-start text:name="__RefHeading___Toc46759_3045913216"/>mask <text:span text:style-name="T1619">(⌆)</text:span><text:bookmark-end text:name="__RefHeading___Toc46759_3045913216"/></text:h>
      <text:p text:style-name="P1249">Description</text:p>
      <text:p text:style-name="P814">Take a boolean mask of a stem.</text:p>
      <text:p text:style-name="P1249">Usage</text:p>
      <text:p text:style-name="P1153">mask(target., bit_stem.)</text:p>
      <text:p text:style-name="P1249">Arguments</text:p>
      <text:p text:style-name="P814"><text:span text:style-name="T557">target</text:span> – the stem variable to acted upon.</text:p>
      <text:p text:style-name="P814"><text:span text:style-name="T797">bit_mask</text:span> – a stem variable with the same keys as target and boolean values. If the value is <text:span text:style-name="T3">true</text:span><text:span text:style-name="T182"> then the entry is kept in the result and if </text:span><text:span text:style-name="T3">false</text:span><text:span text:style-name="T182"> it is not. Note that if there are missing keys then these will not be returned either (so subsetting is still in effect), essentially making them equivalent to </text:span><text:span text:style-name="T3">false</text:span><text:span text:style-name="T182"> entries.</text:span></text:p>
      <text:p text:style-name="P1249">Output</text:p>
      <text:p text:style-name="P814">A subset of the target.</text:p>
      <text:p text:style-name="P1249"><text:soft-page-break/>Examples</text:p>
      <text:p text:style-name="P1153"><text:s text:c="4"/>header.transport := 'ssl';</text:p>
      <text:p text:style-name="P1153"><text:s text:c="4"/>header.<text:span text:style-name="T843">iss := 'OA4MP_agent'</text:span><text:span text:style-name="T844">;</text:span></text:p>
      <text:p text:style-name="P1153"><text:s text:c="4"/>header.<text:span text:style-name="T843">idp := 'http://oa4mp.org/idp/secure'</text:span><text:span text:style-name="T844">;</text:span></text:p>
      <text:p text:style-name="P1153"><text:s text:c="4"/>header.<text:span text:style-name="T843">login_allowed := 'true'</text:span><text:span text:style-name="T844">;</text:span></text:p>
      <text:p text:style-name="P1158"><text:s text:c="4"/>// case insensitive match </text:p>
      <text:p text:style-name="P1153"><text:s text:c="4"/>header. := mask(header., !contains(header., 'oa4mp', <text:span text:style-name="T847">false</text:span>)); </text:p>
      <text:p text:style-name="P1153"><text:s text:c="4"/>// This removes every entry containing 'oa4mp'</text:p>
      <text:p text:style-name="P1166"><text:s text:c="4"/>say(size(header.);</text:p>
      <text:p text:style-name="P1167">2</text:p>
      <text:h text:style-name="P1411" text:outline-level="3"><text:bookmark-start text:name="__RefHeading___Toc46761_3045913216"/>n<text:bookmark-end text:name="__RefHeading___Toc46761_3045913216"/></text:h>
      <text:p text:style-name="P1249">Description</text:p>
      <text:p text:style-name="P806"><text:span text:style-name="T826">Make a li</text:span><text:span text:style-name="T831">s</text:span><text:span text:style-name="T826">t of in</text:span><text:span text:style-name="T831">d</text:span><text:span text:style-name="T826">i</text:span><text:span text:style-name="T839">c</text:span><text:span text:style-name="T826">es. This is very useful in conjunction with looping. </text:span><text:span text:style-name="T1429">Note that the one simple case</text:span></text:p>
      <text:p text:style-name="P1153">n(p) == [;p]</text:p>
      <text:p text:style-name="P786"/>
      <text:p text:style-name="P786">for 0 &lt; p an integer. <text:span text:style-name="T557">n</text:span>, however, allows you to make higher dimension stems or reshape them.</text:p>
      <text:p text:style-name="P1249">Usage</text:p>
      <text:p text:style-name="P1153"><text:span text:style-name="T1093">n</text:span><text:span text:style-name="T831">(arg0</text:span><text:span text:style-name="T1430">{</text:span><text:span text:style-name="T831">,arg1,arg2</text:span><text:span text:style-name="T1275">,...</text:span><text:span text:style-name="T1430">}</text:span><text:span text:style-name="T1428">{,</text:span><text:span text:style-name="T1275">fill.</text:span><text:span text:style-name="T1428">}</text:span>); </text:p>
      <text:p text:style-name="P1153"><text:span text:style-name="T1093">n</text:span><text:span text:style-name="T1428">(dim.{,fill.});</text:span></text:p>
      <text:p text:style-name="P1249">Arguments</text:p>
      <text:p text:style-name="P806"><text:span text:style-name="T608">arg_</text:span><text:span text:style-name="T585">k</text:span><text:span text:style-name="T826"> </text:span><text:span text:style-name="T1428">(first form) are </text:span><text:span text:style-name="T826">number</text:span><text:span text:style-name="T1428">s</text:span><text:span text:style-name="T826">. This will be the size of the resulting index set.</text:span></text:p>
      <text:p text:style-name="P806"><text:span text:style-name="T607">dim. </text:span><text:s/>- <text:span text:style-name="T1428">(second form) a list of dimensions. </text:span></text:p>
      <text:p text:style-name="P806"><text:span text:style-name="T585">fill.</text:span><text:span text:style-name="T1275"> - </text:span><text:span text:style-name="T1430">(</text:span><text:span text:style-name="T1275">optional </text:span><text:span text:style-name="T1430">)</text:span><text:span text:style-name="T1275">stem of scalars that will be used as values cyclically. </text:span><text:span text:style-name="T1428">Note that even if this has a single entry, it must be a stem.</text:span></text:p>
      <text:p text:style-name="P1249">Output</text:p>
      <text:p text:style-name="P787">A <text:span text:style-name="T1276">list, </text:span><text:span text:style-name="T86">i.e.</text:span><text:span text:style-name="T326">, a </text:span><text:span text:style-name="T237">stem</text:span> variable whose keys are the integers, and whose entries are <text:span text:style-name="T1276">either </text:span>the same <text:span text:style-name="T1276">or the elements of fill. re-used cyclically.</text:span> </text:p>
      <text:p text:style-name="P1249">Examples</text:p>
      <text:p text:style-name="P184">Simple examples.</text:p>
      <text:p text:style-name="P1153"><text:s text:c="3"/>n(5)</text:p>
      <text:p text:style-name="P1153">[0,1,2,3,4]</text:p>
      <text:p text:style-name="P1153"><text:s text:c="3"/>n(5,[2,3])</text:p>
      <text:p text:style-name="P1153">[2,3,2,3,2]</text:p>
      <text:p text:style-name="P1153"><text:s text:c="3"/>n(2,3)</text:p>
      <text:p text:style-name="P1153">[</text:p>
      <text:p text:style-name="P1153"><text:s text:c="2"/>[0,1,2],</text:p>
      <text:p text:style-name="P1153"><text:s text:c="2"/>[0,1,2]</text:p>
      <text:p text:style-name="P1153"><text:s/>]</text:p>
      <text:p text:style-name="P1153"><text:soft-page-break/></text:p>
      <text:p text:style-name="P1153"><text:s text:c="2"/><text:span text:style-name="T1428">n([2,3],[;6])</text:span></text:p>
      <text:p text:style-name="P1150">[</text:p>
      <text:p text:style-name="P1150"><text:s text:c="2"/>[0,1,2],</text:p>
      <text:p text:style-name="P1150"><text:s text:c="2"/>[3,4,5]</text:p>
      <text:p text:style-name="P1150">]</text:p>
      <text:p text:style-name="P788"/>
      <text:p text:style-name="P806"><text:span text:style-name="T1276">In the </text:span><text:span text:style-name="T1428">second </text:span><text:span text:style-name="T1276">example, the result is a 2 rank array aka a 2 x 3 matrix of <text:s/>integers. Since no fill was specified, the default of the last argument extended holds. Here is an example of a 2x3x6 array filled with zeros.</text:span></text:p>
      <text:p text:style-name="P1153"><text:s text:c="2"/>n(<text:span text:style-name="T1428">[</text:span>2,3,6<text:span text:style-name="T1428">]</text:span>,[0])</text:p>
      <text:p text:style-name="P1153">[</text:p>
      <text:p text:style-name="P1153"><text:s text:c="2"/>[</text:p>
      <text:p text:style-name="P1153"><text:s text:c="4"/>[0,0,0,0,0,0],</text:p>
      <text:p text:style-name="P1153"><text:s text:c="4"/>[0,0,0,0,0,0],</text:p>
      <text:p text:style-name="P1153"><text:s text:c="4"/>[0,0,0,0,0,0]</text:p>
      <text:p text:style-name="P1153"><text:s text:c="2"/>],</text:p>
      <text:p text:style-name="P1153"><text:s text:c="2"/>[</text:p>
      <text:p text:style-name="P1153"><text:s text:c="4"/>[0,0,0,0,0,0],</text:p>
      <text:p text:style-name="P1153"><text:s text:c="4"/>[0,0,0,0,0,0],</text:p>
      <text:p text:style-name="P1153"><text:s text:c="4"/>[0,0,0,0,0,0]</text:p>
      <text:p text:style-name="P1153"><text:s text:c="2"/>]</text:p>
      <text:p text:style-name="P1153"><text:s/>]</text:p>
      <text:p text:style-name="P788"/>
      <text:p text:style-name="P170"><text:span text:style-name="T1276">V</text:span><text:span text:style-name="T1216">ector valued function.</text:span></text:p>
      <text:p text:style-name="P1153"><text:s text:c="2"/>f(x) -<text:span text:style-name="T1216">&gt;</text:span> (x^2+1)/(x^2+2);</text:p>
      <text:p text:style-name="P1153"><text:s text:c="2"/>f(1+<text:span text:style-name="T1220">n</text:span>(5)/5)</text:p>
      <text:p text:style-name="P1153">[</text:p>
      <text:p text:style-name="P1153"><text:s/>0.666666666666666,</text:p>
      <text:p text:style-name="P1153"><text:s/>0.709302325581395,</text:p>
      <text:p text:style-name="P1153"><text:s/>0.747474747474747,</text:p>
      <text:p text:style-name="P1153"><text:s/>0.780701754385964,</text:p>
      <text:p text:style-name="P1153"><text:s/>0.809160305343511</text:p>
      <text:p text:style-name="P1153">]</text:p>
      <text:p text:style-name="P789"/>
      <text:p text:style-name="P789">In this case, a function is defined and evaluated at 1, 1.2, 1.4, 1.6, 1.8.</text:p>
      <text:p text:style-name="P789">How this relates to looping.</text:p>
      <text:p text:style-name="P1153"><text:span text:style-name="T1152">x. :=</text:span><text:span text:style-name="T831"> <text:s/></text:span><text:span text:style-name="T1092">n</text:span>(<text:span text:style-name="T1216">size(myStem.)</text:span>);</text:p>
      <text:p text:style-name="P787">results in </text:p>
      <text:p text:style-name="P944">[0,1,2,...]</text:p>
      <text:p text:style-name="P787"/>
      <text:p text:style-name="P787">So a common pattern is</text:p>
      <text:p text:style-name="P1153">while[ </text:p>
      <text:p text:style-name="P1153"><text:s text:c="4"/><text:span text:style-name="T862">for_keys</text:span>(<text:span text:style-name="T826">j, x.</text:span>)</text:p>
      <text:p text:style-name="P1153"><text:s text:c="2"/>]do[</text:p>
      <text:p text:style-name="P1153"><text:s text:c="4"/>myStem.j := // other stuff</text:p>
      <text:p text:style-name="P1153"><text:s text:c="4"/>// <text:span text:style-name="T827">myStem.x.j is an equivalent reference.</text:span></text:p>
      <text:p text:style-name="P1153">];</text:p>
      <text:p text:style-name="P1249"><text:soft-page-break/>Example: <text:span text:style-name="T984">Looping over scalars and stems</text:span></text:p>
      <text:p text:style-name="P790">A common issue is the you may have a stem some of whose elements are scalars and some are stems. writing a loop seems to require that you have knowledge about every index. This is not needed with <text:span text:style-name="T557">for_keys</text:span><text:span text:style-name="T36"> </text:span><text:span text:style-name="T237">since the keys are retrieved. This is especially useful in lists. IN this example, there is a stem, </text:span><text:span text:style-name="T794">a.</text:span><text:span text:style-name="T237"> some of whose entries are scalars (strings) and some are 3 element random integers. Here is how to loop over the elements:</text:span></text:p>
      <text:p text:style-name="P1153"><text:s text:c="2"/>while[for_keys(j,a.)]do[say(a.j);]</text:p>
      <text:p text:style-name="P1153">UiVih_S-Act_0mclp7i0CQ</text:p>
      <text:p text:style-name="P1153"><text:span text:style-name="T1159">[</text:span>8528928954721892791, -9103201823511602727, -8452824104954706854<text:span text:style-name="T1159">]</text:span></text:p>
      <text:p text:style-name="P1153">XkiEEZ1g297TfZY3ItjL5w</text:p>
      <text:p text:style-name="P1153"><text:span text:style-name="T1159">[</text:span>5095335425002685458, 380662481390939243, -2302353563657105155<text:span text:style-name="T1159">]</text:span></text:p>
      <text:p text:style-name="P1153">FUKe27vv56w8-lahY2InNA</text:p>
      <text:h text:style-name="P1440" text:outline-level="3"><text:bookmark-start text:name="__RefHeading___Toc46763_3045913216"/>print<text:bookmark-end text:name="__RefHeading___Toc46763_3045913216"/></text:h>
      <text:p text:style-name="Heading">Description</text:p>
      <text:p text:style-name="P822">This will take the stem (or list) and format it in columns according to</text:p>
      <text:p text:style-name="P822">various parameters which may be specified in the format. argument.</text:p>
      <text:p text:style-name="P1253">Usage</text:p>
      <text:p text:style-name="P822">display(arg.{,format. | width}) </text:p>
      <text:p text:style-name="Heading">Arguments</text:p>
      <text:p text:style-name="P822"><text:span text:style-name="T557">arg.</text:span> - stem to be formatted</text:p>
      <text:p text:style-name="P822"><text:span text:style-name="T557">format.</text:span> - stem of formatting parameters</text:p>
      <text:p text:style-name="P822"><text:span text:style-name="T557">width</text:span> - the total width of the display</text:p>
      <text:p text:style-name="P822">Table of values for format.</text:p>
      <table:table table:name="Table7" table:style-name="Table7">
        <table:table-column table:style-name="Table7.A"/>
        <table:table-column table:style-name="Table7.B"/>
        <table:table-column table:style-name="Table7.C"/>
        <table:table-row table:style-name="TableLine93901562920816">
          <table:table-cell table:style-name="Table7.A1" office:value-type="string">
            <text:p text:style-name="P1274">Name</text:p>
          </table:table-cell>
          <table:table-cell table:style-name="Table7.A1" office:value-type="string">
            <text:p text:style-name="P1274">Default</text:p>
          </table:table-cell>
          <table:table-cell table:style-name="Table7.C1" office:value-type="string">
            <text:p text:style-name="P1274">Description</text:p>
          </table:table-cell>
        </table:table-row>
        <table:table-row table:style-name="TableLine93901561883424">
          <table:table-cell table:style-name="Table7.A2" office:value-type="string">
            <text:p text:style-name="P779">width</text:p>
          </table:table-cell>
          <table:table-cell table:style-name="Table7.A2" office:value-type="string">
            <text:p text:style-name="P1264">-<text:span text:style-name="T1622">11</text:span></text:p>
          </table:table-cell>
          <table:table-cell table:style-name="Table7.C2" office:value-type="string">
            <text:p text:style-name="P149">The total width the output should fit in. The values may be wrapped as needed. A value of -1 means the line length is infinite.</text:p>
          </table:table-cell>
        </table:table-row>
        <table:table-row table:style-name="TableLine93901561937632">
          <table:table-cell table:style-name="Table7.A2" office:value-type="string">
            <text:p text:style-name="P1335">keys</text:p>
          </table:table-cell>
          <table:table-cell table:style-name="Table7.A2" office:value-type="string">
            <text:p text:style-name="P1264">--</text:p>
          </table:table-cell>
          <table:table-cell table:style-name="Table7.C2" office:value-type="string">
            <text:p text:style-name="P822">list of keys that are a subset to be printed</text:p>
          </table:table-cell>
        </table:table-row>
        <table:table-row table:style-name="TableLine93901561943488">
          <table:table-cell table:style-name="Table7.A2" office:value-type="string">
            <text:p text:style-name="P1335">sort</text:p>
          </table:table-cell>
          <table:table-cell table:style-name="Table7.A2" office:value-type="string">
            <text:p text:style-name="P1335">true</text:p>
          </table:table-cell>
          <table:table-cell table:style-name="Table7.C2" office:value-type="string">
            <text:p text:style-name="P1334">Display has keys sorted</text:p>
          </table:table-cell>
        </table:table-row>
        <table:table-row table:style-name="TableLine93901561947328">
          <table:table-cell table:style-name="Table7.A2" office:value-type="string">
            <text:p text:style-name="P1335">short</text:p>
          </table:table-cell>
          <table:table-cell table:style-name="Table7.A2" office:value-type="string">
            <text:p text:style-name="P1335">false</text:p>
          </table:table-cell>
          <table:table-cell table:style-name="Table7.C2" office:value-type="string">
            <text:p text:style-name="P149">Restrict the value displayed to a single line within the given width.This is useful for large values to get a quick overview</text:p>
          </table:table-cell>
        </table:table-row>
        <table:table-row table:style-name="TableLine93901561949952">
          <table:table-cell table:style-name="Table7.A2" office:value-type="string">
            <text:p text:style-name="P1335">string_output</text:p>
          </table:table-cell>
          <table:table-cell table:style-name="Table7.A2" office:value-type="string">
            <text:p text:style-name="P1335">true</text:p>
          </table:table-cell>
          <table:table-cell table:style-name="Table7.C2" office:value-type="string">
            <text:p text:style-name="P1334">If true, then the output is a single formatted string. If false, the output is a stem of formatted lines.</text:p>
          </table:table-cell>
        </table:table-row>
        <table:table-row table:style-name="TableLine93901561999456">
          <table:table-cell table:style-name="Table7.A2" office:value-type="string">
            <text:p text:style-name="P1335">indent</text:p>
          </table:table-cell>
          <table:table-cell table:style-name="Table7.A2" office:value-type="string">
            <text:p text:style-name="P1335">0</text:p>
          </table:table-cell>
          <table:table-cell table:style-name="Table7.C2" office:value-type="string">
            <text:p text:style-name="P1334">How much to indent the entire output from the left</text:p>
          </table:table-cell>
        </table:table-row>
      </table:table>
      <text:p text:style-name="Heading"><text:soft-page-break/>Output</text:p>
      <text:p text:style-name="P822">Output is columnar and of the form</text:p>
      <text:p text:style-name="P822"><text:s text:c="3"/>key0 : value0</text:p>
      <text:p text:style-name="P822"><text:s text:c="3"/>key1 : value1...</text:p>
      <text:p text:style-name="P822">Where the values may span multiple lines. <text:span text:style-name="T1622">The short option will truncate output to fit on a single line, </text:span><text:span text:style-name="T1623">with possible trailing … to show truncation</text:span><text:span text:style-name="T1622">. </text:span></text:p>
      <text:p text:style-name="P822">Caveat: This is intended for displaying information in tabular format for reports, e.g. <text:s/>and is not a general purpose stem formatting function. <text:s/><text:span text:style-name="T1622">You would format individual stems with this. The major reason is that a truly com</text:span><text:span text:style-name="T1623">plex stem might end up being simply enormous. Making if format means controlling space and nested stems quickly exhaust every display device. This function, however, gives a great building block to make your own specific stem viewer.</text:span></text:p>
      <text:p text:style-name="Heading">Examples</text:p>
      <text:p text:style-name="Preformatted_20_Text"><text:s text:c="2"/>display({'a':'woof', 'fnord':'warf'})</text:p>
      <text:p text:style-name="Preformatted_20_Text"><text:s text:c="4"/>a : woof</text:p>
      <text:p text:style-name="Preformatted_20_Text">fnord : warf</text:p>
      <text:p text:style-name="Text_20_body"/>
      <text:p text:style-name="Preformatted_20_Text"><text:s text:c="2"/><text:span text:style-name="T1121">print</text:span>(pi()^[;7])</text:p>
      <text:p text:style-name="Preformatted_20_Text">0 : 1</text:p>
      <text:p text:style-name="Preformatted_20_Text">1 : 3.14159265358979</text:p>
      <text:p text:style-name="Preformatted_20_Text">2 : 9.86960440108934</text:p>
      <text:p text:style-name="Preformatted_20_Text">3 : 31.0062766802997</text:p>
      <text:p text:style-name="Preformatted_20_Text">4 : 97.4090910340020</text:p>
      <text:p text:style-name="Preformatted_20_Text">5 : 306.019684785280</text:p>
      <text:p text:style-name="Preformatted_20_Text">6 : 961.389193575298</text:p>
      <text:p text:style-name="Preformatted_20_Text"/>
      <text:p text:style-name="Preformatted_20_Text"><text:s text:c="3"/><text:span text:style-name="T1121">print</text:span>({'first':random_string(64), 'second':random_string(64)}, {'width':50})</text:p>
      <text:p text:style-name="Preformatted_20_Text"><text:s/>first : WIzEQR3-Og0i9c-3mh-LuQAfx2docUkTF3MOHVwXi</text:p>
      <text:p text:style-name="Preformatted_20_Text"><text:s text:c="9"/>v-QcASqN-YOrRAdEbpEErAfFy9rPEeruPEPK1zIW0</text:p>
      <text:p text:style-name="Preformatted_20_Text"><text:s text:c="9"/>F4vA</text:p>
      <text:p text:style-name="Preformatted_20_Text">second : zLO5uMm2Vqt9vXIekmEw-_3BzSxDFz5Tbh8dPrBx2</text:p>
      <text:p text:style-name="Preformatted_20_Text"><text:s text:c="9"/>5I55ncS8rcvfSzYObymSB-tiAJ9gLjHCN6QRCJVdn</text:p>
      <text:p text:style-name="Preformatted_20_Text"><text:s text:c="9"/>OSBg</text:p>
      <text:p text:style-name="Text_20_body"/>
      <text:p text:style-name="Text_20_body">Here long strings are formatted with a total display width of 50 characters. To show a</text:p>
      <text:p text:style-name="Text_20_body">short version (restricting the value to a single line and truncating it if needed),</text:p>
      <text:p text:style-name="Text_20_body">set the short flag to true:</text:p>
      <text:p text:style-name="Text_20_body"/>
      <text:p text:style-name="Preformatted_20_Text"><text:s text:c="2"/><text:span text:style-name="T1121">print</text:span>({'first':random_string(64), 'second':random_string(64)}, {'short':true, 'width':50})</text:p>
      <text:p text:style-name="Preformatted_20_Text"><text:s text:c="4"/>first : FLYj-L8HA2PUfuyw9Z09qdQOaE7x7w3BjzSPQTFiilF2...</text:p>
      <text:p text:style-name="Preformatted_20_Text"><text:s text:c="3"/>second : ydViwpcAO2mNCkAjvepnOlYAzvavAtVn2LVp3ofDAs4t...</text:p>
      <text:p text:style-name="Text_20_body"/>
      <text:p text:style-name="Text_20_body"><text:soft-page-break/>Note that this only works at the top level and embedded stems are</text:p>
      <text:p text:style-name="Text_20_body"><text:span text:style-name="T1622">print</text:span>ed in their <text:span text:style-name="T557">to_string </text:span>format.</text:p>
      <text:p text:style-name="Preformatted_20_Text"><text:s text:c="2"/><text:span text:style-name="T1121">print</text:span>({'p':{'a':'x','b':'y'},'q':{'c':'z','d':'w'}})</text:p>
      <text:p text:style-name="Preformatted_20_Text">p : {a:x, b:y}</text:p>
      <text:p text:style-name="Preformatted_20_Text">q : {c:z, d:w}</text:p>
      <text:h text:style-name="P1419" text:outline-level="3"><text:bookmark-start text:name="__RefHeading___Toc46765_3045913216"/>query<text:bookmark-end text:name="__RefHeading___Toc46765_3045913216"/></text:h>
      <text:p text:style-name="P1249">Description</text:p>
      <text:p text:style-name="P806"><text:span text:style-name="T1300">Query a stem using the JSON Path language. This is found in the </text:span><text:a xlink:type="simple" xlink:href="https://tools.ietf.org/id/draft-goessner-dispatch-jsonpath-00.html" text:style-name="Internet_20_link" text:visited-style-name="Visited_20_Internet_20_Link"><text:span text:style-name="T1300">JSON Path specification</text:span></text:a><text:span text:style-name="T1300">. In large and very complex stems, it is sometimes necessary to search the stem. JSON Path is a very clean way to do this and works extremely well with QDL. <text:s/></text:span></text:p>
      <text:p text:style-name="P1249">Usage</text:p>
      <text:p text:style-name="P1153">query(arg., query_string<text:span text:style-name="T1430">{</text:span>, return_indices<text:span text:style-name="T1430">}</text:span>)</text:p>
      <text:p text:style-name="P1249">Arguments</text:p>
      <text:p text:style-name="P815"><text:span text:style-name="T557">arg.</text:span> - the stem that is the object of the search.</text:p>
      <text:p text:style-name="P815"><text:span text:style-name="T557">query_string</text:span> - A JSON Path query. The specification is fully supported</text:p>
      <text:p text:style-name="P815"><text:span text:style-name="T557">return_indices</text:span> - (optional) <text:span text:style-name="T1306">boolean to </text:span>return the indices only, no results. <text:span text:style-name="T1306">Default is </text:span><text:span text:style-name="T17">false</text:span><text:span text:style-name="T1306">.</text:span></text:p>
      <text:p text:style-name="P1249">Output</text:p>
      <text:p text:style-name="P815">A stem either of the results themselves or, optionally, the indices where the results reside.</text:p>
      <text:p text:style-name="P1249">Examples</text:p>
      <text:p text:style-name="P816">A very, very simple minded example is here. </text:p>
      <text:p text:style-name="P1153"><text:bookmark-start text:name="__DdeLink__16150_4001340964"/><text:s text:c="3"/>a. := {'p':'x', 'q':'y', 'r':5, 's':[2,4,6], 't':{'m':true,'n':345.345}}</text:p>
      <text:p text:style-name="P1153"><text:s text:c="3"/>query(a., '$..m')</text:p>
      <text:p text:style-name="P1153">[true]</text:p>
      <text:p text:style-name="P1153"><text:s text:c="3"/><text:span text:style-name="T1301">ndx. := </text:span>query(a., '$..m',true)</text:p>
      <text:p text:style-name="P1159"><text:bookmark-end text:name="__DdeLink__16150_4001340964"/><text:s text:c="2"/>ndx.</text:p>
      <text:p text:style-name="P1159">[[t,m]]</text:p>
      <text:p text:style-name="P1153"><text:span text:style-name="T1301"><text:s text:c="3"/>a.ndx.0; // </text:span><text:span text:style-name="T1302">same as a.t.m</text:span></text:p>
      <text:p text:style-name="P1159">true</text:p>
      <text:p text:style-name="P1159">// <text:span text:style-name="T1435">Alternately, to just change the found indices into a simple list, use remap</text:span></text:p>
      <text:p text:style-name="P1159"><text:s text:c="3"/>remap(a., ndx.)</text:p>
      <text:p text:style-name="P1159">[true]</text:p>
      <text:p text:style-name="P806"/>
      <text:p text:style-name="P806"><text:span text:style-name="T1301">So in this case we have a simple example. The query uses </text:span><text:span text:style-name="T680">$..</text:span><text:span text:style-name="T1301"> which tells it to simply start searching until it hits a key of </text:span><text:span text:style-name="T681">m</text:span><text:span text:style-name="T220"> someplace. The first query just returns the result there – always a list with a single value. The second query with the optional flag set to true returns the index for the value, here </text:span><text:span text:style-name="T680">[t,m]</text:span><text:span text:style-name="T220">. An example of accessing the value of the stem using the index is shown. More </text:span><text:span text:style-name="T219">compactly</text:span><text:span text:style-name="T220">, </text:span></text:p>
      <text:p text:style-name="P1153"><text:soft-page-break/><text:s text:c="3"/>a.query(a., '$..m',true).0</text:p>
      <text:p text:style-name="P1153">true</text:p>
      <text:h text:style-name="P1419" text:outline-level="3"><text:bookmark-start text:name="__RefHeading___Toc46767_3045913216"/>rank<text:bookmark-end text:name="__RefHeading___Toc46767_3045913216"/></text:h>
      <text:p text:style-name="Heading">Description</text:p>
      <text:p text:style-name="P656">Get the rank of a stem, i.e., the number of independent axes.</text:p>
      <text:p text:style-name="Heading">Usage</text:p>
      <text:p text:style-name="Preformatted_20_Text">rank(arg.)</text:p>
      <text:p text:style-name="Heading">Arguments</text:p>
      <text:p text:style-name="Text_20_body"><text:span text:style-name="T618">arg </text:span>- <text:span text:style-name="T1449">a list stem or scalar.</text:span></text:p>
      <text:p text:style-name="Heading">Output</text:p>
      <text:p text:style-name="P656">The rank, which is equal to the size of the dimension vector. <text:s/>If this is a <text:span text:style-name="T618">arg </text:span>scalar, the result is 0.</text:p>
      <text:p text:style-name="Heading">Example</text:p>
      <text:p text:style-name="Preformatted_20_Text"><text:s text:c="5"/>rank([;5])</text:p>
      <text:p text:style-name="P1056">1</text:p>
      <text:p text:style-name="Text_20_body"/>
      <text:p text:style-name="P656">Since there is one independent axis for a vector.</text:p>
      <text:h text:style-name="P1441" text:outline-level="3"><text:bookmark-start text:name="__RefHeading___Toc19159_1203596395"/>remap<text:bookmark-end text:name="__RefHeading___Toc19159_1203596395"/></text:h>
      <text:p text:style-name="Heading">Description</text:p>
      <text:p text:style-name="Heading">Usage</text:p>
      <text:p text:style-name="P1034"><text:span text:style-name="T1085">remap</text:span><text:span text:style-name="T1391">(source., indices.);</text:span></text:p>
      <text:p text:style-name="P1034"><text:span text:style-name="T1085">remap</text:span><text:span text:style-name="T1391">(source., </text:span><text:span text:style-name="T1088">old</text:span><text:span text:style-name="T1400">_</text:span><text:span text:style-name="T1391">indices., </text:span><text:span text:style-name="T1088">new</text:span><text:span text:style-name="T1400">_indices</text:span><text:span text:style-name="T1391">);</text:span></text:p>
      <text:p text:style-name="Heading">Arguments</text:p>
      <text:p text:style-name="P623"><text:span text:style-name="T25">D</text:span><text:span text:style-name="T26">yadic case</text:span><text:span text:style-name="T1418">:</text:span></text:p>
      <text:p text:style-name="P351"><text:span text:style-name="T557">source. </text:span>= the stem list to take a subset of</text:p>
      <text:p text:style-name="P351"><text:span text:style-name="T594">indices. </text:span>= stem <text:span text:style-name="T1391">that determines which elements to take</text:span></text:p>
      <text:p text:style-name="P621">Note that the contract is</text:p>
      <text:p text:style-name="P1034"><text:span text:style-name="T1391">out. := </text:span><text:span text:style-name="T1102">remap</text:span><text:span text:style-name="T1391">(source., indices.);</text:span></text:p>
      <text:p text:style-name="P623"/>
      <text:p text:style-name="P621">and indices. is of the form</text:p>
      <text:p text:style-name="P1034"><text:soft-page-break/><text:span text:style-name="T1391">indices. := {</text:span>k_0<text:span text:style-name="T1391">:v_0, k_1:v_1, . . ., k_n:v_n}</text:span></text:p>
      <text:p text:style-name="P108"/>
      <text:p text:style-name="P104">so that the result fulfills</text:p>
      <text:p text:style-name="P104"/>
      <text:p text:style-name="P1028">out.k_j := source.v_j</text:p>
      <text:p text:style-name="Text_20_body"/>
      <text:p text:style-name="P664">A very useful function to learn about is <text:span text:style-name="T557">m_indices </text:span>in the extensions module, which makes it extremely easy to create multi-indices for <text:span text:style-name="T557">remap</text:span>.</text:p>
      <text:p text:style-name="Text_20_body"><text:line-break/><text:span text:style-name="T25">T</text:span><text:span text:style-name="T26">riadic case</text:span><text:span text:style-name="T1418">:</text:span></text:p>
      <text:p text:style-name="P351"><text:span text:style-name="T557">source. </text:span>= the stem list to take a subset of</text:p>
      <text:p text:style-name="P352"><text:span text:style-name="T596">old</text:span><text:span text:style-name="T595">_</text:span><text:span text:style-name="T594">indices. </text:span>= stem <text:span text:style-name="T1391">that determines which elements to take</text:span></text:p>
      <text:p text:style-name="P632"><text:span text:style-name="T595">new_</text:span><text:span text:style-name="T594">indices. </text:span><text:span text:style-name="T1402">= stem </text:span><text:span text:style-name="T1391">that determines </text:span><text:span text:style-name="T1401">the indices of the result</text:span></text:p>
      <text:p text:style-name="P621">Note that the contract is</text:p>
      <text:p text:style-name="P1034"><text:span text:style-name="T1391">out. := </text:span><text:span text:style-name="T1102">remap</text:span><text:span text:style-name="T1391">(source., </text:span><text:span text:style-name="T1088">old</text:span><text:span text:style-name="T1401">_</text:span><text:span text:style-name="T1391">indices., </text:span><text:span text:style-name="T1088">new</text:span><text:span text:style-name="T1401">_</text:span><text:span text:style-name="T1391">indices.);</text:span></text:p>
      <text:p text:style-name="P623"/>
      <text:p text:style-name="P1034">old_indices. := {k_0:v_0,. . . , k_n:v_n}</text:p>
      <text:p text:style-name="P1034">new_indices. := {k_0:r_0,. . . , k_n:r_n}</text:p>
      <text:p text:style-name="P1034">out.r_j == source.v_j</text:p>
      <text:p text:style-name="Heading">Output</text:p>
      <text:p text:style-name="P622">A stem with values remapped by the argument(s). <text:span text:style-name="T1423">This does not alter </text:span><text:span text:style-name="T606">source.</text:span></text:p>
      <text:p text:style-name="Heading">Examples</text:p>
      <text:p text:style-name="P108"><text:span text:style-name="T352">Subset can also be used with higher rank stems. </text:span>Remember that for a stem a.,</text:p>
      <text:p text:style-name="P108"/>
      <text:p text:style-name="P1034"><text:s text:c="3"/>a.[p,q] == a.p.q</text:p>
      <text:p text:style-name="P108"><text:line-break/>This lets you select like so:</text:p>
      <text:p text:style-name="P108"/>
      <text:p text:style-name="P1034"><text:s text:c="3"/>a. := n(3,4,n(12))<text:line-break/> <text:span text:style-name="T1085">remap</text:span>(a., [[0,1],[1,1],<text:span text:style-name="T1418">[1,1],[1,1],</text:span>[2,3]])<text:line-break/>[1,5,<text:span text:style-name="T1418">5,5,</text:span>11]</text:p>
      <text:p text:style-name="P1225">Example of creating another array from a given array.</text:p>
      <text:p text:style-name="P619">This function returns a more or less linear set. Rather than have some extremely complex way to specify what the resulting shape is going to be, you should take the result of this and use it with, other functions to get what you want. </text:p>
      <text:p text:style-name="P1034"><text:s text:c="3"/>b. := n(4,5, 3*n(20)-7)</text:p>
      <text:p text:style-name="P1035"><text:s text:c="3"/>b.</text:p>
      <text:p text:style-name="P1035">[</text:p>
      <text:p text:style-name="P1035"><text:s/>[-7,-4,-1,2,5],</text:p>
      <text:p text:style-name="P1035"><text:s/>[8,11,14,17,20],</text:p>
      <text:p text:style-name="P1035"><text:soft-page-break/><text:s/>[23,26,29,32,35],</text:p>
      <text:p text:style-name="P1035"><text:s/>[38,41,44,47,50]</text:p>
      <text:p text:style-name="P1035">]</text:p>
      <text:p text:style-name="P1034"><text:s text:c="3"/>n(2,2, <text:span text:style-name="T1085">remap</text:span>(b., [[1,1],[3,2],[1,-1],[3,4]]))</text:p>
      <text:p text:style-name="P1034">[</text:p>
      <text:p text:style-name="P1034"><text:s/>[11,44],</text:p>
      <text:p text:style-name="P1034"><text:s/>[20,50]]</text:p>
      <text:p text:style-name="P104"/>
      <text:p text:style-name="P109">Finally, remember that this works on the zeroth axis unless otherwise specified.</text:p>
      <text:p text:style-name="P109"/>
      <text:p text:style-name="P1034"><text:s text:c="2"/><text:span text:style-name="T1085">remap</text:span>(b., [1,2])</text:p>
      <text:p text:style-name="P1034">[</text:p>
      <text:p text:style-name="P1034"><text:s text:c="2"/>[8,11,14,17,20],</text:p>
      <text:p text:style-name="P1034"><text:s text:c="2"/>[23,26,29,32,35]</text:p>
      <text:p text:style-name="P1034"><text:s/>]</text:p>
      <text:p text:style-name="P1226"><text:span text:style-name="T1190">E</text:span>xample<text:span text:style-name="T1393">s</text:span> comparing integer and stem addressing</text:p>
      <text:p text:style-name="P1034"><text:s text:c="2"/>a. := [;16]*3 -8</text:p>
      <text:p text:style-name="P1034"><text:s text:c="2"/>a.</text:p>
      <text:p text:style-name="P1034">[-8,-5,-2,1,4,7,10,13,16,19,22,25,28,31,34,37]</text:p>
      <text:p text:style-name="P1034"/>
      <text:p text:style-name="P1034"><text:s text:c="2"/><text:span text:style-name="T1085">remap</text:span>(a., [4;8])</text:p>
      <text:p text:style-name="P1034">[4,7,10,13]</text:p>
      <text:p text:style-name="P1034"/>
      <text:p text:style-name="P1034"><text:s text:c="2"/><text:span text:style-name="T1085">remap</text:span>(a., 4, 8)</text:p>
      <text:p text:style-name="P1034">[4,7,10,13,16,19,22,25]</text:p>
      <text:p text:style-name="P1034"><text:s text:c="2"/><text:span text:style-name="T1085">remap</text:span>(a., [-3;4])</text:p>
      <text:p text:style-name="P1034"/>
      <text:p text:style-name="P1034">[31,34,37,-8,-5,-2,1]</text:p>
      <text:p text:style-name="P1034"/>
      <text:p text:style-name="P1034"><text:bookmark-start text:name="__DdeLink__194201_3453201426"/><text:s text:c="2"/>b. := <text:s text:c="2"/>(3*[;7]-5)~{'a':42, 'b':43, 'woof':44}</text:p>
      <text:p text:style-name="P1034"><text:s text:c="2"/><text:span text:style-name="T1085">remap</text:span>(b.,'woof'~[2,5,6]~'a')</text:p>
      <text:p text:style-name="P1034">[44,1,10,13,42]<text:bookmark-end text:name="__DdeLink__194201_3453201426"/></text:p>
      <text:p text:style-name="P1034"/>
      <text:p text:style-name="P1034"><text:s text:c="2"/><text:span text:style-name="T1085">remap</text:span>(b., list_keys(b.)); // <text:span text:style-name="T1394">linearize a stem to a list</text:span></text:p>
      <text:p text:style-name="P1034">[-5,-2,1,4,7,10,13,42,43,44]</text:p>
      <text:p text:style-name="P1226">Final example: <text:span text:style-name="T1401">Completely remapping the elements</text:span></text:p>
      <text:p text:style-name="P623"><text:span text:style-name="T1401">Let us say we wanted to create the transpose of an n x m stem, </text:span><text:span text:style-name="T596">a.</text:span> <text:span text:style-name="T1401">if the transpose is </text:span><text:span text:style-name="T596">t. </text:span><text:span text:style-name="T1401">then </text:span></text:p>
      <text:p text:style-name="P623"><text:span text:style-name="T601">t</text:span><text:span text:style-name="T596">.i.j := </text:span><text:span text:style-name="T601">a</text:span><text:span text:style-name="T596">.j.i</text:span></text:p>
      <text:p text:style-name="P624">This just means to swap (i.e. reverse) the order of the indices. </text:p>
      <text:p text:style-name="P1034"><text:s text:c="4"/>a. := n(3,5,n(15))</text:p>
      <text:p text:style-name="P1031"><text:s text:c="4"/>a.</text:p>
      <text:p text:style-name="P1034">[</text:p>
      <text:p text:style-name="P1034"><text:s text:c="2"/>[0,1,2,3,4],</text:p>
      <text:p text:style-name="P1034"><text:s text:c="2"/>[5,6,7,8,9],</text:p>
      <text:p text:style-name="P1034"><text:s text:c="2"/>[10,11,12,13,14]</text:p>
      <text:p text:style-name="P1034"><text:s/>]</text:p>
      <text:p text:style-name="P1034"><text:line-break/> <text:s text:c="3"/>old. := <text:span text:style-name="T1085">indices</text:span>(a.-1)<text:line-break/> <text:s text:c="3"/>new. := for_each(@reverse, <text:s/>old.)<text:line-break/> <text:s text:c="3"/><text:span text:style-name="T1401">b. := </text:span><text:span text:style-name="T1085">remap</text:span>(a., <text:span text:style-name="T1088">old</text:span>., <text:span text:style-name="T1088">new</text:span>.)</text:p>
      <text:p text:style-name="P1031"><text:s text:c="4"/>b.</text:p>
      <text:p text:style-name="P1031">[</text:p>
      <text:p text:style-name="P1031"><text:soft-page-break/><text:s text:c="2"/>[0,5,10],</text:p>
      <text:p text:style-name="P1031"><text:s text:c="2"/>[1,6,11],</text:p>
      <text:p text:style-name="P1031"><text:s text:c="2"/>[2,7,12],</text:p>
      <text:p text:style-name="P1031"><text:s text:c="2"/>[3,8,13],</text:p>
      <text:p text:style-name="P1031"><text:s text:c="2"/>[4,9,14]</text:p>
      <text:p text:style-name="P1031"><text:s/>]</text:p>
      <text:p text:style-name="P111"/>
      <text:p text:style-name="P1226">Example. Higher dimension re-ordering of the axes</text:p>
      <text:p text:style-name="P626">List us say we wanted to change the a 3 x 4 x 5 stem to a 5 x 3 x 4, so that the permutation of the <text:span text:style-name="T128">axes </text:span><text:span text:style-name="T401"><text:s/>is [2,0,1]. This can be done very simply as follows.</text:span></text:p>
      <text:p text:style-name="P1034"><text:s text:c="2"/>w. := n(3,4,5, n(60)); // <text:span text:style-name="T1403">original stem</text:span></text:p>
      <text:p text:style-name="P1034"><text:s text:c="2"/><text:span text:style-name="T1403">old</text:span>. := <text:span text:style-name="T1085">indices</text:span>(w., -1); // <text:span text:style-name="T1403">last axis is always complete set of indices</text:span></text:p>
      <text:p text:style-name="P1034"><text:s text:c="2"/><text:span text:style-name="T1403">new. := for_each(@shuffle, </text:span><text:span text:style-name="T1080">old</text:span><text:span text:style-name="T1403">., [[2,0,1]])</text:span></text:p>
      <text:p text:style-name="P1034"><text:s text:c="2"/><text:span text:style-name="T1403">z. := </text:span><text:span text:style-name="T1089">remap</text:span>(w.,<text:span text:style-name="T1088">old</text:span><text:span text:style-name="T1080">., </text:span><text:span text:style-name="T1088">new</text:span>.)</text:p>
      <text:p text:style-name="P626"/>
      <text:p text:style-name="P628">To compare, the first bits of w. and z. are</text:p>
      <text:p text:style-name="P1041"><text:s text:c="2"/>w.</text:p>
      <text:p text:style-name="P1041">[</text:p>
      <text:p text:style-name="P1041"><text:s text:c="2"/>[</text:p>
      <text:p text:style-name="P1041"><text:s text:c="4"/>[0,1,2,3,4],</text:p>
      <text:p text:style-name="P1041"><text:s text:c="4"/>[5,6,7,8,9],</text:p>
      <text:p text:style-name="P1041"><text:s text:c="4"/>[10,11,12,13,14],</text:p>
      <text:p text:style-name="P1041"><text:s text:c="4"/>[15,16,17,18,19]</text:p>
      <text:p text:style-name="P1040"><text:s text:c="2"/>], . . . <text:s/></text:p>
      <text:p text:style-name="P1040"/>
      <text:p text:style-name="P633">and</text:p>
      <text:p text:style-name="P1039"><text:s text:c="3"/><text:span text:style-name="T1423">z.</text:span></text:p>
      <text:p text:style-name="P1039">[</text:p>
      <text:p text:style-name="P1039"><text:s text:c="2"/>[</text:p>
      <text:p text:style-name="P1039"><text:s text:c="4"/>[0,5,10,15],</text:p>
      <text:p text:style-name="P1039"><text:s text:c="4"/>[20,25,30,35],</text:p>
      <text:p text:style-name="P1039"><text:s text:c="4"/>[40,45,50,55]</text:p>
      <text:p text:style-name="P1039"><text:s text:c="2"/>], . . .</text:p>
      <text:p text:style-name="P623"/>
      <text:p text:style-name="P633">Note again that</text:p>
      <text:p text:style-name="P1034">z.i.j.k == w.k.i.j</text:p>
      <text:h text:style-name="P1442" text:outline-level="3"><text:bookmark-start text:name="__RefHeading___Toc16328_4001340964"/>reduce <text:span text:style-name="T1610">(⊙)</text:span><text:bookmark-end text:name="__RefHeading___Toc16328_4001340964"/></text:h>
      <text:p text:style-name="Heading">Descript<text:span text:style-name="T1230">i</text:span>on</text:p>
      <text:p text:style-name="P515">Apply a dyadic function pairwise to each member of a list, returning the final output only. <text:span text:style-name="T1409">This operates on the zero-th axis by default. </text:span><text:span text:style-name="T1490">This may be applied to sets and generic stems</text:span></text:p>
      <text:p text:style-name="Heading">Usage</text:p>
      <text:p text:style-name="P1073">reduce(@f, arg)</text:p>
      <text:p text:style-name="Preformatted_20_Text">reduce(<text:span text:style-name="T1263">@</text:span>f(), list.<text:span text:style-name="T1490">{,axis}</text:span>)</text:p>
      <text:p text:style-name="Heading"><text:soft-page-break/>Arguments</text:p>
      <text:p text:style-name="P515"><text:span text:style-name="T584">@</text:span><text:span text:style-name="T557">f()</text:span> - reference to a function or operators</text:p>
      <text:p text:style-name="P680">First form:</text:p>
      <text:p text:style-name="Text_20_body"><text:span text:style-name="T629">arg - </text:span><text:span text:style-name="T1490">A generic stem (so has non-list entries), a set or trivially a scalar.</text:span></text:p>
      <text:p text:style-name="P680">Second form:</text:p>
      <text:p text:style-name="P515"><text:span text:style-name="T557">list.</text:span> - the list to be operated upon. <text:span text:style-name="T1426">Since </text:span><text:span text:style-name="T1490">list </text:span><text:span text:style-name="T1426">reduce implies ordering, a list is needed rather than a general stem (which has no canonical ordering). </text:span></text:p>
      <text:p text:style-name="Text_20_body"><text:span text:style-name="T629">axis - </text:span><text:span text:style-name="T1490">(optional) which (signed) axis. Default is 0. If added to the first form, it is ignored.</text:span></text:p>
      <text:p text:style-name="Heading">Output</text:p>
      <text:p text:style-name="P515">A scalar <text:span text:style-name="T1490">in all cases</text:span>.</text:p>
      <text:p text:style-name="Heading">Examples</text:p>
      <text:p text:style-name="Preformatted_20_Text"><text:s text:c="3"/><text:span text:style-name="T1490">reduce(@*, {1,2,3,4,5}</text:span></text:p>
      <text:p text:style-name="Preformatted_20_Text">120</text:p>
      <text:p text:style-name="P680"/>
      <text:p text:style-name="P680">This applies multiplication to every element in a set. Similarly, we can apply a dyadic operator to every member of a generic stem:</text:p>
      <text:p text:style-name="P1074"><text:s text:c="3"/>reduce(@*, {<text:span text:style-name="T1491">'</text:span>a<text:span text:style-name="T1491">'</text:span>:2, <text:span text:style-name="T1491">'</text:span>b<text:span text:style-name="T1491">'</text:span>:4, <text:span text:style-name="T1491">'</text:span>c<text:span text:style-name="T1491">'</text:span>:6})</text:p>
      <text:p text:style-name="Preformatted_20_Text">48</text:p>
      <text:p text:style-name="P680"/>
      <text:p text:style-name="P681">Once more, this will apply the operator to <text:span text:style-name="T36">every</text:span><text:span text:style-name="T237"> entry in a set or stem. </text:span><text:span text:style-name="T366">Do be careful of non-commutative functions since there is no control of the order in which entries are processed.</text:span></text:p>
      <text:p text:style-name="P515">Is a list equal to itself?</text:p>
      <text:p text:style-name="Preformatted_20_Text"><text:s text:c="3"/>reduce(<text:span text:style-name="T1263">@</text:span>&amp;&amp;, n(5) == n(5))</text:p>
      <text:p text:style-name="Preformatted_20_Text">true</text:p>
      <text:p text:style-name="P515"/>
      <text:p text:style-name="P515">This is equivalent to applying the and operator, <text:span text:style-name="T3">&amp;&amp;</text:span><text:span text:style-name="T182"> between each element of the argument. In this case, the result is </text:span><text:span text:style-name="T3">true </text:span><text:span text:style-name="T182">if and only if each element of the list is </text:span><text:span text:style-name="T3">true</text:span><text:span text:style-name="T182">. See also the </text:span><text:span text:style-name="T3">expand </text:span><text:span text:style-name="T182">function which returns the list of intermediate results.</text:span></text:p>
      <text:p text:style-name="P335">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35">if you apply reduce, this adds to elements together:</text:p>
      <text:p text:style-name="Preformatted_20_Text"><text:s text:c="3"/>reduce(@+, x.)</text:p>
      <text:p text:style-name="Preformatted_20_Text"><text:soft-page-break/>[1,2]</text:p>
      <text:p text:style-name="P336"/>
      <text:p text:style-name="P336">which is the same as issuing</text:p>
      <text:p text:style-name="Preformatted_20_Text"><text:s text:c="3"/>reduce(@+, <text:span text:style-name="T1081">transpose</text:span>(x.. 0))</text:p>
      <text:p text:style-name="P335"/>
      <text:p text:style-name="P335">If you specify the last axis (which are the columns) then the addition is column is added: </text:p>
      <text:p text:style-name="Preformatted_20_Text"><text:s text:c="3"/>reduce(@+, <text:span text:style-name="T1081">transpose</text:span>(x., -1))</text:p>
      <text:p text:style-name="Preformatted_20_Text">[5,-2]</text:p>
      <text:p text:style-name="Text_20_body"/>
      <text:p text:style-name="Heading">Example on a generic stem.</text:p>
      <text:p text:style-name="P635">If we have the following stem</text:p>
      <text:p text:style-name="P1044">a.'foo' := 'abctest0';</text:p>
      <text:p text:style-name="P1044">a.'bar' := 'abctest1';</text:p>
      <text:p text:style-name="P1044">a.'baz' := 'deftest2';</text:p>
      <text:p text:style-name="P1044">a.'fnord' := 'abdtest3';</text:p>
      <text:p text:style-name="Text_20_body"/>
      <text:p text:style-name="P635">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690">Are any true?</text:p>
      <text:p text:style-name="Preformatted_20_Text"><text:s text:c="3"/>reduce(@||, -1 &lt; index_of(a., 'abc'))</text:p>
      <text:p text:style-name="P1087">true</text:p>
      <text:p text:style-name="P635"/>
      <text:h text:style-name="P1378" text:outline-level="3"><text:bookmark-start text:name="__RefHeading___Toc679_3277173355"/>rename_keys<text:bookmark-end text:name="__RefHeading___Toc679_3277173355"/></text:h>
      <text:p text:style-name="P1199">Description</text:p>
      <text:p text:style-name="P342">Rename the keys in a stem. <text:span text:style-name="T947">See also the </text:span><text:span text:style-name="T43">keys</text:span><text:span text:style-name="T947"> command.</text:span></text:p>
      <text:p text:style-name="P1199">Usage</text:p>
      <text:p text:style-name="Preformatted_20_Text">rename_keys(target., <text:span text:style-name="T898">new_keys</text:span>.<text:span text:style-name="T1473">{, overwrite}</text:span>);</text:p>
      <text:p text:style-name="P1199">Arguments</text:p>
      <text:p text:style-name="P342"><text:span text:style-name="T557">target.</text:span> - the stem to be altered</text:p>
      <text:p text:style-name="P672"><text:span text:style-name="T603">new_keys.</text:span><text:span text:style-name="T898"> - a </text:span><text:span text:style-name="T24">stem</text:span><text:span text:style-name="T898"> of keys </text:span><text:span text:style-name="T1421">which</text:span><text:span text:style-name="T898"> are </text:span><text:span text:style-name="T1421">a subset of those </text:span><text:span text:style-name="T898">in target. </text:span><text:span text:style-name="T1421">The values are the new keys</text:span><text:span text:style-name="T898">. </text:span></text:p>
      <text:p text:style-name="P673"><text:span text:style-name="T626">overwrite </text:span>- <text:span text:style-name="T1473">(optional) a flag to force overwriting existing entries. Default is </text:span><text:span text:style-name="T626">false.</text:span></text:p>
      <text:p text:style-name="P1199"><text:soft-page-break/>Output</text:p>
      <text:p text:style-name="P613"><text:span text:style-name="T1392">This alters the target. and returns it. </text:span><text:s/></text:p>
      <text:p text:style-name="P120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54"><text:s text:c="2"/>rename_keys(a., key_list.)</text:p>
      <text:p text:style-name="P955">{a:42, b:43, woof:44}</text:p>
      <text:p text:style-name="P954"><text:s text:c="2"/>say(a.);</text:p>
      <text:p text:style-name="P954">{a:42, b:43, woof:44}</text:p>
      <text:p text:style-name="P328"/>
      <text:p text:style-name="P328">Note that since this changes the keys in the target., the key_list. <text:span text:style-name="T948">Unrecognized keys are skipped. </text:span><text:s text:c="2"/><text:span text:style-name="T899">A subset </text:span><text:span text:style-name="T1392">of keys to rename </text:span><text:span text:style-name="T899">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31"><text:span text:style-name="T100">Another example</text:span><text:span text:style-name="T1421">. A common case is that all of the keys in a stem need some transformation. The </text:span><text:span text:style-name="T605">keys</text:span><text:span text:style-name="T1421"> function will get a stem of the form </text:span><text:span text:style-name="T605">{key0:key0, key1:key1, . . . }</text:span><text:span text:style-name="T1421"> and you make then easily apply changes to that. QDL works easily on the </text:span><text:span text:style-name="T100">values </text:span><text:span text:style-name="T355"><text:s/>of a stem (e.g. </text:span><text:span text:style-name="T718">a. + 42</text:span><text:span text:style-name="T355"> only alters the values, not the keys), so </text:span><text:span text:style-name="T718">rename_keys</text:span><text:span text:style-name="T355"> allows you to modify the keys. <text:s/>The </text:span><text:span text:style-name="T718">keys</text:span><text:span text:style-name="T355"> function </text:span><text:span text:style-name="T354">promotes the keys to something </text:span><text:span text:style-name="T355">you </text:span><text:span text:style-name="T354">can </text:span><text:span text:style-name="T355">operate on like any other value.</text:span></text:p>
      <text:p text:style-name="Preformatted_20_Text"><text:s text:c="4"/>a.<text:span text:style-name="T1087">SAML</text:span><text:span text:style-name="T1421">_</text:span>foo := 'a';</text:p>
      <text:p text:style-name="P1038"><text:span text:style-name="T1421"><text:s text:c="4"/>a.</text:span><text:span text:style-name="T1087">SAML</text:span><text:span text:style-name="T1421">_bar := 'b';</text:span></text:p>
      <text:p text:style-name="P1037"><text:s text:c="4"/>a.SAML_baz := 'c';</text:p>
      <text:p text:style-name="P1037"><text:s text:c="4"/>a.fnord := 'd';</text:p>
      <text:p text:style-name="P1037"><text:s text:c="4"/>rename_keys(a., keys(a.)-'SAML_'<text:span text:style-name="T1422">)</text:span>;</text:p>
      <text:p text:style-name="P1037">{</text:p>
      <text:p text:style-name="P1037"><text:s/>bar:b,</text:p>
      <text:p text:style-name="P1037"><text:s/>foo:a,</text:p>
      <text:p text:style-name="P1037"><text:s/>fnord:d,</text:p>
      <text:p text:style-name="P1037"><text:s/>baz:c</text:p>
      <text:p text:style-name="P1037">}</text:p>
      <text:p text:style-name="P630"><text:span text:style-name="T237">Note that </text:span><text:span text:style-name="T710">a.fnord</text:span><text:span text:style-name="T237"> is not effected by this change.</text:span></text:p>
      <text:p text:style-name="Heading">Example. <text:span text:style-name="T1473">Overwriting values on the rename</text:span></text:p>
      <text:p text:style-name="P674">This requires a flag to do this.</text:p>
      <text:p text:style-name="Preformatted_20_Text"><text:soft-page-break/><text:s text:c="4"/>c.'x':='X'; c.x_y := 'Y';<text:line-break/> <text:s text:c="3"/>ndx. := {'x_y':'x'};</text:p>
      <text:p text:style-name="P1070"><text:s text:c="4"/>rename_keys(c., ndx.);</text:p>
      <text:p text:style-name="P1070">{x:Y}</text:p>
      <text:p text:style-name="P112"/>
      <text:p text:style-name="P112">Here the value of <text:span text:style-name="T557">c.x == c.'x':='X'</text:span> is overwritten on the rename.</text:p>
      <text:h text:style-name="P1378" text:outline-level="3"><text:bookmark-start text:name="__RefHeading___Toc681_3277173355"/>set_default<text:bookmark-end text:name="__RefHeading___Toc681_3277173355"/></text:h>
      <text:p text:style-name="P1199">Description</text:p>
      <text:p text:style-name="P343">Set the default value for a stem. If a k<text:span text:style-name="T967">e</text:span>y is requested but has not been set, the default value is returned. This allows you initialize a stem without having to explicitly fill in every value. Note especially that the default value is not figured in to other calculations, <text:span text:style-name="T967">such as listing keys</text:span>.</text:p>
      <text:p text:style-name="P1199">Usage</text:p>
      <text:p text:style-name="Preformatted_20_Text">set_default(target., scalar <text:span text:style-name="T1433">| stem.</text:span>);</text:p>
      <text:p text:style-name="P1199">Arguments</text:p>
      <text:p text:style-name="P343"><text:span text:style-name="T557">target.</text:span> – the stem </text:p>
      <text:p text:style-name="P343"><text:span text:style-name="T557">scalar </text:span><text:span text:style-name="T611">| stem.</text:span><text:span text:style-name="T1433"> </text:span>– the default value</text:p>
      <text:p text:style-name="P1199">Output</text:p>
      <text:p text:style-name="P343">This returns the <text:span text:style-name="T1433">previous </text:span>default value set <text:span text:style-name="T1433">for </text:span><text:span text:style-name="T611">target.</text:span><text:span text:style-name="T1433"> or </text:span><text:span text:style-name="T611">null</text:span>. </text:p>
      <text:p text:style-name="P1207">Example. Turning off subsetting</text:p>
      <text:p text:style-name="P337">Let us say that we have a stem, a. and wish to <text:span text:style-name="T1434">naively </text:span>add another stem to each element:</text:p>
      <text:p text:style-name="P1047"><text:bookmark-start text:name="__DdeLink__84800_2595738766"/>a. := [[0,0],[0,1],[0,2],[2,0],[2,1],[2,2]]<text:bookmark-end text:name="__DdeLink__84800_2595738766"/></text:p>
      <text:p text:style-name="P1047">b. := [2,3]</text:p>
      <text:p text:style-name="Text_20_body"/>
      <text:p text:style-name="P639">Simply adding a. + b. yields</text:p>
      <text:p text:style-name="Preformatted_20_Text"><text:s text:c="3"/>a. + b.</text:p>
      <text:p text:style-name="Preformatted_20_Text">[[2,2],[3,4]]</text:p>
      <text:p text:style-name="Text_20_body"/>
      <text:p text:style-name="P639"><text:span text:style-name="T1434">(One issue is conformability of stems, since this is </text:span><text:span text:style-name="T612">[a.0 + b.0, a.1+b.1]</text:span><text:span text:style-name="T1434">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639"/>
      <text:p text:style-name="P640">Default values means you do not have to know anything about the structure of the other stem.</text:p>
      <text:p text:style-name="P1205"><text:soft-page-break/>Example. <text:span text:style-name="T1209">Setting the default</text:span></text:p>
      <text:p text:style-name="P331">There are equivalent ways of setting the default</text:p>
      <text:p text:style-name="Preformatted_20_Text"><text:s text:c="3"/><text:span text:style-name="T1209">set_default(x., 42)</text:span></text:p>
      <text:p text:style-name="Preformatted_20_Text"><text:s text:c="3"/><text:span text:style-name="T1209">x. := x. ~ {*:42}</text:span></text:p>
      <text:p text:style-name="Standard"/>
      <text:p text:style-name="Heading">Example. <text:span text:style-name="T1209">Setting the default does not alter the keys</text:span></text:p>
      <text:p text:style-name="P65"/>
      <text:p text:style-name="Preformatted_20_Text"><text:s text:c="2"/>set_default(x., 1);</text:p>
      <text:p text:style-name="Preformatted_20_Text"><text:s text:c="2"/>say(x.);</text:p>
      <text:p text:style-name="P1080">[]</text:p>
      <text:p text:style-name="Text_20_body"/>
      <text:p text:style-name="P343">So no values have been defined. Let's set one and check it:</text:p>
      <text:p text:style-name="Preformatted_20_Text"><text:s text:c="2"/>x.0 := 10;</text:p>
      <text:p text:style-name="Preformatted_20_Text"><text:s text:c="2"/>say(x.);</text:p>
      <text:p text:style-name="Preformatted_20_Text"><text:span text:style-name="T1160">[</text:span>10<text:span text:style-name="T1160">]</text:span></text:p>
      <text:p text:style-name="Preformatted_20_Text"/>
      <text:p text:style-name="P343">And if we needed to access a value of x. that has not been set</text:p>
      <text:p text:style-name="Preformatted_20_Text"><text:s text:c="2"/>say(x.1);</text:p>
      <text:p text:style-name="Preformatted_20_Text">1</text:p>
      <text:p text:style-name="P343"><text:line-break/>Just to emphasize, default values are not used in most stem operations.</text:p>
      <text:p text:style-name="Preformatted_20_Text"><text:s text:c="2"/>say(get_keys(x.));</text:p>
      <text:p text:style-name="P935">[0]</text:p>
      <text:p text:style-name="P329"/>
      <text:h text:style-name="P1443" text:outline-level="3"><text:bookmark-start text:name="__RefHeading___Toc16330_4001340964"/>shuffle<text:bookmark-end text:name="__RefHeading___Toc16330_4001340964"/></text:h>
      <text:p text:style-name="Heading">Description</text:p>
      <text:p text:style-name="P450">Permute, i<text:span text:style-name="T36">.e.</text:span><text:span text:style-name="T237">shuffle a stem, given a complete list of its keys. Note especially that an incomplete list of keys will fail. </text:span></text:p>
      <text:p text:style-name="Heading">Usage</text:p>
      <text:p text:style-name="Preformatted_20_Text">shuffle(<text:span text:style-name="T1211">[int] | [</text:span>source., permutation.<text:span text:style-name="T1211">]</text:span>)</text:p>
      <text:p text:style-name="Heading">Arguments</text:p>
      <text:p text:style-name="P497"><text:span text:style-name="T557">int </text:span>= a positive integer</text:p>
      <text:p text:style-name="P450"><text:span text:style-name="T557">source.</text:span> = the stem to be shuffled</text:p>
      <text:p text:style-name="P451"><text:span text:style-name="T598">permutation.</text:span><text:span text:style-name="T1150"> = a </text:span><text:span text:style-name="T68">list</text:span><text:span text:style-name="T290"> of keys for source. These give the new value of the indices.</text:span></text:p>
      <text:p text:style-name="Heading"><text:soft-page-break/>Output</text:p>
      <text:p text:style-name="P450">A stem consisting of shuffled elements. <text:span text:style-name="T1211">If the argument is an integer, then the returned output is a list [0,1,…,</text:span><text:span text:style-name="T78">n</text:span><text:span text:style-name="T304">-1] that has been randomly permuted. If the arguments are a pair of stems, the result is the first argument permuted according to the second.</text:span></text:p>
      <text:p text:style-name="P1221">Example: Making a permutation</text:p>
      <text:p text:style-name="Preformatted_20_Text"><text:s text:c="3"/>shuffle(5)</text:p>
      <text:p text:style-name="Preformatted_20_Text">[2,4,3,0,1]</text:p>
      <text:p text:style-name="Standard"/>
      <text:p text:style-name="P74">This creates a list of integers and then arranges them in random order.</text:p>
      <text:p text:style-name="Heading">Example: <text:span text:style-name="T1211">Permuting the elements directly</text:span></text:p>
      <text:p text:style-name="P449">In this example, we permute the elements of a vector</text:p>
      <text:p text:style-name="Preformatted_20_Text"><text:s text:c="2"/><text:span text:style-name="T1149">q.:= </text:span>10+3*<text:span text:style-name="T1092">[;</text:span>5<text:span text:style-name="T1428">]</text:span></text:p>
      <text:p text:style-name="Preformatted_20_Text"><text:s text:c="2"/><text:span text:style-name="T1149">q.</text:span></text:p>
      <text:p text:style-name="Preformatted_20_Text">[10,13,16,19,22]</text:p>
      <text:p text:style-name="Preformatted_20_Text"><text:s text:c="2"/>shuffle(<text:span text:style-name="T1052">q.</text:span>, [4,2,3,1,0])</text:p>
      <text:p text:style-name="Preformatted_20_Text">[22,16,19,13,10]</text:p>
      <text:p text:style-name="Text_20_body"/>
      <text:p text:style-name="P449">How to read this<text:note text:id="ftn1" text:note-class="footnote"><text:note-citation>1</text:note-citation><text:note-body><text:p text:style-name="P1348">OK, I'll confess. This is from Abstract Algebra and referred to as cycle notation. <text:span text:style-name="T1147">QDL generalizes the indices </text:span><text:span text:style-name="T1148">as it is wont to do</text:span><text:span text:style-name="T1147">. </text:span></text:p></text:note-body></text:note>?</text:p>
      <text:p text:style-name="P407">/<text:tab/><text:tab/><text:tab/><text:tab/> <text:span text:style-name="T1150">\</text:span></text:p>
      <text:p text:style-name="P407"><text:span text:style-name="T1150">|</text:span>0<text:tab/>1<text:tab/>2<text:tab/>3<text:tab/>4<text:span text:style-name="T1150">|</text:span></text:p>
      <text:p text:style-name="P407"><text:span text:style-name="T1150">|</text:span>4<text:tab/>2<text:tab/>3<text:tab/>1<text:tab/>0<text:span text:style-name="T1150">|</text:span></text:p>
      <text:p text:style-name="P408">\ <text:tab/><text:tab/><text:tab/><text:tab/>/</text:p>
      <text:p text:style-name="P407"/>
      <text:p text:style-name="P325">So the top row are the indices in the vector, the bottom row is the new value. </text:p>
      <text:p text:style-name="P325">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378" text:outline-level="3"><text:bookmark-start text:name="__RefHeading___Toc683_3277173355"/><text:soft-page-break/>size<text:bookmark-end text:name="__RefHeading___Toc683_3277173355"/></text:h>
      <text:p text:style-name="P1199">Description</text:p>
      <text:p text:style-name="P310">Return the size of the argument</text:p>
      <text:p text:style-name="P1199">Usage</text:p>
      <text:p text:style-name="Preformatted_20_Text">size(var)</text:p>
      <text:p text:style-name="P1199">Arguments</text:p>
      <text:p text:style-name="P311"><text:span text:style-name="T557">var</text:span> – any variable or argument</text:p>
      <text:p text:style-name="P1199">Output</text:p>
      <text:p text:style-name="P311">This varies. </text:p>
      <text:list xml:id="list2480259664" text:style-name="L12">
        <text:list-item>
          <text:p text:style-name="P1511"><text:span text:style-name="T875">st</text:span>em – the number of keys (this does not <text:s/>check if there are stems as values)</text:p>
        </text:list-item>
        <text:list-item>
          <text:p text:style-name="P1511">string – the length of the string</text:p>
        </text:list-item>
        <text:list-item>
          <text:p text:style-name="P1511">boolean, integer, decimal – zero, since these are scalars.</text:p>
        </text:list-item>
      </text:list>
      <text:p text:style-name="P120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68">size(</text:span><text:span text:style-name="T1092">[;</text:span><text:span text:style-name="T968">10</text:span><text:span text:style-name="T1428">]</text:span><text:span text:style-name="T968">)</text:span></text:p>
      <text:p text:style-name="P905">10</text:p>
      <text:h text:style-name="P1444" text:outline-level="3"><text:bookmark-start text:name="__RefHeading___Toc46769_3045913216"/>star (* in extractions)<text:bookmark-end text:name="__RefHeading___Toc46769_3045913216"/></text:h>
      <text:p text:style-name="Heading">Description</text:p>
      <text:p text:style-name="P826">A functional analog of the wildcard, *, used with extraction operator. This allows for creating expressions on the fly as regular lists.</text:p>
      <text:p text:style-name="Heading">Usage</text:p>
      <text:p text:style-name="P403">star()</text:p>
      <text:p text:style-name="Heading">Arguments</text:p>
      <text:p text:style-name="P826">None</text:p>
      <text:p text:style-name="Heading">Output</text:p>
      <text:p text:style-name="P826">None</text:p>
      <text:p text:style-name="Heading"><text:soft-page-break/>Examples</text:p>
      <text:p text:style-name="Text_20_body">in extractions. That assumes the full set of indices in context.</text:p>
      <text:p text:style-name="Preformatted_20_Text">a\* == a\star()</text:p>
      <text:p text:style-name="Text_20_body"/>
      <text:p text:style-name="Text_20_body">This is most useful if you are constructing an argument for extraction, e.g.</text:p>
      <text:p text:style-name="Preformatted_20_Text"><text:s text:c="2"/>a.:=n(3,4,n(12))</text:p>
      <text:p text:style-name="Preformatted_20_Text"><text:s text:c="2"/>a\&gt;(1~(size(a.)&lt;4?star():[2,4]))</text:p>
      <text:p text:style-name="Preformatted_20_Text">[4,5,6,7]</text:p>
      <text:p text:style-name="Text_20_body"/>
      <text:p text:style-name="Text_20_body">Note that this creates (in this case) the expression a\&gt;[1,*] meaning go to the first element, return everything. Compare with say</text:p>
      <text:p text:style-name="Preformatted_20_Text"><text:s text:c="3"/>a\&gt;[2,[1,3]]</text:p>
      <text:p text:style-name="Preformatted_20_Text">[9,11]</text:p>
      <text:h text:style-name="Heading_20_3" text:outline-level="3"><text:bookmark-start text:name="__RefHeading___Toc6425_212472510"/>to_json<text:bookmark-end text:name="__RefHeading___Toc6425_212472510"/></text:h>
      <text:p text:style-name="Heading">Description</text:p>
      <text:p text:style-name="P615"><text:span text:style-name="T914">Convert a stem to a JSON string. Note that JSON = JavaScript Object Notation is a common way to represent objects and is treated as a notation, not a data structure. See the extended note in the </text:span><text:span text:style-name="T717">from_json</text:span><text:span text:style-name="T654"> </text:span><text:span text:style-name="T816">section. </text:span><text:span text:style-name="T817">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607">{,indent, convert_type}</text:span>)</text:p>
      <text:p text:style-name="Heading"><text:span text:style-name="T914">A</text:span>rguments</text:p>
      <text:p text:style-name="P356"><text:span text:style-name="T557">stem. </text:span>= the stem to represent in JSON notation. <text:span text:style-name="T1555">Unlike </text:span><text:span text:style-name="T696">from_json</text:span><text:span text:style-name="T1555">, this will convert the entire stem to JSON, not just the elements of the stem. If you really need to convert elements either loop or use <text:s/></text:span><text:span text:style-name="T696">for_each.</text:span></text:p>
      <text:p text:style-name="P357"><text:span text:style-name="T557">indent</text:span> (optional) = whether or not to indent the resulting string to make it more readable. This controls how much whitespace is added. The higher the number, the more space in the result. Usually a value of 1 or 2 is sufficient for most cases.</text:p>
      <text:p text:style-name="Text_20_body"><text:span text:style-name="T644">convert_type - </text:span><text:span text:style-name="T1607">the type of decode to use on the keys,</text:span></text:p>
      <text:p text:style-name="P367">So these are valid calls</text:p>
      <text:p text:style-name="P367"><text:span text:style-name="T557">to_json(stem.)</text:span> – do not convert the names</text:p>
      <text:p text:style-name="P367"><text:span text:style-name="T557">to_json(stem. 2)</text:span> – indent the output with a spacing of 2</text:p>
      <text:p text:style-name="P756"><text:soft-page-break/><text:span text:style-name="T645">to_json(stem., 2, </text:span><text:span text:style-name="T644">32</text:span><text:span text:style-name="T645">)</text:span><text:span text:style-name="T937"> – </text:span><text:span text:style-name="T1607">convert so that the spacing is 2 and the keys, which were encoded in base 32, are properly decoded.</text:span></text:p>
      <text:p text:style-name="Heading">Output</text:p>
      <text:p text:style-name="P355">A string in JSON <text:span text:style-name="T930">which represents the argument.</text:span></text:p>
      <text:p text:style-name="Heading">Examples</text:p>
      <text:p text:style-name="Preformatted_20_Text"><text:s text:c="2"/>a. := <text:span text:style-name="T1092">[;</text:span>3<text:span text:style-name="T1428">]</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15">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8"><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8"><text:line-break/><text:span text:style-name="T969">An example where you convert a stem to a JSON object but do not want the variables converted with </text:span><text:span text:style-name="T52">decode:</text:span></text:p>
      <text:p text:style-name="Preformatted_20_Text"><text:s text:c="2"/>a.$a := 2;</text:p>
      <text:p text:style-name="Preformatted_20_Text"><text:s text:c="2"/>a.$b := 3;</text:p>
      <text:p text:style-name="P914"><text:s text:c="2"/>to_json(a., false)</text:p>
      <text:p text:style-name="P914">{"$a":2,"$b":3}</text:p>
      <text:p text:style-name="Text_20_body"><text:line-break/>So the <text:span text:style-name="T969">names of the variables are turned in to JSON unaltered.</text:span></text:p>
      <text:p text:style-name="P363">Again, JSON is a notation for an object and you must know what the structure of the object is and all the particulars about it to do anything useful with it. </text:p>
      <text:h text:style-name="P1445" text:outline-level="3"><text:bookmark-start text:name="__RefHeading___Toc46771_3045913216"/><text:span text:style-name="T1193">transpose, </text:span><text:span text:style-name="T1198">(</text:span><text:span text:style-name="T1193">⦰</text:span><text:span text:style-name="T1198">)</text:span><text:bookmark-end text:name="__RefHeading___Toc46771_3045913216"/></text:h>
      <text:p text:style-name="P1251">Description</text:p>
      <text:p text:style-name="P817"><text:span text:style-name="T1404">Take a stem (of higher dimension) and </text:span><text:span text:style-name="T1414">transpose the dimensions. This permits you to restructure stems as needed</text:span><text:span text:style-name="T1404">. </text:span><text:span text:style-name="T1602">A simple case yeilds the transpose of a matrix and the operator ⦰ is chosen to show the axis about which the transpose happens.</text:span></text:p>
      <text:p text:style-name="P1251"><text:soft-page-break/>Usage</text:p>
      <text:p text:style-name="P1160"><text:span text:style-name="T1081">transpose</text:span>(arg.<text:span text:style-name="T1430">{</text:span>, a <text:span text:style-name="T1414">| p.</text:span><text:span text:style-name="T1430">}</text:span>)</text:p>
      <text:p text:style-name="P1160"><text:span text:style-name="T1602">{a|p.}</text:span>⦰<text:span text:style-name="T1602">arg.</text:span></text:p>
      <text:p text:style-name="P1251">Arguments</text:p>
      <text:p text:style-name="P773"><text:span text:style-name="T557">arg.</text:span> - the stem to operate upon</text:p>
      <text:p text:style-name="P817"><text:span text:style-name="T600">a</text:span> <text:s/>- <text:span text:style-name="T1414">(optional, integer) </text:span><text:span text:style-name="T1404">the axis. This may be signed, so </text:span><text:span text:style-name="T600">a := -1</text:span> <text:span text:style-name="T1404">would operate on the last axis of the </text:span><text:span text:style-name="T600">arg.</text:span> , <text:span text:style-name="T1404">whatever that is. Signed axes means you don’t need to know the structure of the argument ahead of time.</text:span> <text:s/></text:p>
      <text:p text:style-name="P817"><text:span text:style-name="T602">p. </text:span>- <text:span text:style-name="T1414">(optional, simple list) a permutation of the dimensions. </text:span><text:span text:style-name="T1415">A partial list of indices is interpreted as </text:span></text:p>
      <text:p text:style-name="P774"><text:span text:style-name="T557">p. ~ ~exclude_keys([0,1,…, rank-1], p.)</text:span> </text:p>
      <text:p text:style-name="P775">For instance, if you have a massive stem, x. with </text:p>
      <text:p text:style-name="P401">dim(x.) == [4,2,6,5,8,7,9,11,15,6]</text:p>
      <text:p text:style-name="P401"><text:s text:c="12"/><text:span text:style-name="T1416">0 1 2 3 4 5 6 <text:s/>7 <text:s/>8 9 <text:s/>&lt;&lt; -- indices of the dimensions</text:span></text:p>
      <text:p text:style-name="P775"><text:s/>and </text:p>
      <text:p text:style-name="P402">p. := [3,7,<text:span text:style-name="T1419">1</text:span>]</text:p>
      <text:p text:style-name="P776">then the resulting permutation of x. would be</text:p>
      <text:p text:style-name="P402">[3,7,1,0,2,4,5,6,8,9]</text:p>
      <text:p text:style-name="P817">and</text:p>
      <text:p text:style-name="P1160"><text:s text:c="3"/>dim(x., p.)</text:p>
      <text:p text:style-name="P1046">[5,11,2,4,6,8,7,9,15,6]</text:p>
      <text:p text:style-name="P106"/>
      <text:p text:style-name="P110">Finally, remember that this works on the zeroth axis unless otherwise specified <text:span text:style-name="T1464">so if </text:span><text:span text:style-name="T623">a.</text:span><text:span text:style-name="T1464"> is an n×m array, </text:span><text:span text:style-name="T623">transpose(a.)</text:span><text:span text:style-name="T1464"> is the standard matrix transpose <text:s/>m×n array, hence the name.</text:span></text:p>
      <text:p text:style-name="P1251"><text:span text:style-name="T1190">E</text:span>xample<text:span text:style-name="T1393">s</text:span> comparing integer and stem addressing</text:p>
      <text:p text:style-name="P1160"><text:s text:c="2"/>a. := [;16]*3 -8</text:p>
      <text:p text:style-name="P1160"><text:s text:c="2"/>a.</text:p>
      <text:p text:style-name="P1160">[-8,-5,-2,1,4,7,10,13,16,19,22,25,28,31,34,37]</text:p>
      <text:p text:style-name="P1160"/>
      <text:p text:style-name="P1160"><text:s text:c="2"/><text:span text:style-name="T1089">remap</text:span>(a., [4;8])</text:p>
      <text:p text:style-name="P1160">[4,7,10,13]</text:p>
      <text:p text:style-name="P1160"><text:s text:c="2"/>// <text:span text:style-name="T1424">compare with the subset function (since a. is a simple list)</text:span> </text:p>
      <text:p text:style-name="P1160"><text:s text:c="2"/><text:span text:style-name="T1107">sublist</text:span>(a., 4, 8)</text:p>
      <text:p text:style-name="P1160">[4,7,10,13,16,19,22,25]</text:p>
      <text:p text:style-name="P1160"/>
      <text:p text:style-name="P1160"><text:s text:c="2"/><text:span text:style-name="T1089">remap</text:span>(a., [-3;4])</text:p>
      <text:p text:style-name="P1160">[31,34,37,-8,-5,-2,1]</text:p>
      <text:p text:style-name="P1160"/>
      <text:p text:style-name="P1160"><text:bookmark-start text:name="__DdeLink__194201_34532014261"/><text:s text:c="2"/>b. := <text:s text:c="2"/>(3*[;7]-5)~{'a':42, 'b':43, 'woof':44}</text:p>
      <text:p text:style-name="P1160"><text:s text:c="2"/><text:span text:style-name="T1089">remap</text:span>(b.,'woof'~[2,5,6]~'a')</text:p>
      <text:p text:style-name="P1160">[44,1,10,13,42]<text:bookmark-end text:name="__DdeLink__194201_34532014261"/></text:p>
      <text:p text:style-name="P1160"/>
      <text:p text:style-name="P1160"><text:soft-page-break/><text:s text:c="2"/><text:span text:style-name="T1089">remap</text:span>(b., list_keys(b.)); // <text:span text:style-name="T1394">linearize a stem to a list</text:span></text:p>
      <text:p text:style-name="P1160">[-5,-2,1,4,7,10,13,42,43,44]</text:p>
      <text:p text:style-name="P1251">Final example: <text:span text:style-name="T1401">Completely remapping the elements</text:span></text:p>
      <text:p text:style-name="P817"><text:span text:style-name="T1401">Let us say we wanted to create the transpose of an n x m stem, </text:span><text:span text:style-name="T596">a.</text:span> <text:span text:style-name="T1401">if the transpose is </text:span><text:span text:style-name="T596">t. </text:span><text:span text:style-name="T1401">then </text:span></text:p>
      <text:p text:style-name="P817"><text:span text:style-name="T601">t</text:span><text:span text:style-name="T596">.i.j := </text:span><text:span text:style-name="T601">a</text:span><text:span text:style-name="T596">.j.i</text:span></text:p>
      <text:p text:style-name="P625">This just means to swap (i.e. reverse) the order of the indices. </text:p>
      <text:p text:style-name="P1160"><text:s text:c="4"/>a. := n(3,5,n(15))</text:p>
      <text:p text:style-name="P1032"><text:s text:c="4"/>a.</text:p>
      <text:p text:style-name="P1160">[</text:p>
      <text:p text:style-name="P1160"><text:s text:c="2"/>[0,1,2,3,4],</text:p>
      <text:p text:style-name="P1160"><text:s text:c="2"/>[5,6,7,8,9],</text:p>
      <text:p text:style-name="P1160"><text:s text:c="2"/>[10,11,12,13,14]</text:p>
      <text:p text:style-name="P1160"><text:s/>]</text:p>
      <text:p text:style-name="P1160"><text:line-break/> <text:s text:c="3"/>old. := <text:span text:style-name="T1086">indices</text:span>(a.-1)<text:line-break/> <text:s text:c="3"/>new. := for_each(@reverse, <text:s/>old.)<text:line-break/> <text:s text:c="3"/><text:span text:style-name="T1401">b. := </text:span><text:span text:style-name="T1086">remap</text:span>(a., <text:span text:style-name="T1089">old</text:span>., <text:span text:style-name="T1089">new</text:span>.)</text:p>
      <text:p text:style-name="P1032"><text:s text:c="4"/>b.</text:p>
      <text:p text:style-name="P1032">[</text:p>
      <text:p text:style-name="P1032"><text:s text:c="2"/>[0,5,10],</text:p>
      <text:p text:style-name="P1032"><text:s text:c="2"/>[1,6,11],</text:p>
      <text:p text:style-name="P1032"><text:s text:c="2"/>[2,7,12],</text:p>
      <text:p text:style-name="P1032"><text:s text:c="2"/>[3,8,13],</text:p>
      <text:p text:style-name="P1032"><text:s text:c="2"/>[4,9,14]</text:p>
      <text:p text:style-name="P1032"><text:s/>]</text:p>
      <text:p text:style-name="P144">(And, yes, <text:span text:style-name="T557">transpose(a.)</text:span> would do this.)</text:p>
      <text:p text:style-name="P1251">Example. Higher dimension re-ordering of the axes</text:p>
      <text:p text:style-name="P627">List us say we wanted to change the a 3 x 4 x 5 stem to a 5 x 3 x 4, so that the permutation of the <text:span text:style-name="T128">axes </text:span><text:span text:style-name="T401"><text:s/>is [2,0,1]. This can be done very simply as follows.</text:span></text:p>
      <text:p text:style-name="P1160"><text:s text:c="2"/>w. := n(3,4,5, n(60)); // <text:span text:style-name="T1403">original stem</text:span></text:p>
      <text:p text:style-name="P1160"><text:s text:c="2"/><text:span text:style-name="T1403">old</text:span>. := <text:span text:style-name="T1086">indices</text:span>(w., -1); // <text:span text:style-name="T1403">last axis is always complete set of indices</text:span></text:p>
      <text:p text:style-name="P1160"><text:s text:c="2"/><text:span text:style-name="T1403">new. := for_each(@shuffle, </text:span><text:span text:style-name="T1080">old</text:span><text:span text:style-name="T1403">., [[2,0,1]])</text:span></text:p>
      <text:p text:style-name="P1160"><text:s text:c="2"/><text:span text:style-name="T1403">z. := </text:span><text:span text:style-name="T1086">remap</text:span>(w.,<text:span text:style-name="T1080">new., old</text:span>.)</text:p>
      <text:p text:style-name="P627"/>
      <text:p text:style-name="P629">To compare, the first bits of w. and z. are</text:p>
      <text:p text:style-name="P1160"><text:s text:c="3"/><text:span text:style-name="T1403">z.</text:span></text:p>
      <text:p text:style-name="P1160">[</text:p>
      <text:p text:style-name="P1160"><text:s text:c="2"/>[</text:p>
      <text:p text:style-name="P1160"><text:s text:c="4"/>[0,1,2,3,4],</text:p>
      <text:p text:style-name="P1160"><text:s text:c="4"/>[5,6,7,8,9], . . .</text:p>
      <text:p text:style-name="P817"/>
      <text:p text:style-name="P629">and</text:p>
      <text:p text:style-name="P1160">w.</text:p>
      <text:p text:style-name="P1160">[</text:p>
      <text:p text:style-name="P1160"><text:s text:c="2"/>[</text:p>
      <text:p text:style-name="P1160"><text:s text:c="4"/>[0,5,10,15],</text:p>
      <text:p text:style-name="P1160"><text:s text:c="4"/>[20,25,30,35],</text:p>
      <text:p text:style-name="P1160"><text:soft-page-break/><text:s text:c="4"/>[40,45,50,55], . . .</text:p>
      <text:p text:style-name="P817"/>
      <text:p text:style-name="P777">and </text:p>
      <text:p text:style-name="P778"><text:span text:style-name="T557">z.i.j.k == w.k.i.j</text:span> </text:p>
      <text:p text:style-name="P1251">Output</text:p>
      <text:p text:style-name="P817"><text:span text:style-name="T1404">The restructured stem. </text:span><text:span text:style-name="T1408">Of course, </text:span><text:span text:style-name="T1404"><text:s/></text:span><text:span text:style-name="T600">arg.</text:span><text:span text:style-name="T1404"> <text:s/>is never altered. </text:span></text:p>
      <text:p text:style-name="P169">Note:<text:span text:style-name="T237">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387">operator ⦰ (\u29b0) </text:span><text:span text:style-name="T237">for this, e.g.</text:span></text:p>
      <text:p text:style-name="P1160"><text:span text:style-name="T353">-</text:span><text:span text:style-name="T387">1⦰</text:span>a<text:span text:style-name="T1405">rg</text:span>.</text:p>
      <text:p text:style-name="P1251">Examples</text:p>
      <text:p text:style-name="P773">The next example is shorter than it looks. Just notice the patterns of how the data moves</text:p>
      <text:p text:style-name="P1160"><text:s text:c="2"/>a. := n(2,3,4, 10+n(24))</text:p>
      <text:p text:style-name="P1160"><text:s text:c="2"/>a.</text:p>
      <text:p text:style-name="P1160">[</text:p>
      <text:p text:style-name="P1160"><text:s text:c="2"/>[</text:p>
      <text:p text:style-name="P1160"><text:s text:c="4"/>[10,11,12,13], </text:p>
      <text:p text:style-name="P1160"><text:s text:c="4"/>[14,15,16,17],</text:p>
      <text:p text:style-name="P1160"><text:s text:c="4"/>[18,19,20,21]</text:p>
      <text:p text:style-name="P1160"><text:s text:c="2"/>],</text:p>
      <text:p text:style-name="P1160"><text:s text:c="2"/>[</text:p>
      <text:p text:style-name="P1160"><text:s text:c="4"/>[22,23,24,25],</text:p>
      <text:p text:style-name="P1160"><text:s text:c="4"/>[26,27,28,29],</text:p>
      <text:p text:style-name="P1160"><text:s text:c="4"/>[30,31,32,33]</text:p>
      <text:p text:style-name="P1160"><text:s text:c="2"/>]</text:p>
      <text:p text:style-name="P1160"><text:s/>]</text:p>
      <text:p text:style-name="P1160"><text:s text:c="2"/>// <text:span text:style-name="T1405">The original is always the same as </text:span><text:span text:style-name="T1083">transpose</text:span><text:span text:style-name="T1405">(a., 0) </text:span><text:span text:style-name="T1417">== </text:span><text:span text:style-name="T1083">a.</text:span></text:p>
      <text:p text:style-name="P1160"><text:s text:c="3"/><text:span text:style-name="T1082">transpose</text:span>(a., 1); // <text:span text:style-name="T1405">glom the rows together, </text:span><text:span text:style-name="T1417">dim is 3×2×4</text:span></text:p>
      <text:p text:style-name="P1160">[</text:p>
      <text:p text:style-name="P1160"><text:s text:c="2"/>[</text:p>
      <text:p text:style-name="P1160"><text:s text:c="4"/>[10,11,12,13],</text:p>
      <text:p text:style-name="P1160"><text:s text:c="4"/>[22,23,24,25]</text:p>
      <text:p text:style-name="P1160"><text:s text:c="2"/>],</text:p>
      <text:p text:style-name="P1160"><text:s text:c="2"/>[</text:p>
      <text:p text:style-name="P1160"><text:s text:c="4"/>[14,15,16,17],</text:p>
      <text:p text:style-name="P1160"><text:s text:c="4"/>[26,27,28,29]</text:p>
      <text:p text:style-name="P1160"><text:s text:c="2"/>],</text:p>
      <text:p text:style-name="P1160"><text:s text:c="2"/>[</text:p>
      <text:p text:style-name="P1160"><text:s text:c="4"/>[18,19,20,21],</text:p>
      <text:p text:style-name="P1160"><text:s text:c="4"/>[30,31,32,33]</text:p>
      <text:p text:style-name="P1160"><text:s text:c="2"/>]</text:p>
      <text:p text:style-name="P1160"><text:s/>]</text:p>
      <text:p text:style-name="P1160"><text:s text:c="2"/><text:span text:style-name="T1082">transpose</text:span>(a., 2); // <text:span text:style-name="T1405">glom the columns together, </text:span><text:span text:style-name="T1417">dim is 4×2×3</text:span></text:p>
      <text:p text:style-name="P1160">[</text:p>
      <text:p text:style-name="P1160"><text:s text:c="2"/>[</text:p>
      <text:p text:style-name="P1160"><text:s text:c="4"/>[10,14,18],</text:p>
      <text:p text:style-name="P1160"><text:s text:c="4"/>[22,26,30]</text:p>
      <text:p text:style-name="P1160"><text:soft-page-break/><text:s text:c="2"/>],</text:p>
      <text:p text:style-name="P1160"><text:s text:c="2"/>[</text:p>
      <text:p text:style-name="P1160"><text:s text:c="4"/>[11,15,19],</text:p>
      <text:p text:style-name="P1160"><text:s text:c="4"/>[23,27,31]</text:p>
      <text:p text:style-name="P1160"><text:s text:c="2"/>],</text:p>
      <text:p text:style-name="P1160"><text:s text:c="2"/>[</text:p>
      <text:p text:style-name="P1160"><text:s text:c="4"/>[12,16,20],</text:p>
      <text:p text:style-name="P1160"><text:s text:c="4"/>[24,28,32]</text:p>
      <text:p text:style-name="P1160"><text:s text:c="2"/>],</text:p>
      <text:p text:style-name="P1160"><text:s text:c="2"/>[</text:p>
      <text:p text:style-name="P1160"><text:s text:c="4"/>[13,17,21],</text:p>
      <text:p text:style-name="P1160"><text:s text:c="4"/>[25,29,33]</text:p>
      <text:p text:style-name="P1160"><text:s text:c="2"/>]</text:p>
      <text:p text:style-name="P1160"><text:s/>]</text:p>
      <text:p text:style-name="P817"/>
      <text:p text:style-name="P817"><text:span text:style-name="T1415">Now for an example of a complete remapping of the indices. The stem has indices i, j, k and the right argument says that the output, call it </text:span><text:span text:style-name="T604">output.</text:span><text:span text:style-name="T1415"> satisfies</text:span></text:p>
      <text:p text:style-name="P1160"><text:s text:c="7"/><text:span text:style-name="T1415">output.j.k.i := a.i.j.k</text:span></text:p>
      <text:p text:style-name="P775">This looks like</text:p>
      <text:p text:style-name="P1160"><text:s text:c="5"/>transpose(a., [1,2,0]) // <text:span text:style-name="T1417">dim is 3×4×2</text:span></text:p>
      <text:p text:style-name="P1160">[</text:p>
      <text:p text:style-name="P1160"><text:s text:c="2"/>[</text:p>
      <text:p text:style-name="P1160"><text:s text:c="4"/>[10,22],</text:p>
      <text:p text:style-name="P1160"><text:s text:c="4"/>[11,23],</text:p>
      <text:p text:style-name="P1160"><text:s text:c="4"/>[12,24],</text:p>
      <text:p text:style-name="P1160"><text:s text:c="4"/>[13,25]</text:p>
      <text:p text:style-name="P1160"><text:s text:c="2"/>],</text:p>
      <text:p text:style-name="P1160"><text:s text:c="2"/>[</text:p>
      <text:p text:style-name="P1160"><text:s text:c="4"/>[14,26],</text:p>
      <text:p text:style-name="P1160"><text:s text:c="4"/>[15,27],</text:p>
      <text:p text:style-name="P1160"><text:s text:c="4"/>[16,28],</text:p>
      <text:p text:style-name="P1160"><text:s text:c="4"/>[17,29]</text:p>
      <text:p text:style-name="P1160"><text:s text:c="2"/>],</text:p>
      <text:p text:style-name="P1160"><text:s text:c="2"/>[</text:p>
      <text:p text:style-name="P1160"><text:s text:c="4"/>[18,30],</text:p>
      <text:p text:style-name="P1160"><text:s text:c="4"/>[19,31],</text:p>
      <text:p text:style-name="P1160"><text:s text:c="4"/>[20,32],</text:p>
      <text:p text:style-name="P1160"><text:s text:c="4"/>[21,33]</text:p>
      <text:p text:style-name="P1160"><text:s text:c="2"/>]</text:p>
      <text:p text:style-name="P1160"><text:s/>]</text:p>
      <text:p text:style-name="P773"/>
      <text:p text:style-name="P1251"><text:span text:style-name="T1415">R</text:span>educing things along axes.</text:p>
      <text:p text:style-name="P773">So axis 0 are boxes, axis 1 is rows and axis 2 (last axis) is the columns. If you wanted to reduce down the columns, you’d issue <text:span text:style-name="T1405">(here -1 for the axis has the same effect as 2 for the axis)</text:span></text:p>
      <text:p text:style-name="P1160"><text:s text:c="2"/>reduce(@+, <text:span text:style-name="T1084">reduce(</text:span>a., -1))</text:p>
      <text:p text:style-name="P1160">[</text:p>
      <text:p text:style-name="P1160"><text:s text:c="2"/>[46,62,78],</text:p>
      <text:p text:style-name="P1160"><text:s text:c="2"/>[94,110,126]</text:p>
      <text:p text:style-name="P1160"><text:s/>]</text:p>
      <text:p text:style-name="P773"/>
      <text:p text:style-name="P780"><text:soft-page-break/>Note that the shape of a. is 2×3×4 and summing along the last axis gets rid of it, so that the final shape of the reduced answer is 2×3. If you wanted to sum the rows together, you’d issue</text:p>
      <text:p text:style-name="P1160"><text:s text:c="2"/>reduce(@+, <text:span text:style-name="T1118">transpose</text:span>(a., 1))</text:p>
      <text:p text:style-name="P1160">[</text:p>
      <text:p text:style-name="P1160"><text:s text:c="2"/>[42,45,48,51],</text:p>
      <text:p text:style-name="P1160"><text:s text:c="2"/>[78,81,84,87]</text:p>
      <text:p text:style-name="P1160"><text:s/>]</text:p>
      <text:p text:style-name="P780"/>
      <text:p text:style-name="P780">The rows are added together and the <text:s/>2×3×4 stem is reduced to <text:s/>2×4</text:p>
      <text:p text:style-name="P780">The standard operation for all built in functions is to operate on the zero-th axis, so</text:p>
      <text:p text:style-name="P1160"><text:s text:c="2"/>reduce(@+, a.)</text:p>
      <text:p text:style-name="P1160">[</text:p>
      <text:p text:style-name="P1160"><text:s text:c="2"/>[32,34,36,38],</text:p>
      <text:p text:style-name="P1160"><text:s text:c="2"/>[40,42,44,46],</text:p>
      <text:p text:style-name="P1160"><text:s text:c="2"/>[48,50,52,54]</text:p>
      <text:p text:style-name="P1160"><text:s/>]</text:p>
      <text:p text:style-name="P780"/>
      <text:p text:style-name="P817"><text:span text:style-name="T1405"><text:s/>Yields a 3×4 <text:s/>from the original 2×3×4 stem, </text:span><text:span text:style-name="T1406">adding the boxes together.</text:span></text:p>
      <text:p text:style-name="P1251">Example. Matrix multiplication</text:p>
      <text:p text:style-name="P781">In this example we are going to show how to use the axis function to multiply two matrices. <text:s/><text:span text:style-name="T1407">In general, to multiple an n×m and m×n matrix dimensions must match. <text:s/></text:span>Our two matrices are</text:p>
      <text:p text:style-name="P1160"><text:span text:style-name="T1407"><text:s text:c="4"/>say(</text:span>x. := [[1,2,3],[4,5,6]], <text:span text:style-name="T1407">true)</text:span></text:p>
      <text:p text:style-name="P1160">[</text:p>
      <text:p text:style-name="P1160"><text:s text:c="2"/>[1,2,3],</text:p>
      <text:p text:style-name="P1160"><text:s text:c="2"/>[4,5,6]</text:p>
      <text:p text:style-name="P1160"><text:s/>]</text:p>
      <text:p text:style-name="P1160"><text:s text:c="4"/><text:span text:style-name="T1407">say(y. := [[10,11],[20,21],[30,31]], true)</text:span></text:p>
      <text:p text:style-name="P1160">[</text:p>
      <text:p text:style-name="P1160"><text:s text:c="2"/>[10,11],</text:p>
      <text:p text:style-name="P1160"><text:s text:c="2"/>[20,21],</text:p>
      <text:p text:style-name="P1160"><text:s text:c="2"/>[30,31]</text:p>
      <text:p text:style-name="P1160"><text:s/>] <text:s/></text:p>
      <text:p text:style-name="P781"/>
      <text:p text:style-name="P781">This done by multiplying the rows of the first matrix by the columns of the second, <text:span text:style-name="T1407">then summing</text:span>. <text:span text:style-name="T1407">In QDL, you’d do this as</text:span></text:p>
      <text:p text:style-name="P1160">z. := for_each(@*, x., <text:span text:style-name="T1118">transpose</text:span>(y.-1))</text:p>
      <text:p text:style-name="P782"/>
      <text:p text:style-name="P782">which is a 2×2×3 stem. For the summation, <text:s/>do it along the last axis:</text:p>
      <text:p text:style-name="P1160"><text:s text:c="4"/>reduce(@+, <text:span text:style-name="T1118">tranpose</text:span>(z., -1))</text:p>
      <text:p text:style-name="P1160">[</text:p>
      <text:p text:style-name="P1160"><text:s text:c="2"/>[140,146],</text:p>
      <text:p text:style-name="P1160"><text:s text:c="2"/>[320,335]</text:p>
      <text:p text:style-name="P1160"><text:s/>]</text:p>
      <text:p text:style-name="P782"/>
      <text:p text:style-name="P782"><text:soft-page-break/>All together, the complete program to multiply two matrices of dim n×m and m×n is a single line:</text:p>
      <text:p text:style-name="P1160"><text:bookmark-start text:name="__DdeLink__404821_3453201426"/>mm(x., y.) → reduce(@+, <text:span text:style-name="T1118">transpose</text:span>(for_each(@*, x., <text:span text:style-name="T1118">transpose</text:span>(y., -1)) ,-1));<text:bookmark-end text:name="__DdeLink__404821_3453201426"/></text:p>
      <text:p text:style-name="P817"/>
      <text:p text:style-name="Standard"><text:bookmark-start text:name="__RefHeading___Toc16332_4001340964"/>This function is defined in the mathx module. <text:bookmark-end text:name="__RefHeading___Toc16332_4001340964"/></text:p>
      <text:h text:style-name="Heading_20_3" text:outline-level="3"><text:bookmark-start text:name="__RefHeading___Toc6388_212472510"/>unbox<text:bookmark-end text:name="__RefHeading___Toc6388_212472510"/></text:h>
      <text:p text:style-name="Heading">Description</text:p>
      <text:p text:style-name="P345">Takes a stem variable <text:span text:style-name="T902">and splits it up, turning each key in to a variable. </text:span></text:p>
      <text:p text:style-name="Heading">Usage</text:p>
      <text:p text:style-name="Preformatted_20_Text">unbox(stem.<text:span text:style-name="T1430">{</text:span><text:span text:style-name="T1165">, safe_</text:span><text:span text:style-name="T1392">m</text:span><text:span text:style-name="T1165">ode_</text:span><text:span text:style-name="T1392">o</text:span><text:span text:style-name="T1165">n</text:span><text:span text:style-name="T1430">}</text:span>);</text:p>
      <text:p text:style-name="Heading">Arguments</text:p>
      <text:p text:style-name="P346"><text:span text:style-name="T557">stem.</text:span> - the stem to unbox</text:p>
      <text:p text:style-name="P614"><text:span text:style-name="T557">safe_</text:span><text:span text:style-name="T597">m</text:span><text:span text:style-name="T557">ode_</text:span><text:span text:style-name="T597">o</text:span><text:span text:style-name="T557">n</text:span> - <text:span text:style-name="T1430">(optional) </text:span>a boolean which when <text:span text:style-name="T36">true</text:span> (default) will not overwrite variables in the current workspace and when <text:span text:style-name="T36">false </text:span><text:span text:style-name="T237">will. Note that this is an all or nothing proposition: </text:span><text:span text:style-name="T710">safe_</text:span><text:span text:style-name="T717">m</text:span><text:span text:style-name="T710">ode_</text:span><text:span text:style-name="T717">o</text:span><text:span text:style-name="T710">n </text:span><text:span text:style-name="T717">= true</text:span><text:span text:style-name="T237"> means that nothing will get processed if there is a clash.</text:span></text:p>
      <text:p text:style-name="Heading">Ou<text:span text:style-name="T1392">t</text:span>put</text:p>
      <text:p text:style-name="P347">A <text:span text:style-name="T597">true </text:span><text:span text:style-name="T237">if the result worked.</text:span></text:p>
      <text:p text:style-name="Heading">Examples</text:p>
      <text:p text:style-name="P884"><text:s text:c="2"/>a. := <text:span text:style-name="T1428">[</text:span>-5;<text:span text:style-name="T1428">0]</text:span>;</text:p>
      <text:p text:style-name="P884"><text:s text:c="2"/>b. := <text:span text:style-name="T1428">[</text:span>5;<text:span text:style-name="T1428">10]</text:span>; <text:s/></text:p>
      <text:p text:style-name="P884"><text:s text:c="2"/>c. := box(a., b.);</text:p>
      <text:p text:style-name="P884"><text:s text:c="4"/><text:span text:style-name="T900">)vars</text:span></text:p>
      <text:p text:style-name="P884">c.</text:p>
      <text:p text:style-name="P884"><text:s text:c="2"/>unbox(c.); <text:s text:c="12"/></text:p>
      <text:p text:style-name="P884"><text:s text:c="2"/>)vars</text:p>
      <text:p text:style-name="P884">a., b.</text:p>
      <text:h text:style-name="P1389" text:outline-level="3"><text:bookmark-start text:name="__RefHeading___Toc6390_212472510"/><text:span text:style-name="T919">u</text:span>nion<text:bookmark-end text:name="__RefHeading___Toc6390_212472510"/></text:h>
      <text:p text:style-name="Heading">Description</text:p>
      <text:p text:style-name="P348">Take a set of stems and put them all together in to a single stem</text:p>
      <text:p text:style-name="Heading">Usage</text:p>
      <text:p text:style-name="Preformatted_20_Text">union(stem1., stem2., ,,,);</text:p>
      <text:p text:style-name="Heading">Arguments</text:p>
      <text:p text:style-name="P348">The arguments are either stems or variables that point to stems.</text:p>
      <text:p text:style-name="Heading"><text:soft-page-break/>Output</text:p>
      <text:p text:style-name="P349">The ou<text:span text:style-name="T941">t</text:span>put is a new stem that contains all of the keys. Note that if there are multiple keys then the <text:span text:style-name="T36">last</text:span><text:span text:style-name="T237"> argument with that key is what is set. </text:span><text:span text:style-name="T252">The result is guaranteed to have every key in all the arguments in it. </text:span><text:span text:style-name="T321">See also </text:span><text:span text:style-name="T717">join</text:span><text:span text:style-name="T84">.</text:span></text:p>
      <text:p text:style-name="Heading">Examples</text:p>
      <text:p text:style-name="Preformatted_20_Text"><text:s text:c="2"/>a. := -5 + <text:span text:style-name="T1092">[;</text:span>10<text:span text:style-name="T1428">]</text:span>;</text:p>
      <text:p text:style-name="Preformatted_20_Text"><text:s text:c="2"/>b. := 5 + <text:span text:style-name="T1092">[;</text:span>5<text:span text:style-name="T1428">]</text:span>; <text:s/></text:p>
      <text:p text:style-name="Preformatted_20_Text"><text:s text:c="2"/>a.arf := 'woof';</text:p>
      <text:p text:style-name="Preformatted_20_Text"><text:s text:c="2"/>b.woof := 'bow wow';</text:p>
      <text:p text:style-name="Preformatted_20_Text"><text:s text:c="2"/>c. := -20 + <text:span text:style-name="T1092">[;</text:span>3<text:span text:style-name="T1428">]</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59"><text:span text:style-name="T1162"><text:line-break/>Note </text:span><text:span text:style-name="T1161">1: </text:span><text:span text:style-name="T1162">that in this example these stems have some keys contained in the previous one. </text:span></text:p>
      <text:p text:style-name="P458">Note 2: Lists are appended to the <text:span text:style-name="T36">end</text:span><text:span text:style-name="T237"> of the current list. </text:span></text:p>
      <text:p text:style-name="P163">Example.<text:span text:style-name="T367">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04">union(p., [1,2,3])</text:span></text:p>
      <text:p text:style-name="P1078">[100,1,2,3]</text:p>
      <text:p text:style-name="Text_20_body"/>
      <text:p text:style-name="P458">In this case, there was one entry with an integer index (6) in p., appending the list tacks it on to the end of the current list rather than overwriting elements.</text:p>
      <text:h text:style-name="P1432" text:outline-level="3"><text:bookmark-start text:name="__RefHeading___Toc46773_3045913216"/>values<text:bookmark-end text:name="__RefHeading___Toc46773_3045913216"/></text:h>
      <text:p text:style-name="P1252">Description</text:p>
      <text:p text:style-name="P821"><text:span text:style-name="T1167">Return the </text:span><text:span text:style-name="T1520">set of values in a stem</text:span><text:span text:style-name="T1167">.</text:span></text:p>
      <text:p text:style-name="P1252">Usages</text:p>
      <text:p text:style-name="P821"><text:span text:style-name="T1520">values</text:span><text:span text:style-name="T1167">(</text:span><text:span text:style-name="T1520">arg</text:span><text:span text:style-name="T1167">)</text:span></text:p>
      <text:p text:style-name="P1252"><text:soft-page-break/>Arguments</text:p>
      <text:p text:style-name="P821"><text:span text:style-name="T1520">arg</text:span><text:span text:style-name="T1167"> = </text:span><text:span text:style-name="T1520">The argument. This </text:span><text:span text:style-name="T1521">may be a stem or scalar. If a scalar, then the value itself wrapped in a set is returned.</text:span><text:span text:style-name="T1520"> </text:span></text:p>
      <text:p text:style-name="P1252">Output</text:p>
      <text:p text:style-name="P821"><text:span text:style-name="T1167">A </text:span><text:span text:style-name="T1520">set of the unique values. Note that this will look through every set for a value.</text:span></text:p>
      <text:p text:style-name="P1252">Examples</text:p>
      <text:p text:style-name="P463">In this example, a couple of lists are </text:p>
      <text:p text:style-name="P1161"><text:s text:c="2"/><text:span text:style-name="T1104">values</text:span>(['a',2,4,true]~['a','b',0,3,true])</text:p>
      <text:p text:style-name="P1161"><text:span text:style-name="T1520">{</text:span>0,a,2,b,3,4,true<text:span text:style-name="T1520">}</text:span></text:p>
      <text:p text:style-name="P821"/>
      <text:p text:style-name="P463">Another example, showing that this onl<text:span text:style-name="T1521">val</text:span>y applies to lists, not whole stems:</text:p>
      <text:p text:style-name="P1161"><text:s text:c="4"/><text:span text:style-name="T1104">values</text:span>({'p':'q'}~{'p':'r'}~(2*<text:span text:style-name="T1092">[;</text:span>3<text:span text:style-name="T1428">]</text:span>)~(2+<text:span text:style-name="T1092">[;</text:span>4<text:span text:style-name="T1428">]</text:span>))</text:p>
      <text:p text:style-name="P1162"><text:span text:style-name="T1520">{</text:span>0,2,3,4,5<text:span text:style-name="T1520">}</text:span></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55">d</text:span>ir<text:bookmark-end text:name="__RefHeading___Toc6580_212472510"/></text:h>
      <text:p text:style-name="Heading">Description</text:p>
      <text:p text:style-name="P370">List a directory content</text:p>
      <text:p text:style-name="Heading">Usage</text:p>
      <text:p text:style-name="Preformatted_20_Text">dir(arg)</text:p>
      <text:p text:style-name="Heading">Arguments</text:p>
      <text:p text:style-name="P370"><text:span text:style-name="T557">arg</text:span> - <text:s/>the path to a directory. It may also be in a virtual file system</text:p>
      <text:p text:style-name="Heading">Output</text:p>
      <text:p text:style-name="P370">A stem list of the elements of the directory</text:p>
      <text:p text:style-name="Heading">Examples</text:p>
      <text:p text:style-name="Preformatted_20_Text"><text:s text:c="2"/>dir('qdl-vfs#/zip/root')</text:p>
      <text:p text:style-name="Preformatted_20_Text"><text:span text:style-name="T1054">[</text:span>scripts/, other/, readme.txt<text:span text:style-name="T1153">]</text:span></text:p>
      <text:p text:style-name="Text_20_body"/>
      <text:p text:style-name="P370">This lists the given directory in the mounted VFS. Note that in this case it so happens to be a zip archive of a file, mounted at <text:span text:style-name="T557">qdl-vfs#/zip/.</text:span></text:p>
      <text:p text:style-name="Heading"><text:soft-page-break/>mkdir</text:p>
      <text:p text:style-name="P1210">Description</text:p>
      <text:p text:style-name="P370">Make a set of directories in a file system </text:p>
      <text:p text:style-name="P1210">Usage</text:p>
      <text:p text:style-name="P370">mkdir(arg)</text:p>
      <text:p text:style-name="P1210">Arguments</text:p>
      <text:p text:style-name="P370"><text:span text:style-name="T557">arg</text:span> -- a path. All of the intermediate paths will be created as needed.</text:p>
      <text:p text:style-name="P1210">Output</text:p>
      <text:p text:style-name="P370">A boole<text:span text:style-name="T970">an</text:span>, true if the operation succeeded and false otherwise.</text:p>
      <text:p text:style-name="P1210">Examples</text:p>
      <text:p text:style-name="P371">An example of trying to make a directory in a read-only VFS will fail:</text:p>
      <text:p text:style-name="Preformatted_20_Text"><text:s text:c="2"/>mkdir('qdl-vfs#/zip/<text:span text:style-name="T942">foo</text:span>')</text:p>
      <text:p text:style-name="Preformatted_20_Text">Error: You do not have <text:span text:style-name="T942">permissions </text:span>make directories in the virtual file system</text:p>
      <text:p text:style-name="Preformatted_20_Text"/>
      <text:p text:style-name="P371">Making a directory in a system that is writeable works fine:</text:p>
      <text:p text:style-name="Preformatted_20_Text"><text:s text:c="2"/>mkdir('qdl-vfs#/pt/woof-123')</text:p>
      <text:p text:style-name="Preformatted_20_Text">true</text:p>
      <text:p text:style-name="Heading">rmdir</text:p>
      <text:p text:style-name="P1210">Description</text:p>
      <text:p text:style-name="P371">Remove an empty directory from a file system.</text:p>
      <text:p text:style-name="P1210">Usage</text:p>
      <text:p text:style-name="Preformatted_20_Text">rmdir(arg)</text:p>
      <text:p text:style-name="P1210">Arguments</text:p>
      <text:p text:style-name="P371"><text:span text:style-name="T557">arg</text:span> – a path in a file system to an empty directory. You must remove all files and sub-directories for this to work. Also, unlike <text:span text:style-name="T36">mkdir</text:span>, this will only remove the last component. </text:p>
      <text:p text:style-name="P1210">Output</text:p>
      <text:p text:style-name="P371">A true if this succeeded and a false otherwise.</text:p>
      <text:p text:style-name="P1210"><text:soft-page-break/>Examples</text:p>
      <text:h text:style-name="Heading_20_3" text:outline-level="3"><text:bookmark-start text:name="__RefHeading___Toc6582_212472510"/>rm<text:bookmark-end text:name="__RefHeading___Toc6582_212472510"/></text:h>
      <text:p text:style-name="P1210">Description</text:p>
      <text:p text:style-name="P371">Remove a single file from a directory.</text:p>
      <text:p text:style-name="P1210">Usage</text:p>
      <text:p text:style-name="Preformatted_20_Text">rm(arg)</text:p>
      <text:p text:style-name="P1210">Arguments</text:p>
      <text:p text:style-name="P371"><text:span text:style-name="T557">arg</text:span> -- the full path to the file</text:p>
      <text:p text:style-name="P1210">Output</text:p>
      <text:p text:style-name="P371">A true if this succeeded, false otherwise</text:p>
      <text:h text:style-name="P1387" text:outline-level="3"><text:bookmark-start text:name="__RefHeading___Toc572_3277173355"/><text:span text:style-name="T903">p</text:span>rint, say<text:bookmark-end text:name="__RefHeading___Toc572_3277173355"/></text:h>
      <text:p text:style-name="P1188">Description</text:p>
      <text:p text:style-name="P312">Print out the argument to the console. The two functions <text:span text:style-name="T36">say</text:span><text:span text:style-name="T237"> and </text:span><text:span text:style-name="T36">print</text:span><text:span text:style-name="T237"> are synonyms. Use whichever you prefer for readability. </text:span></text:p>
      <text:p text:style-name="P1188">Usage</text:p>
      <text:p text:style-name="Preformatted_20_Text">say(arg <text:span text:style-name="T1430">{</text:span><text:span text:style-name="T904">,prettyPrintForStems</text:span><text:span text:style-name="T1430">}</text:span>) </text:p>
      <text:p text:style-name="P1188">Arguments</text:p>
      <text:p text:style-name="Text_20_body"><text:span text:style-name="T557">arg </text:span>– anything.</text:p>
      <text:p text:style-name="Text_20_body"><text:span text:style-name="T564">p</text:span><text:span text:style-name="T557">rettyPrintForStem</text:span><text:span text:style-name="T564">s</text:span> <text:span text:style-name="T905">(optional) </text:span>-<text:span text:style-name="T128">IF</text:span><text:span text:style-name="T401"> arg is a stem, try to print a pretty version of it, defined as being more vertical. </text:span></text:p>
      <text:p text:style-name="P1188">Output</text:p>
      <text:p text:style-name="P312">The printed representation of the argument <text:span text:style-name="T906">will be put </text:span><text:span text:style-name="T1047">t</text:span><text:span text:style-name="T906">o the console</text:span> <text:span text:style-name="T5">and</text:span><text:span text:style-name="T188"> the </text:span><text:span text:style-name="T191">value returned is </text:span><text:span text:style-name="T188">whatever was printed (so you can embed it in other statements – a very useful debugging trick.)</text:span></text:p>
      <text:p text:style-name="P1188">Examples</text:p>
      <text:p text:style-name="P312">The momentous entire “Hello World” program in QDL:</text:p>
      <text:p text:style-name="Preformatted_20_Text"><text:s text:c="3"/>say('Hello World');</text:p>
      <text:p text:style-name="Preformatted_20_Text">Hello World</text:p>
      <text:p text:style-name="Preformatted_20_Text"/>
      <text:p text:style-name="P320"><text:soft-page-break/>And since 42 is the answer to all Life's questions (as per the Hitchhiker's Guide To The Galaxy)</text:p>
      <text:p text:style-name="Preformatted_20_Text"><text:s text:c="4"/>say(42);</text:p>
      <text:p text:style-name="Preformatted_20_Text">42</text:p>
      <text:p text:style-name="P312"/>
      <text:p text:style-name="P320">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906">retty print only applies to stems. It attempts to make a somewhat more human readable version</text:span></text:p>
      <text:p text:style-name="Preformatted_20_Text"><text:s text:c="2"/>f. := <text:span text:style-name="T1092">[;</text:span>6<text:span text:style-name="T1428">]</text:span>;</text:p>
      <text:p text:style-name="Preformatted_20_Text"><text:s text:c="2"/>say(f., true);</text:p>
      <text:p text:style-name="P936">[0,1,2,3,4,5]</text:p>
      <text:p text:style-name="P350"><text:s text:c="2"/></text:p>
      <text:h text:style-name="P1387" text:outline-level="3"><text:bookmark-start text:name="__RefHeading___Toc710_3277173355"/>file_<text:span text:style-name="T1048">read</text:span><text:bookmark-end text:name="__RefHeading___Toc710_3277173355"/></text:h>
      <text:p text:style-name="P1201">Description</text:p>
      <text:p text:style-name="P312">Read a file. The result is always a string</text:p>
      <text:p text:style-name="P1201">Usage</text:p>
      <text:p text:style-name="P926">file _read(file_name <text:span text:style-name="T1430">{</text:span>, <text:span text:style-name="T1003">as_string | </text:span>to_list | is_binary <text:span text:style-name="T1442">| is_ini</text:span><text:span text:style-name="T1430">}</text:span>)</text:p>
      <text:p text:style-name="P1201">Arguments</text:p>
      <text:p text:style-name="P312"><text:span text:style-name="T557">file_name</text:span> – the full path to the file. <text:span text:style-name="T941">This may be in a virtual file system too.</text:span></text:p>
      <text:p text:style-name="P312">The next argument is optional and is an integer</text:p>
      <text:p text:style-name="P419"><text:span text:style-name="T557">as_string</text:span> = -1 – return the contents of the file as one long string (default).</text:p>
      <text:p text:style-name="P313"><text:span text:style-name="T557">is_binary</text:span> <text:span text:style-name="T876">= 0</text:span> – return the result as a base 64 encoded string of bytes.</text:p>
      <text:p text:style-name="P312"><text:span text:style-name="T557">to_list</text:span> <text:span text:style-name="T970">= 1</text:span> – <text:span text:style-name="T970"><text:s/></text:span>return the result as a stem list each line separate </text:p>
      <text:p text:style-name="P648"><text:span text:style-name="T557">is_ini </text:span>= 2 - parse the file as a QDL initialization file.</text:p>
      <text:p text:style-name="P312"/>
      <text:p text:style-name="P420"><text:span text:style-name="T1004">If no second argument is given, the result is simply a string of the entire contents of the file. Note that these constants are available via </text:span><text:span text:style-name="T659">constants() </text:span>as <text:span text:style-name="T777">file_types.</text:span></text:p>
      <text:p text:style-name="P1201">Output</text:p>
      <text:p text:style-name="P362">Either a simple string (only file name is given), a stem if it is flagged as a list <text:span text:style-name="T1442">or ini file (see separate documentation for how ini files work) </text:span>or a base64 string if it <text:span text:style-name="T1019">i</text:span>s flagged as binary.</text:p>
      <text:p text:style-name="P1201"><text:soft-page-break/>Examples</text:p>
      <text:p text:style-name="Preformatted_20_Text">cfg. := file_<text:span text:style-name="T1048">read</text:span>('/var/lib/tomcat/conf/server.xml', <text:span text:style-name="T1002">1</text:span>);</text:p>
      <text:p text:style-name="P314"><text:line-break/>Would read in the file /var/lib/tomcat/conf/server.xml and return a stem. Each line in the file is in order in <text:span text:style-name="T36">cfg.0</text:span>, <text:span text:style-name="T36">cfg.1</text:span>, … <text:span text:style-name="T877">Compare this with</text:span></text:p>
      <text:p text:style-name="P876"><text:span text:style-name="T877">big_string</text:span> := file_<text:span text:style-name="T1048">read</text:span>('/var/lib/tomcat/conf/server.xml');</text:p>
      <text:p text:style-name="P315"><text:line-break/>Which reads the same file and puts the entire thing in a single string.</text:p>
      <text:p text:style-name="Preformatted_20_Text">my_b64 := file_<text:span text:style-name="T1048">read</text:span>(<text:span text:style-name="T876">'/var/lib/crypto/keystore.jks'</text:span> , <text:span text:style-name="T1002">0</text:span>);</text:p>
      <text:p text:style-name="P315">this reads the keystore.jks file (which is binary) and base64 encodes it, storing it in the <text:span text:style-name="T36">my_b64</text:span><text:span text:style-name="T237"> variable. QDL does not have the capacity to do low-level operations on binary data, but it can move them where they need to go faithfully.</text:span></text:p>
      <text:p text:style-name="P203">A couple of more examples:</text:p>
      <text:p text:style-name="Preformatted_20_Text"><text:s text:c="6"/>// <text:span text:style-name="T880">read a file as a stem</text:span></text:p>
      <text:p text:style-name="Preformatted_20_Text"><text:s text:c="6"/>say(<text:span text:style-name="T1048">file_</text:span>read('/home/ncsa/dev/ncsa-git/security-lib/ncsa-qdl/src/test/resources/hello_world.qdl',<text:span text:style-name="T1002">1</text:span>));</text:p>
      <text:p text:style-name="Preformatted_20_Text">{/*, The expected Hello World program. <text:s/>, <text:s/>Jeff Gaynor, <text:s text:c="2"/>1/26/2020, */, say('Hello world!');}</text:p>
      <text:p text:style-name="Preformatted_20_Text"/>
      <text:p text:style-name="Preformatted_20_Text"><text:s text:c="4"/>// <text:span text:style-name="T880">read the exact same file and turn the bytes into a base 64 string.</text:span></text:p>
      <text:p text:style-name="Preformatted_20_Text"><text:s text:c="4"/>say(<text:span text:style-name="T1048">file_</text:span>read('/home/ncsa/dev/ncsa-git/security-lib/ncsa-qdl/src/test/resources/hello_world.qdl',<text:span text:style-name="T1002">0</text:span>));</text:p>
      <text:p text:style-name="Preformatted_20_Text">LyoKICBUaGUgZXhwZWN0ZWQgSGVsbG8gV29ybGQgcHJvZ3JhbS4gIAogIEplZmYgR2F5bm9yCiAgMS8yNi8yMDIwCiovCnNheSgnSGVsbG8gd29ybGQhJyk7Cg</text:p>
      <text:p text:style-name="Preformatted_20_Text"/>
      <text:p text:style-name="Preformatted_20_Text"><text:s/>say(decode('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650"><text:line-break/>(This is the sample hello world program for qdl). </text:p>
      <text:h text:style-name="P1388" text:outline-level="3"><text:bookmark-start text:name="__RefHeading___Toc19161_1203596395"/>file_<text:span text:style-name="T1443">write</text:span><text:bookmark-end text:name="__RefHeading___Toc19161_1203596395"/></text:h>
      <text:p text:style-name="P1229">Description</text:p>
      <text:p text:style-name="P321">write contents to a file</text:p>
      <text:p text:style-name="P1229">Usage</text:p>
      <text:p text:style-name="P1053">file_<text:span text:style-name="T1049">write</text:span>(file_name, contents<text:span text:style-name="T1431">{</text:span><text:span text:style-name="T881">,</text:span><text:span text:style-name="T1095">type</text:span><text:span text:style-name="T1431">}</text:span>)</text:p>
      <text:p text:style-name="P1229"><text:soft-page-break/>Arguments</text:p>
      <text:p text:style-name="P652"><text:span text:style-name="T557">file_name</text:span> – the name of the file. </text:p>
      <text:p text:style-name="P652"><text:span text:style-name="T557">contents</text:span> = A string or a stem list. If the stem is not a list (so indices 0, 1, …) then this will fail.</text:p>
      <text:p text:style-name="P653"><text:span text:style-name="T615">type </text:span><text:span text:style-name="T881">(optional) – </text:span><text:span text:style-name="T224"><text:s/></text:span><text:span text:style-name="T225">an integer of one of the following</text:span></text:p>
      <text:p text:style-name="P653"><text:span text:style-name="T616">as_string</text:span><text:span text:style-name="T1003"> = -1 – </text:span><text:span text:style-name="T1443">treat the </text:span><text:span text:style-name="T1003">contents of the file as one long string (default).</text:span></text:p>
      <text:p text:style-name="P653"><text:span text:style-name="T617">is_binary</text:span><text:span text:style-name="T1004"> </text:span><text:span text:style-name="T876">= 0</text:span><text:span text:style-name="T1004"> – </text:span><text:span text:style-name="T1443">treat the contents </text:span><text:span text:style-name="T1004">as a base 64 encoded string of bytes </text:span><text:span text:style-name="T1444">and decode to binary</text:span><text:span text:style-name="T1004">.</text:span></text:p>
      <text:p text:style-name="P653"><text:span text:style-name="T617">to_list</text:span><text:span text:style-name="T1004"> </text:span><text:span text:style-name="T970">= 1</text:span><text:span text:style-name="T1004"> – </text:span><text:span text:style-name="T970"><text:s/></text:span><text:span text:style-name="T1443">treat the contents </text:span><text:span text:style-name="T1004">as a stem list each line separate </text:span></text:p>
      <text:p text:style-name="P649"><text:span text:style-name="T781">is_ini </text:span><text:span text:style-name="T225">= 2 - treat the contents as an ini file and write it in that format.</text:span></text:p>
      <text:p text:style-name="P649"><text:span text:style-name="T226">If you omit the type, it is assumed that the contents should be treated as text.</text:span><text:span text:style-name="T225"> </text:span></text:p>
      <text:p text:style-name="P1229">Output</text:p>
      <text:p text:style-name="P652">Returns <text:span text:style-name="T3">true</text:span> if this succeeded.</text:p>
      <text:p text:style-name="P1229">Examples</text:p>
      <text:p text:style-name="P1053"><text:s text:c="11"/>hello_world := 'LyoKICBUaGUgZXhwZWN0ZWQgSGVsbG8gV29ybGQgcHJvZ3JhbS4gIAogIEplZmYgR2F5bm9yCiAgMS8yNi8yMDIwCiovCnNheSgnSGVsbG8gd29ybGQhJyk7Cg';</text:p>
      <text:p text:style-name="P1053"><text:s text:c="4"/>file_write('/tmp/test.qdl', hello_world, <text:span text:style-name="T1095">0</text:span>);</text:p>
      <text:p text:style-name="P653"/>
      <text:p text:style-name="P651">This is just the base64 encoded hello_world.qdl script from the read_file example. <text:span text:style-name="T1444">The argument of </text:span><text:span text:style-name="T27">0 </text:span><text:span text:style-name="T226">says it is base 64 encoded and to decode it to the file. In this example, you can go check it just decodes to the Hello world program.</text:span></text:p>
      <text:p text:style-name="P651"/>
      <text:h text:style-name="P1387" text:outline-level="3"><text:bookmark-start text:name="__RefHeading___Toc712_3277173355"/>scan<text:bookmark-end text:name="__RefHeading___Toc712_3277173355"/></text:h>
      <text:p text:style-name="P1201">Description</text:p>
      <text:p text:style-name="P316">Prompt a user for input</text:p>
      <text:p text:style-name="P1201">Usage</text:p>
      <text:p text:style-name="Preformatted_20_Text">scan([prompt])</text:p>
      <text:p text:style-name="P1201">Arguments</text:p>
      <text:p text:style-name="P316"><text:span text:style-name="T557">prompt</text:span> (optional) – something to print out, probably cuing the user.</text:p>
      <text:p text:style-name="P1201"><text:soft-page-break/>Output</text:p>
      <text:p text:style-name="P316">Whatever the user types in as a string. There is no end of line marker returned.</text:p>
      <text:p text:style-name="P1201">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17"><text:line-break/>So the user sees the prompt (in this case “do you want to continue?(y/n):”) and types in the response of “y”, which is stored in the variable <text:span text:style-name="T36">response</text:span><text:span text:style-name="T237">. </text:span><text:span text:style-name="T248">In this next example we input a loop in buffer mode, then execute it. </text:span><text:span text:style-name="T260">(This assumes that local buffering is on in the workspace so you can use the )edit command).</text:span></text:p>
      <text:p text:style-name="Preformatted_20_Text">)<text:span text:style-name="T970">edit</text:span></text:p>
      <text:p text:style-name="P906">edit&gt; i</text:p>
      <text:p text:style-name="Preformatted_20_Text">stop_looping := 'n';</text:p>
      <text:p text:style-name="Preformatted_20_Text">while[</text:p>
      <text:p text:style-name="Preformatted_20_Text"><text:s text:c="6"/><text:span text:style-name="T854">stop_looping != 'y'</text:span></text:p>
      <text:p text:style-name="Preformatted_20_Text"><text:s text:c="3"/><text:span text:style-name="T854">]do[</text:span></text:p>
      <text:p text:style-name="Preformatted_20_Text"><text:s text:c="6"/><text:span text:style-name="T854">stop_looping := scan('stop looping? (y/n):');</text:span></text:p>
      <text:p text:style-name="Preformatted_20_Text"><text:s/><text:span text:style-name="T854">]; //end do</text:span></text:p>
      <text:p text:style-name="Preformatted_20_Text">.</text:p>
      <text:p text:style-name="P906">edit&gt;q</text:p>
      <text:p text:style-name="Preformatted_20_Text">stop looping? (y/n):foo</text:p>
      <text:p text:style-name="Preformatted_20_Text">stop looping? (y/n):bar</text:p>
      <text:p text:style-name="Preformatted_20_Text">stop looping? (y/n):y</text:p>
      <text:p text:style-name="P319"><text:line-break/>Only when we enter the expected response of “y” does it stop.</text:p>
      <text:h text:style-name="Heading_20_3" text:outline-level="3"><text:bookmark-start text:name="__RefHeading___Toc6465_212472510"/>vf<text:span text:style-name="T931">s</text:span>_mount<text:bookmark-end text:name="__RefHeading___Toc6465_212472510"/></text:h>
      <text:p text:style-name="Heading">Description</text:p>
      <text:p text:style-name="P365">Mount a virtual file system</text:p>
      <text:p text:style-name="Heading">Usage</text:p>
      <text:p text:style-name="Preformatted_20_Text">vfs_mount(<text:span text:style-name="T972">cfg.</text:span>)</text:p>
      <text:p text:style-name="Heading">Arguments</text:p>
      <text:p text:style-name="P382"><text:span text:style-name="T557">cfg.</text:span> = a stem that contains the configuration for this type. </text:p>
      <text:p text:style-name="P383"><text:span text:style-name="T567">p</text:span><text:span text:style-name="T557">ermissions</text:span> (optional) <text:span text:style-name="T933">= </text:span><text:s/>the permissions the VFS has. These are 'r' for read and 'w' for write. <text:span text:style-name="T933">If omitted, the VFS is mounted in read-only mode.</text:span></text:p>
      <text:p text:style-name="P384">Required entries <text:span text:style-name="T976">for the following types</text:span></text:p>
      <text:p text:style-name="P386"><text:span text:style-name="T555">type</text:span> <text:span text:style-name="T822">=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22"/>
      <text:p text:style-name="P366"><text:span text:style-name="T557">scheme</text:span> <text:span text:style-name="T933">=</text:span> the scheme (label) for this system</text:p>
      <text:p text:style-name="P366"><text:span text:style-name="T557">mount_point</text:span> <text:span text:style-name="T933">=</text:span> the internal path (starts with a /) for programs to refer to.</text:p>
      <text:p text:style-name="P385"><text:span text:style-name="T568">access</text:span><text:span text:style-name="T557"> = </text:span><text:span text:style-name="T810">(optional) the permissions, 'r' for readable, 'w' for writeable or 'rw' for both. Omitting this mounts the VFS in read-only mode.</text:span></text:p>
      <text:p text:style-name="P323">Here are the supported other parameters by type.</text:p>
      <text:p text:style-name="Heading">memory</text:p>
      <text:p text:style-name="P387">No other parameters are required.</text:p>
      <text:p text:style-name="P161">Example</text:p>
      <text:p text:style-name="Preformatted_20_Text"><text:bookmark-start text:name="__DdeLink__837067_1202563170"/><text:bookmark-start text:name="__DdeLink__2577554_2405510422"/><text:bookmark-start text:name="__DdeLink__35779_3103882467"/><text:bookmark-start text:name="__DdeLink__285108_3453201426"/>cfg.<text:span text:style-name="T977">type :='memory';</text:span></text:p>
      <text:p text:style-name="P911">cfg.scheme := 'ram-disk';</text:p>
      <text:p text:style-name="P911">cfg.mount_point := '/vfs/cache';</text:p>
      <text:p text:style-name="P911">cfg.<text:span text:style-name="T978">access </text:span>:= 'rw';<text:bookmark-end text:name="__DdeLink__35779_3103882467"/></text:p>
      <text:p text:style-name="P911">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77">d</text:span> at /<text:span text:style-name="T237">vfs/cache </text:span><text:span text:style-name="T261">and accessible with the prefix ram-disk, e.g.</text:span></text:p>
      <text:p text:style-name="Preformatted_20_Text">read_file('ram-disk#/vfs/cache/bigfile.txt);</text:p>
      <text:p text:style-name="Heading">pass_through</text:p>
      <text:p text:style-name="P387"><text:span text:style-name="T557">root_dir</text:span> = The directory that servers as the root for this VFS. All files and directories will be created under this</text:p>
      <text:p text:style-name="Heading">zip</text:p>
      <text:p text:style-name="P387"><text:span text:style-name="T557">zip_file</text:span> = the absolute path to the zip file that will be mounted. All zip-based VFS are read only.</text:p>
      <text:p text:style-name="Heading">mysql</text:p>
      <text:p text:style-name="P387">This has a lot <text:span text:style-name="T983">of parameters </text:span>for connecting to a database</text:p>
      <text:p text:style-name="Heading">Output</text:p>
      <text:p text:style-name="P365">A 0 if there was no problem.</text:p>
      <text:p text:style-name="Heading">Examples</text:p>
      <text:p text:style-name="P365">In this example, we will mount a local file <text:span text:style-name="T932">system</text:span> and read a file. <text:span text:style-name="T932">We mount the VFS for both reads and writes.</text:span> You refer to a file in the vfs seamlessly using the scheme to prefix it. </text:p>
      <text:p text:style-name="P907"><text:soft-page-break/><text:s text:c="2"/><text:span text:style-name="T973">cfg.type :='pass_through';</text:span></text:p>
      <text:p text:style-name="P907"><text:s text:c="2"/><text:span text:style-name="T973">cfg.root := '/home/ncsa/dev/qdl/scripting'</text:span>;</text:p>
      <text:p text:style-name="P908"><text:s text:c="2"/><text:span text:style-name="T974">cfg.mount_point := '/';</text:span></text:p>
      <text:p text:style-name="P909"><text:s text:c="2"/>cfg.scheme := 'qdl-vfs';</text:p>
      <text:p text:style-name="P909"><text:s text:c="2"/>cfg.<text:span text:style-name="T978">access</text:span>:= 'rw';</text:p>
      <text:p text:style-name="P907"><text:s text:c="2"/>vfs_mount(<text:span text:style-name="T973">cfg.</text:span>);</text:p>
      <text:p text:style-name="Preformatted_20_Text">0</text:p>
      <text:p text:style-name="Preformatted_20_Text"><text:s text:c="3"/>read_file('qdl-vfs<text:span text:style-name="T936">#</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31">lots more</text:span></text:p>
      <text:p text:style-name="Text_20_body"/>
      <text:p text:style-name="Heading">Another way of doing the previous example.</text:p>
      <text:p text:style-name="P384">You can also just set all the parameters and box them up. This will, or course, remove these from the symbol table. </text:p>
      <text:p text:style-name="Preformatted_20_Text"><text:s text:c="2"/>type :='pass_through';</text:p>
      <text:p text:style-name="Preformatted_20_Text"><text:s text:c="2"/><text:span text:style-name="T973">root := '/home/ncsa/dev/qdl/scripting'</text:span>;</text:p>
      <text:p text:style-name="Preformatted_20_Text"><text:s text:c="2"/><text:span text:style-name="T974">mount_point := '/';</text:span></text:p>
      <text:p text:style-name="Preformatted_20_Text"><text:s text:c="2"/>scheme := 'qdl-vfs';</text:p>
      <text:p text:style-name="Preformatted_20_Text"><text:s text:c="2"/>permissions := 'rw';</text:p>
      <text:p text:style-name="P910"><text:s text:c="2"/>cfg. := box(type,root,mount_point,scheme, permissions);</text:p>
      <text:p text:style-name="Preformatted_20_Text"><text:s text:c="2"/>vfs_mount(<text:span text:style-name="T975">cfg.</text:span>);</text:p>
      <text:p text:style-name="P365"><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5">(The reason for this on a server is security: Often servers run with enhanced privileges which may be inherited by applications. QDL always seeks to be a good citizen and only allows what is specifically granted to it.)</text:p>
      <text:h text:style-name="P1446" text:outline-level="3"><text:bookmark-start text:name="__RefHeading___Toc19163_1203596395"/>vfs_unmount<text:bookmark-end text:name="__RefHeading___Toc19163_1203596395"/></text:h>
      <text:p text:style-name="Heading">Description</text:p>
      <text:p text:style-name="P616">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17"><text:span text:style-name="T557">mount_point</text:span> - the scheme delimited mount point. This must be exact or the operation will fail.</text:p>
      <text:p text:style-name="Heading"><text:soft-page-break/>Output</text:p>
      <text:p text:style-name="P617">A boolean that is true if the operation succeeded. <text:s/>Otherwise an error is raised if, for instance, the mount point is invalid. <text:s/></text:p>
      <text:p text:style-name="Heading">Examples</text:p>
      <text:p text:style-name="P617">Listing the vfs’s in the workspace yields</text:p>
      <text:p text:style-name="Preformatted_20_Text"><text:span text:style-name="T1318"><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17"/>
      <text:p text:style-name="P617">and to unmount <text:span text:style-name="T557">vfs#/ramdisk/</text:span> you would issue</text:p>
      <text:p text:style-name="Preformatted_20_Text"><text:s text:c="4"/>vfs_unmount(‘<text:span text:style-name="T557">vfs#/ramdisk/’)</text:span></text:p>
      <text:p text:style-name="Preformatted_20_Text">true</text:p>
      <text:p text:style-name="Text_20_body"/>
      <text:p text:style-name="P617">Checking the listed VFS’s yields</text:p>
      <text:p text:style-name="P1030"><text:span text:style-name="T131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17"/>
      <text:p text:style-name="Text_20_body"><text:span text:style-name="T1396">Any </text:span><text:span text:style-name="T1397">operations on</text:span><text:span text:style-name="T1396"> </text:span><text:span text:style-name="T599">vfs#/ramdisk/ </text:span><text:span text:style-name="T1396">will now fail.</text:span></text:p>
      <text:h text:style-name="Heading_20_2" text:outline-level="2"><text:bookmark-start text:name="__RefHeading___Toc716_3277173355"/>Scripts<text:bookmark-end text:name="__RefHeading___Toc716_3277173355"/></text:h>
      <text:p text:style-name="P308">A script is simply a sequence of QDL commands in a file. You may run scripts in a variety of ways and these commands let you do it from in the workspace.</text:p>
      <text:h text:style-name="P1447" text:outline-level="3"><text:bookmark-start text:name="__RefHeading___Toc46775_3045913216"/>args<text:bookmark-end text:name="__RefHeading___Toc46775_3045913216"/></text:h>
      <text:p text:style-name="P1255">Description</text:p>
      <text:p text:style-name="P828">Get the arguments to the current script as a list. If there is no script, then this is empty.</text:p>
      <text:p text:style-name="P1255">Usage</text:p>
      <text:p text:style-name="P827"><text:span text:style-name="T638">args(</text:span><text:span text:style-name="T639">{</text:span><text:span text:style-name="T638">index</text:span><text:span text:style-name="T639">}</text:span><text:span text:style-name="T638">) </text:span></text:p>
      <text:p text:style-name="P1255">Arguments</text:p>
      <text:p text:style-name="P827"><text:span text:style-name="T638">script_args([index]</text:span><text:span text:style-name="T639">none - </text:span><text:s/><text:span text:style-name="T1580">return the whole list of arguments.</text:span></text:p>
      <text:p text:style-name="P827"><text:span text:style-name="T638">index </text:span>- <text:span text:style-name="T1580">(optional) integer for the index desired. Note </text:span><text:span text:style-name="T639">args(n) == args().n</text:span></text:p>
      <text:p text:style-name="P1255"><text:soft-page-break/>Output</text:p>
      <text:p text:style-name="P828">The list of arguments (no index given) or the specific value. Signed indices are allowed since it is exactly a stem.</text:p>
      <text:p text:style-name="P1255">Examples</text:p>
      <text:p text:style-name="P829">A table relating this with the deprecated script_args:</text:p>
      <text:p text:style-name="P150"><text:span text:style-name="T925">Old <text:s text:c="20"/>New <text:s text:c="21"/>Description</text:span><text:line-break/><text:span text:style-name="T925">script_args(-1) <text:s text:c="8"/>args() <text:s text:c="18"/>get the arg list</text:span><text:line-break/><text:span text:style-name="T925">script_args() <text:s text:c="10"/>size(args()); <text:s text:c="11"/>get the number of args</text:span><text:line-break/><text:span text:style-name="T925">script_args(n) <text:s text:c="9"/>args(n) OR args().n <text:s text:c="5"/>get arg with index n</text:span></text:p>
      <text:h text:style-name="P1448" text:outline-level="3"><text:bookmark-start text:name="__RefHeading___Toc16334_4001340964"/>check_syntax<text:bookmark-end text:name="__RefHeading___Toc16334_4001340964"/></text:h>
      <text:p text:style-name="Heading">Description</text:p>
      <text:p text:style-name="P478">Check a string of QDL for syntax errors. This does not actually execute anything! It will simply check that the given string is valid QDL. Note that there are <text:span text:style-name="T36">syntax error</text:span><text:span text:style-name="T74">s</text:span><text:span text:style-name="T237">, such as </text:span><text:span text:style-name="T299">not closing a quote vs </text:span><text:span text:style-name="T74">runtime errors</text:span><text:span text:style-name="T299">, which arise only when the system is tunning because of the state at that point. For instance</text:span></text:p>
      <text:p text:style-name="Preformatted_20_Text">a := 4/b;</text:p>
      <text:p text:style-name="P211"/>
      <text:p text:style-name="P211">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79">string - a (possibly very long) string of QDL to be checked. This may, for instance, be the entire contents of a script.</text:p>
      <text:p text:style-name="Heading">Ou<text:span text:style-name="T1176">t</text:span>put</text:p>
      <text:p text:style-name="P479">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79">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text:soft-page-break/>b = 'foo;</text:p>
      <text:p text:style-name="P479"/>
      <text:p text:style-name="P479">in the file <text:span text:style-name="T557">/tmp/foo.qdl</text:span> and executed</text:p>
      <text:p text:style-name="Preformatted_20_Text"><text:s text:c="2"/>check_syntax(file_read('/tmp/foo.qdl'))</text:p>
      <text:p text:style-name="Preformatted_20_Text">line 5:2 mismatched input '=' expecting {'^', '=&lt;', '<text:span text:style-name="T1500">&lt;</text:span>=', ';', '*', '/', '++', '+', '--', '-', '&lt;', '&gt;', '&lt;=', '&gt;=', '==', '!=', '&amp;&amp;', '||', '%', '~'}</text:p>
      <text:p text:style-name="P479"/>
      <text:p text:style-name="P480"><text:span text:style-name="T1176">(Note that the line wraps here.) <text:s/>This means that on line 5 (lines are counted starting at 1 so line 5 is the very last line in the file) at position 2 (characters are counted from zero, so the </text:span><text:span text:style-name="T1177">single </text:span><text:span text:style-name="T1176">= there </text:span><text:span text:style-name="T1178">is where parsing stopped. W</text:span><text:span text:style-name="T1177">e all remember that QDL only has compound assignment operators, </text:span><text:span text:style-name="Emphasis">n'est-ce pas</text:span><text:span text:style-name="Emphasis"><text:span text:style-name="T74">?</text:span></text:span><text:span text:style-name="T1176">) </text:span><text:span text:style-name="T1178">Since </text:span><text:span text:style-name="T1176">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4">probably </text:span><text:span text:style-name="T299">intended.</text:span></text:p>
      <text:p text:style-name="P481"><text:span text:style-name="T299">I</text:span><text:span text:style-name="T237">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12"/>
      <text:p text:style-name="P482"><text:span text:style-name="T237">Which means that the assignment operator was found and it QDL tried to determine what to assign, but failed (in this case because the file ended </text:span><text:span text:style-name="T300">before a close quote was found</text:span><text:span text:style-name="T237">).</text:span></text:p>
      <text:p text:style-name="Heading">Another example</text:p>
      <text:p text:style-name="P483">In this case a file is read (line numbers are in the left hand column):</text:p>
      <text:p text:style-name="P962"><text:span text:style-name="T1179">37: </text:span>// <text:span text:style-name="T1179">37 lines of stuff</text:span><text:line-break/><text:span text:style-name="T1179">38: </text:span>if[<text:line-break/><text:span text:style-name="T1179">39: </text:span><text:s/>exec_phase == 'post_token' &amp;&amp; claims.idp == idp.ncsa<text:line-break/><text:span text:style-name="T1179">40: </text:span>][<text:line-break/><text:span text:style-name="T1179">41: </text:span><text:s/>flow_states.accept_requests = has_value('prj_sprout', claims.isMemberOf.);<text:line-break/><text:span text:style-name="T1179">42: </text:span>];<text:line-break/><text:span text:style-name="T1179">43: </text:span>// <text:span text:style-name="T1179">many more lines of stuff</text:span></text:p>
      <text:p text:style-name="Text_20_body"><text:s/>and the following message is displayed:</text:p>
      <text:p text:style-name="P962"/>
      <text:p text:style-name="Preformatted_20_Text">line 41:32 no viable alternative at input 'if[exec_phase=='post_token'&amp;&amp;claims.idp==idp.ncsa][flow_states.accept_requests='</text:p>
      <text:p text:style-name="P483"/>
      <text:p text:style-name="P483">This means that line 41 of the file had parsing fail at character 32 (the single = sign). Note that the message has the entire statement (statements end with a ;) up to that point that was being processed so you can see it in context.</text:p>
      <text:h text:style-name="P1433" text:outline-level="3"><text:bookmark-start text:name="__RefHeading___Toc718_3277173355"/><text:soft-page-break/>interpret<text:bookmark-end text:name="__RefHeading___Toc718_3277173355"/></text:h>
      <text:p text:style-name="P1201">Description</text:p>
      <text:p text:style-name="P309">Send a string to the interpreter and evaluate it.</text:p>
      <text:p text:style-name="P1201">Usage</text:p>
      <text:p text:style-name="P972"><text:span text:style-name="T1123">interpret</text:span><text:span text:style-name="T1062">(</text:span>string <text:span text:style-name="T1439">| stem.</text:span>)</text:p>
      <text:p text:style-name="P1201">Arguments</text:p>
      <text:p text:style-name="P834"><text:span text:style-name="T613">string</text:span><text:span text:style-name="T1632"> – the string to be </text:span><text:span text:style-name="T1631">interpreted, i.e. run</text:span><text:span text:style-name="T1632">. This must be a valid QDL statement or it will fail. </text:span><text:span text:style-name="T1439">If there is not a final semi-colon, it will be added.</text:span></text:p>
      <text:p text:style-name="P644"><text:span text:style-name="T613">st</text:span><text:span text:style-name="T557">em</text:span>. - a list stem of strings. These will be executed sequentially.</text:p>
      <text:p text:style-name="P1201">Output</text:p>
      <text:p text:style-name="P645"><text:span text:style-name="T1439">If the last </text:span><text:span text:style-name="T1440">statement </text:span><text:span text:style-name="T1439">has a result, it will be returned of or a </text:span><text:span text:style-name="T614">null</text:span><text:span text:style-name="T1439"> <text:s/>if the last statement has no result.</text:span></text:p>
      <text:p text:style-name="P1201">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51">abcdef</text:p>
      <text:p text:style-name="P646"/>
      <text:p text:style-name="P646"><text:span text:style-name="T1439">Here you get two results </text:span><text:span text:style-name="T1441">if t</text:span><text:span text:style-name="T1439">he current workspace is set to print results, </text:span><text:span text:style-name="T1441">since</text:span><text:span text:style-name="T1439"> you are telling it to say the value and it is returning it. </text:span></text:p>
      <text:p text:style-name="P646"/>
      <text:p text:style-name="Preformatted_20_Text"><text:s text:c="2"/>execute('var:=3')</text:p>
      <text:p text:style-name="Preformatted_20_Text"/>
      <text:p text:style-name="Preformatted_20_Text"><text:s text:c="2"/>var</text:p>
      <text:p text:style-name="Preformatted_20_Text">3</text:p>
      <text:p text:style-name="Text_20_body"/>
      <text:p text:style-name="P647">Another use of this is to store things as a type of quick serialization for later use:</text:p>
      <text:p text:style-name="P1052">my_stem. := . . . // lots of stuff</text:p>
      <text:p text:style-name="P1052">file_write(my_file, input_form(my_stem.));</text:p>
      <text:p text:style-name="P1052">// then later</text:p>
      <text:p text:style-name="P1052">my_other_stem. := execute(file_read(my_file));</text:p>
      <text:h text:style-name="Heading_20_3" text:outline-level="3"><text:bookmark-start text:name="__RefHeading___Toc63808_779238116"/><text:soft-page-break/>fork<text:bookmark-end text:name="__RefHeading___Toc63808_779238116"/></text:h>
      <text:p text:style-name="Heading">Description</text:p>
      <text:p text:style-name="P738">Start a given script in its own thread, inheriting the current state. <text:span text:style-name="T1584">Note that these are not the same as debugging sessions, but are completely separate processes.</text:span></text:p>
      <text:p text:style-name="Heading">Usage</text:p>
      <text:p text:style-name="Preformatted_20_Text">fork(path, arg0, arg1, …)</text:p>
      <text:p text:style-name="P1240">Arguments</text:p>
      <text:p text:style-name="P738"><text:span text:style-name="T557">path</text:span> - the path to the file. The current script path will be searched.</text:p>
      <text:p text:style-name="P738"><text:span text:style-name="T557">argn</text:span> -arguments to the script.</text:p>
      <text:p text:style-name="Heading">Output</text:p>
      <text:p text:style-name="P738">An integer that is the process id number for this thread. Note that you may use the <text:span text:style-name="T557">kill</text:span> function with the pid number to stop the thread if it is active.</text:p>
      <text:p text:style-name="Heading">Example</text:p>
      <text:p text:style-name="Preformatted_20_Text"><text:s text:c="3"/><text:span text:style-name="T1583">fork(‘vsf#/path/myscript.qdl’, false, [|-pi()/2, pi()/2, 11|])</text:span></text:p>
      <text:p text:style-name="P1124">53575</text:p>
      <text:p text:style-name="Text_20_body"/>
      <text:p text:style-name="P738">This means that the given script <text:s/>vsf#/path/myscript.qdl is executing on the thread with pid 53575. If you want to see all current thread, issue</text:p>
      <text:p text:style-name="Preformatted_20_Text"><text:s text:c="2"/>)si threads</text:p>
      <text:p text:style-name="P1124">53575 <text:s/>vsf#/path/myscript.qdl</text:p>
      <text:p text:style-name="P738"/>
      <text:p text:style-name="P738">And if you want to stop this thread, issue</text:p>
      <text:p text:style-name="Preformatted_20_Text"><text:s text:c="3"/><text:span text:style-name="T1583">kill(53575)</text:span></text:p>
      <text:p text:style-name="P1124">1</text:p>
      <text:p text:style-name="P738"/>
      <text:h text:style-name="P1449" text:outline-level="3"><text:bookmark-start text:name="__RefHeading___Toc16336_4001340964"/>halt<text:bookmark-end text:name="__RefHeading___Toc16336_4001340964"/></text:h>
      <text:p text:style-name="Heading">Description</text:p>
      <text:p text:style-name="P472">Halt processing of a script at the given line. <text:s/><text:span text:style-name="T1171">This is normally used only in a debugging session in the workspace. <text:s/></text:span><text:span text:style-name="T1173">See the workspace documentation for a treatment of how this is used.</text:span></text:p>
      <text:p text:style-name="P1220">Usage</text:p>
      <text:p text:style-name="Preformatted_20_Text">halt([message])</text:p>
      <text:p text:style-name="Heading"><text:soft-page-break/>Arguments</text:p>
      <text:p text:style-name="P473">message - (optional) a message to be displayed in the state indicator.</text:p>
      <text:p text:style-name="Heading">Output</text:p>
      <text:p text:style-name="P473">An integer which is the process identifier (pid). You may use this in the workspace to restart execution, attach to the state and inspect as well as other things.</text:p>
      <text:p text:style-name="Heading">Example</text:p>
      <text:p text:style-name="P961">a := 2 + 3;</text:p>
      <text:p text:style-name="P961">halt(‘a was set’);</text:p>
      <text:p text:style-name="P961">// .. other stuff</text:p>
      <text:p text:style-name="P475"/>
      <text:p text:style-name="P474">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73">)si list</text:span></text:p>
      <text:p text:style-name="Preformatted_20_Text">pid | active | line | time <text:s text:c="24"/>| size <text:s/>| message</text:p>
      <text:p text:style-name="P961">0 <text:s text:c="2"/>| <text:s text:c="2"/>* <text:s text:c="3"/>| <text:s text:c="5"/>| Mon Oct 26 16:15:20 CDT 2020 | 2965 <text:s/>| system</text:p>
      <text:p text:style-name="P960">1<text:span text:style-name="T1172">1</text:span> <text:s/>| <text:s text:c="7"/>| <text:span text:style-name="T1172">1</text:span> <text:s text:c="3"/>| Mon Oct 26 16:16:06 CDT 2020 | 3001 <text:s/>| a <text:span text:style-name="T1172">was</text:span> set</text:p>
      <text:p text:style-name="P475"/>
      <text:p text:style-name="P475"><text:span text:style-name="T1172">This shows that this pid, 11, is active and suspended. </text:span><text:span text:style-name="T1173">The ampersand (&amp;) in the run command tell the workspace to clone its state</text:span><text:span text:style-name="T72"> in toto</text:span><text:span text:style-name="T296"> and run the script inside that. </text:span><text:span text:style-name="T72"><text:s/></text:span><text:span text:style-name="T1172">See the workspace documentation for a full explanation.</text:span></text:p>
      <text:h text:style-name="P1450" text:outline-level="3"><text:bookmark-start text:name="__RefHeading___Toc16338_4001340964"/>input_form<text:bookmark-end text:name="__RefHeading___Toc16338_4001340964"/></text:h>
      <text:p text:style-name="Heading">Description</text:p>
      <text:p text:style-name="P663">This will return the input form, <text:span text:style-name="T36">i.e.</text:span><text:span text:style-name="T237">, what you would enter at the command line, of a variable, </text:span><text:span text:style-name="T360">module,</text:span><text:span text:style-name="T237"> <text:s/>function </text:span><text:span text:style-name="T360">or expression. </text:span><text:span text:style-name="T361">This is effectively the inverse function for </text:span><text:span text:style-name="T719">execute</text:span><text:span text:style-name="T361">.</text:span></text:p>
      <text:p text:style-name="Heading">Usage</text:p>
      <text:p text:style-name="Preformatted_20_Text">input_form(<text:span text:style-name="T1456">fq_</text:span><text:span text:style-name="T1223">module_name</text:span><text:span text:style-name="T36">)</text:span></text:p>
      <text:p text:style-name="P976">input_form(<text:span text:style-name="T237">variable</text:span><text:span text:style-name="T357">{</text:span><text:span text:style-name="T313">,</text:span><text:span text:style-name="T1130">pretty_print</text:span><text:span text:style-name="T1131">}</text:span><text:span text:style-name="T36">)</text:span></text:p>
      <text:p text:style-name="P976">input_form(function, arg_count)</text:p>
      <text:p text:style-name="P1061">input_form(<text:span text:style-name="T36">expression</text:span><text:span text:style-name="T237">)</text:span></text:p>
      <text:p text:style-name="P214"/>
      <text:p text:style-name="Heading">Arguments</text:p>
      <text:p text:style-name="Text_20_body"><text:span text:style-name="T1457">For variables, this is the name, </text:span><text:span text:style-name="T103">e.g.</text:span><text:span text:style-name="T359"> </text:span><text:span text:style-name="T540">foo.</text:span> <text:span text:style-name="T1456">For modules, this must be fully qualified like</text:span> <text:span text:style-name="T489"><text:s/></text:span><text:span text:style-name="T540">my_alias#baz#fnord. <text:s/></text:span><text:span text:style-name="T436">If the flag </text:span><text:span text:style-name="T526">pretty_print</text:span><text:span text:style-name="T436"> is </text:span><text:span text:style-name="T526">true</text:span><text:span text:style-name="T436"> then print it out with indenting, otherwise it will </text:span><text:soft-page-break/><text:span text:style-name="T436">end up on a single, possibly very long line. </text:span><text:span text:style-name="T490">Expressions will be evaluated and the result will be converted to input form.</text:span></text:p>
      <text:p text:style-name="P505"><text:span text:style-name="T433">F</text:span><text:span text:style-name="T401">or modules, it is a string that is either the alias or the main module. Note that you can get the input form for a module that has been imported, but you must load it to print out individual functions (since these can be redefined by you.) </text:span><text:span text:style-name="T434">For Java defined modules, there is no source, you simply get the class name.</text:span></text:p>
      <text:p text:style-name="P332"><text:span text:style-name="T237">For functions, this is the name plus you must supply the number of arguments. Note that for Java-defined functions, there is no sourc</text:span><text:span text:style-name="T310">e</text:span><text:span text:style-name="T237">, </text:span><text:span text:style-name="T310">you simply get the class name</text:span><text:span text:style-name="T237">.</text:span></text:p>
      <text:p text:style-name="Heading">Output</text:p>
      <text:p text:style-name="P502">A string that c<text:span text:style-name="T1458">a</text:span>n be interpreted to yield the original argument. Note however, that the result is what is needed, but is not identical. The examples should make this clear and why this is a good way to do it. <text:span text:style-name="T1223">Generally variables have their content returned (since you probably want to work with that) and modules or functions have their complete definitions returned (since you probably want to put it into an editor, e.g.).</text:span></text:p>
      <text:p text:style-name="P503"><text:span text:style-name="T146">Caveat:</text:span><text:span text:style-name="T491"> If you have an alias and a variable with the same name, </text:span><text:span text:style-name="T730">input_form</text:span><text:span text:style-name="T491">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24">A variable</text:span></text:p>
      <text:p text:style-name="Preformatted_20_Text"><text:s text:c="3"/>a. := [2,4,6]~'a'~234~(-1.23)~false</text:p>
      <text:p text:style-name="Preformatted_20_Text"><text:s text:c="3"/><text:span text:style-name="T1222">b := </text:span>input_form(a.)</text:p>
      <text:p text:style-name="Preformatted_20_Text"><text:s text:c="3"/><text:span text:style-name="T1222">b</text:span></text:p>
      <text:p text:style-name="Preformatted_20_Text">[2,4,6,'a',234,-1.23,false]</text:p>
      <text:p text:style-name="P502"/>
      <text:p text:style-name="P502">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662"><text:span text:style-name="T1459">In this case, the expression</text:span><text:span text:style-name="T1460">s</text:span><text:span text:style-name="T1459"> </text:span><text:span text:style-name="T1460">are</text:span><text:span text:style-name="T1459"> evaluated and the input form is returned.</text:span></text:p>
      <text:p text:style-name="Heading">Example: using input_form and execute</text:p>
      <text:p text:style-name="P504">So how to use this with, say, <text:span text:style-name="T3">execute</text:span><text:span text:style-name="T182">? <text:s/></text:span><text:span text:style-name="T227">Taking a. as per above</text:span><text:span text:style-name="T401">:</text:span></text:p>
      <text:p text:style-name="Preformatted_20_Text"><text:s text:c="3"/>a. := [2,4,6]~'a'~234~(-1.23)~false</text:p>
      <text:p text:style-name="Preformatted_20_Text"><text:s text:c="2"/>execute(<text:span text:style-name="T1460">input_form(a.)</text:span>)</text:p>
      <text:p text:style-name="Preformatted_20_Text">[2,4,6,a,234,-1.23,false]</text:p>
      <text:p text:style-name="P197"/>
      <text:p text:style-name="P1231"><text:soft-page-break/>Example:A function</text:p>
      <text:p text:style-name="P507">If you define a function such as</text:p>
      <text:p text:style-name="Preformatted_20_Text"><text:s text:c="2"/>f(x)-&gt;x^3+3*x^2 +x - 1</text:p>
      <text:p text:style-name="Text_20_body"/>
      <text:p text:style-name="P507">You can recover the input form as </text:p>
      <text:p text:style-name="Preformatted_20_Text"><text:s text:c="2"/>input_form(f, 1)</text:p>
      <text:p text:style-name="Preformatted_20_Text">f(x)</text:p>
      <text:p text:style-name="Preformatted_20_Text">-&gt;</text:p>
      <text:p text:style-name="Preformatted_20_Text">x^3+3*x^2+x-1;</text:p>
      <text:p text:style-name="P507"/>
      <text:p text:style-name="P507">Note that this is not exactly what was typed, but is equivalent.</text:p>
      <text:p text:style-name="Heading">Example: A module</text:p>
      <text:p text:style-name="P506">Let us define and import a module</text:p>
      <text:p text:style-name="Preformatted_20_Text"><text:s text:c="4"/>module['a:a','a']body[foo := 'abar';define[f(n)]body[return(n+1);];];</text:p>
      <text:p text:style-name="Preformatted_20_Text"><text:s text:c="4"/>module_import('a:a');</text:p>
      <text:p text:style-name="P1062">a</text:p>
      <text:p text:style-name="Preformatted_20_Text"><text:s text:c="4"/>input_form(<text:span text:style-name="T1099">a</text:span>)</text:p>
      <text:p text:style-name="Preformatted_20_Text">module['a:a','a']body[foo := 'abar';define[f(n)]body[return(n+1);];];</text:p>
      <text:p text:style-name="Text_20_body"/>
      <text:p text:style-name="Text_20_body"/>
      <text:p text:style-name="P506">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739">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text:bookmark-start text:name="__RefHeading___Toc63810_779238116"/>kill<text:bookmark-end text:name="__RefHeading___Toc63810_779238116"/></text:h>
      <text:p text:style-name="Heading">Description</text:p>
      <text:p text:style-name="P740">Stop (aka kill) a forked process.</text:p>
      <text:p text:style-name="Heading">Usage</text:p>
      <text:p text:style-name="Preformatted_20_Text">kill(pid)</text:p>
      <text:p text:style-name="P1241"><text:soft-page-break/>Arguments</text:p>
      <text:p text:style-name="P740">pid - an integer that is the unique process identification number returned from the <text:span text:style-name="T557">fork</text:span> function.</text:p>
      <text:p text:style-name="Heading">Output</text:p>
      <text:p text:style-name="P740">There are two possible values. A 1 indicates success, a 0 indicates failure.</text:p>
      <text:p text:style-name="Heading">Examples</text:p>
      <text:p text:style-name="Preformatted_20_Text"><text:s text:c="3"/>kill(42)</text:p>
      <text:p text:style-name="P1125">1</text:p>
      <text:p text:style-name="Text_20_body"/>
      <text:p text:style-name="P740">Stops the process with pid 42. The result indicates that process has been successfully terminated.</text:p>
      <text:h text:style-name="P1451" text:outline-level="3"><text:bookmark-start text:name="__RefHeading___Toc9970_1246888521"/>script_args<text:bookmark-end text:name="__RefHeading___Toc9970_1246888521"/></text:h>
      <text:p text:style-name="Heading">Description</text:p>
      <text:p text:style-name="P436"><text:span text:style-name="T155">Deprecated. Use args() instead. </text:span>When a script is invoked, the arguments to it are given as a list of strings. <text:s/>This may be either from the command line <text:span text:style-name="T36">or</text:span><text:span text:style-name="T237"> an argument to the script_run() or script_load() functions. </text:span><text:span text:style-name="T287">Typically this is called </text:span><text:span text:style-name="T65">inside</text:span><text:span text:style-name="T287"> a running script to access the arguments passed in. </text:span></text:p>
      <text:p text:style-name="P1222">Usage</text:p>
      <text:p text:style-name="P737">script_args([index])</text:p>
      <text:p text:style-name="Heading">Arguments</text:p>
      <text:p text:style-name="P435">-<text:span text:style-name="T1358">1 = return all args as a stem.</text:span></text:p>
      <text:p text:style-name="P435">index - (o<text:span text:style-name="T1037">p</text:span>tional) an integer in the proper range.</text:p>
      <text:p text:style-name="Heading">Output</text:p>
      <text:p text:style-name="P435">no arguments - the number of arguments is returned.</text:p>
      <text:p text:style-name="P435">integer - the argument for that integer.</text:p>
      <text:p text:style-name="Heading">Examples.</text:p>
      <text:p text:style-name="P435">In the case of invoking a script from the command line,</text:p>
      <text:p text:style-name="Preformatted_20_Text">qdl -run <text:span text:style-name="T1046">my_</text:span>script.qdl arg0 arg1 arg2</text:p>
      <text:p text:style-name="P435"><text:line-break/>The arguments <text:s/><text:span text:style-name="T1046">(</text:span><text:span text:style-name="T65">e.g. </text:span><text:span text:style-name="T287">about the first call inside </text:span><text:span text:style-name="T713">my_script.qdl</text:span><text:span text:style-name="T287">) </text:span>would be <text:span text:style-name="T1046">accessed as </text:span></text:p>
      <text:p text:style-name="Preformatted_20_Text"><text:s text:c="4"/><text:span text:style-name="T1046">say(</text:span>script_args()<text:span text:style-name="T1046">); // how many passed in?</text:span></text:p>
      <text:p text:style-name="Preformatted_20_Text">3</text:p>
      <text:p text:style-name="Preformatted_20_Text"><text:soft-page-break/><text:s text:c="4"/><text:span text:style-name="T1046">say(</text:span>script_args(1)<text:span text:style-name="T1046">); // print out the second one (indices start at zero.)</text:span></text:p>
      <text:p text:style-name="Preformatted_20_Text">arg1</text:p>
      <text:p text:style-name="P435"/>
      <text:p text:style-name="P435"><text:span text:style-name="T1037">Note that if the script is invoked from the command line, then only strings will result and may have to be converted to other types, </text:span><text:span text:style-name="T63">e.g</text:span><text:span text:style-name="T1037">. with the </text:span><text:span text:style-name="T578">to_number()</text:span><text:span text:style-name="T1037"> call.</text:span><text:line-break/></text:p>
      <text:p text:style-name="P441">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87" text:outline-level="3"><text:bookmark-start text:name="__RefHeading___Toc720_3277173355"/>script_<text:span text:style-name="T1028">load</text:span><text:bookmark-end text:name="__RefHeading___Toc720_3277173355"/></text:h>
      <text:p text:style-name="P1201">Description</text:p>
      <text:p text:style-name="P319">Read a script from a file and execute it in the current environment. This means that any variables it sets of functions it defines are now part of the active workspace. Caution that this will overwrite whatever you have if there is a name clash.</text:p>
      <text:p text:style-name="P434">See also <text:span text:style-name="T557">script_run(), script_args(), script_path()</text:span></text:p>
      <text:p text:style-name="P1201">Usage</text:p>
      <text:p text:style-name="Preformatted_20_Text">script_load(file_name<text:span text:style-name="T1431">{</text:span><text:span text:style-name="T1029">,</text:span><text:span text:style-name="T1225"> arg</text:span><text:span text:style-name="T1431">}</text:span><text:span text:style-name="T1358">*</text:span>)</text:p>
      <text:p text:style-name="P1201">Arguments</text:p>
      <text:p text:style-name="Text_20_body"><text:span text:style-name="T557">file_name</text:span><text:span text:style-name="T555"> </text:span>– the fully qualified path to the file</text:p>
      <text:p text:style-name="P584"><text:span text:style-name="T576">arg</text:span><text:span text:style-name="T582">0, arg1…</text:span><text:span text:style-name="T575"> </text:span>- <text:span text:style-name="T1225">(optional) </text:span><text:span text:style-name="T1359">the arguments for the script</text:span></text:p>
      <text:p text:style-name="P1214">Output</text:p>
      <text:p text:style-name="P509">The output of the script, if any.</text:p>
      <text:p text:style-name="P1201">Examples</text:p>
      <text:p text:style-name="P973">script_load('/<text:span text:style-name="T878">home/bob/qdl/math_util.qdl', </text:span><text:span text:style-name="T1225">3,’foo’, false</text:span><text:span text:style-name="T878">);</text:span></text:p>
      <text:p text:style-name="P396"/>
      <text:p text:style-name="Text_20_body">Will <text:span text:style-name="T1360">load the given script and send it the 3 arguments listed.</text:span> </text:p>
      <text:h text:style-name="P1387" text:outline-level="3"><text:bookmark-start text:name="__RefHeading___Toc722_3277173355"/>script_<text:span text:style-name="T1028">run</text:span><text:bookmark-end text:name="__RefHeading___Toc722_3277173355"/></text:h>
      <text:p text:style-name="P1201">Description</text:p>
      <text:p text:style-name="P319">Read a script from a file and execute it in a completely new environment. The output of the file is piped to the current console. </text:p>
      <text:p text:style-name="P1201"><text:soft-page-break/>Usage</text:p>
      <text:p text:style-name="P973">script_run(file_name<text:span text:style-name="T1431">{</text:span><text:span text:style-name="T1026">,</text:span><text:span text:style-name="T1029">arg</text:span><text:span text:style-name="T1431">}</text:span><text:span text:style-name="T1359">*</text:span><text:span text:style-name="T1029"> </text:span><text:span text:style-name="T1026">)</text:span></text:p>
      <text:p text:style-name="P1201">Arguments</text:p>
      <text:p text:style-name="Text_20_body"><text:span text:style-name="T557">file_name</text:span> – the fully qualified path to the file</text:p>
      <text:p text:style-name="P508"><text:span text:style-name="T576">arg</text:span><text:span text:style-name="T582">0, arg1…</text:span><text:span text:style-name="T575"> </text:span>- <text:span text:style-name="T1225">(optional) </text:span><text:span text:style-name="T1359">the arguments for the script</text:span></text:p>
      <text:p text:style-name="P509">If there is a single argument that is a stem list, then the components of that will be sent to the script as the arguments.</text:p>
      <text:p text:style-name="P1201">Output</text:p>
      <text:p text:style-name="P509">The ou<text:span text:style-name="T1268">t</text:span>put of the script, if any.</text:p>
      <text:p text:style-name="P1201">Examples</text:p>
      <text:p text:style-name="Preformatted_20_Text">script_run('/home/bob/qdl/<text:span text:style-name="T879">format_reports.qdl');</text:span></text:p>
      <text:p text:style-name="Text_20_body"><text:line-break/><text:span text:style-name="T1026">If the script requires command line arguments, you may simply send them along:</text:span></text:p>
      <text:p text:style-name="P974">script_run('/home/bob/qdl/<text:span text:style-name="T879">format_reports.qdl', '-w', 120);</text:span></text:p>
      <text:p text:style-name="Text_20_body"><text:line-break/><text:span text:style-name="T1027">In this case, it is the same as invoking this script from the command line like so:</text:span></text:p>
      <text:p text:style-name="Preformatted_20_Text">qdl -run /home/bob/qdl/<text:span text:style-name="T879">format_reports.qdl -</text:span>2 120</text:p>
      <text:h text:style-name="Heading_20_2" text:outline-level="2"><text:bookmark-start text:name="__RefHeading___Toc753_3277173355"/>General functions<text:bookmark-end text:name="__RefHeading___Toc753_3277173355"/></text:h>
      <text:p text:style-name="P675">These are functions that are generally appli<text:span text:style-name="T879">c</text:span>able and do not fall in to the other categories.</text:p>
      <text:h text:style-name="P1452" text:outline-level="3"><text:bookmark-start text:name="__RefHeading___Toc674113_1332219333"/>cb_exists<text:bookmark-end text:name="__RefHeading___Toc674113_1332219333"/></text:h>
      <text:p text:style-name="P1233">Description</text:p>
      <text:p text:style-name="P677">Check if the system clipboard is supported. <text:span text:style-name="T1478">This operation is not available in server mode.</text:span></text:p>
      <text:p text:style-name="P1233">Usage</text:p>
      <text:p text:style-name="P397">cb_exists()</text:p>
      <text:p text:style-name="Heading">Arguments</text:p>
      <text:p text:style-name="P676">none.</text:p>
      <text:p text:style-name="Heading">Output</text:p>
      <text:p text:style-name="P676">A true if the clipboard is readable, false otherwise.</text:p>
      <text:h text:style-name="P1453" text:outline-level="3"><text:bookmark-start text:name="__RefHeading___Toc674115_1332219333"/><text:soft-page-break/><text:span text:style-name="T1476">cb_</text:span><text:span text:style-name="T1194">read</text:span><text:bookmark-end text:name="__RefHeading___Toc674115_1332219333"/></text:h>
      <text:p text:style-name="P1233">Description</text:p>
      <text:p text:style-name="P677">Read the contents of the clipboard as a string. <text:span text:style-name="T1478">This operation is not available in server mode.</text:span></text:p>
      <text:p text:style-name="P1233">Usage</text:p>
      <text:p text:style-name="P676"><text:span text:style-name="T557">cb_read()</text:span> </text:p>
      <text:p text:style-name="P1233">Arguments</text:p>
      <text:p text:style-name="P676">none</text:p>
      <text:p text:style-name="P1232">Output</text:p>
      <text:p text:style-name="P676">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76">cb_read()</text:span></text:p>
      <text:p text:style-name="P1071">the quick brown fox jumped over the lazy dog</text:p>
      <text:p text:style-name="Text_20_body"/>
      <text:p text:style-name="P676">This means that the given string was in the clipboard.</text:p>
      <text:h text:style-name="P1453" text:outline-level="3"><text:bookmark-start text:name="__RefHeading___Toc674117_1332219333"/><text:span text:style-name="T1476">cb_</text:span><text:span text:style-name="T1194">write</text:span><text:bookmark-end text:name="__RefHeading___Toc674117_1332219333"/></text:h>
      <text:p text:style-name="P1233">Description</text:p>
      <text:p text:style-name="P676">Write a string to the clipboard. <text:span text:style-name="T1478">This operation is not available in server mode.</text:span></text:p>
      <text:p text:style-name="P1233">Usage</text:p>
      <text:p text:style-name="P397">cb_write(arg)</text:p>
      <text:p text:style-name="P1233">Arguments</text:p>
      <text:p text:style-name="P678"><text:span text:style-name="T630">arg</text:span><text:span text:style-name="T1476"> - </text:span><text:span text:style-name="T1477">the argument</text:span><text:span text:style-name="T1476">. </text:span><text:span text:style-name="T1477">It may be any data type, but it will be converted to a string before being written. This also includes stems, which are turned into JSON first.</text:span><text:span text:style-name="T1476"> <text:s/></text:span></text:p>
      <text:p text:style-name="P1232">Output</text:p>
      <text:p text:style-name="P679">true if the operation succeeded, false otherwise.</text:p>
      <text:h text:style-name="Heading_20_3" text:outline-level="3"><text:bookmark-start text:name="__RefHeading___Toc9972_1246888521"/><text:soft-page-break/>constants<text:bookmark-end text:name="__RefHeading___Toc9972_1246888521"/></text:h>
      <text:p text:style-name="Heading">Description</text:p>
      <text:p text:style-name="P415">Get constants that QDL defines</text:p>
      <text:p text:style-name="Heading">Usage</text:p>
      <text:p text:style-name="P392">constants(<text:span text:style-name="T1014">[name]</text:span>)</text:p>
      <text:p text:style-name="Heading">Arguments</text:p>
      <text:p text:style-name="P415">None – <text:span text:style-name="T1014">a complete stem consisting all system constants</text:span></text:p>
      <text:p text:style-name="P427"><text:span text:style-name="T557">name</text:span> – The value associated with this property name.</text:p>
      <text:p text:style-name="Heading">Output</text:p>
      <text:p text:style-name="P415">A stem consisting of various constants described in this document. <text:span text:style-name="T1455">Since this is a function, you can either access the values with an argument or a stem index. </text:span></text:p>
      <text:p text:style-name="Heading">Examples</text:p>
      <text:p text:style-name="Preformatted_20_Text"><text:s text:c="2"/><text:span text:style-name="T1120">say</text:span>(constants(), true)</text:p>
      <text:p text:style-name="P956">{</text:p>
      <text:p text:style-name="P956"><text:s/>var_type: {</text:p>
      <text:p text:style-name="P956"><text:s text:c="2"/>boolean:1,</text:p>
      <text:p text:style-name="P956"><text:s text:c="2"/>string:3,</text:p>
      <text:p text:style-name="P956"><text:s text:c="2"/>null:0,</text:p>
      <text:p text:style-name="P956"><text:s text:c="2"/>integer:2,</text:p>
      <text:p text:style-name="P956"><text:s text:c="2"/>decimal:5,</text:p>
      <text:p text:style-name="P956"><text:s text:c="2"/>stem:4,</text:p>
      <text:p text:style-name="P956"><text:s text:c="2"/>undefined:-1</text:p>
      <text:p text:style-name="P956"><text:s/>},</text:p>
      <text:p text:style-name="P956"><text:s/>file_types: {</text:p>
      <text:p text:style-name="P956"><text:s text:c="2"/>string:-1,</text:p>
      <text:p text:style-name="P956"><text:s text:c="2"/>binary:0,</text:p>
      <text:p text:style-name="P956"><text:s text:c="2"/>stem:1</text:p>
      <text:p text:style-name="P956"><text:s/>},</text:p>
      <text:p text:style-name="P956"><text:s/>detokenize: {</text:p>
      <text:p text:style-name="P956"><text:s text:c="2"/>prepend:1,</text:p>
      <text:p text:style-name="P956"><text:s text:c="2"/>omit_dangling_delimiter:2</text:p>
      <text:p text:style-name="P956"><text:s/>},</text:p>
      <text:p text:style-name="P956"><text:s/>error_codes: {</text:p>
      <text:p text:style-name="P956"><text:s text:c="2"/>system_error:-1</text:p>
      <text:p text:style-name="P956"><text:s/>}</text:p>
      <text:p text:style-name="P956">}</text:p>
      <text:p text:style-name="P416">This consists of the types of variables that are output from the <text:span text:style-name="T36">var_type</text:span><text:span text:style-name="T237"> command.</text:span></text:p>
      <text:h text:style-name="Heading_20_3" text:outline-level="3"><text:bookmark-start text:name="__RefHeading___Toc9974_1246888521"/>constant<text:span text:style-name="T1625">() values</text:span><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901564324048">
          <table:table-cell table:style-name="sys_23_constants.A1" office:value-type="string">
            <text:p text:style-name="P1268">Name</text:p>
          </table:table-cell>
          <table:table-cell table:style-name="sys_23_constants.A1" office:value-type="string">
            <text:p text:style-name="P1268">Value</text:p>
          </table:table-cell>
          <table:table-cell table:style-name="sys_23_constants.C1" office:value-type="string">
            <text:p text:style-name="P1268">Description</text:p>
          </table:table-cell>
        </table:table-row>
        <text:soft-page-break/>
        <table:table-row table:style-name="TableLine93901562059152">
          <table:table-cell table:style-name="sys_23_constants.A2" office:value-type="string">
            <text:p text:style-name="P1280">var_type.boolean</text:p>
          </table:table-cell>
          <table:table-cell table:style-name="sys_23_constants.A2" office:value-type="string">
            <text:p text:style-name="P1306">1</text:p>
          </table:table-cell>
          <table:table-cell table:style-name="sys_23_constants.C2" office:value-type="string">
            <text:p text:style-name="P1276"/>
          </table:table-cell>
        </table:table-row>
        <table:table-row table:style-name="TableLine93901562468288">
          <table:table-cell table:style-name="sys_23_constants.A2" office:value-type="string">
            <text:p text:style-name="P1280">var_type.decimal</text:p>
          </table:table-cell>
          <table:table-cell table:style-name="sys_23_constants.A2" office:value-type="string">
            <text:p text:style-name="P1306">5</text:p>
          </table:table-cell>
          <table:table-cell table:style-name="sys_23_constants.C2" office:value-type="string">
            <text:p text:style-name="Table_20_Contents"/>
          </table:table-cell>
        </table:table-row>
        <table:table-row table:style-name="TableLine93901562128544">
          <table:table-cell table:style-name="sys_23_constants.A2" office:value-type="string">
            <text:p text:style-name="P1280">var_type.integer</text:p>
          </table:table-cell>
          <table:table-cell table:style-name="sys_23_constants.A2" office:value-type="string">
            <text:p text:style-name="P1306">2</text:p>
          </table:table-cell>
          <table:table-cell table:style-name="sys_23_constants.C2" office:value-type="string">
            <text:p text:style-name="Table_20_Contents"/>
          </table:table-cell>
        </table:table-row>
        <table:table-row table:style-name="TableLine93901562147136">
          <table:table-cell table:style-name="sys_23_constants.A2" office:value-type="string">
            <text:p text:style-name="P1280">var_type.null</text:p>
          </table:table-cell>
          <table:table-cell table:style-name="sys_23_constants.A2" office:value-type="string">
            <text:p text:style-name="P1306">0</text:p>
          </table:table-cell>
          <table:table-cell table:style-name="sys_23_constants.C2" office:value-type="string">
            <text:p text:style-name="Table_20_Contents"/>
          </table:table-cell>
        </table:table-row>
        <table:table-row table:style-name="TableLine93901562890688">
          <table:table-cell table:style-name="sys_23_constants.A2" office:value-type="string">
            <text:p text:style-name="P1280">var_type.stem</text:p>
          </table:table-cell>
          <table:table-cell table:style-name="sys_23_constants.A2" office:value-type="string">
            <text:p text:style-name="P1306">4</text:p>
          </table:table-cell>
          <table:table-cell table:style-name="sys_23_constants.C2" office:value-type="string">
            <text:p text:style-name="Table_20_Contents"/>
          </table:table-cell>
        </table:table-row>
        <table:table-row table:style-name="TableLine93901562857120">
          <table:table-cell table:style-name="sys_23_constants.A2" office:value-type="string">
            <text:p text:style-name="P1280">var_type.string</text:p>
          </table:table-cell>
          <table:table-cell table:style-name="sys_23_constants.A2" office:value-type="string">
            <text:p text:style-name="P1306">3</text:p>
          </table:table-cell>
          <table:table-cell table:style-name="sys_23_constants.C2" office:value-type="string">
            <text:p text:style-name="Table_20_Contents"/>
          </table:table-cell>
        </table:table-row>
        <table:table-row table:style-name="TableLine93901562916016">
          <table:table-cell table:style-name="sys_23_constants.A2" office:value-type="string">
            <text:p text:style-name="P1280">var_type.undefined</text:p>
          </table:table-cell>
          <table:table-cell table:style-name="sys_23_constants.A2" office:value-type="string">
            <text:p text:style-name="P1262">-<text:span text:style-name="T1012">1</text:span></text:p>
          </table:table-cell>
          <table:table-cell table:style-name="sys_23_constants.C2" office:value-type="string">
            <text:p text:style-name="Table_20_Contents"/>
          </table:table-cell>
        </table:table-row>
        <table:table-row table:style-name="TableLine93901562918960">
          <table:table-cell table:style-name="sys_23_constants.A2" office:value-type="string">
            <text:p text:style-name="P1281">error_codes.system_error</text:p>
          </table:table-cell>
          <table:table-cell table:style-name="sys_23_constants.A2" office:value-type="string">
            <text:p text:style-name="P1262">-<text:span text:style-name="T1009">1</text:span></text:p>
          </table:table-cell>
          <table:table-cell table:style-name="sys_23_constants.C2" office:value-type="string">
            <text:p text:style-name="P1277">Used in try – catch blocks. If there is some internal error processing then this is raised and a message set.</text:p>
          </table:table-cell>
        </table:table-row>
        <table:table-row table:style-name="TableLine93901562956272">
          <table:table-cell table:style-name="sys_23_constants.A2" office:value-type="string">
            <text:p text:style-name="P1282">file_type.binary</text:p>
          </table:table-cell>
          <table:table-cell table:style-name="sys_23_constants.A2" office:value-type="string">
            <text:p text:style-name="P1279">0</text:p>
          </table:table-cell>
          <table:table-cell table:style-name="sys_23_constants.C2" office:value-type="string">
            <text:p text:style-name="P1278">Return file contents as base 64 encoded byte stream</text:p>
          </table:table-cell>
        </table:table-row>
        <table:table-row table:style-name="TableLine93901562959440">
          <table:table-cell table:style-name="sys_23_constants.A2" office:value-type="string">
            <text:p text:style-name="P1282">file_type.stem</text:p>
          </table:table-cell>
          <table:table-cell table:style-name="sys_23_constants.A2" office:value-type="string">
            <text:p text:style-name="P1279">1</text:p>
          </table:table-cell>
          <table:table-cell table:style-name="sys_23_constants.C2" office:value-type="string">
            <text:p text:style-name="P1278">Return file contents in a stem list, one entry per line </text:p>
          </table:table-cell>
        </table:table-row>
        <table:table-row table:style-name="TableLine93901562986352">
          <table:table-cell table:style-name="sys_23_constants.A2" office:value-type="string">
            <text:p text:style-name="P1282">file_type.string</text:p>
          </table:table-cell>
          <table:table-cell table:style-name="sys_23_constants.A2" office:value-type="string">
            <text:p text:style-name="P1262">-<text:span text:style-name="T1010">1</text:span></text:p>
          </table:table-cell>
          <table:table-cell table:style-name="sys_23_constants.C2" office:value-type="string">
            <text:p text:style-name="P1278">Return file contents as single string</text:p>
          </table:table-cell>
        </table:table-row>
        <table:table-row table:style-name="TableLine93901562976992">
          <table:table-cell table:style-name="sys_23_constants.A2" office:value-type="string">
            <text:p text:style-name="P1288">detokenize.prepend</text:p>
          </table:table-cell>
          <table:table-cell table:style-name="sys_23_constants.A2" office:value-type="string">
            <text:p text:style-name="P1308">1</text:p>
          </table:table-cell>
          <table:table-cell table:style-name="sys_23_constants.C2" office:value-type="string">
            <text:p text:style-name="P1309">See the detokenize function section</text:p>
          </table:table-cell>
        </table:table-row>
        <table:table-row table:style-name="TableLine93901563028144">
          <table:table-cell table:style-name="sys_23_constants.A2" office:value-type="string">
            <text:p text:style-name="P1288">detokenize.omit_dangling_delimiter</text:p>
          </table:table-cell>
          <table:table-cell table:style-name="sys_23_constants.A2" office:value-type="string">
            <text:p text:style-name="P1308">2</text:p>
          </table:table-cell>
          <table:table-cell table:style-name="sys_23_constants.C2" office:value-type="string">
            <text:p text:style-name="P1309">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95">D</text:span>escription</text:p>
      <text:p text:style-name="P414">Get various bits of system information in a stem.</text:p>
      <text:p text:style-name="Heading">Usage</text:p>
      <text:p text:style-name="P391">info(<text:span text:style-name="T1013">[name]</text:span>)</text:p>
      <text:p text:style-name="Heading">Arguments </text:p>
      <text:p text:style-name="P414">None – <text:span text:style-name="T1013">a stem consisting of all properties</text:span></text:p>
      <text:p text:style-name="P426"><text:span text:style-name="T557">name</text:span> – If a single property name is specified, that is returned or an empty string if the property is undefined.</text:p>
      <text:p text:style-name="Heading">Output</text:p>
      <text:p text:style-name="P414">A stem with various bits of system information. <text:span text:style-name="T1038">This will vary from installation to installation.</text:span></text:p>
      <text:p text:style-name="Heading">Examples<text:line-break/></text:p>
      <text:p text:style-name="Preformatted_20_Text"><text:s text:c="2"/><text:span text:style-name="T1120">say</text:span>(info(), true)</text:p>
      <text:p text:style-name="Preformatted_20_Text">{</text:p>
      <text:p text:style-name="Preformatted_20_Text"><text:s/>system: {</text:p>
      <text:p text:style-name="Preformatted_20_Text"><text:soft-page-break/><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96">The major bits of this are</text:span></text:p>
      <text:list xml:id="list2079038683" text:style-name="L13">
        <text:list-item>
          <text:p text:style-name="P1507">qdl_version<text:span text:style-name="T237"> = information about the currently running version of QDL </text:span><text:span text:style-name="T267">and how it was built.</text:span></text:p>
        </text:list-item>
        <text:list-item>
          <text:p text:style-name="P1507">user<text:span text:style-name="T237"> = information about the user, such ash their home directory</text:span></text:p>
        </text:list-item>
        <text:list-item>
          <text:p text:style-name="P1507">boot<text:span text:style-name="T237"> = information the system used to boot itself. </text:span></text:p>
        </text:list-item>
        <text:list-item>
          <text:p text:style-name="P1507">os<text:span text:style-name="T237"> = information about the current operating system QDL is running under and</text:span></text:p>
        </text:list-item>
        <text:list-item>
          <text:p text:style-name="P1507">system<text:span text:style-name="T237"> = information about the computer system itself, such as the number of processors, the current java virtual machine version etc.</text:span></text:p>
        </text:list-item>
        <text:list-item>
          <text:p text:style-name="P1508">lib <text:span text:style-name="T237">=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48"><text:s text:c="2"/><text:span text:style-name="T1436">info().'os.name' ; // Since it is a stem, you can do this too.</text:span></text:p>
      <text:p text:style-name="P1049">Linux</text:p>
      <text:h text:style-name="P1434" text:outline-level="3"><text:bookmark-start text:name="__RefHeading___Toc9978_1246888521"/>info() values<text:bookmark-end text:name="__RefHeading___Toc9978_1246888521"/></text:h>
      <text:p text:style-name="P425">Not all of these may be available, depending on various combinations of hardware and systems.</text:p>
      <text:p text:style-name="P424"/>
      <table:table table:name="Table2" table:style-name="Table2">
        <table:table-column table:style-name="Table2.A"/>
        <table:table-column table:style-name="Table2.B"/>
        <table:table-row table:style-name="TableLine93901563469616">
          <table:table-cell table:style-name="Table2.A1" office:value-type="string">
            <text:p text:style-name="P1267">Name</text:p>
          </table:table-cell>
          <table:table-cell table:style-name="Table2.B1" office:value-type="string">
            <text:p text:style-name="P1269">Description</text:p>
          </table:table-cell>
        </table:table-row>
        <table:table-row table:style-name="TableLine93901563957968">
          <table:table-cell table:style-name="Table2.A2" office:value-type="string">
            <text:p text:style-name="P1283">user.home_dir</text:p>
          </table:table-cell>
          <table:table-cell table:style-name="Table2.B2" office:value-type="string">
            <text:p text:style-name="P1301">The home directory for the user in the ambient operation system</text:p>
          </table:table-cell>
        </table:table-row>
        <table:table-row table:style-name="TableLine93901563963696">
          <table:table-cell table:style-name="Table2.A2" office:value-type="string">
            <text:p text:style-name="P1283">user.<text:span text:style-name="T1011">invocation</text:span>_dir</text:p>
          </table:table-cell>
          <table:table-cell table:style-name="Table2.B2" office:value-type="string">
            <text:p text:style-name="P1301">The directory from which QDL was started. </text:p>
          </table:table-cell>
        </table:table-row>
        <table:table-row table:style-name="TableLine93901563966144">
          <table:table-cell table:style-name="Table2.A2" office:value-type="string">
            <text:p text:style-name="P1284">system.initial_memory</text:p>
          </table:table-cell>
          <table:table-cell table:style-name="Table2.B2" office:value-type="string">
            <text:p text:style-name="P1302">Amount of RAM allocated to QDL at system startup. Depending on the system, more may be allocated as needed</text:p>
          </table:table-cell>
        </table:table-row>
        <table:table-row table:style-name="TableLine93901563968128">
          <table:table-cell table:style-name="Table2.A2" office:value-type="string">
            <text:p text:style-name="P1284">system.jvm_version</text:p>
          </table:table-cell>
          <table:table-cell table:style-name="Table2.B2" office:value-type="string">
            <text:p text:style-name="P1302">The version of the Java virtual machine that is running QDL</text:p>
          </table:table-cell>
        </table:table-row>
        <table:table-row table:style-name="TableLine93901563970368">
          <table:table-cell table:style-name="Table2.A2" office:value-type="string">
            <text:p text:style-name="P1284">system.processors</text:p>
          </table:table-cell>
          <table:table-cell table:style-name="Table2.B2" office:value-type="string">
            <text:p text:style-name="P1302">The number of CPUs that are capable of being used by QDL.</text:p>
          </table:table-cell>
        </table:table-row>
        <table:table-row table:style-name="TableLine93901563973968">
          <table:table-cell table:style-name="Table2.A2" office:value-type="string">
            <text:p text:style-name="P1285">os.architecture</text:p>
          </table:table-cell>
          <table:table-cell table:style-name="Table2.B2" office:value-type="string">
            <text:p text:style-name="P1303">The architecture (underlying hardware info) for the current operating system</text:p>
          </table:table-cell>
        </table:table-row>
        <text:soft-page-break/>
        <table:table-row table:style-name="TableLine93901563975600">
          <table:table-cell table:style-name="Table2.A2" office:value-type="string">
            <text:p text:style-name="P1285">os.name</text:p>
          </table:table-cell>
          <table:table-cell table:style-name="Table2.B2" office:value-type="string">
            <text:p text:style-name="P1303">The name of the operating system</text:p>
          </table:table-cell>
        </table:table-row>
        <table:table-row table:style-name="TableLine93901563979328">
          <table:table-cell table:style-name="Table2.A2" office:value-type="string">
            <text:p text:style-name="P1285">os.version</text:p>
          </table:table-cell>
          <table:table-cell table:style-name="Table2.B2" office:value-type="string">
            <text:p text:style-name="P1303">The current version of the operating system</text:p>
          </table:table-cell>
        </table:table-row>
        <table:table-row table:style-name="TableLine93901563990112">
          <table:table-cell table:style-name="Table2.A2" office:value-type="string">
            <text:p text:style-name="P1286">qdl_version.version</text:p>
          </table:table-cell>
          <table:table-cell table:style-name="Table2.B2" office:value-type="string">
            <text:p text:style-name="P1304">The actual version of QDL you are running.</text:p>
          </table:table-cell>
        </table:table-row>
        <table:table-row table:style-name="TableLine93901564005632">
          <table:table-cell table:style-name="Table2.A2" office:value-type="string">
            <text:p text:style-name="P1286">qdl_version.created_by</text:p>
          </table:table-cell>
          <table:table-cell table:style-name="Table2.B2" office:value-type="string">
            <text:p text:style-name="P1304">The user that compiled this version of QDL</text:p>
          </table:table-cell>
        </table:table-row>
        <table:table-row table:style-name="TableLine93901564007552">
          <table:table-cell table:style-name="Table2.A2" office:value-type="string">
            <text:p text:style-name="P1286">qdl_version.build_jdk</text:p>
          </table:table-cell>
          <table:table-cell table:style-name="Table2.B2" office:value-type="string">
            <text:p text:style-name="P1304">The version of the JDK under which this version of QDL was compiled.</text:p>
          </table:table-cell>
        </table:table-row>
        <table:table-row table:style-name="TableLine93901564009472">
          <table:table-cell table:style-name="Table2.A2" office:value-type="string">
            <text:p text:style-name="P1286">qdl_version.build_nr</text:p>
          </table:table-cell>
          <table:table-cell table:style-name="Table2.B2" office:value-type="string">
            <text:p text:style-name="P1304">The build number for this version of QDL</text:p>
          </table:table-cell>
        </table:table-row>
        <table:table-row table:style-name="TableLine93901563983792">
          <table:table-cell table:style-name="Table2.A2" office:value-type="string">
            <text:p text:style-name="P1286">qdl_version.build_time</text:p>
          </table:table-cell>
          <table:table-cell table:style-name="Table2.B2" office:value-type="string">
            <text:p text:style-name="P1304">The time stamp when this version of QDL was built</text:p>
          </table:table-cell>
        </table:table-row>
        <table:table-row table:style-name="TableLine93901563981392">
          <table:table-cell table:style-name="Table2.A2" office:value-type="string">
            <text:p text:style-name="P1287">boot.qdl_home</text:p>
          </table:table-cell>
          <table:table-cell table:style-name="Table2.B2" office:value-type="string">
            <text:p text:style-name="P1305">The home directory set for QDL. Any relative file operations are resolved against this</text:p>
          </table:table-cell>
        </table:table-row>
        <table:table-row table:style-name="TableLine93901564014256">
          <table:table-cell table:style-name="Table2.A2" office:value-type="string">
            <text:p text:style-name="P1287">boot.boot_script</text:p>
          </table:table-cell>
          <table:table-cell table:style-name="Table2.B2" office:value-type="string">
            <text:p text:style-name="P1305">Path to any boot script that was be run on start</text:p>
          </table:table-cell>
        </table:table-row>
        <table:table-row table:style-name="TableLine93901564016176">
          <table:table-cell table:style-name="Table2.A2" office:value-type="string">
            <text:p text:style-name="P1287">boot.cfg_file</text:p>
          </table:table-cell>
          <table:table-cell table:style-name="Table2.B2" office:value-type="string">
            <text:p text:style-name="P1305">The configuration file that was used</text:p>
          </table:table-cell>
        </table:table-row>
        <table:table-row table:style-name="TableLine93901564018736">
          <table:table-cell table:style-name="Table2.A2" office:value-type="string">
            <text:p text:style-name="P1287">boot_cfg.name</text:p>
          </table:table-cell>
          <table:table-cell table:style-name="Table2.B2" office:value-type="string">
            <text:p text:style-name="P1305">The name of the configuration in the configuration file</text:p>
          </table:table-cell>
        </table:table-row>
        <table:table-row table:style-name="TableLine93901564020656">
          <table:table-cell table:style-name="Table2.A2" office:value-type="string">
            <text:p text:style-name="P1287">boot.log_file</text:p>
          </table:table-cell>
          <table:table-cell table:style-name="Table2.B2" office:value-type="string">
            <text:p text:style-name="P1305">The file used for logging</text:p>
          </table:table-cell>
        </table:table-row>
        <table:table-row table:style-name="TableLine93901564023280">
          <table:table-cell table:style-name="Table2.A2" office:value-type="string">
            <text:p text:style-name="P1287">boot.log_name</text:p>
          </table:table-cell>
          <table:table-cell table:style-name="Table2.B2" office:value-type="string">
            <text:p text:style-name="P1305">Entries within the boot file are prefixed with this so they can be searched for.</text:p>
          </table:table-cell>
        </table:table-row>
        <table:table-row table:style-name="TableLine93901564025392">
          <table:table-cell table:style-name="Table2.A2" office:value-type="string">
            <text:p text:style-name="P1287"><text:span text:style-name="T1039">boot.</text:span>server_mode_on</text:p>
          </table:table-cell>
          <table:table-cell table:style-name="Table2.B2" office:value-type="string">
            <text:p text:style-name="P1307">Is this running in server mode?</text:p>
          </table:table-cell>
        </table:table-row>
        <table:table-row table:style-name="TableLine93901564028016">
          <table:table-cell table:style-name="Table2.A2" office:value-type="string">
            <text:p text:style-name="P1299">lib.*</text:p>
          </table:table-cell>
          <table:table-cell table:style-name="Table2.B2" office:value-type="string">
            <text:p text:style-name="P1331">name of a supplied Java module.</text:p>
          </table:table-cell>
        </table:table-row>
      </table:table>
      <text:p text:style-name="P274"/>
      <text:p text:style-name="Heading">Example. <text:span text:style-name="T1550">Loading the HTTP module</text:span></text:p>
      <text:p text:style-name="P703">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703"/>
      <text:p text:style-name="P703">(There may be more of these.) Here there are two modules in this distro, one for http access and one for db access. To load one of these, e.g. the http library, issue</text:p>
      <text:p text:style-name="P1096"><text:s text:c="2"/><text:span text:style-name="T1551">q:=</text:span>module_load(info('lib').'http', 'java')</text:p>
      <text:p text:style-name="P1096"><text:s text:c="2"/><text:span text:style-name="T1551">q</text:span></text:p>
      <text:p text:style-name="P1096">qdl:/tools/db</text:p>
      <text:p text:style-name="Text_20_body"/>
      <text:p text:style-name="P703">You can now import this as needed.</text:p>
      <text:p text:style-name="Preformatted_20_Text"><text:s text:c="3"/><text:span text:style-name="T1551">module_import(q)</text:span></text:p>
      <text:p text:style-name="Preformatted_20_Text">http</text:p>
      <text:h text:style-name="P1454" text:outline-level="3"><text:bookmark-start text:name="__RefHeading___Toc755_3277173355"/><text:soft-page-break/>is_defined <text:span text:style-name="T1610">(∃, ∄)</text:span><text:bookmark-end text:name="__RefHeading___Toc755_3277173355"/></text:h>
      <text:p text:style-name="P1202">Description</text:p>
      <text:p text:style-name="P275">A scalar-only function that will return if a given vari<text:span text:style-name="T1455">a</text:span>ble is defined, <text:span text:style-name="T36">i.e</text:span>., has been assigned a value.</text:p>
      <text:p text:style-name="P1202">Usage</text:p>
      <text:p text:style-name="P875">is_defined(<text:span text:style-name="T36">var</text:span><text:span text:style-name="T237">) </text:span><text:span text:style-name="T384">or ∃</text:span><text:span text:style-name="T117">var, </text:span><text:span text:style-name="T384">∄</text:span><text:span text:style-name="T117">var</text:span></text:p>
      <text:p text:style-name="P1202">Arguments</text:p>
      <text:p text:style-name="P275"><text:span text:style-name="T557">var</text:span> is the variable. Remember that stem variables end with a period if you are addressing the entire thing.</text:p>
      <text:p text:style-name="P1202">Output</text:p>
      <text:p text:style-name="P275">A boolean.</text:p>
      <text:p text:style-name="P1202">Examples</text:p>
      <text:p text:style-name="P875"><text:s text:c="4"/>a := 'foo';</text:p>
      <text:p text:style-name="P875"><text:s text:c="4"/>is_defined(a)</text:p>
      <text:p text:style-name="P875">true</text:p>
      <text:p text:style-name="P875"/>
      <text:p text:style-name="P875"><text:s text:c="4"/>is_defined(b)</text:p>
      <text:p text:style-name="P875">false</text:p>
      <text:p text:style-name="P875"/>
      <text:p text:style-name="P877"><text:s text:c="4"/>b. := make_index(4);</text:p>
      <text:p text:style-name="P877"><text:s text:c="4"/>∃b.</text:p>
      <text:p text:style-name="P875">true</text:p>
      <text:p text:style-name="P875"/>
      <text:p text:style-name="P875"><text:s text:c="4"/>is_defined(b.1)</text:p>
      <text:p text:style-name="P875">true</text:p>
      <text:p text:style-name="P875"/>
      <text:p text:style-name="P875"><text:s text:c="4"/>is_defined(b.woof)</text:p>
      <text:p text:style-name="P875">false</text:p>
      <text:p text:style-name="P875"/>
      <text:p text:style-name="P875"><text:s text:c="4"/><text:span text:style-name="T1586">∄b.woof; // is this undefined?</text:span></text:p>
      <text:p text:style-name="P1126">true</text:p>
      <text:p text:style-name="P1127"><text:s text:c="3"/>∃[a,b.,c] // <text:span text:style-name="T1648">check a stem of variables for existence</text:span></text:p>
      <text:p text:style-name="P1176"><text:span text:style-name="T1586">[</text:span><text:span text:style-name="T1127">true</text:span><text:span text:style-name="T1586">,true,false] <text:s text:c="2"/></text:span></text:p>
      <text:p text:style-name="P843"><text:span text:style-name="T1650"><text:line-break/></text:span><text:span text:style-name="T1649">Note </text:span><text:span text:style-name="T1650">that if a stem is defined, then you can use this to check the elements as well.</text:span></text:p>
      <text:h text:style-name="P1455" text:outline-level="3"><text:bookmark-start text:name="__RefHeading___Toc570_3277173355"/>is_function <text:span text:style-name="T1610">(∃, ∄)</text:span><text:bookmark-end text:name="__RefHeading___Toc570_3277173355"/></text:h>
      <text:p text:style-name="P1202">Description</text:p>
      <text:p text:style-name="P285">Checks if a symbol is a function.</text:p>
      <text:p text:style-name="P1202"><text:soft-page-break/>Usage</text:p>
      <text:p text:style-name="Preformatted_20_Text">is_function(var , arg_<text:span text:style-name="T1586">c</text:span>ount) <text:span text:style-name="T117">or </text:span><text:span text:style-name="T384">f ∃ arg_count </text:span><text:span text:style-name="T117">or </text:span><text:span text:style-name="T384">f ∄ arg_count</text:span></text:p>
      <text:p text:style-name="P1202">Arguments</text:p>
      <text:p text:style-name="P286"><text:span text:style-name="T557">var</text:span> <text:s/><text:span text:style-name="T1648">is </text:span>the name of the function <text:span text:style-name="T1648">or stem of them</text:span>.</text:p>
      <text:p text:style-name="P287"><text:span text:style-name="T562">a</text:span><text:span text:style-name="T557">rgCount</text:span> <text:span text:style-name="T879"><text:s/>– </text:span><text:s/>This is the number of arguments that the function may accept <text:span text:style-name="T1648">or a stem of them.</text:span> </text:p>
      <text:p text:style-name="P1202">Output</text:p>
      <text:p text:style-name="P286">A boolean which is <text:span text:style-name="T3">true</text:span><text:span text:style-name="T182"> if the function is defined in the current scope.</text:span></text:p>
      <text:p text:style-name="P1202">Examples</text:p>
      <text:p text:style-name="P286">In this case, a function, <text:span text:style-name="T36">f</text:span><text:span text:style-name="T237"> is defined in a module called </text:span><text:span text:style-name="T36">mytest:functions</text:span><text:span text:style-name="T237"> </text:span></text:p>
      <text:p text:style-name="P875"><text:s text:c="4"/>import('mytest:functions');</text:p>
      <text:p text:style-name="P875"><text:s text:c="4"/>is_<text:span text:style-name="T1110">function</text:span>('f',<text:span text:style-name="T1552">1</text:span>);</text:p>
      <text:p text:style-name="P875">true</text:p>
      <text:p text:style-name="P875"><text:s text:c="3"/><text:span text:style-name="T1586">f∃1; // </text:span><text:span text:style-name="T1587">same as previous example</text:span></text:p>
      <text:p text:style-name="P1126">true</text:p>
      <text:p text:style-name="P1128"><text:span text:style-name="T1586"><text:s text:c="3"/></text:span><text:span text:style-name="T1587">g∃null; // </text:span><text:span text:style-name="T1113">query if </text:span><text:span text:style-name="T1587">there are any functions, regardless of arg count, named g</text:span></text:p>
      <text:p text:style-name="P1175">false</text:p>
      <text:p text:style-name="P1176"><text:s text:c="3"/><text:span text:style-name="T1586">f∃1</text:span><text:span text:style-name="T1648">[;4]</text:span><text:span text:style-name="T1586">; // </text:span><text:span text:style-name="T1127">Check if f is defined for several argument counts</text:span></text:p>
      <text:p text:style-name="P947">[true,false,false,true]</text:p>
      <text:p text:style-name="P1176"><text:span text:style-name="T1127"><text:s text:c="6"/>[</text:span><text:span text:style-name="T1128">f,</text:span><text:span text:style-name="T1127">g,h]</text:span><text:span text:style-name="T1128">∃1; // </text:span><text:span text:style-name="T1127">check several functions</text:span></text:p>
      <text:p text:style-name="P947">[true,false,true]</text:p>
      <text:p text:style-name="P1176"><text:span text:style-name="T1586"><text:s text:c="5"/></text:span><text:span text:style-name="T1648">[f,g]∃[1,2]// subsetting is on, check for f </text:span><text:span text:style-name="T1127">with 1 arg</text:span><text:span text:style-name="T1648"> and g with 2 args.</text:span></text:p>
      <text:p text:style-name="P1177">[true, false]</text:p>
      <text:p text:style-name="P223"/>
      <text:h text:style-name="Heading_20_3" text:outline-level="3"><text:bookmark-start text:name="__RefHeading___Toc9980_1246888521"/>os_env<text:bookmark-end text:name="__RefHeading___Toc9980_1246888521"/></text:h>
      <text:p text:style-name="Heading">Description</text:p>
      <text:p text:style-name="P421"><text:span text:style-name="T1020">G</text:span>et or list the environment variables for the system. <text:span text:style-name="T1020">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13">Usage</text:p>
      <text:p text:style-name="P393">os_env([arg0, arg1,… ])</text:p>
      <text:p text:style-name="Heading">Arguments</text:p>
      <text:p text:style-name="P421">No argument means to list all of the environment variables.</text:p>
      <text:p text:style-name="P421"><text:soft-page-break/>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2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6">e.g.</text:span><text:span text:style-name="T237">, a shell script and then access them in QDL.</text:span><text:span text:style-name="T276"> </text:span></text:p>
      <text:p text:style-name="P429"><text:span text:style-name="T276">A </text:span><text:span text:style-name="T237">final note is that in server mode, all requests to get information about the system will only return an empty string. script_path</text:span></text:p>
      <text:p text:style-name="Heading">Examples</text:p>
      <text:p text:style-name="Preformatted_20_Text"><text:s text:c="4"/>os_env('<text:span text:style-name="T1005">HOME</text:span>')</text:p>
      <text:p text:style-name="P890">/<text:span text:style-name="T1005">home/userName</text:span></text:p>
      <text:p text:style-name="P421"/>
      <text:p text:style-name="P421">In this case, the request is for the user's home directory and that is returned.</text:p>
      <text:p text:style-name="Heading">Another example</text:p>
      <text:p text:style-name="P428">This parses the path on unix systems:</text:p>
      <text:p text:style-name="Preformatted_20_Text"><text:s text:c="2"/>tokenize(os_env('PATH'),':')</text:p>
      <text:p text:style-name="Preformatted_20_Text"><text:span text:style-name="T1154">[</text:span>/usr/local/sbin,/usr/local/bin,/usr/sbin,/usr/bin,/sbin,/bin,/usr/games,/usr/local/games,/snap/bin<text:span text:style-name="T1154">]</text:span></text:p>
      <text:p text:style-name="Text_20_body"><text:line-break/><text:span text:style-name="T1020">So each element of the list is a path component.</text:span></text:p>
      <text:h text:style-name="P1381" text:outline-level="3"><text:bookmark-start text:name="__RefHeading___Toc757_3277173355"/>remove<text:bookmark-end text:name="__RefHeading___Toc757_3277173355"/></text:h>
      <text:p text:style-name="P1202">Description</text:p>
      <text:p text:style-name="P307">Remove a <text:span text:style-name="T1021">variable</text:span> and its values from the symbol table. </text:p>
      <text:p text:style-name="P1202">Usage</text:p>
      <text:p text:style-name="P875">remove(<text:span text:style-name="T874">var</text:span>)</text:p>
      <text:p text:style-name="P1202">Arguments</text:p>
      <text:p text:style-name="P307">var – a <text:span text:style-name="T1021">variable </text:span>or <text:span text:style-name="T1021">string (name of object) to </text:span>to be removed. <text:span text:style-name="T1021">If you supply the variable, then that is removed </text:span><text:span text:style-name="T60">not </text:span><text:span text:style-name="T277"><text:s/>its value</text:span><text:span text:style-name="T1021">. If you supply a string (as a constant) then that is removed.</text:span></text:p>
      <text:p text:style-name="P1202"><text:soft-page-break/>Output</text:p>
      <text:p text:style-name="P430">True if it was removed, false otherwise.</text:p>
      <text:p text:style-name="P1206">Examples</text:p>
      <text:p text:style-name="P327">Here we define a stem and check is defined, then remove it.</text:p>
      <text:p text:style-name="P875"><text:s text:c="4"/>t. := <text:span text:style-name="T1093">[;</text:span>5<text:span text:style-name="T1429">]</text:span>;</text:p>
      <text:p text:style-name="P875"><text:s text:c="4"/>say(is_defined(t.));</text:p>
      <text:p text:style-name="P875">true</text:p>
      <text:p text:style-name="P875"/>
      <text:p text:style-name="P875"><text:s text:c="4"/>remove(t.);</text:p>
      <text:p text:style-name="P875"><text:s text:c="4"/>say(is_defined(t.));</text:p>
      <text:p text:style-name="P875">false</text:p>
      <text:p text:style-name="P875"/>
      <text:p text:style-name="P307">Here we set a variable then remove it.</text:p>
      <text:p text:style-name="P875"><text:s text:c="4"/></text:p>
      <text:p text:style-name="P875"><text:s text:c="4"/>p := 'abc';</text:p>
      <text:p text:style-name="P875"><text:s text:c="4"/>say(is_defined(p));</text:p>
      <text:p text:style-name="P875">true</text:p>
      <text:p text:style-name="P875"><text:s text:c="4"/>remove(p);</text:p>
      <text:p text:style-name="P875"><text:s text:c="4"/>say(is_defined(p));</text:p>
      <text:p text:style-name="P875">false</text:p>
      <text:p text:style-name="Text_20_body">script_path</text:p>
      <text:p text:style-name="P364">Also, this will remove entries to stems, so</text:p>
      <text:p text:style-name="Preformatted_20_Text">remove(t.b)</text:p>
      <text:p text:style-name="P364">will remove the entry with index b from the stem t. Similarly</text:p>
      <text:p text:style-name="Preformatted_20_Text">remove(t.x.)</text:p>
      <text:p text:style-name="P364">will remove <text:span text:style-name="T237">the </text:span><text:span text:style-name="T36">entire</text:span><text:span text:style-name="T237"> sub-stem x. </text:span><text:span text:style-name="T253">Use with care!</text:span></text:p>
      <text:p text:style-name="Preformatted_20_Text"><text:s text:c="2"/>stem.0<text:change-start text:change-id="ct93901564075104"/>.<text:change-end text:change-id="ct93901564075104"/> := <text:span text:style-name="T1093">[;</text:span>3<text:span text:style-name="T1429">]</text:span></text:p>
      <text:p text:style-name="Preformatted_20_Text"><text:s text:c="2"/>stem.<text:span text:style-name="T1055">foo</text:span>:= 5</text:p>
      <text:p text:style-name="Preformatted_20_Text"><text:s text:c="2"/>stem.</text:p>
      <text:p text:style-name="P957"><text:s text:c="4"/>[[0,1,2]]~{</text:p>
      <text:p text:style-name="P957"><text:s/>foo:5</text:p>
      <text:p text:style-name="P957">}</text:p>
      <text:p text:style-name="P957"><text:s text:c="2"/>is_defined(stem.0)</text:p>
      <text:p text:style-name="Preformatted_20_Text">true</text:p>
      <text:p text:style-name="Preformatted_20_Text"><text:s text:c="2"/>remove(stem.0)</text:p>
      <text:p text:style-name="P887">true</text:p>
      <text:p text:style-name="P886"><text:s text:c="2"/>is_defined(stem.0)</text:p>
      <text:p text:style-name="P886">false</text:p>
      <text:p text:style-name="P886"/>
      <text:p text:style-name="P886"/>
      <text:p text:style-name="P948"><text:change text:change-id="ct93901564327376"/><text:s text:c="2"/>stem.</text:p>
      <text:p text:style-name="P948">{</text:p>
      <text:p text:style-name="P948"><text:s/>foo:5</text:p>
      <text:p text:style-name="P949">} <text:s/><text:change-start text:change-id="ct93901564345584"/></text:p>
      <text:p text:style-name="P949"><text:change-end text:change-id="ct93901564345584"/></text:p>
      <text:p text:style-name="Heading"><text:soft-page-break/><text:line-break/><text:span text:style-name="T1021">Another example of passing in variables vs. a string.</text:span></text:p>
      <text:p text:style-name="P431">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93">[;</text:span>5<text:span text:style-name="T1429">]</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456" text:outline-level="3"><text:bookmark-start text:name="__RefHeading___Toc9982_1246888521"/>script_path<text:bookmark-end text:name="__RefHeading___Toc9982_1246888521"/></text:h>
      <text:p text:style-name="Heading">Description</text:p>
      <text:p text:style-name="P432">Get or set the current script path. <text:span text:style-name="T1024">This only affects </text:span><text:span text:style-name="T575">script_</text:span><text:span text:style-name="T574">run()</text:span><text:span text:style-name="T1024"> and </text:span><text:span text:style-name="T574">script_</text:span><text:span text:style-name="T575">load</text:span><text:span text:style-name="T574">()</text:span><text:span text:style-name="T1024"> </text:span>This is the set of all paths (including vfs paths) that will be checked when running scripts. <text:s/>If you run a script with an absolute path, e.g.</text:p>
      <text:p text:style-name="P162">/ <text:span text:style-name="T237">home/bob/scripts/init.qdl</text:span></text:p>
      <text:p text:style-name="P162"><text:span text:style-name="T237">Then the script is run. If the path is relative, then it will be checked against the paths in this variable. </text:span><text:span text:style-name="T279">Specifying a scheme restricts resolution to that scheme. No scheme means every path will be checked.</text:span><text:span text:style-name="T237"> </text:span></text:p>
      <text:p text:style-name="P206">So if</text:p>
      <text:p text:style-name="Preformatted_20_Text"><text:s text:c="3"/><text:span text:style-name="T1022">script_path()</text:span></text:p>
      <text:p text:style-name="P924">{</text:p>
      <text:p text:style-name="P924"><text:s text:c="3"/>0=vfs#/pt/temp/,</text:p>
      <text:p text:style-name="P924"><text:s text:c="3"/><text:span text:style-name="T1023">1=/usr/share/qdl</text:span></text:p>
      <text:p text:style-name="P924">}</text:p>
      <text:p text:style-name="P433"/>
      <text:p text:style-name="P433">Then here are the resolutions for paths</text:p>
      <text:list xml:id="list3758333906" text:style-name="L14">
        <text:list-item>
          <text:p text:style-name="P1512">vfs#init.qdl ==&gt; vfs#/pt/temp/init.qdl</text:p>
        </text:list-item>
        <text:list-item>
          <text:p text:style-name="P1512">vfs#ncsa/reset.qdl ==&gt; vfs#/pt/temp/ncsa/reset.qdl</text:p>
        </text:list-item>
        <text:list-item>
          <text:p text:style-name="P1512">init.qdl ==&gt; vfs#/pt/temp/init.qdl, /<text:span text:style-name="T278">usr</text:span><text:span text:style-name="T61">/</text:span><text:span text:style-name="T278">share/qdl/init.qdl</text:span></text:p>
        </text:list-item>
        <text:list-item>
          <text:p text:style-name="P1513"><text:span text:style-name="T557">abc#boot.qdl ==&gt;</text:span> <text:span text:style-name="T36">none</text:span>, because abc is not a scheme here.</text:p>
        </text:list-item>
        <text:list-item>
          <text:p text:style-name="P1514"><text:soft-page-break/><text:span text:style-name="T557">#boot.qdl ==&gt; /usr/share/qdl/boot.qdl</text:span> No scheme means to force resolution in the local file system, <text:span text:style-name="T1025">which is the default. Note that if QDL is in server mode, this will fail.</text:span></text:p>
        </text:list-item>
      </text:list>
      <text:p text:style-name="P437">Finally, this can <text:span text:style-name="T1030">(and should) </text:span>be set in the configuration so please consult the documentation there.</text:p>
      <text:p text:style-name="Heading">Usage</text:p>
      <text:p text:style-name="P394">script_path([string | stem.])</text:p>
      <text:p text:style-name="Heading">Arguments</text:p>
      <text:p text:style-name="P432">none - Return the current list of paths</text:p>
      <text:p text:style-name="P432"><text:span text:style-name="T557">string</text:span> - a string of paths in the form path0:path1:path2… i.e., each path is separated by a colon </text:p>
      <text:p text:style-name="P432"><text:span text:style-name="T557">stem. </text:span>- a list of paths, one per entry</text:p>
      <text:p text:style-name="Heading">Output</text:p>
      <text:p text:style-name="P432">If no argument, a stem of the current paths. Otherwise true if the path was set from the argument.</text:p>
      <text:p text:style-name="Heading">Example</text:p>
      <text:p text:style-name="P923"><text:s text:c="4"/>script_path()</text:p>
      <text:p text:style-name="P923"><text:span text:style-name="T1155">[</text:span> vfs#/mysql/,</text:p>
      <text:p text:style-name="P923"><text:s/>vfs#/pt/temp/</text:p>
      <text:p text:style-name="P951">]</text:p>
      <text:p text:style-name="Text_20_body"><text:line-break/><text:span text:style-name="T1022">In this case, two paths will be checked and both are in virtual file systems.</text:span></text:p>
      <text:h text:style-name="P1457" text:outline-level="3"><text:bookmark-start text:name="__RefHeading___Toc16340_4001340964"/>to_boolean<text:bookmark-end text:name="__RefHeading___Toc16340_4001340964"/></text:h>
      <text:p text:style-name="Heading">Description</text:p>
      <text:p text:style-name="P48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5">arg - any value, including stems. Conversion is as follows:</text:p>
      <text:p text:style-name="P487">boolean - no change</text:p>
      <text:p text:style-name="P487">string - returns logical <text:span text:style-name="T36">true</text:span><text:span text:style-name="T237"> if the argument is 'true' (case sensitive)</text:span></text:p>
      <text:p text:style-name="P487"><text:span text:style-name="T237">integer - returns </text:span><text:span text:style-name="T36">true</text:span><text:span text:style-name="T237"> if and only if the value equals 1</text:span></text:p>
      <text:p text:style-name="P487"><text:soft-page-break/><text:span text:style-name="T237">decimal - return </text:span><text:span text:style-name="T36">true</text:span><text:span text:style-name="T237"> if and only if the integer part equals 1.</text:span></text:p>
      <text:p text:style-name="P213">stems – applied to each element.</text:p>
      <text:p text:style-name="Heading">Output</text:p>
      <text:p text:style-name="P485">A boolean value or values if applicable.</text:p>
      <text:p text:style-name="Heading">Examples</text:p>
      <text:p text:style-name="P486"><text:span text:style-name="T1186">Examples of converting each type. Note that with the decimal, only the integer portion is checked and that must be equal to 1 in order to get a </text:span><text:span text:style-name="T75">true </text:span><text:span text:style-name="T301">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63"><text:s text:c="2"/>to_boolean([0,1,0])</text:p>
      <text:p text:style-name="Preformatted_20_Text">[false,true,false]</text:p>
      <text:p text:style-name="Heading">Description</text:p>
      <text:p text:style-name="P438">Convert a scalar or simple stem to numbers.</text:p>
      <text:p text:style-name="Heading">Usage</text:p>
      <text:p text:style-name="P395">to_number(scalar | stem.)</text:p>
      <text:p text:style-name="Heading">Arguments</text:p>
      <text:p text:style-name="P438"><text:span text:style-name="T557">scalar</text:span> – any type is accepted. </text:p>
      <text:p text:style-name="P438"><text:span text:style-name="T557">stem.</text:span> – a stem o<text:span text:style-name="T1035">f</text:span> scalars. At this point nested stems are not processed.</text:p>
      <text:p text:style-name="Heading">Output</text:p>
      <text:p text:style-name="P438">A number or stem of numbers. The types may be mixed (so integers and decimals). Note that boolean values <text:span text:style-name="T36">true</text:span> and <text:span text:style-name="T36">false</text:span> are converted to resp. 1 and 0. <text:span text:style-name="T1033">Numbers are simply returned, unchanged. The value </text:span><text:span text:style-name="T577">null</text:span><text:span text:style-name="T1033"> cannot be converted and if found will raise an error.</text:span></text:p>
      <text:p text:style-name="Heading">Examples</text:p>
      <text:p text:style-name="P439">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1031">3</text:span> := 365</text:p>
      <text:p text:style-name="Text_20_body"><text:line-break/><text:span text:style-name="T1032">To convert everything that is not already a number to a number:</text:span></text:p>
      <text:p text:style-name="Preformatted_20_Text"><text:s text:c="2"/>to_number(s.)</text:p>
      <text:p text:style-name="P950">[</text:p>
      <text:p text:style-name="Preformatted_20_Text"><text:s/>123,</text:p>
      <text:p text:style-name="Preformatted_20_Text"><text:s/>-3.14159,</text:p>
      <text:p text:style-name="Preformatted_20_Text"><text:s/>1,</text:p>
      <text:p text:style-name="Preformatted_20_Text"><text:s/>365</text:p>
      <text:p text:style-name="P950">]</text:p>
      <text:p text:style-name="Text_20_body"><text:line-break/><text:span text:style-name="T1032">Here is a check that indeed these are numbers:</text:span></text:p>
      <text:p text:style-name="Preformatted_20_Text"><text:s text:c="2"/>5 + to_number(s.)</text:p>
      <text:p text:style-name="P950">[</text:p>
      <text:p text:style-name="Preformatted_20_Text"><text:s/>128,</text:p>
      <text:p text:style-name="Preformatted_20_Text"><text:s/>1.85841,</text:p>
      <text:p text:style-name="Preformatted_20_Text"><text:s/><text:span text:style-name="T1034">6</text:span>,</text:p>
      <text:p text:style-name="Preformatted_20_Text"><text:s/>370</text:p>
      <text:p text:style-name="P950">]</text:p>
      <text:p text:style-name="Text_20_body"><text:line-break/><text:span text:style-name="T1032">Just as a check, adding 5 to each element will either concatenate if a string or (in the case of s.3) add it:</text:span></text:p>
      <text:p text:style-name="Preformatted_20_Text"><text:s text:c="2"/>5 + s.</text:p>
      <text:p text:style-name="P950">[</text:p>
      <text:p text:style-name="Preformatted_20_Text"><text:s/>5123,</text:p>
      <text:p text:style-name="Preformatted_20_Text"><text:s/>5-3.14159,</text:p>
      <text:p text:style-name="Preformatted_20_Text"><text:s/>5true,</text:p>
      <text:p text:style-name="Preformatted_20_Text"><text:s/>370</text:p>
      <text:p text:style-name="P950">]</text:p>
      <text:h text:style-name="P1458" text:outline-level="3"><text:bookmark-start text:name="__RefHeading___Toc9986_1246888521"/>to_string<text:bookmark-end text:name="__RefHeading___Toc9986_1246888521"/></text:h>
      <text:p text:style-name="Heading">Description</text:p>
      <text:p text:style-name="P422">Convert a variable to its string representation. <text:span text:style-name="T1006">This creates the representation used by the </text:span><text:span text:style-name="T571">print</text:span><text:span text:style-name="T1006"> command but does not output it to the console. It merely returns it.</text:span></text:p>
      <text:p text:style-name="Heading">Usage</text:p>
      <text:p text:style-name="Preformatted_20_Text">to_string(arg<text:span text:style-name="T1431">{</text:span>,pretty_print<text:span text:style-name="T1431">}</text:span>)</text:p>
      <text:p text:style-name="Heading">Arguments</text:p>
      <text:p text:style-name="P422"><text:span text:style-name="T557">arg</text:span> - any variable, stem or scalar-only</text:p>
      <text:p text:style-name="P422"><text:span text:style-name="T557">pretty_print</text:span> - <text:span text:style-name="T1431">(optional) </text:span>boolean (applies only to stems) prints in vertical format if <text:span text:style-name="T36">true</text:span>.</text:p>
      <text:p text:style-name="Heading">Output</text:p>
      <text:p text:style-name="P422">A string that represents the argument. </text:p>
      <text:p text:style-name="Heading"><text:soft-page-break/>Examples</text:p>
      <text:p text:style-name="P422">This is quite useful when printing stems. Remember that if you write </text:p>
      <text:p text:style-name="Preformatted_20_Text">'foo' + stem.</text:p>
      <text:p text:style-name="P422"><text:line-break/>The result is to concatenate every element in the stem with 'foo' which is not wanted when printing. </text:p>
      <text:p text:style-name="Preformatted_20_Text"><text:s text:c="2"/>'args = ' + to_string(<text:span text:style-name="T1093">[;</text:span>3<text:span text:style-name="T1429">]</text:span>)</text:p>
      <text:p text:style-name="Preformatted_20_Text">args = <text:span text:style-name="T1155">[</text:span>0, 1, 2<text:span text:style-name="T1155">]</text:span></text:p>
      <text:p text:style-name="Text_20_body"/>
      <text:p text:style-name="Heading">Example <text:span text:style-name="T1191">say </text:span><text:span text:style-name="T1007">vs. to_string</text:span></text:p>
      <text:p text:style-name="P423">This will contrast the output of <text:span text:style-name="T646">say</text:span><text:span text:style-name="T557"> </text:span><text:span text:style-name="T36">vs.</text:span><text:span text:style-name="T237"> that of </text:span><text:span text:style-name="T795">to_string</text:span><text:span text:style-name="T237">. In the former case, the value of the argument is returned, in the latter, it is converted to a string.</text:span></text:p>
      <text:p text:style-name="Preformatted_20_Text"><text:s text:c="2"/><text:span text:style-name="T1120">say</text:span><text:span text:style-name="T1007">(</text:span>4 + <text:span text:style-name="T1620">say</text:span>(3 + 4)<text:span text:style-name="T1007">);</text:span></text:p>
      <text:p text:style-name="Preformatted_20_Text">7</text:p>
      <text:p text:style-name="Preformatted_20_Text">11</text:p>
      <text:p text:style-name="Preformatted_20_Text"><text:s text:c="2"/><text:span text:style-name="T1120">say</text:span><text:span text:style-name="T1007">(</text:span>4 + to_string(3 + 4)<text:span text:style-name="T1007">);</text:span></text:p>
      <text:p text:style-name="Preformatted_20_Text">47</text:p>
      <text:p text:style-name="Text_20_body"/>
      <text:p text:style-name="P423">In the first case, <text:span text:style-name="T557">3 + 4</text:span> is computed and the value is printed. This is added to <text:span text:style-name="T557">4</text:span> and that value, <text:span text:style-name="T557">11</text:span> is printed. In the second case, <text:span text:style-name="T557">3 + 4</text:span> is computed and turned in to a string, <text:span text:style-name="T36">7</text:span><text:span text:style-name="T237">. That is concatenated to </text:span><text:span text:style-name="T710">4</text:span><text:span text:style-name="T237">, yielding the string </text:span><text:span text:style-name="T36">47. </text:span></text:p>
      <text:h text:style-name="P1459" text:outline-level="3"><text:bookmark-start text:name="__RefHeading___Toc9988_1246888521"/>var_type<text:bookmark-end text:name="__RefHeading___Toc9988_1246888521"/></text:h>
      <text:p text:style-name="Heading">Description</text:p>
      <text:p text:style-name="P410">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11"><text:span text:style-name="T625">arg0</text:span>,… Each is an expression (which also means a variable or constant). Note that a list of arguments returns a stem list whose elements are the types of the arguments.</text:p>
      <text:p text:style-name="Heading">Output</text:p>
      <text:p text:style-name="P409">The possible results are all integers and are</text:p>
      <table:table table:name="Table1" table:style-name="Table1">
        <table:table-column table:style-name="Table1.A"/>
        <table:table-column table:style-name="Table1.B"/>
        <table:table-row table:style-name="TableLine93901564060448">
          <table:table-cell table:style-name="Table1.A1" office:value-type="string">
            <text:p text:style-name="P1266">Value</text:p>
          </table:table-cell>
          <table:table-cell table:style-name="Table1.B1" office:value-type="string">
            <text:p text:style-name="P1266">Variable type</text:p>
          </table:table-cell>
        </table:table-row>
        <table:table-row table:style-name="TableLine93901563375776">
          <table:table-cell table:style-name="Table1.A2" office:value-type="string">
            <text:p text:style-name="P1262">-<text:span text:style-name="T985">1</text:span></text:p>
          </table:table-cell>
          <table:table-cell table:style-name="Table1.B2" office:value-type="string">
            <text:p text:style-name="P1260"><text:span text:style-name="T986">u</text:span>ndefined <text:span text:style-name="T986">variable</text:span></text:p>
          </table:table-cell>
        </table:table-row>
        <text:soft-page-break/>
        <table:table-row table:style-name="TableLine93901564067552">
          <table:table-cell table:style-name="Table1.A2" office:value-type="string">
            <text:p text:style-name="P1261">0</text:p>
          </table:table-cell>
          <table:table-cell table:style-name="Table1.B2" office:value-type="string">
            <text:p text:style-name="P1260">null</text:p>
          </table:table-cell>
        </table:table-row>
        <table:table-row table:style-name="TableLine93901564072064">
          <table:table-cell table:style-name="Table1.A2" office:value-type="string">
            <text:p text:style-name="P1261">1</text:p>
          </table:table-cell>
          <table:table-cell table:style-name="Table1.B2" office:value-type="string">
            <text:p text:style-name="P1260">boolean</text:p>
          </table:table-cell>
        </table:table-row>
        <table:table-row table:style-name="TableLine93901564069456">
          <table:table-cell table:style-name="Table1.A2" office:value-type="string">
            <text:p text:style-name="P1261">2</text:p>
          </table:table-cell>
          <table:table-cell table:style-name="Table1.B2" office:value-type="string">
            <text:p text:style-name="P1260">long</text:p>
          </table:table-cell>
        </table:table-row>
        <table:table-row table:style-name="TableLine93901564081920">
          <table:table-cell table:style-name="Table1.A2" office:value-type="string">
            <text:p text:style-name="P1261">3</text:p>
          </table:table-cell>
          <table:table-cell table:style-name="Table1.B2" office:value-type="string">
            <text:p text:style-name="P1260">string</text:p>
          </table:table-cell>
        </table:table-row>
        <table:table-row table:style-name="TableLine93901564079616">
          <table:table-cell table:style-name="Table1.A2" office:value-type="string">
            <text:p text:style-name="P1261">4</text:p>
          </table:table-cell>
          <table:table-cell table:style-name="Table1.B2" office:value-type="string">
            <text:p text:style-name="P1260">stem </text:p>
          </table:table-cell>
        </table:table-row>
        <table:table-row table:style-name="TableLine93901564077536">
          <table:table-cell table:style-name="Table1.A2" office:value-type="string">
            <text:p text:style-name="P1261">5</text:p>
          </table:table-cell>
          <table:table-cell table:style-name="Table1.B2" office:value-type="string">
            <text:p text:style-name="P1260">decimal</text:p>
          </table:table-cell>
        </table:table-row>
      </table:table>
      <text:p text:style-name="Text_20_body"><text:line-break/><text:span text:style-name="T997">Also, these are output from the </text:span><text:span text:style-name="T570">constants()</text:span><text:span text:style-name="T997"> command and may be accessed there</text:span></text:p>
      <text:p text:style-name="Heading">Examples</text:p>
      <text:p text:style-name="P410">We will define a stem with several elements. </text:p>
      <text:p text:style-name="P915"><text:bookmark-start text:name="__DdeLink__9815_189047918"/><text:s text:c="4"/>a.0 := 42</text:p>
      <text:p text:style-name="P915"><text:s text:c="4"/>a.1. := random(3)</text:p>
      <text:p text:style-name="P915"><text:s text:c="4"/>a.2 := 'foo'</text:p>
      <text:p text:style-name="P915"><text:s text:c="4"/>a.4 := true</text:p>
      <text:p text:style-name="P915"><text:s text:c="4"/>a.5 := -34555.554345</text:p>
      <text:p text:style-name="P915"><text:s text:c="4"/>a.6 := null</text:p>
      <text:p text:style-name="Text_20_body"/>
      <text:p text:style-name="Text_20_body"><text:span text:style-name="T987">N</text:span>ote that there is no <text:span text:style-name="T557">a.3</text:span> element – it is undefined. <text:span text:style-name="T987">The entire stem can have its type checked</text:span></text:p>
      <text:p text:style-name="P916"><text:s text:c="2"/>var_type(a.)</text:p>
      <text:p text:style-name="P916">4<text:bookmark-end text:name="__DdeLink__9815_189047918"/></text:p>
      <text:p text:style-name="Text_20_body"><text:line-break/><text:span text:style-name="T988">This means it is a stem. Next, we loop through the elements and say what the type of each is. Note that the key set does not touch </text:span><text:span text:style-name="T569">a.3</text:span><text:span text:style-name="T987">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17">0</text:p>
      <text:p text:style-name="Preformatted_20_Text"/>
      <text:p text:style-name="Preformatted_20_Text"><text:s text:c="2"/>var_type(a.0, a.2, a.3)</text:p>
      <text:p text:style-name="Preformatted_20_Text"><text:span text:style-name="T1156">[</text:span>2, 3, -<text:span text:style-name="T988">1</text:span><text:span text:style-name="T1156">]</text:span></text:p>
      <text:p text:style-name="Text_20_body"><text:line-break/><text:span text:style-name="T988">Note that the last one returns a -1, meaning that a.3 is undefined. </text:span></text:p>
      <text:p text:style-name="P412">For example, <text:span text:style-name="T989">how to use it with a switch statement:</text:span></text:p>
      <text:p text:style-name="P1025"><text:span text:style-name="T989"><text:s text:c="4"/>)buffer </text:span><text:span text:style-name="T1078">create temp</text:span></text:p>
      <text:p text:style-name="P940">0| |temp</text:p>
      <text:p text:style-name="P940"><text:s text:c="4"/>)edit 0</text:p>
      <text:p text:style-name="P919">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oft-page-break/><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89">q </text:span></text:p>
      <text:p text:style-name="P919">done</text:p>
      <text:p text:style-name="P919"><text:s text:c="4"/>) <text:span text:style-name="T1385">0</text:span></text:p>
      <text:p text:style-name="P918">integer:42</text:p>
      <text:p text:style-name="P918">{0=-6087687479374980224, 1=-6728256611667942117, 2=5319763765663058324}</text:p>
      <text:p text:style-name="P918">string:foo</text:p>
      <text:p text:style-name="P918">boolean:true</text:p>
      <text:p text:style-name="P918">decimal:-34555.554345</text:p>
      <text:p text:style-name="P918">null <text:s text:c="2"/><text:span text:style-name="T182"><text:s/></text:span></text:p>
      <text:p text:style-name="Text_20_body"/>
      <text:p text:style-name="P605">(This uses the line editor and an in-memory buffer.)</text:p>
      <text:p text:style-name="P417">Another example</text:p>
      <text:p text:style-name="P417">Let us say we wanted to check if the variable <text:span text:style-name="T36">foo</text:span><text:span text:style-name="T237"> is undefined. If we enter</text:span></text:p>
      <text:p text:style-name="Preformatted_20_Text"><text:s text:c="3"/>var_type('foo')</text:p>
      <text:p text:style-name="P922">3</text:p>
      <text:p text:style-name="Text_20_body"><text:line-break/><text:span text:style-name="T998">We expect -1 but get 3 back. <text:s/>The reason is that 'foo' is a string. Make sure you don't quote things. This is right:<text:line-break/></text:span></text:p>
      <text:p text:style-name="Preformatted_20_Text"><text:s text:c="3"/><text:span text:style-name="T998">var_type(foo)</text:span></text:p>
      <text:p text:style-name="Preformatted_20_Text">-<text:span text:style-name="T998">1</text:span></text:p>
      <text:p text:style-name="P417"/>
      <text:h text:style-name="Heading_20_3" text:outline-level="3"><text:bookmark-start text:name="__RefHeading___Toc674119_1332219333"/>ws_macro<text:bookmark-end text:name="__RefHeading___Toc674119_1332219333"/></text:h>
      <text:p text:style-name="Heading">Description</text:p>
      <text:p text:style-name="P666"><text:span text:style-name="T1468">Run a set of workspace commands from QDL. These will be run exactly as if you had typed them in at the console. This allows you to customize a workspace using, e.g., an ini file and the </text:span><text:span text:style-name="T625">__init()</text:span><text:span text:style-name="T1468"> method <text:s/>of the workspace. It is not intended to be used more than a wee bit for </text:span><text:span text:style-name="T1476">simple WS scripting, such as </text:span><text:span text:style-name="T1468">setting up a workspace. <text:s/>For instance, you can execute QDL from inside a macro, but if you are doing that, you might want to consider using a script instead. Scripts are how to get complexity in QDL, not workspace macros. </text:span></text:p>
      <text:p text:style-name="P168">The major difference between macros and scripts is that macros allow for workspace commands and execute in exactly the workspace environment.</text:p>
      <text:p text:style-name="Heading"><text:soft-page-break/>Usage</text:p>
      <text:p text:style-name="Preformatted_20_Text">ws_ma<text:span text:style-name="T1468">c</text:span>ro<text:span text:style-name="T1468">(arg | arg.)</text:span></text:p>
      <text:p text:style-name="Text_20_body"/>
      <text:p text:style-name="Heading">Arguments</text:p>
      <text:p text:style-name="P665"><text:span text:style-name="T557">arg</text:span> - a string of commands. There may be multiple commands separated with line feeds.</text:p>
      <text:p text:style-name="P666"><text:span text:style-name="T625">arg.</text:span><text:span text:style-name="T1468"> - a list of commands. Each line will be executed in order.</text:span></text:p>
      <text:p text:style-name="Heading">Output</text:p>
      <text:p text:style-name="Text_20_body"><text:span text:style-name="T1468">This returns </text:span><text:span text:style-name="T625">true </text:span><text:span text:style-name="T1468">if the command succeeds or produces an error. </text:span></text:p>
      <text:p text:style-name="Heading">Examples</text:p>
      <text:p text:style-name="P667">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00">on</text:span></text:p>
      <text:p text:style-name="Preformatted_20_Text">external_editor is line</text:p>
      <text:p text:style-name="Text_20_body"/>
      <text:p text:style-name="P667">Sending a stem of commands.</text:p>
      <text:p text:style-name="P1063"><text:s text:c="4"/>ws_macro([')ws get pp',')ws get echo',')ws get external_editor']);</text:p>
      <text:p text:style-name="P1063">pp is on</text:p>
      <text:p text:style-name="P1063">echo is <text:span text:style-name="T1100">on</text:span></text:p>
      <text:p text:style-name="P1063">external_editor is line</text:p>
      <text:p text:style-name="Text_20_body"/>
      <text:p text:style-name="P667">You can also set this up using an ini file. </text:p>
      <text:p text:style-name="Preformatted_20_Text">[workspace]</text:p>
      <text:p text:style-name="P1064">defaults:=')ws <text:span text:style-name="T1470">s</text:span>et pp <text:span text:style-name="T1470">on</text:span>',')ws <text:span text:style-name="T1470">s</text:span>et echo <text:span text:style-name="T1470">on</text:span>',')ws <text:span text:style-name="T1470">s</text:span>et external_editor <text:span text:style-name="T1470">nano</text:span>'</text:p>
      <text:p text:style-name="Text_20_body"/>
      <text:p text:style-name="P667">would set this to a stem of commands, then you could issue </text:p>
      <text:p text:style-name="P1063"><text:s text:c="3"/>ini. := file_read(<text:span text:style-name="T1469">'/path/to/</text:span><text:span text:style-name="T1470">ws</text:span><text:span text:style-name="T1469">.ini', 2);</text:span></text:p>
      <text:p text:style-name="P1064"><text:s text:c="3"/>ws_macro(ini.workspace.defaults);</text:p>
      <text:p text:style-name="P1063">pp is on</text:p>
      <text:p text:style-name="P1063">echo is <text:span text:style-name="T1100">on</text:span></text:p>
      <text:p text:style-name="P1063"><text:span text:style-name="T1469">external_editor is </text:span><text:span text:style-name="T1100">nano</text:span></text:p>
      <text:p text:style-name="P667"/>
      <text:p text:style-name="P668">And a __init function might look like this</text:p>
      <text:p text:style-name="P1067">define[</text:p>
      <text:p text:style-name="P1066"><text:s text:c="2"/>__<text:span text:style-name="T1470">init()</text:span></text:p>
      <text:p text:style-name="P1067">][</text:p>
      <text:p text:style-name="P1067"><text:s text:c="4"/>ini. := file_read(<text:span text:style-name="T1469">'/path/to/</text:span>ws<text:span text:style-name="T1469">.ini', 2);</text:span></text:p>
      <text:p text:style-name="P1065"><text:s text:c="4"/>ws_macro(ini.workspace.defaults);</text:p>
      <text:p text:style-name="P1067"><text:soft-page-break/>];</text:p>
      <text:p text:style-name="Text_20_body"/>
      <text:p text:style-name="P668">So on loading the workspace you might see</text:p>
      <text:p text:style-name="Preformatted_20_Text"><text:s text:c="2"/><text:span text:style-name="T1470">)load my_workspace</text:span></text:p>
      <text:p text:style-name="P1067">my_workspace loaded</text:p>
      <text:p text:style-name="P1066">pp is on</text:p>
      <text:p text:style-name="P1066">echo is <text:span text:style-name="T1100">on</text:span></text:p>
      <text:p text:style-name="P1066"><text:span text:style-name="T1469">external_editor is </text:span><text:span text:style-name="T1100">nano</text:span></text:p>
      <text:p text:style-name="Text_20_body"/>
      <text:p text:style-name="Heading">Another example. Loading modules</text:p>
      <text:p text:style-name="P736">A common case is to load modules. Let’s say you wanted to write a function to load java modules. You cannot write a function like this:</text:p>
      <text:p text:style-name="Preformatted_20_Text"><text:s text:c="4"/><text:span text:style-name="T1576">load_it</text:span>(x)→module_import(module_load(info('lib').x, <text:span text:style-name="T1469">'</text:span>java<text:span text:style-name="T1469">'</text:span>));</text:p>
      <text:p text:style-name="P736"/>
      <text:p text:style-name="P736">This runs fine:</text:p>
      <text:p text:style-name="P1123"><text:s text:c="4"/><text:span text:style-name="T1576">load_it</text:span>(<text:span text:style-name="T1469">'</text:span>db<text:span text:style-name="T1469">'</text:span>)</text:p>
      <text:p text:style-name="P736"/>
      <text:p text:style-name="P736">(loads the database module), but then if you issue the <text:span text:style-name="T652">)modules</text:span> command, no modules are there. Why? Because the module is loaded inside the function scope and lives there only. The right way to do this is to have a function that creates a macro:</text:p>
      <text:p text:style-name="P1123"><text:s text:c="4"/><text:span text:style-name="T1577">load_it</text:span>(x)→'module_import(module_load(info(\'lib\').' + x + ', \'java\'))'</text:p>
      <text:p text:style-name="P736">and then if you run</text:p>
      <text:p text:style-name="P1123"><text:span text:style-name="T1575"><text:s text:c="4"/>ws_macro(</text:span><text:span text:style-name="T1576">load_it</text:span><text:span text:style-name="T1575">(</text:span><text:span text:style-name="T1469">'</text:span><text:span text:style-name="T1575">db</text:span><text:span text:style-name="T1469">'</text:span><text:span text:style-name="T1575">))</text:span></text:p>
      <text:p text:style-name="Preformatted_20_Text">db</text:p>
      <text:p text:style-name="Preformatted_20_Text">true</text:p>
      <text:p text:style-name="P736"/>
      <text:p text:style-name="P736">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d908c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3-11-21T16:47:33.286255650</dc:date>
    <meta:editing-duration>P231DT8H43M36S</meta:editing-duration>
    <meta:editing-cycles>754</meta:editing-cycles>
    <meta:generator>LibreOffice/6.4.7.2$Linux_X86_64 LibreOffice_project/40$Build-2</meta:generator>
    <meta:print-date>2020-01-29T17:06:18.687854046</meta:print-date>
    <meta:document-statistic meta:table-count="9" meta:image-count="0" meta:object-count="0" meta:page-count="183" meta:paragraph-count="5295" meta:word-count="40202" meta:character-count="241888" meta:non-whitespace-character-count="200651"/>
  </office:meta>
</office:document-meta>
</file>